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alibri" svg:font-family="Calibri"/>
    <style:font-face style:name="&quot;Helvetica Neue&quot;" svg:font-family="&quot;&quot;Helvetica Neue&quot;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/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5" style:family="table-cell" style:parent-style-name="Default" style:data-style-name="N0">
      <style:table-cell-properties style:vertical-align="automatic"/>
      <style:text-properties fo:font-size="11pt" style:font-size-asian="11pt" style:font-size-complex="11pt" fo:font-style="italic" style:font-style-asian="italic" style:font-style-complex="italic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1pt" style:font-size-asian="11pt" style:font-size-complex="11pt"/>
    </style:style>
    <style:style style:name="ce7" style:family="table-cell" style:parent-style-name="Default" style:data-style-name="N0">
      <style:table-cell-properties style:vertical-align="automatic"/>
      <style:text-properties fo:color="#1155CC" style:font-name="Cambria" style:font-name-asian="Cambria" style:font-name-complex="Cambria" fo:font-size="11pt" style:font-size-asian="11pt" style:font-size-complex="11pt" style:text-underline-style="solid" style:text-underline-type="single" style:font-family-generic="roman"/>
    </style:style>
    <style:style style:name="ce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fo:background-color="transparent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1pt" style:font-size-asian="11pt" style:font-size-complex="11pt"/>
    </style:style>
    <style:style style:name="ce13" style:family="table-cell" style:parent-style-name="Default" style:data-style-name="N0">
      <style:table-cell-properties style:vertical-align="automatic"/>
      <style:text-properties fo:font-size="11pt" style:font-size-asian="11pt" style:font-size-complex="11pt" style:text-underline-style="solid" style:text-underline-type="single"/>
    </style:style>
    <style:style style:name="ce14" style:family="table-cell" style:parent-style-name="Default" style:data-style-name="N0">
      <style:table-cell-properties style:vertical-align="automatic"/>
      <style:text-properties fo:color="#1155CC" fo:font-size="11pt" style:font-size-asian="11pt" style:font-size-complex="11pt" style:text-underline-style="solid" style:text-underline-type="single"/>
    </style:style>
    <style:style style:name="ce15" style:family="table-cell" style:parent-style-name="Default" style:data-style-name="N0">
      <style:text-properties fo:font-size="11pt" style:font-size-asian="11pt" style:font-size-complex="11pt"/>
    </style:style>
    <style:style style:name="ce16" style:family="table-cell" style:parent-style-name="Default" style:data-style-name="N0">
      <style:table-cell-properties style:vertical-align="automatic"/>
      <style:text-properties fo:color="#0000FF" fo:font-size="11pt" style:font-size-asian="11pt" style:font-size-complex="11pt" style:text-underline-style="solid" style:text-underline-type="single"/>
    </style:style>
    <style:style style:name="ce17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e18" style:family="table-cell" style:parent-style-name="Default" style:data-style-name="N0">
      <style:table-cell-properties style:vertical-align="automatic"/>
      <style:text-properties style:font-name="Calibri" style:font-name-asian="Calibri" style:font-name-complex="Calibri" fo:font-size="11pt" style:font-size-asian="11pt" style:font-size-complex="11pt"/>
    </style:style>
    <style:style style:name="ce19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/>
    </style:style>
    <style:style style:name="ce23" style:family="table-cell" style:parent-style-name="Default" style:data-style-name="N0">
      <style:table-cell-properties style:vertical-align="automatic"/>
      <style:text-properties fo:color="#0000FF" style:font-name="Cambria" style:font-name-asian="Cambria" style:font-name-complex="Cambria" fo:font-size="10pt" style:font-size-asian="10pt" style:font-size-complex="10pt" style:text-underline-style="solid" style:text-underline-type="single" style:font-family-generic="roman"/>
    </style:style>
    <style:style style:name="ce24" style:family="table-cell" style:parent-style-name="Default" style:data-style-name="N0">
      <style:table-cell-properties style:vertical-align="automatic"/>
      <style:text-properties fo:color="#1155CC" style:font-name="Cambria" style:font-name-asian="Cambria" style:font-name-complex="Cambria" fo:font-size="10pt" style:font-size-asian="10pt" style:font-size-complex="10pt" style:text-underline-style="solid" style:text-underline-type="single" style:font-family-generic="roman"/>
    </style:style>
    <style:style style:name="ce25" style:family="table-cell" style:parent-style-name="Default" style:data-style-name="N0">
      <style:table-cell-properties style:vertical-align="automatic"/>
      <style:text-properties fo:font-size="10pt" style:font-size-asian="10pt" style:font-size-complex="10pt" style:text-underline-style="solid" style:text-underline-type="single"/>
    </style:style>
    <style:style style:name="ce2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size="10pt" style:font-size-asian="10pt" style:font-size-complex="10pt" style:text-underline-style="solid" style:text-underline-type="single" style:font-family-generic="roman"/>
    </style:style>
    <style:style style:name="ce28" style:family="table-cell" style:parent-style-name="Default" style:data-style-name="N0">
      <style:table-cell-properties fo:border="thin solid #000000" style:vertical-align="automatic"/>
      <style:text-properties fo:color="#0000FF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 style:vertical-align="automatic"/>
      <style:text-properties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e30" style:family="table-cell" style:parent-style-name="Default" style:data-style-name="N0">
      <style:table-cell-properties style:vertical-align="automatic"/>
      <style:text-properties fo:color="#0563C1" style:font-name="Calibri" style:font-name-asian="Calibri" style:font-name-complex="Calibri" fo:font-size="11pt" style:font-size-asian="11pt" style:font-size-complex="11pt" style:text-underline-style="solid" style:text-underline-type="single"/>
    </style:style>
    <style:style style:name="ce31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  <style:text-properties fo:color="#333333" style:font-name="&quot;Helvetica Neue&quot;" style:font-name-asian="&quot;Helvetica Neue&quot;" style:font-name-complex="&quot;Helvetica Neue&quot;" fo:font-weight="bold" style:font-weight-asian="bold" style:font-weight-complex="bold"/>
    </style:style>
    <style:style style:name="co1" style:family="table-column">
      <style:table-column-properties fo:break-before="auto" style:column-width="16.5629166666667cm"/>
    </style:style>
    <style:style style:name="co2" style:family="table-column">
      <style:table-column-properties fo:break-before="auto" style:column-width="1.666875cm"/>
    </style:style>
    <style:style style:name="co3" style:family="table-column">
      <style:table-column-properties fo:break-before="auto" style:column-width="0.74083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8708333333333cm"/>
    </style:style>
    <style:style style:name="co6" style:family="table-column">
      <style:table-column-properties fo:break-before="auto" style:column-width="11.0860416666667cm"/>
    </style:style>
    <style:style style:name="co7" style:family="table-column">
      <style:table-column-properties fo:break-before="auto" style:column-width="5.21229166666667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1.79916666666667cm"/>
    </style:style>
    <style:style style:name="co10" style:family="table-column">
      <style:table-column-properties fo:break-before="auto" style:column-width="3.175cm"/>
    </style:style>
    <style:style style:name="co11" style:family="table-column">
      <style:table-column-properties fo:break-before="auto" style:column-width="3.38666666666667cm"/>
    </style:style>
    <style:style style:name="co12" style:family="table-column">
      <style:table-column-properties fo:break-before="auto" style:column-width="1.69333333333333cm"/>
    </style:style>
    <style:style style:name="co13" style:family="table-column">
      <style:table-column-properties fo:break-before="auto" style:column-width="2.2225cm"/>
    </style:style>
    <style:style style:name="co14" style:family="table-column">
      <style:table-column-properties fo:break-before="auto" style:column-width="3.22791666666667cm"/>
    </style:style>
    <style:style style:name="co15" style:family="table-column">
      <style:table-column-properties fo:break-before="auto" style:column-width="6.64104166666667cm"/>
    </style:style>
    <style:style style:name="co16" style:family="table-column">
      <style:table-column-properties fo:break-before="auto" style:column-width="0.370416666666667cm"/>
    </style:style>
    <style:style style:name="co17" style:family="table-column">
      <style:table-column-properties fo:break-before="auto" style:column-width="3.12208333333333cm"/>
    </style:style>
    <style:style style:name="co18" style:family="table-column">
      <style:table-column-properties fo:break-before="auto" style:column-width="9.921875cm"/>
    </style:style>
    <style:style style:name="co19" style:family="table-column">
      <style:table-column-properties fo:break-before="auto" style:column-width="8.78416666666667cm"/>
    </style:style>
    <style:style style:name="co20" style:family="table-column">
      <style:table-column-properties fo:break-before="auto" style:column-width="2.301875cm"/>
    </style:style>
    <style:style style:name="co21" style:family="table-column">
      <style:table-column-properties fo:break-before="auto" style:column-width="0.582083333333333cm"/>
    </style:style>
    <style:style style:name="co22" style:family="table-column">
      <style:table-column-properties fo:break-before="auto" style:column-width="3.33375cm"/>
    </style:style>
    <style:style style:name="co23" style:family="table-column">
      <style:table-column-properties fo:break-before="auto" style:column-width="1.74625cm"/>
    </style:style>
    <style:style style:name="co24" style:family="table-column">
      <style:table-column-properties fo:break-before="auto" style:column-width="0.555625cm"/>
    </style:style>
    <style:style style:name="co25" style:family="table-column">
      <style:table-column-properties fo:break-before="auto" style:column-width="0.714375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ce32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33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34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1_abortion.J16"/>
    </style:style>
    <style:style style:name="ce35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36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37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2_death_penalty.J16"/>
    </style:style>
    <style:style style:name="ce38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39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40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3_same-sex.J16"/>
    </style:style>
    <style:style style:name="ce41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42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43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4_divorce.J16"/>
    </style:style>
    <style:style style:name="ce44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45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46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5_mining.J16"/>
    </style:style>
    <style:style style:name="ce47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48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49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6_NTF-ELCAC.J16"/>
    </style:style>
    <style:style style:name="ce50" style:family="table-cell" style:parent-style-name="Default" style:data-style-name="N0">
      <style:table-cell-properties style:vertical-align="automatic"/>
      <style:text-properties fo:font-size="10pt" style:font-size-asian="10pt" style:font-size-complex="10pt"/>
      <style:map style:condition="of:cell-content()=&quot;WALA&quot;" style:apply-style-name="cf1"/>
    </style:style>
    <style:style style:name="ce51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52" style:family="table-cell" style:parent-style-name="Default" style:data-style-name="N0">
      <style:table-cell-properties style:vertical-align="automatic"/>
      <style:text-properties fo:font-size="10pt" style:font-size-asian="10pt" style:font-size-complex="10pt"/>
      <style:map style:condition="of:is-true-formula(LEN(TRIM([.J16]))&gt;0)" style:apply-style-name="cf2" style:base-cell-address="q7_west_PH.J16"/>
    </style:style>
    <style:style style:name="ce53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54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55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8_drug_war.J16"/>
    </style:style>
    <style:style style:name="ce56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57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58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9_EJK.J16"/>
    </style:style>
    <style:style style:name="ce59" style:family="table-cell" style:parent-style-name="Default" style:data-style-name="N0">
      <style:table-cell-properties style:vertical-align="automatic"/>
      <style:text-properties fo:font-size="10pt" style:font-size-asian="10pt" style:font-size-complex="10pt"/>
      <style:map style:condition="of:cell-content()=&quot;WALA&quot;" style:apply-style-name="cf1"/>
    </style:style>
    <style:style style:name="ce60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61" style:family="table-cell" style:parent-style-name="Default" style:data-style-name="N0">
      <style:table-cell-properties style:vertical-align="automatic"/>
      <style:text-properties fo:font-size="10pt" style:font-size-asian="10pt" style:font-size-complex="10pt"/>
      <style:map style:condition="of:is-true-formula(LEN(TRIM([.J16]))&gt;0)" style:apply-style-name="cf2" style:base-cell-address="q10_anti-terror_law.J16"/>
    </style:style>
    <style:style style:name="ce62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63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64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11_ABS-CBN_shutdown.J16"/>
    </style:style>
    <style:style style:name="ce65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66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67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12_marcos_tax.J16"/>
    </style:style>
    <style:style style:name="ce68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cell-content()=&quot;WALA&quot;" style:apply-style-name="cf1"/>
    </style:style>
    <style:style style:name="ce69" style:family="table-cell" style:parent-style-name="Default" style:data-style-name="N0">
      <style:text-properties fo:font-size="11pt" style:font-size-asian="11pt" style:font-size-complex="11pt"/>
      <style:map style:condition="of:cell-content()=&quot;WALA&quot;" style:apply-style-name="cf1"/>
    </style:style>
    <style:style style:name="ce70" style:family="table-cell" style:parent-style-name="Default" style:data-style-name="N0">
      <style:table-cell-properties style:vertical-align="automatic"/>
      <style:text-properties fo:font-size="11pt" style:font-size-asian="11pt" style:font-size-complex="11pt"/>
      <style:map style:condition="of:is-true-formula(LEN(TRIM([.J16]))&gt;0)" style:apply-style-name="cf2" style:base-cell-address="q13_political_dynasty.J16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[settings.$B:.$B])" table:base-cell-address="q1_abortion.G2">
          <table:help-message table:display="true">
            <text:p>Input Stance</text:p>
          </table:help-message>
          <table:error-message table:display="true"/>
        </table:content-validation>
        <table:content-validation table:name="val2" table:condition="of:cell-content-is-in-list([settings.$B:.$B])" table:base-cell-address="q2_death_penalty.G2">
          <table:help-message table:display="true">
            <text:p>Input Stance</text:p>
          </table:help-message>
          <table:error-message table:display="true"/>
        </table:content-validation>
        <table:content-validation table:name="val3" table:condition="of:cell-content-is-in-list([settings.$B:.$B])" table:base-cell-address="q3_same-sex.G2">
          <table:help-message table:display="true">
            <text:p>Input Stance</text:p>
          </table:help-message>
          <table:error-message table:display="true"/>
        </table:content-validation>
        <table:content-validation table:name="val4" table:condition="of:cell-content-is-in-list([settings.$B:.$B])" table:base-cell-address="q4_divorce.G2">
          <table:help-message table:display="true">
            <text:p>Input Stance</text:p>
          </table:help-message>
          <table:error-message table:display="true"/>
        </table:content-validation>
        <table:content-validation table:name="val5" table:condition="of:cell-content-is-in-list([settings.$B:.$B])" table:base-cell-address="q5_mining.G2">
          <table:help-message table:display="true">
            <text:p>Input Stance</text:p>
          </table:help-message>
          <table:error-message table:display="true"/>
        </table:content-validation>
        <table:content-validation table:name="val6" table:condition="of:cell-content-is-in-list([settings.$B:.$B])" table:base-cell-address="q6_NTF-ELCAC.G2">
          <table:help-message table:display="true">
            <text:p>Input Stance</text:p>
          </table:help-message>
          <table:error-message table:display="true"/>
        </table:content-validation>
        <table:content-validation table:name="val7" table:condition="of:cell-content-is-in-list([settings.$B:.$B])" table:base-cell-address="q7_west_PH.G2">
          <table:help-message table:display="true">
            <text:p>Input Stance</text:p>
          </table:help-message>
          <table:error-message table:display="true"/>
        </table:content-validation>
        <table:content-validation table:name="val8" table:condition="of:cell-content-is-in-list([settings.$B:.$B])" table:base-cell-address="q8_drug_war.G2">
          <table:help-message table:display="true">
            <text:p>Input Stance</text:p>
          </table:help-message>
          <table:error-message table:display="true"/>
        </table:content-validation>
        <table:content-validation table:name="val9" table:condition="of:cell-content-is-in-list([settings.$B:.$B])" table:base-cell-address="q9_EJK.G2">
          <table:help-message table:display="true">
            <text:p>Input Stance</text:p>
          </table:help-message>
          <table:error-message table:display="true"/>
        </table:content-validation>
        <table:content-validation table:name="val10" table:condition="of:cell-content-is-in-list([settings.$B:.$B])" table:base-cell-address="q10_anti-terror_law.G2">
          <table:help-message table:display="true">
            <text:p>Input Stance</text:p>
          </table:help-message>
          <table:error-message table:display="true"/>
        </table:content-validation>
        <table:content-validation table:name="val11" table:condition="of:cell-content-is-in-list([settings.$B:.$B])" table:base-cell-address="q11_ABS-CBN_shutdown.G2">
          <table:help-message table:display="true">
            <text:p>Input Stance</text:p>
          </table:help-message>
          <table:error-message table:display="true"/>
        </table:content-validation>
        <table:content-validation table:name="val12" table:condition="of:cell-content-is-in-list([settings.$B:.$B])" table:base-cell-address="q12_marcos_tax.G2">
          <table:help-message table:display="true">
            <text:p>Input Stance</text:p>
          </table:help-message>
          <table:error-message table:display="true"/>
        </table:content-validation>
        <table:content-validation table:name="val13" table:condition="of:cell-content-is-in-list([settings.$B:.$B])" table:base-cell-address="q13_political_dynasty.G2">
          <table:help-message table:display="true">
            <text:p>Input Stance</text:p>
          </table:help-message>
          <table:error-message table:display="true"/>
        </table:content-validation>
      </table:content-validations>
      <table:table table:name="Instruction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5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Thank you for volunteering there are 12 main issues in our quiz. Each is separated in a different sheet</text:p>
          </table:table-cell>
          <table:table-cell table:style-name="ce1"/>
          <table:table-cell office:value-type="string" table:style-name="ce2">
            <text:p>Q</text:p>
          </table:table-cell>
          <table:table-cell office:value-type="string" table:style-name="ce2">
            <text:p>Category</text:p>
          </table:table-cell>
          <table:table-cell office:value-type="string" table:style-name="ce2">
            <text:p>questionLabel</text:p>
          </table:table-cell>
          <table:table-cell office:value-type="string" table:style-name="ce2">
            <text:p>questionText</text:p>
          </table:table-cell>
          <table:table-cell office:value-type="string" table:style-name="ce2">
            <text:p>descriptionLabel</text:p>
          </table:table-cell>
          <table:table-cell office:value-type="string" table:style-name="ce2">
            <text:p>descriptionText</text:p>
          </table:table-cell>
          <table:table-cell table:number-columns-repeated="16376"/>
        </table:table-row>
        <table:table-row table:style-name="ro1">
          <table:table-cell table:number-columns-repeated="2" table:style-name="ce1"/>
          <table:table-cell office:value-type="string" table:style-name="ce3">
            <text:p>q1</text:p>
          </table:table-cell>
          <table:table-cell office:value-type="string" table:style-name="ce3">
            <text:p>Morality</text:p>
          </table:table-cell>
          <table:table-cell office:value-type="string" table:style-name="ce3">
            <text:p>Abortion</text:p>
          </table:table-cell>
          <table:table-cell office:value-type="string" table:style-name="ce3">
            <text:p>Are you in favor of abortion?</text:p>
          </table:table-cell>
          <table:table-cell office:value-type="string" table:style-name="ce3">
            <text:p>What is abortion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ggregators</text:p>
          </table:table-cell>
          <table:table-cell table:style-name="ce1"/>
          <table:table-cell office:value-type="string" table:style-name="ce3">
            <text:p>q2</text:p>
          </table:table-cell>
          <table:table-cell office:value-type="string" table:style-name="ce3">
            <text:p>Environment</text:p>
          </table:table-cell>
          <table:table-cell office:value-type="string" table:style-name="ce3">
            <text:p>Mining</text:p>
          </table:table-cell>
          <table:table-cell office:value-type="string" table:style-name="ce3">
            <text:p>Are you in favor of promoting mining?</text:p>
          </table:table-cell>
          <table:table-cell office:value-type="string" table:style-name="ce3">
            <text:p>What is mining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<text:a xlink:href="https://torchapps.github.io/politiko-2022/">https://torchapps.github.io/politiko-2022/#</text:a></text:p>
          </table:table-cell>
          <table:table-cell table:style-name="ce1"/>
          <table:table-cell office:value-type="string" table:style-name="ce3">
            <text:p>q3</text:p>
          </table:table-cell>
          <table:table-cell office:value-type="string" table:style-name="ce3">
            <text:p>Human Rights</text:p>
          </table:table-cell>
          <table:table-cell office:value-type="string" table:style-name="ce3">
            <text:p>Same-Sex</text:p>
          </table:table-cell>
          <table:table-cell office:value-type="string" table:style-name="ce3">
            <text:p>Are you in favor of same-sex unions?</text:p>
          </table:table-cell>
          <table:table-cell office:value-type="string" table:style-name="ce3">
            <text:p>What are Same Sex Unions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<text:a xlink:href="https://eboto.ph/candidates/stand_on_issues">https://eboto.ph/candidates/stand_on_issues</text:a></text:p>
          </table:table-cell>
          <table:table-cell table:style-name="ce1"/>
          <table:table-cell office:value-type="string" table:style-name="ce3">
            <text:p>q4</text:p>
          </table:table-cell>
          <table:table-cell office:value-type="string" table:style-name="ce3">
            <text:p>Family Issue</text:p>
          </table:table-cell>
          <table:table-cell office:value-type="string" table:style-name="ce3">
            <text:p>Divorce</text:p>
          </table:table-cell>
          <table:table-cell office:value-type="string" table:style-name="ce3">
            <text:p>Are you in favor legalizing divorce?</text:p>
          </table:table-cell>
          <table:table-cell office:value-type="string" table:style-name="ce3">
            <text:p>What is Divorce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4">
            <text:p><text:a xlink:href="https://votepilipinas.com/index.html">https://votepilipinas.com/index.html</text:a></text:p>
          </table:table-cell>
          <table:table-cell table:style-name="ce1"/>
          <table:table-cell office:value-type="string" table:style-name="ce3">
            <text:p>q5</text:p>
          </table:table-cell>
          <table:table-cell office:value-type="string" table:style-name="ce3">
            <text:p>Human Rights</text:p>
          </table:table-cell>
          <table:table-cell office:value-type="string" table:style-name="ce3">
            <text:p>EJK</text:p>
          </table:table-cell>
          <table:table-cell office:value-type="string" table:style-name="ce3">
            <text:p>Are you in favor of EJK?</text:p>
          </table:table-cell>
          <table:table-cell office:value-type="string" table:style-name="ce3">
            <text:p>What are EJK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5">
            <text:p>*when taking from an aggregator go back to the original source and cite that one instead</text:p>
          </table:table-cell>
          <table:table-cell table:style-name="ce1"/>
          <table:table-cell office:value-type="string" table:style-name="ce3">
            <text:p>q6</text:p>
          </table:table-cell>
          <table:table-cell office:value-type="string" table:style-name="ce3">
            <text:p>Security</text:p>
          </table:table-cell>
          <table:table-cell office:value-type="string" table:style-name="ce6">
            <text:p>NTF-ELCAC</text:p>
          </table:table-cell>
          <table:table-cell office:value-type="string" table:style-name="ce3">
            <text:p>Are you in favor of abolishing the NTF-ELCAC?</text:p>
          </table:table-cell>
          <table:table-cell office:value-type="string" table:style-name="ce3">
            <text:p>What is the NTF-ELCAC?,</text:p>
          </table:table-cell>
          <table:table-cell table:number-columns-repeated="16377" table:style-name="ce1"/>
        </table:table-row>
        <table:table-row table:style-name="ro1">
          <table:table-cell table:style-name="ce3"/>
          <table:table-cell table:style-name="ce1"/>
          <table:table-cell office:value-type="string" table:style-name="ce3">
            <text:p>q7</text:p>
          </table:table-cell>
          <table:table-cell office:value-type="string" table:style-name="ce3">
            <text:p>Foreign Policy</text:p>
          </table:table-cell>
          <table:table-cell office:value-type="string" table:style-name="ce3">
            <text:p>West-PH</text:p>
          </table:table-cell>
          <table:table-cell office:value-type="string" table:style-name="ce3">
            <text:p>Are you in favor of defending the West PH Sea against China?</text:p>
          </table:table-cell>
          <table:table-cell office:value-type="string" table:style-name="ce3">
            <text:p>What is West Philippine Sea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2">
            <text:p>Acceptable Sources</text:p>
          </table:table-cell>
          <table:table-cell table:style-name="ce1"/>
          <table:table-cell office:value-type="string" table:style-name="ce3">
            <text:p>q8</text:p>
          </table:table-cell>
          <table:table-cell office:value-type="string" table:style-name="ce3">
            <text:p>Economy</text:p>
          </table:table-cell>
          <table:table-cell office:value-type="string" table:style-name="ce3">
            <text:p>Drug War</text:p>
          </table:table-cell>
          <table:table-cell office:value-type="string" table:style-name="ce3">
            <text:p>Are you in favor of continuing the drug war?</text:p>
          </table:table-cell>
          <table:table-cell office:value-type="string" table:style-name="ce3">
            <text:p>What is the Drug War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PH News Outlets</text:p>
          </table:table-cell>
          <table:table-cell table:style-name="ce1"/>
          <table:table-cell office:value-type="string" table:style-name="ce3">
            <text:p>q9</text:p>
          </table:table-cell>
          <table:table-cell office:value-type="string" table:style-name="ce3">
            <text:p>Human Rights</text:p>
          </table:table-cell>
          <table:table-cell office:value-type="string" table:style-name="ce3">
            <text:p>Death Penalty</text:p>
          </table:table-cell>
          <table:table-cell office:value-type="string" table:style-name="ce3">
            <text:p>Are you in favor of the death penalty?</text:p>
          </table:table-cell>
          <table:table-cell office:value-type="string" table:style-name="ce3">
            <text:p>What is the Death Penalty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Press Releases</text:p>
          </table:table-cell>
          <table:table-cell table:style-name="ce1"/>
          <table:table-cell office:value-type="string" table:style-name="ce3">
            <text:p>q10</text:p>
          </table:table-cell>
          <table:table-cell office:value-type="string" table:style-name="ce3">
            <text:p>Security</text:p>
          </table:table-cell>
          <table:table-cell office:value-type="string" table:style-name="ce3">
            <text:p>Anti-Terror Law</text:p>
          </table:table-cell>
          <table:table-cell office:value-type="string" table:style-name="ce3">
            <text:p>Are you in favor of the Anti-Terror Law?</text:p>
          </table:table-cell>
          <table:table-cell office:value-type="string" table:style-name="ce3">
            <text:p>What is Anti Terror Law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Government Websites</text:p>
          </table:table-cell>
          <table:table-cell table:style-name="ce1"/>
          <table:table-cell office:value-type="string" table:style-name="ce3">
            <text:p>q11</text:p>
          </table:table-cell>
          <table:table-cell office:value-type="string" table:style-name="ce3">
            <text:p>Press Freedom</text:p>
          </table:table-cell>
          <table:table-cell office:value-type="string" table:style-name="ce3">
            <text:p>ABS-CBN Shutdown</text:p>
          </table:table-cell>
          <table:table-cell office:value-type="string" table:style-name="ce3">
            <text:p>Are you in favor of Duterte shutting down ABS-CBN?</text:p>
          </table:table-cell>
          <table:table-cell office:value-type="string" table:style-name="ce3">
            <text:p>What is the <text:s/>ABS-CBN shutdown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Official Social Media Pages only</text:p>
          </table:table-cell>
          <table:table-cell table:style-name="ce1"/>
          <table:table-cell office:value-type="string" table:style-name="ce3">
            <text:p>q12</text:p>
          </table:table-cell>
          <table:table-cell office:value-type="string" table:style-name="ce3">
            <text:p>Economy</text:p>
          </table:table-cell>
          <table:table-cell office:value-type="string" table:style-name="ce3">
            <text:p>Marcos Tax</text:p>
          </table:table-cell>
          <table:table-cell office:value-type="string" table:style-name="ce3">
            <text:p>Are you in favor of collecting the Php203B.unpaid taxes of Marcos?</text:p>
          </table:table-cell>
          <table:table-cell office:value-type="string" table:style-name="ce3">
            <text:p>What is the Marcos Tax?,</text:p>
          </table:table-cell>
          <table:table-cell table:number-columns-repeated="16377" table:style-name="ce1"/>
        </table:table-row>
        <table:table-row table:style-name="ro1">
          <table:table-cell office:value-type="string" table:style-name="ce3">
            <text:p>Tweets</text:p>
          </table:table-cell>
          <table:table-cell table:style-name="ce1"/>
          <table:table-cell office:value-type="string" table:style-name="ce3">
            <text:p>q13</text:p>
          </table:table-cell>
          <table:table-cell office:value-type="string" table:style-name="ce3">
            <text:p>Political Systems</text:p>
          </table:table-cell>
          <table:table-cell office:value-type="string" table:style-name="ce3">
            <text:p>Political Dynasty</text:p>
          </table:table-cell>
          <table:table-cell office:value-type="string" table:style-name="ce3">
            <text:p>Are you in favor of political dynasties?</text:p>
          </table:table-cell>
          <table:table-cell office:value-type="string" table:style-name="ce3">
            <text:p>What are Political Dynasties</text:p>
          </table:table-cell>
          <table:table-cell table:number-columns-repeated="16377" table:style-name="ce1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4" table:number-rows-spanned="1" table:style-name="ce8">
            <text:p>FILIPINO</text:p>
          </table:table-cell>
          <table:covered-table-cell table:number-columns-repeated="3"/>
          <table:table-cell table:number-columns-repeated="16378" table:style-name="ce1"/>
        </table:table-row>
        <table:table-row table:style-name="ro1">
          <table:table-cell office:value-type="string" table:style-name="ce2">
            <text:p>Unacceptable</text:p>
          </table:table-cell>
          <table:table-cell table:number-columns-repeated="4" table:style-name="ce1"/>
          <table:table-cell office:value-type="string" table:style-name="ce3">
            <text:p>Pabor ka ba sa abortion?,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Blogs</text:p>
          </table:table-cell>
          <table:table-cell table:number-columns-repeated="4" table:style-name="ce1"/>
          <table:table-cell office:value-type="string" table:style-name="ce3">
            <text:p>Pabor ka ba sa pagmimina?,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Tiktoks</text:p>
          </table:table-cell>
          <table:table-cell table:number-columns-repeated="4" table:style-name="ce1"/>
          <table:table-cell office:value-type="string" table:style-name="ce3">
            <text:p>Pabor ka ba sa same-sex unions?,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FB Posts only</text:p>
          </table:table-cell>
          <table:table-cell table:number-columns-repeated="4" table:style-name="ce1"/>
          <table:table-cell office:value-type="string" table:style-name="ce3">
            <text:p>Pabor ka ba na gawing legal ang divorce?,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Wikipedia</text:p>
          </table:table-cell>
          <table:table-cell table:number-columns-repeated="4" table:style-name="ce1"/>
          <table:table-cell office:value-type="string" table:style-name="ce3">
            <text:p>Pabor ka ba sa EJK?,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string" table:style-name="ce3">
            <text:p>Pabor ka ba sa pagbuwag ng NTF-ELCAC?,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Hierarchy of sources</text:p>
          </table:table-cell>
          <table:table-cell table:number-columns-repeated="4" table:style-name="ce1"/>
          <table:table-cell office:value-type="string" table:style-name="ce3">
            <text:p>Pabor ka ba na ipatanggol ang West PH Sea laban sa Tsina?,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Direct quotes/ videos or transcripts from the person</text:p>
          </table:table-cell>
          <table:table-cell table:number-columns-repeated="4" table:style-name="ce1"/>
          <table:table-cell office:value-type="string" table:style-name="ce3">
            <text:p>Pabor ka ba na ipatuloy ang drug war?,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fficial social media</text:p>
          </table:table-cell>
          <table:table-cell table:number-columns-repeated="4" table:style-name="ce1"/>
          <table:table-cell office:value-type="string" table:style-name="ce3">
            <text:p>Pabor ka ba sa death penalty?,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official news sources</text:p>
          </table:table-cell>
          <table:table-cell table:number-columns-repeated="4" table:style-name="ce1"/>
          <table:table-cell office:value-type="string" table:style-name="ce3">
            <text:p>Pabor ka ba sa Anti-Terror Law?,</text:p>
          </table:table-cell>
          <table:table-cell table:number-columns-repeated="16378"/>
        </table:table-row>
        <table:table-row table:style-name="ro1">
          <table:table-cell office:value-type="string" table:style-name="ce3">
            <text:p>journals or opinion pieces</text:p>
          </table:table-cell>
          <table:table-cell table:number-columns-repeated="4" table:style-name="ce1"/>
          <table:table-cell office:value-type="string" table:style-name="ce3">
            <text:p>Pabor ka ba sa pagsarado ni Duterte ng ABS-CBN?,</text:p>
          </table:table-cell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string" table:style-name="ce3">
            <text:p>Pabor ka ba sa pangkolekta ng Php230B. na utang na buwis ni Marcos?,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<text:a xlink:href="https://verafiles.org/">https://verafiles.org/</text:a></text:p>
          </table:table-cell>
          <table:table-cell table:number-columns-repeated="4" table:style-name="ce1"/>
          <table:table-cell office:value-type="string" table:style-name="ce3">
            <text:p>Pabor ka ba sa mga political dynasties?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 table:style-name="ce1"/>
          <table:table-cell office:value-type="string" table:number-columns-spanned="4" table:number-rows-spanned="1" table:style-name="ce8">
            <text:p>BISAYA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5" table:style-name="ce1"/>
          <table:table-cell office:value-type="string" table:style-name="ce3">
            <text:p>Are you in favor of abortion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promoting mining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same-sex unions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legalizing divorce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EJK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abolishing the NTF-ELCAC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defending the West PH Sea against China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continuing the drug war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the death penalty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the Anti-Terror Law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Duterte shutting down ABS-CBN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collecting the Php230B.unpaid taxes of Marcos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political dynasties?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office:value-type="string" table:number-columns-spanned="4" table:number-rows-spanned="1" table:style-name="ce8">
            <text:p>ILOKANO</text:p>
          </table:table-cell>
          <table:covered-table-cell table:number-columns-repeated="3"/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abortion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promoting mining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same-sex unions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legalizing divorce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EJK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abolishing the NTF-ELCAC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defending the West PH Sea against China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continuing the drug war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the death penalty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the Anti-Terror Law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Duterte shutting down ABS-CBN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collecting the Php230B.unpaid taxes of Marcos?</text:p>
          </table:table-cell>
          <table:table-cell table:number-columns-repeated="16378"/>
        </table:table-row>
        <table:table-row table:style-name="ro1">
          <table:table-cell table:number-columns-repeated="2"/>
          <table:table-cell table:number-columns-repeated="3" table:style-name="ce1"/>
          <table:table-cell office:value-type="string" table:style-name="ce3">
            <text:p>Are you in favor of political dynasties?</text:p>
          </table:table-cell>
          <table:table-cell table:number-columns-repeated="16378"/>
        </table:table-row>
        <table:table-row table:style-name="ro2">
          <table:table-cell table:number-columns-repeated="16384"/>
        </table:table-row>
        <table:table-row table:style-name="ro1">
          <table:table-cell table:number-columns-repeated="2"/>
          <table:table-cell table:number-columns-spanned="4" table:number-rows-spanned="1" table:style-name="ce9"/>
          <table:covered-table-cell table:number-columns-repeated="3"/>
          <table:table-cell table:number-columns-repeated="16378"/>
        </table:table-row>
        <table:table-row table:number-rows-repeated="1048515" table:style-name="ro2">
          <table:table-cell table:number-columns-repeated="16384"/>
        </table:table-row>
      </table:table>
      <table:table table:name="q1_abortion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1" table:style-name="ce32">
            <text:p>PABOR</text:p>
          </table:table-cell>
          <table:table-cell office:value-type="string" table:style-name="ce4">
            <text:p><text:a xlink:href="https://www.gmanetwork.com/news/topstories/nation/822072/abella-to-allow-same-sex-civil-partnership-conditional-abortion/story/">https://www.gmanetwork.com/news/topstories/nation/822072/abella-to-allow-same-sex-civil-partnership-conditional-abortion/story/</text:a></text:p>
          </table:table-cell>
          <table:table-cell table:number-columns-repeated="2"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1" table:style-name="ce32">
            <text:p>PABOR</text:p>
          </table:table-cell>
          <table:table-cell office:value-type="string" table:style-name="ce14">
            <text:p><text:a xlink:href="https://newsinfo.inquirer.net/1505647/de-guzman-bello-tandem-wants-abortion-decriminalized-backs-divorce">https://newsinfo.inquirer.net/1505647/de-guzman-bello-tandem-wants-abortion-decriminalized-backs-divorce</text:a></text:p>
          </table:table-cell>
          <table:table-cell office:value-type="string" table:style-name="ce4">
            <text:p><text:a xlink:href="https://www.cnnphilippines.com/news/2022/2/14/Ka-Leody-abortion-divorce.html">https://www.cnnphilippines.com/news/2022/2/14/Ka-Leody-abortion-divorce.html</text:a></text:p>
          </table:table-cell>
          <table:table-cell office:value-type="string" table:style-name="ce4">
            <text:p><text:a xlink:href="https://kaleody.org/platform/">https://kaleody.org/platform/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14">
            <text:p><text:a xlink:href="https://youtu.be/cdTqmIGgF_Y">https://youtu.be/cdTqmIGgF_Y</text:a></text:p>
          </table:table-cell>
          <table:table-cell office:value-type="string" table:style-name="ce4">
            <text:p><text:a xlink:href="https://newsinfo.inquirer.net/1546833/isko-moreno-opposes-abortion-even-for-rape-victims">https://newsinfo.inquirer.net/1546833/isko-moreno-opposes-abortion-even-for-rape-victim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news.abs-cbn.com/nation/04/19/11/lacson-backs-pnoy-population-bill">https://news.abs-cbn.com/nation/04/19/11/lacson-backs-pnoy-population-bill</text:a></text:p>
          </table:table-cell>
          <table:table-cell office:value-type="string" table:style-name="ce4">
            <text:p><text:a xlink:href="https://philstarlife.com/news-and-views/355148-sen-ping-lacson-on-abortion">https://philstarlife.com/news-and-views/355148-sen-ping-lacson-on-abortion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www.gmanetwork.com/news/topstories/nation/822797/mangondato-favors-divorce-opposes-abortion-same-sex-marriage/story/">https://www.gmanetwork.com/news/topstories/nation/822797/mangondato-favors-divorce-opposes-abortion-same-sex-marriage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1" table:style-name="ce32">
            <text:p>PABOR</text:p>
          </table:table-cell>
          <table:table-cell office:value-type="string" table:style-name="ce4">
            <text:p><text:a xlink:href="https://www.rappler.com/nation/elections/ferdinand-bongbong-marcos-jr-okay-abortion-severe-cases-rape-incest/">https://www.rappler.com/nation/elections/ferdinand-bongbong-marcos-jr-okay-abortion-severe-cases-rape-incest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www.gmanetwork.com/news/topstories/nation/821931/montemayor-says-same-sex-union-foolishness-disfavors-abortion-divorce-death-penalty/story/">https://www.gmanetwork.com/news/topstories/nation/821931/montemayor-says-same-sex-union-foolishness-disfavors-abortion-divorce-death-penalty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twitter.com/rapplerdotcom/status/1434726658792058880">https://twitter.com/rapplerdotcom/status/1434726658792058880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www.rappler.com/nation/elections/robredo-stand-same-sex-unions-abortion/">https://www.rappler.com/nation/elections/robredo-stand-same-sex-unions-abortion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www.gmanetwork.com/news/topstories/nation/819668/atienza-to-marcos-on-abortion-stance-you-re-position-is-so-distorted/story/">https://www.gmanetwork.com/news/topstories/nation/819668/atienza-to-marcos-on-abortion-stance-you-re-position-is-so-distorted/story/</text:a></text:p>
          </table:table-cell>
          <table:table-cell office:value-type="string" table:style-name="ce4">
            <text:p><text:a xlink:href="https://ph.rappler.com/elections/2022/candidates/Jose-Atienza-Jr">https://ph.rappler.com/elections/2022/candidates/Jose-Atienza-Jr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1" table:style-name="ce32">
            <text:p>PABOR</text:p>
          </table:table-cell>
          <table:table-cell office:value-type="string" table:style-name="ce4">
            <text:p><text:a xlink:href="https://news.abs-cbn.com/news/03/08/22/leody-bello-pledge-cultural-liberation-of-women-lgbt">https://news.abs-cbn.com/news/03/08/22/leody-bello-pledge-cultural-liberation-of-women-lgbt</text:a></text:p>
          </table:table-cell>
          <table:table-cell office:value-type="string" table:style-name="ce4">
            <text:p><text:a xlink:href="https://newsinfo.inquirer.net/1505647/de-guzman-bello-tandem-wants-abortion-decriminalized-backs-divorce">https://newsinfo.inquirer.net/1505647/de-guzman-bello-tandem-wants-abortion-decriminalized-backs-divorce</text:a></text:p>
          </table:table-cell>
          <table:table-cell table:number-columns-repeated="1637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www.rappler.com/newsbreak/in-depth/208267-online-forum-sells-abortions-in-the-philippines/">https://www.rappler.com/newsbreak/in-depth/208267-online-forum-sells-abortions-in-the-philippines/</text:a></text:p>
          </table:table-cell>
          <table:table-cell table:style-name="ce3"/>
          <table:table-cell table:number-columns-repeated="1637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2" table:style-name="ce3"/>
          <table:table-cell table:number-columns-repeated="1637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2" table:style-name="ce3"/>
          <table:table-cell table:style-name="ce34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mobile.twitter.com/rapplerdotcom/status/1488395265161641985">https://mobile.twitter.com/rapplerdotcom/status/1488395265161641985</text:a></text:p>
          </table:table-cell>
          <table:table-cell office:value-type="string" table:style-name="ce4">
            <text:p><text:a xlink:href="https://ph.rappler.com/elections/2022/candidates/Willie-Ong">https://ph.rappler.com/elections/2022/candidates/Willie-Ong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twitter.com/kikopangilinan/status/38078776877391872">https://twitter.com/kikopangilinan/status/38078776877391872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1" table:style-name="ce32">
            <text:p>DI PABOR</text:p>
          </table:table-cell>
          <table:table-cell office:value-type="string" table:style-name="ce4">
            <text:p><text:a xlink:href="https://newsinfo.inquirer.net/1141119/sotto-show-number-of-abortion-cases-before-probing-ph-for-killings">https://newsinfo.inquirer.net/1141119/sotto-show-number-of-abortion-cases-before-probing-ph-for-killing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1" table:style-name="ce3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1" table:style-name="ce33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1" table:style-name="ce33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2_death_penalty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5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2" table:style-name="ce35">
            <text:p>PABOR</text:p>
          </table:table-cell>
          <table:table-cell office:value-type="string" table:style-name="ce14">
            <text:p><text:a xlink:href="https://www.dw.com/en/philippines-moves-to-restore-death-penalty-for-drug-offenses/a-37841088">https://www.dw.com/en/philippines-moves-to-restore-death-penalty-for-drug-offenses/a-37841088</text:a></text:p>
          </table:table-cell>
          <table:table-cell table:number-columns-repeated="2"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16">
            <text:p><text:a xlink:href="https://twitter.com/ANCALERTS/status/1102222096137154561">https://twitter.com/ANCALERTS/status/1102222096137154561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16">
            <text:p><text:a xlink:href="https://mb.com.ph/2022/02/02/mayor-isko-no-to-death-penalty/?utm_source=rss&amp;utm_medium=rss&amp;utm_campaign=mayor-isko-no-to-death-penalty">https://mb.com.ph/2022/02/02/mayor-isko-no-to-death-penalty/?utm_source=rss&amp;utm_medium=rss&amp;utm_campaign=mayor-isko-no-to-death-penalty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16">
            <text:p><text:a xlink:href="https://www.facebook.com/watch/?v=329790605733696&amp;extid=CL-UNK-UNK-UNK-AN_GK0T-GK1C&amp;ref=sharing">https://www.facebook.com/watch/?v=329790605733696&amp;extid=CL-UNK-UNK-UNK-AN_GK0T-GK1C&amp;ref=sharing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14">
            <text:p><text:a xlink:href="https://newsinfo.inquirer.net/1543682/lacson-on-shifting-stance-on-death-penalty-is-it-wrong-to-change-your-mind-when-awakened-with-truth">https://newsinfo.inquirer.net/1543682/lacson-on-shifting-stance-on-death-penalty-is-it-wrong-to-change-your-mind-when-awakened-with-truth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2" table:style-name="ce35">
            <text:p>PABOR</text:p>
          </table:table-cell>
          <table:table-cell office:value-type="string" table:style-name="ce14">
            <text:p><text:a xlink:href="https://www.youtube.com/watch?v=vW9ZQEeKUyo">https://www.youtube.com/watch?v=vW9ZQEeKUyo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2" table:style-name="ce35">
            <text:p>PABOR</text:p>
          </table:table-cell>
          <table:table-cell office:value-type="string" table:style-name="ce14">
            <text:p><text:a xlink:href="https://twitter.com/bongbongmarcos/status/690107296135905280?lang=en">https://twitter.com/bongbongmarcos/status/690107296135905280?lang=en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16">
            <text:p><text:a xlink:href="https://www.gmanetwork.com/news/topstories/nation/821931/montemayor-says-same-sex-union-foolishness-disfavors-abortion-divorce-death-penalty/story/">https://www.gmanetwork.com/news/topstories/nation/821931/montemayor-says-same-sex-union-foolishness-disfavors-abortion-divorce-death-penalty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2" table:style-name="ce35">
            <text:p>PABOR</text:p>
          </table:table-cell>
          <table:table-cell office:value-type="string" table:style-name="ce14">
            <text:p><text:a xlink:href="https://newsinfo.inquirer.net/1512347/pacquiao-changes-tone-on-death-penalty-but-firm-on-stand-vs-same-sex-marriage">https://newsinfo.inquirer.net/1512347/pacquiao-changes-tone-on-death-penalty-but-firm-on-stand-vs-same-sex-marriage</text:a></text:p>
          </table:table-cell>
          <table:table-cell office:value-type="string" table:style-name="ce4">
            <text:p><text:a xlink:href="https://www.rappler.com/nation/elections/from-staunch-supporter-death-penalty-manny-pacquiao-says-not-now-january-2022/">https://www.rappler.com/nation/elections/from-staunch-supporter-death-penalty-manny-pacquiao-says-not-now-january-2022/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14">
            <text:p><text:a xlink:href="https://newsinfo.inquirer.net/790130/robredo-still-no-to-death-penalty">https://newsinfo.inquirer.net/790130/robredo-still-no-to-death-penalty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4">
            <text:p><text:a xlink:href="https://www.gmanetwork.com/news/topstories/nation/819668/atienza-to-marcos-on-abortion-stance-you-re-position-is-so-distorted/story/">https://www.gmanetwork.com/news/topstories/nation/819668/atienza-to-marcos-on-abortion-stance-you-re-position-is-so-distorted/story/</text:a></text:p>
          </table:table-cell>
          <table:table-cell office:value-type="string" table:style-name="ce4">
            <text:p><text:a xlink:href="https://www.gmanetwork.com/news/news/nation/381227/rep-atienza-bringing-back-death-penalty-won-t-deter-crime/story/">https://www.gmanetwork.com/news/news/nation/381227/rep-atienza-bringing-back-death-penalty-won-t-deter-crime/story/</text:a></text:p>
          </table:table-cell>
          <table:table-cell office:value-type="string" table:style-name="ce4">
            <text:p><text:a xlink:href="https://newsinfo.inquirer.net/1511056/watch-inqside-look-with-vice-presidential-aspirant-lito-atienza">https://newsinfo.inquirer.net/1511056/watch-inqside-look-with-vice-presidential-aspirant-lito-atienza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4">
            <text:p><text:a xlink:href="https://news.abs-cbn.com/nation/02/12/16/petilla-bello-say-no-to-death-penalty">https://news.abs-cbn.com/nation/02/12/16/petilla-bello-say-no-to-death-penalty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4">
            <text:p><text:a xlink:href="https://www.facebook.com/tolitsyap.david/posts/1384729371584613">https://www.facebook.com/tolitsyap.david/posts/1384729371584613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2" table:style-name="ce35">
            <text:p>PABOR</text:p>
          </table:table-cell>
          <table:table-cell office:value-type="string" table:style-name="ce4">
            <text:p><text:a xlink:href="https://ph.rappler.com/elections/2022/candidates/Sara-Duterte">https://ph.rappler.com/elections/2022/candidates/Sara-Duterte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2" table:style-name="ce35">
            <text:p>PABOR</text:p>
          </table:table-cell>
          <table:table-cell office:value-type="string" table:style-name="ce4">
            <text:p><text:a xlink:href="https://www.philstar.com/headlines/2022/03/20/2168761/asked-curbing-corruption-vp-bets-call-digitalization-stronger-judiciary-bello-sings">https://www.philstar.com/headlines/2022/03/20/2168761/asked-curbing-corruption-vp-bets-call-digitalization-stronger-judiciary-bello-sings</text:a></text:p>
          </table:table-cell>
          <table:table-cell table:style-name="ce3"/>
          <table:table-cell table:style-name="ce37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4">
            <text:p><text:a xlink:href="https://mb.com.ph/2022/02/07/vp-aspirant-doc-willie-ong-against-death-penalty/">https://mb.com.ph/2022/02/07/vp-aspirant-doc-willie-ong-against-death-penalty/</text:a></text:p>
          </table:table-cell>
          <table:table-cell office:value-type="string" table:style-name="ce4">
            <text:p><text:a xlink:href="https://www.gmanetwork.com/news/topstories/nation/820957/ong-says-he-s-against-death-penalty-for-now/story/">https://www.gmanetwork.com/news/topstories/nation/820957/ong-says-he-s-against-death-penalty-for-now/story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4">
            <text:p><text:a xlink:href="http://legacy.senate.gov.ph/press_release/2020/0730_pangilinan1.asp">http://legacy.senate.gov.ph/press_release/2020/0730_pangilinan1.asp</text:a></text:p>
          </table:table-cell>
          <table:table-cell office:value-type="string" table:style-name="ce4">
            <text:p><text:a xlink:href="https://newsinfo.inquirer.net/878496/pangilinan-vows-to-stop-death-penalty-bill-at-senate">https://newsinfo.inquirer.net/878496/pangilinan-vows-to-stop-death-penalty-bill-at-senate</text:a></text:p>
          </table:table-cell>
          <table:table-cell office:value-type="string" table:style-name="ce4">
            <text:p><text:a xlink:href="https://twitter.com/kikopangilinan/status/839060037746085888">https://twitter.com/kikopangilinan/status/839060037746085888</text:a>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2" table:style-name="ce35">
            <text:p>DI PABOR</text:p>
          </table:table-cell>
          <table:table-cell office:value-type="string" table:style-name="ce4">
            <text:p><text:a xlink:href="https://www.rappler.com/nation/elections/lacson-sotto-now-against-death-penalty-want-alcatraz-philippines/">https://www.rappler.com/nation/elections/lacson-sotto-now-against-death-penalty-want-alcatraz-philippines/</text:a></text:p>
          </table:table-cell>
          <table:table-cell office:value-type="string" table:style-name="ce4">
            <text:p><text:a xlink:href="https://www.philstar.com/headlines/2021/11/04/2139033/lacson-sotto-reverse-long-standing-support-death-penalty">https://www.philstar.com/headlines/2021/11/04/2139033/lacson-sotto-reverse-long-standing-support-death-penalty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2" table:style-name="ce3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2" table:style-name="ce36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2" table:style-name="ce36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3_same-sex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8" table:default-cell-style-name="ce1" table:visibility="collapse"/>
        <table:table-column table:style-name="co8" table:number-columns-repeated="16356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6">
            <text:p><text:a xlink:href="https://www.gmanetwork.com/news/topstories/nation/822072/abella-to-allow-same-sex-civil-partnership-conditional-abortion/story/">https://www.gmanetwork.com/news/topstories/nation/822072/abella-to-allow-same-sex-civil-partnership-conditional-abortion/story/</text:a></text:p>
          </table:table-cell>
          <table:table-cell table:number-columns-repeated="2"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16">
            <text:p><text:a xlink:href="https://www.rappler.com/nation/elections/leody-de-guzman-stand-same-sex-marriage-divorce/">https://www.rappler.com/nation/elections/leody-de-guzman-stand-same-sex-marriage-divorce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6">
            <text:p><text:a xlink:href="https://newsinfo.inquirer.net/1545547/isko-moreno-says-he-respects-same-sex-union-lgbtqi-not-only-recognized-they-part-of-my-governance">https://newsinfo.inquirer.net/1545547/isko-moreno-says-he-respects-same-sex-union-lgbtqi-not-only-recognized-they-part-of-my-governance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4">
            <text:p><text:a xlink:href="https://www.rappler.com/nation/elections/things-to-know-2022-presidential-nominee-ping-lacson-vp-tito-sotto/">https://www.rappler.com/nation/elections/things-to-know-2022-presidential-nominee-ping-lacson-vp-tito-sotto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4">
            <text:p><text:a xlink:href="https://mobile.twitter.com/dzmmteleradyo/status/1100324097374838784?lang=bg">https://mobile.twitter.com/dzmmteleradyo/status/1100324097374838784?lang=bg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14">
            <text:p><text:a xlink:href="https://lifestyle.inquirer.net/207936/love-not-gender-defines-marriage-says-senator-marcos/">https://lifestyle.inquirer.net/207936/love-not-gender-defines-marriage-says-senator-marcos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6">
            <text:p><text:a xlink:href="https://www.gmanetwork.com/news/topstories/nation/821931/montemayor-says-same-sex-union-foolishness-disfavors-abortion-divorce-death-penalty/story/">https://www.gmanetwork.com/news/topstories/nation/821931/montemayor-says-same-sex-union-foolishness-disfavors-abortion-divorce-death-penalty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4">
            <text:p><text:a xlink:href="https://news.abs-cbn.com/news/11/09/21/pacquiao-says-loves-lgbts-wont-change-mind-about-same-sex-marriage">https://news.abs-cbn.com/news/11/09/21/pacquiao-says-loves-lgbts-wont-change-mind-about-same-sex-marriage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14">
            <text:p><text:a xlink:href="https://www.rappler.com/nation/elections/robredo-stand-same-sex-unions-abortion/">https://www.rappler.com/nation/elections/robredo-stand-same-sex-unions-abortion/</text:a></text:p>
          </table:table-cell>
          <table:table-cell office:value-type="string" table:style-name="ce4">
            <text:p><text:a xlink:href="https://www.lenirobredo.com/stand-on-issues">https://www.lenirobredo.com/stand-on-issue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4">
            <text:p><text:a xlink:href="https://www.cnnphilippines.com/news/2021/10/19/Atienza-same-sex-marriage-absolute-divorce.html?fbclid=IwAR0PK5PqBJ2JqbUt4-IxkD53bJiNXanfU-JZ7z1RBe7S5tQ7bzv1qeAZedM">https://www.cnnphilippines.com/news/2021/10/19/Atienza-same-sex-marriage-absolute-divorce.html?fbclid=IwAR0PK5PqBJ2JqbUt4-IxkD53bJiNXanfU-JZ7z1RBe7S5tQ7bzv1qeAZedM</text:a></text:p>
          </table:table-cell>
          <table:table-cell office:value-type="string" table:style-name="ce4">
            <text:p><text:a xlink:href="https://www.youtube.com/watch?v=SlEbQw3CUNc">https://www.youtube.com/watch?v=SlEbQw3CUNc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7">
            <text:p><text:a xlink:href="https://newsinfo.inquirer.net/1505647/de-guzman-bello-tandem-wants-abortion-decriminalized-backs-divorce">https://newsinfo.inquirer.net/1505647/de-guzman-bello-tandem-wants-abortion-decriminalized-backs-divorce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7">
            <text:p><text:a xlink:href="https://nerdyseal.com/same-sex-marriage-in-the-philippines/">https://nerdyseal.com/same-sex-marriage-in-the-philippines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2" table:style-name="ce3"/>
          <table:table-cell table:style-name="ce40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7">
            <text:p><text:a xlink:href="https://www.facebook.com/watch/?v=1342593999548377">https://www.facebook.com/watch/?v=1342593999548377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7">
            <text:p><text:a xlink:href="https://twitter.com/rapplerdotcom/status/1447409870727118848">https://twitter.com/rapplerdotcom/status/1447409870727118848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3" table:style-name="ce38">
            <text:p>EWAN</text:p>
          </table:table-cell>
          <table:table-cell office:value-type="string" table:style-name="ce7">
            <text:p><text:a xlink:href="https://www.cnnphilippines.com/news/2020/10/22/Sotto-Pope-Francis-civil-union-same-sex-couples-.html">https://www.cnnphilippines.com/news/2020/10/22/Sotto-Pope-Francis-civil-union-same-sex-couples-.htm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17">
            <text:p><text:a xlink:href="https://lifestyle.inquirer.net/173908/bautista-backs-same-sex-marriage-calls-pro-lgbt-ordinance-his-gift-to-qc/">https://lifestyle.inquirer.net/173908/bautista-backs-same-sex-marriage-calls-pro-lgbt-ordinance-his-gift-to-qc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7">
            <text:p><text:a xlink:href="https://news.abs-cbn.com/halalan2016/focus/03/01/16/cayetano-open-to-same-sex-union-but">https://news.abs-cbn.com/halalan2016/focus/03/01/16/cayetano-open-to-same-sex-union-but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7">
            <text:p><text:a xlink:href="https://news.abs-cbn.com/halalan2016/focus/03/01/16/cayetano-open-to-same-sex-union-but">https://news.abs-cbn.com/halalan2016/focus/03/01/16/cayetano-open-to-same-sex-union-but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17">
            <text:p><text:a xlink:href="https://www.facebook.com/498928790144853/photos/a.501250853245980/989748757729518/">https://www.facebook.com/498928790144853/photos/a.501250853245980/989748757729518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7">
            <text:p><text:a xlink:href="https://outragemag.com/senatorial-candidate-leila-de-lima-for-civil-union-but-not-same-sex-marriage-2/">https://outragemag.com/senatorial-candidate-leila-de-lima-for-civil-union-but-not-same-sex-marriage-2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4">
            <text:p><text:a xlink:href="https://www.facebook.com/watch/?v=2082311661935414">https://www.facebook.com/watch/?v=2082311661935414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3" table:style-name="ce38">
            <text:p>EWAN</text:p>
          </table:table-cell>
          <table:table-cell office:value-type="string" table:style-name="ce17">
            <text:p><text:a xlink:href="https://newsinfo.inquirer.net/1005757/ph-lgbt-friendly-but-61-oppose-same-sex-marriage">https://newsinfo.inquirer.net/1005757/ph-lgbt-friendly-but-61-oppose-same-sex-marriage</text:a></text:p>
          </table:table-cell>
          <table:table-cell office:value-type="string" table:style-name="ce17">
            <text:p><text:a xlink:href="https://news.abs-cbn.com/news/06/30/18/61-pct-of-pinoys-against-legalizing-same-sex-marriage-sws">https://news.abs-cbn.com/news/06/30/18/61-pct-of-pinoys-against-legalizing-same-sex-marriage-sws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7">
            <text:p><text:a xlink:href="https://www.youtube.com/watch?v=SYr5ONFMUKc&amp;ab_channel=ABS-CBNNews">https://www.youtube.com/watch?v=SYr5ONFMUKc&amp;ab_channel=ABS-CBNNew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7">
            <text:p><text:a xlink:href="https://www.facebook.com/PhilippineSTAR/photos/pcb.1341227119364299/1341226316031046">https://www.facebook.com/PhilippineSTAR/photos/pcb.1341227119364299/1341226316031046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7">
            <text:p><text:a xlink:href="https://mb.com.ph/2018/03/07/senators-oppose-passage-of-same-sex-marriage/">https://mb.com.ph/2018/03/07/senators-oppose-passage-of-same-sex-marriage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7">
            <text:p><text:a xlink:href="https://www.rappler.com/nation/elections/129391-richard-dick-gordon-advocacies-senatorial-elections/">https://www.rappler.com/nation/elections/129391-richard-dick-gordon-advocacies-senatorial-elections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8">
            <text:p>s://news.abs-cbn.com/halalan2016/nation/02/03/16/honasan-yes-to-marcos-burial-no-to-divorce-same-sex-marriage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17">
            <text:p><text:a xlink:href="https://www.cnnphilippines.com/news/2020/12/17/SOGIE-reintroduced-Senate-.html">https://www.cnnphilippines.com/news/2020/12/17/SOGIE-reintroduced-Senate-.htm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3" table:style-name="ce38">
            <text:p>EWAN</text:p>
          </table:table-cell>
          <table:table-cell office:value-type="string" table:style-name="ce17">
            <text:p><text:a xlink:href="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">https://ph.news.yahoo.com/where-loren-legarda-stands-150305099.html?guccounter=1&amp;guce_referrer=aHR0cHM6Ly93d3cuZ29vZ2xlLmNvbS8&amp;guce_referrer_sig=AQAAAMp69LiXv4sLRSmmNnApC10i19J4-EfhAnJBxOsMky-S92dPD5fiwgDkOXXoIgAo3EPXjOiE2Xi1e2BQ0xnrv5oLwHzsk1UVjALxuEtciTKm35SQfq-G_ordE1zF-aoDrwPvTpOb-Enc3gyPxbPslcRSGoxKgy2nI_DHrj7xjxF_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3" table:style-name="ce38">
            <text:p>EWAN</text:p>
          </table:table-cell>
          <table:table-cell office:value-type="string" table:style-name="ce17">
            <text:p><text:a xlink:href="https://news.abs-cbn.com/news/02/03/22/wala-pong-pera-sa-pulitika-robin-padilla-denies-senate-bid-a-way-to-earn-money">https://news.abs-cbn.com/news/02/03/22/wala-pong-pera-sa-pulitika-robin-padilla-denies-senate-bid-a-way-to-earn-money</text:a></text:p>
          </table:table-cell>
          <table:table-cell office:value-type="string" table:style-name="ce17">
            <text:p><text:a xlink:href="https://www.pep.ph/news/42241/robin-padilla-on-bb-gandanghari-entering-same-sex-marriage-oh-my-goodness">https://www.pep.ph/news/42241/robin-padilla-on-bb-gandanghari-entering-same-sex-marriage-oh-my-goodness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17">
            <text:p><text:a xlink:href="https://www.facebook.com/profile/100044166353035/search/?q=same%20sex%20marriage">https://www.facebook.com/profile/100044166353035/search/?q=same%20sex%20marriage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7">
            <text:p><text:a xlink:href="https://www.facebook.com/103173344186/posts/the-recent-public-statement-of-pope-francis-on-recognizing-same-sex-civil-unions/10159096864799187/">https://www.facebook.com/103173344186/posts/the-recent-public-statement-of-pope-francis-on-recognizing-same-sex-civil-unions/10159096864799187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3" table:style-name="ce38">
            <text:p>EWAN</text:p>
          </table:table-cell>
          <table:table-cell office:value-type="string" table:style-name="ce17">
            <text:p><text:a xlink:href="https://www.youtube.com/watch?v=CvXudZVb4cs">https://www.youtube.com/watch?v=CvXudZVb4c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3" table:style-name="ce38">
            <text:p>EWAN</text:p>
          </table:table-cell>
          <table:table-cell office:value-type="string" table:style-name="ce17">
            <text:p><text:a xlink:href="https://eboto.ph/candidate/raffy-teshiba-tulfo/issue-rundown">https://eboto.ph/candidate/raffy-teshiba-tulfo/issue-rundown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3" table:style-name="ce38">
            <text:p>DI PABOR</text:p>
          </table:table-cell>
          <table:table-cell office:value-type="string" table:style-name="ce17">
            <text:p><text:a xlink:href="https://www.cnnphilippines.com/news/2019/8/15/Joel-Villanueva-Gretchen-Diez-SOGIE-bill.html">https://www.cnnphilippines.com/news/2019/8/15/Joel-Villanueva-Gretchen-Diez-SOGIE-bill.htm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3" table:style-name="ce3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3" table:style-name="ce38">
            <text:p>PABOR</text:p>
          </table:table-cell>
          <table:table-cell office:value-type="string" table:style-name="ce17">
            <text:p><text:a xlink:href="https://www.facebook.com/watch/?v=646054586619014">https://www.facebook.com/watch/?v=646054586619014</text:a></text:p>
          </table:table-cell>
          <table:table-cell table:number-columns-repeated="2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3" table:style-name="ce39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3" table:style-name="ce39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4_divorce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6">
            <text:p><text:a xlink:href="https://businessmirror.com.ph/2022/02/28/cnn-phl-debate-civil-society-groups-to-have-bigger-role-in-an-abella-presidency/">https://businessmirror.com.ph/2022/02/28/cnn-phl-debate-civil-society-groups-to-have-bigger-role-in-an-abella-presidency/</text:a></text:p>
          </table:table-cell>
          <table:table-cell table:number-columns-repeated="2"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6">
            <text:p><text:a xlink:href="https://www.cnnphilippines.com/news/2022/2/14/Ka-Leody-abortion-divorce.html">https://www.cnnphilippines.com/news/2022/2/14/Ka-Leody-abortion-divorce.html</text:a></text:p>
          </table:table-cell>
          <table:table-cell office:value-type="string" table:style-name="ce4">
            <text:p><text:a xlink:href="https://kaleody.org/platform/">https://kaleody.org/platform/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6">
            <text:p><text:a xlink:href="https://twitter.com/rapplerdotcom/status/1484861283786969089">https://twitter.com/rapplerdotcom/status/1484861283786969089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6">
            <text:p><text:a xlink:href="https://www.rappler.com/nation/elections/de-guzman-lacson-consistent-pro-divorce-civil-union-cnn-philippines-presidential-debate-2022/">https://www.rappler.com/nation/elections/de-guzman-lacson-consistent-pro-divorce-civil-union-cnn-philippines-presidential-debate-2022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4">
            <text:p><text:a xlink:href="https://interaksyon.philstar.com/politics-issues/2019/08/08/153149/senators-stand-divorce-bill/">https://interaksyon.philstar.com/politics-issues/2019/08/08/153149/senators-stand-divorce-bill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4">
            <text:p><text:a xlink:href="https://www.youtube.com/watch?v=vW9ZQEeKUyo">https://www.youtube.com/watch?v=vW9ZQEeKUyo</text:a></text:p>
          </table:table-cell>
          <table:table-cell office:value-type="string" table:style-name="ce4">
            <text:p><text:a xlink:href="https://ph.rappler.com/elections/2022/candidates/Faisal-Mangondato">https://ph.rappler.com/elections/2022/candidates/Faisal-Mangondato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4">
            <text:p><text:a xlink:href="https://www.spot.ph/newsfeatures/59111/senators-dont-want-to-support-the-divorce-bill-because-their-wives-might-use-it-against-them">https://www.spot.ph/newsfeatures/59111/senators-dont-want-to-support-the-divorce-bill-because-their-wives-might-use-it-against-them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6">
            <text:p><text:a xlink:href="https://www.gmanetwork.com/news/topstories/nation/821931/montemayor-says-same-sex-union-foolishness-disfavors-abortion-divorce-death-penalty/story/">https://www.gmanetwork.com/news/topstories/nation/821931/montemayor-says-same-sex-union-foolishness-disfavors-abortion-divorce-death-penalty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4">
            <text:p><text:a xlink:href="https://newsinfo.inquirer.net/1528221/pacquiao-wont-support-proposals-to-push-divorce-in-ph">https://newsinfo.inquirer.net/1528221/pacquiao-wont-support-proposals-to-push-divorce-in-ph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4">
            <text:p><text:a xlink:href="https://www.lenirobredo.com/stand-on-issues">https://www.lenirobredo.com/stand-on-issues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7">
            <text:p><text:a xlink:href="https://www.cnnphilippines.com/news/2021/10/19/Atienza-same-sex-marriage-absolute-divorce.html?fbclid=IwAR0PK5PqBJ2JqbUt4-IxkD53bJiNXanfU-JZ7z1RBe7S5tQ7bzv1qeAZedM">https://www.cnnphilippines.com/news/2021/10/19/Atienza-same-sex-marriage-absolute-divorce.html?fbclid=IwAR0PK5PqBJ2JqbUt4-IxkD53bJiNXanfU-JZ7z1RBe7S5tQ7bzv1qeAZedM</text:a></text:p>
          </table:table-cell>
          <table:table-cell office:value-type="string" table:style-name="ce4">
            <text:p><text:a xlink:href="https://ph.rappler.com/elections/2022/candidates/Jose-Atienza-Jr">https://ph.rappler.com/elections/2022/candidates/Jose-Atienza-Jr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7">
            <text:p><text:a xlink:href="https://newsinfo.inquirer.net/1505647/de-guzman-bello-tandem-wants-abortion-decriminalized-backs-divorce">https://newsinfo.inquirer.net/1505647/de-guzman-bello-tandem-wants-abortion-decriminalized-backs-divorce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7">
            <text:p><text:a xlink:href="https://votepilipinas.com/candidate/david-rizalito.html">https://votepilipinas.com/candidate/david-rizalito.html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4" table:style-name="ce41">
            <text:p>EWAN</text:p>
          </table:table-cell>
          <table:table-cell office:value-type="string" table:style-name="ce4">
            <text:p><text:a xlink:href="https://newsinfo.inquirer.net/983505/like-the-president-sara-also-opposes-proposed-divorce-law">https://newsinfo.inquirer.net/983505/like-the-president-sara-also-opposes-proposed-divorce-law</text:a></text:p>
          </table:table-cell>
          <table:table-cell office:value-type="string" table:style-name="ce4">
            <text:p><text:a xlink:href="https://www.rappler.com/nation/201171-sara-duterte-clarifies-she-has-no-opinion-on-divorce/">https://www.rappler.com/nation/201171-sara-duterte-clarifies-she-has-no-opinion-on-divorce/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2" table:style-name="ce3"/>
          <table:table-cell table:style-name="ce4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4" table:style-name="ce41">
            <text:p>EWAN</text:p>
          </table:table-cell>
          <table:table-cell office:value-type="string" table:style-name="ce4">
            <text:p><text:a xlink:href="https://www.youtube.com/watch?v=tJw4717wHBs">https://www.youtube.com/watch?v=tJw4717wHB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7">
            <text:p><text:a xlink:href="https://www.youtube.com/watch?v=n37xpLFDBQk">https://www.youtube.com/watch?v=n37xpLFDBQk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4">
            <text:p><text:a xlink:href="https://ph.rappler.com/elections/2022/candidates/Carlos-Serapio">https://ph.rappler.com/elections/2022/candidates/Carlos-Serapio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7">
            <text:p><text:a xlink:href="https://newsinfo.inquirer.net/1150279/sotto-most-senators-may-back-dissolution-of-marriage-but-not-divorce">https://newsinfo.inquirer.net/1150279/sotto-most-senators-may-back-dissolution-of-marriage-but-not-divorce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7">
            <text:p><text:a xlink:href="https://news.abs-cbn.com/nation/03/20/16/top-presidential-candidates-wont-back-divorce-law">https://news.abs-cbn.com/nation/03/20/16/top-presidential-candidates-wont-back-divorce-law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7">
            <text:p><text:a xlink:href="https://www.facebook.com/498928790144853/photos/a.501250853245980/989748757729518/">https://www.facebook.com/498928790144853/photos/a.501250853245980/989748757729518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7">
            <text:p><text:a xlink:href="https://www.cnnphilippines.com/news/2022/2/13/senatoriables-on-divorce-law.html">https://www.cnnphilippines.com/news/2022/2/13/senatoriables-on-divorce-law.htm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7">
            <text:p><text:a xlink:href="https://mb.com.ph/2019/05/08/diokno-to-support-efforts-to-legalize-divorce-same-sex-marriage-in-senate/">https://mb.com.ph/2019/05/08/diokno-to-support-efforts-to-legalize-divorce-same-sex-marriage-in-senate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7">
            <text:p><text:a xlink:href="https://newsinfo.inquirer.net/913263/jv-bam-express-apprehension-over-alvarez-proposal-to-easily-dissolve-marriages">https://newsinfo.inquirer.net/913263/jv-bam-express-apprehension-over-alvarez-proposal-to-easily-dissolve-marriage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7">
            <text:p><text:a xlink:href="https://news.abs-cbn.com/nation/12/19/12/miriam-yes-divorce-law-no-abortion">https://news.abs-cbn.com/nation/12/19/12/miriam-yes-divorce-law-no-abortion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7">
            <text:p><text:a xlink:href="https://newsinfo.inquirer.net/970601/5-senators-oppose-divorce-in-ph-senate-divorce-bill-house-family-news-civil-code">https://newsinfo.inquirer.net/970601/5-senators-oppose-divorce-in-ph-senate-divorce-bill-house-family-news-civil-code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4" table:style-name="ce41">
            <text:p>EWAN</text:p>
          </table:table-cell>
          <table:table-cell office:value-type="string" table:style-name="ce17">
            <text:p><text:a xlink:href="https://newsinfo.inquirer.net/976723/gordon-says-divorce-bill-violates-ph-constitution-gordon-constitution-house-divorce-marriage">https://newsinfo.inquirer.net/976723/gordon-says-divorce-bill-violates-ph-constitution-gordon-constitution-house-divorce-marriage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7">
            <text:p><text:a xlink:href="https://news.abs-cbn.com/halalan2016/nation/02/03/16/honasan-yes-to-marcos-burial-no-to-divorce-same-sex-marriage">https://news.abs-cbn.com/halalan2016/nation/02/03/16/honasan-yes-to-marcos-burial-no-to-divorce-same-sex-marriage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7">
            <text:p><text:a xlink:href="https://twitter.com/philippinestar/status/1173877289240522752">https://twitter.com/philippinestar/status/1173877289240522752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7">
            <text:p><text:a xlink:href="https://news.abs-cbn.com/news/02/03/22/wala-pong-pera-sa-pulitika-robin-padilla-denies-senate-bid-a-way-to-earn-money">https://news.abs-cbn.com/news/02/03/22/wala-pong-pera-sa-pulitika-robin-padilla-denies-senate-bid-a-way-to-earn-money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7">
            <text:p><text:a xlink:href="https://www.pna.gov.ph/articles/1167993">https://www.pna.gov.ph/articles/1167993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7">
            <text:p><text:a xlink:href="https://ph.news.yahoo.com/where-antonio-trillanes-iv-stands-185104056.html">https://ph.news.yahoo.com/where-antonio-trillanes-iv-stands-185104056.htm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4" table:style-name="ce41">
            <text:p>PABOR</text:p>
          </table:table-cell>
          <table:table-cell office:value-type="string" table:style-name="ce17">
            <text:p><text:a xlink:href="https://www.pep.ph/news/local/161270/raffy-tulfo-divorce-same-sex-union-a4113-20211011">https://www.pep.ph/news/local/161270/raffy-tulfo-divorce-same-sex-union-a4113-20211011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7">
            <text:p><text:a xlink:href="https://www.rappler.com/nation/237095-villanueva-response-divorce-bill-over-dead-body/">https://www.rappler.com/nation/237095-villanueva-response-divorce-bill-over-dead-body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4" table:style-name="ce41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4" table:style-name="ce41">
            <text:p>DI PABOR</text:p>
          </table:table-cell>
          <table:table-cell office:value-type="string" table:style-name="ce17">
            <text:p><text:a xlink:href="https://newsinfo.inquirer.net/1225927/zubiri-says-shortened-process-of-annulment-is-more-acceptable-than-divorce">https://newsinfo.inquirer.net/1225927/zubiri-says-shortened-process-of-annulment-is-more-acceptable-than-divorce</text:a></text:p>
          </table:table-cell>
          <table:table-cell table:number-columns-repeated="2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4" table:style-name="ce42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4" table:style-name="ce42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5_mining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www.youtube.com/watch?v=i_VrkJFVeEc">https://www.youtube.com/watch?v=i_VrkJFVeEc</text:a></text:p>
          </table:table-cell>
          <table:table-cell table:number-columns-repeated="2"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www.rappler.com/nation/elections/224895-colmenares-de-guzman-want-mining-act-repealed/">https://www.rappler.com/nation/elections/224895-colmenares-de-guzman-want-mining-act-repealed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newsinfo.inquirer.net/1546319/moreno-ok-with-mining-but-it-must-be-responsible">https://newsinfo.inquirer.net/1546319/moreno-ok-with-mining-but-it-must-be-responsible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www.gmanetwork.com/news/topstories/nation/822541/norberto-gonzales-vows-to-stop-open-pit-mining-explore-alternative-energy-sources/story/">https://www.gmanetwork.com/news/topstories/nation/822541/norberto-gonzales-vows-to-stop-open-pit-mining-explore-alternative-energy-sources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newsinfo.inquirer.net/1508797/lacson-backs-responsible-mining-joint-oil-exploration-in-west-ph-sea#ixzz7D94FjQvN">https://newsinfo.inquirer.net/1508797/lacson-backs-responsible-mining-joint-oil-exploration-in-west-ph-sea#ixzz7D94FjQvN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news.abs-cbn.com/business/01/25/22/marcos-jr-open-to-sustainable-mining">https://news.abs-cbn.com/business/01/25/22/marcos-jr-open-to-sustainable-mining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www.gmanetwork.com/news/topstories/nation/602520/pacquiao-cites-bible-verses-in-pushing-for-responsible-mining/story/">https://www.gmanetwork.com/news/topstories/nation/602520/pacquiao-cites-bible-verses-in-pushing-for-responsible-mining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www.rappler.com/nation/elections/robredo-to-reverse-duterte-executive-order-lifting-mining-ban/">https://www.rappler.com/nation/elections/robredo-to-reverse-duterte-executive-order-lifting-mining-ban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www.reuters.com/article/philippines-mining-interview-idINMAN35203220081010">https://www.reuters.com/article/philippines-mining-interview-idINMAN35203220081010</text:a></text:p>
          </table:table-cell>
          <table:table-cell office:value-type="string" table:style-name="ce4">
            <text:p><text:a xlink:href="https://www.nytimes.com/2008/01/21/business/worldbusiness/21iht-mine.3.9377654.html">https://www.nytimes.com/2008/01/21/business/worldbusiness/21iht-mine.3.9377654.html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news.abs-cbn.com/business/01/27/22/how-will-walden-bello-address-climate-crisis">https://news.abs-cbn.com/business/01/27/22/how-will-walden-bello-address-climate-crisis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www.youtube.com/watch?v=n7mM4SDgx3w&amp;ab_channel=UniversityofthePhilippines">https://www.youtube.com/watch?v=n7mM4SDgx3w&amp;ab_channel=UniversityofthePhilippines</text:a></text:p>
          </table:table-cell>
          <table:table-cell office:value-type="string" table:style-name="ce4">
            <text:p><text:a xlink:href="https://votepilipinas.com/candidate/pdf/david_full.pdf">https://votepilipinas.com/candidate/pdf/david_full.pdf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newsinfo.inquirer.net/118035/davao-mayor-backs-proposed-ban-on-mining">https://newsinfo.inquirer.net/118035/davao-mayor-backs-proposed-ban-on-mining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votepilipinas.com/candidate/pdf/lopez_full.pdf">https://votepilipinas.com/candidate/pdf/lopez_full.pdf</text:a></text:p>
          </table:table-cell>
          <table:table-cell table:style-name="ce3"/>
          <table:table-cell table:style-name="ce46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www.youtube.com/watch?v=Zd5J7UqWgPY&amp;ab_channel=GMANews">https://www.youtube.com/watch?v=Zd5J7UqWgPY&amp;ab_channel=GMANew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mb.com.ph/2022/04/19/pangilinan-black-sand-mining-in-zambales-must-be-stopped-completely/">https://mb.com.ph/2022/04/19/pangilinan-black-sand-mining-in-zambales-must-be-stopped-completely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manilastandard.net/news/314208779/lacson-sotto-responsible-mining-will-protect-ips.html">https://manilastandard.net/news/314208779/lacson-sotto-responsible-mining-will-protect-ips.html</text:a></text:p>
          </table:table-cell>
          <table:table-cell office:value-type="string" table:style-name="ce4">
            <text:p><text:a xlink:href="https://businessmirror.com.ph/2022/02/21/lacson-sotto-press-protection-for-ips-in-mining-sites/">https://businessmirror.com.ph/2022/02/21/lacson-sotto-press-protection-for-ips-in-mining-sites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www.youtube.com/watch?v=qIacv7cc8dQ">https://www.youtube.com/watch?v=qIacv7cc8dQ</text:a></text:p>
          </table:table-cell>
          <table:table-cell office:value-type="string" table:style-name="ce4">
            <text:p><text:a xlink:href="https://cpaphils.org/campaigns/Mines%20Unsafety%20Activities_MsgfromCongBaguilat.pdf">https://cpaphils.org/campaigns/Mines%20Unsafety%20Activities_MsgfromCongBaguilat.pdf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newsinfo.inquirer.net/719173/binay-to-traders-yes-to-mining-no-to-ppp">https://newsinfo.inquirer.net/719173/binay-to-traders-yes-to-mining-no-to-ppp</text:a></text:p>
          </table:table-cell>
          <table:table-cell office:value-type="string" table:style-name="ce4">
            <text:p><text:a xlink:href="https://news.abs-cbn.com/business/09/16/15/binay-vows-support-responsible-mining">https://news.abs-cbn.com/business/09/16/15/binay-vows-support-responsible-mining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legacy.senate.gov.ph/press_release/2017/0505_cayetanoa2.asp">https://legacy.senate.gov.ph/press_release/2017/0505_cayetanoa2.asp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www.rappler.com/nation/elections/224895-colmenares-de-guzman-want-mining-act-repealed/">https://www.rappler.com/nation/elections/224895-colmenares-de-guzman-want-mining-act-repealed/</text:a></text:p>
          </table:table-cell>
          <table:table-cell office:value-type="string" table:style-name="ce4">
            <text:p><text:a xlink:href="https://www.youtube.com/watch?v=PAHmG0mPs8E">https://www.youtube.com/watch?v=PAHmG0mPs8E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newsinfo.inquirer.net/1541249/de-lima-wants-lifting-of-open-pit-mining-ban-probed">https://newsinfo.inquirer.net/1541249/de-lima-wants-lifting-of-open-pit-mining-ban-probed</text:a></text:p>
          </table:table-cell>
          <table:table-cell office:value-type="string" table:style-name="ce4">
            <text:p><text:a xlink:href="https://www.bworldonline.com/the-nation/2021/10/01/400512/de-lima-files-resolution-to-investigate-black-sand-mining-in-lingayen-gulf/">https://www.bworldonline.com/the-nation/2021/10/01/400512/de-lima-files-resolution-to-investigate-black-sand-mining-in-lingayen-gulf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twitter.com/ChelDiokno/status/1159813584915845123">https://twitter.com/ChelDiokno/status/1159813584915845123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legacy.senate.gov.ph/photo_release/2017/0228_01.asp">https://legacy.senate.gov.ph/photo_release/2017/0228_01.asp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legacy.senate.gov.ph/press_release/2009/1008_escudero1.asp">https://legacy.senate.gov.ph/press_release/2009/1008_escudero1.asp</text:a></text:p>
          </table:table-cell>
          <table:table-cell office:value-type="string" table:style-name="ce4">
            <text:p><text:a xlink:href="https://mb.com.ph/2022/03/28/chiz-prefers-small-scale-mining-to-large-open-pit/">https://mb.com.ph/2022/03/28/chiz-prefers-small-scale-mining-to-large-open-pit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faspselib.denr.gov.ph/sites/default/files/May%2010%20%5BMALAYA%5D%20All%20miners%20voted%20against%20Gina.pdf">https://faspselib.denr.gov.ph/sites/default/files//May%2010%20%5BMALAYA%5D%20All%20miners%20voted%20against%20Gina.pdf</text:a></text:p>
          </table:table-cell>
          <table:table-cell office:value-type="string" table:style-name="ce4">
            <text:p><text:a xlink:href="https://wingatchalian.com/career/">https://wingatchalian.com/career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5" table:style-name="ce44">
            <text:p>EWAN</text:p>
          </table:table-cell>
          <table:table-cell office:value-type="string" table:style-name="ce4">
            <text:p><text:a xlink:href="https://www.dickgordon.ph/news/press-releases/gordon-wants-higher-fines-for-irresponsible-mining-firms">https://www.dickgordon.ph/news/press-releases/gordon-wants-higher-fines-for-irresponsible-mining-firm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5" table:style-name="ce44">
            <text:p>EWAN</text:p>
          </table:table-cell>
          <table:table-cell office:value-type="string" table:style-name="ce4">
            <text:p><text:a xlink:href="https://www.reuters.com/article/us-philippines-mining-idUKKCN1BV0MV">https://www.reuters.com/article/us-philippines-mining-idUKKCN1BV0MV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business.inquirer.net/128069/on-petitions-against-mining-act-chamber-looks-to-sc/risa-hontiveros">https://business.inquirer.net/128069/on-petitions-against-mining-act-chamber-looks-to-sc/risa-hontivero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legacy.senate.gov.ph/photo_release/2015/0217_02.asp">https://legacy.senate.gov.ph/photo_release/2015/0217_02.asp</text:a></text:p>
          </table:table-cell>
          <table:table-cell office:value-type="string" table:style-name="ce4">
            <text:p><text:a xlink:href="https://newsinfo.inquirer.net/871721/environmentalist-legarda-backs-lopezs-mining-crackdown">https://newsinfo.inquirer.net/871721/environmentalist-legarda-backs-lopezs-mining-crackdown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www.linkedin.com/in/francis-leo-marcos-4ab694103/?originalSubdomain=ph">https://www.linkedin.com/in/francis-leo-marcos-4ab694103/?originalSubdomain=ph</text:a></text:p>
          </table:table-cell>
          <table:table-cell office:value-type="string" table:style-name="ce4">
            <text:p><text:a xlink:href="https://www.factrakers.org/post/senate-bet-marcos-errs-ph-gold-deposits-not-world-s-5th-largest">https://www.factrakers.org/post/senate-bet-marcos-errs-ph-gold-deposits-not-world-s-5th-largest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www.facebook.com/watch/?v=345184507634940">https://www.facebook.com/watch/?v=345184507634940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edgedavao.net/latest-news/2022/03/14/robin-padilla-discusses-federalism-peace-and-security-mining-other-issues/">https://edgedavao.net/latest-news/2022/03/14/robin-padilla-discusses-federalism-peace-and-security-mining-other-issues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5" table:style-name="ce44">
            <text:p>DI PABOR</text:p>
          </table:table-cell>
          <table:table-cell office:value-type="string" table:style-name="ce4">
            <text:p><text:a xlink:href="https://www.cnnphilippines.com/news/2020/11/24/Roque-mayors-illegal-logging-illegal-mining.html">https://www.cnnphilippines.com/news/2020/11/24/Roque-mayors-illegal-logging-illegal-mining.html</text:a></text:p>
          </table:table-cell>
          <table:table-cell office:value-type="string" table:style-name="ce4">
            <text:p><text:a xlink:href="https://m.facebook.com/HarryRoque/photos/sa-mga-mayors-nandiyan-po-kayo-para-ipatupad-po-ang-batas-hindi-para-kayo-ang-lu/1359022130958948/">https://m.facebook.com/HarryRoque/photos/sa-mga-mayors-nandiyan-po-kayo-para-ipatupad-po-ang-batas-hindi-para-kayo-ang-lu/1359022130958948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www.rappler.com/business/industries/103187-gibo-teodoro-sagittarius-mines-board-chairman/">https://www.rappler.com/business/industries/103187-gibo-teodoro-sagittarius-mines-board-chairman/</text:a></text:p>
          </table:table-cell>
          <table:table-cell office:value-type="string" table:style-name="ce4">
            <text:p><text:a xlink:href="https://www.manilatimes.net/2010/03/15/news/regions/mining-can-be-both-safe-and-lucrative-says-gibo/642111">https://www.manilatimes.net/2010/03/15/news/regions/mining-can-be-both-safe-and-lucrative-says-gibo/642111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www.thinkgeoenergy.com/proposed-mining-profession-law-in-the-philippines-seen-critical-by-geothermal-sector/">https://www.thinkgeoenergy.com/proposed-mining-profession-law-in-the-philippines-seen-critical-by-geothermal-sector/</text:a></text:p>
          </table:table-cell>
          <table:table-cell office:value-type="string" table:style-name="ce4">
            <text:p><text:a xlink:href="https://politics.com.ph/‎dont-blame-mining-lobby-trillanes-said-duterte-left-lopez-lions/">https://politics.com.ph/%E2%80%8Edont-blame-mining-lobby-trillanes-said-duterte-left-lopez-lions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5" table:style-name="ce44">
            <text:p>PABOR</text:p>
          </table:table-cell>
          <table:table-cell office:value-type="string" table:style-name="ce4">
            <text:p><text:a xlink:href="https://legacy.senate.gov.ph/press_release/2017/0502_villanueva1.asp">https://legacy.senate.gov.ph/press_release/2017/0502_villanueva1.asp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5" table:style-name="ce44">
            <text:p>EWAN</text:p>
          </table:table-cell>
          <table:table-cell office:value-type="string" table:style-name="ce4">
            <text:p><text:a xlink:href="https://www.dof.gov.ph/secretary-dominguez-is-on-the-side-of-the-law-says-dof-spokesperson/">https://www.dof.gov.ph/secretary-dominguez-is-on-the-side-of-the-law-says-dof-spokesperson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5" table:style-name="ce44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5" table:style-name="ce44">
            <text:p>EWAN</text:p>
          </table:table-cell>
          <table:table-cell office:value-type="string" table:style-name="ce4">
            <text:p><text:a xlink:href="https://newsinfo.inquirer.net/273684/bishop-doubts-sincerity-of-zubiris-ecowarrior-campaign">https://newsinfo.inquirer.net/273684/bishop-doubts-sincerity-of-zubiris-ecowarrior-campaign</text:a></text:p>
          </table:table-cell>
          <table:table-cell table:number-columns-repeated="2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5" table:style-name="ce45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5" table:style-name="ce45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6_NTF-ELCAC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6" table:style-name="ce47">
            <text:p>DI PABOR</text:p>
          </table:table-cell>
          <table:table-cell office:value-type="string" table:style-name="ce4">
            <text:p><text:a xlink:href="https://newsinfo.inquirer.net/1555232/4-presidential-bets-open-to-peace-talks-with-communists">https://newsinfo.inquirer.net/1555232/4-presidential-bets-open-to-peace-talks-with-communists</text:a></text:p>
          </table:table-cell>
          <table:table-cell table:number-columns-repeated="2"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6" table:style-name="ce47">
            <text:p>PABOR</text:p>
          </table:table-cell>
          <table:table-cell office:value-type="string" table:style-name="ce4">
            <text:p><text:a xlink:href="https://www.cnnphilippines.com/news/2021/10/18/Ka-Leody-de-Guzman-NTF-ELCAC-anti-terrorism-law.html">https://www.cnnphilippines.com/news/2021/10/18/Ka-Leody-de-Guzman-NTF-ELCAC-anti-terrorism-law.html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6" table:style-name="ce47">
            <text:p>DI PABOR</text:p>
          </table:table-cell>
          <table:table-cell office:value-type="string" table:style-name="ce4">
            <text:p><text:a xlink:href="https://news.abs-cbn.com/news/12/16/21/isko-moreno-against-defunding-ntf-elcac">https://news.abs-cbn.com/news/12/16/21/isko-moreno-against-defunding-ntf-elcac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6" table:style-name="ce47">
            <text:p>WALA</text:p>
          </table:table-cell>
          <table:table-cell office:value-type="string" table:style-name="ce4">
            <text:p><text:a xlink:href="https://www.youtube.com/watch?v=F3fu1e0OHO8&amp;ab_channel=OneNewsPH">https://www.youtube.com/watch?v=F3fu1e0OHO8&amp;ab_channel=OneNewsPH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6" table:style-name="ce47">
            <text:p>DI PABOR</text:p>
          </table:table-cell>
          <table:table-cell office:value-type="string" table:style-name="ce4">
            <text:p><text:a xlink:href="https://www.gmanetwork.com/news/topstories/nation/810945/lacson-ntf-elcac-should-be-streamlined-not-abolished/story/">https://www.gmanetwork.com/news/topstories/nation/810945/lacson-ntf-elcac-should-be-streamlined-not-abolished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6" table:style-name="ce47">
            <text:p>DI PABOR</text:p>
          </table:table-cell>
          <table:table-cell office:value-type="string" table:style-name="ce4">
            <text:p><text:a xlink:href="https://newsinfo.inquirer.net/1555232/4-presidential-bets-open-to-peace-talks-with-communists">https://newsinfo.inquirer.net/1555232/4-presidential-bets-open-to-peace-talks-with-communists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6" table:style-name="ce47">
            <text:p>PABOR</text:p>
          </table:table-cell>
          <table:table-cell office:value-type="string" table:style-name="ce4">
            <text:p><text:a xlink:href="https://www.msn.com/en-ph/news/national/montemayor-vows-to-halt-build-build-build-abolish-iatf-ntf-elcac/ar-AATRPan?li=BBr8Mkn">https://www.msn.com/en-ph/news/national/montemayor-vows-to-halt-build-build-build-abolish-iatf-ntf-elcac/ar-AATRPan?li=BBr8Mkn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6" table:style-name="ce47">
            <text:p>EWAN</text:p>
          </table:table-cell>
          <table:table-cell office:value-type="string" table:style-name="ce4">
            <text:p><text:a xlink:href="https://www.pna.gov.ph/articles/1167941">https://www.pna.gov.ph/articles/1167941</text:a></text:p>
          </table:table-cell>
          <table:table-cell office:value-type="string" table:style-name="ce4">
            <text:p><text:a xlink:href="https://newsinfo.inquirer.net/1512602/robredo-vows-to-abolish-ntf-elcac-create-conducive-environment-for-peace-talks">https://newsinfo.inquirer.net/1512602/robredo-vows-to-abolish-ntf-elcac-create-conducive-environment-for-peace-talk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6" table:style-name="ce47">
            <text:p>PABOR</text:p>
          </table:table-cell>
          <table:table-cell office:value-type="string" table:style-name="ce4">
            <text:p><text:a xlink:href="https://www.youtube.com/watch?v=n6h8myZCTss">https://www.youtube.com/watch?v=n6h8myZCTss</text:a></text:p>
          </table:table-cell>
          <table:table-cell office:value-type="string" table:style-name="ce4">
            <text:p><text:a xlink:href="https://ph.rappler.com/elections/2022/candidates/Jose-Atienza-Jr">https://ph.rappler.com/elections/2022/candidates/Jose-Atienza-Jr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6" table:style-name="ce47">
            <text:p>PABOR</text:p>
          </table:table-cell>
          <table:table-cell office:value-type="string" table:style-name="ce4">
            <text:p><text:a xlink:href="https://twitter.com/mikenavallo/status/1502201859548663814">https://twitter.com/mikenavallo/status/1502201859548663814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6" table:style-name="ce47">
            <text:p>EWAN</text:p>
          </table:table-cell>
          <table:table-cell office:value-type="string" table:style-name="ce4">
            <text:p><text:a xlink:href="https://www.pna.gov.ph/articles/1138042">https://www.pna.gov.ph/articles/1138042</text:a></text:p>
          </table:table-cell>
          <table:table-cell office:value-type="string" table:style-name="ce4">
            <text:p><text:a xlink:href="https://www.rappler.com/nation/elections/sara-duterte-wants-strengthen-law-enforcement/">https://www.rappler.com/nation/elections/sara-duterte-wants-strengthen-law-enforcement/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2" table:style-name="ce3"/>
          <table:table-cell table:style-name="ce49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6" table:style-name="ce47">
            <text:p>DI PABOR</text:p>
          </table:table-cell>
          <table:table-cell office:value-type="string" table:style-name="ce4">
            <text:p><text:a xlink:href="https://www.facebook.com/watch/?v=1342593999548377">https://www.facebook.com/watch/?v=1342593999548377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6" table:style-name="ce47">
            <text:p>PABOR</text:p>
          </table:table-cell>
          <table:table-cell office:value-type="string" table:style-name="ce4">
            <text:p><text:a xlink:href="https://newsinfo.inquirer.net/1356853/pangilinan-backs-calls-to-reallocate-anti-red-funds-to-typhoon-victims">https://newsinfo.inquirer.net/1356853/pangilinan-backs-calls-to-reallocate-anti-red-funds-to-typhoon-victim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6" table:style-name="ce47">
            <text:p>DI PABOR</text:p>
          </table:table-cell>
          <table:table-cell office:value-type="string" table:style-name="ce4">
            <text:p><text:a xlink:href="https://www.youtube.com/watch?v=xs8XwjaI1KI&amp;ab_channel=OneNewsPH">https://www.youtube.com/watch?v=xs8XwjaI1KI&amp;ab_channel=OneNewsPH</text:a></text:p>
          </table:table-cell>
          <table:table-cell office:value-type="string" table:style-name="ce4">
            <text:p><text:a xlink:href="https://twitter.com/sotto_tito/status/1385358812727500800">https://twitter.com/sotto_tito/status/1385358812727500800</text:a></text:p>
          </table:table-cell>
          <table:table-cell office:value-type="string" table:style-name="ce4">
            <text:p><text:a xlink:href="https://newsinfo.inquirer.net/1422349/defund-ntf-elcac-sotto-says-just-replace-irresponsible-officials">https://newsinfo.inquirer.net/1422349/defund-ntf-elcac-sotto-says-just-replace-irresponsible-officials</text:a>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6" table:style-name="ce47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6" table:style-name="ce48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6" table:style-name="ce48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7_west_PH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19">
            <text:p>runningFor</text:p>
          </table:table-cell>
          <table:table-cell office:value-type="string" table:style-name="ce19">
            <text:p>ballotNum</text:p>
          </table:table-cell>
          <table:table-cell office:value-type="string" table:style-name="ce20">
            <text:p>lastName</text:p>
          </table:table-cell>
          <table:table-cell office:value-type="string" table:style-name="ce19">
            <text:p>firstName</text:p>
          </table:table-cell>
          <table:table-cell office:value-type="string" table:style-name="ce19">
            <text:p>party</text:p>
          </table:table-cell>
          <table:table-cell office:value-type="string" table:style-name="ce19">
            <text:p>profileURL</text:p>
          </table:table-cell>
          <table:table-cell office:value-type="string" table:style-name="ce19">
            <text:p>stance</text:p>
          </table:table-cell>
          <table:table-cell office:value-type="string" table:style-name="ce19">
            <text:p>sourceURL1</text:p>
          </table:table-cell>
          <table:table-cell office:value-type="string" table:style-name="ce19">
            <text:p>sourceURL2</text:p>
          </table:table-cell>
          <table:table-cell office:value-type="string" table:style-name="ce19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ABELLA</text:p>
          </table:table-cell>
          <table:table-cell office:value-type="string" table:style-name="ce21">
            <text:p>ERNIE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4">
            <text:p><text:a xlink:href="https://globalnation.inquirer.net/158564/abella-diplomacy-still-ph-priority-south-china-sea-issue">https://globalnation.inquirer.net/158564/abella-diplomacy-still-ph-priority-south-china-sea-issue</text:a></text:p>
          </table:table-cell>
          <table:table-cell office:value-type="string" table:style-name="ce23">
            <text:p><text:a xlink:href="https://www.facebook.com/watch/?v=628754541553377">https://www.facebook.com/watch/?v=628754541553377</text:a></text:p>
          </table:table-cell>
          <table:table-cell table:style-name="ce25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2" table:style-name="ce21">
            <text:p>2</text:p>
          </table:table-cell>
          <table:table-cell office:value-type="string" table:style-name="ce22">
            <text:p>DE GUZMAN</text:p>
          </table:table-cell>
          <table:table-cell office:value-type="string" table:style-name="ce21">
            <text:p>LEODY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www.gmanetwork.com/news/topstories/nation/812147/leody-de-guzman-make-west-philippine-sea-an-economic-zone-for-sea-countries/story/">https://www.gmanetwork.com/news/topstories/nation/812147/leody-de-guzman-make-west-philippine-sea-an-economic-zone-for-sea-countries/story/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3" table:style-name="ce21">
            <text:p>3</text:p>
          </table:table-cell>
          <table:table-cell office:value-type="string" table:style-name="ce22">
            <text:p>DOMAGOSO</text:p>
          </table:table-cell>
          <table:table-cell office:value-type="string" table:style-name="ce21">
            <text:p>ISKO MORENO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4">
            <text:p><text:a xlink:href="https://newsinfo.inquirer.net/1516930/with-latest-confrontation-in-wps-isko-reiterates-vow-to-be-fearless-in-defending-territory/amp">https://newsinfo.inquirer.net/1516930/with-latest-confrontation-in-wps-isko-reiterates-vow-to-be-fearless-in-defending-territory/amp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4" table:style-name="ce21">
            <text:p>4</text:p>
          </table:table-cell>
          <table:table-cell office:value-type="string" table:style-name="ce22">
            <text:p>GONZALES</text:p>
          </table:table-cell>
          <table:table-cell office:value-type="string" table:style-name="ce21">
            <text:p>NORBERTO</text:p>
          </table:table-cell>
          <table:table-cell office:value-type="string" table:style-name="ce21">
            <text:p>PDSP</text:p>
          </table:table-cell>
          <table:table-cell office:value-type="string" table:style-name="ce23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www.youtube.com/watch?v=MFabM1pUIJc">https://www.youtube.com/watch?v=MFabM1pUIJc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5" table:style-name="ce21">
            <text:p>5</text:p>
          </table:table-cell>
          <table:table-cell office:value-type="string" table:style-name="ce22">
            <text:p>LACSON</text:p>
          </table:table-cell>
          <table:table-cell office:value-type="string" table:style-name="ce21">
            <text:p>PING</text:p>
          </table:table-cell>
          <table:table-cell office:value-type="string" table:style-name="ce21">
            <text:p>PDR</text:p>
          </table:table-cell>
          <table:table-cell office:value-type="string" table:style-name="ce23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4">
            <text:p><text:a xlink:href="https://www.rappler.com/nation/elections/things-to-know-2022-presidential-nominee-ping-lacson-vp-tito-sotto/">https://www.rappler.com/nation/elections/things-to-know-2022-presidential-nominee-ping-lacson-vp-tito-sotto/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6" table:style-name="ce21">
            <text:p>6</text:p>
          </table:table-cell>
          <table:table-cell office:value-type="string" table:style-name="ce22">
            <text:p>MANGONDATO</text:p>
          </table:table-cell>
          <table:table-cell office:value-type="string" table:style-name="ce21">
            <text:p>FAISAL</text:p>
          </table:table-cell>
          <table:table-cell office:value-type="string" table:style-name="ce21">
            <text:p>KTPNAN</text:p>
          </table:table-cell>
          <table:table-cell office:value-type="string" table:style-name="ce23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ph.rappler.com/elections/2022/candidates/Faisal-Mangondato">https://ph.rappler.com/elections/2022/candidates/Faisal-Mangondato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7" table:style-name="ce21">
            <text:p>7</text:p>
          </table:table-cell>
          <table:table-cell office:value-type="string" table:style-name="ce22">
            <text:p>MARCOS</text:p>
          </table:table-cell>
          <table:table-cell office:value-type="string" table:style-name="ce26">
            <text:p>BONGBONG</text:p>
          </table:table-cell>
          <table:table-cell office:value-type="string" table:style-name="ce21">
            <text:p>PFP</text:p>
          </table:table-cell>
          <table:table-cell office:value-type="string" table:style-name="ce23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7" table:style-name="ce50">
            <text:p>DI PABOR</text:p>
          </table:table-cell>
          <table:table-cell office:value-type="string" table:style-name="ce24">
            <text:p><text:a xlink:href="https://news.abs-cbn.com/news/09/24/21/marcos-agrees-with-duterte-china-policy-confuses-icc-arbitral-tribunal">https://news.abs-cbn.com/news/09/24/21/marcos-agrees-with-duterte-china-policy-confuses-icc-arbitral-tribunal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MONTEMAYOR</text:p>
          </table:table-cell>
          <table:table-cell office:value-type="string" table:style-name="ce21">
            <text:p>JOSE JR.</text:p>
          </table:table-cell>
          <table:table-cell office:value-type="string" table:style-name="ce21">
            <text:p>DPP</text:p>
          </table:table-cell>
          <table:table-cell office:value-type="string" table:style-name="ce23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www.facebook.com/watch/live/?ref=watch_permalink&amp;v=440881441113276">https://www.facebook.com/watch/live/?ref=watch_permalink&amp;v=440881441113276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PACQUIAO</text:p>
          </table:table-cell>
          <table:table-cell office:value-type="string" table:style-name="ce21">
            <text:p>MANNY PACMAN</text:p>
          </table:table-cell>
          <table:table-cell office:value-type="string" table:style-name="ce21">
            <text:p>PROMDI</text:p>
          </table:table-cell>
          <table:table-cell office:value-type="string" table:style-name="ce23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4">
            <text:p><text:a xlink:href="https://www.philstar.com/headlines/2021/11/05/2139063/pacquiao-no-bullying-south-china-sea">https://www.philstar.com/headlines/2021/11/05/2139063/pacquiao-no-bullying-south-china-sea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ROBREDO</text:p>
          </table:table-cell>
          <table:table-cell office:value-type="string" table:style-name="ce21">
            <text:p>LENI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4">
            <text:p><text:a xlink:href="https://www.rappler.com/nation/elections/robredo-china-policy-recognize-ruling-west-philippine-sea-first/">https://www.rappler.com/nation/elections/robredo-china-policy-recognize-ruling-west-philippine-sea-first/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ATIENZA</text:p>
          </table:table-cell>
          <table:table-cell office:value-type="string" table:style-name="ce21">
            <text:p>LITO</text:p>
          </table:table-cell>
          <table:table-cell office:value-type="string" table:style-name="ce21">
            <text:p>PROMDI</text:p>
          </table:table-cell>
          <table:table-cell office:value-type="string" table:style-name="ce23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7" table:style-name="ce50">
            <text:p>DI PABOR</text:p>
          </table:table-cell>
          <table:table-cell office:value-type="string" table:style-name="ce23">
            <text:p><text:a xlink:href="https://newsinfo.inquirer.net/1511056/watch-inqside-look-with-vice-presidential-aspirant-lito-atienza">https://newsinfo.inquirer.net/1511056/watch-inqside-look-with-vice-presidential-aspirant-lito-atienza</text:a></text:p>
          </table:table-cell>
          <table:table-cell office:value-type="string" table:style-name="ce23">
            <text:p><text:a xlink:href="https://manilastandard.net/news/national/264624/lawmaker-wants-60-40-sharing-pact-with-china.html">https://manilastandard.net/news/national/264624/lawmaker-wants-60-40-sharing-pact-with-china.html</text:a></text:p>
          </table:table-cell>
          <table:table-cell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2" table:style-name="ce21">
            <text:p>2</text:p>
          </table:table-cell>
          <table:table-cell office:value-type="string" table:style-name="ce22">
            <text:p>BELLO</text:p>
          </table:table-cell>
          <table:table-cell office:value-type="string" table:style-name="ce21">
            <text:p>WALDEN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ph.rappler.com/elections/2022/candidates/Jose-Atienza-Jr">https://ph.rappler.com/elections/2022/candidates/Jose-Atienza-Jr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3" table:style-name="ce21">
            <text:p>3</text:p>
          </table:table-cell>
          <table:table-cell office:value-type="string" table:style-name="ce22">
            <text:p>DAVID</text:p>
          </table:table-cell>
          <table:table-cell office:value-type="string" table:style-name="ce21">
            <text:p>RIZALITO</text:p>
          </table:table-cell>
          <table:table-cell office:value-type="string" table:style-name="ce21">
            <text:p>DPP</text:p>
          </table:table-cell>
          <table:table-cell office:value-type="string" table:style-name="ce23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ph.rappler.com/elections/2022/candidates/Rizalito-David">https://ph.rappler.com/elections/2022/candidates/Rizalito-David</text:a></text:p>
          </table:table-cell>
          <table:table-cell office:value-type="string" table:style-name="ce23">
            <text:p><text:a xlink:href="https://www.facebook.com/DZRV846/videos/278342217709908">https://www.facebook.com/DZRV846/videos/278342217709908</text:a></text:p>
          </table:table-cell>
          <table:table-cell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4" table:style-name="ce21">
            <text:p>4</text:p>
          </table:table-cell>
          <table:table-cell office:value-type="string" table:style-name="ce22">
            <text:p>DUTERTE</text:p>
          </table:table-cell>
          <table:table-cell office:value-type="string" table:style-name="ce21">
            <text:p>SARA</text:p>
          </table:table-cell>
          <table:table-cell office:value-type="string" table:style-name="ce21">
            <text:p>LAKAS</text:p>
          </table:table-cell>
          <table:table-cell office:value-type="string" table:style-name="ce23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3">
            <text:p><text:a xlink:href="https://ph.rappler.com/elections/2022/candidates/Sara-Duterte">https://ph.rappler.com/elections/2022/candidates/Sara-Duterte</text:a></text:p>
          </table:table-cell>
          <table:table-cell office:value-type="string" table:style-name="ce23">
            <text:p><text:a xlink:href="https://news.abs-cbn.com/news/04/10/19/sara-duterte-no-need-to-beg-china-in-disputed-waters">https://news.abs-cbn.com/news/04/10/19/sara-duterte-no-need-to-beg-china-in-disputed-waters</text:a></text:p>
          </table:table-cell>
          <table:table-cell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5" table:style-name="ce21">
            <text:p>5</text:p>
          </table:table-cell>
          <table:table-cell office:value-type="string" table:style-name="ce22">
            <text:p>LOPEZ</text:p>
          </table:table-cell>
          <table:table-cell office:value-type="string" table:style-name="ce21">
            <text:p>MANNY SD</text:p>
          </table:table-cell>
          <table:table-cell office:value-type="string" table:style-name="ce21">
            <text:p>WPP</text:p>
          </table:table-cell>
          <table:table-cell office:value-type="string" table:style-name="ce23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3">
            <text:p><text:a xlink:href="https://ph.rappler.com/elections/2022/candidates/Emmanuel-Lopez">https://ph.rappler.com/elections/2022/candidates/Emmanuel-Lopez</text:a></text:p>
          </table:table-cell>
          <table:table-cell table:style-name="ce21"/>
          <table:table-cell table:style-name="ce52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6" table:style-name="ce21">
            <text:p>6</text:p>
          </table:table-cell>
          <table:table-cell office:value-type="string" table:style-name="ce22">
            <text:p>ONG</text:p>
          </table:table-cell>
          <table:table-cell office:value-type="string" table:style-name="ce21">
            <text:p>DOC WILLIE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www.rappler.com/nation/elections/one-trick-pony-willie-ong-studying-other-issues/">https://www.rappler.com/nation/elections/one-trick-pony-willie-ong-studying-other-issues/</text:a></text:p>
          </table:table-cell>
          <table:table-cell office:value-type="string" table:style-name="ce23">
            <text:p><text:a xlink:href="https://twitter.com/varsitarianust/status/1497561811826384897">https://twitter.com/varsitarianust/status/1497561811826384897</text:a></text:p>
          </table:table-cell>
          <table:table-cell office:value-type="string" table:style-name="ce23">
            <text:p><text:a xlink:href="https://www.youtube.com/watch?v=Zd5J7UqWgPY&amp;ab_channel=GMANews">https://www.youtube.com/watch?v=Zd5J7UqWgPY&amp;ab_channel=GMANews</text:a></text:p>
          </table:table-cell>
          <table:table-cell table:number-columns-repeated="16374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7" table:style-name="ce21">
            <text:p>7</text:p>
          </table:table-cell>
          <table:table-cell office:value-type="string" table:style-name="ce22">
            <text:p>PANGILINAN</text:p>
          </table:table-cell>
          <table:table-cell office:value-type="string" table:style-name="ce21">
            <text:p>KIKO</text:p>
          </table:table-cell>
          <table:table-cell office:value-type="string" table:style-name="ce21">
            <text:p>LP</text:p>
          </table:table-cell>
          <table:table-cell office:value-type="string" table:style-name="ce23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ph.rappler.com/elections/2022/candidates/Francis-Pangilinan">https://ph.rappler.com/elections/2022/candidates/Francis-Pangilinan</text:a></text:p>
          </table:table-cell>
          <table:table-cell office:value-type="string" table:style-name="ce23">
            <text:p><text:a xlink:href="https://www.philstar.com/headlines/2022/02/26/2163596/vp-bets-pangilinan-sotto-look-foreign-partners-assert-rights-over-west-philippine-sea">https://www.philstar.com/headlines/2022/02/26/2163596/vp-bets-pangilinan-sotto-look-foreign-partners-assert-rights-over-west-philippine-sea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SERAPIO</text:p>
          </table:table-cell>
          <table:table-cell office:value-type="string" table:style-name="ce21">
            <text:p>CARLOS</text:p>
          </table:table-cell>
          <table:table-cell office:value-type="string" table:style-name="ce21">
            <text:p>KTPNAN</text:p>
          </table:table-cell>
          <table:table-cell office:value-type="string" table:style-name="ce23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SOTTO</text:p>
          </table:table-cell>
          <table:table-cell office:value-type="string" table:style-name="ce21">
            <text:p>VICENTE TITO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www.philstar.com/headlines/2022/02/26/2163596/vp-bets-pangilinan-sotto-look-foreign-partners-assert-rights-over-west-philippine-sea">https://www.philstar.com/headlines/2022/02/26/2163596/vp-bets-pangilinan-sotto-look-foreign-partners-assert-rights-over-west-philippine-sea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AFUANG</text:p>
          </table:table-cell>
          <table:table-cell office:value-type="string" table:style-name="ce21">
            <text:p>ABNER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" table:style-name="ce21">
            <text:p>2</text:p>
          </table:table-cell>
          <table:table-cell office:value-type="string" table:style-name="ce22">
            <text:p>ALBANI</text:p>
          </table:table-cell>
          <table:table-cell office:value-type="string" table:style-name="ce21">
            <text:p>IBRAHIM</text:p>
          </table:table-cell>
          <table:table-cell office:value-type="string" table:style-name="ce21">
            <text:p>WPP</text:p>
          </table:table-cell>
          <table:table-cell office:value-type="string" table:style-name="ce23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" table:style-name="ce21">
            <text:p>3</text:p>
          </table:table-cell>
          <table:table-cell office:value-type="string" table:style-name="ce22">
            <text:p>ARRANZA</text:p>
          </table:table-cell>
          <table:table-cell office:value-type="string" table:style-name="ce21">
            <text:p>MANG JESS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" table:style-name="ce21">
            <text:p>4</text:p>
          </table:table-cell>
          <table:table-cell office:value-type="string" table:style-name="ce22">
            <text:p>BAGUILAT</text:p>
          </table:table-cell>
          <table:table-cell office:value-type="string" table:style-name="ce21">
            <text:p>TEDDY</text:p>
          </table:table-cell>
          <table:table-cell office:value-type="string" table:style-name="ce21">
            <text:p>LP</text:p>
          </table:table-cell>
          <table:table-cell office:value-type="string" table:style-name="ce23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www.rappler.com/nation/139491-house-representatives-reactions-philippines-china-arbitration-case/">https://www.rappler.com/nation/139491-house-representatives-reactions-philippines-china-arbitration-case/</text:a></text:p>
          </table:table-cell>
          <table:table-cell office:value-type="string" table:style-name="ce23">
            <text:p><text:a xlink:href="https://www.manilatimes.net/2016/07/10/news/top-stories/lawmakers-warn-vs-joint-exploration/272932">https://www.manilatimes.net/2016/07/10/news/top-stories/lawmakers-warn-vs-joint-exploration/272932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" table:style-name="ce21">
            <text:p>5</text:p>
          </table:table-cell>
          <table:table-cell office:value-type="string" table:style-name="ce22">
            <text:p>BAILEN</text:p>
          </table:table-cell>
          <table:table-cell office:value-type="string" table:style-name="ce21">
            <text:p>AGNES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" table:style-name="ce21">
            <text:p>6</text:p>
          </table:table-cell>
          <table:table-cell office:value-type="string" table:style-name="ce22">
            <text:p>BALITA</text:p>
          </table:table-cell>
          <table:table-cell office:value-type="string" table:style-name="ce21">
            <text:p>CARLOS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7" table:style-name="ce21">
            <text:p>7</text:p>
          </table:table-cell>
          <table:table-cell office:value-type="string" table:style-name="ce22">
            <text:p>BARBO</text:p>
          </table:table-cell>
          <table:table-cell office:value-type="string" table:style-name="ce21">
            <text:p>LUTZ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BAUTISTA</text:p>
          </table:table-cell>
          <table:table-cell office:value-type="string" table:style-name="ce21">
            <text:p>HERBERT BISTEK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politics.com.ph/bistek-hits-admins-west-ph-sea-flip-flop-to-avoid-china-wrath-binabastos-na-tayo-pero-hanggang-statement-lang-ang-kaya-natin/">https://politics.com.ph/bistek-hits-admins-west-ph-sea-flip-flop-to-avoid-china-wrath-binabastos-na-tayo-pero-hanggang-statement-lang-ang-kaya-natin/</text:a></text:p>
          </table:table-cell>
          <table:table-cell office:value-type="string" table:style-name="ce27">
            <text:p><text:a xlink:href="https://filipino.news/2021/11/18/senatorial-bets-on-same-page-on-west-ph-sea-contractualization-issues/">https://filipino.news/2021/11/18/senatorial-bets-on-same-page-on-west-ph-sea-contractualization-issues/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BELGICA</text:p>
          </table:table-cell>
          <table:table-cell office:value-type="string" table:style-name="ce21">
            <text:p>GRECO</text:p>
          </table:table-cell>
          <table:table-cell office:value-type="string" table:style-name="ce21">
            <text:p>PDDS</text:p>
          </table:table-cell>
          <table:table-cell office:value-type="string" table:style-name="ce23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BELLO</text:p>
          </table:table-cell>
          <table:table-cell office:value-type="string" table:style-name="ce21">
            <text:p>SILVESTRE JR.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1" table:style-name="ce21">
            <text:p>11</text:p>
          </table:table-cell>
          <table:table-cell office:value-type="string" table:style-name="ce22">
            <text:p>BINAY</text:p>
          </table:table-cell>
          <table:table-cell office:value-type="string" table:style-name="ce21">
            <text:p>JOJO</text:p>
          </table:table-cell>
          <table:table-cell office:value-type="string" table:style-name="ce21">
            <text:p>UNA</text:p>
          </table:table-cell>
          <table:table-cell office:value-type="string" table:style-name="ce23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globalnation.inquirer.net/137308/binay-to-fight-for-ph-sovereignty-enter-into-multilateral-agreement-on-disputed-sea">https://globalnation.inquirer.net/137308/binay-to-fight-for-ph-sovereignty-enter-into-multilateral-agreement-on-disputed-sea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2" table:style-name="ce21">
            <text:p>12</text:p>
          </table:table-cell>
          <table:table-cell office:value-type="string" table:style-name="ce22">
            <text:p>CABONEGRO</text:p>
          </table:table-cell>
          <table:table-cell office:value-type="string" table:style-name="ce21">
            <text:p>ROY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3" table:style-name="ce21">
            <text:p>13</text:p>
          </table:table-cell>
          <table:table-cell office:value-type="string" table:style-name="ce22">
            <text:p>CASTRICIONES</text:p>
          </table:table-cell>
          <table:table-cell office:value-type="string" table:style-name="ce21">
            <text:p>BRO JOHN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4" table:style-name="ce21">
            <text:p>14</text:p>
          </table:table-cell>
          <table:table-cell office:value-type="string" table:style-name="ce22">
            <text:p>CAYETANO</text:p>
          </table:table-cell>
          <table:table-cell office:value-type="string" table:style-name="ce21">
            <text:p>ALAN PETER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3">
            <text:p><text:a xlink:href="https://newsinfo.inquirer.net/1430891/cayetano-hits-govt-critics-for-making-west-ph-sea-a-partisan-political-issue">https://newsinfo.inquirer.net/1430891/cayetano-hits-govt-critics-for-making-west-ph-sea-a-partisan-political-issue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5" table:style-name="ce21">
            <text:p>15</text:p>
          </table:table-cell>
          <table:table-cell office:value-type="string" table:style-name="ce22">
            <text:p>CHAVEZ</text:p>
          </table:table-cell>
          <table:table-cell office:value-type="string" table:style-name="ce21">
            <text:p>MELCHOR</text:p>
          </table:table-cell>
          <table:table-cell office:value-type="string" table:style-name="ce21">
            <text:p>WPP</text:p>
          </table:table-cell>
          <table:table-cell office:value-type="string" table:style-name="ce23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6" table:style-name="ce21">
            <text:p>16</text:p>
          </table:table-cell>
          <table:table-cell office:value-type="string" table:style-name="ce22">
            <text:p>COLMENARES</text:p>
          </table:table-cell>
          <table:table-cell office:value-type="string" table:style-name="ce21">
            <text:p>NERI</text:p>
          </table:table-cell>
          <table:table-cell office:value-type="string" table:style-name="ce21">
            <text:p>MKBYN</text:p>
          </table:table-cell>
          <table:table-cell office:value-type="string" table:style-name="ce23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www.gmanetwork.com/news/topstories/nation/783092/duterte-told-to-end-subservience-to-china/story/">https://www.gmanetwork.com/news/topstories/nation/783092/duterte-told-to-end-subservience-to-china/story/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7" table:style-name="ce21">
            <text:p>17</text:p>
          </table:table-cell>
          <table:table-cell office:value-type="string" table:style-name="ce22">
            <text:p>D'ANGELO</text:p>
          </table:table-cell>
          <table:table-cell office:value-type="string" table:style-name="ce21">
            <text:p>DAVID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8" table:style-name="ce21">
            <text:p>18</text:p>
          </table:table-cell>
          <table:table-cell office:value-type="string" table:style-name="ce22">
            <text:p>DE LIMA</text:p>
          </table:table-cell>
          <table:table-cell office:value-type="string" table:style-name="ce21">
            <text:p>LEILA</text:p>
          </table:table-cell>
          <table:table-cell office:value-type="string" table:style-name="ce21">
            <text:p>LP</text:p>
          </table:table-cell>
          <table:table-cell office:value-type="string" table:style-name="ce23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news.abs-cbn.com/news/02/07/19/de-lima-wants-to-mark-july-12-as-west-philippine-sea-victory-day">https://news.abs-cbn.com/news/02/07/19/de-lima-wants-to-mark-july-12-as-west-philippine-sea-victory-day</text:a></text:p>
          </table:table-cell>
          <table:table-cell office:value-type="string" table:style-name="ce27">
            <text:p><text:a xlink:href="https://mb.com.ph/2021/11/21/de-lima-to-voters-choose-candidates-who-put-wps-among-their-top-priority/">https://mb.com.ph/2021/11/21/de-lima-to-voters-choose-candidates-who-put-wps-among-their-top-priority/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9" table:style-name="ce21">
            <text:p>19</text:p>
          </table:table-cell>
          <table:table-cell office:value-type="string" table:style-name="ce22">
            <text:p>DEL ROSARIO</text:p>
          </table:table-cell>
          <table:table-cell office:value-type="string" table:style-name="ce21">
            <text:p>MONSOUR</text:p>
          </table:table-cell>
          <table:table-cell office:value-type="string" table:style-name="ce21">
            <text:p>PDR</text:p>
          </table:table-cell>
          <table:table-cell office:value-type="string" table:style-name="ce23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0" table:style-name="ce21">
            <text:p>20</text:p>
          </table:table-cell>
          <table:table-cell office:value-type="string" table:style-name="ce22">
            <text:p>DIAZ</text:p>
          </table:table-cell>
          <table:table-cell office:value-type="string" table:style-name="ce21">
            <text:p>DING</text:p>
          </table:table-cell>
          <table:table-cell office:value-type="string" table:style-name="ce21">
            <text:p>PPP</text:p>
          </table:table-cell>
          <table:table-cell office:value-type="string" table:style-name="ce23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1" table:style-name="ce21">
            <text:p>21</text:p>
          </table:table-cell>
          <table:table-cell office:value-type="string" table:style-name="ce22">
            <text:p>DIOKNO</text:p>
          </table:table-cell>
          <table:table-cell office:value-type="string" table:style-name="ce21">
            <text:p>CHEL</text:p>
          </table:table-cell>
          <table:table-cell office:value-type="string" table:style-name="ce21">
            <text:p>KANP</text:p>
          </table:table-cell>
          <table:table-cell office:value-type="string" table:style-name="ce23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news.abs-cbn.com/spotlight/11/19/21/senate-hopefuls-want-stronger-stance-vs-china-on-wps">https://news.abs-cbn.com/spotlight/11/19/21/senate-hopefuls-want-stronger-stance-vs-china-on-wps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2" table:style-name="ce21">
            <text:p>22</text:p>
          </table:table-cell>
          <table:table-cell office:value-type="string" table:style-name="ce22">
            <text:p>EJERCITO</text:p>
          </table:table-cell>
          <table:table-cell office:value-type="string" table:style-name="ce21">
            <text:p>JV ESTRADA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twitter.com/jvejercito/status/1308606252138688522">https://twitter.com/jvejercito/status/1308606252138688522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3" table:style-name="ce21">
            <text:p>23</text:p>
          </table:table-cell>
          <table:table-cell office:value-type="string" table:style-name="ce22">
            <text:p>ELEAZAR</text:p>
          </table:table-cell>
          <table:table-cell office:value-type="string" table:style-name="ce21">
            <text:p>GEN. GUILLERMO</text:p>
          </table:table-cell>
          <table:table-cell office:value-type="string" table:style-name="ce21">
            <text:p>PDR</text:p>
          </table:table-cell>
          <table:table-cell office:value-type="string" table:style-name="ce23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4" table:style-name="ce21">
            <text:p>24</text:p>
          </table:table-cell>
          <table:table-cell office:value-type="string" table:style-name="ce22">
            <text:p>EREÑO</text:p>
          </table:table-cell>
          <table:table-cell office:value-type="string" table:style-name="ce21">
            <text:p>BRO. ERNIE</text:p>
          </table:table-cell>
          <table:table-cell office:value-type="string" table:style-name="ce21">
            <text:p>PM</text:p>
          </table:table-cell>
          <table:table-cell office:value-type="string" table:style-name="ce23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5" table:style-name="ce21">
            <text:p>25</text:p>
          </table:table-cell>
          <table:table-cell office:value-type="string" table:style-name="ce22">
            <text:p>ESCUDERO</text:p>
          </table:table-cell>
          <table:table-cell office:value-type="string" table:style-name="ce21">
            <text:p>CHIZ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3">
            <text:p><text:a xlink:href="https://www.facebook.com/News5Everywhere/videos/escudero-sa-usapin-ng-west-philippine-sea/1729576540577971/">https://www.facebook.com/News5Everywhere/videos/escudero-sa-usapin-ng-west-philippine-sea/1729576540577971/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6" table:style-name="ce21">
            <text:p>26</text:p>
          </table:table-cell>
          <table:table-cell office:value-type="string" table:style-name="ce22">
            <text:p>ESPIRITU</text:p>
          </table:table-cell>
          <table:table-cell office:value-type="string" table:style-name="ce21">
            <text:p>LUKE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7" table:style-name="ce21">
            <text:p>27</text:p>
          </table:table-cell>
          <table:table-cell office:value-type="string" table:style-name="ce22">
            <text:p>ESTRADA</text:p>
          </table:table-cell>
          <table:table-cell office:value-type="string" table:style-name="ce21">
            <text:p>JINGGOY</text:p>
          </table:table-cell>
          <table:table-cell office:value-type="string" table:style-name="ce21">
            <text:p>PMP</text:p>
          </table:table-cell>
          <table:table-cell office:value-type="string" table:style-name="ce23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3">
            <text:p><text:a xlink:href="https://globalnation.inquirer.net/203432/jinggoy-estrada-says-ph-cant-go-to-war-with-china-over-west-philippine-sea">https://globalnation.inquirer.net/203432/jinggoy-estrada-says-ph-cant-go-to-war-with-china-over-west-philippine-sea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8" table:style-name="ce21">
            <text:p>28</text:p>
          </table:table-cell>
          <table:table-cell office:value-type="string" table:style-name="ce22">
            <text:p>FALCONE</text:p>
          </table:table-cell>
          <table:table-cell office:value-type="string" table:style-name="ce21">
            <text:p>BAL FALCON</text:p>
          </table:table-cell>
          <table:table-cell office:value-type="string" table:style-name="ce21">
            <text:p>DPP</text:p>
          </table:table-cell>
          <table:table-cell office:value-type="string" table:style-name="ce23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9" table:style-name="ce21">
            <text:p>29</text:p>
          </table:table-cell>
          <table:table-cell office:value-type="string" table:style-name="ce22">
            <text:p>GADON</text:p>
          </table:table-cell>
          <table:table-cell office:value-type="string" table:style-name="ce21">
            <text:p>LARRY</text:p>
          </table:table-cell>
          <table:table-cell office:value-type="string" table:style-name="ce21">
            <text:p>KBL</text:p>
          </table:table-cell>
          <table:table-cell office:value-type="string" table:style-name="ce23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0" table:style-name="ce21">
            <text:p>30</text:p>
          </table:table-cell>
          <table:table-cell office:value-type="string" table:style-name="ce22">
            <text:p>GATCHALIAN</text:p>
          </table:table-cell>
          <table:table-cell office:value-type="string" table:style-name="ce21">
            <text:p>WIN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www.philstar.com/headlines/2017/03/22/1681495/gatchalian-philippines-should-invoke-south-china-sea-ruling">https://www.philstar.com/headlines/2017/03/22/1681495/gatchalian-philippines-should-invoke-south-china-sea-ruling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1" table:style-name="ce21">
            <text:p>31</text:p>
          </table:table-cell>
          <table:table-cell office:value-type="string" table:style-name="ce22">
            <text:p>GORDON</text:p>
          </table:table-cell>
          <table:table-cell office:value-type="string" table:style-name="ce21">
            <text:p>WOWDICK</text:p>
          </table:table-cell>
          <table:table-cell office:value-type="string" table:style-name="ce21">
            <text:p>BVNP</text:p>
          </table:table-cell>
          <table:table-cell office:value-type="string" table:style-name="ce23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m.facebook.com/senatorgordon/posts/10153832189487831:0?locale=fo_FO&amp;_rdr">https://m.facebook.com/senatorgordon/posts/10153832189487831:0?locale=fo_FO&amp;_rdr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2" table:style-name="ce21">
            <text:p>32</text:p>
          </table:table-cell>
          <table:table-cell office:value-type="string" table:style-name="ce22">
            <text:p>GUTOC</text:p>
          </table:table-cell>
          <table:table-cell office:value-type="string" table:style-name="ce21">
            <text:p>SAMIRA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3" table:style-name="ce21">
            <text:p>33</text:p>
          </table:table-cell>
          <table:table-cell office:value-type="string" table:style-name="ce22">
            <text:p>HONASAN</text:p>
          </table:table-cell>
          <table:table-cell office:value-type="string" table:style-name="ce21">
            <text:p>GRINGO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3">
            <text:p><text:a xlink:href="https://www.manilatimes.net/2022/03/05/news/national/china-non-aggression-pact-splits-senate-bets/1835176">https://www.manilatimes.net/2022/03/05/news/national/china-non-aggression-pact-splits-senate-bets/1835176</text:a></text:p>
          </table:table-cell>
          <table:table-cell office:value-type="string" table:style-name="ce24">
            <text:p><text:a xlink:href="https://m.facebook.com/SMNINews/videos/senatoriables-on-the-non-aggression-treaty-with-china/3196245587364823/">https://m.facebook.com/SMNINews/videos/senatoriables-on-the-non-aggression-treaty-with-china/3196245587364823/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4" table:style-name="ce21">
            <text:p>34</text:p>
          </table:table-cell>
          <table:table-cell office:value-type="string" table:style-name="ce22">
            <text:p>HONTIVEROS</text:p>
          </table:table-cell>
          <table:table-cell office:value-type="string" table:style-name="ce21">
            <text:p>RISA</text:p>
          </table:table-cell>
          <table:table-cell office:value-type="string" table:style-name="ce21">
            <text:p>AKBAYAN</text:p>
          </table:table-cell>
          <table:table-cell office:value-type="string" table:style-name="ce23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newsinfo.inquirer.net/1452220/hontiveros-pushes-for-national-west-philippine-sea-victory-day-on-july-12">https://newsinfo.inquirer.net/1452220/hontiveros-pushes-for-national-west-philippine-sea-victory-day-on-july-12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5" table:style-name="ce21">
            <text:p>35</text:p>
          </table:table-cell>
          <table:table-cell office:value-type="string" table:style-name="ce22">
            <text:p>JAVELLANA</text:p>
          </table:table-cell>
          <table:table-cell office:value-type="string" table:style-name="ce21">
            <text:p>RJ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6" table:style-name="ce21">
            <text:p>36</text:p>
          </table:table-cell>
          <table:table-cell office:value-type="string" table:style-name="ce22">
            <text:p>KIRAM</text:p>
          </table:table-cell>
          <table:table-cell office:value-type="string" table:style-name="ce21">
            <text:p>NUR MAHAL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7" table:style-name="ce21">
            <text:p>37</text:p>
          </table:table-cell>
          <table:table-cell office:value-type="string" table:style-name="ce22">
            <text:p>LABOG</text:p>
          </table:table-cell>
          <table:table-cell office:value-type="string" table:style-name="ce21">
            <text:p>ELMER</text:p>
          </table:table-cell>
          <table:table-cell office:value-type="string" table:style-name="ce21">
            <text:p>MKBYN</text:p>
          </table:table-cell>
          <table:table-cell office:value-type="string" table:style-name="ce23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8" table:style-name="ce21">
            <text:p>38</text:p>
          </table:table-cell>
          <table:table-cell office:value-type="string" table:style-name="ce22">
            <text:p>LACSON</text:p>
          </table:table-cell>
          <table:table-cell office:value-type="string" table:style-name="ce21">
            <text:p>KUYA ALEX</text:p>
          </table:table-cell>
          <table:table-cell office:value-type="string" table:style-name="ce21">
            <text:p>KP</text:p>
          </table:table-cell>
          <table:table-cell office:value-type="string" table:style-name="ce23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9" table:style-name="ce21">
            <text:p>39</text:p>
          </table:table-cell>
          <table:table-cell office:value-type="string" table:style-name="ce22">
            <text:p>LANGIT</text:p>
          </table:table-cell>
          <table:table-cell office:value-type="string" table:style-name="ce21">
            <text:p>REY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0" table:style-name="ce21">
            <text:p>40</text:p>
          </table:table-cell>
          <table:table-cell office:value-type="string" table:style-name="ce22">
            <text:p>LEGARDA</text:p>
          </table:table-cell>
          <table:table-cell office:value-type="string" table:style-name="ce21">
            <text:p>LOREN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www.lorenlegarda.com.ph/legarda-welcomes-ruling-on-west-phl-sea-case-laments-destruction-of-marine-envt-in-contested-waters/">https://www.lorenlegarda.com.ph/legarda-welcomes-ruling-on-west-phl-sea-case-laments-destruction-of-marine-envt-in-contested-waters/</text:a></text:p>
          </table:table-cell>
          <table:table-cell office:value-type="string" table:style-name="ce27">
            <text:p><text:a xlink:href="https://www.cnnphilippines.com/news/2022/2/6/Legarda-Teodoro-Trillanes-joint-oil-exploration.html">https://www.cnnphilippines.com/news/2022/2/6/Legarda-Teodoro-Trillanes-joint-oil-exploration.html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1" table:style-name="ce21">
            <text:p>41</text:p>
          </table:table-cell>
          <table:table-cell office:value-type="string" table:style-name="ce22">
            <text:p>LIM</text:p>
          </table:table-cell>
          <table:table-cell office:value-type="string" table:style-name="ce21">
            <text:p>ARIEL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2" table:style-name="ce21">
            <text:p>42</text:p>
          </table:table-cell>
          <table:table-cell office:value-type="string" table:style-name="ce22">
            <text:p>MALLILLIN</text:p>
          </table:table-cell>
          <table:table-cell office:value-type="string" table:style-name="ce21">
            <text:p>EMILY</text:p>
          </table:table-cell>
          <table:table-cell office:value-type="string" table:style-name="ce21">
            <text:p>PPM</text:p>
          </table:table-cell>
          <table:table-cell office:value-type="string" table:style-name="ce23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3" table:style-name="ce21">
            <text:p>43</text:p>
          </table:table-cell>
          <table:table-cell office:value-type="string" table:style-name="ce22">
            <text:p>MARCOLETA</text:p>
          </table:table-cell>
          <table:table-cell office:value-type="string" table:style-name="ce21">
            <text:p>RODANTE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4" table:style-name="ce21">
            <text:p>44</text:p>
          </table:table-cell>
          <table:table-cell office:value-type="string" table:style-name="ce22">
            <text:p>MARCOS</text:p>
          </table:table-cell>
          <table:table-cell office:value-type="string" table:style-name="ce21">
            <text:p>FRANCIS LEO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5" table:style-name="ce21">
            <text:p>45</text:p>
          </table:table-cell>
          <table:table-cell office:value-type="string" table:style-name="ce22">
            <text:p>MATULA</text:p>
          </table:table-cell>
          <table:table-cell office:value-type="string" table:style-name="ce21">
            <text:p>SONNY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twitter.com/philippinestar/status/1126448228226850816?lang=en">https://twitter.com/philippinestar/status/1126448228226850816?lang=en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6" table:style-name="ce21">
            <text:p>46</text:p>
          </table:table-cell>
          <table:table-cell office:value-type="string" table:style-name="ce22">
            <text:p>MINDALANO-ADAM</text:p>
          </table:table-cell>
          <table:table-cell office:value-type="string" table:style-name="ce21">
            <text:p>MARIETA</text:p>
          </table:table-cell>
          <table:table-cell office:value-type="string" table:style-name="ce21">
            <text:p>KTPNAN</text:p>
          </table:table-cell>
          <table:table-cell office:value-type="string" table:style-name="ce23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7" table:style-name="ce21">
            <text:p>47</text:p>
          </table:table-cell>
          <table:table-cell office:value-type="string" table:style-name="ce22">
            <text:p>OLARTE</text:p>
          </table:table-cell>
          <table:table-cell office:value-type="string" table:style-name="ce21">
            <text:p>ATTY. DR. LEO.</text:p>
          </table:table-cell>
          <table:table-cell office:value-type="string" table:style-name="ce21">
            <text:p>BIGKIS</text:p>
          </table:table-cell>
          <table:table-cell office:value-type="string" table:style-name="ce23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8" table:style-name="ce21">
            <text:p>48</text:p>
          </table:table-cell>
          <table:table-cell office:value-type="string" table:style-name="ce22">
            <text:p>PADILLA</text:p>
          </table:table-cell>
          <table:table-cell office:value-type="string" table:style-name="ce21">
            <text:p>DRA. MINGUITA</text:p>
          </table:table-cell>
          <table:table-cell office:value-type="string" table:style-name="ce21">
            <text:p>PDR</text:p>
          </table:table-cell>
          <table:table-cell office:value-type="string" table:style-name="ce23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9" table:style-name="ce21">
            <text:p>49</text:p>
          </table:table-cell>
          <table:table-cell office:value-type="string" table:style-name="ce22">
            <text:p>PADILLA</text:p>
          </table:table-cell>
          <table:table-cell office:value-type="string" table:style-name="ce21">
            <text:p>ROBIN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7">
            <text:p><text:a xlink:href="https://politics.com.ph/robin-padilla-offers-to-recruit-militia-in-case-of-west-ph-sea-clash-with-china1/">https://politics.com.ph/robin-padilla-offers-to-recruit-militia-in-case-of-west-ph-sea-clash-with-china1/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0" table:style-name="ce21">
            <text:p>50</text:p>
          </table:table-cell>
          <table:table-cell office:value-type="string" table:style-name="ce22">
            <text:p>PANELO</text:p>
          </table:table-cell>
          <table:table-cell office:value-type="string" table:style-name="ce21">
            <text:p>SAL PANALO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1" table:style-name="ce21">
            <text:p>51</text:p>
          </table:table-cell>
          <table:table-cell office:value-type="string" table:style-name="ce22">
            <text:p>PIMENTEL</text:p>
          </table:table-cell>
          <table:table-cell office:value-type="string" table:style-name="ce21">
            <text:p>ASTRA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2" table:style-name="ce21">
            <text:p>52</text:p>
          </table:table-cell>
          <table:table-cell office:value-type="string" table:style-name="ce22">
            <text:p>PIÑOL</text:p>
          </table:table-cell>
          <table:table-cell office:value-type="string" table:style-name="ce21">
            <text:p>MANNY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3" table:style-name="ce21">
            <text:p>53</text:p>
          </table:table-cell>
          <table:table-cell office:value-type="string" table:style-name="ce22">
            <text:p>RICABLANCA</text:p>
          </table:table-cell>
          <table:table-cell office:value-type="string" table:style-name="ce21">
            <text:p>WILLIE. JR.</text:p>
          </table:table-cell>
          <table:table-cell office:value-type="string" table:style-name="ce21">
            <text:p>PM</text:p>
          </table:table-cell>
          <table:table-cell office:value-type="string" table:style-name="ce23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4" table:style-name="ce21">
            <text:p>54</text:p>
          </table:table-cell>
          <table:table-cell office:value-type="string" table:style-name="ce22">
            <text:p>ROQUE</text:p>
          </table:table-cell>
          <table:table-cell office:value-type="string" table:style-name="ce21">
            <text:p>HARRY SPOX</text:p>
          </table:table-cell>
          <table:table-cell office:value-type="string" table:style-name="ce21">
            <text:p>PRP</text:p>
          </table:table-cell>
          <table:table-cell office:value-type="string" table:style-name="ce23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3">
            <text:p><text:a xlink:href="https://newsinfo.inquirer.net/945942/philippine-news-updates-harry-roque-south-china-sea-disputesunclos">https://newsinfo.inquirer.net/945942/philippine-news-updates-harry-roque-south-china-sea-disputesunclos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5" table:style-name="ce21">
            <text:p>55</text:p>
          </table:table-cell>
          <table:table-cell office:value-type="string" table:style-name="ce22">
            <text:p>SAHIDULLA</text:p>
          </table:table-cell>
          <table:table-cell office:value-type="string" table:style-name="ce21">
            <text:p>LADY ANNE</text:p>
          </table:table-cell>
          <table:table-cell office:value-type="string" table:style-name="ce21">
            <text:p>PDDS</text:p>
          </table:table-cell>
          <table:table-cell office:value-type="string" table:style-name="ce23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6" table:style-name="ce21">
            <text:p>56</text:p>
          </table:table-cell>
          <table:table-cell office:value-type="string" table:style-name="ce22">
            <text:p>SISON</text:p>
          </table:table-cell>
          <table:table-cell office:value-type="string" table:style-name="ce21">
            <text:p>JOPET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7" table:style-name="ce21">
            <text:p>57</text:p>
          </table:table-cell>
          <table:table-cell office:value-type="string" table:style-name="ce22">
            <text:p>TEODORO</text:p>
          </table:table-cell>
          <table:table-cell office:value-type="string" table:style-name="ce21">
            <text:p>GIBO</text:p>
          </table:table-cell>
          <table:table-cell office:value-type="string" table:style-name="ce21">
            <text:p>PRP</text:p>
          </table:table-cell>
          <table:table-cell office:value-type="string" table:style-name="ce23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7">
            <text:p><text:a xlink:href="https://mb.com.ph/2022/03/10/gibo-ph-must-be-open-to-foreign-partnerships-on-wps-oil-exploration/">https://mb.com.ph/2022/03/10/gibo-ph-must-be-open-to-foreign-partnerships-on-wps-oil-exploration/</text:a></text:p>
          </table:table-cell>
          <table:table-cell office:value-type="string" table:style-name="ce27">
            <text:p><text:a xlink:href="http://omgph.com/giboteodoro/diplomacy-with-economic-benefits-the-principal-solution-to-wps-issue/">http://omgph.com/giboteodoro/diplomacy-with-economic-benefits-the-principal-solution-to-wps-issue/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8" table:style-name="ce21">
            <text:p>58</text:p>
          </table:table-cell>
          <table:table-cell office:value-type="string" table:style-name="ce22">
            <text:p>TRILLANES</text:p>
          </table:table-cell>
          <table:table-cell office:value-type="string" table:style-name="ce21">
            <text:p>ANTONIO IV</text:p>
          </table:table-cell>
          <table:table-cell office:value-type="string" table:style-name="ce21">
            <text:p>LP</text:p>
          </table:table-cell>
          <table:table-cell office:value-type="string" table:style-name="ce23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7">
            <text:p><text:a xlink:href="https://www.philstar.com/headlines/2018/08/06/1840021/trillanes-cayetano-snake-disregarding-arbitral-ruling">https://www.philstar.com/headlines/2018/08/06/1840021/trillanes-cayetano-snake-disregarding-arbitral-ruling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9" table:style-name="ce21">
            <text:p>59</text:p>
          </table:table-cell>
          <table:table-cell office:value-type="string" table:style-name="ce22">
            <text:p>TULFO</text:p>
          </table:table-cell>
          <table:table-cell office:value-type="string" table:style-name="ce21">
            <text:p>IDOL RAFFY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0" table:style-name="ce21">
            <text:p>60</text:p>
          </table:table-cell>
          <table:table-cell office:value-type="string" table:style-name="ce22">
            <text:p>VALEROS</text:p>
          </table:table-cell>
          <table:table-cell office:value-type="string" table:style-name="ce21">
            <text:p>REY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1" table:style-name="ce21">
            <text:p>61</text:p>
          </table:table-cell>
          <table:table-cell office:value-type="string" table:style-name="ce22">
            <text:p>VILLANUE</text:p>
          </table:table-cell>
          <table:table-cell office:value-type="string" table:style-name="ce21">
            <text:p>VAJOEL TESDAMAN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7" table:style-name="ce50">
            <text:p>PABOR</text:p>
          </table:table-cell>
          <table:table-cell office:value-type="string" table:style-name="ce23">
            <text:p><text:a xlink:href="https://politics.com.ph/joel-villanuevas-shoutout-china-respect-un-tribunals-ruling-south-china-sea/">https://politics.com.ph/joel-villanuevas-shoutout-china-respect-un-tribunals-ruling-south-china-sea/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2" table:style-name="ce21">
            <text:p>62</text:p>
          </table:table-cell>
          <table:table-cell office:value-type="string" table:style-name="ce22">
            <text:p>VILLAR</text:p>
          </table:table-cell>
          <table:table-cell office:value-type="string" table:style-name="ce21">
            <text:p>MARK</text:p>
          </table:table-cell>
          <table:table-cell office:value-type="string" table:style-name="ce21">
            <text:p>NP</text:p>
          </table:table-cell>
          <table:table-cell office:value-type="string" table:style-name="ce23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3" table:style-name="ce21">
            <text:p>63</text:p>
          </table:table-cell>
          <table:table-cell office:value-type="string" table:style-name="ce22">
            <text:p>ZUBIAGA</text:p>
          </table:table-cell>
          <table:table-cell office:value-type="string" table:style-name="ce21">
            <text:p>CARMEN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7" table:style-name="ce50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4" table:style-name="ce21">
            <text:p>64</text:p>
          </table:table-cell>
          <table:table-cell office:value-type="string" table:style-name="ce22">
            <text:p>ZUBIRI</text:p>
          </table:table-cell>
          <table:table-cell office:value-type="string" table:style-name="ce21">
            <text:p>MIGZ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7" table:style-name="ce50">
            <text:p>EWAN</text:p>
          </table:table-cell>
          <table:table-cell office:value-type="string" table:style-name="ce23">
            <text:p><text:a xlink:href="https://globalnation.inquirer.net/171564/china-seeks-mechanism-to-ease-sea-conflict">https://globalnation.inquirer.net/171564/china-seeks-mechanism-to-ease-sea-conflict</text:a></text:p>
          </table:table-cell>
          <table:table-cell table:number-columns-repeated="2" table:style-name="ce21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7" table:style-name="ce51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7" table:style-name="ce51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8_drug_war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14">
            <text:p><text:a xlink:href="https://newsinfo.inquirer.net/929163/palace-malignant-elements-conspire-to-sabotage-drug-war">https://newsinfo.inquirer.net/929163/palace-malignant-elements-conspire-to-sabotage-drug-war</text:a></text:p>
          </table:table-cell>
          <table:table-cell office:value-type="string" table:style-name="ce4">
            <text:p><text:a xlink:href="https://www.youtube.com/watch?v=Ngf_Bp-5A-E">https://www.youtube.com/watch?v=Ngf_Bp-5A-E</text:a></text:p>
          </table:table-cell>
          <table:table-cell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16">
            <text:p><text:a xlink:href="https://www.gmanetwork.com/news/topstories/nation/819163/war-on-drugs-should-not-focus-on-killings-but-be-treated-as-a-health-problem-ka-leody/story/">https://www.gmanetwork.com/news/topstories/nation/819163/war-on-drugs-should-not-focus-on-killings-but-be-treated-as-a-health-problem-ka-leody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14">
            <text:p><text:a xlink:href="http://news.abs-cbn.com/amp/news/11/26/21/isko-moreno-pledges-to-continue-dutertes-drug-war">http://news.abs-cbn.com/amp/news/11/26/21/isko-moreno-pledges-to-continue-dutertes-drug-war</text:a></text:p>
          </table:table-cell>
          <table:table-cell office:value-type="string" table:style-name="ce4">
            <text:p><text:a xlink:href="https://www.philstar.com/headlines/2022/01/23/2155863/presidential-bets-want-continue-drug-war-without-extrajudicial-killings">https://www.philstar.com/headlines/2022/01/23/2155863/presidential-bets-want-continue-drug-war-without-extrajudicial-killing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8" table:style-name="ce53">
            <text:p>DI PABOR</text:p>
          </table:table-cell>
          <table:table-cell office:value-type="string" table:style-name="ce16">
            <text:p><text:a xlink:href="https://news.tv5.com.ph/breaking/read/bilang-pilipino-gonzales-calls-dutertes-drug-war-monumental-tragedy-for-heavy-handed-approach">https://news.tv5.com.ph/breaking/read/bilang-pilipino-gonzales-calls-dutertes-drug-war-monumental-tragedy-for-heavy-handed-approach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14">
            <text:p><text:a xlink:href="https://www.youtube.com/watch?v=E9pVXQicQ54">https://www.youtube.com/watch?v=E9pVXQicQ54</text:a></text:p>
          </table:table-cell>
          <table:table-cell office:value-type="string" table:style-name="ce4">
            <text:p><text:a xlink:href="https://www.philstar.com/headlines/2022/01/23/2155863/presidential-bets-want-continue-drug-war-without-extrajudicial-killings">https://www.philstar.com/headlines/2022/01/23/2155863/presidential-bets-want-continue-drug-war-without-extrajudicial-killing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16">
            <text:p><text:a xlink:href="https://www.rappler.com/nation/elections/presidential-candidates-responses-war-on-drugs-comelec-presidential-debate-2022/">https://www.rappler.com/nation/elections/presidential-candidates-responses-war-on-drugs-comelec-presidential-debate-2022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14">
            <text:p><text:a xlink:href="https://www.rappler.com/nation/bongbong-marcos-will-continue-drug-war-shield-from-international-criminal-court/">https://www.rappler.com/nation/bongbong-marcos-will-continue-drug-war-shield-from-international-criminal-court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16">
            <text:p><text:a xlink:href="https://www.gmanetwork.com/news/topstories/nation/821706/presidential-hopeful-montemayor-says-no-ejks-tokhang-if-he-wins-in-eleksyon-2022/story/">https://www.gmanetwork.com/news/topstories/nation/821706/presidential-hopeful-montemayor-says-no-ejks-tokhang-if-he-wins-in-eleksyon-2022/story/</text:a></text:p>
          </table:table-cell>
          <table:table-cell office:value-type="string" table:style-name="ce4">
            <text:p><text:a xlink:href="https://www.rappler.com/nation/elections/presidential-candidates-responses-war-on-drugs-comelec-presidential-debate-2022/">https://www.rappler.com/nation/elections/presidential-candidates-responses-war-on-drugs-comelec-presidential-debate-2022/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14">
            <text:p><text:a xlink:href="https://newsinfo.inquirer.net/1523118/pacquiao-to-continue-war-on-drugs-but-in-the-right-way">https://newsinfo.inquirer.net/1523118/pacquiao-to-continue-war-on-drugs-but-in-the-right-way</text:a></text:p>
          </table:table-cell>
          <table:table-cell office:value-type="string" table:style-name="ce4">
            <text:p><text:a xlink:href="https://www.philstar.com/headlines/2022/01/23/2155863/presidential-bets-want-continue-drug-war-without-extrajudicial-killings">https://www.philstar.com/headlines/2022/01/23/2155863/presidential-bets-want-continue-drug-war-without-extrajudicial-killing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14">
            <text:p><text:a xlink:href="https://newsinfo.inquirer.net/1508254/robredo-to-set-a-drug-war-thats-more-on-rehab-and-prevention-than-kill-kill-kill">https://newsinfo.inquirer.net/1508254/robredo-to-set-a-drug-war-thats-more-on-rehab-and-prevention-than-kill-kill-kill</text:a></text:p>
          </table:table-cell>
          <table:table-cell office:value-type="string" table:style-name="ce4">
            <text:p><text:a xlink:href="https://www.reuters.com/article/uk-philippines-drugs-robredo-idUKKBN16M0XR">https://www.reuters.com/article/uk-philippines-drugs-robredo-idUKKBN16M0XR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4">
            <text:p><text:a xlink:href="https://newsinfo.inquirer.net/1511056/watch-inqside-look-with-vice-presidential-aspirant-lito-atienza?utm_medium=Social&amp;utm_source=Facebook&amp;fbclid=IwAR1Gf_BLVa0AHzxUSeTgDFJoRRn7cyefdgztZkro-cfvDmVruW6-EJ8_eRw#Echobox=1636164261">https://newsinfo.inquirer.net/1511056/watch-inqside-look-with-vice-presidential-aspirant-lito-atienza?utm_medium=Social&amp;utm_source=Facebook&amp;fbclid=IwAR1Gf_BLVa0AHzxUSeTgDFJoRRn7cyefdgztZkro-cfvDmVruW6-EJ8_eRw#Echobox=1636164261</text:a></text:p>
          </table:table-cell>
          <table:table-cell office:value-type="string" table:style-name="ce4">
            <text:p><text:a xlink:href="https://newsinfo.inquirer.net/1153712/buhay-rep-atienza-wants-house-resolution-supporting-war-on-drugs">https://newsinfo.inquirer.net/1153712/buhay-rep-atienza-wants-house-resolution-supporting-war-on-drug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8" table:style-name="ce53">
            <text:p>DI PABOR</text:p>
          </table:table-cell>
          <table:table-cell office:value-type="string" table:style-name="ce4">
            <text:p><text:a xlink:href="https://news.abs-cbn.com/news/12/22/21/walden-bello-duterte-must-answer-for-bloody-drug-war">https://news.abs-cbn.com/news/12/22/21/walden-bello-duterte-must-answer-for-bloody-drug-war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4">
            <text:p><text:a xlink:href="https://ph.rappler.com/elections/2022/candidates/Sara-Duterte">https://ph.rappler.com/elections/2022/candidates/Sara-Duterte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2" table:style-name="ce3"/>
          <table:table-cell table:style-name="ce55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4">
            <text:p><text:a xlink:href="https://ph.rappler.com/elections/2022/candidates/Willie-Ong">https://ph.rappler.com/elections/2022/candidates/Willie-Ong</text:a></text:p>
          </table:table-cell>
          <table:table-cell office:value-type="string" table:style-name="ce4">
            <text:p><text:a xlink:href="https://www.rappler.com/nation/elections/willie-ong-wants-public-health-approach-curb-illegal-drugs-cnn-debate-2022/">https://www.rappler.com/nation/elections/willie-ong-wants-public-health-approach-curb-illegal-drugs-cnn-debate-2022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8" table:style-name="ce53">
            <text:p>PABOR</text:p>
          </table:table-cell>
          <table:table-cell office:value-type="string" table:style-name="ce4">
            <text:p><text:a xlink:href="https://ph.rappler.com/elections/2022/candidates/Francis-Pangilinan">https://ph.rappler.com/elections/2022/candidates/Francis-Pangilinan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8" table:style-name="ce53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8" table:style-name="ce54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8" table:style-name="ce54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9_EJK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9" table:style-name="ce56">
            <text:p>PABOR</text:p>
          </table:table-cell>
          <table:table-cell office:value-type="string" table:style-name="ce14">
            <text:p><text:a xlink:href="https://www.rappler.com/nation/184454-one-extrajudicial-killing-ejk-duterte-administration-pnp/">https://www.rappler.com/nation/184454-one-extrajudicial-killing-ejk-duterte-administration-pnp/</text:a></text:p>
          </table:table-cell>
          <table:table-cell office:value-type="string" table:style-name="ce4">
            <text:p><text:a xlink:href="https://newsinfo.inquirer.net/936381/pnp-war-on-drugs-drug-killings-extrajudicial-killings-ernesto-abella">https://newsinfo.inquirer.net/936381/pnp-war-on-drugs-drug-killings-extrajudicial-killings-ernesto-abella</text:a></text:p>
          </table:table-cell>
          <table:table-cell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16">
            <text:p><text:a xlink:href="https://www.gmanetwork.com/news/topstories/nation/819163/war-on-drugs-should-not-focus-on-killings-but-be-treated-as-a-health-problem-ka-leody/story/">https://www.gmanetwork.com/news/topstories/nation/819163/war-on-drugs-should-not-focus-on-killings-but-be-treated-as-a-health-problem-ka-leody/story/</text:a></text:p>
          </table:table-cell>
          <table:table-cell office:value-type="string" table:style-name="ce4">
            <text:p><text:a xlink:href="https://newsinfo.inquirer.net/1536648/leody-de-guzman-hits-duterte-over-war-on-drugs">https://newsinfo.inquirer.net/1536648/leody-de-guzman-hits-duterte-over-war-on-drug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14">
            <text:p><text:a xlink:href="https://newsinfo.inquirer.net/1498797/isko-vows-no-ejk-in-anti-drug-campaign-if-im-elected-president/amp">https://newsinfo.inquirer.net/1498797/isko-vows-no-ejk-in-anti-drug-campaign-if-im-elected-president/amp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16">
            <text:p><text:a xlink:href="https://news.tv5.com.ph/breaking/read/bilang-pilipino-gonzales-calls-dutertes-drug-war-monumental-tragedy-for-heavy-handed-approach">https://news.tv5.com.ph/breaking/read/bilang-pilipino-gonzales-calls-dutertes-drug-war-monumental-tragedy-for-heavy-handed-approach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14">
            <text:p><text:a xlink:href="https://mb.com.ph/2021/11/02/lacson-sotto-tandem-to-end-ejks-ninja-cops/">https://mb.com.ph/2021/11/02/lacson-sotto-tandem-to-end-ejks-ninja-cops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16">
            <text:p><text:a xlink:href="https://newsinfo.inquirer.net/1577715/drug-war-pacquiao-says-kill-suppliers-montemayor-mangondato-reject-ejks">https://newsinfo.inquirer.net/1577715/drug-war-pacquiao-says-kill-suppliers-montemayor-mangondato-reject-ejks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16">
            <text:p><text:a xlink:href="https://newsinfo.inquirer.net/1577715/drug-war-pacquiao-says-kill-suppliers-montemayor-mangondato-reject-ejks">https://newsinfo.inquirer.net/1577715/drug-war-pacquiao-says-kill-suppliers-montemayor-mangondato-reject-ejks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14">
            <text:p><text:a xlink:href="https://www.philstar.com/headlines/2021/12/12/2147370/pacquiao-vows-end-ejks-if-he-wins-presidency">https://www.philstar.com/headlines/2021/12/12/2147370/pacquiao-vows-end-ejks-if-he-wins-presidency</text:a></text:p>
          </table:table-cell>
          <table:table-cell office:value-type="string" table:style-name="ce4">
            <text:p><text:a xlink:href="https://newsinfo.inquirer.net/1577715/drug-war-pacquiao-says-kill-suppliers-montemayor-mangondato-reject-ejks">https://newsinfo.inquirer.net/1577715/drug-war-pacquiao-says-kill-suppliers-montemayor-mangondato-reject-ejk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14">
            <text:p><text:a xlink:href="https://www.philstar.com/headlines/2017/12/09/1766927/human-rights-day-pinoys-urged-stand-vs-ejk">https://www.philstar.com/headlines/2017/12/09/1766927/human-rights-day-pinoys-urged-stand-vs-ejk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4">
            <text:p><text:a xlink:href="https://sg.news.yahoo.com/ejk-cases-anti-drugs-campaign-132704309.html">https://sg.news.yahoo.com/ejk-cases-anti-drugs-campaign-132704309.html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4">
            <text:p><text:a xlink:href="https://news.abs-cbn.com/news/12/22/21/walden-bello-duterte-must-answer-for-bloody-drug-war">https://news.abs-cbn.com/news/12/22/21/walden-bello-duterte-must-answer-for-bloody-drug-war</text:a></text:p>
          </table:table-cell>
          <table:table-cell office:value-type="string" table:style-name="ce4">
            <text:p><text:a xlink:href="https://mobile.twitter.com/PhilstarNews/status/1497520108784467970">https://mobile.twitter.com/PhilstarNews/status/1497520108784467970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9" table:style-name="ce56">
            <text:p>PABOR</text:p>
          </table:table-cell>
          <table:table-cell office:value-type="string" table:style-name="ce4">
            <text:p><text:a xlink:href="https://mb.com.ph/2022/02/22/mayor-sara-highlights-dads-effective-war-on-crime-drugs/">https://mb.com.ph/2022/02/22/mayor-sara-highlights-dads-effective-war-on-crime-drugs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2" table:style-name="ce3"/>
          <table:table-cell table:style-name="ce58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9" table:style-name="ce56">
            <text:p>DI PABOR</text:p>
          </table:table-cell>
          <table:table-cell office:value-type="string" table:style-name="ce4">
            <text:p><text:a xlink:href="https://ph.rappler.com/elections/2022/candidates/Francis-Pangilinan">https://ph.rappler.com/elections/2022/candidates/Francis-Pangilinan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9" table:style-name="ce56">
            <text:p>PABOR</text:p>
          </table:table-cell>
          <table:table-cell office:value-type="string" table:style-name="ce4">
            <text:p><text:a xlink:href="https://www.youtube.com/watch?v=6eUncNirWA8">https://www.youtube.com/watch?v=6eUncNirWA8</text:a></text:p>
          </table:table-cell>
          <table:table-cell office:value-type="string" table:style-name="ce4">
            <text:p><text:a xlink:href="https://newsinfo.inquirer.net/1051352/sotto-ejks-exist-in-ph-but-not-sanctioned-by-govt">https://newsinfo.inquirer.net/1051352/sotto-ejks-exist-in-ph-but-not-sanctioned-by-govt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9" table:style-name="ce56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9" table:style-name="ce57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9" table:style-name="ce57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10_anti-terror_law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19">
            <text:p>runningFor</text:p>
          </table:table-cell>
          <table:table-cell office:value-type="string" table:style-name="ce19">
            <text:p>ballotNum</text:p>
          </table:table-cell>
          <table:table-cell office:value-type="string" table:style-name="ce20">
            <text:p>lastName</text:p>
          </table:table-cell>
          <table:table-cell office:value-type="string" table:style-name="ce19">
            <text:p>firstName</text:p>
          </table:table-cell>
          <table:table-cell office:value-type="string" table:style-name="ce19">
            <text:p>party</text:p>
          </table:table-cell>
          <table:table-cell office:value-type="string" table:style-name="ce19">
            <text:p>profileURL</text:p>
          </table:table-cell>
          <table:table-cell office:value-type="string" table:style-name="ce19">
            <text:p>stance</text:p>
          </table:table-cell>
          <table:table-cell office:value-type="string" table:style-name="ce19">
            <text:p>sourceURL1</text:p>
          </table:table-cell>
          <table:table-cell office:value-type="string" table:style-name="ce19">
            <text:p>sourceURL2</text:p>
          </table:table-cell>
          <table:table-cell office:value-type="string" table:style-name="ce19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ABELLA</text:p>
          </table:table-cell>
          <table:table-cell office:value-type="string" table:style-name="ce21">
            <text:p>ERNIE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www.youtube.com/watch?v=i_VrkJFVeEc">https://www.youtube.com/watch?v=i_VrkJFVeEc</text:a></text:p>
          </table:table-cell>
          <table:table-cell table:number-columns-repeated="2" table:style-name="ce25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2" table:style-name="ce21">
            <text:p>2</text:p>
          </table:table-cell>
          <table:table-cell office:value-type="string" table:style-name="ce22">
            <text:p>DE GUZMAN</text:p>
          </table:table-cell>
          <table:table-cell office:value-type="string" table:style-name="ce21">
            <text:p>LEODY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gmanetwork.com/news/topstories/nation/823412/ka-leody-vows-to-abolish-ntf-elcac-anti-terror-law-reallocate-budget-to-health-education/story/">https://www.gmanetwork.com/news/topstories/nation/823412/ka-leody-vows-to-abolish-ntf-elcac-anti-terror-law-reallocate-budget-to-health-education/story/</text:a></text:p>
          </table:table-cell>
          <table:table-cell office:value-type="string" table:style-name="ce23">
            <text:p><text:a xlink:href="https://kaleody.org/platform/">https://kaleody.org/platform/</text:a></text:p>
          </table:table-cell>
          <table:table-cell office:value-type="string" table:style-name="ce23">
            <text:p><text:a xlink:href="https://cmfr-phil.org/media-ethics-responsibility/journalism-review/whats-at-stake-bulatlat-reminds-voters-of-candidates-stand-on-anti-terror-law/">https://cmfr-phil.org/media-ethics-responsibility/journalism-review/whats-at-stake-bulatlat-reminds-voters-of-candidates-stand-on-anti-terror-law/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3" table:style-name="ce21">
            <text:p>3</text:p>
          </table:table-cell>
          <table:table-cell office:value-type="string" table:style-name="ce22">
            <text:p>DOMAGOSO</text:p>
          </table:table-cell>
          <table:table-cell office:value-type="string" table:style-name="ce21">
            <text:p>ISKO MORENO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4">
            <text:p><text:a xlink:href="https://www.pna.gov.ph/articles/1106143">https://www.pna.gov.ph/articles/1106143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4" table:style-name="ce21">
            <text:p>4</text:p>
          </table:table-cell>
          <table:table-cell office:value-type="string" table:style-name="ce22">
            <text:p>GONZALES</text:p>
          </table:table-cell>
          <table:table-cell office:value-type="string" table:style-name="ce21">
            <text:p>NORBERTO</text:p>
          </table:table-cell>
          <table:table-cell office:value-type="string" table:style-name="ce21">
            <text:p>PDSP</text:p>
          </table:table-cell>
          <table:table-cell office:value-type="string" table:style-name="ce23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5" table:style-name="ce21">
            <text:p>5</text:p>
          </table:table-cell>
          <table:table-cell office:value-type="string" table:style-name="ce22">
            <text:p>LACSON</text:p>
          </table:table-cell>
          <table:table-cell office:value-type="string" table:style-name="ce21">
            <text:p>PING</text:p>
          </table:table-cell>
          <table:table-cell office:value-type="string" table:style-name="ce21">
            <text:p>PDR</text:p>
          </table:table-cell>
          <table:table-cell office:value-type="string" table:style-name="ce23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4">
            <text:p><text:a xlink:href="https://www.rappler.com/nation/elections/things-to-know-2022-presidential-nominee-ping-lacson-vp-tito-sotto/">https://www.rappler.com/nation/elections/things-to-know-2022-presidential-nominee-ping-lacson-vp-tito-sotto/</text:a></text:p>
          </table:table-cell>
          <table:table-cell office:value-type="string" table:style-name="ce23">
            <text:p><text:a xlink:href="https://newsinfo.inquirer.net/1525820/lacson-anti-terror-law-still-a-win-for-peace-even-if-parts-of-it-declared-unconstitutional">https://newsinfo.inquirer.net/1525820/lacson-anti-terror-law-still-a-win-for-peace-even-if-parts-of-it-declared-unconstitutional</text:a></text:p>
          </table:table-cell>
          <table:table-cell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6" table:style-name="ce21">
            <text:p>6</text:p>
          </table:table-cell>
          <table:table-cell office:value-type="string" table:style-name="ce22">
            <text:p>MANGONDATO</text:p>
          </table:table-cell>
          <table:table-cell office:value-type="string" table:style-name="ce21">
            <text:p>FAISAL</text:p>
          </table:table-cell>
          <table:table-cell office:value-type="string" table:style-name="ce21">
            <text:p>KTPNAN</text:p>
          </table:table-cell>
          <table:table-cell office:value-type="string" table:style-name="ce23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7" table:style-name="ce21">
            <text:p>7</text:p>
          </table:table-cell>
          <table:table-cell office:value-type="string" table:style-name="ce22">
            <text:p>MARCOS</text:p>
          </table:table-cell>
          <table:table-cell office:value-type="string" table:style-name="ce26">
            <text:p>BONGBONG</text:p>
          </table:table-cell>
          <table:table-cell office:value-type="string" table:style-name="ce21">
            <text:p>PFP</text:p>
          </table:table-cell>
          <table:table-cell office:value-type="string" table:style-name="ce23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fb.watch/8NV425N2_D/">https://fb.watch/8NV425N2_D/</text:a></text:p>
          </table:table-cell>
          <table:table-cell office:value-type="string" table:style-name="ce23">
            <text:p><text:a xlink:href="https://www.bulatlat.com/2022/02/20/why-presidentiables-stand-on-terror-law-is-an-election-issue/">https://www.bulatlat.com/2022/02/20/why-presidentiables-stand-on-terror-law-is-an-election-issue/</text:a></text:p>
          </table:table-cell>
          <table:table-cell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MONTEMAYOR</text:p>
          </table:table-cell>
          <table:table-cell office:value-type="string" table:style-name="ce21">
            <text:p>JOSE JR.</text:p>
          </table:table-cell>
          <table:table-cell office:value-type="string" table:style-name="ce21">
            <text:p>DPP</text:p>
          </table:table-cell>
          <table:table-cell office:value-type="string" table:style-name="ce23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cnnphilippines.com/news/2022/4/3/Comelec-second-presidential-debate-human-rights.html">https://www.cnnphilippines.com/news/2022/4/3/Comelec-second-presidential-debate-human-rights.html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PACQUIAO</text:p>
          </table:table-cell>
          <table:table-cell office:value-type="string" table:style-name="ce21">
            <text:p>MANNY PACMAN</text:p>
          </table:table-cell>
          <table:table-cell office:value-type="string" table:style-name="ce21">
            <text:p>PROMDI</text:p>
          </table:table-cell>
          <table:table-cell office:value-type="string" table:style-name="ce23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10" table:style-name="ce59">
            <text:p>EWAN</text:p>
          </table:table-cell>
          <table:table-cell office:value-type="string" table:style-name="ce24">
            <text:p><text:a xlink:href="https://www.rappler.com/nation/elections/pacquiao-open-abolishing-anti-terrorism-law/">https://www.rappler.com/nation/elections/pacquiao-open-abolishing-anti-terrorism-law/</text:a></text:p>
          </table:table-cell>
          <table:table-cell office:value-type="string" table:style-name="ce23">
            <text:p><text:a xlink:href="https://newsinfo.inquirer.net/1555092/pacquiao-now-open-to-revising-even-abolishing-anti-terror-law">https://newsinfo.inquirer.net/1555092/pacquiao-now-open-to-revising-even-abolishing-anti-terror-law</text:a></text:p>
          </table:table-cell>
          <table:table-cell office:value-type="string" table:style-name="ce23">
            <text:p><text:a xlink:href="https://www.gmanetwork.com/news/topstories/nation/821983/pacquiao-won-t-allow-authorities-to-abuse-anti-terror-law/story/">https://www.gmanetwork.com/news/topstories/nation/821983/pacquiao-won-t-allow-authorities-to-abuse-anti-terror-law/story/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21">
            <text:p>President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ROBREDO</text:p>
          </table:table-cell>
          <table:table-cell office:value-type="string" table:style-name="ce21">
            <text:p>LENI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4">
            <text:p><text:a xlink:href="https://newsinfo.inquirer.net/1525823/robredo-hopes-other-concerns-with-anti-terror-law-are-addressed-too">https://newsinfo.inquirer.net/1525823/robredo-hopes-other-concerns-with-anti-terror-law-are-addressed-too</text:a></text:p>
          </table:table-cell>
          <table:table-cell office:value-type="string" table:style-name="ce23">
            <text:p><text:a xlink:href="https://www.rappler.com/nation/leni-robredo-knowing-rights-best-defense-vs-anti-terror-law-abuses">https://www.rappler.com/nation/leni-robredo-knowing-rights-best-defense-vs-anti-terror-law-abuses</text:a></text:p>
          </table:table-cell>
          <table:table-cell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ATIENZA</text:p>
          </table:table-cell>
          <table:table-cell office:value-type="string" table:style-name="ce21">
            <text:p>LITO</text:p>
          </table:table-cell>
          <table:table-cell office:value-type="string" table:style-name="ce21">
            <text:p>PROMDI</text:p>
          </table:table-cell>
          <table:table-cell office:value-type="string" table:style-name="ce23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10" table:style-name="ce59">
            <text:p>EWAN</text:p>
          </table:table-cell>
          <table:table-cell office:value-type="string" table:style-name="ce23">
            <text:p><text:a xlink:href="https://newsinfo.inquirer.net/1288345/doj-to-expedite-review-of-terror-bill/amp">https://newsinfo.inquirer.net/1288345/doj-to-expedite-review-of-terror-bill/amp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2" table:style-name="ce21">
            <text:p>2</text:p>
          </table:table-cell>
          <table:table-cell office:value-type="string" table:style-name="ce22">
            <text:p>BELLO</text:p>
          </table:table-cell>
          <table:table-cell office:value-type="string" table:style-name="ce21">
            <text:p>WALDEN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bulatlat.com/2022/02/20/why-presidentiables-stand-on-terror-law-is-an-election-issue/">https://www.bulatlat.com/2022/02/20/why-presidentiables-stand-on-terror-law-is-an-election-issue/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3" table:style-name="ce21">
            <text:p>3</text:p>
          </table:table-cell>
          <table:table-cell office:value-type="string" table:style-name="ce22">
            <text:p>DAVID</text:p>
          </table:table-cell>
          <table:table-cell office:value-type="string" table:style-name="ce21">
            <text:p>RIZALITO</text:p>
          </table:table-cell>
          <table:table-cell office:value-type="string" table:style-name="ce21">
            <text:p>DPP</text:p>
          </table:table-cell>
          <table:table-cell office:value-type="string" table:style-name="ce23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facebook.com/tolitsyap.david/posts/3245533598837505">https://www.facebook.com/tolitsyap.david/posts/3245533598837505</text:a></text:p>
          </table:table-cell>
          <table:table-cell table:number-columns-repeated="2"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4" table:style-name="ce21">
            <text:p>4</text:p>
          </table:table-cell>
          <table:table-cell office:value-type="string" table:style-name="ce22">
            <text:p>DUTERTE</text:p>
          </table:table-cell>
          <table:table-cell office:value-type="string" table:style-name="ce21">
            <text:p>SARA</text:p>
          </table:table-cell>
          <table:table-cell office:value-type="string" table:style-name="ce21">
            <text:p>LAKAS</text:p>
          </table:table-cell>
          <table:table-cell office:value-type="string" table:style-name="ce23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www.pna.gov.ph/articles/1106098">https://www.pna.gov.ph/articles/1106098</text:a></text:p>
          </table:table-cell>
          <table:table-cell office:value-type="string" table:style-name="ce23">
            <text:p><text:a xlink:href="https://www.bulatlat.com/2022/02/20/why-presidentiables-stand-on-terror-law-is-an-election-issue/">https://www.bulatlat.com/2022/02/20/why-presidentiables-stand-on-terror-law-is-an-election-issue/</text:a></text:p>
          </table:table-cell>
          <table:table-cell table:style-name="ce2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5" table:style-name="ce21">
            <text:p>5</text:p>
          </table:table-cell>
          <table:table-cell office:value-type="string" table:style-name="ce22">
            <text:p>LOPEZ</text:p>
          </table:table-cell>
          <table:table-cell office:value-type="string" table:style-name="ce21">
            <text:p>MANNY SD</text:p>
          </table:table-cell>
          <table:table-cell office:value-type="string" table:style-name="ce21">
            <text:p>WPP</text:p>
          </table:table-cell>
          <table:table-cell office:value-type="string" table:style-name="ce23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2" table:style-name="ce21"/>
          <table:table-cell table:style-name="ce61"/>
          <table:table-cell table:number-columns-repeated="16374" table:style-name="ce1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6" table:style-name="ce21">
            <text:p>6</text:p>
          </table:table-cell>
          <table:table-cell office:value-type="string" table:style-name="ce22">
            <text:p>ONG</text:p>
          </table:table-cell>
          <table:table-cell office:value-type="string" table:style-name="ce21">
            <text:p>DOC WILLIE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10" table:style-name="ce59">
            <text:p>EWAN</text:p>
          </table:table-cell>
          <table:table-cell office:value-type="string" table:style-name="ce23">
            <text:p><text:a xlink:href="https://www.bulatlat.com/2022/02/20/why-presidentiables-stand-on-terror-law-is-an-election-issue/">https://www.bulatlat.com/2022/02/20/why-presidentiables-stand-on-terror-law-is-an-election-issue/</text:a></text:p>
          </table:table-cell>
          <table:table-cell office:value-type="string" table:style-name="ce23">
            <text:p><text:a xlink:href="https://www.youtube.com/watch?v=Zd5J7UqWgPY&amp;ab_channel=GMANews">https://www.youtube.com/watch?v=Zd5J7UqWgPY&amp;ab_channel=GMANews</text:a></text:p>
          </table:table-cell>
          <table:table-cell office:value-type="string" table:style-name="ce23">
            <text:p><text:a xlink:href="https://www.facebook.com/watch/?v=1342593999548377">https://www.facebook.com/watch/?v=1342593999548377</text:a></text:p>
          </table:table-cell>
          <table:table-cell table:number-columns-repeated="16374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7" table:style-name="ce21">
            <text:p>7</text:p>
          </table:table-cell>
          <table:table-cell office:value-type="string" table:style-name="ce22">
            <text:p>PANGILINAN</text:p>
          </table:table-cell>
          <table:table-cell office:value-type="string" table:style-name="ce21">
            <text:p>KIKO</text:p>
          </table:table-cell>
          <table:table-cell office:value-type="string" table:style-name="ce21">
            <text:p>LP</text:p>
          </table:table-cell>
          <table:table-cell office:value-type="string" table:style-name="ce23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bulatlat.com/2022/02/20/why-presidentiables-stand-on-terror-law-is-an-election-issue/">https://www.bulatlat.com/2022/02/20/why-presidentiables-stand-on-terror-law-is-an-election-issue/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SERAPIO</text:p>
          </table:table-cell>
          <table:table-cell office:value-type="string" table:style-name="ce21">
            <text:p>CARLOS</text:p>
          </table:table-cell>
          <table:table-cell office:value-type="string" table:style-name="ce21">
            <text:p>KTPNAN</text:p>
          </table:table-cell>
          <table:table-cell office:value-type="string" table:style-name="ce23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Vice President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SOTTO</text:p>
          </table:table-cell>
          <table:table-cell office:value-type="string" table:style-name="ce21">
            <text:p>VICENTE TITO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www.bulatlat.com/2022/02/20/why-presidentiables-stand-on-terror-law-is-an-election-issue/">https://www.bulatlat.com/2022/02/20/why-presidentiables-stand-on-terror-law-is-an-election-issue/</text:a></text:p>
          </table:table-cell>
          <table:table-cell office:value-type="string" table:style-name="ce23">
            <text:p><text:a xlink:href="https://legacy.senate.gov.ph/press_release/2020/0228_sotto2.asp">https://legacy.senate.gov.ph/press_release/2020/0228_sotto2.asp</text:a></text:p>
          </table:table-cell>
          <table:table-cell office:value-type="string" table:style-name="ce23">
            <text:p><text:a xlink:href="https://www.rappler.com/nation/262654-sotto-response-critics-only-terrorists-supporters-afraid-anti-terror-bill/">https://www.rappler.com/nation/262654-sotto-response-critics-only-terrorists-supporters-afraid-anti-terror-bill/</text:a></text:p>
          </table:table-cell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" table:style-name="ce21">
            <text:p>1</text:p>
          </table:table-cell>
          <table:table-cell office:value-type="string" table:style-name="ce22">
            <text:p>AFUANG</text:p>
          </table:table-cell>
          <table:table-cell office:value-type="string" table:style-name="ce21">
            <text:p>ABNER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" table:style-name="ce21">
            <text:p>2</text:p>
          </table:table-cell>
          <table:table-cell office:value-type="string" table:style-name="ce22">
            <text:p>ALBANI</text:p>
          </table:table-cell>
          <table:table-cell office:value-type="string" table:style-name="ce21">
            <text:p>IBRAHIM</text:p>
          </table:table-cell>
          <table:table-cell office:value-type="string" table:style-name="ce21">
            <text:p>WPP</text:p>
          </table:table-cell>
          <table:table-cell office:value-type="string" table:style-name="ce23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" table:style-name="ce21">
            <text:p>3</text:p>
          </table:table-cell>
          <table:table-cell office:value-type="string" table:style-name="ce22">
            <text:p>ARRANZA</text:p>
          </table:table-cell>
          <table:table-cell office:value-type="string" table:style-name="ce21">
            <text:p>MANG JESS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" table:style-name="ce21">
            <text:p>4</text:p>
          </table:table-cell>
          <table:table-cell office:value-type="string" table:style-name="ce22">
            <text:p>BAGUILAT</text:p>
          </table:table-cell>
          <table:table-cell office:value-type="string" table:style-name="ce21">
            <text:p>TEDDY</text:p>
          </table:table-cell>
          <table:table-cell office:value-type="string" table:style-name="ce21">
            <text:p>LP</text:p>
          </table:table-cell>
          <table:table-cell office:value-type="string" table:style-name="ce23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twitter.com/TeddyBaguilatJr/status/1315552860629762049">https://twitter.com/TeddyBaguilatJr/status/1315552860629762049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" table:style-name="ce21">
            <text:p>5</text:p>
          </table:table-cell>
          <table:table-cell office:value-type="string" table:style-name="ce22">
            <text:p>BAILEN</text:p>
          </table:table-cell>
          <table:table-cell office:value-type="string" table:style-name="ce21">
            <text:p>AGNES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" table:style-name="ce21">
            <text:p>6</text:p>
          </table:table-cell>
          <table:table-cell office:value-type="string" table:style-name="ce22">
            <text:p>BALITA</text:p>
          </table:table-cell>
          <table:table-cell office:value-type="string" table:style-name="ce21">
            <text:p>CARLOS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7" table:style-name="ce21">
            <text:p>7</text:p>
          </table:table-cell>
          <table:table-cell office:value-type="string" table:style-name="ce22">
            <text:p>BARBO</text:p>
          </table:table-cell>
          <table:table-cell office:value-type="string" table:style-name="ce21">
            <text:p>LUTZ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8" table:style-name="ce21">
            <text:p>8</text:p>
          </table:table-cell>
          <table:table-cell office:value-type="string" table:style-name="ce22">
            <text:p>BAUTISTA</text:p>
          </table:table-cell>
          <table:table-cell office:value-type="string" table:style-name="ce21">
            <text:p>HERBERT BISTEK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9" table:style-name="ce21">
            <text:p>9</text:p>
          </table:table-cell>
          <table:table-cell office:value-type="string" table:style-name="ce22">
            <text:p>BELGICA</text:p>
          </table:table-cell>
          <table:table-cell office:value-type="string" table:style-name="ce21">
            <text:p>GRECO</text:p>
          </table:table-cell>
          <table:table-cell office:value-type="string" table:style-name="ce21">
            <text:p>PDDS</text:p>
          </table:table-cell>
          <table:table-cell office:value-type="string" table:style-name="ce23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0" table:style-name="ce21">
            <text:p>10</text:p>
          </table:table-cell>
          <table:table-cell office:value-type="string" table:style-name="ce22">
            <text:p>BELLO</text:p>
          </table:table-cell>
          <table:table-cell office:value-type="string" table:style-name="ce21">
            <text:p>SILVESTRE JR.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1" table:style-name="ce21">
            <text:p>11</text:p>
          </table:table-cell>
          <table:table-cell office:value-type="string" table:style-name="ce22">
            <text:p>BINAY</text:p>
          </table:table-cell>
          <table:table-cell office:value-type="string" table:style-name="ce21">
            <text:p>JOJO</text:p>
          </table:table-cell>
          <table:table-cell office:value-type="string" table:style-name="ce21">
            <text:p>UNA</text:p>
          </table:table-cell>
          <table:table-cell office:value-type="string" table:style-name="ce23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rappler.com/nation/marching-lawyers-file-petition-vs-anti-terror-law/">https://www.rappler.com/nation/marching-lawyers-file-petition-vs-anti-terror-law/</text:a></text:p>
          </table:table-cell>
          <table:table-cell office:value-type="string" table:style-name="ce23">
            <text:p><text:a xlink:href="https://newsinfo.inquirer.net/1317935/binay-saguisag-join-25th-plea-vs-terror-law">https://newsinfo.inquirer.net/1317935/binay-saguisag-join-25th-plea-vs-terror-law</text:a></text:p>
          </table:table-cell>
          <table:table-cell office:value-type="string" table:style-name="ce23">
            <text:p><text:a xlink:href="https://www.gmanetwork.com/news/topstories/nation/750090/binay-saguisag-ask-supreme-court-to-nullify-anti-terror-law/story/">https://www.gmanetwork.com/news/topstories/nation/750090/binay-saguisag-ask-supreme-court-to-nullify-anti-terror-law/story/</text:a></text:p>
          </table:table-cell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2" table:style-name="ce21">
            <text:p>12</text:p>
          </table:table-cell>
          <table:table-cell office:value-type="string" table:style-name="ce22">
            <text:p>CABONEGRO</text:p>
          </table:table-cell>
          <table:table-cell office:value-type="string" table:style-name="ce21">
            <text:p>ROY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3" table:style-name="ce21">
            <text:p>13</text:p>
          </table:table-cell>
          <table:table-cell office:value-type="string" table:style-name="ce22">
            <text:p>CASTRICIONES</text:p>
          </table:table-cell>
          <table:table-cell office:value-type="string" table:style-name="ce21">
            <text:p>BRO JOHN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4" table:style-name="ce21">
            <text:p>14</text:p>
          </table:table-cell>
          <table:table-cell office:value-type="string" table:style-name="ce22">
            <text:p>CAYETANO</text:p>
          </table:table-cell>
          <table:table-cell office:value-type="string" table:style-name="ce21">
            <text:p>ALAN PETER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interaksyon.philstar.com/politics-issues/2020/06/09/170324/cayetano-sotto-send-anti-terrorism-bill-for-dutertes-signature-amid-lawmakers-withdrawing-support/">https://interaksyon.philstar.com/politics-issues/2020/06/09/170324/cayetano-sotto-send-anti-terrorism-bill-for-dutertes-signature-amid-lawmakers-withdrawing-support/</text:a></text:p>
          </table:table-cell>
          <table:table-cell office:value-type="string" table:style-name="ce23">
            <text:p><text:a xlink:href="https://www.rappler.com/nation/264300-cayetano-says-can-amend-repeal-anti-terror-bill-critics-proven-right-about-abuses/">https://www.rappler.com/nation/264300-cayetano-says-can-amend-repeal-anti-terror-bill-critics-proven-right-about-abuses/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5" table:style-name="ce21">
            <text:p>15</text:p>
          </table:table-cell>
          <table:table-cell office:value-type="string" table:style-name="ce22">
            <text:p>CHAVEZ</text:p>
          </table:table-cell>
          <table:table-cell office:value-type="string" table:style-name="ce21">
            <text:p>MELCHOR</text:p>
          </table:table-cell>
          <table:table-cell office:value-type="string" table:style-name="ce21">
            <text:p>WPP</text:p>
          </table:table-cell>
          <table:table-cell office:value-type="string" table:style-name="ce23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6" table:style-name="ce21">
            <text:p>16</text:p>
          </table:table-cell>
          <table:table-cell office:value-type="string" table:style-name="ce22">
            <text:p>COLMENARES</text:p>
          </table:table-cell>
          <table:table-cell office:value-type="string" table:style-name="ce21">
            <text:p>NERI</text:p>
          </table:table-cell>
          <table:table-cell office:value-type="string" table:style-name="ce21">
            <text:p>MKBYN</text:p>
          </table:table-cell>
          <table:table-cell office:value-type="string" table:style-name="ce23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npr.org/2020/07/21/893019057/why-rights-groups-worry-about-the-philippines-new-anti-terrorism-law">https://www.npr.org/2020/07/21/893019057/why-rights-groups-worry-about-the-philippines-new-anti-terrorism-law</text:a></text:p>
          </table:table-cell>
          <table:table-cell office:value-type="string" table:style-name="ce23">
            <text:p><text:a xlink:href="https://www.philstar.com/headlines/2021/02/10/2076741/colmenares-fears-anti-terror-law-may-prompt-junking-habeas-corpus-pleas">https://www.philstar.com/headlines/2021/02/10/2076741/colmenares-fears-anti-terror-law-may-prompt-junking-habeas-corpus-pleas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7" table:style-name="ce21">
            <text:p>17</text:p>
          </table:table-cell>
          <table:table-cell office:value-type="string" table:style-name="ce22">
            <text:p>D'ANGELO</text:p>
          </table:table-cell>
          <table:table-cell office:value-type="string" table:style-name="ce21">
            <text:p>DAVID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8" table:style-name="ce21">
            <text:p>18</text:p>
          </table:table-cell>
          <table:table-cell office:value-type="string" table:style-name="ce22">
            <text:p>DE LIMA</text:p>
          </table:table-cell>
          <table:table-cell office:value-type="string" table:style-name="ce21">
            <text:p>LEILA</text:p>
          </table:table-cell>
          <table:table-cell office:value-type="string" table:style-name="ce21">
            <text:p>LP</text:p>
          </table:table-cell>
          <table:table-cell office:value-type="string" table:style-name="ce23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philstar.com/headlines/2021/12/09/2146816/lacson-sotto-hail-supreme-court-upholding-most-anti-terror-law">https://www.philstar.com/headlines/2021/12/09/2146816/lacson-sotto-hail-supreme-court-upholding-most-anti-terror-law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19" table:style-name="ce21">
            <text:p>19</text:p>
          </table:table-cell>
          <table:table-cell office:value-type="string" table:style-name="ce22">
            <text:p>DEL ROSARIO</text:p>
          </table:table-cell>
          <table:table-cell office:value-type="string" table:style-name="ce21">
            <text:p>MONSOUR</text:p>
          </table:table-cell>
          <table:table-cell office:value-type="string" table:style-name="ce21">
            <text:p>PDR</text:p>
          </table:table-cell>
          <table:table-cell office:value-type="string" table:style-name="ce23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0" table:style-name="ce21">
            <text:p>20</text:p>
          </table:table-cell>
          <table:table-cell office:value-type="string" table:style-name="ce22">
            <text:p>DIAZ</text:p>
          </table:table-cell>
          <table:table-cell office:value-type="string" table:style-name="ce21">
            <text:p>DING</text:p>
          </table:table-cell>
          <table:table-cell office:value-type="string" table:style-name="ce21">
            <text:p>PPP</text:p>
          </table:table-cell>
          <table:table-cell office:value-type="string" table:style-name="ce23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1" table:style-name="ce21">
            <text:p>21</text:p>
          </table:table-cell>
          <table:table-cell office:value-type="string" table:style-name="ce22">
            <text:p>DIOKNO</text:p>
          </table:table-cell>
          <table:table-cell office:value-type="string" table:style-name="ce21">
            <text:p>CHEL</text:p>
          </table:table-cell>
          <table:table-cell office:value-type="string" table:style-name="ce21">
            <text:p>KANP</text:p>
          </table:table-cell>
          <table:table-cell office:value-type="string" table:style-name="ce23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france24.com/en/live-news/20211209-philippines-anti-terrorism-law-threatens-human-rights-despite-killer-caveat-strikedown">https://www.france24.com/en/live-news/20211209-philippines-anti-terrorism-law-threatens-human-rights-despite-killer-caveat-strikedown</text:a></text:p>
          </table:table-cell>
          <table:table-cell office:value-type="string" table:style-name="ce23">
            <text:p><text:a xlink:href="https://www.rappler.com/nation/oral-arguments-anti-terrorism-law-no-other-law-punishes-state-of-mind-chel-diokno/">https://www.rappler.com/nation/oral-arguments-anti-terrorism-law-no-other-law-punishes-state-of-mind-chel-diokno/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2" table:style-name="ce21">
            <text:p>22</text:p>
          </table:table-cell>
          <table:table-cell office:value-type="string" table:style-name="ce22">
            <text:p>EJERCITO</text:p>
          </table:table-cell>
          <table:table-cell office:value-type="string" table:style-name="ce21">
            <text:p>JV ESTRADA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10" table:style-name="ce59">
            <text:p>EWAN</text:p>
          </table:table-cell>
          <table:table-cell office:value-type="string" table:style-name="ce23">
            <text:p><text:a xlink:href="http://legacy.senate.gov.ph/press_release/2017/0524_ejercito1.asp">http://legacy.senate.gov.ph/press_release/2017/0524_ejercito1.asp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3" table:style-name="ce21">
            <text:p>23</text:p>
          </table:table-cell>
          <table:table-cell office:value-type="string" table:style-name="ce22">
            <text:p>ELEAZAR</text:p>
          </table:table-cell>
          <table:table-cell office:value-type="string" table:style-name="ce21">
            <text:p>GEN. GUILLERMO</text:p>
          </table:table-cell>
          <table:table-cell office:value-type="string" table:style-name="ce21">
            <text:p>PDR</text:p>
          </table:table-cell>
          <table:table-cell office:value-type="string" table:style-name="ce23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10" table:style-name="ce59">
            <text:p>EWAN</text:p>
          </table:table-cell>
          <table:table-cell office:value-type="string" table:style-name="ce23">
            <text:p><text:a xlink:href="https://newsinfo.inquirer.net/1463120/pnp-denies-claims-it-targets-critics-of-duterte-admin-in-war-vs-terrorism">https://newsinfo.inquirer.net/1463120/pnp-denies-claims-it-targets-critics-of-duterte-admin-in-war-vs-terrorism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4" table:style-name="ce21">
            <text:p>24</text:p>
          </table:table-cell>
          <table:table-cell office:value-type="string" table:style-name="ce22">
            <text:p>EREÑO</text:p>
          </table:table-cell>
          <table:table-cell office:value-type="string" table:style-name="ce21">
            <text:p>BRO. ERNIE</text:p>
          </table:table-cell>
          <table:table-cell office:value-type="string" table:style-name="ce21">
            <text:p>PM</text:p>
          </table:table-cell>
          <table:table-cell office:value-type="string" table:style-name="ce23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5" table:style-name="ce21">
            <text:p>25</text:p>
          </table:table-cell>
          <table:table-cell office:value-type="string" table:style-name="ce22">
            <text:p>ESCUDERO</text:p>
          </table:table-cell>
          <table:table-cell office:value-type="string" table:style-name="ce21">
            <text:p>CHIZ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rappler.com/entertainment/265688-chiz-escudero-talks-anti-terror-law-with-heart-evangelista/">https://www.rappler.com/entertainment/265688-chiz-escudero-talks-anti-terror-law-with-heart-evangelista/</text:a></text:p>
          </table:table-cell>
          <table:table-cell office:value-type="string" table:style-name="ce23">
            <text:p><text:a xlink:href="https://interaksyon.philstar.com/politics-issues/2020/06/04/169985/chiz-escudero-gets-backlash-after-posting-opinion-on-anti-terror-bill-which-his-mom-initially-co-authored/">https://interaksyon.philstar.com/politics-issues/2020/06/04/169985/chiz-escudero-gets-backlash-after-posting-opinion-on-anti-terror-bill-which-his-mom-initially-co-authored/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6" table:style-name="ce21">
            <text:p>26</text:p>
          </table:table-cell>
          <table:table-cell office:value-type="string" table:style-name="ce22">
            <text:p>ESPIRITU</text:p>
          </table:table-cell>
          <table:table-cell office:value-type="string" table:style-name="ce21">
            <text:p>LUKE</text:p>
          </table:table-cell>
          <table:table-cell office:value-type="string" table:style-name="ce21">
            <text:p>PLM</text:p>
          </table:table-cell>
          <table:table-cell office:value-type="string" table:style-name="ce23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www.rappler.com/nation/elections/voices-regions-episode-luke-espiritu-senate-bid-2022/">https://www.rappler.com/nation/elections/voices-regions-episode-luke-espiritu-senate-bid-2022/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7" table:style-name="ce21">
            <text:p>27</text:p>
          </table:table-cell>
          <table:table-cell office:value-type="string" table:style-name="ce22">
            <text:p>ESTRADA</text:p>
          </table:table-cell>
          <table:table-cell office:value-type="string" table:style-name="ce21">
            <text:p>JINGGOY</text:p>
          </table:table-cell>
          <table:table-cell office:value-type="string" table:style-name="ce21">
            <text:p>PMP</text:p>
          </table:table-cell>
          <table:table-cell office:value-type="string" table:style-name="ce23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10" table:style-name="ce59">
            <text:p>EWAN</text:p>
          </table:table-cell>
          <table:table-cell office:value-type="string" table:style-name="ce27">
            <text:p><text:a xlink:href="http://legacy.senate.gov.ph/press_release/2007/0720_estradaj4.asp">http://legacy.senate.gov.ph/press_release/2007/0720_estradaj4.asp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8" table:style-name="ce21">
            <text:p>28</text:p>
          </table:table-cell>
          <table:table-cell office:value-type="string" table:style-name="ce22">
            <text:p>FALCONE</text:p>
          </table:table-cell>
          <table:table-cell office:value-type="string" table:style-name="ce21">
            <text:p>BAL FALCON</text:p>
          </table:table-cell>
          <table:table-cell office:value-type="string" table:style-name="ce21">
            <text:p>DPP</text:p>
          </table:table-cell>
          <table:table-cell office:value-type="string" table:style-name="ce23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29" table:style-name="ce21">
            <text:p>29</text:p>
          </table:table-cell>
          <table:table-cell office:value-type="string" table:style-name="ce22">
            <text:p>GADON</text:p>
          </table:table-cell>
          <table:table-cell office:value-type="string" table:style-name="ce21">
            <text:p>LARRY</text:p>
          </table:table-cell>
          <table:table-cell office:value-type="string" table:style-name="ce21">
            <text:p>KBL</text:p>
          </table:table-cell>
          <table:table-cell office:value-type="string" table:style-name="ce23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0" table:style-name="ce21">
            <text:p>30</text:p>
          </table:table-cell>
          <table:table-cell office:value-type="string" table:style-name="ce22">
            <text:p>GATCHALIAN</text:p>
          </table:table-cell>
          <table:table-cell office:value-type="string" table:style-name="ce21">
            <text:p>WIN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news.abs-cbn.com/news/07/23/20/ang-terorismo-nandiyan-pa-rin-gatchalian-defends-anti-terror-law">https://news.abs-cbn.com/news/07/23/20/ang-terorismo-nandiyan-pa-rin-gatchalian-defends-anti-terror-law</text:a></text:p>
          </table:table-cell>
          <table:table-cell office:value-type="string" table:style-name="ce23">
            <text:p><text:a xlink:href="https://en.wikipedia.org/wiki/Anti-Terrorism_Act_of_2020#Senate_Bill_No._1083">https://en.wikipedia.org/wiki/Anti-Terrorism_Act_of_2020#Senate_Bill_No._1083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1" table:style-name="ce21">
            <text:p>31</text:p>
          </table:table-cell>
          <table:table-cell office:value-type="string" table:style-name="ce22">
            <text:p>GORDON</text:p>
          </table:table-cell>
          <table:table-cell office:value-type="string" table:style-name="ce21">
            <text:p>WOWDICK</text:p>
          </table:table-cell>
          <table:table-cell office:value-type="string" table:style-name="ce21">
            <text:p>BVNP</text:p>
          </table:table-cell>
          <table:table-cell office:value-type="string" table:style-name="ce23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en.wikipedia.org/wiki/Anti-Terrorism_Act_of_2020#Senate_Bill_No._1083">https://en.wikipedia.org/wiki/Anti-Terrorism_Act_of_2020#Senate_Bill_No._1083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2" table:style-name="ce21">
            <text:p>32</text:p>
          </table:table-cell>
          <table:table-cell office:value-type="string" table:style-name="ce22">
            <text:p>GUTOC</text:p>
          </table:table-cell>
          <table:table-cell office:value-type="string" table:style-name="ce21">
            <text:p>SAMIRA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3" table:style-name="ce21">
            <text:p>33</text:p>
          </table:table-cell>
          <table:table-cell office:value-type="string" table:style-name="ce22">
            <text:p>HONASAN</text:p>
          </table:table-cell>
          <table:table-cell office:value-type="string" table:style-name="ce21">
            <text:p>GRINGO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10" table:style-name="ce59">
            <text:p>EWAN</text:p>
          </table:table-cell>
          <table:table-cell office:value-type="string" table:style-name="ce24">
            <text:p><text:a xlink:href="https://newsinfo.inquirer.net/1057650/senators-support-shutdown-of-social-media-accounts-linked-to-terrorism">https://newsinfo.inquirer.net/1057650/senators-support-shutdown-of-social-media-accounts-linked-to-terrorism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4" table:style-name="ce21">
            <text:p>34</text:p>
          </table:table-cell>
          <table:table-cell office:value-type="string" table:style-name="ce22">
            <text:p>HONTIVEROS</text:p>
          </table:table-cell>
          <table:table-cell office:value-type="string" table:style-name="ce21">
            <text:p>RISA</text:p>
          </table:table-cell>
          <table:table-cell office:value-type="string" table:style-name="ce21">
            <text:p>AKBAYAN</text:p>
          </table:table-cell>
          <table:table-cell office:value-type="string" table:style-name="ce23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en.wikipedia.org/wiki/Anti-Terrorism_Act_of_2020#Senate_Bill_No._1083">https://en.wikipedia.org/wiki/Anti-Terrorism_Act_of_2020#Senate_Bill_No._1083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5" table:style-name="ce21">
            <text:p>35</text:p>
          </table:table-cell>
          <table:table-cell office:value-type="string" table:style-name="ce22">
            <text:p>JAVELLANA</text:p>
          </table:table-cell>
          <table:table-cell office:value-type="string" table:style-name="ce21">
            <text:p>RJ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6" table:style-name="ce21">
            <text:p>36</text:p>
          </table:table-cell>
          <table:table-cell office:value-type="string" table:style-name="ce22">
            <text:p>KIRAM</text:p>
          </table:table-cell>
          <table:table-cell office:value-type="string" table:style-name="ce21">
            <text:p>NUR MAHAL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7" table:style-name="ce21">
            <text:p>37</text:p>
          </table:table-cell>
          <table:table-cell office:value-type="string" table:style-name="ce22">
            <text:p>LABOG</text:p>
          </table:table-cell>
          <table:table-cell office:value-type="string" table:style-name="ce21">
            <text:p>ELMER</text:p>
          </table:table-cell>
          <table:table-cell office:value-type="string" table:style-name="ce21">
            <text:p>MKBYN</text:p>
          </table:table-cell>
          <table:table-cell office:value-type="string" table:style-name="ce23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8" table:style-name="ce21">
            <text:p>38</text:p>
          </table:table-cell>
          <table:table-cell office:value-type="string" table:style-name="ce22">
            <text:p>LACSON</text:p>
          </table:table-cell>
          <table:table-cell office:value-type="string" table:style-name="ce21">
            <text:p>KUYA ALEX</text:p>
          </table:table-cell>
          <table:table-cell office:value-type="string" table:style-name="ce21">
            <text:p>KP</text:p>
          </table:table-cell>
          <table:table-cell office:value-type="string" table:style-name="ce23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39" table:style-name="ce21">
            <text:p>39</text:p>
          </table:table-cell>
          <table:table-cell office:value-type="string" table:style-name="ce22">
            <text:p>LANGIT</text:p>
          </table:table-cell>
          <table:table-cell office:value-type="string" table:style-name="ce21">
            <text:p>REY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0" table:style-name="ce21">
            <text:p>40</text:p>
          </table:table-cell>
          <table:table-cell office:value-type="string" table:style-name="ce22">
            <text:p>LEGARDA</text:p>
          </table:table-cell>
          <table:table-cell office:value-type="string" table:style-name="ce21">
            <text:p>LOREN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interaksyon.philstar.com/politics-issues/2020/06/04/169972/these-lawmakers-withdrew-support-for-anti-terror-bill-after-initially-backing-it/">https://interaksyon.philstar.com/politics-issues/2020/06/04/169972/these-lawmakers-withdrew-support-for-anti-terror-bill-after-initially-backing-it/</text:a></text:p>
          </table:table-cell>
          <table:table-cell office:value-type="string" table:style-name="ce23">
            <text:p><text:a xlink:href="https://www.cnnphilippines.com/news/2020/6/4/Vilma-Santos-Loren-Legarda-lawmakers-deny-co-authoring-Anti-Terrorism-Bill.html">https://www.cnnphilippines.com/news/2020/6/4/Vilma-Santos-Loren-Legarda-lawmakers-deny-co-authoring-Anti-Terrorism-Bill.html</text:a></text:p>
          </table:table-cell>
          <table:table-cell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1" table:style-name="ce21">
            <text:p>41</text:p>
          </table:table-cell>
          <table:table-cell office:value-type="string" table:style-name="ce22">
            <text:p>LIM</text:p>
          </table:table-cell>
          <table:table-cell office:value-type="string" table:style-name="ce21">
            <text:p>ARIEL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2" table:style-name="ce21">
            <text:p>42</text:p>
          </table:table-cell>
          <table:table-cell office:value-type="string" table:style-name="ce22">
            <text:p>MALLILLIN</text:p>
          </table:table-cell>
          <table:table-cell office:value-type="string" table:style-name="ce21">
            <text:p>EMILY</text:p>
          </table:table-cell>
          <table:table-cell office:value-type="string" table:style-name="ce21">
            <text:p>PPM</text:p>
          </table:table-cell>
          <table:table-cell office:value-type="string" table:style-name="ce23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3" table:style-name="ce21">
            <text:p>43</text:p>
          </table:table-cell>
          <table:table-cell office:value-type="string" table:style-name="ce22">
            <text:p>MARCOLETA</text:p>
          </table:table-cell>
          <table:table-cell office:value-type="string" table:style-name="ce21">
            <text:p>RODANTE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4" table:style-name="ce21">
            <text:p>44</text:p>
          </table:table-cell>
          <table:table-cell office:value-type="string" table:style-name="ce22">
            <text:p>MARCOS</text:p>
          </table:table-cell>
          <table:table-cell office:value-type="string" table:style-name="ce21">
            <text:p>FRANCIS LEO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5" table:style-name="ce21">
            <text:p>45</text:p>
          </table:table-cell>
          <table:table-cell office:value-type="string" table:style-name="ce22">
            <text:p>MATULA</text:p>
          </table:table-cell>
          <table:table-cell office:value-type="string" table:style-name="ce21">
            <text:p>SONNY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10" table:style-name="ce59">
            <text:p>DI PABOR</text:p>
          </table:table-cell>
          <table:table-cell office:value-type="string" table:style-name="ce23">
            <text:p><text:a xlink:href="https://votepilipinas.com/candidate/matula-sonny.html">https://votepilipinas.com/candidate/matula-sonny.html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6" table:style-name="ce21">
            <text:p>46</text:p>
          </table:table-cell>
          <table:table-cell office:value-type="string" table:style-name="ce22">
            <text:p>MINDALANO-ADAM</text:p>
          </table:table-cell>
          <table:table-cell office:value-type="string" table:style-name="ce21">
            <text:p>MARIETA</text:p>
          </table:table-cell>
          <table:table-cell office:value-type="string" table:style-name="ce21">
            <text:p>KTPNAN</text:p>
          </table:table-cell>
          <table:table-cell office:value-type="string" table:style-name="ce23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7" table:style-name="ce21">
            <text:p>47</text:p>
          </table:table-cell>
          <table:table-cell office:value-type="string" table:style-name="ce22">
            <text:p>OLARTE</text:p>
          </table:table-cell>
          <table:table-cell office:value-type="string" table:style-name="ce21">
            <text:p>ATTY. DR. LEO.</text:p>
          </table:table-cell>
          <table:table-cell office:value-type="string" table:style-name="ce21">
            <text:p>BIGKIS</text:p>
          </table:table-cell>
          <table:table-cell office:value-type="string" table:style-name="ce23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8" table:style-name="ce21">
            <text:p>48</text:p>
          </table:table-cell>
          <table:table-cell office:value-type="string" table:style-name="ce22">
            <text:p>PADILLA</text:p>
          </table:table-cell>
          <table:table-cell office:value-type="string" table:style-name="ce21">
            <text:p>DRA. MINGUITA</text:p>
          </table:table-cell>
          <table:table-cell office:value-type="string" table:style-name="ce21">
            <text:p>PDR</text:p>
          </table:table-cell>
          <table:table-cell office:value-type="string" table:style-name="ce23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49" table:style-name="ce21">
            <text:p>49</text:p>
          </table:table-cell>
          <table:table-cell office:value-type="string" table:style-name="ce22">
            <text:p>PADILLA</text:p>
          </table:table-cell>
          <table:table-cell office:value-type="string" table:style-name="ce21">
            <text:p>ROBIN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interaksyon.philstar.com/celebrities/2020/08/07/174589/robin-padilla-claim-terrorist-attack-lebanon-blast/">https://interaksyon.philstar.com/celebrities/2020/08/07/174589/robin-padilla-claim-terrorist-attack-lebanon-blast/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0" table:style-name="ce21">
            <text:p>50</text:p>
          </table:table-cell>
          <table:table-cell office:value-type="string" table:style-name="ce22">
            <text:p>PANELO</text:p>
          </table:table-cell>
          <table:table-cell office:value-type="string" table:style-name="ce21">
            <text:p>SAL PANALO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1" table:style-name="ce21">
            <text:p>51</text:p>
          </table:table-cell>
          <table:table-cell office:value-type="string" table:style-name="ce22">
            <text:p>PIMENTEL</text:p>
          </table:table-cell>
          <table:table-cell office:value-type="string" table:style-name="ce21">
            <text:p>ASTRA</text:p>
          </table:table-cell>
          <table:table-cell office:value-type="string" table:style-name="ce21">
            <text:p>PDPLBN</text:p>
          </table:table-cell>
          <table:table-cell office:value-type="string" table:style-name="ce23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2" table:style-name="ce21">
            <text:p>52</text:p>
          </table:table-cell>
          <table:table-cell office:value-type="string" table:style-name="ce22">
            <text:p>PIÑOL</text:p>
          </table:table-cell>
          <table:table-cell office:value-type="string" table:style-name="ce21">
            <text:p>MANNY</text:p>
          </table:table-cell>
          <table:table-cell office:value-type="string" table:style-name="ce21">
            <text:p>NPC</text:p>
          </table:table-cell>
          <table:table-cell office:value-type="string" table:style-name="ce23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3" table:style-name="ce21">
            <text:p>53</text:p>
          </table:table-cell>
          <table:table-cell office:value-type="string" table:style-name="ce22">
            <text:p>RICABLANCA</text:p>
          </table:table-cell>
          <table:table-cell office:value-type="string" table:style-name="ce21">
            <text:p>WILLIE. JR.</text:p>
          </table:table-cell>
          <table:table-cell office:value-type="string" table:style-name="ce21">
            <text:p>PM</text:p>
          </table:table-cell>
          <table:table-cell office:value-type="string" table:style-name="ce23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4" table:style-name="ce21">
            <text:p>54</text:p>
          </table:table-cell>
          <table:table-cell office:value-type="string" table:style-name="ce22">
            <text:p>ROQUE</text:p>
          </table:table-cell>
          <table:table-cell office:value-type="string" table:style-name="ce21">
            <text:p>HARRY SPOX</text:p>
          </table:table-cell>
          <table:table-cell office:value-type="string" table:style-name="ce21">
            <text:p>PRP</text:p>
          </table:table-cell>
          <table:table-cell office:value-type="string" table:style-name="ce23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www.rappler.com/nation/265843-roque-defends-anti-terror-law-safeguards-enough-protect-rights/">https://www.rappler.com/nation/265843-roque-defends-anti-terror-law-safeguards-enough-protect-rights/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5" table:style-name="ce21">
            <text:p>55</text:p>
          </table:table-cell>
          <table:table-cell office:value-type="string" table:style-name="ce22">
            <text:p>SAHIDULLA</text:p>
          </table:table-cell>
          <table:table-cell office:value-type="string" table:style-name="ce21">
            <text:p>LADY ANNE</text:p>
          </table:table-cell>
          <table:table-cell office:value-type="string" table:style-name="ce21">
            <text:p>PDDS</text:p>
          </table:table-cell>
          <table:table-cell office:value-type="string" table:style-name="ce23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6" table:style-name="ce21">
            <text:p>56</text:p>
          </table:table-cell>
          <table:table-cell office:value-type="string" table:style-name="ce22">
            <text:p>SISON</text:p>
          </table:table-cell>
          <table:table-cell office:value-type="string" table:style-name="ce21">
            <text:p>JOPET</text:p>
          </table:table-cell>
          <table:table-cell office:value-type="string" table:style-name="ce21">
            <text:p>AKSYON</text:p>
          </table:table-cell>
          <table:table-cell office:value-type="string" table:style-name="ce23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7" table:style-name="ce21">
            <text:p>57</text:p>
          </table:table-cell>
          <table:table-cell office:value-type="string" table:style-name="ce22">
            <text:p>TEODORO</text:p>
          </table:table-cell>
          <table:table-cell office:value-type="string" table:style-name="ce21">
            <text:p>GIBO</text:p>
          </table:table-cell>
          <table:table-cell office:value-type="string" table:style-name="ce21">
            <text:p>PRP</text:p>
          </table:table-cell>
          <table:table-cell office:value-type="string" table:style-name="ce23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8" table:style-name="ce21">
            <text:p>58</text:p>
          </table:table-cell>
          <table:table-cell office:value-type="string" table:style-name="ce22">
            <text:p>TRILLANES</text:p>
          </table:table-cell>
          <table:table-cell office:value-type="string" table:style-name="ce21">
            <text:p>ANTONIO IV</text:p>
          </table:table-cell>
          <table:table-cell office:value-type="string" table:style-name="ce21">
            <text:p>LP</text:p>
          </table:table-cell>
          <table:table-cell office:value-type="string" table:style-name="ce23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10" table:style-name="ce59">
            <text:p>EWAN</text:p>
          </table:table-cell>
          <table:table-cell office:value-type="string" table:style-name="ce23">
            <text:p><text:a xlink:href="https://newsinfo.inquirer.net/1291827/trillanes-proposes-doable-policies-instead-of-anti-terror-bill">https://newsinfo.inquirer.net/1291827/trillanes-proposes-doable-policies-instead-of-anti-terror-bill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59" table:style-name="ce21">
            <text:p>59</text:p>
          </table:table-cell>
          <table:table-cell office:value-type="string" table:style-name="ce22">
            <text:p>TULFO</text:p>
          </table:table-cell>
          <table:table-cell office:value-type="string" table:style-name="ce21">
            <text:p>IDOL RAFFY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0" table:style-name="ce21">
            <text:p>60</text:p>
          </table:table-cell>
          <table:table-cell office:value-type="string" table:style-name="ce22">
            <text:p>VALEROS</text:p>
          </table:table-cell>
          <table:table-cell office:value-type="string" table:style-name="ce21">
            <text:p>REY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1" table:style-name="ce21">
            <text:p>61</text:p>
          </table:table-cell>
          <table:table-cell office:value-type="string" table:style-name="ce22">
            <text:p>VILLANUE</text:p>
          </table:table-cell>
          <table:table-cell office:value-type="string" table:style-name="ce21">
            <text:p>VAJOEL TESDAMAN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en.wikipedia.org/wiki/Anti-Terrorism_Act_of_2020#Senate_Bill_No._1083">https://en.wikipedia.org/wiki/Anti-Terrorism_Act_of_2020#Senate_Bill_No._1083</text:a></text:p>
          </table:table-cell>
          <table:table-cell table:number-columns-repeated="2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2" table:style-name="ce21">
            <text:p>62</text:p>
          </table:table-cell>
          <table:table-cell office:value-type="string" table:style-name="ce22">
            <text:p>VILLAR</text:p>
          </table:table-cell>
          <table:table-cell office:value-type="string" table:style-name="ce21">
            <text:p>MARK</text:p>
          </table:table-cell>
          <table:table-cell office:value-type="string" table:style-name="ce21">
            <text:p>NP</text:p>
          </table:table-cell>
          <table:table-cell office:value-type="string" table:style-name="ce23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3" table:style-name="ce21">
            <text:p>63</text:p>
          </table:table-cell>
          <table:table-cell office:value-type="string" table:style-name="ce22">
            <text:p>ZUBIAGA</text:p>
          </table:table-cell>
          <table:table-cell office:value-type="string" table:style-name="ce21">
            <text:p>CARMEN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10" table:style-name="ce59">
            <text:p>WALA</text:p>
          </table:table-cell>
          <table:table-cell table:number-columns-repeated="3" table:style-name="ce21"/>
          <table:table-cell table:number-columns-repeated="16374"/>
        </table:table-row>
        <table:table-row table:style-name="ro1">
          <table:table-cell office:value-type="string" table:style-name="ce21">
            <text:p>Senator</text:p>
          </table:table-cell>
          <table:table-cell office:value-type="float" office:value="64" table:style-name="ce21">
            <text:p>64</text:p>
          </table:table-cell>
          <table:table-cell office:value-type="string" table:style-name="ce22">
            <text:p>ZUBIRI</text:p>
          </table:table-cell>
          <table:table-cell office:value-type="string" table:style-name="ce21">
            <text:p>MIGZ</text:p>
          </table:table-cell>
          <table:table-cell office:value-type="string" table:style-name="ce21">
            <text:p>IND</text:p>
          </table:table-cell>
          <table:table-cell office:value-type="string" table:style-name="ce23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10" table:style-name="ce59">
            <text:p>PABOR</text:p>
          </table:table-cell>
          <table:table-cell office:value-type="string" table:style-name="ce23">
            <text:p><text:a xlink:href="https://en.wikipedia.org/wiki/Anti-Terrorism_Act_of_2020#Senate_Bill_No._1083">https://en.wikipedia.org/wiki/Anti-Terrorism_Act_of_2020#Senate_Bill_No._1083</text:a></text:p>
          </table:table-cell>
          <table:table-cell table:number-columns-repeated="2" table:style-name="ce21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10" table:style-name="ce60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10" table:style-name="ce60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11_ABS-CBN_shutdown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11" table:style-name="ce62">
            <text:p>DI PABOR</text:p>
          </table:table-cell>
          <table:table-cell office:value-type="string" table:style-name="ce4">
            <text:p><text:a xlink:href="https://news.abs-cbn.com/spotlight/07/12/21/abs-cbn-franchise-rejection-70-congressmen">https://news.abs-cbn.com/spotlight/07/12/21/abs-cbn-franchise-rejection-70-congressmen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11" table:style-name="ce62">
            <text:p>EWAN</text:p>
          </table:table-cell>
          <table:table-cell office:value-type="string" table:style-name="ce4">
            <text:p><text:a xlink:href="https://www.rappler.com/nation/isko-moreno-will-not-block-abs-cbn-franchise-bid-if-he-wins-presidency-2022/">https://www.rappler.com/nation/isko-moreno-will-not-block-abs-cbn-franchise-bid-if-he-wins-presidency-2022/</text:a></text:p>
          </table:table-cell>
          <table:table-cell office:value-type="string" table:style-name="ce4">
            <text:p><text:a xlink:href="https://newsinfo.inquirer.net/1491382/if-becomes-president-moreno-to-sign-bill-granting-abs-cbn-new-franchise">https://newsinfo.inquirer.net/1491382/if-becomes-president-moreno-to-sign-bill-granting-abs-cbn-new-franchise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11" table:style-name="ce62">
            <text:p>DI PABOR</text:p>
          </table:table-cell>
          <table:table-cell office:value-type="string" table:style-name="ce4">
            <text:p><text:a xlink:href="https://mb.com.ph/2020/05/06/abs-cbn-closure-is-cruelest-act-of-the-year-says-ping-lacson-quoting-his-wife/">https://mb.com.ph/2020/05/06/abs-cbn-closure-is-cruelest-act-of-the-year-says-ping-lacson-quoting-his-wife/</text:a></text:p>
          </table:table-cell>
          <table:table-cell office:value-type="string" table:style-name="ce4">
            <text:p><text:a xlink:href="https://www.philstar.com/headlines/2022/04/05/2172480/lacson-sotto-back-new-franchise-abs-cbn">https://www.philstar.com/headlines/2022/04/05/2172480/lacson-sotto-back-new-franchise-abs-cbn</text:a></text:p>
          </table:table-cell>
          <table:table-cell office:value-type="string" table:style-name="ce4">
            <text:p><text:a xlink:href="https://newsinfo.inquirer.net/1578641/lacson-sotto-favor-renewing-abs-cbn-franchise-to-enhance-competition">https://newsinfo.inquirer.net/1578641/lacson-sotto-favor-renewing-abs-cbn-franchise-to-enhance-competition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11" table:style-name="ce62">
            <text:p>EWAN</text:p>
          </table:table-cell>
          <table:table-cell office:value-type="string" table:style-name="ce4">
            <text:p><text:a xlink:href="https://www.youtube.com/watch?v=3vpJpzH4y1I">https://www.youtube.com/watch?v=3vpJpzH4y1I</text:a></text:p>
          </table:table-cell>
          <table:table-cell office:value-type="string" table:style-name="ce4">
            <text:p><text:a xlink:href="https://mb.com.ph/2022/01/17/bongbong-to-abs-cbn-comply-with-laws-to-regain-legislative-franchise/">https://mb.com.ph/2022/01/17/bongbong-to-abs-cbn-comply-with-laws-to-regain-legislative-franchise/</text:a></text:p>
          </table:table-cell>
          <table:table-cell office:value-type="string" table:style-name="ce4">
            <text:p><text:a xlink:href="https://newsinfo.inquirer.net/1530342/no-problem-with-abs-cbn-reopening-during-marcos-presidency-if-issues-are-resolved-imee-marcos">https://newsinfo.inquirer.net/1530342/no-problem-with-abs-cbn-reopening-during-marcos-presidency-if-issues-are-resolved-imee-marcos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11" table:style-name="ce62">
            <text:p>DI PABOR</text:p>
          </table:table-cell>
          <table:table-cell office:value-type="string" table:style-name="ce4">
            <text:p><text:a xlink:href="https://www.rappler.com/nation/elections/pacquiao-says-disagreed-duterte-abs-cbn-shutdown/">https://www.rappler.com/nation/elections/pacquiao-says-disagreed-duterte-abs-cbn-shutdown/</text:a></text:p>
          </table:table-cell>
          <table:table-cell office:value-type="string" table:style-name="ce4">
            <text:p><text:a xlink:href="https://news.abs-cbn.com/news/05/07/20/pacquiao-prays-duterte-will-order-ntc-to-allow-abs-cbn-to-operate">https://news.abs-cbn.com/news/05/07/20/pacquiao-prays-duterte-will-order-ntc-to-allow-abs-cbn-to-operate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11" table:style-name="ce62">
            <text:p>DI PABOR</text:p>
          </table:table-cell>
          <table:table-cell office:value-type="string" table:style-name="ce4">
            <text:p><text:a xlink:href="https://newsinfo.inquirer.net/1305124/robredo-tells-filipinos-remember-the-names-of-those-who-junked-abs-cbn-franchise">https://newsinfo.inquirer.net/1305124/robredo-tells-filipinos-remember-the-names-of-those-who-junked-abs-cbn-franchise</text:a></text:p>
          </table:table-cell>
          <table:table-cell office:value-type="string" table:style-name="ce4">
            <text:p><text:a xlink:href="https://www.rappler.com/nation/260013-robredo-abs-cbn-shutdown-no-space-suppression-self-interest-pandemic/">https://www.rappler.com/nation/260013-robredo-abs-cbn-shutdown-no-space-suppression-self-interest-pandemic/</text:a></text:p>
          </table:table-cell>
          <table:table-cell office:value-type="string" table:style-name="ce4">
            <text:p><text:a xlink:href="https://www.cnnphilippines.com/news/2020/7/12/Robredo-lawmakers-should-represent-their-constituents-over-personal-biases-ABS-CBN-shutdown.html">https://www.cnnphilippines.com/news/2020/7/12/Robredo-lawmakers-should-represent-their-constituents-over-personal-biases-ABS-CBN-shutdown.html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11" table:style-name="ce62">
            <text:p>DI PABOR</text:p>
          </table:table-cell>
          <table:table-cell office:value-type="string" table:style-name="ce4">
            <text:p><text:a xlink:href="https://news.abs-cbn.com/news/07/29/20/atienza-tells-cayetano-stop-congressional-probes-on-abs-cbn-lopezes">https://news.abs-cbn.com/news/07/29/20/atienza-tells-cayetano-stop-congressional-probes-on-abs-cbn-lopezes</text:a></text:p>
          </table:table-cell>
          <table:table-cell office:value-type="string" table:style-name="ce4">
            <text:p><text:a xlink:href="https://tribune.net.ph/index.php/2021/01/06/atienza-abs-cbn-will-be-back-on-air/">https://tribune.net.ph/index.php/2021/01/06/atienza-abs-cbn-will-be-back-on-air/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11" table:style-name="ce62">
            <text:p>DI PABOR</text:p>
          </table:table-cell>
          <table:table-cell office:value-type="string" table:style-name="ce4">
            <text:p><text:a xlink:href="https://twitter.com/waldenbello/status/1471702246438354944">https://twitter.com/waldenbello/status/1471702246438354944</text:a></text:p>
          </table:table-cell>
          <table:table-cell office:value-type="string" table:style-name="ce4">
            <text:p><text:a xlink:href="https://www.cnnphilippines.com/news/2021/11/24/VP-aspirant-Bello-to-back-ABS-CBN-franchise-renewal-and-Rappler-if-elected.html">https://www.cnnphilippines.com/news/2021/11/24/VP-aspirant-Bello-to-back-ABS-CBN-franchise-renewal-and-Rappler-if-elected.html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11" table:style-name="ce62">
            <text:p>DI PABOR</text:p>
          </table:table-cell>
          <table:table-cell office:value-type="string" table:style-name="ce4">
            <text:p><text:a xlink:href="https://tribune.net.ph/index.php/2021/01/06/atienza-abs-cbn-will-be-back-on-air/">https://tribune.net.ph/index.php/2021/01/06/atienza-abs-cbn-will-be-back-on-air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11" table:style-name="ce62">
            <text:p>EWAN</text:p>
          </table:table-cell>
          <table:table-cell office:value-type="string" table:style-name="ce4">
            <text:p><text:a xlink:href="https://newsinfo.inquirer.net/1561747/sara-duterte-now-says-abs-cbn-franchise-revival-up-to-congress">https://newsinfo.inquirer.net/1561747/sara-duterte-now-says-abs-cbn-franchise-revival-up-to-congress</text:a></text:p>
          </table:table-cell>
          <table:table-cell office:value-type="string" table:style-name="ce4">
            <text:p><text:a xlink:href="https://www.rappler.com/video/daily-wrap/march-1-2022-evening-edition/">https://www.rappler.com/video/daily-wrap/march-1-2022-evening-edition/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2" table:style-name="ce3"/>
          <table:table-cell table:style-name="ce64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11" table:style-name="ce62">
            <text:p>DI PABOR</text:p>
          </table:table-cell>
          <table:table-cell office:value-type="string" table:style-name="ce4">
            <text:p><text:a xlink:href="https://mb.com.ph/2021/07/12/elect-the-right-people-kiko-appeals-in-recalling-abs-cbn-shutdown/">https://mb.com.ph/2021/07/12/elect-the-right-people-kiko-appeals-in-recalling-abs-cbn-shutdown/</text:a></text:p>
          </table:table-cell>
          <table:table-cell office:value-type="string" table:style-name="ce4">
            <text:p><text:a xlink:href="https://newsinfo.inquirer.net/1380269/kiko-pushes-for-new-25-year-abs-cbn-franchise">https://newsinfo.inquirer.net/1380269/kiko-pushes-for-new-25-year-abs-cbn-franchise</text:a></text:p>
          </table:table-cell>
          <table:table-cell office:value-type="string" table:style-name="ce4">
            <text:p><text:a xlink:href="https://newsinfo.inquirer.net/1300361/pangilinan-on-ntc-shutdown-of-abs-cbn-broadcast-on-tv-plus-sky-direct">https://newsinfo.inquirer.net/1300361/pangilinan-on-ntc-shutdown-of-abs-cbn-broadcast-on-tv-plus-sky-direct</text:a>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11" table:style-name="ce62">
            <text:p>DI PABOR</text:p>
          </table:table-cell>
          <table:table-cell office:value-type="string" table:style-name="ce4">
            <text:p><text:a xlink:href="https://www.rappler.com/nation/260587-tito-sotto-trending-abstain-vote-abs-cbn-senate-resolution/">https://www.rappler.com/nation/260587-tito-sotto-trending-abstain-vote-abs-cbn-senate-resolution/</text:a></text:p>
          </table:table-cell>
          <table:table-cell office:value-type="string" table:style-name="ce4">
            <text:p><text:a xlink:href="https://www.rappler.com/nation/tito-sotto-files-bill-renewing-abs-cbn-franchise-january-2021/">https://www.rappler.com/nation/tito-sotto-files-bill-renewing-abs-cbn-franchise-january-2021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11" table:style-name="ce62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11" table:style-name="ce63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11" table:style-name="ce63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12_marcos_tax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12" table:style-name="ce65">
            <text:p>EWAN</text:p>
          </table:table-cell>
          <table:table-cell office:value-type="string" table:style-name="ce16">
            <text:p><text:a xlink:href="https://www.youtube.com/watch?v=axPsYAKA5hE&amp;ab_channel=Rappler">https://www.youtube.com/watch?v=axPsYAKA5hE&amp;ab_channel=Rappler</text:a></text:p>
          </table:table-cell>
          <table:table-cell table:number-columns-repeated="2"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16">
            <text:p><text:a xlink:href="https://news.abs-cbn.com/business/03/30/22/ka-leody-tells-marcos-jr-to-pay-tax-debts">https://news.abs-cbn.com/business/03/30/22/ka-leody-tells-marcos-jr-to-pay-tax-debts</text:a></text:p>
          </table:table-cell>
          <table:table-cell office:value-type="string" table:style-name="ce4">
            <text:p><text:a xlink:href="https://www.cnnphilippines.com/news/2022/3/20/Comelec-Pilipinas-2022-presidential-debate-wrap.html">https://www.cnnphilippines.com/news/2022/3/20/Comelec-Pilipinas-2022-presidential-debate-wrap.html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14">
            <text:p><text:a xlink:href="https://www.cnnphilippines.com/news/2022/3/20/Comelec-Pilipinas-2022-presidential-debate-wrap.html">https://www.cnnphilippines.com/news/2022/3/20/Comelec-Pilipinas-2022-presidential-debate-wrap.html</text:a></text:p>
          </table:table-cell>
          <table:table-cell office:value-type="string" table:style-name="ce4">
            <text:p><text:a xlink:href="https://newsinfo.inquirer.net/1586729/isko-pushes-marcos-tax-collection">https://newsinfo.inquirer.net/1586729/isko-pushes-marcos-tax-collection</text:a></text:p>
          </table:table-cell>
          <table:table-cell office:value-type="string" table:style-name="ce4">
            <text:p><text:a xlink:href="https://newsinfo.inquirer.net/1572107/isko-moreno-vows-collection-of-p203b-unpaid-tax-of-marcoses-if-he-wins">https://newsinfo.inquirer.net/1572107/isko-moreno-vows-collection-of-p203b-unpaid-tax-of-marcoses-if-he-wins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12" table:style-name="ce65">
            <text:p>EWAN</text:p>
          </table:table-cell>
          <table:table-cell office:value-type="string" table:style-name="ce16">
            <text:p><text:a xlink:href="https://www.youtube.com/watch?v=knt07sk7b8E&amp;ab_channel=Rappler">https://www.youtube.com/watch?v=knt07sk7b8E&amp;ab_channel=Rappler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14">
            <text:p><text:a xlink:href="https://www.cnnphilippines.com/news/2022/3/20/Comelec-Pilipinas-2022-presidential-debate-wrap.html">https://www.cnnphilippines.com/news/2022/3/20/Comelec-Pilipinas-2022-presidential-debate-wrap.html</text:a></text:p>
          </table:table-cell>
          <table:table-cell office:value-type="string" table:style-name="ce4">
            <text:p><text:a xlink:href="https://newsinfo.inquirer.net/1576455/baka-umabot-pa-ng-trilyon-says-lacson-on-estate-tax-if-it-remains-uncollected">https://newsinfo.inquirer.net/1576455/baka-umabot-pa-ng-trilyon-says-lacson-on-estate-tax-if-it-remains-uncollected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12" table:style-name="ce65">
            <text:p>WALA</text:p>
          </table:table-cell>
          <table:table-cell table:style-name="ce14"/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12" table:style-name="ce65">
            <text:p>DI PABOR</text:p>
          </table:table-cell>
          <table:table-cell office:value-type="string" table:style-name="ce14">
            <text:p><text:a xlink:href="https://newsinfo.inquirer.net/1573952/bongbong-marcos-spox-on-unpaid-estate-taxes-this-is-all-about-politics">https://newsinfo.inquirer.net/1573952/bongbong-marcos-spox-on-unpaid-estate-taxes-this-is-all-about-politics</text:a></text:p>
          </table:table-cell>
          <table:table-cell office:value-type="string" table:style-name="ce4">
            <text:p><text:a xlink:href="http://www.cnnphilippines.com/news/2022/3/17/Marcos-fake-news-on-unpaid-estate-taxes.html">http://www.cnnphilippines.com/news/2022/3/17/Marcos-fake-news-on-unpaid-estate-taxes.html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14">
            <text:p><text:a xlink:href="https://www.rappler.com/nation/elections/pacquiao-message-marcos-pay-taxes-no-one-above-law/">https://www.rappler.com/nation/elections/pacquiao-message-marcos-pay-taxes-no-one-above-law/</text:a></text:p>
          </table:table-cell>
          <table:table-cell office:value-type="string" table:style-name="ce4">
            <text:p><text:a xlink:href="https://www.gmanetwork.com/news/topstories/nation/827287/pacquiao-takes-apparent-shot-at-marcos-tax-case-as-bets-agree-on-political-dynasties/story/">https://www.gmanetwork.com/news/topstories/nation/827287/pacquiao-takes-apparent-shot-at-marcos-tax-case-as-bets-agree-on-political-dynasties/story/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14">
            <text:p><text:a xlink:href="https://www.cnnphilippines.com/news/2022/3/20/Comelec-Pilipinas-2022-presidential-debate-wrap.html">https://www.cnnphilippines.com/news/2022/3/20/Comelec-Pilipinas-2022-presidential-debate-wrap.html</text:a></text:p>
          </table:table-cell>
          <table:table-cell office:value-type="string" table:style-name="ce4">
            <text:p><text:a xlink:href="https://www.rappler.com/nation/elections/robredo-marcos-tax-debts-show-unqualified-bongbong-presidency/">https://www.rappler.com/nation/elections/robredo-marcos-tax-debts-show-unqualified-bongbong-presidency/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4">
            <text:p><text:a xlink:href="https://www.gmanetwork.com/news/topstories/nation/828778/walden-bello-to-bongbong-pay-your-taxes/story/">https://www.gmanetwork.com/news/topstories/nation/828778/walden-bello-to-bongbong-pay-your-taxes/story/</text:a></text:p>
          </table:table-cell>
          <table:table-cell office:value-type="string" table:style-name="ce4">
            <text:p><text:a xlink:href="https://twitter.com/gmanews/status/1515681360773455873">https://twitter.com/gmanews/status/1515681360773455873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12" table:style-name="ce65">
            <text:p>EWAN</text:p>
          </table:table-cell>
          <table:table-cell office:value-type="string" table:style-name="ce4">
            <text:p><text:a xlink:href="https://newsinfo.inquirer.net/1576491/sara-mum-on-marcos-estate-tax-issue-i-am-not-conversant-with-facts-of-the-case">https://newsinfo.inquirer.net/1576491/sara-mum-on-marcos-estate-tax-issue-i-am-not-conversant-with-facts-of-the-case</text:a></text:p>
          </table:table-cell>
          <table:table-cell office:value-type="string" table:style-name="ce4">
            <text:p><text:a xlink:href="https://www.cnnphilippines.com/news/2022/4/1/Sara-comment-on-Marcos-unpaid-estate-tax-.html">https://www.cnnphilippines.com/news/2022/4/1/Sara-comment-on-Marcos-unpaid-estate-tax-.html</text:a></text:p>
          </table:table-cell>
          <table:table-cell office:value-type="string" table:style-name="ce4">
            <text:p><text:a xlink:href="https://www.gmanetwork.com/news/topstories/nation/826990/sara-duterte-no-comment-on-on-marcoses-unpaid-estate-tax/story/">https://www.gmanetwork.com/news/topstories/nation/826990/sara-duterte-no-comment-on-on-marcoses-unpaid-estate-tax/story/</text:a></text:p>
          </table:table-cell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2" table:style-name="ce3"/>
          <table:table-cell table:style-name="ce67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4">
            <text:p><text:a xlink:href="https://legacy.senate.gov.ph/press_release/2022/0406_pangilinan2.asp">https://legacy.senate.gov.ph/press_release/2022/0406_pangilinan2.asp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12" table:style-name="ce65">
            <text:p>EWAN</text:p>
          </table:table-cell>
          <table:table-cell office:value-type="string" table:style-name="ce4">
            <text:p><text:a xlink:href="https://www.youtube.com/watch?v=rk_4IpngR94">https://www.youtube.com/watch?v=rk_4IpngR94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12" table:style-name="ce65">
            <text:p>EWAN</text:p>
          </table:table-cell>
          <table:table-cell office:value-type="string" table:style-name="ce4">
            <text:p><text:a xlink:href="https://www.gmanetwork.com/news/topstories/nation/827307/sotto-senate-has-time-to-probe-bir-unpaid-marcos-estate-tax-if/story/">https://www.gmanetwork.com/news/topstories/nation/827307/sotto-senate-has-time-to-probe-bir-unpaid-marcos-estate-tax-if/story/</text:a></text:p>
          </table:table-cell>
          <table:table-cell office:value-type="string" table:style-name="ce4">
            <text:p><text:a xlink:href="https://www.philstar.com/headlines/2022/04/04/2172162/senate-hearing-uncollected-marcos-estate-tax-possible-unlikely">https://www.philstar.com/headlines/2022/04/04/2172162/senate-hearing-uncollected-marcos-estate-tax-possible-unlikely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28">
            <text:p><text:a xlink:href="https://news.tv5.com.ph/bilangpilipino/read/gawin-na-lang-cayetano-says-marcos-must-pay-estate-taxes-since-law-applies-to-all">https://news.tv5.com.ph/bilangpilipino/read/gawin-na-lang-cayetano-says-marcos-must-pay-estate-taxes-since-law-applies-to-al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4">
            <text:p><text:a xlink:href="https://m.facebook.com/AttyColme/videos/singilin-ang-estate-tax-ng-mga-marcos-at-iba-pang-buwis-na-di-binabayaran-bago-m/685112179344803/?refsrc=deprecated&amp;locale2=ne_NP&amp;_rdr">https://m.facebook.com/AttyColme/videos/singilin-ang-estate-tax-ng-mga-marcos-at-iba-pang-buwis-na-di-binabayaran-bago-m/685112179344803/?refsrc=deprecated&amp;locale2=ne_NP&amp;_rdr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4">
            <text:p><text:a xlink:href="https://www.msn.com/en-ph/news/national/de-lima-s-camp-forget-about-tax-estate-debt-if-bongbong-wins/ar-AAVNAdN?ocid=FinanceShimLayer">https://www.msn.com/en-ph/news/national/de-lima-s-camp-forget-about-tax-estate-debt-if-bongbong-wins/ar-AAVNAdN?ocid=FinanceShimLayer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4">
            <text:p><text:a xlink:href="https://abogado.com.ph/chel-diokno-appeals-to-bir-amid-marcos-estate-tax-issue-gawin-niyo-trabaho-niyo/">https://abogado.com.ph/chel-diokno-appeals-to-bir-amid-marcos-estate-tax-issue-gawin-niyo-trabaho-niyo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12" table:style-name="ce65">
            <text:p>EWAN</text:p>
          </table:table-cell>
          <table:table-cell office:value-type="string" table:style-name="ce29">
            <text:p><text:a xlink:href="https://news.abs-cbn.com/news/03/28/22/marcos-deserves-due-process-in-estate-tax-case-ejercito">https://news.abs-cbn.com/news/03/28/22/marcos-deserves-due-process-in-estate-tax-case-ejercito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4">
            <text:p><text:a xlink:href="https://newsinfo.inquirer.net/1577906/fwd-the-public-has-the-right-to-know-gordon-says-on-proposed-marcos-estate-tax-probe">https://newsinfo.inquirer.net/1577906/fwd-the-public-has-the-right-to-know-gordon-says-on-proposed-marcos-estate-tax-probe</text:a></text:p>
          </table:table-cell>
          <table:table-cell office:value-type="string" table:style-name="ce4">
            <text:p><text:a xlink:href="https://mb.com.ph/2022/04/04/lacson-vows-to-inhibit-from-senate-probe-on-marcos-family-estate-tax-issue/">https://mb.com.ph/2022/04/04/lacson-vows-to-inhibit-from-senate-probe-on-marcos-family-estate-tax-issue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12" table:style-name="ce65">
            <text:p>DI PABOR</text:p>
          </table:table-cell>
          <table:table-cell office:value-type="string" table:style-name="ce4">
            <text:p><text:a xlink:href="https://www.rappler.com/nation/elections/110583-honasan-marcos-martial-law/">https://www.rappler.com/nation/elections/110583-honasan-marcos-martial-law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4">
            <text:p><text:a xlink:href="https://www.gmanetwork.com/news/topstories/nation/825695/hontiveros-urges-bir-comelec-to-cut-20-tax-on-election-service-honorarium/story/">https://www.gmanetwork.com/news/topstories/nation/825695/hontiveros-urges-bir-comelec-to-cut-20-tax-on-election-service-honorarium/story/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12" table:style-name="ce65">
            <text:p>PABOR</text:p>
          </table:table-cell>
          <table:table-cell office:value-type="string" table:style-name="ce4">
            <text:p><text:a xlink:href="https://www.cnnphilippines.com/news/2022/3/24/Roque-on-Marcos-unpaid-estate-tax.html">https://www.cnnphilippines.com/news/2022/3/24/Roque-on-Marcos-unpaid-estate-tax.htm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12" table:style-name="ce65">
            <text:p>EWAN</text:p>
          </table:table-cell>
          <table:table-cell office:value-type="string" table:style-name="ce29">
            <text:p><text:a xlink:href="https://www.cnnphilippines.com/news/2022/4/1/Tulfo-Marcos-estate-tax.html">https://www.cnnphilippines.com/news/2022/4/1/Tulfo-Marcos-estate-tax.htm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12" table:style-name="ce65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12" table:style-name="ce66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12" table:style-name="ce66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q13_political_dynasty" table:style-name="ta1">
        <table:table-column table:style-name="co5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8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5" table:number-columns-repeated="1013" table:default-cell-style-name="ce1" table:visibility="collapse"/>
        <table:table-column table:style-name="co8" table:number-columns-repeated="15361" table:default-cell-style-name="ce1" table:visibility="collapse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10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stance</text:p>
          </table:table-cell>
          <table:table-cell office:value-type="string" table:style-name="ce2">
            <text:p>sourceURL1</text:p>
          </table:table-cell>
          <table:table-cell office:value-type="string" table:style-name="ce2">
            <text:p>sourceURL2</text:p>
          </table:table-cell>
          <table:table-cell office:value-type="string" table:style-name="ce2">
            <text:p>sourceURL3</text:p>
          </table:table-cell>
          <table:table-cell table:number-columns-repeated="18" table:style-name="ce11"/>
          <table:table-cell table:number-columns-repeated="16356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6">
            <text:p><text:a xlink:href="https://www.gmanetwork.com/news/topstories/nation/822083/abella-to-push-for-anti-political-dynasty-law-if-elected-president/story/">https://www.gmanetwork.com/news/topstories/nation/822083/abella-to-push-for-anti-political-dynasty-law-if-elected-president/story/</text:a></text:p>
          </table:table-cell>
          <table:table-cell table:number-columns-repeated="2" table:style-name="ce1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6">
            <text:p><text:a xlink:href="https://mb.com.ph/2022/04/03/ka-leodys-solution-to-corruption-in-government-enact-anti-dynasty-law-bar-thieves-from-running/">https://mb.com.ph/2022/04/03/ka-leodys-solution-to-corruption-in-government-enact-anti-dynasty-law-bar-thieves-from-running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4">
            <text:p><text:a xlink:href="https://www.rappler.com/nation/elections/isko-moreno-stop-voting-same-families-political-parties/">https://www.rappler.com/nation/elections/isko-moreno-stop-voting-same-families-political-parties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table:content-validation-name="val13" table:style-name="ce68">
            <text:p>EWAN</text:p>
          </table:table-cell>
          <table:table-cell office:value-type="string" table:style-name="ce16">
            <text:p><text:a xlink:href="https://www.gmanetwork.com/news/topstories/nation/826420/gonzales-philippine-politics-politicians-in-way-of-country-moving-forward/story/">https://www.gmanetwork.com/news/topstories/nation/826420/gonzales-philippine-politics-politicians-in-way-of-country-moving-forward/story/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4">
            <text:p><text:a xlink:href="https://cnnphilippines.com/news/2019/7/4/Anti-political-dynasty-bills-18th-Congress-.html">https://cnnphilippines.com/news/2019/7/4/Anti-political-dynasty-bills-18th-Congress-.html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4">
            <text:p><text:a xlink:href="https://www.youtube.com/watch?v=vW9ZQEeKUyo">https://www.youtube.com/watch?v=vW9ZQEeKUyo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MARCOS</text:p>
          </table:table-cell>
          <table:table-cell office:value-type="string" table:style-name="ce6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table:content-validation-name="val13" table:style-name="ce68">
            <text:p>PABOR</text:p>
          </table:table-cell>
          <table:table-cell office:value-type="string" table:style-name="ce14">
            <text:p><text:a xlink:href="https://newsinfo.inquirer.net/782017/marcos-political-dynasties-a-natural-evolution">https://newsinfo.inquirer.net/782017/marcos-political-dynasties-a-natural-evolution</text:a></text:p>
          </table:table-cell>
          <table:table-cell office:value-type="string" table:style-name="ce4">
            <text:p><text:a xlink:href="https://newsinfo.inquirer.net/1569199/bongbong-marcos-on-political-dynasties-you-cant-stop-people-from-wanting-to-serve">https://newsinfo.inquirer.net/1569199/bongbong-marcos-on-political-dynasties-you-cant-stop-people-from-wanting-to-serve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6">
            <text:p><text:a xlink:href="https://newsinfo.inquirer.net/1577771/presidential-bets-split-over-dynasties-turncoatism">https://newsinfo.inquirer.net/1577771/presidential-bets-split-over-dynasties-turncoatism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table:content-validation-name="val13" table:style-name="ce68">
            <text:p>PABOR</text:p>
          </table:table-cell>
          <table:table-cell office:value-type="string" table:style-name="ce14">
            <text:p><text:a xlink:href="https://twitter.com/rapplerdotcom/status/1434727169758875648">https://twitter.com/rapplerdotcom/status/1434727169758875648</text:a></text:p>
          </table:table-cell>
          <table:table-cell office:value-type="string" table:style-name="ce4">
            <text:p><text:a xlink:href="https://newsinfo.inquirer.net/1577684/prexy-bets-raise-eyebrows-at-pacquiaos-stand-on-political-dynasties">https://newsinfo.inquirer.net/1577684/prexy-bets-raise-eyebrows-at-pacquiaos-stand-on-political-dynasties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4">
            <text:p><text:a xlink:href="https://newsinfo.inquirer.net/977617/leni-pass-anti-dynasty-law-first-before-changing-to-federal-govt">https://newsinfo.inquirer.net/977617/leni-pass-anti-dynasty-law-first-before-changing-to-federal-govt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4">
            <text:p><text:a xlink:href="https://newsinfo.inquirer.net/1511056/watch-inqside-look-with-vice-presidential-aspirant-lito-atienza">https://newsinfo.inquirer.net/1511056/watch-inqside-look-with-vice-presidential-aspirant-lito-atienza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4">
            <text:p><text:a xlink:href="https://www.cnnphilippines.com/news/2022/2/27/bello-ong-serapio-political-dynasties.html">https://www.cnnphilippines.com/news/2022/2/27/bello-ong-serapio-political-dynasties.html</text:a></text:p>
          </table:table-cell>
          <table:table-cell table:number-columns-repeated="2"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4">
            <text:p><text:a xlink:href="https://www.facebook.com/tolitsyap.david/posts/5199228933467952">https://www.facebook.com/tolitsyap.david/posts/5199228933467952</text:a></text:p>
          </table:table-cell>
          <table:table-cell office:value-type="string" table:style-name="ce4">
            <text:p><text:a xlink:href="https://www.youtube.com/watch?v=EmBYpp7aEro">https://www.youtube.com/watch?v=EmBYpp7aEro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table:content-validation-name="val13" table:style-name="ce68">
            <text:p>PABOR</text:p>
          </table:table-cell>
          <table:table-cell office:value-type="string" table:style-name="ce4">
            <text:p><text:a xlink:href="https://newsinfo.inquirer.net/1511425/political-dynasties-not-bad-and-is-here-to-stay-duterte">https://newsinfo.inquirer.net/1511425/political-dynasties-not-bad-and-is-here-to-stay-duterte</text:a></text:p>
          </table:table-cell>
          <table:table-cell office:value-type="string" table:style-name="ce4">
            <text:p><text:a xlink:href="https://newsinfo.inquirer.net/1443642/sara-duterte-succeeding-her-father-as-next-president-not-political-dynasty-palace">https://newsinfo.inquirer.net/1443642/sara-duterte-succeeding-her-father-as-next-president-not-political-dynasty-palace</text:a></text:p>
          </table:table-cell>
          <table:table-cell table:style-name="ce3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2" table:style-name="ce3"/>
          <table:table-cell table:style-name="ce70"/>
          <table:table-cell table:number-columns-repeated="16374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4">
            <text:p><text:a xlink:href="https://www.cnnphilippines.com/news/2022/2/27/bello-ong-serapio-political-dynasties.html">https://www.cnnphilippines.com/news/2022/2/27/bello-ong-serapio-political-dynasties.html</text:a></text:p>
          </table:table-cell>
          <table:table-cell office:value-type="string" table:style-name="ce4">
            <text:p><text:a xlink:href="https://www.youtube.com/watch?v=Zd5J7UqWgPY&amp;ab_channel=GMANews">https://www.youtube.com/watch?v=Zd5J7UqWgPY&amp;ab_channel=GMANews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4">
            <text:p><text:a xlink:href="http://legacy.senate.gov.ph/press_release/2020/0719_pangilinan1.asp">http://legacy.senate.gov.ph/press_release/2020/0719_pangilinan1.asp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4">
            <text:p><text:a xlink:href="https://www.cnnphilippines.com/news/2022/2/27/bello-ong-serapio-political-dynasties.html">https://www.cnnphilippines.com/news/2022/2/27/bello-ong-serapio-political-dynasties.html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table:content-validation-name="val13" table:style-name="ce68">
            <text:p>EWAN</text:p>
          </table:table-cell>
          <table:table-cell office:value-type="string" table:style-name="ce4">
            <text:p><text:a xlink:href="https://newsinfo.inquirer.net/1575399/concentrated-influence-sotto-wants-political-dynasties-defined">https://newsinfo.inquirer.net/1575399/concentrated-influence-sotto-wants-political-dynasties-defined</text:a></text:p>
          </table:table-cell>
          <table:table-cell office:value-type="string" table:style-name="ce4">
            <text:p><text:a xlink:href="https://news.abs-cbn.com/news/01/14/22/vp-bet-sotto-dismisses-rise-of-familys-political-dynasty">https://news.abs-cbn.com/news/01/14/22/vp-bet-sotto-dismisses-rise-of-familys-political-dynasty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12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12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12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12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12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12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12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12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s://www.youtube.com/watch?v=ogCZWF1nm_0">https://www.youtube.com/watch?v=ogCZWF1nm_0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12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12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12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s://www.manilatimes.net/2018/11/14/latest-stories/breakingnews/ex-vp-binay-opposes-federalism/467553">https://www.manilatimes.net/2018/11/14/latest-stories/breakingnews/ex-vp-binay-opposes-federalism/467553</text:a></text:p>
          </table:table-cell>
          <table:table-cell office:value-type="string" table:style-name="ce30">
            <text:p><text:a xlink:href="https://news.abs-cbn.com/nation/05/06/13/vp-binay-defends-daughter-political-dynasties">https://news.abs-cbn.com/nation/05/06/13/vp-binay-defends-daughter-political-dynasties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12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12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12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table:content-validation-name="val13" table:style-name="ce68">
            <text:p>PABOR</text:p>
          </table:table-cell>
          <table:table-cell office:value-type="string" table:style-name="ce17">
            <text:p><text:a xlink:href="https://www.youtube.com/watch?v=AzVxoX3WpkI">https://www.youtube.com/watch?v=AzVxoX3WpkI</text:a></text:p>
          </table:table-cell>
          <table:table-cell office:value-type="string" table:style-name="ce17">
            <text:p><text:a xlink:href="https://www.cnnphilippines.com/news/2016/02/19/Cayetano-political-dynasties-2016-elections.html">https://www.cnnphilippines.com/news/2016/02/19/Cayetano-political-dynasties-2016-elections.html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12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12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table:content-validation-name="val13" table:style-name="ce68">
            <text:p>EWAN</text:p>
          </table:table-cell>
          <table:table-cell office:value-type="string" table:style-name="ce17">
            <text:p><text:a xlink:href="https://www.congress.gov.ph/press/details.php?pressid=7243">https://www.congress.gov.ph/press/details.php?pressid=7243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12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12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s://legacy.senate.gov.ph/press_release/2018/1028_delima1.asp">https://legacy.senate.gov.ph/press_release/2018/1028_delima1.asp</text:a></text:p>
          </table:table-cell>
          <table:table-cell office:value-type="string" table:style-name="ce17">
            <text:p><text:a xlink:href="https://legacy.senate.gov.ph/press_release/2018/1028_delima1.asp">https://legacy.senate.gov.ph/press_release/2018/1028_delima1.asp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12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12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12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s://www.facebook.com/watch/?v=2082311661935414">https://www.facebook.com/watch/?v=2082311661935414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12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s://www.youtube.com/watch?v=NZ5SZmgRfKI">https://www.youtube.com/watch?v=NZ5SZmgRfKI</text:a></text:p>
          </table:table-cell>
          <table:table-cell office:value-type="string" table:style-name="ce17">
            <text:p><text:a xlink:href="https://www.rappler.com/nation/44269-jv-ejercito-senators-political-dynasty-bill/">https://www.rappler.com/nation/44269-jv-ejercito-senators-political-dynasty-bill/</text:a></text:p>
          </table:table-cell>
          <table:table-cell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12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12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12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table:content-validation-name="val13" table:style-name="ce68">
            <text:p>PABOR</text:p>
          </table:table-cell>
          <table:table-cell office:value-type="string" table:style-name="ce17">
            <text:p><text:a xlink:href="https://www.youtube.com/watch?v=chjwvyeFl4c&amp;ab_channel=ABS-CBNNews">https://www.youtube.com/watch?v=chjwvyeFl4c&amp;ab_channel=ABS-CBNNew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12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12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table:content-validation-name="val13" table:style-name="ce68">
            <text:p>PABOR</text:p>
          </table:table-cell>
          <table:table-cell office:value-type="string" table:style-name="ce17">
            <text:p><text:a xlink:href="https://www.facebook.com/watch/?v=397521267369128">https://www.facebook.com/watch/?v=397521267369128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12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12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12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s://newsinfo.inquirer.net/1116278/anti-dynasty-law-doomed-gatchalian">https://newsinfo.inquirer.net/1116278/anti-dynasty-law-doomed-gatchalian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12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://legacy.senate.gov.ph/press_release/2021/1228_gordon2.asp">http://legacy.senate.gov.ph/press_release/2021/1228_gordon2.asp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12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12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s://news.abs-cbn.com/halalan2016/nation/02/03/16/honasan-yes-to-marcos-burial-no-to-divorce-same-sex-marriage">https://news.abs-cbn.com/halalan2016/nation/02/03/16/honasan-yes-to-marcos-burial-no-to-divorce-same-sex-marriage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12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s://legacy.senate.gov.ph/press_release/2019/0703_hontiveros1.asp">https://legacy.senate.gov.ph/press_release/2019/0703_hontiveros1.asp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12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12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12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12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12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12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table:content-validation-name="val13" table:style-name="ce68">
            <text:p>DI PABOR</text:p>
          </table:table-cell>
          <table:table-cell office:value-type="string" table:style-name="ce17">
            <text:p><text:a xlink:href="https://www.pna.gov.ph/articles/1029639">https://www.pna.gov.ph/articles/1029639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12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12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12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12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12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12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12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12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table:content-validation-name="val13" table:style-name="ce68">
            <text:p>EWAN</text:p>
          </table:table-cell>
          <table:table-cell office:value-type="string" table:style-name="ce17">
            <text:p><text:a xlink:href="https://news.abs-cbn.com/news/02/03/22/wala-pong-pera-sa-pulitika-robin-padilla-denies-senate-bid-a-way-to-earn-money">https://news.abs-cbn.com/news/02/03/22/wala-pong-pera-sa-pulitika-robin-padilla-denies-senate-bid-a-way-to-earn-money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12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12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12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12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12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12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12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12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table:content-validation-name="val13" table:style-name="ce68">
            <text:p>EWAN</text:p>
          </table:table-cell>
          <table:table-cell office:value-type="string" table:style-name="ce17">
            <text:p><text:a xlink:href="https://news.abs-cbn.com/news/12/08/21/more-senate-bets-want-to-abolish-political-dynasties">https://news.abs-cbn.com/news/12/08/21/more-senate-bets-want-to-abolish-political-dynasties</text:a></text:p>
          </table:table-cell>
          <table:table-cell table:number-columns-repeated="2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12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12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12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12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12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12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12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table:content-validation-name="val13" table:style-name="ce68">
            <text:p>WALA</text:p>
          </table:table-cell>
          <table:table-cell table:number-columns-repeated="3" table:style-name="ce3"/>
          <table:table-cell table:number-columns-repeated="16374"/>
        </table:table-row>
        <table:table-row table:number-rows-repeated="12" table:style-name="ro1" table:visibility="collapse">
          <table:table-cell table:number-columns-repeated="2" table:style-name="ce1"/>
          <table:table-cell table:style-name="ce12"/>
          <table:table-cell table:number-columns-repeated="2" table:style-name="ce1"/>
          <table:table-cell table:style-name="ce3"/>
          <table:table-cell table:content-validation-name="val13" table:style-name="ce69"/>
          <table:table-cell table:number-columns-repeated="3" table:style-name="ce3"/>
          <table:table-cell table:number-columns-repeated="16374"/>
        </table:table-row>
        <table:table-row table:number-rows-repeated="904" table:style-name="ro1" table:visibility="collapse">
          <table:table-cell table:number-columns-repeated="2"/>
          <table:table-cell table:style-name="ce12"/>
          <table:table-cell table:number-columns-repeated="2" table:style-name="ce1"/>
          <table:table-cell table:style-name="ce3"/>
          <table:table-cell table:content-validation-name="val13" table:style-name="ce69"/>
          <table:table-cell table:number-columns-repeated="3" table:style-name="ce3"/>
          <table:table-cell table:number-columns-repeated="16374"/>
        </table:table-row>
        <table:table-row table:number-rows-repeated="1047576" table:style-name="ro2">
          <table:table-cell table:number-columns-repeated="16384"/>
        </table:table-row>
      </table:table>
      <table:table table:name="settings" table:style-name="ta1">
        <table:table-column table:style-name="co16" table:default-cell-style-name="ce1"/>
        <table:table-column table:style-name="co5" table:default-cell-style-name="ce1"/>
        <table:table-column table:style-name="co3" table:default-cell-style-name="ce1"/>
        <table:table-column table:style-name="co17" table:default-cell-style-name="ce1"/>
        <table:table-column table:style-name="co10" table:default-cell-style-name="ce1"/>
        <table:table-column table:style-name="co18" table:default-cell-style-name="ce1"/>
        <table:table-column table:style-name="co19" table:default-cell-style-name="ce1"/>
        <table:table-column table:style-name="co5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float" office:value="0" table:style-name="ce3">
            <text:p>0</text:p>
          </table:table-cell>
          <table:table-cell office:value-type="string" table:style-name="ce3">
            <text:p>WALA</text:p>
          </table:table-cell>
          <table:table-cell office:value-type="string" table:style-name="ce3">
            <text:p>Q</text:p>
          </table:table-cell>
          <table:table-cell office:value-type="string" table:style-name="ce3">
            <text:p>Category</text:p>
          </table:table-cell>
          <table:table-cell office:value-type="string" table:style-name="ce3">
            <text:p>questionLabel</text:p>
          </table:table-cell>
          <table:table-cell office:value-type="string" table:style-name="ce3">
            <text:p>questionText</text:p>
          </table:table-cell>
          <table:table-cell table:number-columns-repeated="16378"/>
        </table:table-row>
        <table:table-row table:style-name="ro1">
          <table:table-cell office:value-type="float" office:value="1" table:style-name="ce3">
            <text:p>1</text:p>
          </table:table-cell>
          <table:table-cell office:value-type="string" table:style-name="ce3">
            <text:p>PABOR</text:p>
          </table:table-cell>
          <table:table-cell office:value-type="string" table:style-name="ce3">
            <text:p>q1</text:p>
          </table:table-cell>
          <table:table-cell office:value-type="string" table:style-name="ce3">
            <text:p>Morality</text:p>
          </table:table-cell>
          <table:table-cell office:value-type="string" table:style-name="ce3">
            <text:p>Abortion</text:p>
          </table:table-cell>
          <table:table-cell office:value-type="string" table:style-name="ce3">
            <text:p>Are you in favor of abortion?</text:p>
          </table:table-cell>
          <table:table-cell table:number-columns-repeated="16378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3">
            <text:p>DI PABOR</text:p>
          </table:table-cell>
          <table:table-cell office:value-type="string" table:style-name="ce3">
            <text:p>q2</text:p>
          </table:table-cell>
          <table:table-cell office:value-type="string" table:style-name="ce3">
            <text:p>Environment</text:p>
          </table:table-cell>
          <table:table-cell office:value-type="string" table:style-name="ce3">
            <text:p>Mining</text:p>
          </table:table-cell>
          <table:table-cell office:value-type="string" table:style-name="ce3">
            <text:p>Are you in favor promoting mining?</text:p>
          </table:table-cell>
          <table:table-cell table:number-columns-repeated="16378"/>
        </table:table-row>
        <table:table-row table:style-name="ro1">
          <table:table-cell office:value-type="float" office:value="3" table:style-name="ce3">
            <text:p>3</text:p>
          </table:table-cell>
          <table:table-cell office:value-type="string" table:style-name="ce3">
            <text:p>EWAN</text:p>
          </table:table-cell>
          <table:table-cell office:value-type="string" table:style-name="ce3">
            <text:p>q3</text:p>
          </table:table-cell>
          <table:table-cell office:value-type="string" table:style-name="ce3">
            <text:p>Human Rights</text:p>
          </table:table-cell>
          <table:table-cell office:value-type="string" table:style-name="ce3">
            <text:p>Same-Sex</text:p>
          </table:table-cell>
          <table:table-cell office:value-type="string" table:style-name="ce3">
            <text:p>Are you in favor of same-sex unions?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4</text:p>
          </table:table-cell>
          <table:table-cell office:value-type="string" table:style-name="ce3">
            <text:p>Family Issue</text:p>
          </table:table-cell>
          <table:table-cell office:value-type="string" table:style-name="ce3">
            <text:p>Divorce</text:p>
          </table:table-cell>
          <table:table-cell office:value-type="string" table:style-name="ce3">
            <text:p>Are you in favor legalizing divorce?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5</text:p>
          </table:table-cell>
          <table:table-cell office:value-type="string" table:style-name="ce3">
            <text:p>Human Rights</text:p>
          </table:table-cell>
          <table:table-cell office:value-type="string" table:style-name="ce3">
            <text:p>EJK</text:p>
          </table:table-cell>
          <table:table-cell office:value-type="string" table:style-name="ce3">
            <text:p>Are you in favor of EJK?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6</text:p>
          </table:table-cell>
          <table:table-cell office:value-type="string" table:style-name="ce3">
            <text:p>Security</text:p>
          </table:table-cell>
          <table:table-cell office:value-type="string" table:style-name="ce6">
            <text:p>NTF-ELCAC</text:p>
          </table:table-cell>
          <table:table-cell office:value-type="string" table:style-name="ce3">
            <text:p>Are you in favor of abolishing the NTF-ELCAC?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7</text:p>
          </table:table-cell>
          <table:table-cell office:value-type="string" table:style-name="ce3">
            <text:p>Foreign Policy</text:p>
          </table:table-cell>
          <table:table-cell office:value-type="string" table:style-name="ce3">
            <text:p>West-PH</text:p>
          </table:table-cell>
          <table:table-cell office:value-type="string" table:style-name="ce3">
            <text:p>Are you in favor of defending the West PH Sea against China?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8</text:p>
          </table:table-cell>
          <table:table-cell office:value-type="string" table:style-name="ce3">
            <text:p>Econony</text:p>
          </table:table-cell>
          <table:table-cell office:value-type="string" table:style-name="ce3">
            <text:p>Drug War</text:p>
          </table:table-cell>
          <table:table-cell office:value-type="string" table:style-name="ce3">
            <text:p>Are you in favor continuing the drug war?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9</text:p>
          </table:table-cell>
          <table:table-cell office:value-type="string" table:style-name="ce3">
            <text:p>Human Rights</text:p>
          </table:table-cell>
          <table:table-cell office:value-type="string" table:style-name="ce3">
            <text:p>Death Penalty</text:p>
          </table:table-cell>
          <table:table-cell office:value-type="string" table:style-name="ce3">
            <text:p>Are you in favor of the death penalty?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10</text:p>
          </table:table-cell>
          <table:table-cell office:value-type="string" table:style-name="ce3">
            <text:p>Security</text:p>
          </table:table-cell>
          <table:table-cell office:value-type="string" table:style-name="ce3">
            <text:p>Anti-Terror Law</text:p>
          </table:table-cell>
          <table:table-cell office:value-type="string" table:style-name="ce3">
            <text:p>Are you in favor of the Anti-Terror Law?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11</text:p>
          </table:table-cell>
          <table:table-cell office:value-type="string" table:style-name="ce3">
            <text:p>Press Freedom</text:p>
          </table:table-cell>
          <table:table-cell office:value-type="string" table:style-name="ce3">
            <text:p>ABS-CBN Shutdown</text:p>
          </table:table-cell>
          <table:table-cell office:value-type="string" table:style-name="ce3">
            <text:p>Are you in favor of Duterte shutting down ABS-CBN?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12</text:p>
          </table:table-cell>
          <table:table-cell office:value-type="string" table:style-name="ce3">
            <text:p>EconomY</text:p>
          </table:table-cell>
          <table:table-cell office:value-type="string" table:style-name="ce3">
            <text:p>Marcos Tax</text:p>
          </table:table-cell>
          <table:table-cell office:value-type="string" table:style-name="ce3">
            <text:p>Are you in favor of collecting the Php230B.unpaid taxes of Marcos.</text:p>
          </table:table-cell>
          <table:table-cell table:number-columns-repeated="16378"/>
        </table:table-row>
        <table:table-row table:style-name="ro1">
          <table:table-cell table:number-columns-repeated="2" table:style-name="ce1"/>
          <table:table-cell office:value-type="string" table:style-name="ce3">
            <text:p>q13</text:p>
          </table:table-cell>
          <table:table-cell office:value-type="string" table:style-name="ce3">
            <text:p>Political Systems</text:p>
          </table:table-cell>
          <table:table-cell office:value-type="string" table:style-name="ce3">
            <text:p>Political Dynasty</text:p>
          </table:table-cell>
          <table:table-cell office:value-type="string" table:style-name="ce3">
            <text:p>Are you in favor of policial dynasties?</text:p>
          </table:table-cell>
          <table:table-cell table:number-columns-repeated="16378"/>
        </table:table-row>
        <table:table-row table:style-name="ro1">
          <table:table-cell table:number-columns-repeated="4" table:style-name="ce1"/>
          <table:table-cell table:style-name="ce31"/>
          <table:table-cell table:number-columns-repeated="16379" table:style-name="ce1"/>
        </table:table-row>
        <table:table-row table:number-rows-repeated="1048561" table:style-name="ro2">
          <table:table-cell table:number-columns-repeated="16384"/>
        </table:table-row>
      </table:table>
      <table:table table:name="mastertable" table:style-name="ta1">
        <table:table-column table:style-name="co20" table:default-cell-style-name="ce1"/>
        <table:table-column table:style-name="co21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8" table:default-cell-style-name="ce1"/>
        <table:table-column table:style-name="co23" table:number-columns-repeated="13" table:default-cell-style-name="ce1"/>
        <table:table-column table:style-name="co5" table:number-columns-repeated="8" table:default-cell-style-name="ce1" table:visibility="collapse"/>
        <table:table-column table:style-name="co5" table:number-columns-repeated="99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q1</text:p>
          </table:table-cell>
          <table:table-cell office:value-type="string" table:style-name="ce2">
            <text:p>q2</text:p>
          </table:table-cell>
          <table:table-cell office:value-type="string" table:style-name="ce2">
            <text:p>q3</text:p>
          </table:table-cell>
          <table:table-cell office:value-type="string" table:style-name="ce2">
            <text:p>q4</text:p>
          </table:table-cell>
          <table:table-cell office:value-type="string" table:style-name="ce2">
            <text:p>q5</text:p>
          </table:table-cell>
          <table:table-cell office:value-type="string" table:style-name="ce2">
            <text:p>q6</text:p>
          </table:table-cell>
          <table:table-cell office:value-type="string" table:style-name="ce2">
            <text:p>q7</text:p>
          </table:table-cell>
          <table:table-cell office:value-type="string" table:style-name="ce2">
            <text:p>q8</text:p>
          </table:table-cell>
          <table:table-cell office:value-type="string" table:style-name="ce2">
            <text:p>q9</text:p>
          </table:table-cell>
          <table:table-cell office:value-type="string" table:style-name="ce2">
            <text:p>q10</text:p>
          </table:table-cell>
          <table:table-cell office:value-type="string" table:style-name="ce2">
            <text:p>q11</text:p>
          </table:table-cell>
          <table:table-cell office:value-type="string" table:style-name="ce2">
            <text:p>q12</text:p>
          </table:table-cell>
          <table:table-cell office:value-type="string" table:style-name="ce2">
            <text:p>q13</text:p>
          </table:table-cell>
          <table:table-cell table:number-columns-repeated="8" table:style-name="ce11"/>
          <table:table-cell table:number-columns-repeated="16357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string" office:string-value="PABOR" table:formula="of:=[q1_abortion.G2]" table:style-name="ce15">
            <text:p>PABOR</text:p>
          </table:table-cell>
          <table:table-cell office:value-type="string" office:string-value="PABOR" table:formula="of:=[q2_death_penalty.$G2]" table:style-name="ce15">
            <text:p>PABOR</text:p>
          </table:table-cell>
          <table:table-cell office:value-type="string" office:string-value="DI PABOR" table:formula="of:=['q3_same-sex'.$G2]" table:style-name="ce15">
            <text:p>DI PABOR</text:p>
          </table:table-cell>
          <table:table-cell office:value-type="string" office:string-value="DI PABOR" table:formula="of:=[q4_divorce.$G2]" table:style-name="ce15">
            <text:p>DI PABOR</text:p>
          </table:table-cell>
          <table:table-cell office:value-type="string" office:string-value="PABOR" table:formula="of:=[q5_mining.$G2]" table:style-name="ce15">
            <text:p>PABOR</text:p>
          </table:table-cell>
          <table:table-cell office:value-type="string" office:string-value="DI PABOR" table:formula="of:=['q6_NTF-ELCAC'.$G2]" table:style-name="ce15">
            <text:p>DI PABOR</text:p>
          </table:table-cell>
          <table:table-cell office:value-type="string" office:string-value="PABOR" table:formula="of:=[q7_west_PH.$G2]" table:style-name="ce15">
            <text:p>PABOR</text:p>
          </table:table-cell>
          <table:table-cell office:value-type="string" office:string-value="PABOR" table:formula="of:=[q8_drug_war.$G2]" table:style-name="ce15">
            <text:p>PABOR</text:p>
          </table:table-cell>
          <table:table-cell office:value-type="string" office:string-value="PABOR" table:formula="of:=[q9_EJK.$G2]" table:style-name="ce15">
            <text:p>PABOR</text:p>
          </table:table-cell>
          <table:table-cell office:value-type="string" office:string-value="PABOR" table:formula="of:=['q10_anti-terror_law'.$G2]" table:style-name="ce15">
            <text:p>PABOR</text:p>
          </table:table-cell>
          <table:table-cell office:value-type="string" office:string-value="WALA" table:formula="of:=['q11_ABS-CBN_shutdown'.$G2]" table:style-name="ce15">
            <text:p>WALA</text:p>
          </table:table-cell>
          <table:table-cell office:value-type="string" office:string-value="EWAN" table:formula="of:=[q12_marcos_tax.$G2]" table:style-name="ce15">
            <text:p>EWAN</text:p>
          </table:table-cell>
          <table:table-cell office:value-type="string" office:string-value="DI PABOR" table:formula="of:=[q13_political_dynasty.$G2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string" office:string-value="PABOR" table:formula="of:=[q1_abortion.G3]" table:style-name="ce15">
            <text:p>PABOR</text:p>
          </table:table-cell>
          <table:table-cell office:value-type="string" office:string-value="DI PABOR" table:formula="of:=[q2_death_penalty.$G3]" table:style-name="ce15">
            <text:p>DI PABOR</text:p>
          </table:table-cell>
          <table:table-cell office:value-type="string" office:string-value="PABOR" table:formula="of:=['q3_same-sex'.$G3]" table:style-name="ce15">
            <text:p>PABOR</text:p>
          </table:table-cell>
          <table:table-cell office:value-type="string" office:string-value="PABOR" table:formula="of:=[q4_divorce.$G3]" table:style-name="ce15">
            <text:p>PABOR</text:p>
          </table:table-cell>
          <table:table-cell office:value-type="string" office:string-value="DI PABOR" table:formula="of:=[q5_mining.$G3]" table:style-name="ce15">
            <text:p>DI PABOR</text:p>
          </table:table-cell>
          <table:table-cell office:value-type="string" office:string-value="PABOR" table:formula="of:=['q6_NTF-ELCAC'.$G3]" table:style-name="ce15">
            <text:p>PABOR</text:p>
          </table:table-cell>
          <table:table-cell office:value-type="string" office:string-value="PABOR" table:formula="of:=[q7_west_PH.$G3]" table:style-name="ce15">
            <text:p>PABOR</text:p>
          </table:table-cell>
          <table:table-cell office:value-type="string" office:string-value="PABOR" table:formula="of:=[q8_drug_war.$G3]" table:style-name="ce15">
            <text:p>PABOR</text:p>
          </table:table-cell>
          <table:table-cell office:value-type="string" office:string-value="DI PABOR" table:formula="of:=[q9_EJK.$G3]" table:style-name="ce15">
            <text:p>DI PABOR</text:p>
          </table:table-cell>
          <table:table-cell office:value-type="string" office:string-value="DI PABOR" table:formula="of:=['q10_anti-terror_law'.$G3]" table:style-name="ce15">
            <text:p>DI PABOR</text:p>
          </table:table-cell>
          <table:table-cell office:value-type="string" office:string-value="DI PABOR" table:formula="of:=['q11_ABS-CBN_shutdown'.$G3]" table:style-name="ce15">
            <text:p>DI PABOR</text:p>
          </table:table-cell>
          <table:table-cell office:value-type="string" office:string-value="PABOR" table:formula="of:=[q12_marcos_tax.$G3]" table:style-name="ce15">
            <text:p>PABOR</text:p>
          </table:table-cell>
          <table:table-cell office:value-type="string" office:string-value="DI PABOR" table:formula="of:=[q13_political_dynasty.$G3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string" office:string-value="DI PABOR" table:formula="of:=[q1_abortion.G4]" table:style-name="ce15">
            <text:p>DI PABOR</text:p>
          </table:table-cell>
          <table:table-cell office:value-type="string" office:string-value="DI PABOR" table:formula="of:=[q2_death_penalty.$G4]" table:style-name="ce15">
            <text:p>DI PABOR</text:p>
          </table:table-cell>
          <table:table-cell office:value-type="string" office:string-value="DI PABOR" table:formula="of:=['q3_same-sex'.$G4]" table:style-name="ce15">
            <text:p>DI PABOR</text:p>
          </table:table-cell>
          <table:table-cell office:value-type="string" office:string-value="PABOR" table:formula="of:=[q4_divorce.$G4]" table:style-name="ce15">
            <text:p>PABOR</text:p>
          </table:table-cell>
          <table:table-cell office:value-type="string" office:string-value="PABOR" table:formula="of:=[q5_mining.$G4]" table:style-name="ce15">
            <text:p>PABOR</text:p>
          </table:table-cell>
          <table:table-cell office:value-type="string" office:string-value="DI PABOR" table:formula="of:=['q6_NTF-ELCAC'.$G4]" table:style-name="ce15">
            <text:p>DI PABOR</text:p>
          </table:table-cell>
          <table:table-cell office:value-type="string" office:string-value="PABOR" table:formula="of:=[q7_west_PH.$G4]" table:style-name="ce15">
            <text:p>PABOR</text:p>
          </table:table-cell>
          <table:table-cell office:value-type="string" office:string-value="PABOR" table:formula="of:=[q8_drug_war.$G4]" table:style-name="ce15">
            <text:p>PABOR</text:p>
          </table:table-cell>
          <table:table-cell office:value-type="string" office:string-value="DI PABOR" table:formula="of:=[q9_EJK.$G4]" table:style-name="ce15">
            <text:p>DI PABOR</text:p>
          </table:table-cell>
          <table:table-cell office:value-type="string" office:string-value="PABOR" table:formula="of:=['q10_anti-terror_law'.$G4]" table:style-name="ce15">
            <text:p>PABOR</text:p>
          </table:table-cell>
          <table:table-cell office:value-type="string" office:string-value="EWAN" table:formula="of:=['q11_ABS-CBN_shutdown'.$G4]" table:style-name="ce15">
            <text:p>EWAN</text:p>
          </table:table-cell>
          <table:table-cell office:value-type="string" office:string-value="PABOR" table:formula="of:=[q12_marcos_tax.$G4]" table:style-name="ce15">
            <text:p>PABOR</text:p>
          </table:table-cell>
          <table:table-cell office:value-type="string" office:string-value="DI PABOR" table:formula="of:=[q13_political_dynasty.$G4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string" office:string-value="WALA" table:formula="of:=[q1_abortion.G5]" table:style-name="ce15">
            <text:p>WALA</text:p>
          </table:table-cell>
          <table:table-cell office:value-type="string" office:string-value="DI PABOR" table:formula="of:=[q2_death_penalty.$G5]" table:style-name="ce15">
            <text:p>DI PABOR</text:p>
          </table:table-cell>
          <table:table-cell office:value-type="string" office:string-value="WALA" table:formula="of:=['q3_same-sex'.$G5]" table:style-name="ce15">
            <text:p>WALA</text:p>
          </table:table-cell>
          <table:table-cell office:value-type="string" office:string-value="DI PABOR" table:formula="of:=[q4_divorce.$G5]" table:style-name="ce15">
            <text:p>DI PABOR</text:p>
          </table:table-cell>
          <table:table-cell office:value-type="string" office:string-value="PABOR" table:formula="of:=[q5_mining.$G5]" table:style-name="ce15">
            <text:p>PABOR</text:p>
          </table:table-cell>
          <table:table-cell office:value-type="string" office:string-value="WALA" table:formula="of:=['q6_NTF-ELCAC'.$G5]" table:style-name="ce15">
            <text:p>WALA</text:p>
          </table:table-cell>
          <table:table-cell office:value-type="string" office:string-value="PABOR" table:formula="of:=[q7_west_PH.$G5]" table:style-name="ce15">
            <text:p>PABOR</text:p>
          </table:table-cell>
          <table:table-cell office:value-type="string" office:string-value="DI PABOR" table:formula="of:=[q8_drug_war.$G5]" table:style-name="ce15">
            <text:p>DI PABOR</text:p>
          </table:table-cell>
          <table:table-cell office:value-type="string" office:string-value="DI PABOR" table:formula="of:=[q9_EJK.$G5]" table:style-name="ce15">
            <text:p>DI PABOR</text:p>
          </table:table-cell>
          <table:table-cell office:value-type="string" office:string-value="WALA" table:formula="of:=['q10_anti-terror_law'.$G5]" table:style-name="ce15">
            <text:p>WALA</text:p>
          </table:table-cell>
          <table:table-cell office:value-type="string" office:string-value="WALA" table:formula="of:=['q11_ABS-CBN_shutdown'.$G5]" table:style-name="ce15">
            <text:p>WALA</text:p>
          </table:table-cell>
          <table:table-cell office:value-type="string" office:string-value="EWAN" table:formula="of:=[q12_marcos_tax.$G5]" table:style-name="ce15">
            <text:p>EWAN</text:p>
          </table:table-cell>
          <table:table-cell office:value-type="string" office:string-value="EWAN" table:formula="of:=[q13_political_dynasty.$G5]" table:style-name="ce15">
            <text:p>EWAN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string" office:string-value="DI PABOR" table:formula="of:=[q1_abortion.G6]" table:style-name="ce15">
            <text:p>DI PABOR</text:p>
          </table:table-cell>
          <table:table-cell office:value-type="string" office:string-value="DI PABOR" table:formula="of:=[q2_death_penalty.$G6]" table:style-name="ce15">
            <text:p>DI PABOR</text:p>
          </table:table-cell>
          <table:table-cell office:value-type="string" office:string-value="DI PABOR" table:formula="of:=['q3_same-sex'.$G6]" table:style-name="ce15">
            <text:p>DI PABOR</text:p>
          </table:table-cell>
          <table:table-cell office:value-type="string" office:string-value="PABOR" table:formula="of:=[q4_divorce.$G6]" table:style-name="ce15">
            <text:p>PABOR</text:p>
          </table:table-cell>
          <table:table-cell office:value-type="string" office:string-value="PABOR" table:formula="of:=[q5_mining.$G6]" table:style-name="ce15">
            <text:p>PABOR</text:p>
          </table:table-cell>
          <table:table-cell office:value-type="string" office:string-value="DI PABOR" table:formula="of:=['q6_NTF-ELCAC'.$G6]" table:style-name="ce15">
            <text:p>DI PABOR</text:p>
          </table:table-cell>
          <table:table-cell office:value-type="string" office:string-value="PABOR" table:formula="of:=[q7_west_PH.$G6]" table:style-name="ce15">
            <text:p>PABOR</text:p>
          </table:table-cell>
          <table:table-cell office:value-type="string" office:string-value="PABOR" table:formula="of:=[q8_drug_war.$G6]" table:style-name="ce15">
            <text:p>PABOR</text:p>
          </table:table-cell>
          <table:table-cell office:value-type="string" office:string-value="DI PABOR" table:formula="of:=[q9_EJK.$G6]" table:style-name="ce15">
            <text:p>DI PABOR</text:p>
          </table:table-cell>
          <table:table-cell office:value-type="string" office:string-value="PABOR" table:formula="of:=['q10_anti-terror_law'.$G6]" table:style-name="ce15">
            <text:p>PABOR</text:p>
          </table:table-cell>
          <table:table-cell office:value-type="string" office:string-value="DI PABOR" table:formula="of:=['q11_ABS-CBN_shutdown'.$G6]" table:style-name="ce15">
            <text:p>DI PABOR</text:p>
          </table:table-cell>
          <table:table-cell office:value-type="string" office:string-value="PABOR" table:formula="of:=[q12_marcos_tax.$G6]" table:style-name="ce15">
            <text:p>PABOR</text:p>
          </table:table-cell>
          <table:table-cell office:value-type="string" office:string-value="DI PABOR" table:formula="of:=[q13_political_dynasty.$G6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string" office:string-value="DI PABOR" table:formula="of:=[q1_abortion.G7]" table:style-name="ce15">
            <text:p>DI PABOR</text:p>
          </table:table-cell>
          <table:table-cell office:value-type="string" office:string-value="PABOR" table:formula="of:=[q2_death_penalty.$G7]" table:style-name="ce15">
            <text:p>PABOR</text:p>
          </table:table-cell>
          <table:table-cell office:value-type="string" office:string-value="DI PABOR" table:formula="of:=['q3_same-sex'.$G7]" table:style-name="ce15">
            <text:p>DI PABOR</text:p>
          </table:table-cell>
          <table:table-cell office:value-type="string" office:string-value="PABOR" table:formula="of:=[q4_divorce.$G7]" table:style-name="ce15">
            <text:p>PABOR</text:p>
          </table:table-cell>
          <table:table-cell office:value-type="string" office:string-value="WALA" table:formula="of:=[q5_mining.$G7]" table:style-name="ce15">
            <text:p>WALA</text:p>
          </table:table-cell>
          <table:table-cell office:value-type="string" office:string-value="WALA" table:formula="of:=['q6_NTF-ELCAC'.$G7]" table:style-name="ce15">
            <text:p>WALA</text:p>
          </table:table-cell>
          <table:table-cell office:value-type="string" office:string-value="PABOR" table:formula="of:=[q7_west_PH.$G7]" table:style-name="ce15">
            <text:p>PABOR</text:p>
          </table:table-cell>
          <table:table-cell office:value-type="string" office:string-value="PABOR" table:formula="of:=[q8_drug_war.$G7]" table:style-name="ce15">
            <text:p>PABOR</text:p>
          </table:table-cell>
          <table:table-cell office:value-type="string" office:string-value="DI PABOR" table:formula="of:=[q9_EJK.$G7]" table:style-name="ce15">
            <text:p>DI PABOR</text:p>
          </table:table-cell>
          <table:table-cell office:value-type="string" office:string-value="WALA" table:formula="of:=['q10_anti-terror_law'.$G7]" table:style-name="ce15">
            <text:p>WALA</text:p>
          </table:table-cell>
          <table:table-cell office:value-type="string" office:string-value="WALA" table:formula="of:=['q11_ABS-CBN_shutdown'.$G7]" table:style-name="ce15">
            <text:p>WALA</text:p>
          </table:table-cell>
          <table:table-cell office:value-type="string" office:string-value="WALA" table:formula="of:=[q12_marcos_tax.$G7]" table:style-name="ce15">
            <text:p>WALA</text:p>
          </table:table-cell>
          <table:table-cell office:value-type="string" office:string-value="DI PABOR" table:formula="of:=[q13_political_dynasty.$G7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MARCOS</text:p>
          </table:table-cell>
          <table:table-cell office:value-type="string" table:style-name="ce3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string" office:string-value="PABOR" table:formula="of:=[q1_abortion.G8]" table:style-name="ce15">
            <text:p>PABOR</text:p>
          </table:table-cell>
          <table:table-cell office:value-type="string" office:string-value="PABOR" table:formula="of:=[q2_death_penalty.$G8]" table:style-name="ce15">
            <text:p>PABOR</text:p>
          </table:table-cell>
          <table:table-cell office:value-type="string" office:string-value="PABOR" table:formula="of:=['q3_same-sex'.$G8]" table:style-name="ce15">
            <text:p>PABOR</text:p>
          </table:table-cell>
          <table:table-cell office:value-type="string" office:string-value="DI PABOR" table:formula="of:=[q4_divorce.$G8]" table:style-name="ce15">
            <text:p>DI PABOR</text:p>
          </table:table-cell>
          <table:table-cell office:value-type="string" office:string-value="PABOR" table:formula="of:=[q5_mining.$G8]" table:style-name="ce15">
            <text:p>PABOR</text:p>
          </table:table-cell>
          <table:table-cell office:value-type="string" office:string-value="DI PABOR" table:formula="of:=['q6_NTF-ELCAC'.$G8]" table:style-name="ce15">
            <text:p>DI PABOR</text:p>
          </table:table-cell>
          <table:table-cell office:value-type="string" office:string-value="DI PABOR" table:formula="of:=[q7_west_PH.$G8]" table:style-name="ce15">
            <text:p>DI PABOR</text:p>
          </table:table-cell>
          <table:table-cell office:value-type="string" office:string-value="PABOR" table:formula="of:=[q8_drug_war.$G8]" table:style-name="ce15">
            <text:p>PABOR</text:p>
          </table:table-cell>
          <table:table-cell office:value-type="string" office:string-value="WALA" table:formula="of:=[q9_EJK.$G8]" table:style-name="ce15">
            <text:p>WALA</text:p>
          </table:table-cell>
          <table:table-cell office:value-type="string" office:string-value="PABOR" table:formula="of:=['q10_anti-terror_law'.$G8]" table:style-name="ce15">
            <text:p>PABOR</text:p>
          </table:table-cell>
          <table:table-cell office:value-type="string" office:string-value="EWAN" table:formula="of:=['q11_ABS-CBN_shutdown'.$G8]" table:style-name="ce15">
            <text:p>EWAN</text:p>
          </table:table-cell>
          <table:table-cell office:value-type="string" office:string-value="DI PABOR" table:formula="of:=[q12_marcos_tax.$G8]" table:style-name="ce15">
            <text:p>DI PABOR</text:p>
          </table:table-cell>
          <table:table-cell office:value-type="string" office:string-value="PABOR" table:formula="of:=[q13_political_dynasty.$G8]" table:style-name="ce15">
            <text:p>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string" office:string-value="DI PABOR" table:formula="of:=[q1_abortion.G9]" table:style-name="ce15">
            <text:p>DI PABOR</text:p>
          </table:table-cell>
          <table:table-cell office:value-type="string" office:string-value="DI PABOR" table:formula="of:=[q2_death_penalty.$G9]" table:style-name="ce15">
            <text:p>DI PABOR</text:p>
          </table:table-cell>
          <table:table-cell office:value-type="string" office:string-value="DI PABOR" table:formula="of:=['q3_same-sex'.$G9]" table:style-name="ce15">
            <text:p>DI PABOR</text:p>
          </table:table-cell>
          <table:table-cell office:value-type="string" office:string-value="DI PABOR" table:formula="of:=[q4_divorce.$G9]" table:style-name="ce15">
            <text:p>DI PABOR</text:p>
          </table:table-cell>
          <table:table-cell office:value-type="string" office:string-value="WALA" table:formula="of:=[q5_mining.$G9]" table:style-name="ce15">
            <text:p>WALA</text:p>
          </table:table-cell>
          <table:table-cell office:value-type="string" office:string-value="PABOR" table:formula="of:=['q6_NTF-ELCAC'.$G9]" table:style-name="ce15">
            <text:p>PABOR</text:p>
          </table:table-cell>
          <table:table-cell office:value-type="string" office:string-value="PABOR" table:formula="of:=[q7_west_PH.$G9]" table:style-name="ce15">
            <text:p>PABOR</text:p>
          </table:table-cell>
          <table:table-cell office:value-type="string" office:string-value="PABOR" table:formula="of:=[q8_drug_war.$G9]" table:style-name="ce15">
            <text:p>PABOR</text:p>
          </table:table-cell>
          <table:table-cell office:value-type="string" office:string-value="DI PABOR" table:formula="of:=[q9_EJK.$G9]" table:style-name="ce15">
            <text:p>DI PABOR</text:p>
          </table:table-cell>
          <table:table-cell office:value-type="string" office:string-value="DI PABOR" table:formula="of:=['q10_anti-terror_law'.$G9]" table:style-name="ce15">
            <text:p>DI PABOR</text:p>
          </table:table-cell>
          <table:table-cell office:value-type="string" office:string-value="WALA" table:formula="of:=['q11_ABS-CBN_shutdown'.$G9]" table:style-name="ce15">
            <text:p>WALA</text:p>
          </table:table-cell>
          <table:table-cell office:value-type="string" office:string-value="WALA" table:formula="of:=[q12_marcos_tax.$G9]" table:style-name="ce15">
            <text:p>WALA</text:p>
          </table:table-cell>
          <table:table-cell office:value-type="string" office:string-value="DI PABOR" table:formula="of:=[q13_political_dynasty.$G9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string" office:string-value="DI PABOR" table:formula="of:=[q1_abortion.G10]" table:style-name="ce15">
            <text:p>DI PABOR</text:p>
          </table:table-cell>
          <table:table-cell office:value-type="string" office:string-value="PABOR" table:formula="of:=[q2_death_penalty.$G10]" table:style-name="ce15">
            <text:p>PABOR</text:p>
          </table:table-cell>
          <table:table-cell office:value-type="string" office:string-value="DI PABOR" table:formula="of:=['q3_same-sex'.$G10]" table:style-name="ce15">
            <text:p>DI PABOR</text:p>
          </table:table-cell>
          <table:table-cell office:value-type="string" office:string-value="DI PABOR" table:formula="of:=[q4_divorce.$G10]" table:style-name="ce15">
            <text:p>DI PABOR</text:p>
          </table:table-cell>
          <table:table-cell office:value-type="string" office:string-value="PABOR" table:formula="of:=[q5_mining.$G10]" table:style-name="ce15">
            <text:p>PABOR</text:p>
          </table:table-cell>
          <table:table-cell office:value-type="string" office:string-value="WALA" table:formula="of:=['q6_NTF-ELCAC'.$G10]" table:style-name="ce15">
            <text:p>WALA</text:p>
          </table:table-cell>
          <table:table-cell office:value-type="string" office:string-value="PABOR" table:formula="of:=[q7_west_PH.$G10]" table:style-name="ce15">
            <text:p>PABOR</text:p>
          </table:table-cell>
          <table:table-cell office:value-type="string" office:string-value="PABOR" table:formula="of:=[q8_drug_war.$G10]" table:style-name="ce15">
            <text:p>PABOR</text:p>
          </table:table-cell>
          <table:table-cell office:value-type="string" office:string-value="DI PABOR" table:formula="of:=[q9_EJK.$G10]" table:style-name="ce15">
            <text:p>DI PABOR</text:p>
          </table:table-cell>
          <table:table-cell office:value-type="string" office:string-value="EWAN" table:formula="of:=['q10_anti-terror_law'.$G10]" table:style-name="ce15">
            <text:p>EWAN</text:p>
          </table:table-cell>
          <table:table-cell office:value-type="string" office:string-value="DI PABOR" table:formula="of:=['q11_ABS-CBN_shutdown'.$G10]" table:style-name="ce15">
            <text:p>DI PABOR</text:p>
          </table:table-cell>
          <table:table-cell office:value-type="string" office:string-value="PABOR" table:formula="of:=[q12_marcos_tax.$G10]" table:style-name="ce15">
            <text:p>PABOR</text:p>
          </table:table-cell>
          <table:table-cell office:value-type="string" office:string-value="PABOR" table:formula="of:=[q13_political_dynasty.$G10]" table:style-name="ce15">
            <text:p>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string" office:string-value="DI PABOR" table:formula="of:=[q1_abortion.G11]" table:style-name="ce15">
            <text:p>DI PABOR</text:p>
          </table:table-cell>
          <table:table-cell office:value-type="string" office:string-value="DI PABOR" table:formula="of:=[q2_death_penalty.$G11]" table:style-name="ce15">
            <text:p>DI PABOR</text:p>
          </table:table-cell>
          <table:table-cell office:value-type="string" office:string-value="PABOR" table:formula="of:=['q3_same-sex'.$G11]" table:style-name="ce15">
            <text:p>PABOR</text:p>
          </table:table-cell>
          <table:table-cell office:value-type="string" office:string-value="DI PABOR" table:formula="of:=[q4_divorce.$G11]" table:style-name="ce15">
            <text:p>DI PABOR</text:p>
          </table:table-cell>
          <table:table-cell office:value-type="string" office:string-value="DI PABOR" table:formula="of:=[q5_mining.$G11]" table:style-name="ce15">
            <text:p>DI PABOR</text:p>
          </table:table-cell>
          <table:table-cell office:value-type="string" office:string-value="EWAN" table:formula="of:=['q6_NTF-ELCAC'.$G11]" table:style-name="ce15">
            <text:p>EWAN</text:p>
          </table:table-cell>
          <table:table-cell office:value-type="string" office:string-value="PABOR" table:formula="of:=[q7_west_PH.$G11]" table:style-name="ce15">
            <text:p>PABOR</text:p>
          </table:table-cell>
          <table:table-cell office:value-type="string" office:string-value="PABOR" table:formula="of:=[q8_drug_war.$G11]" table:style-name="ce15">
            <text:p>PABOR</text:p>
          </table:table-cell>
          <table:table-cell office:value-type="string" office:string-value="DI PABOR" table:formula="of:=[q9_EJK.$G11]" table:style-name="ce15">
            <text:p>DI PABOR</text:p>
          </table:table-cell>
          <table:table-cell office:value-type="string" office:string-value="DI PABOR" table:formula="of:=['q10_anti-terror_law'.$G11]" table:style-name="ce15">
            <text:p>DI PABOR</text:p>
          </table:table-cell>
          <table:table-cell office:value-type="string" office:string-value="DI PABOR" table:formula="of:=['q11_ABS-CBN_shutdown'.$G11]" table:style-name="ce15">
            <text:p>DI PABOR</text:p>
          </table:table-cell>
          <table:table-cell office:value-type="string" office:string-value="PABOR" table:formula="of:=[q12_marcos_tax.$G11]" table:style-name="ce15">
            <text:p>PABOR</text:p>
          </table:table-cell>
          <table:table-cell office:value-type="string" office:string-value="DI PABOR" table:formula="of:=[q13_political_dynasty.$G11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string" office:string-value="DI PABOR" table:formula="of:=[q1_abortion.G12]" table:style-name="ce15">
            <text:p>DI PABOR</text:p>
          </table:table-cell>
          <table:table-cell office:value-type="string" office:string-value="DI PABOR" table:formula="of:=[q2_death_penalty.$G12]" table:style-name="ce15">
            <text:p>DI PABOR</text:p>
          </table:table-cell>
          <table:table-cell office:value-type="string" office:string-value="DI PABOR" table:formula="of:=['q3_same-sex'.$G12]" table:style-name="ce15">
            <text:p>DI PABOR</text:p>
          </table:table-cell>
          <table:table-cell office:value-type="string" office:string-value="DI PABOR" table:formula="of:=[q4_divorce.$G12]" table:style-name="ce15">
            <text:p>DI PABOR</text:p>
          </table:table-cell>
          <table:table-cell office:value-type="string" office:string-value="PABOR" table:formula="of:=[q5_mining.$G12]" table:style-name="ce15">
            <text:p>PABOR</text:p>
          </table:table-cell>
          <table:table-cell office:value-type="string" office:string-value="PABOR" table:formula="of:=['q6_NTF-ELCAC'.$G12]" table:style-name="ce15">
            <text:p>PABOR</text:p>
          </table:table-cell>
          <table:table-cell office:value-type="string" office:string-value="DI PABOR" table:formula="of:=[q7_west_PH.$G12]" table:style-name="ce15">
            <text:p>DI PABOR</text:p>
          </table:table-cell>
          <table:table-cell office:value-type="string" office:string-value="PABOR" table:formula="of:=[q8_drug_war.$G12]" table:style-name="ce15">
            <text:p>PABOR</text:p>
          </table:table-cell>
          <table:table-cell office:value-type="string" office:string-value="DI PABOR" table:formula="of:=[q9_EJK.$G12]" table:style-name="ce15">
            <text:p>DI PABOR</text:p>
          </table:table-cell>
          <table:table-cell office:value-type="string" office:string-value="EWAN" table:formula="of:=['q10_anti-terror_law'.$G12]" table:style-name="ce15">
            <text:p>EWAN</text:p>
          </table:table-cell>
          <table:table-cell office:value-type="string" office:string-value="DI PABOR" table:formula="of:=['q11_ABS-CBN_shutdown'.$G12]" table:style-name="ce15">
            <text:p>DI PABOR</text:p>
          </table:table-cell>
          <table:table-cell office:value-type="string" office:string-value="WALA" table:formula="of:=[q12_marcos_tax.$G12]" table:style-name="ce15">
            <text:p>WALA</text:p>
          </table:table-cell>
          <table:table-cell office:value-type="string" office:string-value="DI PABOR" table:formula="of:=[q13_political_dynasty.$G12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string" office:string-value="PABOR" table:formula="of:=[q1_abortion.G13]" table:style-name="ce15">
            <text:p>PABOR</text:p>
          </table:table-cell>
          <table:table-cell office:value-type="string" office:string-value="DI PABOR" table:formula="of:=[q2_death_penalty.$G13]" table:style-name="ce15">
            <text:p>DI PABOR</text:p>
          </table:table-cell>
          <table:table-cell office:value-type="string" office:string-value="PABOR" table:formula="of:=['q3_same-sex'.$G13]" table:style-name="ce15">
            <text:p>PABOR</text:p>
          </table:table-cell>
          <table:table-cell office:value-type="string" office:string-value="PABOR" table:formula="of:=[q4_divorce.$G13]" table:style-name="ce15">
            <text:p>PABOR</text:p>
          </table:table-cell>
          <table:table-cell office:value-type="string" office:string-value="DI PABOR" table:formula="of:=[q5_mining.$G13]" table:style-name="ce15">
            <text:p>DI PABOR</text:p>
          </table:table-cell>
          <table:table-cell office:value-type="string" office:string-value="PABOR" table:formula="of:=['q6_NTF-ELCAC'.$G13]" table:style-name="ce15">
            <text:p>PABOR</text:p>
          </table:table-cell>
          <table:table-cell office:value-type="string" office:string-value="PABOR" table:formula="of:=[q7_west_PH.$G13]" table:style-name="ce15">
            <text:p>PABOR</text:p>
          </table:table-cell>
          <table:table-cell office:value-type="string" office:string-value="DI PABOR" table:formula="of:=[q8_drug_war.$G13]" table:style-name="ce15">
            <text:p>DI PABOR</text:p>
          </table:table-cell>
          <table:table-cell office:value-type="string" office:string-value="DI PABOR" table:formula="of:=[q9_EJK.$G13]" table:style-name="ce15">
            <text:p>DI PABOR</text:p>
          </table:table-cell>
          <table:table-cell office:value-type="string" office:string-value="DI PABOR" table:formula="of:=['q10_anti-terror_law'.$G13]" table:style-name="ce15">
            <text:p>DI PABOR</text:p>
          </table:table-cell>
          <table:table-cell office:value-type="string" office:string-value="DI PABOR" table:formula="of:=['q11_ABS-CBN_shutdown'.$G13]" table:style-name="ce15">
            <text:p>DI PABOR</text:p>
          </table:table-cell>
          <table:table-cell office:value-type="string" office:string-value="PABOR" table:formula="of:=[q12_marcos_tax.$G13]" table:style-name="ce15">
            <text:p>PABOR</text:p>
          </table:table-cell>
          <table:table-cell office:value-type="string" office:string-value="DI PABOR" table:formula="of:=[q13_political_dynasty.$G13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string" office:string-value="DI PABOR" table:formula="of:=[q1_abortion.G14]" table:style-name="ce15">
            <text:p>DI PABOR</text:p>
          </table:table-cell>
          <table:table-cell office:value-type="string" office:string-value="DI PABOR" table:formula="of:=[q2_death_penalty.$G14]" table:style-name="ce15">
            <text:p>DI PABOR</text:p>
          </table:table-cell>
          <table:table-cell office:value-type="string" office:string-value="DI PABOR" table:formula="of:=['q3_same-sex'.$G14]" table:style-name="ce15">
            <text:p>DI PABOR</text:p>
          </table:table-cell>
          <table:table-cell office:value-type="string" office:string-value="DI PABOR" table:formula="of:=[q4_divorce.$G14]" table:style-name="ce15">
            <text:p>DI PABOR</text:p>
          </table:table-cell>
          <table:table-cell office:value-type="string" office:string-value="PABOR" table:formula="of:=[q5_mining.$G14]" table:style-name="ce15">
            <text:p>PABOR</text:p>
          </table:table-cell>
          <table:table-cell office:value-type="string" office:string-value="WALA" table:formula="of:=['q6_NTF-ELCAC'.$G14]" table:style-name="ce15">
            <text:p>WALA</text:p>
          </table:table-cell>
          <table:table-cell office:value-type="string" office:string-value="PABOR" table:formula="of:=[q7_west_PH.$G14]" table:style-name="ce15">
            <text:p>PABOR</text:p>
          </table:table-cell>
          <table:table-cell office:value-type="string" office:string-value="WALA" table:formula="of:=[q8_drug_war.$G14]" table:style-name="ce15">
            <text:p>WALA</text:p>
          </table:table-cell>
          <table:table-cell office:value-type="string" office:string-value="WALA" table:formula="of:=[q9_EJK.$G14]" table:style-name="ce15">
            <text:p>WALA</text:p>
          </table:table-cell>
          <table:table-cell office:value-type="string" office:string-value="DI PABOR" table:formula="of:=['q10_anti-terror_law'.$G14]" table:style-name="ce15">
            <text:p>DI PABOR</text:p>
          </table:table-cell>
          <table:table-cell office:value-type="string" office:string-value="DI PABOR" table:formula="of:=['q11_ABS-CBN_shutdown'.$G14]" table:style-name="ce15">
            <text:p>DI PABOR</text:p>
          </table:table-cell>
          <table:table-cell office:value-type="string" office:string-value="WALA" table:formula="of:=[q12_marcos_tax.$G14]" table:style-name="ce15">
            <text:p>WALA</text:p>
          </table:table-cell>
          <table:table-cell office:value-type="string" office:string-value="DI PABOR" table:formula="of:=[q13_political_dynasty.$G14]" table:style-name="ce15">
            <text:p>DI 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string" office:string-value="WALA" table:formula="of:=[q1_abortion.G15]" table:style-name="ce15">
            <text:p>WALA</text:p>
          </table:table-cell>
          <table:table-cell office:value-type="string" office:string-value="PABOR" table:formula="of:=[q2_death_penalty.$G15]" table:style-name="ce15">
            <text:p>PABOR</text:p>
          </table:table-cell>
          <table:table-cell office:value-type="string" office:string-value="WALA" table:formula="of:=['q3_same-sex'.$G15]" table:style-name="ce15">
            <text:p>WALA</text:p>
          </table:table-cell>
          <table:table-cell office:value-type="string" office:string-value="EWAN" table:formula="of:=[q4_divorce.$G15]" table:style-name="ce15">
            <text:p>EWAN</text:p>
          </table:table-cell>
          <table:table-cell office:value-type="string" office:string-value="DI PABOR" table:formula="of:=[q5_mining.$G15]" table:style-name="ce15">
            <text:p>DI PABOR</text:p>
          </table:table-cell>
          <table:table-cell office:value-type="string" office:string-value="EWAN" table:formula="of:=['q6_NTF-ELCAC'.$G15]" table:style-name="ce15">
            <text:p>EWAN</text:p>
          </table:table-cell>
          <table:table-cell office:value-type="string" office:string-value="EWAN" table:formula="of:=[q7_west_PH.$G15]" table:style-name="ce15">
            <text:p>EWAN</text:p>
          </table:table-cell>
          <table:table-cell office:value-type="string" office:string-value="PABOR" table:formula="of:=[q8_drug_war.$G15]" table:style-name="ce15">
            <text:p>PABOR</text:p>
          </table:table-cell>
          <table:table-cell office:value-type="string" office:string-value="PABOR" table:formula="of:=[q9_EJK.$G15]" table:style-name="ce15">
            <text:p>PABOR</text:p>
          </table:table-cell>
          <table:table-cell office:value-type="string" office:string-value="PABOR" table:formula="of:=['q10_anti-terror_law'.$G15]" table:style-name="ce15">
            <text:p>PABOR</text:p>
          </table:table-cell>
          <table:table-cell office:value-type="string" office:string-value="EWAN" table:formula="of:=['q11_ABS-CBN_shutdown'.$G15]" table:style-name="ce15">
            <text:p>EWAN</text:p>
          </table:table-cell>
          <table:table-cell office:value-type="string" office:string-value="EWAN" table:formula="of:=[q12_marcos_tax.$G15]" table:style-name="ce15">
            <text:p>EWAN</text:p>
          </table:table-cell>
          <table:table-cell office:value-type="string" office:string-value="PABOR" table:formula="of:=[q13_political_dynasty.$G15]" table:style-name="ce15">
            <text:p>PABOR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string" office:string-value="WALA" table:formula="of:=[q1_abortion.G16]" table:style-name="ce15">
            <text:p>WALA</text:p>
          </table:table-cell>
          <table:table-cell office:value-type="string" office:string-value="PABOR" table:formula="of:=[q2_death_penalty.$G16]" table:style-name="ce15">
            <text:p>PABOR</text:p>
          </table:table-cell>
          <table:table-cell office:value-type="string" office:string-value="WALA" table:formula="of:=['q3_same-sex'.$G16]" table:style-name="ce15">
            <text:p>WALA</text:p>
          </table:table-cell>
          <table:table-cell office:value-type="string" office:string-value="WALA" table:formula="of:=[q4_divorce.$G16]" table:style-name="ce15">
            <text:p>WALA</text:p>
          </table:table-cell>
          <table:table-cell office:value-type="string" office:string-value="PABOR" table:formula="of:=[q5_mining.$G16]" table:style-name="ce15">
            <text:p>PABOR</text:p>
          </table:table-cell>
          <table:table-cell office:value-type="string" office:string-value="WALA" table:formula="of:=['q6_NTF-ELCAC'.$G16]" table:style-name="ce15">
            <text:p>WALA</text:p>
          </table:table-cell>
          <table:table-cell office:value-type="string" office:string-value="EWAN" table:formula="of:=[q7_west_PH.$G16]" table:style-name="ce15">
            <text:p>EWAN</text:p>
          </table:table-cell>
          <table:table-cell office:value-type="string" office:string-value="WALA" table:formula="of:=[q8_drug_war.$G16]" table:style-name="ce15">
            <text:p>WALA</text:p>
          </table:table-cell>
          <table:table-cell office:value-type="string" office:string-value="WALA" table:formula="of:=[q9_EJK.$G16]" table:style-name="ce15">
            <text:p>WALA</text:p>
          </table:table-cell>
          <table:table-cell office:value-type="string" office:string-value="WALA" table:formula="of:=['q10_anti-terror_law'.$G16]" table:style-name="ce15">
            <text:p>WALA</text:p>
          </table:table-cell>
          <table:table-cell office:value-type="string" office:string-value="WALA" table:formula="of:=['q11_ABS-CBN_shutdown'.$G16]" table:style-name="ce15">
            <text:p>WALA</text:p>
          </table:table-cell>
          <table:table-cell office:value-type="string" office:string-value="WALA" table:formula="of:=[q12_marcos_tax.$G16]" table:style-name="ce15">
            <text:p>WALA</text:p>
          </table:table-cell>
          <table:table-cell office:value-type="string" office:string-value="WALA" table:formula="of:=[q13_political_dynasty.$G16]" table:style-name="ce15">
            <text:p>WALA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string" office:string-value="DI PABOR" table:formula="of:=[q1_abortion.G17]" table:style-name="ce15">
            <text:p>DI PABOR</text:p>
          </table:table-cell>
          <table:table-cell office:value-type="string" office:string-value="DI PABOR" table:formula="of:=[q2_death_penalty.$G17]" table:style-name="ce15">
            <text:p>DI PABOR</text:p>
          </table:table-cell>
          <table:table-cell office:value-type="string" office:string-value="PABOR" table:formula="of:=['q3_same-sex'.$G17]" table:style-name="ce15">
            <text:p>PABOR</text:p>
          </table:table-cell>
          <table:table-cell office:value-type="string" office:string-value="EWAN" table:formula="of:=[q4_divorce.$G17]" table:style-name="ce15">
            <text:p>EWAN</text:p>
          </table:table-cell>
          <table:table-cell office:value-type="string" office:string-value="PABOR" table:formula="of:=[q5_mining.$G17]" table:style-name="ce15">
            <text:p>PABOR</text:p>
          </table:table-cell>
          <table:table-cell office:value-type="string" office:string-value="DI PABOR" table:formula="of:=['q6_NTF-ELCAC'.$G17]" table:style-name="ce15">
            <text:p>DI PABOR</text:p>
          </table:table-cell>
          <table:table-cell office:value-type="string" office:string-value="PABOR" table:formula="of:=[q7_west_PH.$G17]" table:style-name="ce15">
            <text:p>PABOR</text:p>
          </table:table-cell>
          <table:table-cell office:value-type="string" office:string-value="PABOR" table:formula="of:=[q8_drug_war.$G17]" table:style-name="ce15">
            <text:p>PABOR</text:p>
          </table:table-cell>
          <table:table-cell office:value-type="string" office:string-value="WALA" table:formula="of:=[q9_EJK.$G17]" table:style-name="ce15">
            <text:p>WALA</text:p>
          </table:table-cell>
          <table:table-cell office:value-type="string" office:string-value="EWAN" table:formula="of:=['q10_anti-terror_law'.$G17]" table:style-name="ce15">
            <text:p>EWAN</text:p>
          </table:table-cell>
          <table:table-cell office:value-type="string" office:string-value="WALA" table:formula="of:=['q11_ABS-CBN_shutdown'.$G17]" table:style-name="ce15">
            <text:p>WALA</text:p>
          </table:table-cell>
          <table:table-cell office:value-type="string" office:string-value="WALA" table:formula="of:=[q12_marcos_tax.$G17]" table:style-name="ce15">
            <text:p>WALA</text:p>
          </table:table-cell>
          <table:table-cell office:value-type="string" office:string-value="DI PABOR" table:formula="of:=[q13_political_dynasty.$G17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string" office:string-value="DI PABOR" table:formula="of:=[q1_abortion.G18]" table:style-name="ce15">
            <text:p>DI PABOR</text:p>
          </table:table-cell>
          <table:table-cell office:value-type="string" office:string-value="DI PABOR" table:formula="of:=[q2_death_penalty.$G18]" table:style-name="ce15">
            <text:p>DI PABOR</text:p>
          </table:table-cell>
          <table:table-cell office:value-type="string" office:string-value="PABOR" table:formula="of:=['q3_same-sex'.$G18]" table:style-name="ce15">
            <text:p>PABOR</text:p>
          </table:table-cell>
          <table:table-cell office:value-type="string" office:string-value="PABOR" table:formula="of:=[q4_divorce.$G18]" table:style-name="ce15">
            <text:p>PABOR</text:p>
          </table:table-cell>
          <table:table-cell office:value-type="string" office:string-value="DI PABOR" table:formula="of:=[q5_mining.$G18]" table:style-name="ce15">
            <text:p>DI PABOR</text:p>
          </table:table-cell>
          <table:table-cell office:value-type="string" office:string-value="PABOR" table:formula="of:=['q6_NTF-ELCAC'.$G18]" table:style-name="ce15">
            <text:p>PABOR</text:p>
          </table:table-cell>
          <table:table-cell office:value-type="string" office:string-value="PABOR" table:formula="of:=[q7_west_PH.$G18]" table:style-name="ce15">
            <text:p>PABOR</text:p>
          </table:table-cell>
          <table:table-cell office:value-type="string" office:string-value="PABOR" table:formula="of:=[q8_drug_war.$G18]" table:style-name="ce15">
            <text:p>PABOR</text:p>
          </table:table-cell>
          <table:table-cell office:value-type="string" office:string-value="DI PABOR" table:formula="of:=[q9_EJK.$G18]" table:style-name="ce15">
            <text:p>DI PABOR</text:p>
          </table:table-cell>
          <table:table-cell office:value-type="string" office:string-value="DI PABOR" table:formula="of:=['q10_anti-terror_law'.$G18]" table:style-name="ce15">
            <text:p>DI PABOR</text:p>
          </table:table-cell>
          <table:table-cell office:value-type="string" office:string-value="DI PABOR" table:formula="of:=['q11_ABS-CBN_shutdown'.$G18]" table:style-name="ce15">
            <text:p>DI PABOR</text:p>
          </table:table-cell>
          <table:table-cell office:value-type="string" office:string-value="PABOR" table:formula="of:=[q12_marcos_tax.$G18]" table:style-name="ce15">
            <text:p>PABOR</text:p>
          </table:table-cell>
          <table:table-cell office:value-type="string" office:string-value="DI PABOR" table:formula="of:=[q13_political_dynasty.$G18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string" office:string-value="WALA" table:formula="of:=[q1_abortion.G19]" table:style-name="ce15">
            <text:p>WALA</text:p>
          </table:table-cell>
          <table:table-cell office:value-type="string" office:string-value="WALA" table:formula="of:=[q2_death_penalty.$G19]" table:style-name="ce15">
            <text:p>WALA</text:p>
          </table:table-cell>
          <table:table-cell office:value-type="string" office:string-value="WALA" table:formula="of:=['q3_same-sex'.$G19]" table:style-name="ce15">
            <text:p>WALA</text:p>
          </table:table-cell>
          <table:table-cell office:value-type="string" office:string-value="DI PABOR" table:formula="of:=[q4_divorce.$G19]" table:style-name="ce15">
            <text:p>DI PABOR</text:p>
          </table:table-cell>
          <table:table-cell office:value-type="string" office:string-value="WALA" table:formula="of:=[q5_mining.$G19]" table:style-name="ce15">
            <text:p>WALA</text:p>
          </table:table-cell>
          <table:table-cell office:value-type="string" office:string-value="WALA" table:formula="of:=['q6_NTF-ELCAC'.$G19]" table:style-name="ce15">
            <text:p>WALA</text:p>
          </table:table-cell>
          <table:table-cell office:value-type="string" office:string-value="WALA" table:formula="of:=[q7_west_PH.$G19]" table:style-name="ce15">
            <text:p>WALA</text:p>
          </table:table-cell>
          <table:table-cell office:value-type="string" office:string-value="WALA" table:formula="of:=[q8_drug_war.$G19]" table:style-name="ce15">
            <text:p>WALA</text:p>
          </table:table-cell>
          <table:table-cell office:value-type="string" office:string-value="WALA" table:formula="of:=[q9_EJK.$G19]" table:style-name="ce15">
            <text:p>WALA</text:p>
          </table:table-cell>
          <table:table-cell office:value-type="string" office:string-value="WALA" table:formula="of:=['q10_anti-terror_law'.$G19]" table:style-name="ce15">
            <text:p>WALA</text:p>
          </table:table-cell>
          <table:table-cell office:value-type="string" office:string-value="WALA" table:formula="of:=['q11_ABS-CBN_shutdown'.$G19]" table:style-name="ce15">
            <text:p>WALA</text:p>
          </table:table-cell>
          <table:table-cell office:value-type="string" office:string-value="EWAN" table:formula="of:=[q12_marcos_tax.$G19]" table:style-name="ce15">
            <text:p>EWAN</text:p>
          </table:table-cell>
          <table:table-cell office:value-type="string" office:string-value="DI PABOR" table:formula="of:=[q13_political_dynasty.$G19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string" office:string-value="DI PABOR" table:formula="of:=[q1_abortion.G20]" table:style-name="ce15">
            <text:p>DI PABOR</text:p>
          </table:table-cell>
          <table:table-cell office:value-type="string" office:string-value="DI PABOR" table:formula="of:=[q2_death_penalty.$G20]" table:style-name="ce15">
            <text:p>DI PABOR</text:p>
          </table:table-cell>
          <table:table-cell office:value-type="string" office:string-value="EWAN" table:formula="of:=['q3_same-sex'.$G20]" table:style-name="ce15">
            <text:p>EWAN</text:p>
          </table:table-cell>
          <table:table-cell office:value-type="string" office:string-value="DI PABOR" table:formula="of:=[q4_divorce.$G20]" table:style-name="ce15">
            <text:p>DI PABOR</text:p>
          </table:table-cell>
          <table:table-cell office:value-type="string" office:string-value="PABOR" table:formula="of:=[q5_mining.$G20]" table:style-name="ce15">
            <text:p>PABOR</text:p>
          </table:table-cell>
          <table:table-cell office:value-type="string" office:string-value="DI PABOR" table:formula="of:=['q6_NTF-ELCAC'.$G20]" table:style-name="ce15">
            <text:p>DI PABOR</text:p>
          </table:table-cell>
          <table:table-cell office:value-type="string" office:string-value="PABOR" table:formula="of:=[q7_west_PH.$G20]" table:style-name="ce15">
            <text:p>PABOR</text:p>
          </table:table-cell>
          <table:table-cell office:value-type="string" office:string-value="WALA" table:formula="of:=[q8_drug_war.$G20]" table:style-name="ce15">
            <text:p>WALA</text:p>
          </table:table-cell>
          <table:table-cell office:value-type="string" office:string-value="PABOR" table:formula="of:=[q9_EJK.$G20]" table:style-name="ce15">
            <text:p>PABOR</text:p>
          </table:table-cell>
          <table:table-cell office:value-type="string" office:string-value="PABOR" table:formula="of:=['q10_anti-terror_law'.$G20]" table:style-name="ce15">
            <text:p>PABOR</text:p>
          </table:table-cell>
          <table:table-cell office:value-type="string" office:string-value="DI PABOR" table:formula="of:=['q11_ABS-CBN_shutdown'.$G20]" table:style-name="ce15">
            <text:p>DI PABOR</text:p>
          </table:table-cell>
          <table:table-cell office:value-type="string" office:string-value="EWAN" table:formula="of:=[q12_marcos_tax.$G20]" table:style-name="ce15">
            <text:p>EWAN</text:p>
          </table:table-cell>
          <table:table-cell office:value-type="string" office:string-value="EWAN" table:formula="of:=[q13_political_dynasty.$G20]" table:style-name="ce15">
            <text:p>EWAN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string" office:string-value="WALA" table:formula="of:=[q1_abortion.G21]" table:style-name="ce15">
            <text:p>WALA</text:p>
          </table:table-cell>
          <table:table-cell office:value-type="string" office:string-value="WALA" table:formula="of:=[q2_death_penalty.$G21]" table:style-name="ce15">
            <text:p>WALA</text:p>
          </table:table-cell>
          <table:table-cell office:value-type="string" office:string-value="WALA" table:formula="of:=['q3_same-sex'.$G21]" table:style-name="ce15">
            <text:p>WALA</text:p>
          </table:table-cell>
          <table:table-cell office:value-type="string" office:string-value="WALA" table:formula="of:=[q4_divorce.$G21]" table:style-name="ce15">
            <text:p>WALA</text:p>
          </table:table-cell>
          <table:table-cell office:value-type="string" office:string-value="WALA" table:formula="of:=[q5_mining.$G21]" table:style-name="ce15">
            <text:p>WALA</text:p>
          </table:table-cell>
          <table:table-cell office:value-type="string" office:string-value="WALA" table:formula="of:=['q6_NTF-ELCAC'.$G21]" table:style-name="ce15">
            <text:p>WALA</text:p>
          </table:table-cell>
          <table:table-cell office:value-type="string" office:string-value="WALA" table:formula="of:=[q7_west_PH.$G21]" table:style-name="ce15">
            <text:p>WALA</text:p>
          </table:table-cell>
          <table:table-cell office:value-type="string" office:string-value="WALA" table:formula="of:=[q8_drug_war.$G21]" table:style-name="ce15">
            <text:p>WALA</text:p>
          </table:table-cell>
          <table:table-cell office:value-type="string" office:string-value="WALA" table:formula="of:=[q9_EJK.$G21]" table:style-name="ce15">
            <text:p>WALA</text:p>
          </table:table-cell>
          <table:table-cell office:value-type="string" office:string-value="WALA" table:formula="of:=['q10_anti-terror_law'.$G21]" table:style-name="ce15">
            <text:p>WALA</text:p>
          </table:table-cell>
          <table:table-cell office:value-type="string" office:string-value="WALA" table:formula="of:=['q11_ABS-CBN_shutdown'.$G21]" table:style-name="ce15">
            <text:p>WALA</text:p>
          </table:table-cell>
          <table:table-cell office:value-type="string" office:string-value="WALA" table:formula="of:=[q12_marcos_tax.$G21]" table:style-name="ce15">
            <text:p>WALA</text:p>
          </table:table-cell>
          <table:table-cell office:value-type="string" office:string-value="WALA" table:formula="of:=[q13_political_dynasty.$G21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string" office:string-value="WALA" table:formula="of:=[q1_abortion.G22]" table:style-name="ce15">
            <text:p>WALA</text:p>
          </table:table-cell>
          <table:table-cell office:value-type="string" office:string-value="WALA" table:formula="of:=[q2_death_penalty.$G22]" table:style-name="ce15">
            <text:p>WALA</text:p>
          </table:table-cell>
          <table:table-cell office:value-type="string" office:string-value="WALA" table:formula="of:=['q3_same-sex'.$G22]" table:style-name="ce15">
            <text:p>WALA</text:p>
          </table:table-cell>
          <table:table-cell office:value-type="string" office:string-value="WALA" table:formula="of:=[q4_divorce.$G22]" table:style-name="ce15">
            <text:p>WALA</text:p>
          </table:table-cell>
          <table:table-cell office:value-type="string" office:string-value="WALA" table:formula="of:=[q5_mining.$G22]" table:style-name="ce15">
            <text:p>WALA</text:p>
          </table:table-cell>
          <table:table-cell office:value-type="string" office:string-value="WALA" table:formula="of:=['q6_NTF-ELCAC'.$G22]" table:style-name="ce15">
            <text:p>WALA</text:p>
          </table:table-cell>
          <table:table-cell office:value-type="string" office:string-value="WALA" table:formula="of:=[q7_west_PH.$G22]" table:style-name="ce15">
            <text:p>WALA</text:p>
          </table:table-cell>
          <table:table-cell office:value-type="string" office:string-value="WALA" table:formula="of:=[q8_drug_war.$G22]" table:style-name="ce15">
            <text:p>WALA</text:p>
          </table:table-cell>
          <table:table-cell office:value-type="string" office:string-value="WALA" table:formula="of:=[q9_EJK.$G22]" table:style-name="ce15">
            <text:p>WALA</text:p>
          </table:table-cell>
          <table:table-cell office:value-type="string" office:string-value="WALA" table:formula="of:=['q10_anti-terror_law'.$G22]" table:style-name="ce15">
            <text:p>WALA</text:p>
          </table:table-cell>
          <table:table-cell office:value-type="string" office:string-value="WALA" table:formula="of:=['q11_ABS-CBN_shutdown'.$G22]" table:style-name="ce15">
            <text:p>WALA</text:p>
          </table:table-cell>
          <table:table-cell office:value-type="string" office:string-value="WALA" table:formula="of:=[q12_marcos_tax.$G22]" table:style-name="ce15">
            <text:p>WALA</text:p>
          </table:table-cell>
          <table:table-cell office:value-type="string" office:string-value="WALA" table:formula="of:=[q13_political_dynasty.$G22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string" office:string-value="WALA" table:formula="of:=[q1_abortion.G23]" table:style-name="ce15">
            <text:p>WALA</text:p>
          </table:table-cell>
          <table:table-cell office:value-type="string" office:string-value="WALA" table:formula="of:=[q2_death_penalty.$G23]" table:style-name="ce15">
            <text:p>WALA</text:p>
          </table:table-cell>
          <table:table-cell office:value-type="string" office:string-value="WALA" table:formula="of:=['q3_same-sex'.$G23]" table:style-name="ce15">
            <text:p>WALA</text:p>
          </table:table-cell>
          <table:table-cell office:value-type="string" office:string-value="WALA" table:formula="of:=[q4_divorce.$G23]" table:style-name="ce15">
            <text:p>WALA</text:p>
          </table:table-cell>
          <table:table-cell office:value-type="string" office:string-value="WALA" table:formula="of:=[q5_mining.$G23]" table:style-name="ce15">
            <text:p>WALA</text:p>
          </table:table-cell>
          <table:table-cell office:value-type="string" office:string-value="WALA" table:formula="of:=['q6_NTF-ELCAC'.$G23]" table:style-name="ce15">
            <text:p>WALA</text:p>
          </table:table-cell>
          <table:table-cell office:value-type="string" office:string-value="WALA" table:formula="of:=[q7_west_PH.$G23]" table:style-name="ce15">
            <text:p>WALA</text:p>
          </table:table-cell>
          <table:table-cell office:value-type="string" office:string-value="WALA" table:formula="of:=[q8_drug_war.$G23]" table:style-name="ce15">
            <text:p>WALA</text:p>
          </table:table-cell>
          <table:table-cell office:value-type="string" office:string-value="WALA" table:formula="of:=[q9_EJK.$G23]" table:style-name="ce15">
            <text:p>WALA</text:p>
          </table:table-cell>
          <table:table-cell office:value-type="string" office:string-value="WALA" table:formula="of:=['q10_anti-terror_law'.$G23]" table:style-name="ce15">
            <text:p>WALA</text:p>
          </table:table-cell>
          <table:table-cell office:value-type="string" office:string-value="WALA" table:formula="of:=['q11_ABS-CBN_shutdown'.$G23]" table:style-name="ce15">
            <text:p>WALA</text:p>
          </table:table-cell>
          <table:table-cell office:value-type="string" office:string-value="WALA" table:formula="of:=[q12_marcos_tax.$G23]" table:style-name="ce15">
            <text:p>WALA</text:p>
          </table:table-cell>
          <table:table-cell office:value-type="string" office:string-value="WALA" table:formula="of:=[q13_political_dynasty.$G23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string" office:string-value="WALA" table:formula="of:=[q1_abortion.G24]" table:style-name="ce15">
            <text:p>WALA</text:p>
          </table:table-cell>
          <table:table-cell office:value-type="string" office:string-value="WALA" table:formula="of:=[q2_death_penalty.$G24]" table:style-name="ce15">
            <text:p>WALA</text:p>
          </table:table-cell>
          <table:table-cell office:value-type="string" office:string-value="WALA" table:formula="of:=['q3_same-sex'.$G24]" table:style-name="ce15">
            <text:p>WALA</text:p>
          </table:table-cell>
          <table:table-cell office:value-type="string" office:string-value="WALA" table:formula="of:=[q4_divorce.$G24]" table:style-name="ce15">
            <text:p>WALA</text:p>
          </table:table-cell>
          <table:table-cell office:value-type="string" office:string-value="DI PABOR" table:formula="of:=[q5_mining.$G24]" table:style-name="ce15">
            <text:p>DI PABOR</text:p>
          </table:table-cell>
          <table:table-cell office:value-type="string" office:string-value="WALA" table:formula="of:=['q6_NTF-ELCAC'.$G24]" table:style-name="ce15">
            <text:p>WALA</text:p>
          </table:table-cell>
          <table:table-cell office:value-type="string" office:string-value="PABOR" table:formula="of:=[q7_west_PH.$G24]" table:style-name="ce15">
            <text:p>PABOR</text:p>
          </table:table-cell>
          <table:table-cell office:value-type="string" office:string-value="WALA" table:formula="of:=[q8_drug_war.$G24]" table:style-name="ce15">
            <text:p>WALA</text:p>
          </table:table-cell>
          <table:table-cell office:value-type="string" office:string-value="WALA" table:formula="of:=[q9_EJK.$G24]" table:style-name="ce15">
            <text:p>WALA</text:p>
          </table:table-cell>
          <table:table-cell office:value-type="string" office:string-value="DI PABOR" table:formula="of:=['q10_anti-terror_law'.$G24]" table:style-name="ce15">
            <text:p>DI PABOR</text:p>
          </table:table-cell>
          <table:table-cell office:value-type="string" office:string-value="WALA" table:formula="of:=['q11_ABS-CBN_shutdown'.$G24]" table:style-name="ce15">
            <text:p>WALA</text:p>
          </table:table-cell>
          <table:table-cell office:value-type="string" office:string-value="WALA" table:formula="of:=[q12_marcos_tax.$G24]" table:style-name="ce15">
            <text:p>WALA</text:p>
          </table:table-cell>
          <table:table-cell office:value-type="string" office:string-value="WALA" table:formula="of:=[q13_political_dynasty.$G24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string" office:string-value="WALA" table:formula="of:=[q1_abortion.G25]" table:style-name="ce15">
            <text:p>WALA</text:p>
          </table:table-cell>
          <table:table-cell office:value-type="string" office:string-value="WALA" table:formula="of:=[q2_death_penalty.$G25]" table:style-name="ce15">
            <text:p>WALA</text:p>
          </table:table-cell>
          <table:table-cell office:value-type="string" office:string-value="WALA" table:formula="of:=['q3_same-sex'.$G25]" table:style-name="ce15">
            <text:p>WALA</text:p>
          </table:table-cell>
          <table:table-cell office:value-type="string" office:string-value="WALA" table:formula="of:=[q4_divorce.$G25]" table:style-name="ce15">
            <text:p>WALA</text:p>
          </table:table-cell>
          <table:table-cell office:value-type="string" office:string-value="WALA" table:formula="of:=[q5_mining.$G25]" table:style-name="ce15">
            <text:p>WALA</text:p>
          </table:table-cell>
          <table:table-cell office:value-type="string" office:string-value="WALA" table:formula="of:=['q6_NTF-ELCAC'.$G25]" table:style-name="ce15">
            <text:p>WALA</text:p>
          </table:table-cell>
          <table:table-cell office:value-type="string" office:string-value="WALA" table:formula="of:=[q7_west_PH.$G25]" table:style-name="ce15">
            <text:p>WALA</text:p>
          </table:table-cell>
          <table:table-cell office:value-type="string" office:string-value="WALA" table:formula="of:=[q8_drug_war.$G25]" table:style-name="ce15">
            <text:p>WALA</text:p>
          </table:table-cell>
          <table:table-cell office:value-type="string" office:string-value="WALA" table:formula="of:=[q9_EJK.$G25]" table:style-name="ce15">
            <text:p>WALA</text:p>
          </table:table-cell>
          <table:table-cell office:value-type="string" office:string-value="WALA" table:formula="of:=['q10_anti-terror_law'.$G25]" table:style-name="ce15">
            <text:p>WALA</text:p>
          </table:table-cell>
          <table:table-cell office:value-type="string" office:string-value="WALA" table:formula="of:=['q11_ABS-CBN_shutdown'.$G25]" table:style-name="ce15">
            <text:p>WALA</text:p>
          </table:table-cell>
          <table:table-cell office:value-type="string" office:string-value="WALA" table:formula="of:=[q12_marcos_tax.$G25]" table:style-name="ce15">
            <text:p>WALA</text:p>
          </table:table-cell>
          <table:table-cell office:value-type="string" office:string-value="WALA" table:formula="of:=[q13_political_dynasty.$G25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string" office:string-value="WALA" table:formula="of:=[q1_abortion.G26]" table:style-name="ce15">
            <text:p>WALA</text:p>
          </table:table-cell>
          <table:table-cell office:value-type="string" office:string-value="WALA" table:formula="of:=[q2_death_penalty.$G26]" table:style-name="ce15">
            <text:p>WALA</text:p>
          </table:table-cell>
          <table:table-cell office:value-type="string" office:string-value="WALA" table:formula="of:=['q3_same-sex'.$G26]" table:style-name="ce15">
            <text:p>WALA</text:p>
          </table:table-cell>
          <table:table-cell office:value-type="string" office:string-value="WALA" table:formula="of:=[q4_divorce.$G26]" table:style-name="ce15">
            <text:p>WALA</text:p>
          </table:table-cell>
          <table:table-cell office:value-type="string" office:string-value="WALA" table:formula="of:=[q5_mining.$G26]" table:style-name="ce15">
            <text:p>WALA</text:p>
          </table:table-cell>
          <table:table-cell office:value-type="string" office:string-value="WALA" table:formula="of:=['q6_NTF-ELCAC'.$G26]" table:style-name="ce15">
            <text:p>WALA</text:p>
          </table:table-cell>
          <table:table-cell office:value-type="string" office:string-value="WALA" table:formula="of:=[q7_west_PH.$G26]" table:style-name="ce15">
            <text:p>WALA</text:p>
          </table:table-cell>
          <table:table-cell office:value-type="string" office:string-value="WALA" table:formula="of:=[q8_drug_war.$G26]" table:style-name="ce15">
            <text:p>WALA</text:p>
          </table:table-cell>
          <table:table-cell office:value-type="string" office:string-value="WALA" table:formula="of:=[q9_EJK.$G26]" table:style-name="ce15">
            <text:p>WALA</text:p>
          </table:table-cell>
          <table:table-cell office:value-type="string" office:string-value="WALA" table:formula="of:=['q10_anti-terror_law'.$G26]" table:style-name="ce15">
            <text:p>WALA</text:p>
          </table:table-cell>
          <table:table-cell office:value-type="string" office:string-value="WALA" table:formula="of:=['q11_ABS-CBN_shutdown'.$G26]" table:style-name="ce15">
            <text:p>WALA</text:p>
          </table:table-cell>
          <table:table-cell office:value-type="string" office:string-value="WALA" table:formula="of:=[q12_marcos_tax.$G26]" table:style-name="ce15">
            <text:p>WALA</text:p>
          </table:table-cell>
          <table:table-cell office:value-type="string" office:string-value="WALA" table:formula="of:=[q13_political_dynasty.$G26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string" office:string-value="WALA" table:formula="of:=[q1_abortion.G27]" table:style-name="ce15">
            <text:p>WALA</text:p>
          </table:table-cell>
          <table:table-cell office:value-type="string" office:string-value="WALA" table:formula="of:=[q2_death_penalty.$G27]" table:style-name="ce15">
            <text:p>WALA</text:p>
          </table:table-cell>
          <table:table-cell office:value-type="string" office:string-value="WALA" table:formula="of:=['q3_same-sex'.$G27]" table:style-name="ce15">
            <text:p>WALA</text:p>
          </table:table-cell>
          <table:table-cell office:value-type="string" office:string-value="WALA" table:formula="of:=[q4_divorce.$G27]" table:style-name="ce15">
            <text:p>WALA</text:p>
          </table:table-cell>
          <table:table-cell office:value-type="string" office:string-value="WALA" table:formula="of:=[q5_mining.$G27]" table:style-name="ce15">
            <text:p>WALA</text:p>
          </table:table-cell>
          <table:table-cell office:value-type="string" office:string-value="WALA" table:formula="of:=['q6_NTF-ELCAC'.$G27]" table:style-name="ce15">
            <text:p>WALA</text:p>
          </table:table-cell>
          <table:table-cell office:value-type="string" office:string-value="WALA" table:formula="of:=[q7_west_PH.$G27]" table:style-name="ce15">
            <text:p>WALA</text:p>
          </table:table-cell>
          <table:table-cell office:value-type="string" office:string-value="WALA" table:formula="of:=[q8_drug_war.$G27]" table:style-name="ce15">
            <text:p>WALA</text:p>
          </table:table-cell>
          <table:table-cell office:value-type="string" office:string-value="WALA" table:formula="of:=[q9_EJK.$G27]" table:style-name="ce15">
            <text:p>WALA</text:p>
          </table:table-cell>
          <table:table-cell office:value-type="string" office:string-value="WALA" table:formula="of:=['q10_anti-terror_law'.$G27]" table:style-name="ce15">
            <text:p>WALA</text:p>
          </table:table-cell>
          <table:table-cell office:value-type="string" office:string-value="WALA" table:formula="of:=['q11_ABS-CBN_shutdown'.$G27]" table:style-name="ce15">
            <text:p>WALA</text:p>
          </table:table-cell>
          <table:table-cell office:value-type="string" office:string-value="WALA" table:formula="of:=[q12_marcos_tax.$G27]" table:style-name="ce15">
            <text:p>WALA</text:p>
          </table:table-cell>
          <table:table-cell office:value-type="string" office:string-value="WALA" table:formula="of:=[q13_political_dynasty.$G27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string" office:string-value="WALA" table:formula="of:=[q1_abortion.G28]" table:style-name="ce15">
            <text:p>WALA</text:p>
          </table:table-cell>
          <table:table-cell office:value-type="string" office:string-value="WALA" table:formula="of:=[q2_death_penalty.$G28]" table:style-name="ce15">
            <text:p>WALA</text:p>
          </table:table-cell>
          <table:table-cell office:value-type="string" office:string-value="PABOR" table:formula="of:=['q3_same-sex'.$G28]" table:style-name="ce15">
            <text:p>PABOR</text:p>
          </table:table-cell>
          <table:table-cell office:value-type="string" office:string-value="WALA" table:formula="of:=[q4_divorce.$G28]" table:style-name="ce15">
            <text:p>WALA</text:p>
          </table:table-cell>
          <table:table-cell office:value-type="string" office:string-value="WALA" table:formula="of:=[q5_mining.$G28]" table:style-name="ce15">
            <text:p>WALA</text:p>
          </table:table-cell>
          <table:table-cell office:value-type="string" office:string-value="WALA" table:formula="of:=['q6_NTF-ELCAC'.$G28]" table:style-name="ce15">
            <text:p>WALA</text:p>
          </table:table-cell>
          <table:table-cell office:value-type="string" office:string-value="PABOR" table:formula="of:=[q7_west_PH.$G28]" table:style-name="ce15">
            <text:p>PABOR</text:p>
          </table:table-cell>
          <table:table-cell office:value-type="string" office:string-value="WALA" table:formula="of:=[q8_drug_war.$G28]" table:style-name="ce15">
            <text:p>WALA</text:p>
          </table:table-cell>
          <table:table-cell office:value-type="string" office:string-value="WALA" table:formula="of:=[q9_EJK.$G28]" table:style-name="ce15">
            <text:p>WALA</text:p>
          </table:table-cell>
          <table:table-cell office:value-type="string" office:string-value="WALA" table:formula="of:=['q10_anti-terror_law'.$G28]" table:style-name="ce15">
            <text:p>WALA</text:p>
          </table:table-cell>
          <table:table-cell office:value-type="string" office:string-value="WALA" table:formula="of:=['q11_ABS-CBN_shutdown'.$G28]" table:style-name="ce15">
            <text:p>WALA</text:p>
          </table:table-cell>
          <table:table-cell office:value-type="string" office:string-value="WALA" table:formula="of:=[q12_marcos_tax.$G28]" table:style-name="ce15">
            <text:p>WALA</text:p>
          </table:table-cell>
          <table:table-cell office:value-type="string" office:string-value="DI PABOR" table:formula="of:=[q13_political_dynasty.$G28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string" office:string-value="WALA" table:formula="of:=[q1_abortion.G29]" table:style-name="ce15">
            <text:p>WALA</text:p>
          </table:table-cell>
          <table:table-cell office:value-type="string" office:string-value="WALA" table:formula="of:=[q2_death_penalty.$G29]" table:style-name="ce15">
            <text:p>WALA</text:p>
          </table:table-cell>
          <table:table-cell office:value-type="string" office:string-value="WALA" table:formula="of:=['q3_same-sex'.$G29]" table:style-name="ce15">
            <text:p>WALA</text:p>
          </table:table-cell>
          <table:table-cell office:value-type="string" office:string-value="WALA" table:formula="of:=[q4_divorce.$G29]" table:style-name="ce15">
            <text:p>WALA</text:p>
          </table:table-cell>
          <table:table-cell office:value-type="string" office:string-value="WALA" table:formula="of:=[q5_mining.$G29]" table:style-name="ce15">
            <text:p>WALA</text:p>
          </table:table-cell>
          <table:table-cell office:value-type="string" office:string-value="WALA" table:formula="of:=['q6_NTF-ELCAC'.$G29]" table:style-name="ce15">
            <text:p>WALA</text:p>
          </table:table-cell>
          <table:table-cell office:value-type="string" office:string-value="WALA" table:formula="of:=[q7_west_PH.$G29]" table:style-name="ce15">
            <text:p>WALA</text:p>
          </table:table-cell>
          <table:table-cell office:value-type="string" office:string-value="WALA" table:formula="of:=[q8_drug_war.$G29]" table:style-name="ce15">
            <text:p>WALA</text:p>
          </table:table-cell>
          <table:table-cell office:value-type="string" office:string-value="WALA" table:formula="of:=[q9_EJK.$G29]" table:style-name="ce15">
            <text:p>WALA</text:p>
          </table:table-cell>
          <table:table-cell office:value-type="string" office:string-value="WALA" table:formula="of:=['q10_anti-terror_law'.$G29]" table:style-name="ce15">
            <text:p>WALA</text:p>
          </table:table-cell>
          <table:table-cell office:value-type="string" office:string-value="WALA" table:formula="of:=['q11_ABS-CBN_shutdown'.$G29]" table:style-name="ce15">
            <text:p>WALA</text:p>
          </table:table-cell>
          <table:table-cell office:value-type="string" office:string-value="WALA" table:formula="of:=[q12_marcos_tax.$G29]" table:style-name="ce15">
            <text:p>WALA</text:p>
          </table:table-cell>
          <table:table-cell office:value-type="string" office:string-value="WALA" table:formula="of:=[q13_political_dynasty.$G29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string" office:string-value="WALA" table:formula="of:=[q1_abortion.G30]" table:style-name="ce15">
            <text:p>WALA</text:p>
          </table:table-cell>
          <table:table-cell office:value-type="string" office:string-value="WALA" table:formula="of:=[q2_death_penalty.$G30]" table:style-name="ce15">
            <text:p>WALA</text:p>
          </table:table-cell>
          <table:table-cell office:value-type="string" office:string-value="WALA" table:formula="of:=['q3_same-sex'.$G30]" table:style-name="ce15">
            <text:p>WALA</text:p>
          </table:table-cell>
          <table:table-cell office:value-type="string" office:string-value="WALA" table:formula="of:=[q4_divorce.$G30]" table:style-name="ce15">
            <text:p>WALA</text:p>
          </table:table-cell>
          <table:table-cell office:value-type="string" office:string-value="WALA" table:formula="of:=[q5_mining.$G30]" table:style-name="ce15">
            <text:p>WALA</text:p>
          </table:table-cell>
          <table:table-cell office:value-type="string" office:string-value="WALA" table:formula="of:=['q6_NTF-ELCAC'.$G30]" table:style-name="ce15">
            <text:p>WALA</text:p>
          </table:table-cell>
          <table:table-cell office:value-type="string" office:string-value="WALA" table:formula="of:=[q7_west_PH.$G30]" table:style-name="ce15">
            <text:p>WALA</text:p>
          </table:table-cell>
          <table:table-cell office:value-type="string" office:string-value="WALA" table:formula="of:=[q8_drug_war.$G30]" table:style-name="ce15">
            <text:p>WALA</text:p>
          </table:table-cell>
          <table:table-cell office:value-type="string" office:string-value="WALA" table:formula="of:=[q9_EJK.$G30]" table:style-name="ce15">
            <text:p>WALA</text:p>
          </table:table-cell>
          <table:table-cell office:value-type="string" office:string-value="WALA" table:formula="of:=['q10_anti-terror_law'.$G30]" table:style-name="ce15">
            <text:p>WALA</text:p>
          </table:table-cell>
          <table:table-cell office:value-type="string" office:string-value="WALA" table:formula="of:=['q11_ABS-CBN_shutdown'.$G30]" table:style-name="ce15">
            <text:p>WALA</text:p>
          </table:table-cell>
          <table:table-cell office:value-type="string" office:string-value="WALA" table:formula="of:=[q12_marcos_tax.$G30]" table:style-name="ce15">
            <text:p>WALA</text:p>
          </table:table-cell>
          <table:table-cell office:value-type="string" office:string-value="WALA" table:formula="of:=[q13_political_dynasty.$G30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string" office:string-value="WALA" table:formula="of:=[q1_abortion.G31]" table:style-name="ce15">
            <text:p>WALA</text:p>
          </table:table-cell>
          <table:table-cell office:value-type="string" office:string-value="WALA" table:formula="of:=[q2_death_penalty.$G31]" table:style-name="ce15">
            <text:p>WALA</text:p>
          </table:table-cell>
          <table:table-cell office:value-type="string" office:string-value="DI PABOR" table:formula="of:=['q3_same-sex'.$G31]" table:style-name="ce15">
            <text:p>DI PABOR</text:p>
          </table:table-cell>
          <table:table-cell office:value-type="string" office:string-value="DI PABOR" table:formula="of:=[q4_divorce.$G31]" table:style-name="ce15">
            <text:p>DI PABOR</text:p>
          </table:table-cell>
          <table:table-cell office:value-type="string" office:string-value="PABOR" table:formula="of:=[q5_mining.$G31]" table:style-name="ce15">
            <text:p>PABOR</text:p>
          </table:table-cell>
          <table:table-cell office:value-type="string" office:string-value="WALA" table:formula="of:=['q6_NTF-ELCAC'.$G31]" table:style-name="ce15">
            <text:p>WALA</text:p>
          </table:table-cell>
          <table:table-cell office:value-type="string" office:string-value="PABOR" table:formula="of:=[q7_west_PH.$G31]" table:style-name="ce15">
            <text:p>PABOR</text:p>
          </table:table-cell>
          <table:table-cell office:value-type="string" office:string-value="WALA" table:formula="of:=[q8_drug_war.$G31]" table:style-name="ce15">
            <text:p>WALA</text:p>
          </table:table-cell>
          <table:table-cell office:value-type="string" office:string-value="WALA" table:formula="of:=[q9_EJK.$G31]" table:style-name="ce15">
            <text:p>WALA</text:p>
          </table:table-cell>
          <table:table-cell office:value-type="string" office:string-value="DI PABOR" table:formula="of:=['q10_anti-terror_law'.$G31]" table:style-name="ce15">
            <text:p>DI PABOR</text:p>
          </table:table-cell>
          <table:table-cell office:value-type="string" office:string-value="WALA" table:formula="of:=['q11_ABS-CBN_shutdown'.$G31]" table:style-name="ce15">
            <text:p>WALA</text:p>
          </table:table-cell>
          <table:table-cell office:value-type="string" office:string-value="WALA" table:formula="of:=[q12_marcos_tax.$G31]" table:style-name="ce15">
            <text:p>WALA</text:p>
          </table:table-cell>
          <table:table-cell office:value-type="string" office:string-value="DI PABOR" table:formula="of:=[q13_political_dynasty.$G31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string" office:string-value="WALA" table:formula="of:=[q1_abortion.G32]" table:style-name="ce15">
            <text:p>WALA</text:p>
          </table:table-cell>
          <table:table-cell office:value-type="string" office:string-value="WALA" table:formula="of:=[q2_death_penalty.$G32]" table:style-name="ce15">
            <text:p>WALA</text:p>
          </table:table-cell>
          <table:table-cell office:value-type="string" office:string-value="WALA" table:formula="of:=['q3_same-sex'.$G32]" table:style-name="ce15">
            <text:p>WALA</text:p>
          </table:table-cell>
          <table:table-cell office:value-type="string" office:string-value="WALA" table:formula="of:=[q4_divorce.$G32]" table:style-name="ce15">
            <text:p>WALA</text:p>
          </table:table-cell>
          <table:table-cell office:value-type="string" office:string-value="WALA" table:formula="of:=[q5_mining.$G32]" table:style-name="ce15">
            <text:p>WALA</text:p>
          </table:table-cell>
          <table:table-cell office:value-type="string" office:string-value="WALA" table:formula="of:=['q6_NTF-ELCAC'.$G32]" table:style-name="ce15">
            <text:p>WALA</text:p>
          </table:table-cell>
          <table:table-cell office:value-type="string" office:string-value="WALA" table:formula="of:=[q7_west_PH.$G32]" table:style-name="ce15">
            <text:p>WALA</text:p>
          </table:table-cell>
          <table:table-cell office:value-type="string" office:string-value="WALA" table:formula="of:=[q8_drug_war.$G32]" table:style-name="ce15">
            <text:p>WALA</text:p>
          </table:table-cell>
          <table:table-cell office:value-type="string" office:string-value="WALA" table:formula="of:=[q9_EJK.$G32]" table:style-name="ce15">
            <text:p>WALA</text:p>
          </table:table-cell>
          <table:table-cell office:value-type="string" office:string-value="WALA" table:formula="of:=['q10_anti-terror_law'.$G32]" table:style-name="ce15">
            <text:p>WALA</text:p>
          </table:table-cell>
          <table:table-cell office:value-type="string" office:string-value="WALA" table:formula="of:=['q11_ABS-CBN_shutdown'.$G32]" table:style-name="ce15">
            <text:p>WALA</text:p>
          </table:table-cell>
          <table:table-cell office:value-type="string" office:string-value="WALA" table:formula="of:=[q12_marcos_tax.$G32]" table:style-name="ce15">
            <text:p>WALA</text:p>
          </table:table-cell>
          <table:table-cell office:value-type="string" office:string-value="WALA" table:formula="of:=[q13_political_dynasty.$G32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string" office:string-value="WALA" table:formula="of:=[q1_abortion.G33]" table:style-name="ce15">
            <text:p>WALA</text:p>
          </table:table-cell>
          <table:table-cell office:value-type="string" office:string-value="WALA" table:formula="of:=[q2_death_penalty.$G33]" table:style-name="ce15">
            <text:p>WALA</text:p>
          </table:table-cell>
          <table:table-cell office:value-type="string" office:string-value="WALA" table:formula="of:=['q3_same-sex'.$G33]" table:style-name="ce15">
            <text:p>WALA</text:p>
          </table:table-cell>
          <table:table-cell office:value-type="string" office:string-value="WALA" table:formula="of:=[q4_divorce.$G33]" table:style-name="ce15">
            <text:p>WALA</text:p>
          </table:table-cell>
          <table:table-cell office:value-type="string" office:string-value="WALA" table:formula="of:=[q5_mining.$G33]" table:style-name="ce15">
            <text:p>WALA</text:p>
          </table:table-cell>
          <table:table-cell office:value-type="string" office:string-value="WALA" table:formula="of:=['q6_NTF-ELCAC'.$G33]" table:style-name="ce15">
            <text:p>WALA</text:p>
          </table:table-cell>
          <table:table-cell office:value-type="string" office:string-value="WALA" table:formula="of:=[q7_west_PH.$G33]" table:style-name="ce15">
            <text:p>WALA</text:p>
          </table:table-cell>
          <table:table-cell office:value-type="string" office:string-value="WALA" table:formula="of:=[q8_drug_war.$G33]" table:style-name="ce15">
            <text:p>WALA</text:p>
          </table:table-cell>
          <table:table-cell office:value-type="string" office:string-value="WALA" table:formula="of:=[q9_EJK.$G33]" table:style-name="ce15">
            <text:p>WALA</text:p>
          </table:table-cell>
          <table:table-cell office:value-type="string" office:string-value="WALA" table:formula="of:=['q10_anti-terror_law'.$G33]" table:style-name="ce15">
            <text:p>WALA</text:p>
          </table:table-cell>
          <table:table-cell office:value-type="string" office:string-value="WALA" table:formula="of:=['q11_ABS-CBN_shutdown'.$G33]" table:style-name="ce15">
            <text:p>WALA</text:p>
          </table:table-cell>
          <table:table-cell office:value-type="string" office:string-value="WALA" table:formula="of:=[q12_marcos_tax.$G33]" table:style-name="ce15">
            <text:p>WALA</text:p>
          </table:table-cell>
          <table:table-cell office:value-type="string" office:string-value="WALA" table:formula="of:=[q13_political_dynasty.$G33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string" office:string-value="WALA" table:formula="of:=[q1_abortion.G34]" table:style-name="ce15">
            <text:p>WALA</text:p>
          </table:table-cell>
          <table:table-cell office:value-type="string" office:string-value="WALA" table:formula="of:=[q2_death_penalty.$G34]" table:style-name="ce15">
            <text:p>WALA</text:p>
          </table:table-cell>
          <table:table-cell office:value-type="string" office:string-value="DI PABOR" table:formula="of:=['q3_same-sex'.$G34]" table:style-name="ce15">
            <text:p>DI PABOR</text:p>
          </table:table-cell>
          <table:table-cell office:value-type="string" office:string-value="WALA" table:formula="of:=[q4_divorce.$G34]" table:style-name="ce15">
            <text:p>WALA</text:p>
          </table:table-cell>
          <table:table-cell office:value-type="string" office:string-value="PABOR" table:formula="of:=[q5_mining.$G34]" table:style-name="ce15">
            <text:p>PABOR</text:p>
          </table:table-cell>
          <table:table-cell office:value-type="string" office:string-value="WALA" table:formula="of:=['q6_NTF-ELCAC'.$G34]" table:style-name="ce15">
            <text:p>WALA</text:p>
          </table:table-cell>
          <table:table-cell office:value-type="string" office:string-value="EWAN" table:formula="of:=[q7_west_PH.$G34]" table:style-name="ce15">
            <text:p>EWAN</text:p>
          </table:table-cell>
          <table:table-cell office:value-type="string" office:string-value="WALA" table:formula="of:=[q8_drug_war.$G34]" table:style-name="ce15">
            <text:p>WALA</text:p>
          </table:table-cell>
          <table:table-cell office:value-type="string" office:string-value="WALA" table:formula="of:=[q9_EJK.$G34]" table:style-name="ce15">
            <text:p>WALA</text:p>
          </table:table-cell>
          <table:table-cell office:value-type="string" office:string-value="PABOR" table:formula="of:=['q10_anti-terror_law'.$G34]" table:style-name="ce15">
            <text:p>PABOR</text:p>
          </table:table-cell>
          <table:table-cell office:value-type="string" office:string-value="WALA" table:formula="of:=['q11_ABS-CBN_shutdown'.$G34]" table:style-name="ce15">
            <text:p>WALA</text:p>
          </table:table-cell>
          <table:table-cell office:value-type="string" office:string-value="PABOR" table:formula="of:=[q12_marcos_tax.$G34]" table:style-name="ce15">
            <text:p>PABOR</text:p>
          </table:table-cell>
          <table:table-cell office:value-type="string" office:string-value="PABOR" table:formula="of:=[q13_political_dynasty.$G34]" table:style-name="ce15">
            <text:p>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string" office:string-value="WALA" table:formula="of:=[q1_abortion.G35]" table:style-name="ce15">
            <text:p>WALA</text:p>
          </table:table-cell>
          <table:table-cell office:value-type="string" office:string-value="WALA" table:formula="of:=[q2_death_penalty.$G35]" table:style-name="ce15">
            <text:p>WALA</text:p>
          </table:table-cell>
          <table:table-cell office:value-type="string" office:string-value="WALA" table:formula="of:=['q3_same-sex'.$G35]" table:style-name="ce15">
            <text:p>WALA</text:p>
          </table:table-cell>
          <table:table-cell office:value-type="string" office:string-value="WALA" table:formula="of:=[q4_divorce.$G35]" table:style-name="ce15">
            <text:p>WALA</text:p>
          </table:table-cell>
          <table:table-cell office:value-type="string" office:string-value="WALA" table:formula="of:=[q5_mining.$G35]" table:style-name="ce15">
            <text:p>WALA</text:p>
          </table:table-cell>
          <table:table-cell office:value-type="string" office:string-value="WALA" table:formula="of:=['q6_NTF-ELCAC'.$G35]" table:style-name="ce15">
            <text:p>WALA</text:p>
          </table:table-cell>
          <table:table-cell office:value-type="string" office:string-value="WALA" table:formula="of:=[q7_west_PH.$G35]" table:style-name="ce15">
            <text:p>WALA</text:p>
          </table:table-cell>
          <table:table-cell office:value-type="string" office:string-value="WALA" table:formula="of:=[q8_drug_war.$G35]" table:style-name="ce15">
            <text:p>WALA</text:p>
          </table:table-cell>
          <table:table-cell office:value-type="string" office:string-value="WALA" table:formula="of:=[q9_EJK.$G35]" table:style-name="ce15">
            <text:p>WALA</text:p>
          </table:table-cell>
          <table:table-cell office:value-type="string" office:string-value="WALA" table:formula="of:=['q10_anti-terror_law'.$G35]" table:style-name="ce15">
            <text:p>WALA</text:p>
          </table:table-cell>
          <table:table-cell office:value-type="string" office:string-value="WALA" table:formula="of:=['q11_ABS-CBN_shutdown'.$G35]" table:style-name="ce15">
            <text:p>WALA</text:p>
          </table:table-cell>
          <table:table-cell office:value-type="string" office:string-value="WALA" table:formula="of:=[q12_marcos_tax.$G35]" table:style-name="ce15">
            <text:p>WALA</text:p>
          </table:table-cell>
          <table:table-cell office:value-type="string" office:string-value="WALA" table:formula="of:=[q13_political_dynasty.$G35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string" office:string-value="WALA" table:formula="of:=[q1_abortion.G36]" table:style-name="ce15">
            <text:p>WALA</text:p>
          </table:table-cell>
          <table:table-cell office:value-type="string" office:string-value="WALA" table:formula="of:=[q2_death_penalty.$G36]" table:style-name="ce15">
            <text:p>WALA</text:p>
          </table:table-cell>
          <table:table-cell office:value-type="string" office:string-value="PABOR" table:formula="of:=['q3_same-sex'.$G36]" table:style-name="ce15">
            <text:p>PABOR</text:p>
          </table:table-cell>
          <table:table-cell office:value-type="string" office:string-value="PABOR" table:formula="of:=[q4_divorce.$G36]" table:style-name="ce15">
            <text:p>PABOR</text:p>
          </table:table-cell>
          <table:table-cell office:value-type="string" office:string-value="DI PABOR" table:formula="of:=[q5_mining.$G36]" table:style-name="ce15">
            <text:p>DI PABOR</text:p>
          </table:table-cell>
          <table:table-cell office:value-type="string" office:string-value="WALA" table:formula="of:=['q6_NTF-ELCAC'.$G36]" table:style-name="ce15">
            <text:p>WALA</text:p>
          </table:table-cell>
          <table:table-cell office:value-type="string" office:string-value="PABOR" table:formula="of:=[q7_west_PH.$G36]" table:style-name="ce15">
            <text:p>PABOR</text:p>
          </table:table-cell>
          <table:table-cell office:value-type="string" office:string-value="WALA" table:formula="of:=[q8_drug_war.$G36]" table:style-name="ce15">
            <text:p>WALA</text:p>
          </table:table-cell>
          <table:table-cell office:value-type="string" office:string-value="WALA" table:formula="of:=[q9_EJK.$G36]" table:style-name="ce15">
            <text:p>WALA</text:p>
          </table:table-cell>
          <table:table-cell office:value-type="string" office:string-value="DI PABOR" table:formula="of:=['q10_anti-terror_law'.$G36]" table:style-name="ce15">
            <text:p>DI PABOR</text:p>
          </table:table-cell>
          <table:table-cell office:value-type="string" office:string-value="WALA" table:formula="of:=['q11_ABS-CBN_shutdown'.$G36]" table:style-name="ce15">
            <text:p>WALA</text:p>
          </table:table-cell>
          <table:table-cell office:value-type="string" office:string-value="PABOR" table:formula="of:=[q12_marcos_tax.$G36]" table:style-name="ce15">
            <text:p>PABOR</text:p>
          </table:table-cell>
          <table:table-cell office:value-type="string" office:string-value="EWAN" table:formula="of:=[q13_political_dynasty.$G36]" table:style-name="ce15">
            <text:p>EWAN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string" office:string-value="WALA" table:formula="of:=[q1_abortion.G37]" table:style-name="ce15">
            <text:p>WALA</text:p>
          </table:table-cell>
          <table:table-cell office:value-type="string" office:string-value="WALA" table:formula="of:=[q2_death_penalty.$G37]" table:style-name="ce15">
            <text:p>WALA</text:p>
          </table:table-cell>
          <table:table-cell office:value-type="string" office:string-value="WALA" table:formula="of:=['q3_same-sex'.$G37]" table:style-name="ce15">
            <text:p>WALA</text:p>
          </table:table-cell>
          <table:table-cell office:value-type="string" office:string-value="WALA" table:formula="of:=[q4_divorce.$G37]" table:style-name="ce15">
            <text:p>WALA</text:p>
          </table:table-cell>
          <table:table-cell office:value-type="string" office:string-value="WALA" table:formula="of:=[q5_mining.$G37]" table:style-name="ce15">
            <text:p>WALA</text:p>
          </table:table-cell>
          <table:table-cell office:value-type="string" office:string-value="WALA" table:formula="of:=['q6_NTF-ELCAC'.$G37]" table:style-name="ce15">
            <text:p>WALA</text:p>
          </table:table-cell>
          <table:table-cell office:value-type="string" office:string-value="WALA" table:formula="of:=[q7_west_PH.$G37]" table:style-name="ce15">
            <text:p>WALA</text:p>
          </table:table-cell>
          <table:table-cell office:value-type="string" office:string-value="WALA" table:formula="of:=[q8_drug_war.$G37]" table:style-name="ce15">
            <text:p>WALA</text:p>
          </table:table-cell>
          <table:table-cell office:value-type="string" office:string-value="WALA" table:formula="of:=[q9_EJK.$G37]" table:style-name="ce15">
            <text:p>WALA</text:p>
          </table:table-cell>
          <table:table-cell office:value-type="string" office:string-value="WALA" table:formula="of:=['q10_anti-terror_law'.$G37]" table:style-name="ce15">
            <text:p>WALA</text:p>
          </table:table-cell>
          <table:table-cell office:value-type="string" office:string-value="WALA" table:formula="of:=['q11_ABS-CBN_shutdown'.$G37]" table:style-name="ce15">
            <text:p>WALA</text:p>
          </table:table-cell>
          <table:table-cell office:value-type="string" office:string-value="WALA" table:formula="of:=[q12_marcos_tax.$G37]" table:style-name="ce15">
            <text:p>WALA</text:p>
          </table:table-cell>
          <table:table-cell office:value-type="string" office:string-value="WALA" table:formula="of:=[q13_political_dynasty.$G37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string" office:string-value="WALA" table:formula="of:=[q1_abortion.G38]" table:style-name="ce15">
            <text:p>WALA</text:p>
          </table:table-cell>
          <table:table-cell office:value-type="string" office:string-value="WALA" table:formula="of:=[q2_death_penalty.$G38]" table:style-name="ce15">
            <text:p>WALA</text:p>
          </table:table-cell>
          <table:table-cell office:value-type="string" office:string-value="DI PABOR" table:formula="of:=['q3_same-sex'.$G38]" table:style-name="ce15">
            <text:p>DI PABOR</text:p>
          </table:table-cell>
          <table:table-cell office:value-type="string" office:string-value="WALA" table:formula="of:=[q4_divorce.$G38]" table:style-name="ce15">
            <text:p>WALA</text:p>
          </table:table-cell>
          <table:table-cell office:value-type="string" office:string-value="DI PABOR" table:formula="of:=[q5_mining.$G38]" table:style-name="ce15">
            <text:p>DI PABOR</text:p>
          </table:table-cell>
          <table:table-cell office:value-type="string" office:string-value="WALA" table:formula="of:=['q6_NTF-ELCAC'.$G38]" table:style-name="ce15">
            <text:p>WALA</text:p>
          </table:table-cell>
          <table:table-cell office:value-type="string" office:string-value="PABOR" table:formula="of:=[q7_west_PH.$G38]" table:style-name="ce15">
            <text:p>PABOR</text:p>
          </table:table-cell>
          <table:table-cell office:value-type="string" office:string-value="WALA" table:formula="of:=[q8_drug_war.$G38]" table:style-name="ce15">
            <text:p>WALA</text:p>
          </table:table-cell>
          <table:table-cell office:value-type="string" office:string-value="WALA" table:formula="of:=[q9_EJK.$G38]" table:style-name="ce15">
            <text:p>WALA</text:p>
          </table:table-cell>
          <table:table-cell office:value-type="string" office:string-value="DI PABOR" table:formula="of:=['q10_anti-terror_law'.$G38]" table:style-name="ce15">
            <text:p>DI PABOR</text:p>
          </table:table-cell>
          <table:table-cell office:value-type="string" office:string-value="WALA" table:formula="of:=['q11_ABS-CBN_shutdown'.$G38]" table:style-name="ce15">
            <text:p>WALA</text:p>
          </table:table-cell>
          <table:table-cell office:value-type="string" office:string-value="PABOR" table:formula="of:=[q12_marcos_tax.$G38]" table:style-name="ce15">
            <text:p>PABOR</text:p>
          </table:table-cell>
          <table:table-cell office:value-type="string" office:string-value="DI PABOR" table:formula="of:=[q13_political_dynasty.$G38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string" office:string-value="WALA" table:formula="of:=[q1_abortion.G39]" table:style-name="ce15">
            <text:p>WALA</text:p>
          </table:table-cell>
          <table:table-cell office:value-type="string" office:string-value="WALA" table:formula="of:=[q2_death_penalty.$G39]" table:style-name="ce15">
            <text:p>WALA</text:p>
          </table:table-cell>
          <table:table-cell office:value-type="string" office:string-value="WALA" table:formula="of:=['q3_same-sex'.$G39]" table:style-name="ce15">
            <text:p>WALA</text:p>
          </table:table-cell>
          <table:table-cell office:value-type="string" office:string-value="PABOR" table:formula="of:=[q4_divorce.$G39]" table:style-name="ce15">
            <text:p>PABOR</text:p>
          </table:table-cell>
          <table:table-cell office:value-type="string" office:string-value="WALA" table:formula="of:=[q5_mining.$G39]" table:style-name="ce15">
            <text:p>WALA</text:p>
          </table:table-cell>
          <table:table-cell office:value-type="string" office:string-value="WALA" table:formula="of:=['q6_NTF-ELCAC'.$G39]" table:style-name="ce15">
            <text:p>WALA</text:p>
          </table:table-cell>
          <table:table-cell office:value-type="string" office:string-value="WALA" table:formula="of:=[q7_west_PH.$G39]" table:style-name="ce15">
            <text:p>WALA</text:p>
          </table:table-cell>
          <table:table-cell office:value-type="string" office:string-value="WALA" table:formula="of:=[q8_drug_war.$G39]" table:style-name="ce15">
            <text:p>WALA</text:p>
          </table:table-cell>
          <table:table-cell office:value-type="string" office:string-value="WALA" table:formula="of:=[q9_EJK.$G39]" table:style-name="ce15">
            <text:p>WALA</text:p>
          </table:table-cell>
          <table:table-cell office:value-type="string" office:string-value="WALA" table:formula="of:=['q10_anti-terror_law'.$G39]" table:style-name="ce15">
            <text:p>WALA</text:p>
          </table:table-cell>
          <table:table-cell office:value-type="string" office:string-value="WALA" table:formula="of:=['q11_ABS-CBN_shutdown'.$G39]" table:style-name="ce15">
            <text:p>WALA</text:p>
          </table:table-cell>
          <table:table-cell office:value-type="string" office:string-value="WALA" table:formula="of:=[q12_marcos_tax.$G39]" table:style-name="ce15">
            <text:p>WALA</text:p>
          </table:table-cell>
          <table:table-cell office:value-type="string" office:string-value="WALA" table:formula="of:=[q13_political_dynasty.$G39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string" office:string-value="WALA" table:formula="of:=[q1_abortion.G40]" table:style-name="ce15">
            <text:p>WALA</text:p>
          </table:table-cell>
          <table:table-cell office:value-type="string" office:string-value="WALA" table:formula="of:=[q2_death_penalty.$G40]" table:style-name="ce15">
            <text:p>WALA</text:p>
          </table:table-cell>
          <table:table-cell office:value-type="string" office:string-value="WALA" table:formula="of:=['q3_same-sex'.$G40]" table:style-name="ce15">
            <text:p>WALA</text:p>
          </table:table-cell>
          <table:table-cell office:value-type="string" office:string-value="WALA" table:formula="of:=[q4_divorce.$G40]" table:style-name="ce15">
            <text:p>WALA</text:p>
          </table:table-cell>
          <table:table-cell office:value-type="string" office:string-value="WALA" table:formula="of:=[q5_mining.$G40]" table:style-name="ce15">
            <text:p>WALA</text:p>
          </table:table-cell>
          <table:table-cell office:value-type="string" office:string-value="WALA" table:formula="of:=['q6_NTF-ELCAC'.$G40]" table:style-name="ce15">
            <text:p>WALA</text:p>
          </table:table-cell>
          <table:table-cell office:value-type="string" office:string-value="WALA" table:formula="of:=[q7_west_PH.$G40]" table:style-name="ce15">
            <text:p>WALA</text:p>
          </table:table-cell>
          <table:table-cell office:value-type="string" office:string-value="WALA" table:formula="of:=[q8_drug_war.$G40]" table:style-name="ce15">
            <text:p>WALA</text:p>
          </table:table-cell>
          <table:table-cell office:value-type="string" office:string-value="WALA" table:formula="of:=[q9_EJK.$G40]" table:style-name="ce15">
            <text:p>WALA</text:p>
          </table:table-cell>
          <table:table-cell office:value-type="string" office:string-value="WALA" table:formula="of:=['q10_anti-terror_law'.$G40]" table:style-name="ce15">
            <text:p>WALA</text:p>
          </table:table-cell>
          <table:table-cell office:value-type="string" office:string-value="WALA" table:formula="of:=['q11_ABS-CBN_shutdown'.$G40]" table:style-name="ce15">
            <text:p>WALA</text:p>
          </table:table-cell>
          <table:table-cell office:value-type="string" office:string-value="WALA" table:formula="of:=[q12_marcos_tax.$G40]" table:style-name="ce15">
            <text:p>WALA</text:p>
          </table:table-cell>
          <table:table-cell office:value-type="string" office:string-value="WALA" table:formula="of:=[q13_political_dynasty.$G40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string" office:string-value="WALA" table:formula="of:=[q1_abortion.G41]" table:style-name="ce15">
            <text:p>WALA</text:p>
          </table:table-cell>
          <table:table-cell office:value-type="string" office:string-value="WALA" table:formula="of:=[q2_death_penalty.$G41]" table:style-name="ce15">
            <text:p>WALA</text:p>
          </table:table-cell>
          <table:table-cell office:value-type="string" office:string-value="PABOR" table:formula="of:=['q3_same-sex'.$G41]" table:style-name="ce15">
            <text:p>PABOR</text:p>
          </table:table-cell>
          <table:table-cell office:value-type="string" office:string-value="PABOR" table:formula="of:=[q4_divorce.$G41]" table:style-name="ce15">
            <text:p>PABOR</text:p>
          </table:table-cell>
          <table:table-cell office:value-type="string" office:string-value="DI PABOR" table:formula="of:=[q5_mining.$G41]" table:style-name="ce15">
            <text:p>DI PABOR</text:p>
          </table:table-cell>
          <table:table-cell office:value-type="string" office:string-value="WALA" table:formula="of:=['q6_NTF-ELCAC'.$G41]" table:style-name="ce15">
            <text:p>WALA</text:p>
          </table:table-cell>
          <table:table-cell office:value-type="string" office:string-value="PABOR" table:formula="of:=[q7_west_PH.$G41]" table:style-name="ce15">
            <text:p>PABOR</text:p>
          </table:table-cell>
          <table:table-cell office:value-type="string" office:string-value="WALA" table:formula="of:=[q8_drug_war.$G41]" table:style-name="ce15">
            <text:p>WALA</text:p>
          </table:table-cell>
          <table:table-cell office:value-type="string" office:string-value="WALA" table:formula="of:=[q9_EJK.$G41]" table:style-name="ce15">
            <text:p>WALA</text:p>
          </table:table-cell>
          <table:table-cell office:value-type="string" office:string-value="DI PABOR" table:formula="of:=['q10_anti-terror_law'.$G41]" table:style-name="ce15">
            <text:p>DI PABOR</text:p>
          </table:table-cell>
          <table:table-cell office:value-type="string" office:string-value="WALA" table:formula="of:=['q11_ABS-CBN_shutdown'.$G41]" table:style-name="ce15">
            <text:p>WALA</text:p>
          </table:table-cell>
          <table:table-cell office:value-type="string" office:string-value="PABOR" table:formula="of:=[q12_marcos_tax.$G41]" table:style-name="ce15">
            <text:p>PABOR</text:p>
          </table:table-cell>
          <table:table-cell office:value-type="string" office:string-value="DI PABOR" table:formula="of:=[q13_political_dynasty.$G41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string" office:string-value="WALA" table:formula="of:=[q1_abortion.G42]" table:style-name="ce15">
            <text:p>WALA</text:p>
          </table:table-cell>
          <table:table-cell office:value-type="string" office:string-value="WALA" table:formula="of:=[q2_death_penalty.$G42]" table:style-name="ce15">
            <text:p>WALA</text:p>
          </table:table-cell>
          <table:table-cell office:value-type="string" office:string-value="EWAN" table:formula="of:=['q3_same-sex'.$G42]" table:style-name="ce15">
            <text:p>EWAN</text:p>
          </table:table-cell>
          <table:table-cell office:value-type="string" office:string-value="DI PABOR" table:formula="of:=[q4_divorce.$G42]" table:style-name="ce15">
            <text:p>DI PABOR</text:p>
          </table:table-cell>
          <table:table-cell office:value-type="string" office:string-value="DI PABOR" table:formula="of:=[q5_mining.$G42]" table:style-name="ce15">
            <text:p>DI PABOR</text:p>
          </table:table-cell>
          <table:table-cell office:value-type="string" office:string-value="WALA" table:formula="of:=['q6_NTF-ELCAC'.$G42]" table:style-name="ce15">
            <text:p>WALA</text:p>
          </table:table-cell>
          <table:table-cell office:value-type="string" office:string-value="PABOR" table:formula="of:=[q7_west_PH.$G42]" table:style-name="ce15">
            <text:p>PABOR</text:p>
          </table:table-cell>
          <table:table-cell office:value-type="string" office:string-value="WALA" table:formula="of:=[q8_drug_war.$G42]" table:style-name="ce15">
            <text:p>WALA</text:p>
          </table:table-cell>
          <table:table-cell office:value-type="string" office:string-value="WALA" table:formula="of:=[q9_EJK.$G42]" table:style-name="ce15">
            <text:p>WALA</text:p>
          </table:table-cell>
          <table:table-cell office:value-type="string" office:string-value="EWAN" table:formula="of:=['q10_anti-terror_law'.$G42]" table:style-name="ce15">
            <text:p>EWAN</text:p>
          </table:table-cell>
          <table:table-cell office:value-type="string" office:string-value="WALA" table:formula="of:=['q11_ABS-CBN_shutdown'.$G42]" table:style-name="ce15">
            <text:p>WALA</text:p>
          </table:table-cell>
          <table:table-cell office:value-type="string" office:string-value="EWAN" table:formula="of:=[q12_marcos_tax.$G42]" table:style-name="ce15">
            <text:p>EWAN</text:p>
          </table:table-cell>
          <table:table-cell office:value-type="string" office:string-value="DI PABOR" table:formula="of:=[q13_political_dynasty.$G42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string" office:string-value="WALA" table:formula="of:=[q1_abortion.G43]" table:style-name="ce15">
            <text:p>WALA</text:p>
          </table:table-cell>
          <table:table-cell office:value-type="string" office:string-value="WALA" table:formula="of:=[q2_death_penalty.$G43]" table:style-name="ce15">
            <text:p>WALA</text:p>
          </table:table-cell>
          <table:table-cell office:value-type="string" office:string-value="WALA" table:formula="of:=['q3_same-sex'.$G43]" table:style-name="ce15">
            <text:p>WALA</text:p>
          </table:table-cell>
          <table:table-cell office:value-type="string" office:string-value="WALA" table:formula="of:=[q4_divorce.$G43]" table:style-name="ce15">
            <text:p>WALA</text:p>
          </table:table-cell>
          <table:table-cell office:value-type="string" office:string-value="WALA" table:formula="of:=[q5_mining.$G43]" table:style-name="ce15">
            <text:p>WALA</text:p>
          </table:table-cell>
          <table:table-cell office:value-type="string" office:string-value="WALA" table:formula="of:=['q6_NTF-ELCAC'.$G43]" table:style-name="ce15">
            <text:p>WALA</text:p>
          </table:table-cell>
          <table:table-cell office:value-type="string" office:string-value="WALA" table:formula="of:=[q7_west_PH.$G43]" table:style-name="ce15">
            <text:p>WALA</text:p>
          </table:table-cell>
          <table:table-cell office:value-type="string" office:string-value="WALA" table:formula="of:=[q8_drug_war.$G43]" table:style-name="ce15">
            <text:p>WALA</text:p>
          </table:table-cell>
          <table:table-cell office:value-type="string" office:string-value="WALA" table:formula="of:=[q9_EJK.$G43]" table:style-name="ce15">
            <text:p>WALA</text:p>
          </table:table-cell>
          <table:table-cell office:value-type="string" office:string-value="EWAN" table:formula="of:=['q10_anti-terror_law'.$G43]" table:style-name="ce15">
            <text:p>EWAN</text:p>
          </table:table-cell>
          <table:table-cell office:value-type="string" office:string-value="WALA" table:formula="of:=['q11_ABS-CBN_shutdown'.$G43]" table:style-name="ce15">
            <text:p>WALA</text:p>
          </table:table-cell>
          <table:table-cell office:value-type="string" office:string-value="WALA" table:formula="of:=[q12_marcos_tax.$G43]" table:style-name="ce15">
            <text:p>WALA</text:p>
          </table:table-cell>
          <table:table-cell office:value-type="string" office:string-value="WALA" table:formula="of:=[q13_political_dynasty.$G43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string" office:string-value="WALA" table:formula="of:=[q1_abortion.G44]" table:style-name="ce15">
            <text:p>WALA</text:p>
          </table:table-cell>
          <table:table-cell office:value-type="string" office:string-value="WALA" table:formula="of:=[q2_death_penalty.$G44]" table:style-name="ce15">
            <text:p>WALA</text:p>
          </table:table-cell>
          <table:table-cell office:value-type="string" office:string-value="WALA" table:formula="of:=['q3_same-sex'.$G44]" table:style-name="ce15">
            <text:p>WALA</text:p>
          </table:table-cell>
          <table:table-cell office:value-type="string" office:string-value="WALA" table:formula="of:=[q4_divorce.$G44]" table:style-name="ce15">
            <text:p>WALA</text:p>
          </table:table-cell>
          <table:table-cell office:value-type="string" office:string-value="WALA" table:formula="of:=[q5_mining.$G44]" table:style-name="ce15">
            <text:p>WALA</text:p>
          </table:table-cell>
          <table:table-cell office:value-type="string" office:string-value="WALA" table:formula="of:=['q6_NTF-ELCAC'.$G44]" table:style-name="ce15">
            <text:p>WALA</text:p>
          </table:table-cell>
          <table:table-cell office:value-type="string" office:string-value="WALA" table:formula="of:=[q7_west_PH.$G44]" table:style-name="ce15">
            <text:p>WALA</text:p>
          </table:table-cell>
          <table:table-cell office:value-type="string" office:string-value="WALA" table:formula="of:=[q8_drug_war.$G44]" table:style-name="ce15">
            <text:p>WALA</text:p>
          </table:table-cell>
          <table:table-cell office:value-type="string" office:string-value="WALA" table:formula="of:=[q9_EJK.$G44]" table:style-name="ce15">
            <text:p>WALA</text:p>
          </table:table-cell>
          <table:table-cell office:value-type="string" office:string-value="WALA" table:formula="of:=['q10_anti-terror_law'.$G44]" table:style-name="ce15">
            <text:p>WALA</text:p>
          </table:table-cell>
          <table:table-cell office:value-type="string" office:string-value="WALA" table:formula="of:=['q11_ABS-CBN_shutdown'.$G44]" table:style-name="ce15">
            <text:p>WALA</text:p>
          </table:table-cell>
          <table:table-cell office:value-type="string" office:string-value="WALA" table:formula="of:=[q12_marcos_tax.$G44]" table:style-name="ce15">
            <text:p>WALA</text:p>
          </table:table-cell>
          <table:table-cell office:value-type="string" office:string-value="WALA" table:formula="of:=[q13_political_dynasty.$G44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string" office:string-value="WALA" table:formula="of:=[q1_abortion.G45]" table:style-name="ce15">
            <text:p>WALA</text:p>
          </table:table-cell>
          <table:table-cell office:value-type="string" office:string-value="WALA" table:formula="of:=[q2_death_penalty.$G45]" table:style-name="ce15">
            <text:p>WALA</text:p>
          </table:table-cell>
          <table:table-cell office:value-type="string" office:string-value="DI PABOR" table:formula="of:=['q3_same-sex'.$G45]" table:style-name="ce15">
            <text:p>DI PABOR</text:p>
          </table:table-cell>
          <table:table-cell office:value-type="string" office:string-value="DI PABOR" table:formula="of:=[q4_divorce.$G45]" table:style-name="ce15">
            <text:p>DI PABOR</text:p>
          </table:table-cell>
          <table:table-cell office:value-type="string" office:string-value="PABOR" table:formula="of:=[q5_mining.$G45]" table:style-name="ce15">
            <text:p>PABOR</text:p>
          </table:table-cell>
          <table:table-cell office:value-type="string" office:string-value="WALA" table:formula="of:=['q6_NTF-ELCAC'.$G45]" table:style-name="ce15">
            <text:p>WALA</text:p>
          </table:table-cell>
          <table:table-cell office:value-type="string" office:string-value="EWAN" table:formula="of:=[q7_west_PH.$G45]" table:style-name="ce15">
            <text:p>EWAN</text:p>
          </table:table-cell>
          <table:table-cell office:value-type="string" office:string-value="WALA" table:formula="of:=[q8_drug_war.$G45]" table:style-name="ce15">
            <text:p>WALA</text:p>
          </table:table-cell>
          <table:table-cell office:value-type="string" office:string-value="WALA" table:formula="of:=[q9_EJK.$G45]" table:style-name="ce15">
            <text:p>WALA</text:p>
          </table:table-cell>
          <table:table-cell office:value-type="string" office:string-value="DI PABOR" table:formula="of:=['q10_anti-terror_law'.$G45]" table:style-name="ce15">
            <text:p>DI PABOR</text:p>
          </table:table-cell>
          <table:table-cell office:value-type="string" office:string-value="WALA" table:formula="of:=['q11_ABS-CBN_shutdown'.$G45]" table:style-name="ce15">
            <text:p>WALA</text:p>
          </table:table-cell>
          <table:table-cell office:value-type="string" office:string-value="WALA" table:formula="of:=[q12_marcos_tax.$G45]" table:style-name="ce15">
            <text:p>WALA</text:p>
          </table:table-cell>
          <table:table-cell office:value-type="string" office:string-value="PABOR" table:formula="of:=[q13_political_dynasty.$G45]" table:style-name="ce15">
            <text:p>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string" office:string-value="WALA" table:formula="of:=[q1_abortion.G46]" table:style-name="ce15">
            <text:p>WALA</text:p>
          </table:table-cell>
          <table:table-cell office:value-type="string" office:string-value="WALA" table:formula="of:=[q2_death_penalty.$G46]" table:style-name="ce15">
            <text:p>WALA</text:p>
          </table:table-cell>
          <table:table-cell office:value-type="string" office:string-value="WALA" table:formula="of:=['q3_same-sex'.$G46]" table:style-name="ce15">
            <text:p>WALA</text:p>
          </table:table-cell>
          <table:table-cell office:value-type="string" office:string-value="WALA" table:formula="of:=[q4_divorce.$G46]" table:style-name="ce15">
            <text:p>WALA</text:p>
          </table:table-cell>
          <table:table-cell office:value-type="string" office:string-value="WALA" table:formula="of:=[q5_mining.$G46]" table:style-name="ce15">
            <text:p>WALA</text:p>
          </table:table-cell>
          <table:table-cell office:value-type="string" office:string-value="WALA" table:formula="of:=['q6_NTF-ELCAC'.$G46]" table:style-name="ce15">
            <text:p>WALA</text:p>
          </table:table-cell>
          <table:table-cell office:value-type="string" office:string-value="WALA" table:formula="of:=[q7_west_PH.$G46]" table:style-name="ce15">
            <text:p>WALA</text:p>
          </table:table-cell>
          <table:table-cell office:value-type="string" office:string-value="WALA" table:formula="of:=[q8_drug_war.$G46]" table:style-name="ce15">
            <text:p>WALA</text:p>
          </table:table-cell>
          <table:table-cell office:value-type="string" office:string-value="WALA" table:formula="of:=[q9_EJK.$G46]" table:style-name="ce15">
            <text:p>WALA</text:p>
          </table:table-cell>
          <table:table-cell office:value-type="string" office:string-value="DI PABOR" table:formula="of:=['q10_anti-terror_law'.$G46]" table:style-name="ce15">
            <text:p>DI PABOR</text:p>
          </table:table-cell>
          <table:table-cell office:value-type="string" office:string-value="WALA" table:formula="of:=['q11_ABS-CBN_shutdown'.$G46]" table:style-name="ce15">
            <text:p>WALA</text:p>
          </table:table-cell>
          <table:table-cell office:value-type="string" office:string-value="PABOR" table:formula="of:=[q12_marcos_tax.$G46]" table:style-name="ce15">
            <text:p>PABOR</text:p>
          </table:table-cell>
          <table:table-cell office:value-type="string" office:string-value="WALA" table:formula="of:=[q13_political_dynasty.$G46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string" office:string-value="WALA" table:formula="of:=[q1_abortion.G47]" table:style-name="ce15">
            <text:p>WALA</text:p>
          </table:table-cell>
          <table:table-cell office:value-type="string" office:string-value="WALA" table:formula="of:=[q2_death_penalty.$G47]" table:style-name="ce15">
            <text:p>WALA</text:p>
          </table:table-cell>
          <table:table-cell office:value-type="string" office:string-value="DI PABOR" table:formula="of:=['q3_same-sex'.$G47]" table:style-name="ce15">
            <text:p>DI PABOR</text:p>
          </table:table-cell>
          <table:table-cell office:value-type="string" office:string-value="WALA" table:formula="of:=[q4_divorce.$G47]" table:style-name="ce15">
            <text:p>WALA</text:p>
          </table:table-cell>
          <table:table-cell office:value-type="string" office:string-value="WALA" table:formula="of:=[q5_mining.$G47]" table:style-name="ce15">
            <text:p>WALA</text:p>
          </table:table-cell>
          <table:table-cell office:value-type="string" office:string-value="WALA" table:formula="of:=['q6_NTF-ELCAC'.$G47]" table:style-name="ce15">
            <text:p>WALA</text:p>
          </table:table-cell>
          <table:table-cell office:value-type="string" office:string-value="EWAN" table:formula="of:=[q7_west_PH.$G47]" table:style-name="ce15">
            <text:p>EWAN</text:p>
          </table:table-cell>
          <table:table-cell office:value-type="string" office:string-value="WALA" table:formula="of:=[q8_drug_war.$G47]" table:style-name="ce15">
            <text:p>WALA</text:p>
          </table:table-cell>
          <table:table-cell office:value-type="string" office:string-value="WALA" table:formula="of:=[q9_EJK.$G47]" table:style-name="ce15">
            <text:p>WALA</text:p>
          </table:table-cell>
          <table:table-cell office:value-type="string" office:string-value="EWAN" table:formula="of:=['q10_anti-terror_law'.$G47]" table:style-name="ce15">
            <text:p>EWAN</text:p>
          </table:table-cell>
          <table:table-cell office:value-type="string" office:string-value="WALA" table:formula="of:=['q11_ABS-CBN_shutdown'.$G47]" table:style-name="ce15">
            <text:p>WALA</text:p>
          </table:table-cell>
          <table:table-cell office:value-type="string" office:string-value="WALA" table:formula="of:=[q12_marcos_tax.$G47]" table:style-name="ce15">
            <text:p>WALA</text:p>
          </table:table-cell>
          <table:table-cell office:value-type="string" office:string-value="PABOR" table:formula="of:=[q13_political_dynasty.$G47]" table:style-name="ce15">
            <text:p>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string" office:string-value="WALA" table:formula="of:=[q1_abortion.G48]" table:style-name="ce15">
            <text:p>WALA</text:p>
          </table:table-cell>
          <table:table-cell office:value-type="string" office:string-value="WALA" table:formula="of:=[q2_death_penalty.$G48]" table:style-name="ce15">
            <text:p>WALA</text:p>
          </table:table-cell>
          <table:table-cell office:value-type="string" office:string-value="WALA" table:formula="of:=['q3_same-sex'.$G48]" table:style-name="ce15">
            <text:p>WALA</text:p>
          </table:table-cell>
          <table:table-cell office:value-type="string" office:string-value="WALA" table:formula="of:=[q4_divorce.$G48]" table:style-name="ce15">
            <text:p>WALA</text:p>
          </table:table-cell>
          <table:table-cell office:value-type="string" office:string-value="WALA" table:formula="of:=[q5_mining.$G48]" table:style-name="ce15">
            <text:p>WALA</text:p>
          </table:table-cell>
          <table:table-cell office:value-type="string" office:string-value="WALA" table:formula="of:=['q6_NTF-ELCAC'.$G48]" table:style-name="ce15">
            <text:p>WALA</text:p>
          </table:table-cell>
          <table:table-cell office:value-type="string" office:string-value="WALA" table:formula="of:=[q7_west_PH.$G48]" table:style-name="ce15">
            <text:p>WALA</text:p>
          </table:table-cell>
          <table:table-cell office:value-type="string" office:string-value="WALA" table:formula="of:=[q8_drug_war.$G48]" table:style-name="ce15">
            <text:p>WALA</text:p>
          </table:table-cell>
          <table:table-cell office:value-type="string" office:string-value="WALA" table:formula="of:=[q9_EJK.$G48]" table:style-name="ce15">
            <text:p>WALA</text:p>
          </table:table-cell>
          <table:table-cell office:value-type="string" office:string-value="WALA" table:formula="of:=['q10_anti-terror_law'.$G48]" table:style-name="ce15">
            <text:p>WALA</text:p>
          </table:table-cell>
          <table:table-cell office:value-type="string" office:string-value="WALA" table:formula="of:=['q11_ABS-CBN_shutdown'.$G48]" table:style-name="ce15">
            <text:p>WALA</text:p>
          </table:table-cell>
          <table:table-cell office:value-type="string" office:string-value="WALA" table:formula="of:=[q12_marcos_tax.$G48]" table:style-name="ce15">
            <text:p>WALA</text:p>
          </table:table-cell>
          <table:table-cell office:value-type="string" office:string-value="WALA" table:formula="of:=[q13_political_dynasty.$G48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string" office:string-value="WALA" table:formula="of:=[q1_abortion.G49]" table:style-name="ce15">
            <text:p>WALA</text:p>
          </table:table-cell>
          <table:table-cell office:value-type="string" office:string-value="WALA" table:formula="of:=[q2_death_penalty.$G49]" table:style-name="ce15">
            <text:p>WALA</text:p>
          </table:table-cell>
          <table:table-cell office:value-type="string" office:string-value="WALA" table:formula="of:=['q3_same-sex'.$G49]" table:style-name="ce15">
            <text:p>WALA</text:p>
          </table:table-cell>
          <table:table-cell office:value-type="string" office:string-value="WALA" table:formula="of:=[q4_divorce.$G49]" table:style-name="ce15">
            <text:p>WALA</text:p>
          </table:table-cell>
          <table:table-cell office:value-type="string" office:string-value="WALA" table:formula="of:=[q5_mining.$G49]" table:style-name="ce15">
            <text:p>WALA</text:p>
          </table:table-cell>
          <table:table-cell office:value-type="string" office:string-value="WALA" table:formula="of:=['q6_NTF-ELCAC'.$G49]" table:style-name="ce15">
            <text:p>WALA</text:p>
          </table:table-cell>
          <table:table-cell office:value-type="string" office:string-value="WALA" table:formula="of:=[q7_west_PH.$G49]" table:style-name="ce15">
            <text:p>WALA</text:p>
          </table:table-cell>
          <table:table-cell office:value-type="string" office:string-value="WALA" table:formula="of:=[q8_drug_war.$G49]" table:style-name="ce15">
            <text:p>WALA</text:p>
          </table:table-cell>
          <table:table-cell office:value-type="string" office:string-value="WALA" table:formula="of:=[q9_EJK.$G49]" table:style-name="ce15">
            <text:p>WALA</text:p>
          </table:table-cell>
          <table:table-cell office:value-type="string" office:string-value="WALA" table:formula="of:=['q10_anti-terror_law'.$G49]" table:style-name="ce15">
            <text:p>WALA</text:p>
          </table:table-cell>
          <table:table-cell office:value-type="string" office:string-value="WALA" table:formula="of:=['q11_ABS-CBN_shutdown'.$G49]" table:style-name="ce15">
            <text:p>WALA</text:p>
          </table:table-cell>
          <table:table-cell office:value-type="string" office:string-value="WALA" table:formula="of:=[q12_marcos_tax.$G49]" table:style-name="ce15">
            <text:p>WALA</text:p>
          </table:table-cell>
          <table:table-cell office:value-type="string" office:string-value="WALA" table:formula="of:=[q13_political_dynasty.$G49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string" office:string-value="WALA" table:formula="of:=[q1_abortion.G50]" table:style-name="ce15">
            <text:p>WALA</text:p>
          </table:table-cell>
          <table:table-cell office:value-type="string" office:string-value="WALA" table:formula="of:=[q2_death_penalty.$G50]" table:style-name="ce15">
            <text:p>WALA</text:p>
          </table:table-cell>
          <table:table-cell office:value-type="string" office:string-value="DI PABOR" table:formula="of:=['q3_same-sex'.$G50]" table:style-name="ce15">
            <text:p>DI PABOR</text:p>
          </table:table-cell>
          <table:table-cell office:value-type="string" office:string-value="PABOR" table:formula="of:=[q4_divorce.$G50]" table:style-name="ce15">
            <text:p>PABOR</text:p>
          </table:table-cell>
          <table:table-cell office:value-type="string" office:string-value="PABOR" table:formula="of:=[q5_mining.$G50]" table:style-name="ce15">
            <text:p>PABOR</text:p>
          </table:table-cell>
          <table:table-cell office:value-type="string" office:string-value="WALA" table:formula="of:=['q6_NTF-ELCAC'.$G50]" table:style-name="ce15">
            <text:p>WALA</text:p>
          </table:table-cell>
          <table:table-cell office:value-type="string" office:string-value="PABOR" table:formula="of:=[q7_west_PH.$G50]" table:style-name="ce15">
            <text:p>PABOR</text:p>
          </table:table-cell>
          <table:table-cell office:value-type="string" office:string-value="WALA" table:formula="of:=[q8_drug_war.$G50]" table:style-name="ce15">
            <text:p>WALA</text:p>
          </table:table-cell>
          <table:table-cell office:value-type="string" office:string-value="WALA" table:formula="of:=[q9_EJK.$G50]" table:style-name="ce15">
            <text:p>WALA</text:p>
          </table:table-cell>
          <table:table-cell office:value-type="string" office:string-value="PABOR" table:formula="of:=['q10_anti-terror_law'.$G50]" table:style-name="ce15">
            <text:p>PABOR</text:p>
          </table:table-cell>
          <table:table-cell office:value-type="string" office:string-value="WALA" table:formula="of:=['q11_ABS-CBN_shutdown'.$G50]" table:style-name="ce15">
            <text:p>WALA</text:p>
          </table:table-cell>
          <table:table-cell office:value-type="string" office:string-value="WALA" table:formula="of:=[q12_marcos_tax.$G50]" table:style-name="ce15">
            <text:p>WALA</text:p>
          </table:table-cell>
          <table:table-cell office:value-type="string" office:string-value="DI PABOR" table:formula="of:=[q13_political_dynasty.$G50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string" office:string-value="WALA" table:formula="of:=[q1_abortion.G51]" table:style-name="ce15">
            <text:p>WALA</text:p>
          </table:table-cell>
          <table:table-cell office:value-type="string" office:string-value="WALA" table:formula="of:=[q2_death_penalty.$G51]" table:style-name="ce15">
            <text:p>WALA</text:p>
          </table:table-cell>
          <table:table-cell office:value-type="string" office:string-value="DI PABOR" table:formula="of:=['q3_same-sex'.$G51]" table:style-name="ce15">
            <text:p>DI PABOR</text:p>
          </table:table-cell>
          <table:table-cell office:value-type="string" office:string-value="EWAN" table:formula="of:=[q4_divorce.$G51]" table:style-name="ce15">
            <text:p>EWAN</text:p>
          </table:table-cell>
          <table:table-cell office:value-type="string" office:string-value="EWAN" table:formula="of:=[q5_mining.$G51]" table:style-name="ce15">
            <text:p>EWAN</text:p>
          </table:table-cell>
          <table:table-cell office:value-type="string" office:string-value="WALA" table:formula="of:=['q6_NTF-ELCAC'.$G51]" table:style-name="ce15">
            <text:p>WALA</text:p>
          </table:table-cell>
          <table:table-cell office:value-type="string" office:string-value="PABOR" table:formula="of:=[q7_west_PH.$G51]" table:style-name="ce15">
            <text:p>PABOR</text:p>
          </table:table-cell>
          <table:table-cell office:value-type="string" office:string-value="WALA" table:formula="of:=[q8_drug_war.$G51]" table:style-name="ce15">
            <text:p>WALA</text:p>
          </table:table-cell>
          <table:table-cell office:value-type="string" office:string-value="WALA" table:formula="of:=[q9_EJK.$G51]" table:style-name="ce15">
            <text:p>WALA</text:p>
          </table:table-cell>
          <table:table-cell office:value-type="string" office:string-value="PABOR" table:formula="of:=['q10_anti-terror_law'.$G51]" table:style-name="ce15">
            <text:p>PABOR</text:p>
          </table:table-cell>
          <table:table-cell office:value-type="string" office:string-value="WALA" table:formula="of:=['q11_ABS-CBN_shutdown'.$G51]" table:style-name="ce15">
            <text:p>WALA</text:p>
          </table:table-cell>
          <table:table-cell office:value-type="string" office:string-value="PABOR" table:formula="of:=[q12_marcos_tax.$G51]" table:style-name="ce15">
            <text:p>PABOR</text:p>
          </table:table-cell>
          <table:table-cell office:value-type="string" office:string-value="DI PABOR" table:formula="of:=[q13_political_dynasty.$G51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string" office:string-value="WALA" table:formula="of:=[q1_abortion.G52]" table:style-name="ce15">
            <text:p>WALA</text:p>
          </table:table-cell>
          <table:table-cell office:value-type="string" office:string-value="WALA" table:formula="of:=[q2_death_penalty.$G52]" table:style-name="ce15">
            <text:p>WALA</text:p>
          </table:table-cell>
          <table:table-cell office:value-type="string" office:string-value="WALA" table:formula="of:=['q3_same-sex'.$G52]" table:style-name="ce15">
            <text:p>WALA</text:p>
          </table:table-cell>
          <table:table-cell office:value-type="string" office:string-value="WALA" table:formula="of:=[q4_divorce.$G52]" table:style-name="ce15">
            <text:p>WALA</text:p>
          </table:table-cell>
          <table:table-cell office:value-type="string" office:string-value="WALA" table:formula="of:=[q5_mining.$G52]" table:style-name="ce15">
            <text:p>WALA</text:p>
          </table:table-cell>
          <table:table-cell office:value-type="string" office:string-value="WALA" table:formula="of:=['q6_NTF-ELCAC'.$G52]" table:style-name="ce15">
            <text:p>WALA</text:p>
          </table:table-cell>
          <table:table-cell office:value-type="string" office:string-value="WALA" table:formula="of:=[q7_west_PH.$G52]" table:style-name="ce15">
            <text:p>WALA</text:p>
          </table:table-cell>
          <table:table-cell office:value-type="string" office:string-value="WALA" table:formula="of:=[q8_drug_war.$G52]" table:style-name="ce15">
            <text:p>WALA</text:p>
          </table:table-cell>
          <table:table-cell office:value-type="string" office:string-value="WALA" table:formula="of:=[q9_EJK.$G52]" table:style-name="ce15">
            <text:p>WALA</text:p>
          </table:table-cell>
          <table:table-cell office:value-type="string" office:string-value="WALA" table:formula="of:=['q10_anti-terror_law'.$G52]" table:style-name="ce15">
            <text:p>WALA</text:p>
          </table:table-cell>
          <table:table-cell office:value-type="string" office:string-value="WALA" table:formula="of:=['q11_ABS-CBN_shutdown'.$G52]" table:style-name="ce15">
            <text:p>WALA</text:p>
          </table:table-cell>
          <table:table-cell office:value-type="string" office:string-value="WALA" table:formula="of:=[q12_marcos_tax.$G52]" table:style-name="ce15">
            <text:p>WALA</text:p>
          </table:table-cell>
          <table:table-cell office:value-type="string" office:string-value="WALA" table:formula="of:=[q13_political_dynasty.$G52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string" office:string-value="WALA" table:formula="of:=[q1_abortion.G53]" table:style-name="ce15">
            <text:p>WALA</text:p>
          </table:table-cell>
          <table:table-cell office:value-type="string" office:string-value="WALA" table:formula="of:=[q2_death_penalty.$G53]" table:style-name="ce15">
            <text:p>WALA</text:p>
          </table:table-cell>
          <table:table-cell office:value-type="string" office:string-value="DI PABOR" table:formula="of:=['q3_same-sex'.$G53]" table:style-name="ce15">
            <text:p>DI PABOR</text:p>
          </table:table-cell>
          <table:table-cell office:value-type="string" office:string-value="DI PABOR" table:formula="of:=[q4_divorce.$G53]" table:style-name="ce15">
            <text:p>DI PABOR</text:p>
          </table:table-cell>
          <table:table-cell office:value-type="string" office:string-value="EWAN" table:formula="of:=[q5_mining.$G53]" table:style-name="ce15">
            <text:p>EWAN</text:p>
          </table:table-cell>
          <table:table-cell office:value-type="string" office:string-value="WALA" table:formula="of:=['q6_NTF-ELCAC'.$G53]" table:style-name="ce15">
            <text:p>WALA</text:p>
          </table:table-cell>
          <table:table-cell office:value-type="string" office:string-value="EWAN" table:formula="of:=[q7_west_PH.$G53]" table:style-name="ce15">
            <text:p>EWAN</text:p>
          </table:table-cell>
          <table:table-cell office:value-type="string" office:string-value="WALA" table:formula="of:=[q8_drug_war.$G53]" table:style-name="ce15">
            <text:p>WALA</text:p>
          </table:table-cell>
          <table:table-cell office:value-type="string" office:string-value="WALA" table:formula="of:=[q9_EJK.$G53]" table:style-name="ce15">
            <text:p>WALA</text:p>
          </table:table-cell>
          <table:table-cell office:value-type="string" office:string-value="EWAN" table:formula="of:=['q10_anti-terror_law'.$G53]" table:style-name="ce15">
            <text:p>EWAN</text:p>
          </table:table-cell>
          <table:table-cell office:value-type="string" office:string-value="WALA" table:formula="of:=['q11_ABS-CBN_shutdown'.$G53]" table:style-name="ce15">
            <text:p>WALA</text:p>
          </table:table-cell>
          <table:table-cell office:value-type="string" office:string-value="DI PABOR" table:formula="of:=[q12_marcos_tax.$G53]" table:style-name="ce15">
            <text:p>DI PABOR</text:p>
          </table:table-cell>
          <table:table-cell office:value-type="string" office:string-value="DI PABOR" table:formula="of:=[q13_political_dynasty.$G53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string" office:string-value="WALA" table:formula="of:=[q1_abortion.G54]" table:style-name="ce15">
            <text:p>WALA</text:p>
          </table:table-cell>
          <table:table-cell office:value-type="string" office:string-value="WALA" table:formula="of:=[q2_death_penalty.$G54]" table:style-name="ce15">
            <text:p>WALA</text:p>
          </table:table-cell>
          <table:table-cell office:value-type="string" office:string-value="PABOR" table:formula="of:=['q3_same-sex'.$G54]" table:style-name="ce15">
            <text:p>PABOR</text:p>
          </table:table-cell>
          <table:table-cell office:value-type="string" office:string-value="PABOR" table:formula="of:=[q4_divorce.$G54]" table:style-name="ce15">
            <text:p>PABOR</text:p>
          </table:table-cell>
          <table:table-cell office:value-type="string" office:string-value="DI PABOR" table:formula="of:=[q5_mining.$G54]" table:style-name="ce15">
            <text:p>DI PABOR</text:p>
          </table:table-cell>
          <table:table-cell office:value-type="string" office:string-value="WALA" table:formula="of:=['q6_NTF-ELCAC'.$G54]" table:style-name="ce15">
            <text:p>WALA</text:p>
          </table:table-cell>
          <table:table-cell office:value-type="string" office:string-value="PABOR" table:formula="of:=[q7_west_PH.$G54]" table:style-name="ce15">
            <text:p>PABOR</text:p>
          </table:table-cell>
          <table:table-cell office:value-type="string" office:string-value="WALA" table:formula="of:=[q8_drug_war.$G54]" table:style-name="ce15">
            <text:p>WALA</text:p>
          </table:table-cell>
          <table:table-cell office:value-type="string" office:string-value="WALA" table:formula="of:=[q9_EJK.$G54]" table:style-name="ce15">
            <text:p>WALA</text:p>
          </table:table-cell>
          <table:table-cell office:value-type="string" office:string-value="DI PABOR" table:formula="of:=['q10_anti-terror_law'.$G54]" table:style-name="ce15">
            <text:p>DI PABOR</text:p>
          </table:table-cell>
          <table:table-cell office:value-type="string" office:string-value="WALA" table:formula="of:=['q11_ABS-CBN_shutdown'.$G54]" table:style-name="ce15">
            <text:p>WALA</text:p>
          </table:table-cell>
          <table:table-cell office:value-type="string" office:string-value="PABOR" table:formula="of:=[q12_marcos_tax.$G54]" table:style-name="ce15">
            <text:p>PABOR</text:p>
          </table:table-cell>
          <table:table-cell office:value-type="string" office:string-value="DI PABOR" table:formula="of:=[q13_political_dynasty.$G54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string" office:string-value="WALA" table:formula="of:=[q1_abortion.G55]" table:style-name="ce15">
            <text:p>WALA</text:p>
          </table:table-cell>
          <table:table-cell office:value-type="string" office:string-value="WALA" table:formula="of:=[q2_death_penalty.$G55]" table:style-name="ce15">
            <text:p>WALA</text:p>
          </table:table-cell>
          <table:table-cell office:value-type="string" office:string-value="WALA" table:formula="of:=['q3_same-sex'.$G55]" table:style-name="ce15">
            <text:p>WALA</text:p>
          </table:table-cell>
          <table:table-cell office:value-type="string" office:string-value="WALA" table:formula="of:=[q4_divorce.$G55]" table:style-name="ce15">
            <text:p>WALA</text:p>
          </table:table-cell>
          <table:table-cell office:value-type="string" office:string-value="WALA" table:formula="of:=[q5_mining.$G55]" table:style-name="ce15">
            <text:p>WALA</text:p>
          </table:table-cell>
          <table:table-cell office:value-type="string" office:string-value="WALA" table:formula="of:=['q6_NTF-ELCAC'.$G55]" table:style-name="ce15">
            <text:p>WALA</text:p>
          </table:table-cell>
          <table:table-cell office:value-type="string" office:string-value="WALA" table:formula="of:=[q7_west_PH.$G55]" table:style-name="ce15">
            <text:p>WALA</text:p>
          </table:table-cell>
          <table:table-cell office:value-type="string" office:string-value="WALA" table:formula="of:=[q8_drug_war.$G55]" table:style-name="ce15">
            <text:p>WALA</text:p>
          </table:table-cell>
          <table:table-cell office:value-type="string" office:string-value="WALA" table:formula="of:=[q9_EJK.$G55]" table:style-name="ce15">
            <text:p>WALA</text:p>
          </table:table-cell>
          <table:table-cell office:value-type="string" office:string-value="WALA" table:formula="of:=['q10_anti-terror_law'.$G55]" table:style-name="ce15">
            <text:p>WALA</text:p>
          </table:table-cell>
          <table:table-cell office:value-type="string" office:string-value="WALA" table:formula="of:=['q11_ABS-CBN_shutdown'.$G55]" table:style-name="ce15">
            <text:p>WALA</text:p>
          </table:table-cell>
          <table:table-cell office:value-type="string" office:string-value="WALA" table:formula="of:=[q12_marcos_tax.$G55]" table:style-name="ce15">
            <text:p>WALA</text:p>
          </table:table-cell>
          <table:table-cell office:value-type="string" office:string-value="WALA" table:formula="of:=[q13_political_dynasty.$G55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string" office:string-value="WALA" table:formula="of:=[q1_abortion.G56]" table:style-name="ce15">
            <text:p>WALA</text:p>
          </table:table-cell>
          <table:table-cell office:value-type="string" office:string-value="WALA" table:formula="of:=[q2_death_penalty.$G56]" table:style-name="ce15">
            <text:p>WALA</text:p>
          </table:table-cell>
          <table:table-cell office:value-type="string" office:string-value="WALA" table:formula="of:=['q3_same-sex'.$G56]" table:style-name="ce15">
            <text:p>WALA</text:p>
          </table:table-cell>
          <table:table-cell office:value-type="string" office:string-value="WALA" table:formula="of:=[q4_divorce.$G56]" table:style-name="ce15">
            <text:p>WALA</text:p>
          </table:table-cell>
          <table:table-cell office:value-type="string" office:string-value="WALA" table:formula="of:=[q5_mining.$G56]" table:style-name="ce15">
            <text:p>WALA</text:p>
          </table:table-cell>
          <table:table-cell office:value-type="string" office:string-value="WALA" table:formula="of:=['q6_NTF-ELCAC'.$G56]" table:style-name="ce15">
            <text:p>WALA</text:p>
          </table:table-cell>
          <table:table-cell office:value-type="string" office:string-value="WALA" table:formula="of:=[q7_west_PH.$G56]" table:style-name="ce15">
            <text:p>WALA</text:p>
          </table:table-cell>
          <table:table-cell office:value-type="string" office:string-value="WALA" table:formula="of:=[q8_drug_war.$G56]" table:style-name="ce15">
            <text:p>WALA</text:p>
          </table:table-cell>
          <table:table-cell office:value-type="string" office:string-value="WALA" table:formula="of:=[q9_EJK.$G56]" table:style-name="ce15">
            <text:p>WALA</text:p>
          </table:table-cell>
          <table:table-cell office:value-type="string" office:string-value="WALA" table:formula="of:=['q10_anti-terror_law'.$G56]" table:style-name="ce15">
            <text:p>WALA</text:p>
          </table:table-cell>
          <table:table-cell office:value-type="string" office:string-value="WALA" table:formula="of:=['q11_ABS-CBN_shutdown'.$G56]" table:style-name="ce15">
            <text:p>WALA</text:p>
          </table:table-cell>
          <table:table-cell office:value-type="string" office:string-value="WALA" table:formula="of:=[q12_marcos_tax.$G56]" table:style-name="ce15">
            <text:p>WALA</text:p>
          </table:table-cell>
          <table:table-cell office:value-type="string" office:string-value="WALA" table:formula="of:=[q13_political_dynasty.$G56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string" office:string-value="WALA" table:formula="of:=[q1_abortion.G57]" table:style-name="ce15">
            <text:p>WALA</text:p>
          </table:table-cell>
          <table:table-cell office:value-type="string" office:string-value="WALA" table:formula="of:=[q2_death_penalty.$G57]" table:style-name="ce15">
            <text:p>WALA</text:p>
          </table:table-cell>
          <table:table-cell office:value-type="string" office:string-value="WALA" table:formula="of:=['q3_same-sex'.$G57]" table:style-name="ce15">
            <text:p>WALA</text:p>
          </table:table-cell>
          <table:table-cell office:value-type="string" office:string-value="WALA" table:formula="of:=[q4_divorce.$G57]" table:style-name="ce15">
            <text:p>WALA</text:p>
          </table:table-cell>
          <table:table-cell office:value-type="string" office:string-value="WALA" table:formula="of:=[q5_mining.$G57]" table:style-name="ce15">
            <text:p>WALA</text:p>
          </table:table-cell>
          <table:table-cell office:value-type="string" office:string-value="WALA" table:formula="of:=['q6_NTF-ELCAC'.$G57]" table:style-name="ce15">
            <text:p>WALA</text:p>
          </table:table-cell>
          <table:table-cell office:value-type="string" office:string-value="WALA" table:formula="of:=[q7_west_PH.$G57]" table:style-name="ce15">
            <text:p>WALA</text:p>
          </table:table-cell>
          <table:table-cell office:value-type="string" office:string-value="WALA" table:formula="of:=[q8_drug_war.$G57]" table:style-name="ce15">
            <text:p>WALA</text:p>
          </table:table-cell>
          <table:table-cell office:value-type="string" office:string-value="WALA" table:formula="of:=[q9_EJK.$G57]" table:style-name="ce15">
            <text:p>WALA</text:p>
          </table:table-cell>
          <table:table-cell office:value-type="string" office:string-value="WALA" table:formula="of:=['q10_anti-terror_law'.$G57]" table:style-name="ce15">
            <text:p>WALA</text:p>
          </table:table-cell>
          <table:table-cell office:value-type="string" office:string-value="WALA" table:formula="of:=['q11_ABS-CBN_shutdown'.$G57]" table:style-name="ce15">
            <text:p>WALA</text:p>
          </table:table-cell>
          <table:table-cell office:value-type="string" office:string-value="WALA" table:formula="of:=[q12_marcos_tax.$G57]" table:style-name="ce15">
            <text:p>WALA</text:p>
          </table:table-cell>
          <table:table-cell office:value-type="string" office:string-value="WALA" table:formula="of:=[q13_political_dynasty.$G57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string" office:string-value="WALA" table:formula="of:=[q1_abortion.G58]" table:style-name="ce15">
            <text:p>WALA</text:p>
          </table:table-cell>
          <table:table-cell office:value-type="string" office:string-value="WALA" table:formula="of:=[q2_death_penalty.$G58]" table:style-name="ce15">
            <text:p>WALA</text:p>
          </table:table-cell>
          <table:table-cell office:value-type="string" office:string-value="WALA" table:formula="of:=['q3_same-sex'.$G58]" table:style-name="ce15">
            <text:p>WALA</text:p>
          </table:table-cell>
          <table:table-cell office:value-type="string" office:string-value="WALA" table:formula="of:=[q4_divorce.$G58]" table:style-name="ce15">
            <text:p>WALA</text:p>
          </table:table-cell>
          <table:table-cell office:value-type="string" office:string-value="WALA" table:formula="of:=[q5_mining.$G58]" table:style-name="ce15">
            <text:p>WALA</text:p>
          </table:table-cell>
          <table:table-cell office:value-type="string" office:string-value="WALA" table:formula="of:=['q6_NTF-ELCAC'.$G58]" table:style-name="ce15">
            <text:p>WALA</text:p>
          </table:table-cell>
          <table:table-cell office:value-type="string" office:string-value="WALA" table:formula="of:=[q7_west_PH.$G58]" table:style-name="ce15">
            <text:p>WALA</text:p>
          </table:table-cell>
          <table:table-cell office:value-type="string" office:string-value="WALA" table:formula="of:=[q8_drug_war.$G58]" table:style-name="ce15">
            <text:p>WALA</text:p>
          </table:table-cell>
          <table:table-cell office:value-type="string" office:string-value="WALA" table:formula="of:=[q9_EJK.$G58]" table:style-name="ce15">
            <text:p>WALA</text:p>
          </table:table-cell>
          <table:table-cell office:value-type="string" office:string-value="WALA" table:formula="of:=['q10_anti-terror_law'.$G58]" table:style-name="ce15">
            <text:p>WALA</text:p>
          </table:table-cell>
          <table:table-cell office:value-type="string" office:string-value="WALA" table:formula="of:=['q11_ABS-CBN_shutdown'.$G58]" table:style-name="ce15">
            <text:p>WALA</text:p>
          </table:table-cell>
          <table:table-cell office:value-type="string" office:string-value="WALA" table:formula="of:=[q12_marcos_tax.$G58]" table:style-name="ce15">
            <text:p>WALA</text:p>
          </table:table-cell>
          <table:table-cell office:value-type="string" office:string-value="WALA" table:formula="of:=[q13_political_dynasty.$G58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string" office:string-value="WALA" table:formula="of:=[q1_abortion.G59]" table:style-name="ce15">
            <text:p>WALA</text:p>
          </table:table-cell>
          <table:table-cell office:value-type="string" office:string-value="WALA" table:formula="of:=[q2_death_penalty.$G59]" table:style-name="ce15">
            <text:p>WALA</text:p>
          </table:table-cell>
          <table:table-cell office:value-type="string" office:string-value="WALA" table:formula="of:=['q3_same-sex'.$G59]" table:style-name="ce15">
            <text:p>WALA</text:p>
          </table:table-cell>
          <table:table-cell office:value-type="string" office:string-value="WALA" table:formula="of:=[q4_divorce.$G59]" table:style-name="ce15">
            <text:p>WALA</text:p>
          </table:table-cell>
          <table:table-cell office:value-type="string" office:string-value="WALA" table:formula="of:=[q5_mining.$G59]" table:style-name="ce15">
            <text:p>WALA</text:p>
          </table:table-cell>
          <table:table-cell office:value-type="string" office:string-value="WALA" table:formula="of:=['q6_NTF-ELCAC'.$G59]" table:style-name="ce15">
            <text:p>WALA</text:p>
          </table:table-cell>
          <table:table-cell office:value-type="string" office:string-value="WALA" table:formula="of:=[q7_west_PH.$G59]" table:style-name="ce15">
            <text:p>WALA</text:p>
          </table:table-cell>
          <table:table-cell office:value-type="string" office:string-value="WALA" table:formula="of:=[q8_drug_war.$G59]" table:style-name="ce15">
            <text:p>WALA</text:p>
          </table:table-cell>
          <table:table-cell office:value-type="string" office:string-value="WALA" table:formula="of:=[q9_EJK.$G59]" table:style-name="ce15">
            <text:p>WALA</text:p>
          </table:table-cell>
          <table:table-cell office:value-type="string" office:string-value="WALA" table:formula="of:=['q10_anti-terror_law'.$G59]" table:style-name="ce15">
            <text:p>WALA</text:p>
          </table:table-cell>
          <table:table-cell office:value-type="string" office:string-value="WALA" table:formula="of:=['q11_ABS-CBN_shutdown'.$G59]" table:style-name="ce15">
            <text:p>WALA</text:p>
          </table:table-cell>
          <table:table-cell office:value-type="string" office:string-value="WALA" table:formula="of:=[q12_marcos_tax.$G59]" table:style-name="ce15">
            <text:p>WALA</text:p>
          </table:table-cell>
          <table:table-cell office:value-type="string" office:string-value="WALA" table:formula="of:=[q13_political_dynasty.$G59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string" office:string-value="WALA" table:formula="of:=[q1_abortion.G60]" table:style-name="ce15">
            <text:p>WALA</text:p>
          </table:table-cell>
          <table:table-cell office:value-type="string" office:string-value="WALA" table:formula="of:=[q2_death_penalty.$G60]" table:style-name="ce15">
            <text:p>WALA</text:p>
          </table:table-cell>
          <table:table-cell office:value-type="string" office:string-value="EWAN" table:formula="of:=['q3_same-sex'.$G60]" table:style-name="ce15">
            <text:p>EWAN</text:p>
          </table:table-cell>
          <table:table-cell office:value-type="string" office:string-value="WALA" table:formula="of:=[q4_divorce.$G60]" table:style-name="ce15">
            <text:p>WALA</text:p>
          </table:table-cell>
          <table:table-cell office:value-type="string" office:string-value="DI PABOR" table:formula="of:=[q5_mining.$G60]" table:style-name="ce15">
            <text:p>DI PABOR</text:p>
          </table:table-cell>
          <table:table-cell office:value-type="string" office:string-value="WALA" table:formula="of:=['q6_NTF-ELCAC'.$G60]" table:style-name="ce15">
            <text:p>WALA</text:p>
          </table:table-cell>
          <table:table-cell office:value-type="string" office:string-value="PABOR" table:formula="of:=[q7_west_PH.$G60]" table:style-name="ce15">
            <text:p>PABOR</text:p>
          </table:table-cell>
          <table:table-cell office:value-type="string" office:string-value="WALA" table:formula="of:=[q8_drug_war.$G60]" table:style-name="ce15">
            <text:p>WALA</text:p>
          </table:table-cell>
          <table:table-cell office:value-type="string" office:string-value="WALA" table:formula="of:=[q9_EJK.$G60]" table:style-name="ce15">
            <text:p>WALA</text:p>
          </table:table-cell>
          <table:table-cell office:value-type="string" office:string-value="DI PABOR" table:formula="of:=['q10_anti-terror_law'.$G60]" table:style-name="ce15">
            <text:p>DI PABOR</text:p>
          </table:table-cell>
          <table:table-cell office:value-type="string" office:string-value="WALA" table:formula="of:=['q11_ABS-CBN_shutdown'.$G60]" table:style-name="ce15">
            <text:p>WALA</text:p>
          </table:table-cell>
          <table:table-cell office:value-type="string" office:string-value="WALA" table:formula="of:=[q12_marcos_tax.$G60]" table:style-name="ce15">
            <text:p>WALA</text:p>
          </table:table-cell>
          <table:table-cell office:value-type="string" office:string-value="DI PABOR" table:formula="of:=[q13_political_dynasty.$G60]" table:style-name="ce15">
            <text:p>DI PABOR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string" office:string-value="WALA" table:formula="of:=[q1_abortion.G61]" table:style-name="ce15">
            <text:p>WALA</text:p>
          </table:table-cell>
          <table:table-cell office:value-type="string" office:string-value="WALA" table:formula="of:=[q2_death_penalty.$G61]" table:style-name="ce15">
            <text:p>WALA</text:p>
          </table:table-cell>
          <table:table-cell office:value-type="string" office:string-value="WALA" table:formula="of:=['q3_same-sex'.$G61]" table:style-name="ce15">
            <text:p>WALA</text:p>
          </table:table-cell>
          <table:table-cell office:value-type="string" office:string-value="WALA" table:formula="of:=[q4_divorce.$G61]" table:style-name="ce15">
            <text:p>WALA</text:p>
          </table:table-cell>
          <table:table-cell office:value-type="string" office:string-value="WALA" table:formula="of:=[q5_mining.$G61]" table:style-name="ce15">
            <text:p>WALA</text:p>
          </table:table-cell>
          <table:table-cell office:value-type="string" office:string-value="WALA" table:formula="of:=['q6_NTF-ELCAC'.$G61]" table:style-name="ce15">
            <text:p>WALA</text:p>
          </table:table-cell>
          <table:table-cell office:value-type="string" office:string-value="WALA" table:formula="of:=[q7_west_PH.$G61]" table:style-name="ce15">
            <text:p>WALA</text:p>
          </table:table-cell>
          <table:table-cell office:value-type="string" office:string-value="WALA" table:formula="of:=[q8_drug_war.$G61]" table:style-name="ce15">
            <text:p>WALA</text:p>
          </table:table-cell>
          <table:table-cell office:value-type="string" office:string-value="WALA" table:formula="of:=[q9_EJK.$G61]" table:style-name="ce15">
            <text:p>WALA</text:p>
          </table:table-cell>
          <table:table-cell office:value-type="string" office:string-value="WALA" table:formula="of:=['q10_anti-terror_law'.$G61]" table:style-name="ce15">
            <text:p>WALA</text:p>
          </table:table-cell>
          <table:table-cell office:value-type="string" office:string-value="WALA" table:formula="of:=['q11_ABS-CBN_shutdown'.$G61]" table:style-name="ce15">
            <text:p>WALA</text:p>
          </table:table-cell>
          <table:table-cell office:value-type="string" office:string-value="WALA" table:formula="of:=[q12_marcos_tax.$G61]" table:style-name="ce15">
            <text:p>WALA</text:p>
          </table:table-cell>
          <table:table-cell office:value-type="string" office:string-value="WALA" table:formula="of:=[q13_political_dynasty.$G61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string" office:string-value="WALA" table:formula="of:=[q1_abortion.G62]" table:style-name="ce15">
            <text:p>WALA</text:p>
          </table:table-cell>
          <table:table-cell office:value-type="string" office:string-value="WALA" table:formula="of:=[q2_death_penalty.$G62]" table:style-name="ce15">
            <text:p>WALA</text:p>
          </table:table-cell>
          <table:table-cell office:value-type="string" office:string-value="WALA" table:formula="of:=['q3_same-sex'.$G62]" table:style-name="ce15">
            <text:p>WALA</text:p>
          </table:table-cell>
          <table:table-cell office:value-type="string" office:string-value="WALA" table:formula="of:=[q4_divorce.$G62]" table:style-name="ce15">
            <text:p>WALA</text:p>
          </table:table-cell>
          <table:table-cell office:value-type="string" office:string-value="WALA" table:formula="of:=[q5_mining.$G62]" table:style-name="ce15">
            <text:p>WALA</text:p>
          </table:table-cell>
          <table:table-cell office:value-type="string" office:string-value="WALA" table:formula="of:=['q6_NTF-ELCAC'.$G62]" table:style-name="ce15">
            <text:p>WALA</text:p>
          </table:table-cell>
          <table:table-cell office:value-type="string" office:string-value="WALA" table:formula="of:=[q7_west_PH.$G62]" table:style-name="ce15">
            <text:p>WALA</text:p>
          </table:table-cell>
          <table:table-cell office:value-type="string" office:string-value="WALA" table:formula="of:=[q8_drug_war.$G62]" table:style-name="ce15">
            <text:p>WALA</text:p>
          </table:table-cell>
          <table:table-cell office:value-type="string" office:string-value="WALA" table:formula="of:=[q9_EJK.$G62]" table:style-name="ce15">
            <text:p>WALA</text:p>
          </table:table-cell>
          <table:table-cell office:value-type="string" office:string-value="WALA" table:formula="of:=['q10_anti-terror_law'.$G62]" table:style-name="ce15">
            <text:p>WALA</text:p>
          </table:table-cell>
          <table:table-cell office:value-type="string" office:string-value="WALA" table:formula="of:=['q11_ABS-CBN_shutdown'.$G62]" table:style-name="ce15">
            <text:p>WALA</text:p>
          </table:table-cell>
          <table:table-cell office:value-type="string" office:string-value="WALA" table:formula="of:=[q12_marcos_tax.$G62]" table:style-name="ce15">
            <text:p>WALA</text:p>
          </table:table-cell>
          <table:table-cell office:value-type="string" office:string-value="WALA" table:formula="of:=[q13_political_dynasty.$G62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string" office:string-value="WALA" table:formula="of:=[q1_abortion.G63]" table:style-name="ce15">
            <text:p>WALA</text:p>
          </table:table-cell>
          <table:table-cell office:value-type="string" office:string-value="WALA" table:formula="of:=[q2_death_penalty.$G63]" table:style-name="ce15">
            <text:p>WALA</text:p>
          </table:table-cell>
          <table:table-cell office:value-type="string" office:string-value="WALA" table:formula="of:=['q3_same-sex'.$G63]" table:style-name="ce15">
            <text:p>WALA</text:p>
          </table:table-cell>
          <table:table-cell office:value-type="string" office:string-value="WALA" table:formula="of:=[q4_divorce.$G63]" table:style-name="ce15">
            <text:p>WALA</text:p>
          </table:table-cell>
          <table:table-cell office:value-type="string" office:string-value="WALA" table:formula="of:=[q5_mining.$G63]" table:style-name="ce15">
            <text:p>WALA</text:p>
          </table:table-cell>
          <table:table-cell office:value-type="string" office:string-value="WALA" table:formula="of:=['q6_NTF-ELCAC'.$G63]" table:style-name="ce15">
            <text:p>WALA</text:p>
          </table:table-cell>
          <table:table-cell office:value-type="string" office:string-value="WALA" table:formula="of:=[q7_west_PH.$G63]" table:style-name="ce15">
            <text:p>WALA</text:p>
          </table:table-cell>
          <table:table-cell office:value-type="string" office:string-value="WALA" table:formula="of:=[q8_drug_war.$G63]" table:style-name="ce15">
            <text:p>WALA</text:p>
          </table:table-cell>
          <table:table-cell office:value-type="string" office:string-value="WALA" table:formula="of:=[q9_EJK.$G63]" table:style-name="ce15">
            <text:p>WALA</text:p>
          </table:table-cell>
          <table:table-cell office:value-type="string" office:string-value="WALA" table:formula="of:=['q10_anti-terror_law'.$G63]" table:style-name="ce15">
            <text:p>WALA</text:p>
          </table:table-cell>
          <table:table-cell office:value-type="string" office:string-value="WALA" table:formula="of:=['q11_ABS-CBN_shutdown'.$G63]" table:style-name="ce15">
            <text:p>WALA</text:p>
          </table:table-cell>
          <table:table-cell office:value-type="string" office:string-value="WALA" table:formula="of:=[q12_marcos_tax.$G63]" table:style-name="ce15">
            <text:p>WALA</text:p>
          </table:table-cell>
          <table:table-cell office:value-type="string" office:string-value="WALA" table:formula="of:=[q13_political_dynasty.$G63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string" office:string-value="WALA" table:formula="of:=[q1_abortion.G64]" table:style-name="ce15">
            <text:p>WALA</text:p>
          </table:table-cell>
          <table:table-cell office:value-type="string" office:string-value="WALA" table:formula="of:=[q2_death_penalty.$G64]" table:style-name="ce15">
            <text:p>WALA</text:p>
          </table:table-cell>
          <table:table-cell office:value-type="string" office:string-value="WALA" table:formula="of:=['q3_same-sex'.$G64]" table:style-name="ce15">
            <text:p>WALA</text:p>
          </table:table-cell>
          <table:table-cell office:value-type="string" office:string-value="WALA" table:formula="of:=[q4_divorce.$G64]" table:style-name="ce15">
            <text:p>WALA</text:p>
          </table:table-cell>
          <table:table-cell office:value-type="string" office:string-value="PABOR" table:formula="of:=[q5_mining.$G64]" table:style-name="ce15">
            <text:p>PABOR</text:p>
          </table:table-cell>
          <table:table-cell office:value-type="string" office:string-value="WALA" table:formula="of:=['q6_NTF-ELCAC'.$G64]" table:style-name="ce15">
            <text:p>WALA</text:p>
          </table:table-cell>
          <table:table-cell office:value-type="string" office:string-value="WALA" table:formula="of:=[q7_west_PH.$G64]" table:style-name="ce15">
            <text:p>WALA</text:p>
          </table:table-cell>
          <table:table-cell office:value-type="string" office:string-value="WALA" table:formula="of:=[q8_drug_war.$G64]" table:style-name="ce15">
            <text:p>WALA</text:p>
          </table:table-cell>
          <table:table-cell office:value-type="string" office:string-value="WALA" table:formula="of:=[q9_EJK.$G64]" table:style-name="ce15">
            <text:p>WALA</text:p>
          </table:table-cell>
          <table:table-cell office:value-type="string" office:string-value="WALA" table:formula="of:=['q10_anti-terror_law'.$G64]" table:style-name="ce15">
            <text:p>WALA</text:p>
          </table:table-cell>
          <table:table-cell office:value-type="string" office:string-value="WALA" table:formula="of:=['q11_ABS-CBN_shutdown'.$G64]" table:style-name="ce15">
            <text:p>WALA</text:p>
          </table:table-cell>
          <table:table-cell office:value-type="string" office:string-value="WALA" table:formula="of:=[q12_marcos_tax.$G64]" table:style-name="ce15">
            <text:p>WALA</text:p>
          </table:table-cell>
          <table:table-cell office:value-type="string" office:string-value="WALA" table:formula="of:=[q13_political_dynasty.$G64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string" office:string-value="WALA" table:formula="of:=[q1_abortion.G65]" table:style-name="ce15">
            <text:p>WALA</text:p>
          </table:table-cell>
          <table:table-cell office:value-type="string" office:string-value="WALA" table:formula="of:=[q2_death_penalty.$G65]" table:style-name="ce15">
            <text:p>WALA</text:p>
          </table:table-cell>
          <table:table-cell office:value-type="string" office:string-value="WALA" table:formula="of:=['q3_same-sex'.$G65]" table:style-name="ce15">
            <text:p>WALA</text:p>
          </table:table-cell>
          <table:table-cell office:value-type="string" office:string-value="WALA" table:formula="of:=[q4_divorce.$G65]" table:style-name="ce15">
            <text:p>WALA</text:p>
          </table:table-cell>
          <table:table-cell office:value-type="string" office:string-value="DI PABOR" table:formula="of:=[q5_mining.$G65]" table:style-name="ce15">
            <text:p>DI PABOR</text:p>
          </table:table-cell>
          <table:table-cell office:value-type="string" office:string-value="WALA" table:formula="of:=['q6_NTF-ELCAC'.$G65]" table:style-name="ce15">
            <text:p>WALA</text:p>
          </table:table-cell>
          <table:table-cell office:value-type="string" office:string-value="PABOR" table:formula="of:=[q7_west_PH.$G65]" table:style-name="ce15">
            <text:p>PABOR</text:p>
          </table:table-cell>
          <table:table-cell office:value-type="string" office:string-value="WALA" table:formula="of:=[q8_drug_war.$G65]" table:style-name="ce15">
            <text:p>WALA</text:p>
          </table:table-cell>
          <table:table-cell office:value-type="string" office:string-value="WALA" table:formula="of:=[q9_EJK.$G65]" table:style-name="ce15">
            <text:p>WALA</text:p>
          </table:table-cell>
          <table:table-cell office:value-type="string" office:string-value="DI PABOR" table:formula="of:=['q10_anti-terror_law'.$G65]" table:style-name="ce15">
            <text:p>DI PABOR</text:p>
          </table:table-cell>
          <table:table-cell office:value-type="string" office:string-value="WALA" table:formula="of:=['q11_ABS-CBN_shutdown'.$G65]" table:style-name="ce15">
            <text:p>WALA</text:p>
          </table:table-cell>
          <table:table-cell office:value-type="string" office:string-value="WALA" table:formula="of:=[q12_marcos_tax.$G65]" table:style-name="ce15">
            <text:p>WALA</text:p>
          </table:table-cell>
          <table:table-cell office:value-type="string" office:string-value="WALA" table:formula="of:=[q13_political_dynasty.$G65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string" office:string-value="WALA" table:formula="of:=[q1_abortion.G66]" table:style-name="ce15">
            <text:p>WALA</text:p>
          </table:table-cell>
          <table:table-cell office:value-type="string" office:string-value="WALA" table:formula="of:=[q2_death_penalty.$G66]" table:style-name="ce15">
            <text:p>WALA</text:p>
          </table:table-cell>
          <table:table-cell office:value-type="string" office:string-value="WALA" table:formula="of:=['q3_same-sex'.$G66]" table:style-name="ce15">
            <text:p>WALA</text:p>
          </table:table-cell>
          <table:table-cell office:value-type="string" office:string-value="WALA" table:formula="of:=[q4_divorce.$G66]" table:style-name="ce15">
            <text:p>WALA</text:p>
          </table:table-cell>
          <table:table-cell office:value-type="string" office:string-value="WALA" table:formula="of:=[q5_mining.$G66]" table:style-name="ce15">
            <text:p>WALA</text:p>
          </table:table-cell>
          <table:table-cell office:value-type="string" office:string-value="WALA" table:formula="of:=['q6_NTF-ELCAC'.$G66]" table:style-name="ce15">
            <text:p>WALA</text:p>
          </table:table-cell>
          <table:table-cell office:value-type="string" office:string-value="WALA" table:formula="of:=[q7_west_PH.$G66]" table:style-name="ce15">
            <text:p>WALA</text:p>
          </table:table-cell>
          <table:table-cell office:value-type="string" office:string-value="WALA" table:formula="of:=[q8_drug_war.$G66]" table:style-name="ce15">
            <text:p>WALA</text:p>
          </table:table-cell>
          <table:table-cell office:value-type="string" office:string-value="WALA" table:formula="of:=[q9_EJK.$G66]" table:style-name="ce15">
            <text:p>WALA</text:p>
          </table:table-cell>
          <table:table-cell office:value-type="string" office:string-value="WALA" table:formula="of:=['q10_anti-terror_law'.$G66]" table:style-name="ce15">
            <text:p>WALA</text:p>
          </table:table-cell>
          <table:table-cell office:value-type="string" office:string-value="WALA" table:formula="of:=['q11_ABS-CBN_shutdown'.$G66]" table:style-name="ce15">
            <text:p>WALA</text:p>
          </table:table-cell>
          <table:table-cell office:value-type="string" office:string-value="WALA" table:formula="of:=[q12_marcos_tax.$G66]" table:style-name="ce15">
            <text:p>WALA</text:p>
          </table:table-cell>
          <table:table-cell office:value-type="string" office:string-value="WALA" table:formula="of:=[q13_political_dynasty.$G66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string" office:string-value="WALA" table:formula="of:=[q1_abortion.G67]" table:style-name="ce15">
            <text:p>WALA</text:p>
          </table:table-cell>
          <table:table-cell office:value-type="string" office:string-value="WALA" table:formula="of:=[q2_death_penalty.$G67]" table:style-name="ce15">
            <text:p>WALA</text:p>
          </table:table-cell>
          <table:table-cell office:value-type="string" office:string-value="WALA" table:formula="of:=['q3_same-sex'.$G67]" table:style-name="ce15">
            <text:p>WALA</text:p>
          </table:table-cell>
          <table:table-cell office:value-type="string" office:string-value="WALA" table:formula="of:=[q4_divorce.$G67]" table:style-name="ce15">
            <text:p>WALA</text:p>
          </table:table-cell>
          <table:table-cell office:value-type="string" office:string-value="WALA" table:formula="of:=[q5_mining.$G67]" table:style-name="ce15">
            <text:p>WALA</text:p>
          </table:table-cell>
          <table:table-cell office:value-type="string" office:string-value="WALA" table:formula="of:=['q6_NTF-ELCAC'.$G67]" table:style-name="ce15">
            <text:p>WALA</text:p>
          </table:table-cell>
          <table:table-cell office:value-type="string" office:string-value="WALA" table:formula="of:=[q7_west_PH.$G67]" table:style-name="ce15">
            <text:p>WALA</text:p>
          </table:table-cell>
          <table:table-cell office:value-type="string" office:string-value="WALA" table:formula="of:=[q8_drug_war.$G67]" table:style-name="ce15">
            <text:p>WALA</text:p>
          </table:table-cell>
          <table:table-cell office:value-type="string" office:string-value="WALA" table:formula="of:=[q9_EJK.$G67]" table:style-name="ce15">
            <text:p>WALA</text:p>
          </table:table-cell>
          <table:table-cell office:value-type="string" office:string-value="WALA" table:formula="of:=['q10_anti-terror_law'.$G67]" table:style-name="ce15">
            <text:p>WALA</text:p>
          </table:table-cell>
          <table:table-cell office:value-type="string" office:string-value="WALA" table:formula="of:=['q11_ABS-CBN_shutdown'.$G67]" table:style-name="ce15">
            <text:p>WALA</text:p>
          </table:table-cell>
          <table:table-cell office:value-type="string" office:string-value="WALA" table:formula="of:=[q12_marcos_tax.$G67]" table:style-name="ce15">
            <text:p>WALA</text:p>
          </table:table-cell>
          <table:table-cell office:value-type="string" office:string-value="WALA" table:formula="of:=[q13_political_dynasty.$G67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string" office:string-value="WALA" table:formula="of:=[q1_abortion.G68]" table:style-name="ce15">
            <text:p>WALA</text:p>
          </table:table-cell>
          <table:table-cell office:value-type="string" office:string-value="WALA" table:formula="of:=[q2_death_penalty.$G68]" table:style-name="ce15">
            <text:p>WALA</text:p>
          </table:table-cell>
          <table:table-cell office:value-type="string" office:string-value="WALA" table:formula="of:=['q3_same-sex'.$G68]" table:style-name="ce15">
            <text:p>WALA</text:p>
          </table:table-cell>
          <table:table-cell office:value-type="string" office:string-value="WALA" table:formula="of:=[q4_divorce.$G68]" table:style-name="ce15">
            <text:p>WALA</text:p>
          </table:table-cell>
          <table:table-cell office:value-type="string" office:string-value="WALA" table:formula="of:=[q5_mining.$G68]" table:style-name="ce15">
            <text:p>WALA</text:p>
          </table:table-cell>
          <table:table-cell office:value-type="string" office:string-value="WALA" table:formula="of:=['q6_NTF-ELCAC'.$G68]" table:style-name="ce15">
            <text:p>WALA</text:p>
          </table:table-cell>
          <table:table-cell office:value-type="string" office:string-value="WALA" table:formula="of:=[q7_west_PH.$G68]" table:style-name="ce15">
            <text:p>WALA</text:p>
          </table:table-cell>
          <table:table-cell office:value-type="string" office:string-value="WALA" table:formula="of:=[q8_drug_war.$G68]" table:style-name="ce15">
            <text:p>WALA</text:p>
          </table:table-cell>
          <table:table-cell office:value-type="string" office:string-value="WALA" table:formula="of:=[q9_EJK.$G68]" table:style-name="ce15">
            <text:p>WALA</text:p>
          </table:table-cell>
          <table:table-cell office:value-type="string" office:string-value="WALA" table:formula="of:=['q10_anti-terror_law'.$G68]" table:style-name="ce15">
            <text:p>WALA</text:p>
          </table:table-cell>
          <table:table-cell office:value-type="string" office:string-value="WALA" table:formula="of:=['q11_ABS-CBN_shutdown'.$G68]" table:style-name="ce15">
            <text:p>WALA</text:p>
          </table:table-cell>
          <table:table-cell office:value-type="string" office:string-value="WALA" table:formula="of:=[q12_marcos_tax.$G68]" table:style-name="ce15">
            <text:p>WALA</text:p>
          </table:table-cell>
          <table:table-cell office:value-type="string" office:string-value="WALA" table:formula="of:=[q13_political_dynasty.$G68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string" office:string-value="WALA" table:formula="of:=[q1_abortion.G69]" table:style-name="ce15">
            <text:p>WALA</text:p>
          </table:table-cell>
          <table:table-cell office:value-type="string" office:string-value="WALA" table:formula="of:=[q2_death_penalty.$G69]" table:style-name="ce15">
            <text:p>WALA</text:p>
          </table:table-cell>
          <table:table-cell office:value-type="string" office:string-value="EWAN" table:formula="of:=['q3_same-sex'.$G69]" table:style-name="ce15">
            <text:p>EWAN</text:p>
          </table:table-cell>
          <table:table-cell office:value-type="string" office:string-value="PABOR" table:formula="of:=[q4_divorce.$G69]" table:style-name="ce15">
            <text:p>PABOR</text:p>
          </table:table-cell>
          <table:table-cell office:value-type="string" office:string-value="PABOR" table:formula="of:=[q5_mining.$G69]" table:style-name="ce15">
            <text:p>PABOR</text:p>
          </table:table-cell>
          <table:table-cell office:value-type="string" office:string-value="WALA" table:formula="of:=['q6_NTF-ELCAC'.$G69]" table:style-name="ce15">
            <text:p>WALA</text:p>
          </table:table-cell>
          <table:table-cell office:value-type="string" office:string-value="EWAN" table:formula="of:=[q7_west_PH.$G69]" table:style-name="ce15">
            <text:p>EWAN</text:p>
          </table:table-cell>
          <table:table-cell office:value-type="string" office:string-value="WALA" table:formula="of:=[q8_drug_war.$G69]" table:style-name="ce15">
            <text:p>WALA</text:p>
          </table:table-cell>
          <table:table-cell office:value-type="string" office:string-value="WALA" table:formula="of:=[q9_EJK.$G69]" table:style-name="ce15">
            <text:p>WALA</text:p>
          </table:table-cell>
          <table:table-cell office:value-type="string" office:string-value="PABOR" table:formula="of:=['q10_anti-terror_law'.$G69]" table:style-name="ce15">
            <text:p>PABOR</text:p>
          </table:table-cell>
          <table:table-cell office:value-type="string" office:string-value="WALA" table:formula="of:=['q11_ABS-CBN_shutdown'.$G69]" table:style-name="ce15">
            <text:p>WALA</text:p>
          </table:table-cell>
          <table:table-cell office:value-type="string" office:string-value="WALA" table:formula="of:=[q12_marcos_tax.$G69]" table:style-name="ce15">
            <text:p>WALA</text:p>
          </table:table-cell>
          <table:table-cell office:value-type="string" office:string-value="EWAN" table:formula="of:=[q13_political_dynasty.$G69]" table:style-name="ce15">
            <text:p>EWAN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string" office:string-value="WALA" table:formula="of:=[q1_abortion.G70]" table:style-name="ce15">
            <text:p>WALA</text:p>
          </table:table-cell>
          <table:table-cell office:value-type="string" office:string-value="WALA" table:formula="of:=[q2_death_penalty.$G70]" table:style-name="ce15">
            <text:p>WALA</text:p>
          </table:table-cell>
          <table:table-cell office:value-type="string" office:string-value="WALA" table:formula="of:=['q3_same-sex'.$G70]" table:style-name="ce15">
            <text:p>WALA</text:p>
          </table:table-cell>
          <table:table-cell office:value-type="string" office:string-value="WALA" table:formula="of:=[q4_divorce.$G70]" table:style-name="ce15">
            <text:p>WALA</text:p>
          </table:table-cell>
          <table:table-cell office:value-type="string" office:string-value="WALA" table:formula="of:=[q5_mining.$G70]" table:style-name="ce15">
            <text:p>WALA</text:p>
          </table:table-cell>
          <table:table-cell office:value-type="string" office:string-value="WALA" table:formula="of:=['q6_NTF-ELCAC'.$G70]" table:style-name="ce15">
            <text:p>WALA</text:p>
          </table:table-cell>
          <table:table-cell office:value-type="string" office:string-value="WALA" table:formula="of:=[q7_west_PH.$G70]" table:style-name="ce15">
            <text:p>WALA</text:p>
          </table:table-cell>
          <table:table-cell office:value-type="string" office:string-value="WALA" table:formula="of:=[q8_drug_war.$G70]" table:style-name="ce15">
            <text:p>WALA</text:p>
          </table:table-cell>
          <table:table-cell office:value-type="string" office:string-value="WALA" table:formula="of:=[q9_EJK.$G70]" table:style-name="ce15">
            <text:p>WALA</text:p>
          </table:table-cell>
          <table:table-cell office:value-type="string" office:string-value="WALA" table:formula="of:=['q10_anti-terror_law'.$G70]" table:style-name="ce15">
            <text:p>WALA</text:p>
          </table:table-cell>
          <table:table-cell office:value-type="string" office:string-value="WALA" table:formula="of:=['q11_ABS-CBN_shutdown'.$G70]" table:style-name="ce15">
            <text:p>WALA</text:p>
          </table:table-cell>
          <table:table-cell office:value-type="string" office:string-value="WALA" table:formula="of:=[q12_marcos_tax.$G70]" table:style-name="ce15">
            <text:p>WALA</text:p>
          </table:table-cell>
          <table:table-cell office:value-type="string" office:string-value="WALA" table:formula="of:=[q13_political_dynasty.$G70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string" office:string-value="WALA" table:formula="of:=[q1_abortion.G71]" table:style-name="ce15">
            <text:p>WALA</text:p>
          </table:table-cell>
          <table:table-cell office:value-type="string" office:string-value="WALA" table:formula="of:=[q2_death_penalty.$G71]" table:style-name="ce15">
            <text:p>WALA</text:p>
          </table:table-cell>
          <table:table-cell office:value-type="string" office:string-value="WALA" table:formula="of:=['q3_same-sex'.$G71]" table:style-name="ce15">
            <text:p>WALA</text:p>
          </table:table-cell>
          <table:table-cell office:value-type="string" office:string-value="WALA" table:formula="of:=[q4_divorce.$G71]" table:style-name="ce15">
            <text:p>WALA</text:p>
          </table:table-cell>
          <table:table-cell office:value-type="string" office:string-value="WALA" table:formula="of:=[q5_mining.$G71]" table:style-name="ce15">
            <text:p>WALA</text:p>
          </table:table-cell>
          <table:table-cell office:value-type="string" office:string-value="WALA" table:formula="of:=['q6_NTF-ELCAC'.$G71]" table:style-name="ce15">
            <text:p>WALA</text:p>
          </table:table-cell>
          <table:table-cell office:value-type="string" office:string-value="WALA" table:formula="of:=[q7_west_PH.$G71]" table:style-name="ce15">
            <text:p>WALA</text:p>
          </table:table-cell>
          <table:table-cell office:value-type="string" office:string-value="WALA" table:formula="of:=[q8_drug_war.$G71]" table:style-name="ce15">
            <text:p>WALA</text:p>
          </table:table-cell>
          <table:table-cell office:value-type="string" office:string-value="WALA" table:formula="of:=[q9_EJK.$G71]" table:style-name="ce15">
            <text:p>WALA</text:p>
          </table:table-cell>
          <table:table-cell office:value-type="string" office:string-value="WALA" table:formula="of:=['q10_anti-terror_law'.$G71]" table:style-name="ce15">
            <text:p>WALA</text:p>
          </table:table-cell>
          <table:table-cell office:value-type="string" office:string-value="WALA" table:formula="of:=['q11_ABS-CBN_shutdown'.$G71]" table:style-name="ce15">
            <text:p>WALA</text:p>
          </table:table-cell>
          <table:table-cell office:value-type="string" office:string-value="WALA" table:formula="of:=[q12_marcos_tax.$G71]" table:style-name="ce15">
            <text:p>WALA</text:p>
          </table:table-cell>
          <table:table-cell office:value-type="string" office:string-value="WALA" table:formula="of:=[q13_political_dynasty.$G71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string" office:string-value="WALA" table:formula="of:=[q1_abortion.G72]" table:style-name="ce15">
            <text:p>WALA</text:p>
          </table:table-cell>
          <table:table-cell office:value-type="string" office:string-value="WALA" table:formula="of:=[q2_death_penalty.$G72]" table:style-name="ce15">
            <text:p>WALA</text:p>
          </table:table-cell>
          <table:table-cell office:value-type="string" office:string-value="WALA" table:formula="of:=['q3_same-sex'.$G72]" table:style-name="ce15">
            <text:p>WALA</text:p>
          </table:table-cell>
          <table:table-cell office:value-type="string" office:string-value="WALA" table:formula="of:=[q4_divorce.$G72]" table:style-name="ce15">
            <text:p>WALA</text:p>
          </table:table-cell>
          <table:table-cell office:value-type="string" office:string-value="WALA" table:formula="of:=[q5_mining.$G72]" table:style-name="ce15">
            <text:p>WALA</text:p>
          </table:table-cell>
          <table:table-cell office:value-type="string" office:string-value="WALA" table:formula="of:=['q6_NTF-ELCAC'.$G72]" table:style-name="ce15">
            <text:p>WALA</text:p>
          </table:table-cell>
          <table:table-cell office:value-type="string" office:string-value="WALA" table:formula="of:=[q7_west_PH.$G72]" table:style-name="ce15">
            <text:p>WALA</text:p>
          </table:table-cell>
          <table:table-cell office:value-type="string" office:string-value="WALA" table:formula="of:=[q8_drug_war.$G72]" table:style-name="ce15">
            <text:p>WALA</text:p>
          </table:table-cell>
          <table:table-cell office:value-type="string" office:string-value="WALA" table:formula="of:=[q9_EJK.$G72]" table:style-name="ce15">
            <text:p>WALA</text:p>
          </table:table-cell>
          <table:table-cell office:value-type="string" office:string-value="WALA" table:formula="of:=['q10_anti-terror_law'.$G72]" table:style-name="ce15">
            <text:p>WALA</text:p>
          </table:table-cell>
          <table:table-cell office:value-type="string" office:string-value="WALA" table:formula="of:=['q11_ABS-CBN_shutdown'.$G72]" table:style-name="ce15">
            <text:p>WALA</text:p>
          </table:table-cell>
          <table:table-cell office:value-type="string" office:string-value="WALA" table:formula="of:=[q12_marcos_tax.$G72]" table:style-name="ce15">
            <text:p>WALA</text:p>
          </table:table-cell>
          <table:table-cell office:value-type="string" office:string-value="WALA" table:formula="of:=[q13_political_dynasty.$G72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string" office:string-value="WALA" table:formula="of:=[q1_abortion.G73]" table:style-name="ce15">
            <text:p>WALA</text:p>
          </table:table-cell>
          <table:table-cell office:value-type="string" office:string-value="WALA" table:formula="of:=[q2_death_penalty.$G73]" table:style-name="ce15">
            <text:p>WALA</text:p>
          </table:table-cell>
          <table:table-cell office:value-type="string" office:string-value="WALA" table:formula="of:=['q3_same-sex'.$G73]" table:style-name="ce15">
            <text:p>WALA</text:p>
          </table:table-cell>
          <table:table-cell office:value-type="string" office:string-value="WALA" table:formula="of:=[q4_divorce.$G73]" table:style-name="ce15">
            <text:p>WALA</text:p>
          </table:table-cell>
          <table:table-cell office:value-type="string" office:string-value="WALA" table:formula="of:=[q5_mining.$G73]" table:style-name="ce15">
            <text:p>WALA</text:p>
          </table:table-cell>
          <table:table-cell office:value-type="string" office:string-value="WALA" table:formula="of:=['q6_NTF-ELCAC'.$G73]" table:style-name="ce15">
            <text:p>WALA</text:p>
          </table:table-cell>
          <table:table-cell office:value-type="string" office:string-value="WALA" table:formula="of:=[q7_west_PH.$G73]" table:style-name="ce15">
            <text:p>WALA</text:p>
          </table:table-cell>
          <table:table-cell office:value-type="string" office:string-value="WALA" table:formula="of:=[q8_drug_war.$G73]" table:style-name="ce15">
            <text:p>WALA</text:p>
          </table:table-cell>
          <table:table-cell office:value-type="string" office:string-value="WALA" table:formula="of:=[q9_EJK.$G73]" table:style-name="ce15">
            <text:p>WALA</text:p>
          </table:table-cell>
          <table:table-cell office:value-type="string" office:string-value="WALA" table:formula="of:=['q10_anti-terror_law'.$G73]" table:style-name="ce15">
            <text:p>WALA</text:p>
          </table:table-cell>
          <table:table-cell office:value-type="string" office:string-value="WALA" table:formula="of:=['q11_ABS-CBN_shutdown'.$G73]" table:style-name="ce15">
            <text:p>WALA</text:p>
          </table:table-cell>
          <table:table-cell office:value-type="string" office:string-value="WALA" table:formula="of:=[q12_marcos_tax.$G73]" table:style-name="ce15">
            <text:p>WALA</text:p>
          </table:table-cell>
          <table:table-cell office:value-type="string" office:string-value="WALA" table:formula="of:=[q13_political_dynasty.$G73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string" office:string-value="WALA" table:formula="of:=[q1_abortion.G74]" table:style-name="ce15">
            <text:p>WALA</text:p>
          </table:table-cell>
          <table:table-cell office:value-type="string" office:string-value="WALA" table:formula="of:=[q2_death_penalty.$G74]" table:style-name="ce15">
            <text:p>WALA</text:p>
          </table:table-cell>
          <table:table-cell office:value-type="string" office:string-value="PABOR" table:formula="of:=['q3_same-sex'.$G74]" table:style-name="ce15">
            <text:p>PABOR</text:p>
          </table:table-cell>
          <table:table-cell office:value-type="string" office:string-value="PABOR" table:formula="of:=[q4_divorce.$G74]" table:style-name="ce15">
            <text:p>PABOR</text:p>
          </table:table-cell>
          <table:table-cell office:value-type="string" office:string-value="DI PABOR" table:formula="of:=[q5_mining.$G74]" table:style-name="ce15">
            <text:p>DI PABOR</text:p>
          </table:table-cell>
          <table:table-cell office:value-type="string" office:string-value="WALA" table:formula="of:=['q6_NTF-ELCAC'.$G74]" table:style-name="ce15">
            <text:p>WALA</text:p>
          </table:table-cell>
          <table:table-cell office:value-type="string" office:string-value="EWAN" table:formula="of:=[q7_west_PH.$G74]" table:style-name="ce15">
            <text:p>EWAN</text:p>
          </table:table-cell>
          <table:table-cell office:value-type="string" office:string-value="WALA" table:formula="of:=[q8_drug_war.$G74]" table:style-name="ce15">
            <text:p>WALA</text:p>
          </table:table-cell>
          <table:table-cell office:value-type="string" office:string-value="WALA" table:formula="of:=[q9_EJK.$G74]" table:style-name="ce15">
            <text:p>WALA</text:p>
          </table:table-cell>
          <table:table-cell office:value-type="string" office:string-value="PABOR" table:formula="of:=['q10_anti-terror_law'.$G74]" table:style-name="ce15">
            <text:p>PABOR</text:p>
          </table:table-cell>
          <table:table-cell office:value-type="string" office:string-value="WALA" table:formula="of:=['q11_ABS-CBN_shutdown'.$G74]" table:style-name="ce15">
            <text:p>WALA</text:p>
          </table:table-cell>
          <table:table-cell office:value-type="string" office:string-value="PABOR" table:formula="of:=[q12_marcos_tax.$G74]" table:style-name="ce15">
            <text:p>PABOR</text:p>
          </table:table-cell>
          <table:table-cell office:value-type="string" office:string-value="WALA" table:formula="of:=[q13_political_dynasty.$G74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string" office:string-value="WALA" table:formula="of:=[q1_abortion.G75]" table:style-name="ce15">
            <text:p>WALA</text:p>
          </table:table-cell>
          <table:table-cell office:value-type="string" office:string-value="WALA" table:formula="of:=[q2_death_penalty.$G75]" table:style-name="ce15">
            <text:p>WALA</text:p>
          </table:table-cell>
          <table:table-cell office:value-type="string" office:string-value="WALA" table:formula="of:=['q3_same-sex'.$G75]" table:style-name="ce15">
            <text:p>WALA</text:p>
          </table:table-cell>
          <table:table-cell office:value-type="string" office:string-value="WALA" table:formula="of:=[q4_divorce.$G75]" table:style-name="ce15">
            <text:p>WALA</text:p>
          </table:table-cell>
          <table:table-cell office:value-type="string" office:string-value="WALA" table:formula="of:=[q5_mining.$G75]" table:style-name="ce15">
            <text:p>WALA</text:p>
          </table:table-cell>
          <table:table-cell office:value-type="string" office:string-value="WALA" table:formula="of:=['q6_NTF-ELCAC'.$G75]" table:style-name="ce15">
            <text:p>WALA</text:p>
          </table:table-cell>
          <table:table-cell office:value-type="string" office:string-value="WALA" table:formula="of:=[q7_west_PH.$G75]" table:style-name="ce15">
            <text:p>WALA</text:p>
          </table:table-cell>
          <table:table-cell office:value-type="string" office:string-value="WALA" table:formula="of:=[q8_drug_war.$G75]" table:style-name="ce15">
            <text:p>WALA</text:p>
          </table:table-cell>
          <table:table-cell office:value-type="string" office:string-value="WALA" table:formula="of:=[q9_EJK.$G75]" table:style-name="ce15">
            <text:p>WALA</text:p>
          </table:table-cell>
          <table:table-cell office:value-type="string" office:string-value="WALA" table:formula="of:=['q10_anti-terror_law'.$G75]" table:style-name="ce15">
            <text:p>WALA</text:p>
          </table:table-cell>
          <table:table-cell office:value-type="string" office:string-value="WALA" table:formula="of:=['q11_ABS-CBN_shutdown'.$G75]" table:style-name="ce15">
            <text:p>WALA</text:p>
          </table:table-cell>
          <table:table-cell office:value-type="string" office:string-value="WALA" table:formula="of:=[q12_marcos_tax.$G75]" table:style-name="ce15">
            <text:p>WALA</text:p>
          </table:table-cell>
          <table:table-cell office:value-type="string" office:string-value="WALA" table:formula="of:=[q13_political_dynasty.$G75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string" office:string-value="WALA" table:formula="of:=[q1_abortion.G76]" table:style-name="ce15">
            <text:p>WALA</text:p>
          </table:table-cell>
          <table:table-cell office:value-type="string" office:string-value="WALA" table:formula="of:=[q2_death_penalty.$G76]" table:style-name="ce15">
            <text:p>WALA</text:p>
          </table:table-cell>
          <table:table-cell office:value-type="string" office:string-value="WALA" table:formula="of:=['q3_same-sex'.$G76]" table:style-name="ce15">
            <text:p>WALA</text:p>
          </table:table-cell>
          <table:table-cell office:value-type="string" office:string-value="WALA" table:formula="of:=[q4_divorce.$G76]" table:style-name="ce15">
            <text:p>WALA</text:p>
          </table:table-cell>
          <table:table-cell office:value-type="string" office:string-value="WALA" table:formula="of:=[q5_mining.$G76]" table:style-name="ce15">
            <text:p>WALA</text:p>
          </table:table-cell>
          <table:table-cell office:value-type="string" office:string-value="WALA" table:formula="of:=['q6_NTF-ELCAC'.$G76]" table:style-name="ce15">
            <text:p>WALA</text:p>
          </table:table-cell>
          <table:table-cell office:value-type="string" office:string-value="WALA" table:formula="of:=[q7_west_PH.$G76]" table:style-name="ce15">
            <text:p>WALA</text:p>
          </table:table-cell>
          <table:table-cell office:value-type="string" office:string-value="WALA" table:formula="of:=[q8_drug_war.$G76]" table:style-name="ce15">
            <text:p>WALA</text:p>
          </table:table-cell>
          <table:table-cell office:value-type="string" office:string-value="WALA" table:formula="of:=[q9_EJK.$G76]" table:style-name="ce15">
            <text:p>WALA</text:p>
          </table:table-cell>
          <table:table-cell office:value-type="string" office:string-value="WALA" table:formula="of:=['q10_anti-terror_law'.$G76]" table:style-name="ce15">
            <text:p>WALA</text:p>
          </table:table-cell>
          <table:table-cell office:value-type="string" office:string-value="WALA" table:formula="of:=['q11_ABS-CBN_shutdown'.$G76]" table:style-name="ce15">
            <text:p>WALA</text:p>
          </table:table-cell>
          <table:table-cell office:value-type="string" office:string-value="WALA" table:formula="of:=[q12_marcos_tax.$G76]" table:style-name="ce15">
            <text:p>WALA</text:p>
          </table:table-cell>
          <table:table-cell office:value-type="string" office:string-value="WALA" table:formula="of:=[q13_political_dynasty.$G76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string" office:string-value="WALA" table:formula="of:=[q1_abortion.G77]" table:style-name="ce15">
            <text:p>WALA</text:p>
          </table:table-cell>
          <table:table-cell office:value-type="string" office:string-value="WALA" table:formula="of:=[q2_death_penalty.$G77]" table:style-name="ce15">
            <text:p>WALA</text:p>
          </table:table-cell>
          <table:table-cell office:value-type="string" office:string-value="DI PABOR" table:formula="of:=['q3_same-sex'.$G77]" table:style-name="ce15">
            <text:p>DI PABOR</text:p>
          </table:table-cell>
          <table:table-cell office:value-type="string" office:string-value="WALA" table:formula="of:=[q4_divorce.$G77]" table:style-name="ce15">
            <text:p>WALA</text:p>
          </table:table-cell>
          <table:table-cell office:value-type="string" office:string-value="PABOR" table:formula="of:=[q5_mining.$G77]" table:style-name="ce15">
            <text:p>PABOR</text:p>
          </table:table-cell>
          <table:table-cell office:value-type="string" office:string-value="WALA" table:formula="of:=['q6_NTF-ELCAC'.$G77]" table:style-name="ce15">
            <text:p>WALA</text:p>
          </table:table-cell>
          <table:table-cell office:value-type="string" office:string-value="EWAN" table:formula="of:=[q7_west_PH.$G77]" table:style-name="ce15">
            <text:p>EWAN</text:p>
          </table:table-cell>
          <table:table-cell office:value-type="string" office:string-value="WALA" table:formula="of:=[q8_drug_war.$G77]" table:style-name="ce15">
            <text:p>WALA</text:p>
          </table:table-cell>
          <table:table-cell office:value-type="string" office:string-value="WALA" table:formula="of:=[q9_EJK.$G77]" table:style-name="ce15">
            <text:p>WALA</text:p>
          </table:table-cell>
          <table:table-cell office:value-type="string" office:string-value="WALA" table:formula="of:=['q10_anti-terror_law'.$G77]" table:style-name="ce15">
            <text:p>WALA</text:p>
          </table:table-cell>
          <table:table-cell office:value-type="string" office:string-value="WALA" table:formula="of:=['q11_ABS-CBN_shutdown'.$G77]" table:style-name="ce15">
            <text:p>WALA</text:p>
          </table:table-cell>
          <table:table-cell office:value-type="string" office:string-value="WALA" table:formula="of:=[q12_marcos_tax.$G77]" table:style-name="ce15">
            <text:p>WALA</text:p>
          </table:table-cell>
          <table:table-cell office:value-type="string" office:string-value="EWAN" table:formula="of:=[q13_political_dynasty.$G77]" table:style-name="ce15">
            <text:p>EWAN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string" office:string-value="WALA" table:formula="of:=[q1_abortion.G78]" table:style-name="ce15">
            <text:p>WALA</text:p>
          </table:table-cell>
          <table:table-cell office:value-type="string" office:string-value="WALA" table:formula="of:=[q2_death_penalty.$G78]" table:style-name="ce15">
            <text:p>WALA</text:p>
          </table:table-cell>
          <table:table-cell office:value-type="string" office:string-value="EWAN" table:formula="of:=['q3_same-sex'.$G78]" table:style-name="ce15">
            <text:p>EWAN</text:p>
          </table:table-cell>
          <table:table-cell office:value-type="string" office:string-value="DI PABOR" table:formula="of:=[q4_divorce.$G78]" table:style-name="ce15">
            <text:p>DI PABOR</text:p>
          </table:table-cell>
          <table:table-cell office:value-type="string" office:string-value="PABOR" table:formula="of:=[q5_mining.$G78]" table:style-name="ce15">
            <text:p>PABOR</text:p>
          </table:table-cell>
          <table:table-cell office:value-type="string" office:string-value="WALA" table:formula="of:=['q6_NTF-ELCAC'.$G78]" table:style-name="ce15">
            <text:p>WALA</text:p>
          </table:table-cell>
          <table:table-cell office:value-type="string" office:string-value="PABOR" table:formula="of:=[q7_west_PH.$G78]" table:style-name="ce15">
            <text:p>PABOR</text:p>
          </table:table-cell>
          <table:table-cell office:value-type="string" office:string-value="WALA" table:formula="of:=[q8_drug_war.$G78]" table:style-name="ce15">
            <text:p>WALA</text:p>
          </table:table-cell>
          <table:table-cell office:value-type="string" office:string-value="WALA" table:formula="of:=[q9_EJK.$G78]" table:style-name="ce15">
            <text:p>WALA</text:p>
          </table:table-cell>
          <table:table-cell office:value-type="string" office:string-value="EWAN" table:formula="of:=['q10_anti-terror_law'.$G78]" table:style-name="ce15">
            <text:p>EWAN</text:p>
          </table:table-cell>
          <table:table-cell office:value-type="string" office:string-value="WALA" table:formula="of:=['q11_ABS-CBN_shutdown'.$G78]" table:style-name="ce15">
            <text:p>WALA</text:p>
          </table:table-cell>
          <table:table-cell office:value-type="string" office:string-value="WALA" table:formula="of:=[q12_marcos_tax.$G78]" table:style-name="ce15">
            <text:p>WALA</text:p>
          </table:table-cell>
          <table:table-cell office:value-type="string" office:string-value="WALA" table:formula="of:=[q13_political_dynasty.$G78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string" office:string-value="WALA" table:formula="of:=[q1_abortion.G79]" table:style-name="ce15">
            <text:p>WALA</text:p>
          </table:table-cell>
          <table:table-cell office:value-type="string" office:string-value="WALA" table:formula="of:=[q2_death_penalty.$G79]" table:style-name="ce15">
            <text:p>WALA</text:p>
          </table:table-cell>
          <table:table-cell office:value-type="string" office:string-value="EWAN" table:formula="of:=['q3_same-sex'.$G79]" table:style-name="ce15">
            <text:p>EWAN</text:p>
          </table:table-cell>
          <table:table-cell office:value-type="string" office:string-value="PABOR" table:formula="of:=[q4_divorce.$G79]" table:style-name="ce15">
            <text:p>PABOR</text:p>
          </table:table-cell>
          <table:table-cell office:value-type="string" office:string-value="WALA" table:formula="of:=[q5_mining.$G79]" table:style-name="ce15">
            <text:p>WALA</text:p>
          </table:table-cell>
          <table:table-cell office:value-type="string" office:string-value="WALA" table:formula="of:=['q6_NTF-ELCAC'.$G79]" table:style-name="ce15">
            <text:p>WALA</text:p>
          </table:table-cell>
          <table:table-cell office:value-type="string" office:string-value="WALA" table:formula="of:=[q7_west_PH.$G79]" table:style-name="ce15">
            <text:p>WALA</text:p>
          </table:table-cell>
          <table:table-cell office:value-type="string" office:string-value="WALA" table:formula="of:=[q8_drug_war.$G79]" table:style-name="ce15">
            <text:p>WALA</text:p>
          </table:table-cell>
          <table:table-cell office:value-type="string" office:string-value="WALA" table:formula="of:=[q9_EJK.$G79]" table:style-name="ce15">
            <text:p>WALA</text:p>
          </table:table-cell>
          <table:table-cell office:value-type="string" office:string-value="WALA" table:formula="of:=['q10_anti-terror_law'.$G79]" table:style-name="ce15">
            <text:p>WALA</text:p>
          </table:table-cell>
          <table:table-cell office:value-type="string" office:string-value="WALA" table:formula="of:=['q11_ABS-CBN_shutdown'.$G79]" table:style-name="ce15">
            <text:p>WALA</text:p>
          </table:table-cell>
          <table:table-cell office:value-type="string" office:string-value="EWAN" table:formula="of:=[q12_marcos_tax.$G79]" table:style-name="ce15">
            <text:p>EWAN</text:p>
          </table:table-cell>
          <table:table-cell office:value-type="string" office:string-value="WALA" table:formula="of:=[q13_political_dynasty.$G79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string" office:string-value="WALA" table:formula="of:=[q1_abortion.G80]" table:style-name="ce15">
            <text:p>WALA</text:p>
          </table:table-cell>
          <table:table-cell office:value-type="string" office:string-value="WALA" table:formula="of:=[q2_death_penalty.$G80]" table:style-name="ce15">
            <text:p>WALA</text:p>
          </table:table-cell>
          <table:table-cell office:value-type="string" office:string-value="WALA" table:formula="of:=['q3_same-sex'.$G80]" table:style-name="ce15">
            <text:p>WALA</text:p>
          </table:table-cell>
          <table:table-cell office:value-type="string" office:string-value="WALA" table:formula="of:=[q4_divorce.$G80]" table:style-name="ce15">
            <text:p>WALA</text:p>
          </table:table-cell>
          <table:table-cell office:value-type="string" office:string-value="WALA" table:formula="of:=[q5_mining.$G80]" table:style-name="ce15">
            <text:p>WALA</text:p>
          </table:table-cell>
          <table:table-cell office:value-type="string" office:string-value="WALA" table:formula="of:=['q6_NTF-ELCAC'.$G80]" table:style-name="ce15">
            <text:p>WALA</text:p>
          </table:table-cell>
          <table:table-cell office:value-type="string" office:string-value="WALA" table:formula="of:=[q7_west_PH.$G80]" table:style-name="ce15">
            <text:p>WALA</text:p>
          </table:table-cell>
          <table:table-cell office:value-type="string" office:string-value="WALA" table:formula="of:=[q8_drug_war.$G80]" table:style-name="ce15">
            <text:p>WALA</text:p>
          </table:table-cell>
          <table:table-cell office:value-type="string" office:string-value="WALA" table:formula="of:=[q9_EJK.$G80]" table:style-name="ce15">
            <text:p>WALA</text:p>
          </table:table-cell>
          <table:table-cell office:value-type="string" office:string-value="WALA" table:formula="of:=['q10_anti-terror_law'.$G80]" table:style-name="ce15">
            <text:p>WALA</text:p>
          </table:table-cell>
          <table:table-cell office:value-type="string" office:string-value="WALA" table:formula="of:=['q11_ABS-CBN_shutdown'.$G80]" table:style-name="ce15">
            <text:p>WALA</text:p>
          </table:table-cell>
          <table:table-cell office:value-type="string" office:string-value="WALA" table:formula="of:=[q12_marcos_tax.$G80]" table:style-name="ce15">
            <text:p>WALA</text:p>
          </table:table-cell>
          <table:table-cell office:value-type="string" office:string-value="WALA" table:formula="of:=[q13_political_dynasty.$G80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string" office:string-value="WALA" table:formula="of:=[q1_abortion.G81]" table:style-name="ce15">
            <text:p>WALA</text:p>
          </table:table-cell>
          <table:table-cell office:value-type="string" office:string-value="WALA" table:formula="of:=[q2_death_penalty.$G81]" table:style-name="ce15">
            <text:p>WALA</text:p>
          </table:table-cell>
          <table:table-cell office:value-type="string" office:string-value="DI PABOR" table:formula="of:=['q3_same-sex'.$G81]" table:style-name="ce15">
            <text:p>DI PABOR</text:p>
          </table:table-cell>
          <table:table-cell office:value-type="string" office:string-value="DI PABOR" table:formula="of:=[q4_divorce.$G81]" table:style-name="ce15">
            <text:p>DI PABOR</text:p>
          </table:table-cell>
          <table:table-cell office:value-type="string" office:string-value="PABOR" table:formula="of:=[q5_mining.$G81]" table:style-name="ce15">
            <text:p>PABOR</text:p>
          </table:table-cell>
          <table:table-cell office:value-type="string" office:string-value="WALA" table:formula="of:=['q6_NTF-ELCAC'.$G81]" table:style-name="ce15">
            <text:p>WALA</text:p>
          </table:table-cell>
          <table:table-cell office:value-type="string" office:string-value="PABOR" table:formula="of:=[q7_west_PH.$G81]" table:style-name="ce15">
            <text:p>PABOR</text:p>
          </table:table-cell>
          <table:table-cell office:value-type="string" office:string-value="WALA" table:formula="of:=[q8_drug_war.$G81]" table:style-name="ce15">
            <text:p>WALA</text:p>
          </table:table-cell>
          <table:table-cell office:value-type="string" office:string-value="WALA" table:formula="of:=[q9_EJK.$G81]" table:style-name="ce15">
            <text:p>WALA</text:p>
          </table:table-cell>
          <table:table-cell office:value-type="string" office:string-value="PABOR" table:formula="of:=['q10_anti-terror_law'.$G81]" table:style-name="ce15">
            <text:p>PABOR</text:p>
          </table:table-cell>
          <table:table-cell office:value-type="string" office:string-value="WALA" table:formula="of:=['q11_ABS-CBN_shutdown'.$G81]" table:style-name="ce15">
            <text:p>WALA</text:p>
          </table:table-cell>
          <table:table-cell office:value-type="string" office:string-value="WALA" table:formula="of:=[q12_marcos_tax.$G81]" table:style-name="ce15">
            <text:p>WALA</text:p>
          </table:table-cell>
          <table:table-cell office:value-type="string" office:string-value="WALA" table:formula="of:=[q13_political_dynasty.$G81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string" office:string-value="WALA" table:formula="of:=[q1_abortion.G82]" table:style-name="ce15">
            <text:p>WALA</text:p>
          </table:table-cell>
          <table:table-cell office:value-type="string" office:string-value="WALA" table:formula="of:=[q2_death_penalty.$G82]" table:style-name="ce15">
            <text:p>WALA</text:p>
          </table:table-cell>
          <table:table-cell office:value-type="string" office:string-value="WALA" table:formula="of:=['q3_same-sex'.$G82]" table:style-name="ce15">
            <text:p>WALA</text:p>
          </table:table-cell>
          <table:table-cell office:value-type="string" office:string-value="WALA" table:formula="of:=[q4_divorce.$G82]" table:style-name="ce15">
            <text:p>WALA</text:p>
          </table:table-cell>
          <table:table-cell office:value-type="string" office:string-value="EWAN" table:formula="of:=[q5_mining.$G82]" table:style-name="ce15">
            <text:p>EWAN</text:p>
          </table:table-cell>
          <table:table-cell office:value-type="string" office:string-value="WALA" table:formula="of:=['q6_NTF-ELCAC'.$G82]" table:style-name="ce15">
            <text:p>WALA</text:p>
          </table:table-cell>
          <table:table-cell office:value-type="string" office:string-value="WALA" table:formula="of:=[q7_west_PH.$G82]" table:style-name="ce15">
            <text:p>WALA</text:p>
          </table:table-cell>
          <table:table-cell office:value-type="string" office:string-value="WALA" table:formula="of:=[q8_drug_war.$G82]" table:style-name="ce15">
            <text:p>WALA</text:p>
          </table:table-cell>
          <table:table-cell office:value-type="string" office:string-value="WALA" table:formula="of:=[q9_EJK.$G82]" table:style-name="ce15">
            <text:p>WALA</text:p>
          </table:table-cell>
          <table:table-cell office:value-type="string" office:string-value="WALA" table:formula="of:=['q10_anti-terror_law'.$G82]" table:style-name="ce15">
            <text:p>WALA</text:p>
          </table:table-cell>
          <table:table-cell office:value-type="string" office:string-value="WALA" table:formula="of:=['q11_ABS-CBN_shutdown'.$G82]" table:style-name="ce15">
            <text:p>WALA</text:p>
          </table:table-cell>
          <table:table-cell office:value-type="string" office:string-value="WALA" table:formula="of:=[q12_marcos_tax.$G82]" table:style-name="ce15">
            <text:p>WALA</text:p>
          </table:table-cell>
          <table:table-cell office:value-type="string" office:string-value="WALA" table:formula="of:=[q13_political_dynasty.$G82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string" office:string-value="WALA" table:formula="of:=[q1_abortion.G83]" table:style-name="ce15">
            <text:p>WALA</text:p>
          </table:table-cell>
          <table:table-cell office:value-type="string" office:string-value="WALA" table:formula="of:=[q2_death_penalty.$G83]" table:style-name="ce15">
            <text:p>WALA</text:p>
          </table:table-cell>
          <table:table-cell office:value-type="string" office:string-value="WALA" table:formula="of:=['q3_same-sex'.$G83]" table:style-name="ce15">
            <text:p>WALA</text:p>
          </table:table-cell>
          <table:table-cell office:value-type="string" office:string-value="WALA" table:formula="of:=[q4_divorce.$G83]" table:style-name="ce15">
            <text:p>WALA</text:p>
          </table:table-cell>
          <table:table-cell office:value-type="string" office:string-value="WALA" table:formula="of:=[q5_mining.$G83]" table:style-name="ce15">
            <text:p>WALA</text:p>
          </table:table-cell>
          <table:table-cell office:value-type="string" office:string-value="WALA" table:formula="of:=['q6_NTF-ELCAC'.$G83]" table:style-name="ce15">
            <text:p>WALA</text:p>
          </table:table-cell>
          <table:table-cell office:value-type="string" office:string-value="WALA" table:formula="of:=[q7_west_PH.$G83]" table:style-name="ce15">
            <text:p>WALA</text:p>
          </table:table-cell>
          <table:table-cell office:value-type="string" office:string-value="WALA" table:formula="of:=[q8_drug_war.$G83]" table:style-name="ce15">
            <text:p>WALA</text:p>
          </table:table-cell>
          <table:table-cell office:value-type="string" office:string-value="WALA" table:formula="of:=[q9_EJK.$G83]" table:style-name="ce15">
            <text:p>WALA</text:p>
          </table:table-cell>
          <table:table-cell office:value-type="string" office:string-value="WALA" table:formula="of:=['q10_anti-terror_law'.$G83]" table:style-name="ce15">
            <text:p>WALA</text:p>
          </table:table-cell>
          <table:table-cell office:value-type="string" office:string-value="WALA" table:formula="of:=['q11_ABS-CBN_shutdown'.$G83]" table:style-name="ce15">
            <text:p>WALA</text:p>
          </table:table-cell>
          <table:table-cell office:value-type="string" office:string-value="WALA" table:formula="of:=[q12_marcos_tax.$G83]" table:style-name="ce15">
            <text:p>WALA</text:p>
          </table:table-cell>
          <table:table-cell office:value-type="string" office:string-value="WALA" table:formula="of:=[q13_political_dynasty.$G83]" table:style-name="ce15">
            <text:p>WALA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string" office:string-value="WALA" table:formula="of:=[q1_abortion.G84]" table:style-name="ce15">
            <text:p>WALA</text:p>
          </table:table-cell>
          <table:table-cell office:value-type="string" office:string-value="WALA" table:formula="of:=[q2_death_penalty.$G84]" table:style-name="ce15">
            <text:p>WALA</text:p>
          </table:table-cell>
          <table:table-cell office:value-type="string" office:string-value="PABOR" table:formula="of:=['q3_same-sex'.$G84]" table:style-name="ce15">
            <text:p>PABOR</text:p>
          </table:table-cell>
          <table:table-cell office:value-type="string" office:string-value="DI PABOR" table:formula="of:=[q4_divorce.$G84]" table:style-name="ce15">
            <text:p>DI PABOR</text:p>
          </table:table-cell>
          <table:table-cell office:value-type="string" office:string-value="EWAN" table:formula="of:=[q5_mining.$G84]" table:style-name="ce15">
            <text:p>EWAN</text:p>
          </table:table-cell>
          <table:table-cell office:value-type="string" office:string-value="WALA" table:formula="of:=['q6_NTF-ELCAC'.$G84]" table:style-name="ce15">
            <text:p>WALA</text:p>
          </table:table-cell>
          <table:table-cell office:value-type="string" office:string-value="EWAN" table:formula="of:=[q7_west_PH.$G84]" table:style-name="ce15">
            <text:p>EWAN</text:p>
          </table:table-cell>
          <table:table-cell office:value-type="string" office:string-value="WALA" table:formula="of:=[q8_drug_war.$G84]" table:style-name="ce15">
            <text:p>WALA</text:p>
          </table:table-cell>
          <table:table-cell office:value-type="string" office:string-value="WALA" table:formula="of:=[q9_EJK.$G84]" table:style-name="ce15">
            <text:p>WALA</text:p>
          </table:table-cell>
          <table:table-cell office:value-type="string" office:string-value="PABOR" table:formula="of:=['q10_anti-terror_law'.$G84]" table:style-name="ce15">
            <text:p>PABOR</text:p>
          </table:table-cell>
          <table:table-cell office:value-type="string" office:string-value="WALA" table:formula="of:=['q11_ABS-CBN_shutdown'.$G84]" table:style-name="ce15">
            <text:p>WALA</text:p>
          </table:table-cell>
          <table:table-cell office:value-type="string" office:string-value="WALA" table:formula="of:=[q12_marcos_tax.$G84]" table:style-name="ce15">
            <text:p>WALA</text:p>
          </table:table-cell>
          <table:table-cell office:value-type="string" office:string-value="WALA" table:formula="of:=[q13_political_dynasty.$G84]" table:style-name="ce15">
            <text:p>WALA</text:p>
          </table:table-cell>
          <table:table-cell table:number-columns-repeated="16365"/>
        </table:table-row>
        <table:table-row table:number-rows-repeated="12" table:style-name="ro1" table:visibility="collapse">
          <table:table-cell table:number-columns-repeated="5" table:style-name="ce1"/>
          <table:table-cell table:style-name="ce3"/>
          <table:table-cell table:number-columns-repeated="16378" table:style-name="ce1"/>
        </table:table-row>
        <table:table-row table:number-rows-repeated="904" table:style-name="ro1" table:visibility="collapse">
          <table:table-cell table:number-columns-repeated="5"/>
          <table:table-cell table:style-name="ce3"/>
          <table:table-cell table:number-columns-repeated="16378"/>
        </table:table-row>
        <table:table-row table:number-rows-repeated="1047576" table:style-name="ro2">
          <table:table-cell table:number-columns-repeated="16384"/>
        </table:table-row>
      </table:table>
      <table:table table:name="machine_Readable" table:style-name="ta1">
        <table:table-column table:style-name="co20" table:default-cell-style-name="ce1"/>
        <table:table-column table:style-name="co21" table:default-cell-style-name="ce1"/>
        <table:table-column table:style-name="co10" table:default-cell-style-name="ce1"/>
        <table:table-column table:style-name="co22" table:default-cell-style-name="ce1"/>
        <table:table-column table:style-name="co12" table:default-cell-style-name="ce1"/>
        <table:table-column table:style-name="co9" table:default-cell-style-name="ce1"/>
        <table:table-column table:style-name="co24" table:number-columns-repeated="9" table:default-cell-style-name="ce1"/>
        <table:table-column table:style-name="co3" table:default-cell-style-name="ce1"/>
        <table:table-column table:style-name="co25" table:default-cell-style-name="ce1"/>
        <table:table-column table:style-name="co3" table:number-columns-repeated="2" table:default-cell-style-name="ce1"/>
        <table:table-column table:style-name="co5" table:number-columns-repeated="8" table:default-cell-style-name="ce1" table:visibility="collapse"/>
        <table:table-column table:style-name="co5" table:number-columns-repeated="99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runningFor</text:p>
          </table:table-cell>
          <table:table-cell office:value-type="string" table:style-name="ce2">
            <text:p>ballotNum</text:p>
          </table:table-cell>
          <table:table-cell office:value-type="string" table:style-name="ce2">
            <text:p>lastName</text:p>
          </table:table-cell>
          <table:table-cell office:value-type="string" table:style-name="ce2">
            <text:p>firstName</text:p>
          </table:table-cell>
          <table:table-cell office:value-type="string" table:style-name="ce2">
            <text:p>party</text:p>
          </table:table-cell>
          <table:table-cell office:value-type="string" table:style-name="ce2">
            <text:p>profileURL</text:p>
          </table:table-cell>
          <table:table-cell office:value-type="string" table:style-name="ce2">
            <text:p>q1</text:p>
          </table:table-cell>
          <table:table-cell office:value-type="string" table:style-name="ce2">
            <text:p>q2</text:p>
          </table:table-cell>
          <table:table-cell office:value-type="string" table:style-name="ce2">
            <text:p>q3</text:p>
          </table:table-cell>
          <table:table-cell office:value-type="string" table:style-name="ce2">
            <text:p>q4</text:p>
          </table:table-cell>
          <table:table-cell office:value-type="string" table:style-name="ce2">
            <text:p>q5</text:p>
          </table:table-cell>
          <table:table-cell office:value-type="string" table:style-name="ce2">
            <text:p>q6</text:p>
          </table:table-cell>
          <table:table-cell office:value-type="string" table:style-name="ce2">
            <text:p>q7</text:p>
          </table:table-cell>
          <table:table-cell office:value-type="string" table:style-name="ce2">
            <text:p>q8</text:p>
          </table:table-cell>
          <table:table-cell office:value-type="string" table:style-name="ce2">
            <text:p>q9</text:p>
          </table:table-cell>
          <table:table-cell office:value-type="string" table:style-name="ce2">
            <text:p>q10</text:p>
          </table:table-cell>
          <table:table-cell office:value-type="string" table:style-name="ce2">
            <text:p>q11</text:p>
          </table:table-cell>
          <table:table-cell office:value-type="string" table:style-name="ce2">
            <text:p>q12</text:p>
          </table:table-cell>
          <table:table-cell office:value-type="string" table:style-name="ce2">
            <text:p>q13</text:p>
          </table:table-cell>
          <table:table-cell table:number-columns-repeated="8" table:style-name="ce11"/>
          <table:table-cell table:number-columns-repeated="16357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BELLA</text:p>
          </table:table-cell>
          <table:table-cell office:value-type="string" table:style-name="ce3">
            <text:p>ERNIE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bella-ernie.html">https://votepilipinas.com/candidate/abella-ernie.html</text:a></text:p>
          </table:table-cell>
          <table:table-cell office:value-type="float" office:value="1" table:formula="of:=IF([mastertable.G2]=&quot;WALA&quot;;0;IF([mastertable.G2]=&quot;PABOR&quot;;1;IF([mastertable.G2]=&quot;DI PABOR&quot;;2;IF([mastertable.G2]=&quot;EWAN&quot;;3;))))" table:style-name="ce15">
            <text:p>1</text:p>
          </table:table-cell>
          <table:table-cell office:value-type="float" office:value="1" table:formula="of:=IF([mastertable.H2]=&quot;WALA&quot;;0;IF([mastertable.H2]=&quot;PABOR&quot;;1;IF([mastertable.H2]=&quot;DI PABOR&quot;;2;IF([mastertable.H2]=&quot;EWAN&quot;;3;))))" table:style-name="ce15">
            <text:p>1</text:p>
          </table:table-cell>
          <table:table-cell office:value-type="float" office:value="2" table:formula="of:=IF([mastertable.I2]=&quot;WALA&quot;;0;IF([mastertable.I2]=&quot;PABOR&quot;;1;IF([mastertable.I2]=&quot;DI PABOR&quot;;2;IF([mastertable.I2]=&quot;EWAN&quot;;3;))))" table:style-name="ce15">
            <text:p>2</text:p>
          </table:table-cell>
          <table:table-cell office:value-type="float" office:value="2" table:formula="of:=IF([mastertable.J2]=&quot;WALA&quot;;0;IF([mastertable.J2]=&quot;PABOR&quot;;1;IF([mastertable.J2]=&quot;DI PABOR&quot;;2;IF([mastertable.J2]=&quot;EWAN&quot;;3;))))" table:style-name="ce15">
            <text:p>2</text:p>
          </table:table-cell>
          <table:table-cell office:value-type="float" office:value="1" table:formula="of:=IF([mastertable.K2]=&quot;WALA&quot;;0;IF([mastertable.K2]=&quot;PABOR&quot;;1;IF([mastertable.K2]=&quot;DI PABOR&quot;;2;IF([mastertable.K2]=&quot;EWAN&quot;;3;))))" table:style-name="ce15">
            <text:p>1</text:p>
          </table:table-cell>
          <table:table-cell office:value-type="float" office:value="2" table:formula="of:=IF([mastertable.L2]=&quot;WALA&quot;;0;IF([mastertable.L2]=&quot;PABOR&quot;;1;IF([mastertable.L2]=&quot;DI PABOR&quot;;2;IF([mastertable.L2]=&quot;EWAN&quot;;3;))))" table:style-name="ce15">
            <text:p>2</text:p>
          </table:table-cell>
          <table:table-cell office:value-type="float" office:value="1" table:formula="of:=IF([mastertable.M2]=&quot;WALA&quot;;0;IF([mastertable.M2]=&quot;PABOR&quot;;1;IF([mastertable.M2]=&quot;DI PABOR&quot;;2;IF([mastertable.M2]=&quot;EWAN&quot;;3;))))" table:style-name="ce15">
            <text:p>1</text:p>
          </table:table-cell>
          <table:table-cell office:value-type="float" office:value="1" table:formula="of:=IF([mastertable.N2]=&quot;WALA&quot;;0;IF([mastertable.N2]=&quot;PABOR&quot;;1;IF([mastertable.N2]=&quot;DI PABOR&quot;;2;IF([mastertable.N2]=&quot;EWAN&quot;;3;))))" table:style-name="ce15">
            <text:p>1</text:p>
          </table:table-cell>
          <table:table-cell office:value-type="float" office:value="1" table:formula="of:=IF([mastertable.O2]=&quot;WALA&quot;;0;IF([mastertable.O2]=&quot;PABOR&quot;;1;IF([mastertable.O2]=&quot;DI PABOR&quot;;2;IF([mastertable.O2]=&quot;EWAN&quot;;3;))))" table:style-name="ce15">
            <text:p>1</text:p>
          </table:table-cell>
          <table:table-cell office:value-type="float" office:value="1" table:formula="of:=IF([mastertable.P2]=&quot;WALA&quot;;0;IF([mastertable.P2]=&quot;PABOR&quot;;1;IF([mastertable.P2]=&quot;DI PABOR&quot;;2;IF([mastertable.P2]=&quot;EWAN&quot;;3;))))" table:style-name="ce15">
            <text:p>1</text:p>
          </table:table-cell>
          <table:table-cell office:value-type="float" office:value="0" table:formula="of:=IF([mastertable.Q2]=&quot;WALA&quot;;0;IF([mastertable.Q2]=&quot;PABOR&quot;;1;IF([mastertable.Q2]=&quot;DI PABOR&quot;;2;IF([mastertable.Q2]=&quot;EWAN&quot;;3;))))" table:style-name="ce15">
            <text:p>0</text:p>
          </table:table-cell>
          <table:table-cell office:value-type="float" office:value="3" table:formula="of:=IF([mastertable.R2]=&quot;WALA&quot;;0;IF([mastertable.R2]=&quot;PABOR&quot;;1;IF([mastertable.R2]=&quot;DI PABOR&quot;;2;IF([mastertable.R2]=&quot;EWAN&quot;;3;))))" table:style-name="ce15">
            <text:p>3</text:p>
          </table:table-cell>
          <table:table-cell office:value-type="float" office:value="2" table:formula="of:=IF([mastertable.S2]=&quot;WALA&quot;;0;IF([mastertable.S2]=&quot;PABOR&quot;;1;IF([mastertable.S2]=&quot;DI PABOR&quot;;2;IF([mastertable.S2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DE GUZMAN</text:p>
          </table:table-cell>
          <table:table-cell office:value-type="string" table:style-name="ce3">
            <text:p>LEOD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eguzman-leody.html">https://votepilipinas.com/candidate/deguzman-leody.html</text:a></text:p>
          </table:table-cell>
          <table:table-cell office:value-type="float" office:value="1" table:formula="of:=IF([mastertable.G3]=&quot;WALA&quot;;0;IF([mastertable.G3]=&quot;PABOR&quot;;1;IF([mastertable.G3]=&quot;DI PABOR&quot;;2;IF([mastertable.G3]=&quot;EWAN&quot;;3;))))" table:style-name="ce15">
            <text:p>1</text:p>
          </table:table-cell>
          <table:table-cell office:value-type="float" office:value="2" table:formula="of:=IF([mastertable.H3]=&quot;WALA&quot;;0;IF([mastertable.H3]=&quot;PABOR&quot;;1;IF([mastertable.H3]=&quot;DI PABOR&quot;;2;IF([mastertable.H3]=&quot;EWAN&quot;;3;))))" table:style-name="ce15">
            <text:p>2</text:p>
          </table:table-cell>
          <table:table-cell office:value-type="float" office:value="1" table:formula="of:=IF([mastertable.I3]=&quot;WALA&quot;;0;IF([mastertable.I3]=&quot;PABOR&quot;;1;IF([mastertable.I3]=&quot;DI PABOR&quot;;2;IF([mastertable.I3]=&quot;EWAN&quot;;3;))))" table:style-name="ce15">
            <text:p>1</text:p>
          </table:table-cell>
          <table:table-cell office:value-type="float" office:value="1" table:formula="of:=IF([mastertable.J3]=&quot;WALA&quot;;0;IF([mastertable.J3]=&quot;PABOR&quot;;1;IF([mastertable.J3]=&quot;DI PABOR&quot;;2;IF([mastertable.J3]=&quot;EWAN&quot;;3;))))" table:style-name="ce15">
            <text:p>1</text:p>
          </table:table-cell>
          <table:table-cell office:value-type="float" office:value="2" table:formula="of:=IF([mastertable.K3]=&quot;WALA&quot;;0;IF([mastertable.K3]=&quot;PABOR&quot;;1;IF([mastertable.K3]=&quot;DI PABOR&quot;;2;IF([mastertable.K3]=&quot;EWAN&quot;;3;))))" table:style-name="ce15">
            <text:p>2</text:p>
          </table:table-cell>
          <table:table-cell office:value-type="float" office:value="1" table:formula="of:=IF([mastertable.L3]=&quot;WALA&quot;;0;IF([mastertable.L3]=&quot;PABOR&quot;;1;IF([mastertable.L3]=&quot;DI PABOR&quot;;2;IF([mastertable.L3]=&quot;EWAN&quot;;3;))))" table:style-name="ce15">
            <text:p>1</text:p>
          </table:table-cell>
          <table:table-cell office:value-type="float" office:value="1" table:formula="of:=IF([mastertable.M3]=&quot;WALA&quot;;0;IF([mastertable.M3]=&quot;PABOR&quot;;1;IF([mastertable.M3]=&quot;DI PABOR&quot;;2;IF([mastertable.M3]=&quot;EWAN&quot;;3;))))" table:style-name="ce15">
            <text:p>1</text:p>
          </table:table-cell>
          <table:table-cell office:value-type="float" office:value="1" table:formula="of:=IF([mastertable.N3]=&quot;WALA&quot;;0;IF([mastertable.N3]=&quot;PABOR&quot;;1;IF([mastertable.N3]=&quot;DI PABOR&quot;;2;IF([mastertable.N3]=&quot;EWAN&quot;;3;))))" table:style-name="ce15">
            <text:p>1</text:p>
          </table:table-cell>
          <table:table-cell office:value-type="float" office:value="2" table:formula="of:=IF([mastertable.O3]=&quot;WALA&quot;;0;IF([mastertable.O3]=&quot;PABOR&quot;;1;IF([mastertable.O3]=&quot;DI PABOR&quot;;2;IF([mastertable.O3]=&quot;EWAN&quot;;3;))))" table:style-name="ce15">
            <text:p>2</text:p>
          </table:table-cell>
          <table:table-cell office:value-type="float" office:value="2" table:formula="of:=IF([mastertable.P3]=&quot;WALA&quot;;0;IF([mastertable.P3]=&quot;PABOR&quot;;1;IF([mastertable.P3]=&quot;DI PABOR&quot;;2;IF([mastertable.P3]=&quot;EWAN&quot;;3;))))" table:style-name="ce15">
            <text:p>2</text:p>
          </table:table-cell>
          <table:table-cell office:value-type="float" office:value="2" table:formula="of:=IF([mastertable.Q3]=&quot;WALA&quot;;0;IF([mastertable.Q3]=&quot;PABOR&quot;;1;IF([mastertable.Q3]=&quot;DI PABOR&quot;;2;IF([mastertable.Q3]=&quot;EWAN&quot;;3;))))" table:style-name="ce15">
            <text:p>2</text:p>
          </table:table-cell>
          <table:table-cell office:value-type="float" office:value="1" table:formula="of:=IF([mastertable.R3]=&quot;WALA&quot;;0;IF([mastertable.R3]=&quot;PABOR&quot;;1;IF([mastertable.R3]=&quot;DI PABOR&quot;;2;IF([mastertable.R3]=&quot;EWAN&quot;;3;))))" table:style-name="ce15">
            <text:p>1</text:p>
          </table:table-cell>
          <table:table-cell office:value-type="float" office:value="2" table:formula="of:=IF([mastertable.S3]=&quot;WALA&quot;;0;IF([mastertable.S3]=&quot;PABOR&quot;;1;IF([mastertable.S3]=&quot;DI PABOR&quot;;2;IF([mastertable.S3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OMAGOSO</text:p>
          </table:table-cell>
          <table:table-cell office:value-type="string" table:style-name="ce3">
            <text:p>ISKO MORENO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domagoso-isko.html">https://votepilipinas.com/candidate/domagoso-isko.html</text:a></text:p>
          </table:table-cell>
          <table:table-cell office:value-type="float" office:value="2" table:formula="of:=IF([mastertable.G4]=&quot;WALA&quot;;0;IF([mastertable.G4]=&quot;PABOR&quot;;1;IF([mastertable.G4]=&quot;DI PABOR&quot;;2;IF([mastertable.G4]=&quot;EWAN&quot;;3;))))" table:style-name="ce15">
            <text:p>2</text:p>
          </table:table-cell>
          <table:table-cell office:value-type="float" office:value="2" table:formula="of:=IF([mastertable.H4]=&quot;WALA&quot;;0;IF([mastertable.H4]=&quot;PABOR&quot;;1;IF([mastertable.H4]=&quot;DI PABOR&quot;;2;IF([mastertable.H4]=&quot;EWAN&quot;;3;))))" table:style-name="ce15">
            <text:p>2</text:p>
          </table:table-cell>
          <table:table-cell office:value-type="float" office:value="2" table:formula="of:=IF([mastertable.I4]=&quot;WALA&quot;;0;IF([mastertable.I4]=&quot;PABOR&quot;;1;IF([mastertable.I4]=&quot;DI PABOR&quot;;2;IF([mastertable.I4]=&quot;EWAN&quot;;3;))))" table:style-name="ce15">
            <text:p>2</text:p>
          </table:table-cell>
          <table:table-cell office:value-type="float" office:value="1" table:formula="of:=IF([mastertable.J4]=&quot;WALA&quot;;0;IF([mastertable.J4]=&quot;PABOR&quot;;1;IF([mastertable.J4]=&quot;DI PABOR&quot;;2;IF([mastertable.J4]=&quot;EWAN&quot;;3;))))" table:style-name="ce15">
            <text:p>1</text:p>
          </table:table-cell>
          <table:table-cell office:value-type="float" office:value="1" table:formula="of:=IF([mastertable.K4]=&quot;WALA&quot;;0;IF([mastertable.K4]=&quot;PABOR&quot;;1;IF([mastertable.K4]=&quot;DI PABOR&quot;;2;IF([mastertable.K4]=&quot;EWAN&quot;;3;))))" table:style-name="ce15">
            <text:p>1</text:p>
          </table:table-cell>
          <table:table-cell office:value-type="float" office:value="2" table:formula="of:=IF([mastertable.L4]=&quot;WALA&quot;;0;IF([mastertable.L4]=&quot;PABOR&quot;;1;IF([mastertable.L4]=&quot;DI PABOR&quot;;2;IF([mastertable.L4]=&quot;EWAN&quot;;3;))))" table:style-name="ce15">
            <text:p>2</text:p>
          </table:table-cell>
          <table:table-cell office:value-type="float" office:value="1" table:formula="of:=IF([mastertable.M4]=&quot;WALA&quot;;0;IF([mastertable.M4]=&quot;PABOR&quot;;1;IF([mastertable.M4]=&quot;DI PABOR&quot;;2;IF([mastertable.M4]=&quot;EWAN&quot;;3;))))" table:style-name="ce15">
            <text:p>1</text:p>
          </table:table-cell>
          <table:table-cell office:value-type="float" office:value="1" table:formula="of:=IF([mastertable.N4]=&quot;WALA&quot;;0;IF([mastertable.N4]=&quot;PABOR&quot;;1;IF([mastertable.N4]=&quot;DI PABOR&quot;;2;IF([mastertable.N4]=&quot;EWAN&quot;;3;))))" table:style-name="ce15">
            <text:p>1</text:p>
          </table:table-cell>
          <table:table-cell office:value-type="float" office:value="2" table:formula="of:=IF([mastertable.O4]=&quot;WALA&quot;;0;IF([mastertable.O4]=&quot;PABOR&quot;;1;IF([mastertable.O4]=&quot;DI PABOR&quot;;2;IF([mastertable.O4]=&quot;EWAN&quot;;3;))))" table:style-name="ce15">
            <text:p>2</text:p>
          </table:table-cell>
          <table:table-cell office:value-type="float" office:value="1" table:formula="of:=IF([mastertable.P4]=&quot;WALA&quot;;0;IF([mastertable.P4]=&quot;PABOR&quot;;1;IF([mastertable.P4]=&quot;DI PABOR&quot;;2;IF([mastertable.P4]=&quot;EWAN&quot;;3;))))" table:style-name="ce15">
            <text:p>1</text:p>
          </table:table-cell>
          <table:table-cell office:value-type="float" office:value="3" table:formula="of:=IF([mastertable.Q4]=&quot;WALA&quot;;0;IF([mastertable.Q4]=&quot;PABOR&quot;;1;IF([mastertable.Q4]=&quot;DI PABOR&quot;;2;IF([mastertable.Q4]=&quot;EWAN&quot;;3;))))" table:style-name="ce15">
            <text:p>3</text:p>
          </table:table-cell>
          <table:table-cell office:value-type="float" office:value="1" table:formula="of:=IF([mastertable.R4]=&quot;WALA&quot;;0;IF([mastertable.R4]=&quot;PABOR&quot;;1;IF([mastertable.R4]=&quot;DI PABOR&quot;;2;IF([mastertable.R4]=&quot;EWAN&quot;;3;))))" table:style-name="ce15">
            <text:p>1</text:p>
          </table:table-cell>
          <table:table-cell office:value-type="float" office:value="2" table:formula="of:=IF([mastertable.S4]=&quot;WALA&quot;;0;IF([mastertable.S4]=&quot;PABOR&quot;;1;IF([mastertable.S4]=&quot;DI PABOR&quot;;2;IF([mastertable.S4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GONZALES</text:p>
          </table:table-cell>
          <table:table-cell office:value-type="string" table:style-name="ce3">
            <text:p>NORBERTO</text:p>
          </table:table-cell>
          <table:table-cell office:value-type="string" table:style-name="ce3">
            <text:p>PDSP</text:p>
          </table:table-cell>
          <table:table-cell office:value-type="string" table:style-name="ce4">
            <text:p><text:a xlink:href="https://votepilipinas.com/candidate/gonzales-norberto.html">https://votepilipinas.com/candidate/gonzales-norberto.html</text:a></text:p>
          </table:table-cell>
          <table:table-cell office:value-type="float" office:value="0" table:formula="of:=IF([mastertable.G5]=&quot;WALA&quot;;0;IF([mastertable.G5]=&quot;PABOR&quot;;1;IF([mastertable.G5]=&quot;DI PABOR&quot;;2;IF([mastertable.G5]=&quot;EWAN&quot;;3;))))" table:style-name="ce15">
            <text:p>0</text:p>
          </table:table-cell>
          <table:table-cell office:value-type="float" office:value="2" table:formula="of:=IF([mastertable.H5]=&quot;WALA&quot;;0;IF([mastertable.H5]=&quot;PABOR&quot;;1;IF([mastertable.H5]=&quot;DI PABOR&quot;;2;IF([mastertable.H5]=&quot;EWAN&quot;;3;))))" table:style-name="ce15">
            <text:p>2</text:p>
          </table:table-cell>
          <table:table-cell office:value-type="float" office:value="0" table:formula="of:=IF([mastertable.I5]=&quot;WALA&quot;;0;IF([mastertable.I5]=&quot;PABOR&quot;;1;IF([mastertable.I5]=&quot;DI PABOR&quot;;2;IF([mastertable.I5]=&quot;EWAN&quot;;3;))))" table:style-name="ce15">
            <text:p>0</text:p>
          </table:table-cell>
          <table:table-cell office:value-type="float" office:value="2" table:formula="of:=IF([mastertable.J5]=&quot;WALA&quot;;0;IF([mastertable.J5]=&quot;PABOR&quot;;1;IF([mastertable.J5]=&quot;DI PABOR&quot;;2;IF([mastertable.J5]=&quot;EWAN&quot;;3;))))" table:style-name="ce15">
            <text:p>2</text:p>
          </table:table-cell>
          <table:table-cell office:value-type="float" office:value="1" table:formula="of:=IF([mastertable.K5]=&quot;WALA&quot;;0;IF([mastertable.K5]=&quot;PABOR&quot;;1;IF([mastertable.K5]=&quot;DI PABOR&quot;;2;IF([mastertable.K5]=&quot;EWAN&quot;;3;))))" table:style-name="ce15">
            <text:p>1</text:p>
          </table:table-cell>
          <table:table-cell office:value-type="float" office:value="0" table:formula="of:=IF([mastertable.L5]=&quot;WALA&quot;;0;IF([mastertable.L5]=&quot;PABOR&quot;;1;IF([mastertable.L5]=&quot;DI PABOR&quot;;2;IF([mastertable.L5]=&quot;EWAN&quot;;3;))))" table:style-name="ce15">
            <text:p>0</text:p>
          </table:table-cell>
          <table:table-cell office:value-type="float" office:value="1" table:formula="of:=IF([mastertable.M5]=&quot;WALA&quot;;0;IF([mastertable.M5]=&quot;PABOR&quot;;1;IF([mastertable.M5]=&quot;DI PABOR&quot;;2;IF([mastertable.M5]=&quot;EWAN&quot;;3;))))" table:style-name="ce15">
            <text:p>1</text:p>
          </table:table-cell>
          <table:table-cell office:value-type="float" office:value="2" table:formula="of:=IF([mastertable.N5]=&quot;WALA&quot;;0;IF([mastertable.N5]=&quot;PABOR&quot;;1;IF([mastertable.N5]=&quot;DI PABOR&quot;;2;IF([mastertable.N5]=&quot;EWAN&quot;;3;))))" table:style-name="ce15">
            <text:p>2</text:p>
          </table:table-cell>
          <table:table-cell office:value-type="float" office:value="2" table:formula="of:=IF([mastertable.O5]=&quot;WALA&quot;;0;IF([mastertable.O5]=&quot;PABOR&quot;;1;IF([mastertable.O5]=&quot;DI PABOR&quot;;2;IF([mastertable.O5]=&quot;EWAN&quot;;3;))))" table:style-name="ce15">
            <text:p>2</text:p>
          </table:table-cell>
          <table:table-cell office:value-type="float" office:value="0" table:formula="of:=IF([mastertable.P5]=&quot;WALA&quot;;0;IF([mastertable.P5]=&quot;PABOR&quot;;1;IF([mastertable.P5]=&quot;DI PABOR&quot;;2;IF([mastertable.P5]=&quot;EWAN&quot;;3;))))" table:style-name="ce15">
            <text:p>0</text:p>
          </table:table-cell>
          <table:table-cell office:value-type="float" office:value="0" table:formula="of:=IF([mastertable.Q5]=&quot;WALA&quot;;0;IF([mastertable.Q5]=&quot;PABOR&quot;;1;IF([mastertable.Q5]=&quot;DI PABOR&quot;;2;IF([mastertable.Q5]=&quot;EWAN&quot;;3;))))" table:style-name="ce15">
            <text:p>0</text:p>
          </table:table-cell>
          <table:table-cell office:value-type="float" office:value="3" table:formula="of:=IF([mastertable.R5]=&quot;WALA&quot;;0;IF([mastertable.R5]=&quot;PABOR&quot;;1;IF([mastertable.R5]=&quot;DI PABOR&quot;;2;IF([mastertable.R5]=&quot;EWAN&quot;;3;))))" table:style-name="ce15">
            <text:p>3</text:p>
          </table:table-cell>
          <table:table-cell office:value-type="float" office:value="3" table:formula="of:=IF([mastertable.S5]=&quot;WALA&quot;;0;IF([mastertable.S5]=&quot;PABOR&quot;;1;IF([mastertable.S5]=&quot;DI PABOR&quot;;2;IF([mastertable.S5]=&quot;EWAN&quot;;3;))))" table:style-name="ce15">
            <text:p>3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ACSON</text:p>
          </table:table-cell>
          <table:table-cell office:value-type="string" table:style-name="ce3">
            <text:p>PING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lacson-ping.html">https://votepilipinas.com/candidate/lacson-ping.html</text:a></text:p>
          </table:table-cell>
          <table:table-cell office:value-type="float" office:value="2" table:formula="of:=IF([mastertable.G6]=&quot;WALA&quot;;0;IF([mastertable.G6]=&quot;PABOR&quot;;1;IF([mastertable.G6]=&quot;DI PABOR&quot;;2;IF([mastertable.G6]=&quot;EWAN&quot;;3;))))" table:style-name="ce15">
            <text:p>2</text:p>
          </table:table-cell>
          <table:table-cell office:value-type="float" office:value="2" table:formula="of:=IF([mastertable.H6]=&quot;WALA&quot;;0;IF([mastertable.H6]=&quot;PABOR&quot;;1;IF([mastertable.H6]=&quot;DI PABOR&quot;;2;IF([mastertable.H6]=&quot;EWAN&quot;;3;))))" table:style-name="ce15">
            <text:p>2</text:p>
          </table:table-cell>
          <table:table-cell office:value-type="float" office:value="2" table:formula="of:=IF([mastertable.I6]=&quot;WALA&quot;;0;IF([mastertable.I6]=&quot;PABOR&quot;;1;IF([mastertable.I6]=&quot;DI PABOR&quot;;2;IF([mastertable.I6]=&quot;EWAN&quot;;3;))))" table:style-name="ce15">
            <text:p>2</text:p>
          </table:table-cell>
          <table:table-cell office:value-type="float" office:value="1" table:formula="of:=IF([mastertable.J6]=&quot;WALA&quot;;0;IF([mastertable.J6]=&quot;PABOR&quot;;1;IF([mastertable.J6]=&quot;DI PABOR&quot;;2;IF([mastertable.J6]=&quot;EWAN&quot;;3;))))" table:style-name="ce15">
            <text:p>1</text:p>
          </table:table-cell>
          <table:table-cell office:value-type="float" office:value="1" table:formula="of:=IF([mastertable.K6]=&quot;WALA&quot;;0;IF([mastertable.K6]=&quot;PABOR&quot;;1;IF([mastertable.K6]=&quot;DI PABOR&quot;;2;IF([mastertable.K6]=&quot;EWAN&quot;;3;))))" table:style-name="ce15">
            <text:p>1</text:p>
          </table:table-cell>
          <table:table-cell office:value-type="float" office:value="2" table:formula="of:=IF([mastertable.L6]=&quot;WALA&quot;;0;IF([mastertable.L6]=&quot;PABOR&quot;;1;IF([mastertable.L6]=&quot;DI PABOR&quot;;2;IF([mastertable.L6]=&quot;EWAN&quot;;3;))))" table:style-name="ce15">
            <text:p>2</text:p>
          </table:table-cell>
          <table:table-cell office:value-type="float" office:value="1" table:formula="of:=IF([mastertable.M6]=&quot;WALA&quot;;0;IF([mastertable.M6]=&quot;PABOR&quot;;1;IF([mastertable.M6]=&quot;DI PABOR&quot;;2;IF([mastertable.M6]=&quot;EWAN&quot;;3;))))" table:style-name="ce15">
            <text:p>1</text:p>
          </table:table-cell>
          <table:table-cell office:value-type="float" office:value="1" table:formula="of:=IF([mastertable.N6]=&quot;WALA&quot;;0;IF([mastertable.N6]=&quot;PABOR&quot;;1;IF([mastertable.N6]=&quot;DI PABOR&quot;;2;IF([mastertable.N6]=&quot;EWAN&quot;;3;))))" table:style-name="ce15">
            <text:p>1</text:p>
          </table:table-cell>
          <table:table-cell office:value-type="float" office:value="2" table:formula="of:=IF([mastertable.O6]=&quot;WALA&quot;;0;IF([mastertable.O6]=&quot;PABOR&quot;;1;IF([mastertable.O6]=&quot;DI PABOR&quot;;2;IF([mastertable.O6]=&quot;EWAN&quot;;3;))))" table:style-name="ce15">
            <text:p>2</text:p>
          </table:table-cell>
          <table:table-cell office:value-type="float" office:value="1" table:formula="of:=IF([mastertable.P6]=&quot;WALA&quot;;0;IF([mastertable.P6]=&quot;PABOR&quot;;1;IF([mastertable.P6]=&quot;DI PABOR&quot;;2;IF([mastertable.P6]=&quot;EWAN&quot;;3;))))" table:style-name="ce15">
            <text:p>1</text:p>
          </table:table-cell>
          <table:table-cell office:value-type="float" office:value="2" table:formula="of:=IF([mastertable.Q6]=&quot;WALA&quot;;0;IF([mastertable.Q6]=&quot;PABOR&quot;;1;IF([mastertable.Q6]=&quot;DI PABOR&quot;;2;IF([mastertable.Q6]=&quot;EWAN&quot;;3;))))" table:style-name="ce15">
            <text:p>2</text:p>
          </table:table-cell>
          <table:table-cell office:value-type="float" office:value="1" table:formula="of:=IF([mastertable.R6]=&quot;WALA&quot;;0;IF([mastertable.R6]=&quot;PABOR&quot;;1;IF([mastertable.R6]=&quot;DI PABOR&quot;;2;IF([mastertable.R6]=&quot;EWAN&quot;;3;))))" table:style-name="ce15">
            <text:p>1</text:p>
          </table:table-cell>
          <table:table-cell office:value-type="float" office:value="2" table:formula="of:=IF([mastertable.S6]=&quot;WALA&quot;;0;IF([mastertable.S6]=&quot;PABOR&quot;;1;IF([mastertable.S6]=&quot;DI PABOR&quot;;2;IF([mastertable.S6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MANGONDATO</text:p>
          </table:table-cell>
          <table:table-cell office:value-type="string" table:style-name="ce3">
            <text:p>FAISAL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angondato-faisal.html">https://votepilipinas.com/candidate/mangondato-faisal.html</text:a></text:p>
          </table:table-cell>
          <table:table-cell office:value-type="float" office:value="2" table:formula="of:=IF([mastertable.G7]=&quot;WALA&quot;;0;IF([mastertable.G7]=&quot;PABOR&quot;;1;IF([mastertable.G7]=&quot;DI PABOR&quot;;2;IF([mastertable.G7]=&quot;EWAN&quot;;3;))))" table:style-name="ce15">
            <text:p>2</text:p>
          </table:table-cell>
          <table:table-cell office:value-type="float" office:value="1" table:formula="of:=IF([mastertable.H7]=&quot;WALA&quot;;0;IF([mastertable.H7]=&quot;PABOR&quot;;1;IF([mastertable.H7]=&quot;DI PABOR&quot;;2;IF([mastertable.H7]=&quot;EWAN&quot;;3;))))" table:style-name="ce15">
            <text:p>1</text:p>
          </table:table-cell>
          <table:table-cell office:value-type="float" office:value="2" table:formula="of:=IF([mastertable.I7]=&quot;WALA&quot;;0;IF([mastertable.I7]=&quot;PABOR&quot;;1;IF([mastertable.I7]=&quot;DI PABOR&quot;;2;IF([mastertable.I7]=&quot;EWAN&quot;;3;))))" table:style-name="ce15">
            <text:p>2</text:p>
          </table:table-cell>
          <table:table-cell office:value-type="float" office:value="1" table:formula="of:=IF([mastertable.J7]=&quot;WALA&quot;;0;IF([mastertable.J7]=&quot;PABOR&quot;;1;IF([mastertable.J7]=&quot;DI PABOR&quot;;2;IF([mastertable.J7]=&quot;EWAN&quot;;3;))))" table:style-name="ce15">
            <text:p>1</text:p>
          </table:table-cell>
          <table:table-cell office:value-type="float" office:value="0" table:formula="of:=IF([mastertable.K7]=&quot;WALA&quot;;0;IF([mastertable.K7]=&quot;PABOR&quot;;1;IF([mastertable.K7]=&quot;DI PABOR&quot;;2;IF([mastertable.K7]=&quot;EWAN&quot;;3;))))" table:style-name="ce15">
            <text:p>0</text:p>
          </table:table-cell>
          <table:table-cell office:value-type="float" office:value="0" table:formula="of:=IF([mastertable.L7]=&quot;WALA&quot;;0;IF([mastertable.L7]=&quot;PABOR&quot;;1;IF([mastertable.L7]=&quot;DI PABOR&quot;;2;IF([mastertable.L7]=&quot;EWAN&quot;;3;))))" table:style-name="ce15">
            <text:p>0</text:p>
          </table:table-cell>
          <table:table-cell office:value-type="float" office:value="1" table:formula="of:=IF([mastertable.M7]=&quot;WALA&quot;;0;IF([mastertable.M7]=&quot;PABOR&quot;;1;IF([mastertable.M7]=&quot;DI PABOR&quot;;2;IF([mastertable.M7]=&quot;EWAN&quot;;3;))))" table:style-name="ce15">
            <text:p>1</text:p>
          </table:table-cell>
          <table:table-cell office:value-type="float" office:value="1" table:formula="of:=IF([mastertable.N7]=&quot;WALA&quot;;0;IF([mastertable.N7]=&quot;PABOR&quot;;1;IF([mastertable.N7]=&quot;DI PABOR&quot;;2;IF([mastertable.N7]=&quot;EWAN&quot;;3;))))" table:style-name="ce15">
            <text:p>1</text:p>
          </table:table-cell>
          <table:table-cell office:value-type="float" office:value="2" table:formula="of:=IF([mastertable.O7]=&quot;WALA&quot;;0;IF([mastertable.O7]=&quot;PABOR&quot;;1;IF([mastertable.O7]=&quot;DI PABOR&quot;;2;IF([mastertable.O7]=&quot;EWAN&quot;;3;))))" table:style-name="ce15">
            <text:p>2</text:p>
          </table:table-cell>
          <table:table-cell office:value-type="float" office:value="0" table:formula="of:=IF([mastertable.P7]=&quot;WALA&quot;;0;IF([mastertable.P7]=&quot;PABOR&quot;;1;IF([mastertable.P7]=&quot;DI PABOR&quot;;2;IF([mastertable.P7]=&quot;EWAN&quot;;3;))))" table:style-name="ce15">
            <text:p>0</text:p>
          </table:table-cell>
          <table:table-cell office:value-type="float" office:value="0" table:formula="of:=IF([mastertable.Q7]=&quot;WALA&quot;;0;IF([mastertable.Q7]=&quot;PABOR&quot;;1;IF([mastertable.Q7]=&quot;DI PABOR&quot;;2;IF([mastertable.Q7]=&quot;EWAN&quot;;3;))))" table:style-name="ce15">
            <text:p>0</text:p>
          </table:table-cell>
          <table:table-cell office:value-type="float" office:value="0" table:formula="of:=IF([mastertable.R7]=&quot;WALA&quot;;0;IF([mastertable.R7]=&quot;PABOR&quot;;1;IF([mastertable.R7]=&quot;DI PABOR&quot;;2;IF([mastertable.R7]=&quot;EWAN&quot;;3;))))" table:style-name="ce15">
            <text:p>0</text:p>
          </table:table-cell>
          <table:table-cell office:value-type="float" office:value="2" table:formula="of:=IF([mastertable.S7]=&quot;WALA&quot;;0;IF([mastertable.S7]=&quot;PABOR&quot;;1;IF([mastertable.S7]=&quot;DI PABOR&quot;;2;IF([mastertable.S7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MARCOS</text:p>
          </table:table-cell>
          <table:table-cell office:value-type="string" table:style-name="ce3">
            <text:p>BONGBONG</text:p>
          </table:table-cell>
          <table:table-cell office:value-type="string" table:style-name="ce3">
            <text:p>PFP</text:p>
          </table:table-cell>
          <table:table-cell office:value-type="string" table:style-name="ce4">
            <text:p><text:a xlink:href="https://votepilipinas.com/candidate/marcos-ferdinand.html">https://votepilipinas.com/candidate/marcos-ferdinand.html</text:a></text:p>
          </table:table-cell>
          <table:table-cell office:value-type="float" office:value="1" table:formula="of:=IF([mastertable.G8]=&quot;WALA&quot;;0;IF([mastertable.G8]=&quot;PABOR&quot;;1;IF([mastertable.G8]=&quot;DI PABOR&quot;;2;IF([mastertable.G8]=&quot;EWAN&quot;;3;))))" table:style-name="ce15">
            <text:p>1</text:p>
          </table:table-cell>
          <table:table-cell office:value-type="float" office:value="1" table:formula="of:=IF([mastertable.H8]=&quot;WALA&quot;;0;IF([mastertable.H8]=&quot;PABOR&quot;;1;IF([mastertable.H8]=&quot;DI PABOR&quot;;2;IF([mastertable.H8]=&quot;EWAN&quot;;3;))))" table:style-name="ce15">
            <text:p>1</text:p>
          </table:table-cell>
          <table:table-cell office:value-type="float" office:value="1" table:formula="of:=IF([mastertable.I8]=&quot;WALA&quot;;0;IF([mastertable.I8]=&quot;PABOR&quot;;1;IF([mastertable.I8]=&quot;DI PABOR&quot;;2;IF([mastertable.I8]=&quot;EWAN&quot;;3;))))" table:style-name="ce15">
            <text:p>1</text:p>
          </table:table-cell>
          <table:table-cell office:value-type="float" office:value="2" table:formula="of:=IF([mastertable.J8]=&quot;WALA&quot;;0;IF([mastertable.J8]=&quot;PABOR&quot;;1;IF([mastertable.J8]=&quot;DI PABOR&quot;;2;IF([mastertable.J8]=&quot;EWAN&quot;;3;))))" table:style-name="ce15">
            <text:p>2</text:p>
          </table:table-cell>
          <table:table-cell office:value-type="float" office:value="1" table:formula="of:=IF([mastertable.K8]=&quot;WALA&quot;;0;IF([mastertable.K8]=&quot;PABOR&quot;;1;IF([mastertable.K8]=&quot;DI PABOR&quot;;2;IF([mastertable.K8]=&quot;EWAN&quot;;3;))))" table:style-name="ce15">
            <text:p>1</text:p>
          </table:table-cell>
          <table:table-cell office:value-type="float" office:value="2" table:formula="of:=IF([mastertable.L8]=&quot;WALA&quot;;0;IF([mastertable.L8]=&quot;PABOR&quot;;1;IF([mastertable.L8]=&quot;DI PABOR&quot;;2;IF([mastertable.L8]=&quot;EWAN&quot;;3;))))" table:style-name="ce15">
            <text:p>2</text:p>
          </table:table-cell>
          <table:table-cell office:value-type="float" office:value="2" table:formula="of:=IF([mastertable.M8]=&quot;WALA&quot;;0;IF([mastertable.M8]=&quot;PABOR&quot;;1;IF([mastertable.M8]=&quot;DI PABOR&quot;;2;IF([mastertable.M8]=&quot;EWAN&quot;;3;))))" table:style-name="ce15">
            <text:p>2</text:p>
          </table:table-cell>
          <table:table-cell office:value-type="float" office:value="1" table:formula="of:=IF([mastertable.N8]=&quot;WALA&quot;;0;IF([mastertable.N8]=&quot;PABOR&quot;;1;IF([mastertable.N8]=&quot;DI PABOR&quot;;2;IF([mastertable.N8]=&quot;EWAN&quot;;3;))))" table:style-name="ce15">
            <text:p>1</text:p>
          </table:table-cell>
          <table:table-cell office:value-type="float" office:value="0" table:formula="of:=IF([mastertable.O8]=&quot;WALA&quot;;0;IF([mastertable.O8]=&quot;PABOR&quot;;1;IF([mastertable.O8]=&quot;DI PABOR&quot;;2;IF([mastertable.O8]=&quot;EWAN&quot;;3;))))" table:style-name="ce15">
            <text:p>0</text:p>
          </table:table-cell>
          <table:table-cell office:value-type="float" office:value="1" table:formula="of:=IF([mastertable.P8]=&quot;WALA&quot;;0;IF([mastertable.P8]=&quot;PABOR&quot;;1;IF([mastertable.P8]=&quot;DI PABOR&quot;;2;IF([mastertable.P8]=&quot;EWAN&quot;;3;))))" table:style-name="ce15">
            <text:p>1</text:p>
          </table:table-cell>
          <table:table-cell office:value-type="float" office:value="3" table:formula="of:=IF([mastertable.Q8]=&quot;WALA&quot;;0;IF([mastertable.Q8]=&quot;PABOR&quot;;1;IF([mastertable.Q8]=&quot;DI PABOR&quot;;2;IF([mastertable.Q8]=&quot;EWAN&quot;;3;))))" table:style-name="ce15">
            <text:p>3</text:p>
          </table:table-cell>
          <table:table-cell office:value-type="float" office:value="2" table:formula="of:=IF([mastertable.R8]=&quot;WALA&quot;;0;IF([mastertable.R8]=&quot;PABOR&quot;;1;IF([mastertable.R8]=&quot;DI PABOR&quot;;2;IF([mastertable.R8]=&quot;EWAN&quot;;3;))))" table:style-name="ce15">
            <text:p>2</text:p>
          </table:table-cell>
          <table:table-cell office:value-type="float" office:value="1" table:formula="of:=IF([mastertable.S8]=&quot;WALA&quot;;0;IF([mastertable.S8]=&quot;PABOR&quot;;1;IF([mastertable.S8]=&quot;DI PABOR&quot;;2;IF([mastertable.S8]=&quot;EWAN&quot;;3;))))" table:style-name="ce15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MONTEMAYOR</text:p>
          </table:table-cell>
          <table:table-cell office:value-type="string" table:style-name="ce3">
            <text:p>JOSE JR.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montemayorjr-jose.html">https://votepilipinas.com/candidate/montemayorjr-jose.html</text:a></text:p>
          </table:table-cell>
          <table:table-cell office:value-type="float" office:value="2" table:formula="of:=IF([mastertable.G9]=&quot;WALA&quot;;0;IF([mastertable.G9]=&quot;PABOR&quot;;1;IF([mastertable.G9]=&quot;DI PABOR&quot;;2;IF([mastertable.G9]=&quot;EWAN&quot;;3;))))" table:style-name="ce15">
            <text:p>2</text:p>
          </table:table-cell>
          <table:table-cell office:value-type="float" office:value="2" table:formula="of:=IF([mastertable.H9]=&quot;WALA&quot;;0;IF([mastertable.H9]=&quot;PABOR&quot;;1;IF([mastertable.H9]=&quot;DI PABOR&quot;;2;IF([mastertable.H9]=&quot;EWAN&quot;;3;))))" table:style-name="ce15">
            <text:p>2</text:p>
          </table:table-cell>
          <table:table-cell office:value-type="float" office:value="2" table:formula="of:=IF([mastertable.I9]=&quot;WALA&quot;;0;IF([mastertable.I9]=&quot;PABOR&quot;;1;IF([mastertable.I9]=&quot;DI PABOR&quot;;2;IF([mastertable.I9]=&quot;EWAN&quot;;3;))))" table:style-name="ce15">
            <text:p>2</text:p>
          </table:table-cell>
          <table:table-cell office:value-type="float" office:value="2" table:formula="of:=IF([mastertable.J9]=&quot;WALA&quot;;0;IF([mastertable.J9]=&quot;PABOR&quot;;1;IF([mastertable.J9]=&quot;DI PABOR&quot;;2;IF([mastertable.J9]=&quot;EWAN&quot;;3;))))" table:style-name="ce15">
            <text:p>2</text:p>
          </table:table-cell>
          <table:table-cell office:value-type="float" office:value="0" table:formula="of:=IF([mastertable.K9]=&quot;WALA&quot;;0;IF([mastertable.K9]=&quot;PABOR&quot;;1;IF([mastertable.K9]=&quot;DI PABOR&quot;;2;IF([mastertable.K9]=&quot;EWAN&quot;;3;))))" table:style-name="ce15">
            <text:p>0</text:p>
          </table:table-cell>
          <table:table-cell office:value-type="float" office:value="1" table:formula="of:=IF([mastertable.L9]=&quot;WALA&quot;;0;IF([mastertable.L9]=&quot;PABOR&quot;;1;IF([mastertable.L9]=&quot;DI PABOR&quot;;2;IF([mastertable.L9]=&quot;EWAN&quot;;3;))))" table:style-name="ce15">
            <text:p>1</text:p>
          </table:table-cell>
          <table:table-cell office:value-type="float" office:value="1" table:formula="of:=IF([mastertable.M9]=&quot;WALA&quot;;0;IF([mastertable.M9]=&quot;PABOR&quot;;1;IF([mastertable.M9]=&quot;DI PABOR&quot;;2;IF([mastertable.M9]=&quot;EWAN&quot;;3;))))" table:style-name="ce15">
            <text:p>1</text:p>
          </table:table-cell>
          <table:table-cell office:value-type="float" office:value="1" table:formula="of:=IF([mastertable.N9]=&quot;WALA&quot;;0;IF([mastertable.N9]=&quot;PABOR&quot;;1;IF([mastertable.N9]=&quot;DI PABOR&quot;;2;IF([mastertable.N9]=&quot;EWAN&quot;;3;))))" table:style-name="ce15">
            <text:p>1</text:p>
          </table:table-cell>
          <table:table-cell office:value-type="float" office:value="2" table:formula="of:=IF([mastertable.O9]=&quot;WALA&quot;;0;IF([mastertable.O9]=&quot;PABOR&quot;;1;IF([mastertable.O9]=&quot;DI PABOR&quot;;2;IF([mastertable.O9]=&quot;EWAN&quot;;3;))))" table:style-name="ce15">
            <text:p>2</text:p>
          </table:table-cell>
          <table:table-cell office:value-type="float" office:value="2" table:formula="of:=IF([mastertable.P9]=&quot;WALA&quot;;0;IF([mastertable.P9]=&quot;PABOR&quot;;1;IF([mastertable.P9]=&quot;DI PABOR&quot;;2;IF([mastertable.P9]=&quot;EWAN&quot;;3;))))" table:style-name="ce15">
            <text:p>2</text:p>
          </table:table-cell>
          <table:table-cell office:value-type="float" office:value="0" table:formula="of:=IF([mastertable.Q9]=&quot;WALA&quot;;0;IF([mastertable.Q9]=&quot;PABOR&quot;;1;IF([mastertable.Q9]=&quot;DI PABOR&quot;;2;IF([mastertable.Q9]=&quot;EWAN&quot;;3;))))" table:style-name="ce15">
            <text:p>0</text:p>
          </table:table-cell>
          <table:table-cell office:value-type="float" office:value="0" table:formula="of:=IF([mastertable.R9]=&quot;WALA&quot;;0;IF([mastertable.R9]=&quot;PABOR&quot;;1;IF([mastertable.R9]=&quot;DI PABOR&quot;;2;IF([mastertable.R9]=&quot;EWAN&quot;;3;))))" table:style-name="ce15">
            <text:p>0</text:p>
          </table:table-cell>
          <table:table-cell office:value-type="float" office:value="2" table:formula="of:=IF([mastertable.S9]=&quot;WALA&quot;;0;IF([mastertable.S9]=&quot;PABOR&quot;;1;IF([mastertable.S9]=&quot;DI PABOR&quot;;2;IF([mastertable.S9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PACQUIAO</text:p>
          </table:table-cell>
          <table:table-cell office:value-type="string" table:style-name="ce3">
            <text:p>MANNY PACMAN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pacquiao-manny.html">https://votepilipinas.com/candidate/pacquiao-manny.html</text:a></text:p>
          </table:table-cell>
          <table:table-cell office:value-type="float" office:value="2" table:formula="of:=IF([mastertable.G10]=&quot;WALA&quot;;0;IF([mastertable.G10]=&quot;PABOR&quot;;1;IF([mastertable.G10]=&quot;DI PABOR&quot;;2;IF([mastertable.G10]=&quot;EWAN&quot;;3;))))" table:style-name="ce15">
            <text:p>2</text:p>
          </table:table-cell>
          <table:table-cell office:value-type="float" office:value="1" table:formula="of:=IF([mastertable.H10]=&quot;WALA&quot;;0;IF([mastertable.H10]=&quot;PABOR&quot;;1;IF([mastertable.H10]=&quot;DI PABOR&quot;;2;IF([mastertable.H10]=&quot;EWAN&quot;;3;))))" table:style-name="ce15">
            <text:p>1</text:p>
          </table:table-cell>
          <table:table-cell office:value-type="float" office:value="2" table:formula="of:=IF([mastertable.I10]=&quot;WALA&quot;;0;IF([mastertable.I10]=&quot;PABOR&quot;;1;IF([mastertable.I10]=&quot;DI PABOR&quot;;2;IF([mastertable.I10]=&quot;EWAN&quot;;3;))))" table:style-name="ce15">
            <text:p>2</text:p>
          </table:table-cell>
          <table:table-cell office:value-type="float" office:value="2" table:formula="of:=IF([mastertable.J10]=&quot;WALA&quot;;0;IF([mastertable.J10]=&quot;PABOR&quot;;1;IF([mastertable.J10]=&quot;DI PABOR&quot;;2;IF([mastertable.J10]=&quot;EWAN&quot;;3;))))" table:style-name="ce15">
            <text:p>2</text:p>
          </table:table-cell>
          <table:table-cell office:value-type="float" office:value="1" table:formula="of:=IF([mastertable.K10]=&quot;WALA&quot;;0;IF([mastertable.K10]=&quot;PABOR&quot;;1;IF([mastertable.K10]=&quot;DI PABOR&quot;;2;IF([mastertable.K10]=&quot;EWAN&quot;;3;))))" table:style-name="ce15">
            <text:p>1</text:p>
          </table:table-cell>
          <table:table-cell office:value-type="float" office:value="0" table:formula="of:=IF([mastertable.L10]=&quot;WALA&quot;;0;IF([mastertable.L10]=&quot;PABOR&quot;;1;IF([mastertable.L10]=&quot;DI PABOR&quot;;2;IF([mastertable.L10]=&quot;EWAN&quot;;3;))))" table:style-name="ce15">
            <text:p>0</text:p>
          </table:table-cell>
          <table:table-cell office:value-type="float" office:value="1" table:formula="of:=IF([mastertable.M10]=&quot;WALA&quot;;0;IF([mastertable.M10]=&quot;PABOR&quot;;1;IF([mastertable.M10]=&quot;DI PABOR&quot;;2;IF([mastertable.M10]=&quot;EWAN&quot;;3;))))" table:style-name="ce15">
            <text:p>1</text:p>
          </table:table-cell>
          <table:table-cell office:value-type="float" office:value="1" table:formula="of:=IF([mastertable.N10]=&quot;WALA&quot;;0;IF([mastertable.N10]=&quot;PABOR&quot;;1;IF([mastertable.N10]=&quot;DI PABOR&quot;;2;IF([mastertable.N10]=&quot;EWAN&quot;;3;))))" table:style-name="ce15">
            <text:p>1</text:p>
          </table:table-cell>
          <table:table-cell office:value-type="float" office:value="2" table:formula="of:=IF([mastertable.O10]=&quot;WALA&quot;;0;IF([mastertable.O10]=&quot;PABOR&quot;;1;IF([mastertable.O10]=&quot;DI PABOR&quot;;2;IF([mastertable.O10]=&quot;EWAN&quot;;3;))))" table:style-name="ce15">
            <text:p>2</text:p>
          </table:table-cell>
          <table:table-cell office:value-type="float" office:value="3" table:formula="of:=IF([mastertable.P10]=&quot;WALA&quot;;0;IF([mastertable.P10]=&quot;PABOR&quot;;1;IF([mastertable.P10]=&quot;DI PABOR&quot;;2;IF([mastertable.P10]=&quot;EWAN&quot;;3;))))" table:style-name="ce15">
            <text:p>3</text:p>
          </table:table-cell>
          <table:table-cell office:value-type="float" office:value="2" table:formula="of:=IF([mastertable.Q10]=&quot;WALA&quot;;0;IF([mastertable.Q10]=&quot;PABOR&quot;;1;IF([mastertable.Q10]=&quot;DI PABOR&quot;;2;IF([mastertable.Q10]=&quot;EWAN&quot;;3;))))" table:style-name="ce15">
            <text:p>2</text:p>
          </table:table-cell>
          <table:table-cell office:value-type="float" office:value="1" table:formula="of:=IF([mastertable.R10]=&quot;WALA&quot;;0;IF([mastertable.R10]=&quot;PABOR&quot;;1;IF([mastertable.R10]=&quot;DI PABOR&quot;;2;IF([mastertable.R10]=&quot;EWAN&quot;;3;))))" table:style-name="ce15">
            <text:p>1</text:p>
          </table:table-cell>
          <table:table-cell office:value-type="float" office:value="1" table:formula="of:=IF([mastertable.S10]=&quot;WALA&quot;;0;IF([mastertable.S10]=&quot;PABOR&quot;;1;IF([mastertable.S10]=&quot;DI PABOR&quot;;2;IF([mastertable.S10]=&quot;EWAN&quot;;3;))))" table:style-name="ce15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President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ROBREDO</text:p>
          </table:table-cell>
          <table:table-cell office:value-type="string" table:style-name="ce3">
            <text:p>LENI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robredo-leni.html">https://votepilipinas.com/candidate/robredo-leni.html</text:a></text:p>
          </table:table-cell>
          <table:table-cell office:value-type="float" office:value="2" table:formula="of:=IF([mastertable.G11]=&quot;WALA&quot;;0;IF([mastertable.G11]=&quot;PABOR&quot;;1;IF([mastertable.G11]=&quot;DI PABOR&quot;;2;IF([mastertable.G11]=&quot;EWAN&quot;;3;))))" table:style-name="ce15">
            <text:p>2</text:p>
          </table:table-cell>
          <table:table-cell office:value-type="float" office:value="2" table:formula="of:=IF([mastertable.H11]=&quot;WALA&quot;;0;IF([mastertable.H11]=&quot;PABOR&quot;;1;IF([mastertable.H11]=&quot;DI PABOR&quot;;2;IF([mastertable.H11]=&quot;EWAN&quot;;3;))))" table:style-name="ce15">
            <text:p>2</text:p>
          </table:table-cell>
          <table:table-cell office:value-type="float" office:value="1" table:formula="of:=IF([mastertable.I11]=&quot;WALA&quot;;0;IF([mastertable.I11]=&quot;PABOR&quot;;1;IF([mastertable.I11]=&quot;DI PABOR&quot;;2;IF([mastertable.I11]=&quot;EWAN&quot;;3;))))" table:style-name="ce15">
            <text:p>1</text:p>
          </table:table-cell>
          <table:table-cell office:value-type="float" office:value="2" table:formula="of:=IF([mastertable.J11]=&quot;WALA&quot;;0;IF([mastertable.J11]=&quot;PABOR&quot;;1;IF([mastertable.J11]=&quot;DI PABOR&quot;;2;IF([mastertable.J11]=&quot;EWAN&quot;;3;))))" table:style-name="ce15">
            <text:p>2</text:p>
          </table:table-cell>
          <table:table-cell office:value-type="float" office:value="2" table:formula="of:=IF([mastertable.K11]=&quot;WALA&quot;;0;IF([mastertable.K11]=&quot;PABOR&quot;;1;IF([mastertable.K11]=&quot;DI PABOR&quot;;2;IF([mastertable.K11]=&quot;EWAN&quot;;3;))))" table:style-name="ce15">
            <text:p>2</text:p>
          </table:table-cell>
          <table:table-cell office:value-type="float" office:value="3" table:formula="of:=IF([mastertable.L11]=&quot;WALA&quot;;0;IF([mastertable.L11]=&quot;PABOR&quot;;1;IF([mastertable.L11]=&quot;DI PABOR&quot;;2;IF([mastertable.L11]=&quot;EWAN&quot;;3;))))" table:style-name="ce15">
            <text:p>3</text:p>
          </table:table-cell>
          <table:table-cell office:value-type="float" office:value="1" table:formula="of:=IF([mastertable.M11]=&quot;WALA&quot;;0;IF([mastertable.M11]=&quot;PABOR&quot;;1;IF([mastertable.M11]=&quot;DI PABOR&quot;;2;IF([mastertable.M11]=&quot;EWAN&quot;;3;))))" table:style-name="ce15">
            <text:p>1</text:p>
          </table:table-cell>
          <table:table-cell office:value-type="float" office:value="1" table:formula="of:=IF([mastertable.N11]=&quot;WALA&quot;;0;IF([mastertable.N11]=&quot;PABOR&quot;;1;IF([mastertable.N11]=&quot;DI PABOR&quot;;2;IF([mastertable.N11]=&quot;EWAN&quot;;3;))))" table:style-name="ce15">
            <text:p>1</text:p>
          </table:table-cell>
          <table:table-cell office:value-type="float" office:value="2" table:formula="of:=IF([mastertable.O11]=&quot;WALA&quot;;0;IF([mastertable.O11]=&quot;PABOR&quot;;1;IF([mastertable.O11]=&quot;DI PABOR&quot;;2;IF([mastertable.O11]=&quot;EWAN&quot;;3;))))" table:style-name="ce15">
            <text:p>2</text:p>
          </table:table-cell>
          <table:table-cell office:value-type="float" office:value="2" table:formula="of:=IF([mastertable.P11]=&quot;WALA&quot;;0;IF([mastertable.P11]=&quot;PABOR&quot;;1;IF([mastertable.P11]=&quot;DI PABOR&quot;;2;IF([mastertable.P11]=&quot;EWAN&quot;;3;))))" table:style-name="ce15">
            <text:p>2</text:p>
          </table:table-cell>
          <table:table-cell office:value-type="float" office:value="2" table:formula="of:=IF([mastertable.Q11]=&quot;WALA&quot;;0;IF([mastertable.Q11]=&quot;PABOR&quot;;1;IF([mastertable.Q11]=&quot;DI PABOR&quot;;2;IF([mastertable.Q11]=&quot;EWAN&quot;;3;))))" table:style-name="ce15">
            <text:p>2</text:p>
          </table:table-cell>
          <table:table-cell office:value-type="float" office:value="1" table:formula="of:=IF([mastertable.R11]=&quot;WALA&quot;;0;IF([mastertable.R11]=&quot;PABOR&quot;;1;IF([mastertable.R11]=&quot;DI PABOR&quot;;2;IF([mastertable.R11]=&quot;EWAN&quot;;3;))))" table:style-name="ce15">
            <text:p>1</text:p>
          </table:table-cell>
          <table:table-cell office:value-type="float" office:value="2" table:formula="of:=IF([mastertable.S11]=&quot;WALA&quot;;0;IF([mastertable.S11]=&quot;PABOR&quot;;1;IF([mastertable.S11]=&quot;DI PABOR&quot;;2;IF([mastertable.S11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TIENZA</text:p>
          </table:table-cell>
          <table:table-cell office:value-type="string" table:style-name="ce3">
            <text:p>LITO</text:p>
          </table:table-cell>
          <table:table-cell office:value-type="string" table:style-name="ce3">
            <text:p>PROMDI</text:p>
          </table:table-cell>
          <table:table-cell office:value-type="string" table:style-name="ce4">
            <text:p><text:a xlink:href="https://votepilipinas.com/candidate/atienza-lito.html">https://votepilipinas.com/candidate/atienza-lito.html</text:a></text:p>
          </table:table-cell>
          <table:table-cell office:value-type="float" office:value="2" table:formula="of:=IF([mastertable.G12]=&quot;WALA&quot;;0;IF([mastertable.G12]=&quot;PABOR&quot;;1;IF([mastertable.G12]=&quot;DI PABOR&quot;;2;IF([mastertable.G12]=&quot;EWAN&quot;;3;))))" table:style-name="ce15">
            <text:p>2</text:p>
          </table:table-cell>
          <table:table-cell office:value-type="float" office:value="2" table:formula="of:=IF([mastertable.H12]=&quot;WALA&quot;;0;IF([mastertable.H12]=&quot;PABOR&quot;;1;IF([mastertable.H12]=&quot;DI PABOR&quot;;2;IF([mastertable.H12]=&quot;EWAN&quot;;3;))))" table:style-name="ce15">
            <text:p>2</text:p>
          </table:table-cell>
          <table:table-cell office:value-type="float" office:value="2" table:formula="of:=IF([mastertable.I12]=&quot;WALA&quot;;0;IF([mastertable.I12]=&quot;PABOR&quot;;1;IF([mastertable.I12]=&quot;DI PABOR&quot;;2;IF([mastertable.I12]=&quot;EWAN&quot;;3;))))" table:style-name="ce15">
            <text:p>2</text:p>
          </table:table-cell>
          <table:table-cell office:value-type="float" office:value="2" table:formula="of:=IF([mastertable.J12]=&quot;WALA&quot;;0;IF([mastertable.J12]=&quot;PABOR&quot;;1;IF([mastertable.J12]=&quot;DI PABOR&quot;;2;IF([mastertable.J12]=&quot;EWAN&quot;;3;))))" table:style-name="ce15">
            <text:p>2</text:p>
          </table:table-cell>
          <table:table-cell office:value-type="float" office:value="1" table:formula="of:=IF([mastertable.K12]=&quot;WALA&quot;;0;IF([mastertable.K12]=&quot;PABOR&quot;;1;IF([mastertable.K12]=&quot;DI PABOR&quot;;2;IF([mastertable.K12]=&quot;EWAN&quot;;3;))))" table:style-name="ce15">
            <text:p>1</text:p>
          </table:table-cell>
          <table:table-cell office:value-type="float" office:value="1" table:formula="of:=IF([mastertable.L12]=&quot;WALA&quot;;0;IF([mastertable.L12]=&quot;PABOR&quot;;1;IF([mastertable.L12]=&quot;DI PABOR&quot;;2;IF([mastertable.L12]=&quot;EWAN&quot;;3;))))" table:style-name="ce15">
            <text:p>1</text:p>
          </table:table-cell>
          <table:table-cell office:value-type="float" office:value="2" table:formula="of:=IF([mastertable.M12]=&quot;WALA&quot;;0;IF([mastertable.M12]=&quot;PABOR&quot;;1;IF([mastertable.M12]=&quot;DI PABOR&quot;;2;IF([mastertable.M12]=&quot;EWAN&quot;;3;))))" table:style-name="ce15">
            <text:p>2</text:p>
          </table:table-cell>
          <table:table-cell office:value-type="float" office:value="1" table:formula="of:=IF([mastertable.N12]=&quot;WALA&quot;;0;IF([mastertable.N12]=&quot;PABOR&quot;;1;IF([mastertable.N12]=&quot;DI PABOR&quot;;2;IF([mastertable.N12]=&quot;EWAN&quot;;3;))))" table:style-name="ce15">
            <text:p>1</text:p>
          </table:table-cell>
          <table:table-cell office:value-type="float" office:value="2" table:formula="of:=IF([mastertable.O12]=&quot;WALA&quot;;0;IF([mastertable.O12]=&quot;PABOR&quot;;1;IF([mastertable.O12]=&quot;DI PABOR&quot;;2;IF([mastertable.O12]=&quot;EWAN&quot;;3;))))" table:style-name="ce15">
            <text:p>2</text:p>
          </table:table-cell>
          <table:table-cell office:value-type="float" office:value="3" table:formula="of:=IF([mastertable.P12]=&quot;WALA&quot;;0;IF([mastertable.P12]=&quot;PABOR&quot;;1;IF([mastertable.P12]=&quot;DI PABOR&quot;;2;IF([mastertable.P12]=&quot;EWAN&quot;;3;))))" table:style-name="ce15">
            <text:p>3</text:p>
          </table:table-cell>
          <table:table-cell office:value-type="float" office:value="2" table:formula="of:=IF([mastertable.Q12]=&quot;WALA&quot;;0;IF([mastertable.Q12]=&quot;PABOR&quot;;1;IF([mastertable.Q12]=&quot;DI PABOR&quot;;2;IF([mastertable.Q12]=&quot;EWAN&quot;;3;))))" table:style-name="ce15">
            <text:p>2</text:p>
          </table:table-cell>
          <table:table-cell office:value-type="float" office:value="0" table:formula="of:=IF([mastertable.R12]=&quot;WALA&quot;;0;IF([mastertable.R12]=&quot;PABOR&quot;;1;IF([mastertable.R12]=&quot;DI PABOR&quot;;2;IF([mastertable.R12]=&quot;EWAN&quot;;3;))))" table:style-name="ce15">
            <text:p>0</text:p>
          </table:table-cell>
          <table:table-cell office:value-type="float" office:value="2" table:formula="of:=IF([mastertable.S12]=&quot;WALA&quot;;0;IF([mastertable.S12]=&quot;PABOR&quot;;1;IF([mastertable.S12]=&quot;DI PABOR&quot;;2;IF([mastertable.S12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BELLO</text:p>
          </table:table-cell>
          <table:table-cell office:value-type="string" table:style-name="ce3">
            <text:p>WALDEN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walden-bello.html">https://votepilipinas.com/candidate/walden-bello.html</text:a></text:p>
          </table:table-cell>
          <table:table-cell office:value-type="float" office:value="1" table:formula="of:=IF([mastertable.G13]=&quot;WALA&quot;;0;IF([mastertable.G13]=&quot;PABOR&quot;;1;IF([mastertable.G13]=&quot;DI PABOR&quot;;2;IF([mastertable.G13]=&quot;EWAN&quot;;3;))))" table:style-name="ce15">
            <text:p>1</text:p>
          </table:table-cell>
          <table:table-cell office:value-type="float" office:value="2" table:formula="of:=IF([mastertable.H13]=&quot;WALA&quot;;0;IF([mastertable.H13]=&quot;PABOR&quot;;1;IF([mastertable.H13]=&quot;DI PABOR&quot;;2;IF([mastertable.H13]=&quot;EWAN&quot;;3;))))" table:style-name="ce15">
            <text:p>2</text:p>
          </table:table-cell>
          <table:table-cell office:value-type="float" office:value="1" table:formula="of:=IF([mastertable.I13]=&quot;WALA&quot;;0;IF([mastertable.I13]=&quot;PABOR&quot;;1;IF([mastertable.I13]=&quot;DI PABOR&quot;;2;IF([mastertable.I13]=&quot;EWAN&quot;;3;))))" table:style-name="ce15">
            <text:p>1</text:p>
          </table:table-cell>
          <table:table-cell office:value-type="float" office:value="1" table:formula="of:=IF([mastertable.J13]=&quot;WALA&quot;;0;IF([mastertable.J13]=&quot;PABOR&quot;;1;IF([mastertable.J13]=&quot;DI PABOR&quot;;2;IF([mastertable.J13]=&quot;EWAN&quot;;3;))))" table:style-name="ce15">
            <text:p>1</text:p>
          </table:table-cell>
          <table:table-cell office:value-type="float" office:value="2" table:formula="of:=IF([mastertable.K13]=&quot;WALA&quot;;0;IF([mastertable.K13]=&quot;PABOR&quot;;1;IF([mastertable.K13]=&quot;DI PABOR&quot;;2;IF([mastertable.K13]=&quot;EWAN&quot;;3;))))" table:style-name="ce15">
            <text:p>2</text:p>
          </table:table-cell>
          <table:table-cell office:value-type="float" office:value="1" table:formula="of:=IF([mastertable.L13]=&quot;WALA&quot;;0;IF([mastertable.L13]=&quot;PABOR&quot;;1;IF([mastertable.L13]=&quot;DI PABOR&quot;;2;IF([mastertable.L13]=&quot;EWAN&quot;;3;))))" table:style-name="ce15">
            <text:p>1</text:p>
          </table:table-cell>
          <table:table-cell office:value-type="float" office:value="1" table:formula="of:=IF([mastertable.M13]=&quot;WALA&quot;;0;IF([mastertable.M13]=&quot;PABOR&quot;;1;IF([mastertable.M13]=&quot;DI PABOR&quot;;2;IF([mastertable.M13]=&quot;EWAN&quot;;3;))))" table:style-name="ce15">
            <text:p>1</text:p>
          </table:table-cell>
          <table:table-cell office:value-type="float" office:value="2" table:formula="of:=IF([mastertable.N13]=&quot;WALA&quot;;0;IF([mastertable.N13]=&quot;PABOR&quot;;1;IF([mastertable.N13]=&quot;DI PABOR&quot;;2;IF([mastertable.N13]=&quot;EWAN&quot;;3;))))" table:style-name="ce15">
            <text:p>2</text:p>
          </table:table-cell>
          <table:table-cell office:value-type="float" office:value="2" table:formula="of:=IF([mastertable.O13]=&quot;WALA&quot;;0;IF([mastertable.O13]=&quot;PABOR&quot;;1;IF([mastertable.O13]=&quot;DI PABOR&quot;;2;IF([mastertable.O13]=&quot;EWAN&quot;;3;))))" table:style-name="ce15">
            <text:p>2</text:p>
          </table:table-cell>
          <table:table-cell office:value-type="float" office:value="2" table:formula="of:=IF([mastertable.P13]=&quot;WALA&quot;;0;IF([mastertable.P13]=&quot;PABOR&quot;;1;IF([mastertable.P13]=&quot;DI PABOR&quot;;2;IF([mastertable.P13]=&quot;EWAN&quot;;3;))))" table:style-name="ce15">
            <text:p>2</text:p>
          </table:table-cell>
          <table:table-cell office:value-type="float" office:value="2" table:formula="of:=IF([mastertable.Q13]=&quot;WALA&quot;;0;IF([mastertable.Q13]=&quot;PABOR&quot;;1;IF([mastertable.Q13]=&quot;DI PABOR&quot;;2;IF([mastertable.Q13]=&quot;EWAN&quot;;3;))))" table:style-name="ce15">
            <text:p>2</text:p>
          </table:table-cell>
          <table:table-cell office:value-type="float" office:value="1" table:formula="of:=IF([mastertable.R13]=&quot;WALA&quot;;0;IF([mastertable.R13]=&quot;PABOR&quot;;1;IF([mastertable.R13]=&quot;DI PABOR&quot;;2;IF([mastertable.R13]=&quot;EWAN&quot;;3;))))" table:style-name="ce15">
            <text:p>1</text:p>
          </table:table-cell>
          <table:table-cell office:value-type="float" office:value="2" table:formula="of:=IF([mastertable.S13]=&quot;WALA&quot;;0;IF([mastertable.S13]=&quot;PABOR&quot;;1;IF([mastertable.S13]=&quot;DI PABOR&quot;;2;IF([mastertable.S13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RIZALITO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david-rizalito.html">https://votepilipinas.com/candidate/david-rizalito.html</text:a></text:p>
          </table:table-cell>
          <table:table-cell office:value-type="float" office:value="2" table:formula="of:=IF([mastertable.G14]=&quot;WALA&quot;;0;IF([mastertable.G14]=&quot;PABOR&quot;;1;IF([mastertable.G14]=&quot;DI PABOR&quot;;2;IF([mastertable.G14]=&quot;EWAN&quot;;3;))))" table:style-name="ce15">
            <text:p>2</text:p>
          </table:table-cell>
          <table:table-cell office:value-type="float" office:value="2" table:formula="of:=IF([mastertable.H14]=&quot;WALA&quot;;0;IF([mastertable.H14]=&quot;PABOR&quot;;1;IF([mastertable.H14]=&quot;DI PABOR&quot;;2;IF([mastertable.H14]=&quot;EWAN&quot;;3;))))" table:style-name="ce15">
            <text:p>2</text:p>
          </table:table-cell>
          <table:table-cell office:value-type="float" office:value="2" table:formula="of:=IF([mastertable.I14]=&quot;WALA&quot;;0;IF([mastertable.I14]=&quot;PABOR&quot;;1;IF([mastertable.I14]=&quot;DI PABOR&quot;;2;IF([mastertable.I14]=&quot;EWAN&quot;;3;))))" table:style-name="ce15">
            <text:p>2</text:p>
          </table:table-cell>
          <table:table-cell office:value-type="float" office:value="2" table:formula="of:=IF([mastertable.J14]=&quot;WALA&quot;;0;IF([mastertable.J14]=&quot;PABOR&quot;;1;IF([mastertable.J14]=&quot;DI PABOR&quot;;2;IF([mastertable.J14]=&quot;EWAN&quot;;3;))))" table:style-name="ce15">
            <text:p>2</text:p>
          </table:table-cell>
          <table:table-cell office:value-type="float" office:value="1" table:formula="of:=IF([mastertable.K14]=&quot;WALA&quot;;0;IF([mastertable.K14]=&quot;PABOR&quot;;1;IF([mastertable.K14]=&quot;DI PABOR&quot;;2;IF([mastertable.K14]=&quot;EWAN&quot;;3;))))" table:style-name="ce15">
            <text:p>1</text:p>
          </table:table-cell>
          <table:table-cell office:value-type="float" office:value="0" table:formula="of:=IF([mastertable.L14]=&quot;WALA&quot;;0;IF([mastertable.L14]=&quot;PABOR&quot;;1;IF([mastertable.L14]=&quot;DI PABOR&quot;;2;IF([mastertable.L14]=&quot;EWAN&quot;;3;))))" table:style-name="ce15">
            <text:p>0</text:p>
          </table:table-cell>
          <table:table-cell office:value-type="float" office:value="1" table:formula="of:=IF([mastertable.M14]=&quot;WALA&quot;;0;IF([mastertable.M14]=&quot;PABOR&quot;;1;IF([mastertable.M14]=&quot;DI PABOR&quot;;2;IF([mastertable.M14]=&quot;EWAN&quot;;3;))))" table:style-name="ce15">
            <text:p>1</text:p>
          </table:table-cell>
          <table:table-cell office:value-type="float" office:value="0" table:formula="of:=IF([mastertable.N14]=&quot;WALA&quot;;0;IF([mastertable.N14]=&quot;PABOR&quot;;1;IF([mastertable.N14]=&quot;DI PABOR&quot;;2;IF([mastertable.N14]=&quot;EWAN&quot;;3;))))" table:style-name="ce15">
            <text:p>0</text:p>
          </table:table-cell>
          <table:table-cell office:value-type="float" office:value="0" table:formula="of:=IF([mastertable.O14]=&quot;WALA&quot;;0;IF([mastertable.O14]=&quot;PABOR&quot;;1;IF([mastertable.O14]=&quot;DI PABOR&quot;;2;IF([mastertable.O14]=&quot;EWAN&quot;;3;))))" table:style-name="ce15">
            <text:p>0</text:p>
          </table:table-cell>
          <table:table-cell office:value-type="float" office:value="2" table:formula="of:=IF([mastertable.P14]=&quot;WALA&quot;;0;IF([mastertable.P14]=&quot;PABOR&quot;;1;IF([mastertable.P14]=&quot;DI PABOR&quot;;2;IF([mastertable.P14]=&quot;EWAN&quot;;3;))))" table:style-name="ce15">
            <text:p>2</text:p>
          </table:table-cell>
          <table:table-cell office:value-type="float" office:value="2" table:formula="of:=IF([mastertable.Q14]=&quot;WALA&quot;;0;IF([mastertable.Q14]=&quot;PABOR&quot;;1;IF([mastertable.Q14]=&quot;DI PABOR&quot;;2;IF([mastertable.Q14]=&quot;EWAN&quot;;3;))))" table:style-name="ce15">
            <text:p>2</text:p>
          </table:table-cell>
          <table:table-cell office:value-type="float" office:value="0" table:formula="of:=IF([mastertable.R14]=&quot;WALA&quot;;0;IF([mastertable.R14]=&quot;PABOR&quot;;1;IF([mastertable.R14]=&quot;DI PABOR&quot;;2;IF([mastertable.R14]=&quot;EWAN&quot;;3;))))" table:style-name="ce15">
            <text:p>0</text:p>
          </table:table-cell>
          <table:table-cell office:value-type="float" office:value="2" table:formula="of:=IF([mastertable.S14]=&quot;WALA&quot;;0;IF([mastertable.S14]=&quot;PABOR&quot;;1;IF([mastertable.S14]=&quot;DI PABOR&quot;;2;IF([mastertable.S14]=&quot;EWAN&quot;;3;))))" table:style-name="ce15">
            <text:p>2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DUTERTE</text:p>
          </table:table-cell>
          <table:table-cell office:value-type="string" table:style-name="ce3">
            <text:p>SARA</text:p>
          </table:table-cell>
          <table:table-cell office:value-type="string" table:style-name="ce3">
            <text:p>LAKAS</text:p>
          </table:table-cell>
          <table:table-cell office:value-type="string" table:style-name="ce4">
            <text:p><text:a xlink:href="https://votepilipinas.com/candidate/duterte-sara.html">https://votepilipinas.com/candidate/duterte-sara.html</text:a></text:p>
          </table:table-cell>
          <table:table-cell office:value-type="float" office:value="0" table:formula="of:=IF([mastertable.G15]=&quot;WALA&quot;;0;IF([mastertable.G15]=&quot;PABOR&quot;;1;IF([mastertable.G15]=&quot;DI PABOR&quot;;2;IF([mastertable.G15]=&quot;EWAN&quot;;3;))))" table:style-name="ce15">
            <text:p>0</text:p>
          </table:table-cell>
          <table:table-cell office:value-type="float" office:value="1" table:formula="of:=IF([mastertable.H15]=&quot;WALA&quot;;0;IF([mastertable.H15]=&quot;PABOR&quot;;1;IF([mastertable.H15]=&quot;DI PABOR&quot;;2;IF([mastertable.H15]=&quot;EWAN&quot;;3;))))" table:style-name="ce15">
            <text:p>1</text:p>
          </table:table-cell>
          <table:table-cell office:value-type="float" office:value="0" table:formula="of:=IF([mastertable.I15]=&quot;WALA&quot;;0;IF([mastertable.I15]=&quot;PABOR&quot;;1;IF([mastertable.I15]=&quot;DI PABOR&quot;;2;IF([mastertable.I15]=&quot;EWAN&quot;;3;))))" table:style-name="ce15">
            <text:p>0</text:p>
          </table:table-cell>
          <table:table-cell office:value-type="float" office:value="3" table:formula="of:=IF([mastertable.J15]=&quot;WALA&quot;;0;IF([mastertable.J15]=&quot;PABOR&quot;;1;IF([mastertable.J15]=&quot;DI PABOR&quot;;2;IF([mastertable.J15]=&quot;EWAN&quot;;3;))))" table:style-name="ce15">
            <text:p>3</text:p>
          </table:table-cell>
          <table:table-cell office:value-type="float" office:value="2" table:formula="of:=IF([mastertable.K15]=&quot;WALA&quot;;0;IF([mastertable.K15]=&quot;PABOR&quot;;1;IF([mastertable.K15]=&quot;DI PABOR&quot;;2;IF([mastertable.K15]=&quot;EWAN&quot;;3;))))" table:style-name="ce15">
            <text:p>2</text:p>
          </table:table-cell>
          <table:table-cell office:value-type="float" office:value="3" table:formula="of:=IF([mastertable.L15]=&quot;WALA&quot;;0;IF([mastertable.L15]=&quot;PABOR&quot;;1;IF([mastertable.L15]=&quot;DI PABOR&quot;;2;IF([mastertable.L15]=&quot;EWAN&quot;;3;))))" table:style-name="ce15">
            <text:p>3</text:p>
          </table:table-cell>
          <table:table-cell office:value-type="float" office:value="3" table:formula="of:=IF([mastertable.M15]=&quot;WALA&quot;;0;IF([mastertable.M15]=&quot;PABOR&quot;;1;IF([mastertable.M15]=&quot;DI PABOR&quot;;2;IF([mastertable.M15]=&quot;EWAN&quot;;3;))))" table:style-name="ce15">
            <text:p>3</text:p>
          </table:table-cell>
          <table:table-cell office:value-type="float" office:value="1" table:formula="of:=IF([mastertable.N15]=&quot;WALA&quot;;0;IF([mastertable.N15]=&quot;PABOR&quot;;1;IF([mastertable.N15]=&quot;DI PABOR&quot;;2;IF([mastertable.N15]=&quot;EWAN&quot;;3;))))" table:style-name="ce15">
            <text:p>1</text:p>
          </table:table-cell>
          <table:table-cell office:value-type="float" office:value="1" table:formula="of:=IF([mastertable.O15]=&quot;WALA&quot;;0;IF([mastertable.O15]=&quot;PABOR&quot;;1;IF([mastertable.O15]=&quot;DI PABOR&quot;;2;IF([mastertable.O15]=&quot;EWAN&quot;;3;))))" table:style-name="ce15">
            <text:p>1</text:p>
          </table:table-cell>
          <table:table-cell office:value-type="float" office:value="1" table:formula="of:=IF([mastertable.P15]=&quot;WALA&quot;;0;IF([mastertable.P15]=&quot;PABOR&quot;;1;IF([mastertable.P15]=&quot;DI PABOR&quot;;2;IF([mastertable.P15]=&quot;EWAN&quot;;3;))))" table:style-name="ce15">
            <text:p>1</text:p>
          </table:table-cell>
          <table:table-cell office:value-type="float" office:value="3" table:formula="of:=IF([mastertable.Q15]=&quot;WALA&quot;;0;IF([mastertable.Q15]=&quot;PABOR&quot;;1;IF([mastertable.Q15]=&quot;DI PABOR&quot;;2;IF([mastertable.Q15]=&quot;EWAN&quot;;3;))))" table:style-name="ce15">
            <text:p>3</text:p>
          </table:table-cell>
          <table:table-cell office:value-type="float" office:value="3" table:formula="of:=IF([mastertable.R15]=&quot;WALA&quot;;0;IF([mastertable.R15]=&quot;PABOR&quot;;1;IF([mastertable.R15]=&quot;DI PABOR&quot;;2;IF([mastertable.R15]=&quot;EWAN&quot;;3;))))" table:style-name="ce15">
            <text:p>3</text:p>
          </table:table-cell>
          <table:table-cell office:value-type="float" office:value="1" table:formula="of:=IF([mastertable.S15]=&quot;WALA&quot;;0;IF([mastertable.S15]=&quot;PABOR&quot;;1;IF([mastertable.S15]=&quot;DI PABOR&quot;;2;IF([mastertable.S15]=&quot;EWAN&quot;;3;))))" table:style-name="ce15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LOPEZ</text:p>
          </table:table-cell>
          <table:table-cell office:value-type="string" table:style-name="ce3">
            <text:p>MANNY SD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lopez-manny.html">https://votepilipinas.com/candidate/lopez-manny.html</text:a></text:p>
          </table:table-cell>
          <table:table-cell office:value-type="float" office:value="0" table:formula="of:=IF([mastertable.G16]=&quot;WALA&quot;;0;IF([mastertable.G16]=&quot;PABOR&quot;;1;IF([mastertable.G16]=&quot;DI PABOR&quot;;2;IF([mastertable.G16]=&quot;EWAN&quot;;3;))))" table:style-name="ce15">
            <text:p>0</text:p>
          </table:table-cell>
          <table:table-cell office:value-type="float" office:value="1" table:formula="of:=IF([mastertable.H16]=&quot;WALA&quot;;0;IF([mastertable.H16]=&quot;PABOR&quot;;1;IF([mastertable.H16]=&quot;DI PABOR&quot;;2;IF([mastertable.H16]=&quot;EWAN&quot;;3;))))" table:style-name="ce15">
            <text:p>1</text:p>
          </table:table-cell>
          <table:table-cell office:value-type="float" office:value="0" table:formula="of:=IF([mastertable.I16]=&quot;WALA&quot;;0;IF([mastertable.I16]=&quot;PABOR&quot;;1;IF([mastertable.I16]=&quot;DI PABOR&quot;;2;IF([mastertable.I16]=&quot;EWAN&quot;;3;))))" table:style-name="ce15">
            <text:p>0</text:p>
          </table:table-cell>
          <table:table-cell office:value-type="float" office:value="0" table:formula="of:=IF([mastertable.J16]=&quot;WALA&quot;;0;IF([mastertable.J16]=&quot;PABOR&quot;;1;IF([mastertable.J16]=&quot;DI PABOR&quot;;2;IF([mastertable.J16]=&quot;EWAN&quot;;3;))))" table:style-name="ce15">
            <text:p>0</text:p>
          </table:table-cell>
          <table:table-cell office:value-type="float" office:value="1" table:formula="of:=IF([mastertable.K16]=&quot;WALA&quot;;0;IF([mastertable.K16]=&quot;PABOR&quot;;1;IF([mastertable.K16]=&quot;DI PABOR&quot;;2;IF([mastertable.K16]=&quot;EWAN&quot;;3;))))" table:style-name="ce15">
            <text:p>1</text:p>
          </table:table-cell>
          <table:table-cell office:value-type="float" office:value="0" table:formula="of:=IF([mastertable.L16]=&quot;WALA&quot;;0;IF([mastertable.L16]=&quot;PABOR&quot;;1;IF([mastertable.L16]=&quot;DI PABOR&quot;;2;IF([mastertable.L16]=&quot;EWAN&quot;;3;))))" table:style-name="ce15">
            <text:p>0</text:p>
          </table:table-cell>
          <table:table-cell office:value-type="float" office:value="3" table:formula="of:=IF([mastertable.M16]=&quot;WALA&quot;;0;IF([mastertable.M16]=&quot;PABOR&quot;;1;IF([mastertable.M16]=&quot;DI PABOR&quot;;2;IF([mastertable.M16]=&quot;EWAN&quot;;3;))))" table:style-name="ce15">
            <text:p>3</text:p>
          </table:table-cell>
          <table:table-cell office:value-type="float" office:value="0" table:formula="of:=IF([mastertable.N16]=&quot;WALA&quot;;0;IF([mastertable.N16]=&quot;PABOR&quot;;1;IF([mastertable.N16]=&quot;DI PABOR&quot;;2;IF([mastertable.N16]=&quot;EWAN&quot;;3;))))" table:style-name="ce15">
            <text:p>0</text:p>
          </table:table-cell>
          <table:table-cell office:value-type="float" office:value="0" table:formula="of:=IF([mastertable.O16]=&quot;WALA&quot;;0;IF([mastertable.O16]=&quot;PABOR&quot;;1;IF([mastertable.O16]=&quot;DI PABOR&quot;;2;IF([mastertable.O16]=&quot;EWAN&quot;;3;))))" table:style-name="ce15">
            <text:p>0</text:p>
          </table:table-cell>
          <table:table-cell office:value-type="float" office:value="0" table:formula="of:=IF([mastertable.P16]=&quot;WALA&quot;;0;IF([mastertable.P16]=&quot;PABOR&quot;;1;IF([mastertable.P16]=&quot;DI PABOR&quot;;2;IF([mastertable.P16]=&quot;EWAN&quot;;3;))))" table:style-name="ce15">
            <text:p>0</text:p>
          </table:table-cell>
          <table:table-cell office:value-type="float" office:value="0" table:formula="of:=IF([mastertable.Q16]=&quot;WALA&quot;;0;IF([mastertable.Q16]=&quot;PABOR&quot;;1;IF([mastertable.Q16]=&quot;DI PABOR&quot;;2;IF([mastertable.Q16]=&quot;EWAN&quot;;3;))))" table:style-name="ce15">
            <text:p>0</text:p>
          </table:table-cell>
          <table:table-cell office:value-type="float" office:value="0" table:formula="of:=IF([mastertable.R16]=&quot;WALA&quot;;0;IF([mastertable.R16]=&quot;PABOR&quot;;1;IF([mastertable.R16]=&quot;DI PABOR&quot;;2;IF([mastertable.R16]=&quot;EWAN&quot;;3;))))" table:style-name="ce15">
            <text:p>0</text:p>
          </table:table-cell>
          <table:table-cell office:value-type="float" office:value="0" table:formula="of:=IF([mastertable.S16]=&quot;WALA&quot;;0;IF([mastertable.S16]=&quot;PABOR&quot;;1;IF([mastertable.S16]=&quot;DI PABOR&quot;;2;IF([mastertable.S16]=&quot;EWAN&quot;;3;))))" table:style-name="ce15">
            <text:p>0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ONG</text:p>
          </table:table-cell>
          <table:table-cell office:value-type="string" table:style-name="ce3">
            <text:p>DOC WILLIE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ong-willie.html">https://votepilipinas.com/candidate/ong-willie.html</text:a></text:p>
          </table:table-cell>
          <table:table-cell office:value-type="float" office:value="2" table:formula="of:=IF([mastertable.G17]=&quot;WALA&quot;;0;IF([mastertable.G17]=&quot;PABOR&quot;;1;IF([mastertable.G17]=&quot;DI PABOR&quot;;2;IF([mastertable.G17]=&quot;EWAN&quot;;3;))))" table:style-name="ce15">
            <text:p>2</text:p>
          </table:table-cell>
          <table:table-cell office:value-type="float" office:value="2" table:formula="of:=IF([mastertable.H17]=&quot;WALA&quot;;0;IF([mastertable.H17]=&quot;PABOR&quot;;1;IF([mastertable.H17]=&quot;DI PABOR&quot;;2;IF([mastertable.H17]=&quot;EWAN&quot;;3;))))" table:style-name="ce15">
            <text:p>2</text:p>
          </table:table-cell>
          <table:table-cell office:value-type="float" office:value="1" table:formula="of:=IF([mastertable.I17]=&quot;WALA&quot;;0;IF([mastertable.I17]=&quot;PABOR&quot;;1;IF([mastertable.I17]=&quot;DI PABOR&quot;;2;IF([mastertable.I17]=&quot;EWAN&quot;;3;))))" table:style-name="ce15">
            <text:p>1</text:p>
          </table:table-cell>
          <table:table-cell office:value-type="float" office:value="3" table:formula="of:=IF([mastertable.J17]=&quot;WALA&quot;;0;IF([mastertable.J17]=&quot;PABOR&quot;;1;IF([mastertable.J17]=&quot;DI PABOR&quot;;2;IF([mastertable.J17]=&quot;EWAN&quot;;3;))))" table:style-name="ce15">
            <text:p>3</text:p>
          </table:table-cell>
          <table:table-cell office:value-type="float" office:value="1" table:formula="of:=IF([mastertable.K17]=&quot;WALA&quot;;0;IF([mastertable.K17]=&quot;PABOR&quot;;1;IF([mastertable.K17]=&quot;DI PABOR&quot;;2;IF([mastertable.K17]=&quot;EWAN&quot;;3;))))" table:style-name="ce15">
            <text:p>1</text:p>
          </table:table-cell>
          <table:table-cell office:value-type="float" office:value="2" table:formula="of:=IF([mastertable.L17]=&quot;WALA&quot;;0;IF([mastertable.L17]=&quot;PABOR&quot;;1;IF([mastertable.L17]=&quot;DI PABOR&quot;;2;IF([mastertable.L17]=&quot;EWAN&quot;;3;))))" table:style-name="ce15">
            <text:p>2</text:p>
          </table:table-cell>
          <table:table-cell office:value-type="float" office:value="1" table:formula="of:=IF([mastertable.M17]=&quot;WALA&quot;;0;IF([mastertable.M17]=&quot;PABOR&quot;;1;IF([mastertable.M17]=&quot;DI PABOR&quot;;2;IF([mastertable.M17]=&quot;EWAN&quot;;3;))))" table:style-name="ce15">
            <text:p>1</text:p>
          </table:table-cell>
          <table:table-cell office:value-type="float" office:value="1" table:formula="of:=IF([mastertable.N17]=&quot;WALA&quot;;0;IF([mastertable.N17]=&quot;PABOR&quot;;1;IF([mastertable.N17]=&quot;DI PABOR&quot;;2;IF([mastertable.N17]=&quot;EWAN&quot;;3;))))" table:style-name="ce15">
            <text:p>1</text:p>
          </table:table-cell>
          <table:table-cell office:value-type="float" office:value="0" table:formula="of:=IF([mastertable.O17]=&quot;WALA&quot;;0;IF([mastertable.O17]=&quot;PABOR&quot;;1;IF([mastertable.O17]=&quot;DI PABOR&quot;;2;IF([mastertable.O17]=&quot;EWAN&quot;;3;))))" table:style-name="ce15">
            <text:p>0</text:p>
          </table:table-cell>
          <table:table-cell office:value-type="float" office:value="3" table:formula="of:=IF([mastertable.P17]=&quot;WALA&quot;;0;IF([mastertable.P17]=&quot;PABOR&quot;;1;IF([mastertable.P17]=&quot;DI PABOR&quot;;2;IF([mastertable.P17]=&quot;EWAN&quot;;3;))))" table:style-name="ce15">
            <text:p>3</text:p>
          </table:table-cell>
          <table:table-cell office:value-type="float" office:value="0" table:formula="of:=IF([mastertable.Q17]=&quot;WALA&quot;;0;IF([mastertable.Q17]=&quot;PABOR&quot;;1;IF([mastertable.Q17]=&quot;DI PABOR&quot;;2;IF([mastertable.Q17]=&quot;EWAN&quot;;3;))))" table:style-name="ce15">
            <text:p>0</text:p>
          </table:table-cell>
          <table:table-cell office:value-type="float" office:value="0" table:formula="of:=IF([mastertable.R17]=&quot;WALA&quot;;0;IF([mastertable.R17]=&quot;PABOR&quot;;1;IF([mastertable.R17]=&quot;DI PABOR&quot;;2;IF([mastertable.R17]=&quot;EWAN&quot;;3;))))" table:style-name="ce15">
            <text:p>0</text:p>
          </table:table-cell>
          <table:table-cell office:value-type="float" office:value="2" table:formula="of:=IF([mastertable.S17]=&quot;WALA&quot;;0;IF([mastertable.S17]=&quot;PABOR&quot;;1;IF([mastertable.S17]=&quot;DI PABOR&quot;;2;IF([mastertable.S17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PANGILINAN</text:p>
          </table:table-cell>
          <table:table-cell office:value-type="string" table:style-name="ce3">
            <text:p>KIKO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pangilinan-francis.html">https://votepilipinas.com/candidate/pangilinan-francis.html</text:a></text:p>
          </table:table-cell>
          <table:table-cell office:value-type="float" office:value="2" table:formula="of:=IF([mastertable.G18]=&quot;WALA&quot;;0;IF([mastertable.G18]=&quot;PABOR&quot;;1;IF([mastertable.G18]=&quot;DI PABOR&quot;;2;IF([mastertable.G18]=&quot;EWAN&quot;;3;))))" table:style-name="ce15">
            <text:p>2</text:p>
          </table:table-cell>
          <table:table-cell office:value-type="float" office:value="2" table:formula="of:=IF([mastertable.H18]=&quot;WALA&quot;;0;IF([mastertable.H18]=&quot;PABOR&quot;;1;IF([mastertable.H18]=&quot;DI PABOR&quot;;2;IF([mastertable.H18]=&quot;EWAN&quot;;3;))))" table:style-name="ce15">
            <text:p>2</text:p>
          </table:table-cell>
          <table:table-cell office:value-type="float" office:value="1" table:formula="of:=IF([mastertable.I18]=&quot;WALA&quot;;0;IF([mastertable.I18]=&quot;PABOR&quot;;1;IF([mastertable.I18]=&quot;DI PABOR&quot;;2;IF([mastertable.I18]=&quot;EWAN&quot;;3;))))" table:style-name="ce15">
            <text:p>1</text:p>
          </table:table-cell>
          <table:table-cell office:value-type="float" office:value="1" table:formula="of:=IF([mastertable.J18]=&quot;WALA&quot;;0;IF([mastertable.J18]=&quot;PABOR&quot;;1;IF([mastertable.J18]=&quot;DI PABOR&quot;;2;IF([mastertable.J18]=&quot;EWAN&quot;;3;))))" table:style-name="ce15">
            <text:p>1</text:p>
          </table:table-cell>
          <table:table-cell office:value-type="float" office:value="2" table:formula="of:=IF([mastertable.K18]=&quot;WALA&quot;;0;IF([mastertable.K18]=&quot;PABOR&quot;;1;IF([mastertable.K18]=&quot;DI PABOR&quot;;2;IF([mastertable.K18]=&quot;EWAN&quot;;3;))))" table:style-name="ce15">
            <text:p>2</text:p>
          </table:table-cell>
          <table:table-cell office:value-type="float" office:value="1" table:formula="of:=IF([mastertable.L18]=&quot;WALA&quot;;0;IF([mastertable.L18]=&quot;PABOR&quot;;1;IF([mastertable.L18]=&quot;DI PABOR&quot;;2;IF([mastertable.L18]=&quot;EWAN&quot;;3;))))" table:style-name="ce15">
            <text:p>1</text:p>
          </table:table-cell>
          <table:table-cell office:value-type="float" office:value="1" table:formula="of:=IF([mastertable.M18]=&quot;WALA&quot;;0;IF([mastertable.M18]=&quot;PABOR&quot;;1;IF([mastertable.M18]=&quot;DI PABOR&quot;;2;IF([mastertable.M18]=&quot;EWAN&quot;;3;))))" table:style-name="ce15">
            <text:p>1</text:p>
          </table:table-cell>
          <table:table-cell office:value-type="float" office:value="1" table:formula="of:=IF([mastertable.N18]=&quot;WALA&quot;;0;IF([mastertable.N18]=&quot;PABOR&quot;;1;IF([mastertable.N18]=&quot;DI PABOR&quot;;2;IF([mastertable.N18]=&quot;EWAN&quot;;3;))))" table:style-name="ce15">
            <text:p>1</text:p>
          </table:table-cell>
          <table:table-cell office:value-type="float" office:value="2" table:formula="of:=IF([mastertable.O18]=&quot;WALA&quot;;0;IF([mastertable.O18]=&quot;PABOR&quot;;1;IF([mastertable.O18]=&quot;DI PABOR&quot;;2;IF([mastertable.O18]=&quot;EWAN&quot;;3;))))" table:style-name="ce15">
            <text:p>2</text:p>
          </table:table-cell>
          <table:table-cell office:value-type="float" office:value="2" table:formula="of:=IF([mastertable.P18]=&quot;WALA&quot;;0;IF([mastertable.P18]=&quot;PABOR&quot;;1;IF([mastertable.P18]=&quot;DI PABOR&quot;;2;IF([mastertable.P18]=&quot;EWAN&quot;;3;))))" table:style-name="ce15">
            <text:p>2</text:p>
          </table:table-cell>
          <table:table-cell office:value-type="float" office:value="2" table:formula="of:=IF([mastertable.Q18]=&quot;WALA&quot;;0;IF([mastertable.Q18]=&quot;PABOR&quot;;1;IF([mastertable.Q18]=&quot;DI PABOR&quot;;2;IF([mastertable.Q18]=&quot;EWAN&quot;;3;))))" table:style-name="ce15">
            <text:p>2</text:p>
          </table:table-cell>
          <table:table-cell office:value-type="float" office:value="1" table:formula="of:=IF([mastertable.R18]=&quot;WALA&quot;;0;IF([mastertable.R18]=&quot;PABOR&quot;;1;IF([mastertable.R18]=&quot;DI PABOR&quot;;2;IF([mastertable.R18]=&quot;EWAN&quot;;3;))))" table:style-name="ce15">
            <text:p>1</text:p>
          </table:table-cell>
          <table:table-cell office:value-type="float" office:value="2" table:formula="of:=IF([mastertable.S18]=&quot;WALA&quot;;0;IF([mastertable.S18]=&quot;PABOR&quot;;1;IF([mastertable.S18]=&quot;DI PABOR&quot;;2;IF([mastertable.S18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SERAPIO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serapio-carlos.html">https://votepilipinas.com/candidate/serapio-carlos.html</text:a></text:p>
          </table:table-cell>
          <table:table-cell office:value-type="float" office:value="0" table:formula="of:=IF([mastertable.G19]=&quot;WALA&quot;;0;IF([mastertable.G19]=&quot;PABOR&quot;;1;IF([mastertable.G19]=&quot;DI PABOR&quot;;2;IF([mastertable.G19]=&quot;EWAN&quot;;3;))))" table:style-name="ce15">
            <text:p>0</text:p>
          </table:table-cell>
          <table:table-cell office:value-type="float" office:value="0" table:formula="of:=IF([mastertable.H19]=&quot;WALA&quot;;0;IF([mastertable.H19]=&quot;PABOR&quot;;1;IF([mastertable.H19]=&quot;DI PABOR&quot;;2;IF([mastertable.H19]=&quot;EWAN&quot;;3;))))" table:style-name="ce15">
            <text:p>0</text:p>
          </table:table-cell>
          <table:table-cell office:value-type="float" office:value="0" table:formula="of:=IF([mastertable.I19]=&quot;WALA&quot;;0;IF([mastertable.I19]=&quot;PABOR&quot;;1;IF([mastertable.I19]=&quot;DI PABOR&quot;;2;IF([mastertable.I19]=&quot;EWAN&quot;;3;))))" table:style-name="ce15">
            <text:p>0</text:p>
          </table:table-cell>
          <table:table-cell office:value-type="float" office:value="2" table:formula="of:=IF([mastertable.J19]=&quot;WALA&quot;;0;IF([mastertable.J19]=&quot;PABOR&quot;;1;IF([mastertable.J19]=&quot;DI PABOR&quot;;2;IF([mastertable.J19]=&quot;EWAN&quot;;3;))))" table:style-name="ce15">
            <text:p>2</text:p>
          </table:table-cell>
          <table:table-cell office:value-type="float" office:value="0" table:formula="of:=IF([mastertable.K19]=&quot;WALA&quot;;0;IF([mastertable.K19]=&quot;PABOR&quot;;1;IF([mastertable.K19]=&quot;DI PABOR&quot;;2;IF([mastertable.K19]=&quot;EWAN&quot;;3;))))" table:style-name="ce15">
            <text:p>0</text:p>
          </table:table-cell>
          <table:table-cell office:value-type="float" office:value="0" table:formula="of:=IF([mastertable.L19]=&quot;WALA&quot;;0;IF([mastertable.L19]=&quot;PABOR&quot;;1;IF([mastertable.L19]=&quot;DI PABOR&quot;;2;IF([mastertable.L19]=&quot;EWAN&quot;;3;))))" table:style-name="ce15">
            <text:p>0</text:p>
          </table:table-cell>
          <table:table-cell office:value-type="float" office:value="0" table:formula="of:=IF([mastertable.M19]=&quot;WALA&quot;;0;IF([mastertable.M19]=&quot;PABOR&quot;;1;IF([mastertable.M19]=&quot;DI PABOR&quot;;2;IF([mastertable.M19]=&quot;EWAN&quot;;3;))))" table:style-name="ce15">
            <text:p>0</text:p>
          </table:table-cell>
          <table:table-cell office:value-type="float" office:value="0" table:formula="of:=IF([mastertable.N19]=&quot;WALA&quot;;0;IF([mastertable.N19]=&quot;PABOR&quot;;1;IF([mastertable.N19]=&quot;DI PABOR&quot;;2;IF([mastertable.N19]=&quot;EWAN&quot;;3;))))" table:style-name="ce15">
            <text:p>0</text:p>
          </table:table-cell>
          <table:table-cell office:value-type="float" office:value="0" table:formula="of:=IF([mastertable.O19]=&quot;WALA&quot;;0;IF([mastertable.O19]=&quot;PABOR&quot;;1;IF([mastertable.O19]=&quot;DI PABOR&quot;;2;IF([mastertable.O19]=&quot;EWAN&quot;;3;))))" table:style-name="ce15">
            <text:p>0</text:p>
          </table:table-cell>
          <table:table-cell office:value-type="float" office:value="0" table:formula="of:=IF([mastertable.P19]=&quot;WALA&quot;;0;IF([mastertable.P19]=&quot;PABOR&quot;;1;IF([mastertable.P19]=&quot;DI PABOR&quot;;2;IF([mastertable.P19]=&quot;EWAN&quot;;3;))))" table:style-name="ce15">
            <text:p>0</text:p>
          </table:table-cell>
          <table:table-cell office:value-type="float" office:value="0" table:formula="of:=IF([mastertable.Q19]=&quot;WALA&quot;;0;IF([mastertable.Q19]=&quot;PABOR&quot;;1;IF([mastertable.Q19]=&quot;DI PABOR&quot;;2;IF([mastertable.Q19]=&quot;EWAN&quot;;3;))))" table:style-name="ce15">
            <text:p>0</text:p>
          </table:table-cell>
          <table:table-cell office:value-type="float" office:value="3" table:formula="of:=IF([mastertable.R19]=&quot;WALA&quot;;0;IF([mastertable.R19]=&quot;PABOR&quot;;1;IF([mastertable.R19]=&quot;DI PABOR&quot;;2;IF([mastertable.R19]=&quot;EWAN&quot;;3;))))" table:style-name="ce15">
            <text:p>3</text:p>
          </table:table-cell>
          <table:table-cell office:value-type="float" office:value="2" table:formula="of:=IF([mastertable.S19]=&quot;WALA&quot;;0;IF([mastertable.S19]=&quot;PABOR&quot;;1;IF([mastertable.S19]=&quot;DI PABOR&quot;;2;IF([mastertable.S19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Vice President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SOTTO</text:p>
          </table:table-cell>
          <table:table-cell office:value-type="string" table:style-name="ce3">
            <text:p>VICENTE TITO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sotto-tito.html">https://votepilipinas.com/candidate/sotto-tito.html</text:a></text:p>
          </table:table-cell>
          <table:table-cell office:value-type="float" office:value="2" table:formula="of:=IF([mastertable.G20]=&quot;WALA&quot;;0;IF([mastertable.G20]=&quot;PABOR&quot;;1;IF([mastertable.G20]=&quot;DI PABOR&quot;;2;IF([mastertable.G20]=&quot;EWAN&quot;;3;))))" table:style-name="ce15">
            <text:p>2</text:p>
          </table:table-cell>
          <table:table-cell office:value-type="float" office:value="2" table:formula="of:=IF([mastertable.H20]=&quot;WALA&quot;;0;IF([mastertable.H20]=&quot;PABOR&quot;;1;IF([mastertable.H20]=&quot;DI PABOR&quot;;2;IF([mastertable.H20]=&quot;EWAN&quot;;3;))))" table:style-name="ce15">
            <text:p>2</text:p>
          </table:table-cell>
          <table:table-cell office:value-type="float" office:value="3" table:formula="of:=IF([mastertable.I20]=&quot;WALA&quot;;0;IF([mastertable.I20]=&quot;PABOR&quot;;1;IF([mastertable.I20]=&quot;DI PABOR&quot;;2;IF([mastertable.I20]=&quot;EWAN&quot;;3;))))" table:style-name="ce15">
            <text:p>3</text:p>
          </table:table-cell>
          <table:table-cell office:value-type="float" office:value="2" table:formula="of:=IF([mastertable.J20]=&quot;WALA&quot;;0;IF([mastertable.J20]=&quot;PABOR&quot;;1;IF([mastertable.J20]=&quot;DI PABOR&quot;;2;IF([mastertable.J20]=&quot;EWAN&quot;;3;))))" table:style-name="ce15">
            <text:p>2</text:p>
          </table:table-cell>
          <table:table-cell office:value-type="float" office:value="1" table:formula="of:=IF([mastertable.K20]=&quot;WALA&quot;;0;IF([mastertable.K20]=&quot;PABOR&quot;;1;IF([mastertable.K20]=&quot;DI PABOR&quot;;2;IF([mastertable.K20]=&quot;EWAN&quot;;3;))))" table:style-name="ce15">
            <text:p>1</text:p>
          </table:table-cell>
          <table:table-cell office:value-type="float" office:value="2" table:formula="of:=IF([mastertable.L20]=&quot;WALA&quot;;0;IF([mastertable.L20]=&quot;PABOR&quot;;1;IF([mastertable.L20]=&quot;DI PABOR&quot;;2;IF([mastertable.L20]=&quot;EWAN&quot;;3;))))" table:style-name="ce15">
            <text:p>2</text:p>
          </table:table-cell>
          <table:table-cell office:value-type="float" office:value="1" table:formula="of:=IF([mastertable.M20]=&quot;WALA&quot;;0;IF([mastertable.M20]=&quot;PABOR&quot;;1;IF([mastertable.M20]=&quot;DI PABOR&quot;;2;IF([mastertable.M20]=&quot;EWAN&quot;;3;))))" table:style-name="ce15">
            <text:p>1</text:p>
          </table:table-cell>
          <table:table-cell office:value-type="float" office:value="0" table:formula="of:=IF([mastertable.N20]=&quot;WALA&quot;;0;IF([mastertable.N20]=&quot;PABOR&quot;;1;IF([mastertable.N20]=&quot;DI PABOR&quot;;2;IF([mastertable.N20]=&quot;EWAN&quot;;3;))))" table:style-name="ce15">
            <text:p>0</text:p>
          </table:table-cell>
          <table:table-cell office:value-type="float" office:value="1" table:formula="of:=IF([mastertable.O20]=&quot;WALA&quot;;0;IF([mastertable.O20]=&quot;PABOR&quot;;1;IF([mastertable.O20]=&quot;DI PABOR&quot;;2;IF([mastertable.O20]=&quot;EWAN&quot;;3;))))" table:style-name="ce15">
            <text:p>1</text:p>
          </table:table-cell>
          <table:table-cell office:value-type="float" office:value="1" table:formula="of:=IF([mastertable.P20]=&quot;WALA&quot;;0;IF([mastertable.P20]=&quot;PABOR&quot;;1;IF([mastertable.P20]=&quot;DI PABOR&quot;;2;IF([mastertable.P20]=&quot;EWAN&quot;;3;))))" table:style-name="ce15">
            <text:p>1</text:p>
          </table:table-cell>
          <table:table-cell office:value-type="float" office:value="2" table:formula="of:=IF([mastertable.Q20]=&quot;WALA&quot;;0;IF([mastertable.Q20]=&quot;PABOR&quot;;1;IF([mastertable.Q20]=&quot;DI PABOR&quot;;2;IF([mastertable.Q20]=&quot;EWAN&quot;;3;))))" table:style-name="ce15">
            <text:p>2</text:p>
          </table:table-cell>
          <table:table-cell office:value-type="float" office:value="3" table:formula="of:=IF([mastertable.R20]=&quot;WALA&quot;;0;IF([mastertable.R20]=&quot;PABOR&quot;;1;IF([mastertable.R20]=&quot;DI PABOR&quot;;2;IF([mastertable.R20]=&quot;EWAN&quot;;3;))))" table:style-name="ce15">
            <text:p>3</text:p>
          </table:table-cell>
          <table:table-cell office:value-type="float" office:value="3" table:formula="of:=IF([mastertable.S20]=&quot;WALA&quot;;0;IF([mastertable.S20]=&quot;PABOR&quot;;1;IF([mastertable.S20]=&quot;DI PABOR&quot;;2;IF([mastertable.S20]=&quot;EWAN&quot;;3;))))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" table:style-name="ce3">
            <text:p>1</text:p>
          </table:table-cell>
          <table:table-cell office:value-type="string" table:style-name="ce3">
            <text:p>AFUANG</text:p>
          </table:table-cell>
          <table:table-cell office:value-type="string" table:style-name="ce3">
            <text:p>ABN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fuang-abner.html">https://votepilipinas.com/candidate/afuang-abner.html</text:a></text:p>
          </table:table-cell>
          <table:table-cell office:value-type="float" office:value="0" table:formula="of:=IF([mastertable.G21]=&quot;WALA&quot;;0;IF([mastertable.G21]=&quot;PABOR&quot;;1;IF([mastertable.G21]=&quot;DI PABOR&quot;;2;IF([mastertable.G21]=&quot;EWAN&quot;;3;))))" table:style-name="ce15">
            <text:p>0</text:p>
          </table:table-cell>
          <table:table-cell office:value-type="float" office:value="0" table:formula="of:=IF([mastertable.H21]=&quot;WALA&quot;;0;IF([mastertable.H21]=&quot;PABOR&quot;;1;IF([mastertable.H21]=&quot;DI PABOR&quot;;2;IF([mastertable.H21]=&quot;EWAN&quot;;3;))))" table:style-name="ce15">
            <text:p>0</text:p>
          </table:table-cell>
          <table:table-cell office:value-type="float" office:value="0" table:formula="of:=IF([mastertable.I21]=&quot;WALA&quot;;0;IF([mastertable.I21]=&quot;PABOR&quot;;1;IF([mastertable.I21]=&quot;DI PABOR&quot;;2;IF([mastertable.I21]=&quot;EWAN&quot;;3;))))" table:style-name="ce15">
            <text:p>0</text:p>
          </table:table-cell>
          <table:table-cell office:value-type="float" office:value="0" table:formula="of:=IF([mastertable.J21]=&quot;WALA&quot;;0;IF([mastertable.J21]=&quot;PABOR&quot;;1;IF([mastertable.J21]=&quot;DI PABOR&quot;;2;IF([mastertable.J21]=&quot;EWAN&quot;;3;))))" table:style-name="ce15">
            <text:p>0</text:p>
          </table:table-cell>
          <table:table-cell office:value-type="float" office:value="0" table:formula="of:=IF([mastertable.K21]=&quot;WALA&quot;;0;IF([mastertable.K21]=&quot;PABOR&quot;;1;IF([mastertable.K21]=&quot;DI PABOR&quot;;2;IF([mastertable.K21]=&quot;EWAN&quot;;3;))))" table:style-name="ce15">
            <text:p>0</text:p>
          </table:table-cell>
          <table:table-cell office:value-type="float" office:value="0" table:formula="of:=IF([mastertable.L21]=&quot;WALA&quot;;0;IF([mastertable.L21]=&quot;PABOR&quot;;1;IF([mastertable.L21]=&quot;DI PABOR&quot;;2;IF([mastertable.L21]=&quot;EWAN&quot;;3;))))" table:style-name="ce15">
            <text:p>0</text:p>
          </table:table-cell>
          <table:table-cell office:value-type="float" office:value="0" table:formula="of:=IF([mastertable.M21]=&quot;WALA&quot;;0;IF([mastertable.M21]=&quot;PABOR&quot;;1;IF([mastertable.M21]=&quot;DI PABOR&quot;;2;IF([mastertable.M21]=&quot;EWAN&quot;;3;))))" table:style-name="ce15">
            <text:p>0</text:p>
          </table:table-cell>
          <table:table-cell office:value-type="float" office:value="0" table:formula="of:=IF([mastertable.N21]=&quot;WALA&quot;;0;IF([mastertable.N21]=&quot;PABOR&quot;;1;IF([mastertable.N21]=&quot;DI PABOR&quot;;2;IF([mastertable.N21]=&quot;EWAN&quot;;3;))))" table:style-name="ce15">
            <text:p>0</text:p>
          </table:table-cell>
          <table:table-cell office:value-type="float" office:value="0" table:formula="of:=IF([mastertable.O21]=&quot;WALA&quot;;0;IF([mastertable.O21]=&quot;PABOR&quot;;1;IF([mastertable.O21]=&quot;DI PABOR&quot;;2;IF([mastertable.O21]=&quot;EWAN&quot;;3;))))" table:style-name="ce15">
            <text:p>0</text:p>
          </table:table-cell>
          <table:table-cell office:value-type="float" office:value="0" table:formula="of:=IF([mastertable.P21]=&quot;WALA&quot;;0;IF([mastertable.P21]=&quot;PABOR&quot;;1;IF([mastertable.P21]=&quot;DI PABOR&quot;;2;IF([mastertable.P21]=&quot;EWAN&quot;;3;))))" table:style-name="ce15">
            <text:p>0</text:p>
          </table:table-cell>
          <table:table-cell office:value-type="float" office:value="0" table:formula="of:=IF([mastertable.Q21]=&quot;WALA&quot;;0;IF([mastertable.Q21]=&quot;PABOR&quot;;1;IF([mastertable.Q21]=&quot;DI PABOR&quot;;2;IF([mastertable.Q21]=&quot;EWAN&quot;;3;))))" table:style-name="ce15">
            <text:p>0</text:p>
          </table:table-cell>
          <table:table-cell office:value-type="float" office:value="0" table:formula="of:=IF([mastertable.R21]=&quot;WALA&quot;;0;IF([mastertable.R21]=&quot;PABOR&quot;;1;IF([mastertable.R21]=&quot;DI PABOR&quot;;2;IF([mastertable.R21]=&quot;EWAN&quot;;3;))))" table:style-name="ce15">
            <text:p>0</text:p>
          </table:table-cell>
          <table:table-cell office:value-type="float" office:value="0" table:formula="of:=IF([mastertable.S21]=&quot;WALA&quot;;0;IF([mastertable.S21]=&quot;PABOR&quot;;1;IF([mastertable.S21]=&quot;DI PABOR&quot;;2;IF([mastertable.S21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" table:style-name="ce3">
            <text:p>2</text:p>
          </table:table-cell>
          <table:table-cell office:value-type="string" table:style-name="ce3">
            <text:p>ALBANI</text:p>
          </table:table-cell>
          <table:table-cell office:value-type="string" table:style-name="ce3">
            <text:p>IBRAHIM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albani_ibrahim.html">https://votepilipinas.com/candidate/albani_ibrahim.html</text:a></text:p>
          </table:table-cell>
          <table:table-cell office:value-type="float" office:value="0" table:formula="of:=IF([mastertable.G22]=&quot;WALA&quot;;0;IF([mastertable.G22]=&quot;PABOR&quot;;1;IF([mastertable.G22]=&quot;DI PABOR&quot;;2;IF([mastertable.G22]=&quot;EWAN&quot;;3;))))" table:style-name="ce15">
            <text:p>0</text:p>
          </table:table-cell>
          <table:table-cell office:value-type="float" office:value="0" table:formula="of:=IF([mastertable.H22]=&quot;WALA&quot;;0;IF([mastertable.H22]=&quot;PABOR&quot;;1;IF([mastertable.H22]=&quot;DI PABOR&quot;;2;IF([mastertable.H22]=&quot;EWAN&quot;;3;))))" table:style-name="ce15">
            <text:p>0</text:p>
          </table:table-cell>
          <table:table-cell office:value-type="float" office:value="0" table:formula="of:=IF([mastertable.I22]=&quot;WALA&quot;;0;IF([mastertable.I22]=&quot;PABOR&quot;;1;IF([mastertable.I22]=&quot;DI PABOR&quot;;2;IF([mastertable.I22]=&quot;EWAN&quot;;3;))))" table:style-name="ce15">
            <text:p>0</text:p>
          </table:table-cell>
          <table:table-cell office:value-type="float" office:value="0" table:formula="of:=IF([mastertable.J22]=&quot;WALA&quot;;0;IF([mastertable.J22]=&quot;PABOR&quot;;1;IF([mastertable.J22]=&quot;DI PABOR&quot;;2;IF([mastertable.J22]=&quot;EWAN&quot;;3;))))" table:style-name="ce15">
            <text:p>0</text:p>
          </table:table-cell>
          <table:table-cell office:value-type="float" office:value="0" table:formula="of:=IF([mastertable.K22]=&quot;WALA&quot;;0;IF([mastertable.K22]=&quot;PABOR&quot;;1;IF([mastertable.K22]=&quot;DI PABOR&quot;;2;IF([mastertable.K22]=&quot;EWAN&quot;;3;))))" table:style-name="ce15">
            <text:p>0</text:p>
          </table:table-cell>
          <table:table-cell office:value-type="float" office:value="0" table:formula="of:=IF([mastertable.L22]=&quot;WALA&quot;;0;IF([mastertable.L22]=&quot;PABOR&quot;;1;IF([mastertable.L22]=&quot;DI PABOR&quot;;2;IF([mastertable.L22]=&quot;EWAN&quot;;3;))))" table:style-name="ce15">
            <text:p>0</text:p>
          </table:table-cell>
          <table:table-cell office:value-type="float" office:value="0" table:formula="of:=IF([mastertable.M22]=&quot;WALA&quot;;0;IF([mastertable.M22]=&quot;PABOR&quot;;1;IF([mastertable.M22]=&quot;DI PABOR&quot;;2;IF([mastertable.M22]=&quot;EWAN&quot;;3;))))" table:style-name="ce15">
            <text:p>0</text:p>
          </table:table-cell>
          <table:table-cell office:value-type="float" office:value="0" table:formula="of:=IF([mastertable.N22]=&quot;WALA&quot;;0;IF([mastertable.N22]=&quot;PABOR&quot;;1;IF([mastertable.N22]=&quot;DI PABOR&quot;;2;IF([mastertable.N22]=&quot;EWAN&quot;;3;))))" table:style-name="ce15">
            <text:p>0</text:p>
          </table:table-cell>
          <table:table-cell office:value-type="float" office:value="0" table:formula="of:=IF([mastertable.O22]=&quot;WALA&quot;;0;IF([mastertable.O22]=&quot;PABOR&quot;;1;IF([mastertable.O22]=&quot;DI PABOR&quot;;2;IF([mastertable.O22]=&quot;EWAN&quot;;3;))))" table:style-name="ce15">
            <text:p>0</text:p>
          </table:table-cell>
          <table:table-cell office:value-type="float" office:value="0" table:formula="of:=IF([mastertable.P22]=&quot;WALA&quot;;0;IF([mastertable.P22]=&quot;PABOR&quot;;1;IF([mastertable.P22]=&quot;DI PABOR&quot;;2;IF([mastertable.P22]=&quot;EWAN&quot;;3;))))" table:style-name="ce15">
            <text:p>0</text:p>
          </table:table-cell>
          <table:table-cell office:value-type="float" office:value="0" table:formula="of:=IF([mastertable.Q22]=&quot;WALA&quot;;0;IF([mastertable.Q22]=&quot;PABOR&quot;;1;IF([mastertable.Q22]=&quot;DI PABOR&quot;;2;IF([mastertable.Q22]=&quot;EWAN&quot;;3;))))" table:style-name="ce15">
            <text:p>0</text:p>
          </table:table-cell>
          <table:table-cell office:value-type="float" office:value="0" table:formula="of:=IF([mastertable.R22]=&quot;WALA&quot;;0;IF([mastertable.R22]=&quot;PABOR&quot;;1;IF([mastertable.R22]=&quot;DI PABOR&quot;;2;IF([mastertable.R22]=&quot;EWAN&quot;;3;))))" table:style-name="ce15">
            <text:p>0</text:p>
          </table:table-cell>
          <table:table-cell office:value-type="float" office:value="0" table:formula="of:=IF([mastertable.S22]=&quot;WALA&quot;;0;IF([mastertable.S22]=&quot;PABOR&quot;;1;IF([mastertable.S22]=&quot;DI PABOR&quot;;2;IF([mastertable.S22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ARRANZA</text:p>
          </table:table-cell>
          <table:table-cell office:value-type="string" table:style-name="ce3">
            <text:p>MANG JES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arranza-jess.html">https://votepilipinas.com/candidate/arranza-jess.html</text:a></text:p>
          </table:table-cell>
          <table:table-cell office:value-type="float" office:value="0" table:formula="of:=IF([mastertable.G23]=&quot;WALA&quot;;0;IF([mastertable.G23]=&quot;PABOR&quot;;1;IF([mastertable.G23]=&quot;DI PABOR&quot;;2;IF([mastertable.G23]=&quot;EWAN&quot;;3;))))" table:style-name="ce15">
            <text:p>0</text:p>
          </table:table-cell>
          <table:table-cell office:value-type="float" office:value="0" table:formula="of:=IF([mastertable.H23]=&quot;WALA&quot;;0;IF([mastertable.H23]=&quot;PABOR&quot;;1;IF([mastertable.H23]=&quot;DI PABOR&quot;;2;IF([mastertable.H23]=&quot;EWAN&quot;;3;))))" table:style-name="ce15">
            <text:p>0</text:p>
          </table:table-cell>
          <table:table-cell office:value-type="float" office:value="0" table:formula="of:=IF([mastertable.I23]=&quot;WALA&quot;;0;IF([mastertable.I23]=&quot;PABOR&quot;;1;IF([mastertable.I23]=&quot;DI PABOR&quot;;2;IF([mastertable.I23]=&quot;EWAN&quot;;3;))))" table:style-name="ce15">
            <text:p>0</text:p>
          </table:table-cell>
          <table:table-cell office:value-type="float" office:value="0" table:formula="of:=IF([mastertable.J23]=&quot;WALA&quot;;0;IF([mastertable.J23]=&quot;PABOR&quot;;1;IF([mastertable.J23]=&quot;DI PABOR&quot;;2;IF([mastertable.J23]=&quot;EWAN&quot;;3;))))" table:style-name="ce15">
            <text:p>0</text:p>
          </table:table-cell>
          <table:table-cell office:value-type="float" office:value="0" table:formula="of:=IF([mastertable.K23]=&quot;WALA&quot;;0;IF([mastertable.K23]=&quot;PABOR&quot;;1;IF([mastertable.K23]=&quot;DI PABOR&quot;;2;IF([mastertable.K23]=&quot;EWAN&quot;;3;))))" table:style-name="ce15">
            <text:p>0</text:p>
          </table:table-cell>
          <table:table-cell office:value-type="float" office:value="0" table:formula="of:=IF([mastertable.L23]=&quot;WALA&quot;;0;IF([mastertable.L23]=&quot;PABOR&quot;;1;IF([mastertable.L23]=&quot;DI PABOR&quot;;2;IF([mastertable.L23]=&quot;EWAN&quot;;3;))))" table:style-name="ce15">
            <text:p>0</text:p>
          </table:table-cell>
          <table:table-cell office:value-type="float" office:value="0" table:formula="of:=IF([mastertable.M23]=&quot;WALA&quot;;0;IF([mastertable.M23]=&quot;PABOR&quot;;1;IF([mastertable.M23]=&quot;DI PABOR&quot;;2;IF([mastertable.M23]=&quot;EWAN&quot;;3;))))" table:style-name="ce15">
            <text:p>0</text:p>
          </table:table-cell>
          <table:table-cell office:value-type="float" office:value="0" table:formula="of:=IF([mastertable.N23]=&quot;WALA&quot;;0;IF([mastertable.N23]=&quot;PABOR&quot;;1;IF([mastertable.N23]=&quot;DI PABOR&quot;;2;IF([mastertable.N23]=&quot;EWAN&quot;;3;))))" table:style-name="ce15">
            <text:p>0</text:p>
          </table:table-cell>
          <table:table-cell office:value-type="float" office:value="0" table:formula="of:=IF([mastertable.O23]=&quot;WALA&quot;;0;IF([mastertable.O23]=&quot;PABOR&quot;;1;IF([mastertable.O23]=&quot;DI PABOR&quot;;2;IF([mastertable.O23]=&quot;EWAN&quot;;3;))))" table:style-name="ce15">
            <text:p>0</text:p>
          </table:table-cell>
          <table:table-cell office:value-type="float" office:value="0" table:formula="of:=IF([mastertable.P23]=&quot;WALA&quot;;0;IF([mastertable.P23]=&quot;PABOR&quot;;1;IF([mastertable.P23]=&quot;DI PABOR&quot;;2;IF([mastertable.P23]=&quot;EWAN&quot;;3;))))" table:style-name="ce15">
            <text:p>0</text:p>
          </table:table-cell>
          <table:table-cell office:value-type="float" office:value="0" table:formula="of:=IF([mastertable.Q23]=&quot;WALA&quot;;0;IF([mastertable.Q23]=&quot;PABOR&quot;;1;IF([mastertable.Q23]=&quot;DI PABOR&quot;;2;IF([mastertable.Q23]=&quot;EWAN&quot;;3;))))" table:style-name="ce15">
            <text:p>0</text:p>
          </table:table-cell>
          <table:table-cell office:value-type="float" office:value="0" table:formula="of:=IF([mastertable.R23]=&quot;WALA&quot;;0;IF([mastertable.R23]=&quot;PABOR&quot;;1;IF([mastertable.R23]=&quot;DI PABOR&quot;;2;IF([mastertable.R23]=&quot;EWAN&quot;;3;))))" table:style-name="ce15">
            <text:p>0</text:p>
          </table:table-cell>
          <table:table-cell office:value-type="float" office:value="0" table:formula="of:=IF([mastertable.S23]=&quot;WALA&quot;;0;IF([mastertable.S23]=&quot;PABOR&quot;;1;IF([mastertable.S23]=&quot;DI PABOR&quot;;2;IF([mastertable.S23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" table:style-name="ce3">
            <text:p>4</text:p>
          </table:table-cell>
          <table:table-cell office:value-type="string" table:style-name="ce3">
            <text:p>BAGUILAT</text:p>
          </table:table-cell>
          <table:table-cell office:value-type="string" table:style-name="ce3">
            <text:p>TEDDY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baguilat_teddy.html">https://votepilipinas.com/candidate/baguilat_teddy.html</text:a></text:p>
          </table:table-cell>
          <table:table-cell office:value-type="float" office:value="0" table:formula="of:=IF([mastertable.G24]=&quot;WALA&quot;;0;IF([mastertable.G24]=&quot;PABOR&quot;;1;IF([mastertable.G24]=&quot;DI PABOR&quot;;2;IF([mastertable.G24]=&quot;EWAN&quot;;3;))))" table:style-name="ce15">
            <text:p>0</text:p>
          </table:table-cell>
          <table:table-cell office:value-type="float" office:value="0" table:formula="of:=IF([mastertable.H24]=&quot;WALA&quot;;0;IF([mastertable.H24]=&quot;PABOR&quot;;1;IF([mastertable.H24]=&quot;DI PABOR&quot;;2;IF([mastertable.H24]=&quot;EWAN&quot;;3;))))" table:style-name="ce15">
            <text:p>0</text:p>
          </table:table-cell>
          <table:table-cell office:value-type="float" office:value="0" table:formula="of:=IF([mastertable.I24]=&quot;WALA&quot;;0;IF([mastertable.I24]=&quot;PABOR&quot;;1;IF([mastertable.I24]=&quot;DI PABOR&quot;;2;IF([mastertable.I24]=&quot;EWAN&quot;;3;))))" table:style-name="ce15">
            <text:p>0</text:p>
          </table:table-cell>
          <table:table-cell office:value-type="float" office:value="0" table:formula="of:=IF([mastertable.J24]=&quot;WALA&quot;;0;IF([mastertable.J24]=&quot;PABOR&quot;;1;IF([mastertable.J24]=&quot;DI PABOR&quot;;2;IF([mastertable.J24]=&quot;EWAN&quot;;3;))))" table:style-name="ce15">
            <text:p>0</text:p>
          </table:table-cell>
          <table:table-cell office:value-type="float" office:value="2" table:formula="of:=IF([mastertable.K24]=&quot;WALA&quot;;0;IF([mastertable.K24]=&quot;PABOR&quot;;1;IF([mastertable.K24]=&quot;DI PABOR&quot;;2;IF([mastertable.K24]=&quot;EWAN&quot;;3;))))" table:style-name="ce15">
            <text:p>2</text:p>
          </table:table-cell>
          <table:table-cell office:value-type="float" office:value="0" table:formula="of:=IF([mastertable.L24]=&quot;WALA&quot;;0;IF([mastertable.L24]=&quot;PABOR&quot;;1;IF([mastertable.L24]=&quot;DI PABOR&quot;;2;IF([mastertable.L24]=&quot;EWAN&quot;;3;))))" table:style-name="ce15">
            <text:p>0</text:p>
          </table:table-cell>
          <table:table-cell office:value-type="float" office:value="1" table:formula="of:=IF([mastertable.M24]=&quot;WALA&quot;;0;IF([mastertable.M24]=&quot;PABOR&quot;;1;IF([mastertable.M24]=&quot;DI PABOR&quot;;2;IF([mastertable.M24]=&quot;EWAN&quot;;3;))))" table:style-name="ce15">
            <text:p>1</text:p>
          </table:table-cell>
          <table:table-cell office:value-type="float" office:value="0" table:formula="of:=IF([mastertable.N24]=&quot;WALA&quot;;0;IF([mastertable.N24]=&quot;PABOR&quot;;1;IF([mastertable.N24]=&quot;DI PABOR&quot;;2;IF([mastertable.N24]=&quot;EWAN&quot;;3;))))" table:style-name="ce15">
            <text:p>0</text:p>
          </table:table-cell>
          <table:table-cell office:value-type="float" office:value="0" table:formula="of:=IF([mastertable.O24]=&quot;WALA&quot;;0;IF([mastertable.O24]=&quot;PABOR&quot;;1;IF([mastertable.O24]=&quot;DI PABOR&quot;;2;IF([mastertable.O24]=&quot;EWAN&quot;;3;))))" table:style-name="ce15">
            <text:p>0</text:p>
          </table:table-cell>
          <table:table-cell office:value-type="float" office:value="2" table:formula="of:=IF([mastertable.P24]=&quot;WALA&quot;;0;IF([mastertable.P24]=&quot;PABOR&quot;;1;IF([mastertable.P24]=&quot;DI PABOR&quot;;2;IF([mastertable.P24]=&quot;EWAN&quot;;3;))))" table:style-name="ce15">
            <text:p>2</text:p>
          </table:table-cell>
          <table:table-cell office:value-type="float" office:value="0" table:formula="of:=IF([mastertable.Q24]=&quot;WALA&quot;;0;IF([mastertable.Q24]=&quot;PABOR&quot;;1;IF([mastertable.Q24]=&quot;DI PABOR&quot;;2;IF([mastertable.Q24]=&quot;EWAN&quot;;3;))))" table:style-name="ce15">
            <text:p>0</text:p>
          </table:table-cell>
          <table:table-cell office:value-type="float" office:value="0" table:formula="of:=IF([mastertable.R24]=&quot;WALA&quot;;0;IF([mastertable.R24]=&quot;PABOR&quot;;1;IF([mastertable.R24]=&quot;DI PABOR&quot;;2;IF([mastertable.R24]=&quot;EWAN&quot;;3;))))" table:style-name="ce15">
            <text:p>0</text:p>
          </table:table-cell>
          <table:table-cell office:value-type="float" office:value="0" table:formula="of:=IF([mastertable.S24]=&quot;WALA&quot;;0;IF([mastertable.S24]=&quot;PABOR&quot;;1;IF([mastertable.S24]=&quot;DI PABOR&quot;;2;IF([mastertable.S24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" table:style-name="ce3">
            <text:p>5</text:p>
          </table:table-cell>
          <table:table-cell office:value-type="string" table:style-name="ce3">
            <text:p>BAILEN</text:p>
          </table:table-cell>
          <table:table-cell office:value-type="string" table:style-name="ce3">
            <text:p>AGNES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bailen_agnes.html">https://votepilipinas.com/candidate/bailen_agnes.html</text:a></text:p>
          </table:table-cell>
          <table:table-cell office:value-type="float" office:value="0" table:formula="of:=IF([mastertable.G25]=&quot;WALA&quot;;0;IF([mastertable.G25]=&quot;PABOR&quot;;1;IF([mastertable.G25]=&quot;DI PABOR&quot;;2;IF([mastertable.G25]=&quot;EWAN&quot;;3;))))" table:style-name="ce15">
            <text:p>0</text:p>
          </table:table-cell>
          <table:table-cell office:value-type="float" office:value="0" table:formula="of:=IF([mastertable.H25]=&quot;WALA&quot;;0;IF([mastertable.H25]=&quot;PABOR&quot;;1;IF([mastertable.H25]=&quot;DI PABOR&quot;;2;IF([mastertable.H25]=&quot;EWAN&quot;;3;))))" table:style-name="ce15">
            <text:p>0</text:p>
          </table:table-cell>
          <table:table-cell office:value-type="float" office:value="0" table:formula="of:=IF([mastertable.I25]=&quot;WALA&quot;;0;IF([mastertable.I25]=&quot;PABOR&quot;;1;IF([mastertable.I25]=&quot;DI PABOR&quot;;2;IF([mastertable.I25]=&quot;EWAN&quot;;3;))))" table:style-name="ce15">
            <text:p>0</text:p>
          </table:table-cell>
          <table:table-cell office:value-type="float" office:value="0" table:formula="of:=IF([mastertable.J25]=&quot;WALA&quot;;0;IF([mastertable.J25]=&quot;PABOR&quot;;1;IF([mastertable.J25]=&quot;DI PABOR&quot;;2;IF([mastertable.J25]=&quot;EWAN&quot;;3;))))" table:style-name="ce15">
            <text:p>0</text:p>
          </table:table-cell>
          <table:table-cell office:value-type="float" office:value="0" table:formula="of:=IF([mastertable.K25]=&quot;WALA&quot;;0;IF([mastertable.K25]=&quot;PABOR&quot;;1;IF([mastertable.K25]=&quot;DI PABOR&quot;;2;IF([mastertable.K25]=&quot;EWAN&quot;;3;))))" table:style-name="ce15">
            <text:p>0</text:p>
          </table:table-cell>
          <table:table-cell office:value-type="float" office:value="0" table:formula="of:=IF([mastertable.L25]=&quot;WALA&quot;;0;IF([mastertable.L25]=&quot;PABOR&quot;;1;IF([mastertable.L25]=&quot;DI PABOR&quot;;2;IF([mastertable.L25]=&quot;EWAN&quot;;3;))))" table:style-name="ce15">
            <text:p>0</text:p>
          </table:table-cell>
          <table:table-cell office:value-type="float" office:value="0" table:formula="of:=IF([mastertable.M25]=&quot;WALA&quot;;0;IF([mastertable.M25]=&quot;PABOR&quot;;1;IF([mastertable.M25]=&quot;DI PABOR&quot;;2;IF([mastertable.M25]=&quot;EWAN&quot;;3;))))" table:style-name="ce15">
            <text:p>0</text:p>
          </table:table-cell>
          <table:table-cell office:value-type="float" office:value="0" table:formula="of:=IF([mastertable.N25]=&quot;WALA&quot;;0;IF([mastertable.N25]=&quot;PABOR&quot;;1;IF([mastertable.N25]=&quot;DI PABOR&quot;;2;IF([mastertable.N25]=&quot;EWAN&quot;;3;))))" table:style-name="ce15">
            <text:p>0</text:p>
          </table:table-cell>
          <table:table-cell office:value-type="float" office:value="0" table:formula="of:=IF([mastertable.O25]=&quot;WALA&quot;;0;IF([mastertable.O25]=&quot;PABOR&quot;;1;IF([mastertable.O25]=&quot;DI PABOR&quot;;2;IF([mastertable.O25]=&quot;EWAN&quot;;3;))))" table:style-name="ce15">
            <text:p>0</text:p>
          </table:table-cell>
          <table:table-cell office:value-type="float" office:value="0" table:formula="of:=IF([mastertable.P25]=&quot;WALA&quot;;0;IF([mastertable.P25]=&quot;PABOR&quot;;1;IF([mastertable.P25]=&quot;DI PABOR&quot;;2;IF([mastertable.P25]=&quot;EWAN&quot;;3;))))" table:style-name="ce15">
            <text:p>0</text:p>
          </table:table-cell>
          <table:table-cell office:value-type="float" office:value="0" table:formula="of:=IF([mastertable.Q25]=&quot;WALA&quot;;0;IF([mastertable.Q25]=&quot;PABOR&quot;;1;IF([mastertable.Q25]=&quot;DI PABOR&quot;;2;IF([mastertable.Q25]=&quot;EWAN&quot;;3;))))" table:style-name="ce15">
            <text:p>0</text:p>
          </table:table-cell>
          <table:table-cell office:value-type="float" office:value="0" table:formula="of:=IF([mastertable.R25]=&quot;WALA&quot;;0;IF([mastertable.R25]=&quot;PABOR&quot;;1;IF([mastertable.R25]=&quot;DI PABOR&quot;;2;IF([mastertable.R25]=&quot;EWAN&quot;;3;))))" table:style-name="ce15">
            <text:p>0</text:p>
          </table:table-cell>
          <table:table-cell office:value-type="float" office:value="0" table:formula="of:=IF([mastertable.S25]=&quot;WALA&quot;;0;IF([mastertable.S25]=&quot;PABOR&quot;;1;IF([mastertable.S25]=&quot;DI PABOR&quot;;2;IF([mastertable.S25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" table:style-name="ce3">
            <text:p>6</text:p>
          </table:table-cell>
          <table:table-cell office:value-type="string" table:style-name="ce3">
            <text:p>BALITA</text:p>
          </table:table-cell>
          <table:table-cell office:value-type="string" table:style-name="ce3">
            <text:p>CARLOS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balita-carl.html">https://votepilipinas.com/candidate/balita-carl.html</text:a></text:p>
          </table:table-cell>
          <table:table-cell office:value-type="float" office:value="0" table:formula="of:=IF([mastertable.G26]=&quot;WALA&quot;;0;IF([mastertable.G26]=&quot;PABOR&quot;;1;IF([mastertable.G26]=&quot;DI PABOR&quot;;2;IF([mastertable.G26]=&quot;EWAN&quot;;3;))))" table:style-name="ce15">
            <text:p>0</text:p>
          </table:table-cell>
          <table:table-cell office:value-type="float" office:value="0" table:formula="of:=IF([mastertable.H26]=&quot;WALA&quot;;0;IF([mastertable.H26]=&quot;PABOR&quot;;1;IF([mastertable.H26]=&quot;DI PABOR&quot;;2;IF([mastertable.H26]=&quot;EWAN&quot;;3;))))" table:style-name="ce15">
            <text:p>0</text:p>
          </table:table-cell>
          <table:table-cell office:value-type="float" office:value="0" table:formula="of:=IF([mastertable.I26]=&quot;WALA&quot;;0;IF([mastertable.I26]=&quot;PABOR&quot;;1;IF([mastertable.I26]=&quot;DI PABOR&quot;;2;IF([mastertable.I26]=&quot;EWAN&quot;;3;))))" table:style-name="ce15">
            <text:p>0</text:p>
          </table:table-cell>
          <table:table-cell office:value-type="float" office:value="0" table:formula="of:=IF([mastertable.J26]=&quot;WALA&quot;;0;IF([mastertable.J26]=&quot;PABOR&quot;;1;IF([mastertable.J26]=&quot;DI PABOR&quot;;2;IF([mastertable.J26]=&quot;EWAN&quot;;3;))))" table:style-name="ce15">
            <text:p>0</text:p>
          </table:table-cell>
          <table:table-cell office:value-type="float" office:value="0" table:formula="of:=IF([mastertable.K26]=&quot;WALA&quot;;0;IF([mastertable.K26]=&quot;PABOR&quot;;1;IF([mastertable.K26]=&quot;DI PABOR&quot;;2;IF([mastertable.K26]=&quot;EWAN&quot;;3;))))" table:style-name="ce15">
            <text:p>0</text:p>
          </table:table-cell>
          <table:table-cell office:value-type="float" office:value="0" table:formula="of:=IF([mastertable.L26]=&quot;WALA&quot;;0;IF([mastertable.L26]=&quot;PABOR&quot;;1;IF([mastertable.L26]=&quot;DI PABOR&quot;;2;IF([mastertable.L26]=&quot;EWAN&quot;;3;))))" table:style-name="ce15">
            <text:p>0</text:p>
          </table:table-cell>
          <table:table-cell office:value-type="float" office:value="0" table:formula="of:=IF([mastertable.M26]=&quot;WALA&quot;;0;IF([mastertable.M26]=&quot;PABOR&quot;;1;IF([mastertable.M26]=&quot;DI PABOR&quot;;2;IF([mastertable.M26]=&quot;EWAN&quot;;3;))))" table:style-name="ce15">
            <text:p>0</text:p>
          </table:table-cell>
          <table:table-cell office:value-type="float" office:value="0" table:formula="of:=IF([mastertable.N26]=&quot;WALA&quot;;0;IF([mastertable.N26]=&quot;PABOR&quot;;1;IF([mastertable.N26]=&quot;DI PABOR&quot;;2;IF([mastertable.N26]=&quot;EWAN&quot;;3;))))" table:style-name="ce15">
            <text:p>0</text:p>
          </table:table-cell>
          <table:table-cell office:value-type="float" office:value="0" table:formula="of:=IF([mastertable.O26]=&quot;WALA&quot;;0;IF([mastertable.O26]=&quot;PABOR&quot;;1;IF([mastertable.O26]=&quot;DI PABOR&quot;;2;IF([mastertable.O26]=&quot;EWAN&quot;;3;))))" table:style-name="ce15">
            <text:p>0</text:p>
          </table:table-cell>
          <table:table-cell office:value-type="float" office:value="0" table:formula="of:=IF([mastertable.P26]=&quot;WALA&quot;;0;IF([mastertable.P26]=&quot;PABOR&quot;;1;IF([mastertable.P26]=&quot;DI PABOR&quot;;2;IF([mastertable.P26]=&quot;EWAN&quot;;3;))))" table:style-name="ce15">
            <text:p>0</text:p>
          </table:table-cell>
          <table:table-cell office:value-type="float" office:value="0" table:formula="of:=IF([mastertable.Q26]=&quot;WALA&quot;;0;IF([mastertable.Q26]=&quot;PABOR&quot;;1;IF([mastertable.Q26]=&quot;DI PABOR&quot;;2;IF([mastertable.Q26]=&quot;EWAN&quot;;3;))))" table:style-name="ce15">
            <text:p>0</text:p>
          </table:table-cell>
          <table:table-cell office:value-type="float" office:value="0" table:formula="of:=IF([mastertable.R26]=&quot;WALA&quot;;0;IF([mastertable.R26]=&quot;PABOR&quot;;1;IF([mastertable.R26]=&quot;DI PABOR&quot;;2;IF([mastertable.R26]=&quot;EWAN&quot;;3;))))" table:style-name="ce15">
            <text:p>0</text:p>
          </table:table-cell>
          <table:table-cell office:value-type="float" office:value="0" table:formula="of:=IF([mastertable.S26]=&quot;WALA&quot;;0;IF([mastertable.S26]=&quot;PABOR&quot;;1;IF([mastertable.S26]=&quot;DI PABOR&quot;;2;IF([mastertable.S26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7" table:style-name="ce3">
            <text:p>7</text:p>
          </table:table-cell>
          <table:table-cell office:value-type="string" table:style-name="ce3">
            <text:p>BARBO</text:p>
          </table:table-cell>
          <table:table-cell office:value-type="string" table:style-name="ce3">
            <text:p>LUTZ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arbo-lutgardo.html">https://votepilipinas.com/candidate/barbo-lutgardo.html</text:a></text:p>
          </table:table-cell>
          <table:table-cell office:value-type="float" office:value="0" table:formula="of:=IF([mastertable.G27]=&quot;WALA&quot;;0;IF([mastertable.G27]=&quot;PABOR&quot;;1;IF([mastertable.G27]=&quot;DI PABOR&quot;;2;IF([mastertable.G27]=&quot;EWAN&quot;;3;))))" table:style-name="ce15">
            <text:p>0</text:p>
          </table:table-cell>
          <table:table-cell office:value-type="float" office:value="0" table:formula="of:=IF([mastertable.H27]=&quot;WALA&quot;;0;IF([mastertable.H27]=&quot;PABOR&quot;;1;IF([mastertable.H27]=&quot;DI PABOR&quot;;2;IF([mastertable.H27]=&quot;EWAN&quot;;3;))))" table:style-name="ce15">
            <text:p>0</text:p>
          </table:table-cell>
          <table:table-cell office:value-type="float" office:value="0" table:formula="of:=IF([mastertable.I27]=&quot;WALA&quot;;0;IF([mastertable.I27]=&quot;PABOR&quot;;1;IF([mastertable.I27]=&quot;DI PABOR&quot;;2;IF([mastertable.I27]=&quot;EWAN&quot;;3;))))" table:style-name="ce15">
            <text:p>0</text:p>
          </table:table-cell>
          <table:table-cell office:value-type="float" office:value="0" table:formula="of:=IF([mastertable.J27]=&quot;WALA&quot;;0;IF([mastertable.J27]=&quot;PABOR&quot;;1;IF([mastertable.J27]=&quot;DI PABOR&quot;;2;IF([mastertable.J27]=&quot;EWAN&quot;;3;))))" table:style-name="ce15">
            <text:p>0</text:p>
          </table:table-cell>
          <table:table-cell office:value-type="float" office:value="0" table:formula="of:=IF([mastertable.K27]=&quot;WALA&quot;;0;IF([mastertable.K27]=&quot;PABOR&quot;;1;IF([mastertable.K27]=&quot;DI PABOR&quot;;2;IF([mastertable.K27]=&quot;EWAN&quot;;3;))))" table:style-name="ce15">
            <text:p>0</text:p>
          </table:table-cell>
          <table:table-cell office:value-type="float" office:value="0" table:formula="of:=IF([mastertable.L27]=&quot;WALA&quot;;0;IF([mastertable.L27]=&quot;PABOR&quot;;1;IF([mastertable.L27]=&quot;DI PABOR&quot;;2;IF([mastertable.L27]=&quot;EWAN&quot;;3;))))" table:style-name="ce15">
            <text:p>0</text:p>
          </table:table-cell>
          <table:table-cell office:value-type="float" office:value="0" table:formula="of:=IF([mastertable.M27]=&quot;WALA&quot;;0;IF([mastertable.M27]=&quot;PABOR&quot;;1;IF([mastertable.M27]=&quot;DI PABOR&quot;;2;IF([mastertable.M27]=&quot;EWAN&quot;;3;))))" table:style-name="ce15">
            <text:p>0</text:p>
          </table:table-cell>
          <table:table-cell office:value-type="float" office:value="0" table:formula="of:=IF([mastertable.N27]=&quot;WALA&quot;;0;IF([mastertable.N27]=&quot;PABOR&quot;;1;IF([mastertable.N27]=&quot;DI PABOR&quot;;2;IF([mastertable.N27]=&quot;EWAN&quot;;3;))))" table:style-name="ce15">
            <text:p>0</text:p>
          </table:table-cell>
          <table:table-cell office:value-type="float" office:value="0" table:formula="of:=IF([mastertable.O27]=&quot;WALA&quot;;0;IF([mastertable.O27]=&quot;PABOR&quot;;1;IF([mastertable.O27]=&quot;DI PABOR&quot;;2;IF([mastertable.O27]=&quot;EWAN&quot;;3;))))" table:style-name="ce15">
            <text:p>0</text:p>
          </table:table-cell>
          <table:table-cell office:value-type="float" office:value="0" table:formula="of:=IF([mastertable.P27]=&quot;WALA&quot;;0;IF([mastertable.P27]=&quot;PABOR&quot;;1;IF([mastertable.P27]=&quot;DI PABOR&quot;;2;IF([mastertable.P27]=&quot;EWAN&quot;;3;))))" table:style-name="ce15">
            <text:p>0</text:p>
          </table:table-cell>
          <table:table-cell office:value-type="float" office:value="0" table:formula="of:=IF([mastertable.Q27]=&quot;WALA&quot;;0;IF([mastertable.Q27]=&quot;PABOR&quot;;1;IF([mastertable.Q27]=&quot;DI PABOR&quot;;2;IF([mastertable.Q27]=&quot;EWAN&quot;;3;))))" table:style-name="ce15">
            <text:p>0</text:p>
          </table:table-cell>
          <table:table-cell office:value-type="float" office:value="0" table:formula="of:=IF([mastertable.R27]=&quot;WALA&quot;;0;IF([mastertable.R27]=&quot;PABOR&quot;;1;IF([mastertable.R27]=&quot;DI PABOR&quot;;2;IF([mastertable.R27]=&quot;EWAN&quot;;3;))))" table:style-name="ce15">
            <text:p>0</text:p>
          </table:table-cell>
          <table:table-cell office:value-type="float" office:value="0" table:formula="of:=IF([mastertable.S27]=&quot;WALA&quot;;0;IF([mastertable.S27]=&quot;PABOR&quot;;1;IF([mastertable.S27]=&quot;DI PABOR&quot;;2;IF([mastertable.S27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8" table:style-name="ce3">
            <text:p>8</text:p>
          </table:table-cell>
          <table:table-cell office:value-type="string" table:style-name="ce3">
            <text:p>BAUTISTA</text:p>
          </table:table-cell>
          <table:table-cell office:value-type="string" table:style-name="ce3">
            <text:p>HERBERT BISTEK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bautista-herbert.html">https://votepilipinas.com/candidate/bautista-herbert.html</text:a></text:p>
          </table:table-cell>
          <table:table-cell office:value-type="float" office:value="0" table:formula="of:=IF([mastertable.G28]=&quot;WALA&quot;;0;IF([mastertable.G28]=&quot;PABOR&quot;;1;IF([mastertable.G28]=&quot;DI PABOR&quot;;2;IF([mastertable.G28]=&quot;EWAN&quot;;3;))))" table:style-name="ce15">
            <text:p>0</text:p>
          </table:table-cell>
          <table:table-cell office:value-type="float" office:value="0" table:formula="of:=IF([mastertable.H28]=&quot;WALA&quot;;0;IF([mastertable.H28]=&quot;PABOR&quot;;1;IF([mastertable.H28]=&quot;DI PABOR&quot;;2;IF([mastertable.H28]=&quot;EWAN&quot;;3;))))" table:style-name="ce15">
            <text:p>0</text:p>
          </table:table-cell>
          <table:table-cell office:value-type="float" office:value="1" table:formula="of:=IF([mastertable.I28]=&quot;WALA&quot;;0;IF([mastertable.I28]=&quot;PABOR&quot;;1;IF([mastertable.I28]=&quot;DI PABOR&quot;;2;IF([mastertable.I28]=&quot;EWAN&quot;;3;))))" table:style-name="ce15">
            <text:p>1</text:p>
          </table:table-cell>
          <table:table-cell office:value-type="float" office:value="0" table:formula="of:=IF([mastertable.J28]=&quot;WALA&quot;;0;IF([mastertable.J28]=&quot;PABOR&quot;;1;IF([mastertable.J28]=&quot;DI PABOR&quot;;2;IF([mastertable.J28]=&quot;EWAN&quot;;3;))))" table:style-name="ce15">
            <text:p>0</text:p>
          </table:table-cell>
          <table:table-cell office:value-type="float" office:value="0" table:formula="of:=IF([mastertable.K28]=&quot;WALA&quot;;0;IF([mastertable.K28]=&quot;PABOR&quot;;1;IF([mastertable.K28]=&quot;DI PABOR&quot;;2;IF([mastertable.K28]=&quot;EWAN&quot;;3;))))" table:style-name="ce15">
            <text:p>0</text:p>
          </table:table-cell>
          <table:table-cell office:value-type="float" office:value="0" table:formula="of:=IF([mastertable.L28]=&quot;WALA&quot;;0;IF([mastertable.L28]=&quot;PABOR&quot;;1;IF([mastertable.L28]=&quot;DI PABOR&quot;;2;IF([mastertable.L28]=&quot;EWAN&quot;;3;))))" table:style-name="ce15">
            <text:p>0</text:p>
          </table:table-cell>
          <table:table-cell office:value-type="float" office:value="1" table:formula="of:=IF([mastertable.M28]=&quot;WALA&quot;;0;IF([mastertable.M28]=&quot;PABOR&quot;;1;IF([mastertable.M28]=&quot;DI PABOR&quot;;2;IF([mastertable.M28]=&quot;EWAN&quot;;3;))))" table:style-name="ce15">
            <text:p>1</text:p>
          </table:table-cell>
          <table:table-cell office:value-type="float" office:value="0" table:formula="of:=IF([mastertable.N28]=&quot;WALA&quot;;0;IF([mastertable.N28]=&quot;PABOR&quot;;1;IF([mastertable.N28]=&quot;DI PABOR&quot;;2;IF([mastertable.N28]=&quot;EWAN&quot;;3;))))" table:style-name="ce15">
            <text:p>0</text:p>
          </table:table-cell>
          <table:table-cell office:value-type="float" office:value="0" table:formula="of:=IF([mastertable.O28]=&quot;WALA&quot;;0;IF([mastertable.O28]=&quot;PABOR&quot;;1;IF([mastertable.O28]=&quot;DI PABOR&quot;;2;IF([mastertable.O28]=&quot;EWAN&quot;;3;))))" table:style-name="ce15">
            <text:p>0</text:p>
          </table:table-cell>
          <table:table-cell office:value-type="float" office:value="0" table:formula="of:=IF([mastertable.P28]=&quot;WALA&quot;;0;IF([mastertable.P28]=&quot;PABOR&quot;;1;IF([mastertable.P28]=&quot;DI PABOR&quot;;2;IF([mastertable.P28]=&quot;EWAN&quot;;3;))))" table:style-name="ce15">
            <text:p>0</text:p>
          </table:table-cell>
          <table:table-cell office:value-type="float" office:value="0" table:formula="of:=IF([mastertable.Q28]=&quot;WALA&quot;;0;IF([mastertable.Q28]=&quot;PABOR&quot;;1;IF([mastertable.Q28]=&quot;DI PABOR&quot;;2;IF([mastertable.Q28]=&quot;EWAN&quot;;3;))))" table:style-name="ce15">
            <text:p>0</text:p>
          </table:table-cell>
          <table:table-cell office:value-type="float" office:value="0" table:formula="of:=IF([mastertable.R28]=&quot;WALA&quot;;0;IF([mastertable.R28]=&quot;PABOR&quot;;1;IF([mastertable.R28]=&quot;DI PABOR&quot;;2;IF([mastertable.R28]=&quot;EWAN&quot;;3;))))" table:style-name="ce15">
            <text:p>0</text:p>
          </table:table-cell>
          <table:table-cell office:value-type="float" office:value="2" table:formula="of:=IF([mastertable.S28]=&quot;WALA&quot;;0;IF([mastertable.S28]=&quot;PABOR&quot;;1;IF([mastertable.S28]=&quot;DI PABOR&quot;;2;IF([mastertable.S28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9" table:style-name="ce3">
            <text:p>9</text:p>
          </table:table-cell>
          <table:table-cell office:value-type="string" table:style-name="ce3">
            <text:p>BELGICA</text:p>
          </table:table-cell>
          <table:table-cell office:value-type="string" table:style-name="ce3">
            <text:p>GRECO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belgica-grecor.html">https://votepilipinas.com/candidate/belgica-grecor.html</text:a></text:p>
          </table:table-cell>
          <table:table-cell office:value-type="float" office:value="0" table:formula="of:=IF([mastertable.G29]=&quot;WALA&quot;;0;IF([mastertable.G29]=&quot;PABOR&quot;;1;IF([mastertable.G29]=&quot;DI PABOR&quot;;2;IF([mastertable.G29]=&quot;EWAN&quot;;3;))))" table:style-name="ce15">
            <text:p>0</text:p>
          </table:table-cell>
          <table:table-cell office:value-type="float" office:value="0" table:formula="of:=IF([mastertable.H29]=&quot;WALA&quot;;0;IF([mastertable.H29]=&quot;PABOR&quot;;1;IF([mastertable.H29]=&quot;DI PABOR&quot;;2;IF([mastertable.H29]=&quot;EWAN&quot;;3;))))" table:style-name="ce15">
            <text:p>0</text:p>
          </table:table-cell>
          <table:table-cell office:value-type="float" office:value="0" table:formula="of:=IF([mastertable.I29]=&quot;WALA&quot;;0;IF([mastertable.I29]=&quot;PABOR&quot;;1;IF([mastertable.I29]=&quot;DI PABOR&quot;;2;IF([mastertable.I29]=&quot;EWAN&quot;;3;))))" table:style-name="ce15">
            <text:p>0</text:p>
          </table:table-cell>
          <table:table-cell office:value-type="float" office:value="0" table:formula="of:=IF([mastertable.J29]=&quot;WALA&quot;;0;IF([mastertable.J29]=&quot;PABOR&quot;;1;IF([mastertable.J29]=&quot;DI PABOR&quot;;2;IF([mastertable.J29]=&quot;EWAN&quot;;3;))))" table:style-name="ce15">
            <text:p>0</text:p>
          </table:table-cell>
          <table:table-cell office:value-type="float" office:value="0" table:formula="of:=IF([mastertable.K29]=&quot;WALA&quot;;0;IF([mastertable.K29]=&quot;PABOR&quot;;1;IF([mastertable.K29]=&quot;DI PABOR&quot;;2;IF([mastertable.K29]=&quot;EWAN&quot;;3;))))" table:style-name="ce15">
            <text:p>0</text:p>
          </table:table-cell>
          <table:table-cell office:value-type="float" office:value="0" table:formula="of:=IF([mastertable.L29]=&quot;WALA&quot;;0;IF([mastertable.L29]=&quot;PABOR&quot;;1;IF([mastertable.L29]=&quot;DI PABOR&quot;;2;IF([mastertable.L29]=&quot;EWAN&quot;;3;))))" table:style-name="ce15">
            <text:p>0</text:p>
          </table:table-cell>
          <table:table-cell office:value-type="float" office:value="0" table:formula="of:=IF([mastertable.M29]=&quot;WALA&quot;;0;IF([mastertable.M29]=&quot;PABOR&quot;;1;IF([mastertable.M29]=&quot;DI PABOR&quot;;2;IF([mastertable.M29]=&quot;EWAN&quot;;3;))))" table:style-name="ce15">
            <text:p>0</text:p>
          </table:table-cell>
          <table:table-cell office:value-type="float" office:value="0" table:formula="of:=IF([mastertable.N29]=&quot;WALA&quot;;0;IF([mastertable.N29]=&quot;PABOR&quot;;1;IF([mastertable.N29]=&quot;DI PABOR&quot;;2;IF([mastertable.N29]=&quot;EWAN&quot;;3;))))" table:style-name="ce15">
            <text:p>0</text:p>
          </table:table-cell>
          <table:table-cell office:value-type="float" office:value="0" table:formula="of:=IF([mastertable.O29]=&quot;WALA&quot;;0;IF([mastertable.O29]=&quot;PABOR&quot;;1;IF([mastertable.O29]=&quot;DI PABOR&quot;;2;IF([mastertable.O29]=&quot;EWAN&quot;;3;))))" table:style-name="ce15">
            <text:p>0</text:p>
          </table:table-cell>
          <table:table-cell office:value-type="float" office:value="0" table:formula="of:=IF([mastertable.P29]=&quot;WALA&quot;;0;IF([mastertable.P29]=&quot;PABOR&quot;;1;IF([mastertable.P29]=&quot;DI PABOR&quot;;2;IF([mastertable.P29]=&quot;EWAN&quot;;3;))))" table:style-name="ce15">
            <text:p>0</text:p>
          </table:table-cell>
          <table:table-cell office:value-type="float" office:value="0" table:formula="of:=IF([mastertable.Q29]=&quot;WALA&quot;;0;IF([mastertable.Q29]=&quot;PABOR&quot;;1;IF([mastertable.Q29]=&quot;DI PABOR&quot;;2;IF([mastertable.Q29]=&quot;EWAN&quot;;3;))))" table:style-name="ce15">
            <text:p>0</text:p>
          </table:table-cell>
          <table:table-cell office:value-type="float" office:value="0" table:formula="of:=IF([mastertable.R29]=&quot;WALA&quot;;0;IF([mastertable.R29]=&quot;PABOR&quot;;1;IF([mastertable.R29]=&quot;DI PABOR&quot;;2;IF([mastertable.R29]=&quot;EWAN&quot;;3;))))" table:style-name="ce15">
            <text:p>0</text:p>
          </table:table-cell>
          <table:table-cell office:value-type="float" office:value="0" table:formula="of:=IF([mastertable.S29]=&quot;WALA&quot;;0;IF([mastertable.S29]=&quot;PABOR&quot;;1;IF([mastertable.S29]=&quot;DI PABOR&quot;;2;IF([mastertable.S29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0" table:style-name="ce3">
            <text:p>10</text:p>
          </table:table-cell>
          <table:table-cell office:value-type="string" table:style-name="ce3">
            <text:p>BELLO</text:p>
          </table:table-cell>
          <table:table-cell office:value-type="string" table:style-name="ce3">
            <text:p>SILVESTRE JR.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bello_silvestre.html">https://votepilipinas.com/candidate/bello_silvestre.html</text:a></text:p>
          </table:table-cell>
          <table:table-cell office:value-type="float" office:value="0" table:formula="of:=IF([mastertable.G30]=&quot;WALA&quot;;0;IF([mastertable.G30]=&quot;PABOR&quot;;1;IF([mastertable.G30]=&quot;DI PABOR&quot;;2;IF([mastertable.G30]=&quot;EWAN&quot;;3;))))" table:style-name="ce15">
            <text:p>0</text:p>
          </table:table-cell>
          <table:table-cell office:value-type="float" office:value="0" table:formula="of:=IF([mastertable.H30]=&quot;WALA&quot;;0;IF([mastertable.H30]=&quot;PABOR&quot;;1;IF([mastertable.H30]=&quot;DI PABOR&quot;;2;IF([mastertable.H30]=&quot;EWAN&quot;;3;))))" table:style-name="ce15">
            <text:p>0</text:p>
          </table:table-cell>
          <table:table-cell office:value-type="float" office:value="0" table:formula="of:=IF([mastertable.I30]=&quot;WALA&quot;;0;IF([mastertable.I30]=&quot;PABOR&quot;;1;IF([mastertable.I30]=&quot;DI PABOR&quot;;2;IF([mastertable.I30]=&quot;EWAN&quot;;3;))))" table:style-name="ce15">
            <text:p>0</text:p>
          </table:table-cell>
          <table:table-cell office:value-type="float" office:value="0" table:formula="of:=IF([mastertable.J30]=&quot;WALA&quot;;0;IF([mastertable.J30]=&quot;PABOR&quot;;1;IF([mastertable.J30]=&quot;DI PABOR&quot;;2;IF([mastertable.J30]=&quot;EWAN&quot;;3;))))" table:style-name="ce15">
            <text:p>0</text:p>
          </table:table-cell>
          <table:table-cell office:value-type="float" office:value="0" table:formula="of:=IF([mastertable.K30]=&quot;WALA&quot;;0;IF([mastertable.K30]=&quot;PABOR&quot;;1;IF([mastertable.K30]=&quot;DI PABOR&quot;;2;IF([mastertable.K30]=&quot;EWAN&quot;;3;))))" table:style-name="ce15">
            <text:p>0</text:p>
          </table:table-cell>
          <table:table-cell office:value-type="float" office:value="0" table:formula="of:=IF([mastertable.L30]=&quot;WALA&quot;;0;IF([mastertable.L30]=&quot;PABOR&quot;;1;IF([mastertable.L30]=&quot;DI PABOR&quot;;2;IF([mastertable.L30]=&quot;EWAN&quot;;3;))))" table:style-name="ce15">
            <text:p>0</text:p>
          </table:table-cell>
          <table:table-cell office:value-type="float" office:value="0" table:formula="of:=IF([mastertable.M30]=&quot;WALA&quot;;0;IF([mastertable.M30]=&quot;PABOR&quot;;1;IF([mastertable.M30]=&quot;DI PABOR&quot;;2;IF([mastertable.M30]=&quot;EWAN&quot;;3;))))" table:style-name="ce15">
            <text:p>0</text:p>
          </table:table-cell>
          <table:table-cell office:value-type="float" office:value="0" table:formula="of:=IF([mastertable.N30]=&quot;WALA&quot;;0;IF([mastertable.N30]=&quot;PABOR&quot;;1;IF([mastertable.N30]=&quot;DI PABOR&quot;;2;IF([mastertable.N30]=&quot;EWAN&quot;;3;))))" table:style-name="ce15">
            <text:p>0</text:p>
          </table:table-cell>
          <table:table-cell office:value-type="float" office:value="0" table:formula="of:=IF([mastertable.O30]=&quot;WALA&quot;;0;IF([mastertable.O30]=&quot;PABOR&quot;;1;IF([mastertable.O30]=&quot;DI PABOR&quot;;2;IF([mastertable.O30]=&quot;EWAN&quot;;3;))))" table:style-name="ce15">
            <text:p>0</text:p>
          </table:table-cell>
          <table:table-cell office:value-type="float" office:value="0" table:formula="of:=IF([mastertable.P30]=&quot;WALA&quot;;0;IF([mastertable.P30]=&quot;PABOR&quot;;1;IF([mastertable.P30]=&quot;DI PABOR&quot;;2;IF([mastertable.P30]=&quot;EWAN&quot;;3;))))" table:style-name="ce15">
            <text:p>0</text:p>
          </table:table-cell>
          <table:table-cell office:value-type="float" office:value="0" table:formula="of:=IF([mastertable.Q30]=&quot;WALA&quot;;0;IF([mastertable.Q30]=&quot;PABOR&quot;;1;IF([mastertable.Q30]=&quot;DI PABOR&quot;;2;IF([mastertable.Q30]=&quot;EWAN&quot;;3;))))" table:style-name="ce15">
            <text:p>0</text:p>
          </table:table-cell>
          <table:table-cell office:value-type="float" office:value="0" table:formula="of:=IF([mastertable.R30]=&quot;WALA&quot;;0;IF([mastertable.R30]=&quot;PABOR&quot;;1;IF([mastertable.R30]=&quot;DI PABOR&quot;;2;IF([mastertable.R30]=&quot;EWAN&quot;;3;))))" table:style-name="ce15">
            <text:p>0</text:p>
          </table:table-cell>
          <table:table-cell office:value-type="float" office:value="0" table:formula="of:=IF([mastertable.S30]=&quot;WALA&quot;;0;IF([mastertable.S30]=&quot;PABOR&quot;;1;IF([mastertable.S30]=&quot;DI PABOR&quot;;2;IF([mastertable.S30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1" table:style-name="ce3">
            <text:p>11</text:p>
          </table:table-cell>
          <table:table-cell office:value-type="string" table:style-name="ce3">
            <text:p>BINAY</text:p>
          </table:table-cell>
          <table:table-cell office:value-type="string" table:style-name="ce3">
            <text:p>JOJO</text:p>
          </table:table-cell>
          <table:table-cell office:value-type="string" table:style-name="ce3">
            <text:p>UNA</text:p>
          </table:table-cell>
          <table:table-cell office:value-type="string" table:style-name="ce4">
            <text:p><text:a xlink:href="https://votepilipinas.com/candidate/binay_jojo.html">https://votepilipinas.com/candidate/binay_jojo.html</text:a></text:p>
          </table:table-cell>
          <table:table-cell office:value-type="float" office:value="0" table:formula="of:=IF([mastertable.G31]=&quot;WALA&quot;;0;IF([mastertable.G31]=&quot;PABOR&quot;;1;IF([mastertable.G31]=&quot;DI PABOR&quot;;2;IF([mastertable.G31]=&quot;EWAN&quot;;3;))))" table:style-name="ce15">
            <text:p>0</text:p>
          </table:table-cell>
          <table:table-cell office:value-type="float" office:value="0" table:formula="of:=IF([mastertable.H31]=&quot;WALA&quot;;0;IF([mastertable.H31]=&quot;PABOR&quot;;1;IF([mastertable.H31]=&quot;DI PABOR&quot;;2;IF([mastertable.H31]=&quot;EWAN&quot;;3;))))" table:style-name="ce15">
            <text:p>0</text:p>
          </table:table-cell>
          <table:table-cell office:value-type="float" office:value="2" table:formula="of:=IF([mastertable.I31]=&quot;WALA&quot;;0;IF([mastertable.I31]=&quot;PABOR&quot;;1;IF([mastertable.I31]=&quot;DI PABOR&quot;;2;IF([mastertable.I31]=&quot;EWAN&quot;;3;))))" table:style-name="ce15">
            <text:p>2</text:p>
          </table:table-cell>
          <table:table-cell office:value-type="float" office:value="2" table:formula="of:=IF([mastertable.J31]=&quot;WALA&quot;;0;IF([mastertable.J31]=&quot;PABOR&quot;;1;IF([mastertable.J31]=&quot;DI PABOR&quot;;2;IF([mastertable.J31]=&quot;EWAN&quot;;3;))))" table:style-name="ce15">
            <text:p>2</text:p>
          </table:table-cell>
          <table:table-cell office:value-type="float" office:value="1" table:formula="of:=IF([mastertable.K31]=&quot;WALA&quot;;0;IF([mastertable.K31]=&quot;PABOR&quot;;1;IF([mastertable.K31]=&quot;DI PABOR&quot;;2;IF([mastertable.K31]=&quot;EWAN&quot;;3;))))" table:style-name="ce15">
            <text:p>1</text:p>
          </table:table-cell>
          <table:table-cell office:value-type="float" office:value="0" table:formula="of:=IF([mastertable.L31]=&quot;WALA&quot;;0;IF([mastertable.L31]=&quot;PABOR&quot;;1;IF([mastertable.L31]=&quot;DI PABOR&quot;;2;IF([mastertable.L31]=&quot;EWAN&quot;;3;))))" table:style-name="ce15">
            <text:p>0</text:p>
          </table:table-cell>
          <table:table-cell office:value-type="float" office:value="1" table:formula="of:=IF([mastertable.M31]=&quot;WALA&quot;;0;IF([mastertable.M31]=&quot;PABOR&quot;;1;IF([mastertable.M31]=&quot;DI PABOR&quot;;2;IF([mastertable.M31]=&quot;EWAN&quot;;3;))))" table:style-name="ce15">
            <text:p>1</text:p>
          </table:table-cell>
          <table:table-cell office:value-type="float" office:value="0" table:formula="of:=IF([mastertable.N31]=&quot;WALA&quot;;0;IF([mastertable.N31]=&quot;PABOR&quot;;1;IF([mastertable.N31]=&quot;DI PABOR&quot;;2;IF([mastertable.N31]=&quot;EWAN&quot;;3;))))" table:style-name="ce15">
            <text:p>0</text:p>
          </table:table-cell>
          <table:table-cell office:value-type="float" office:value="0" table:formula="of:=IF([mastertable.O31]=&quot;WALA&quot;;0;IF([mastertable.O31]=&quot;PABOR&quot;;1;IF([mastertable.O31]=&quot;DI PABOR&quot;;2;IF([mastertable.O31]=&quot;EWAN&quot;;3;))))" table:style-name="ce15">
            <text:p>0</text:p>
          </table:table-cell>
          <table:table-cell office:value-type="float" office:value="2" table:formula="of:=IF([mastertable.P31]=&quot;WALA&quot;;0;IF([mastertable.P31]=&quot;PABOR&quot;;1;IF([mastertable.P31]=&quot;DI PABOR&quot;;2;IF([mastertable.P31]=&quot;EWAN&quot;;3;))))" table:style-name="ce15">
            <text:p>2</text:p>
          </table:table-cell>
          <table:table-cell office:value-type="float" office:value="0" table:formula="of:=IF([mastertable.Q31]=&quot;WALA&quot;;0;IF([mastertable.Q31]=&quot;PABOR&quot;;1;IF([mastertable.Q31]=&quot;DI PABOR&quot;;2;IF([mastertable.Q31]=&quot;EWAN&quot;;3;))))" table:style-name="ce15">
            <text:p>0</text:p>
          </table:table-cell>
          <table:table-cell office:value-type="float" office:value="0" table:formula="of:=IF([mastertable.R31]=&quot;WALA&quot;;0;IF([mastertable.R31]=&quot;PABOR&quot;;1;IF([mastertable.R31]=&quot;DI PABOR&quot;;2;IF([mastertable.R31]=&quot;EWAN&quot;;3;))))" table:style-name="ce15">
            <text:p>0</text:p>
          </table:table-cell>
          <table:table-cell office:value-type="float" office:value="2" table:formula="of:=IF([mastertable.S31]=&quot;WALA&quot;;0;IF([mastertable.S31]=&quot;PABOR&quot;;1;IF([mastertable.S31]=&quot;DI PABOR&quot;;2;IF([mastertable.S31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2" table:style-name="ce3">
            <text:p>12</text:p>
          </table:table-cell>
          <table:table-cell office:value-type="string" table:style-name="ce3">
            <text:p>CABONEGRO</text:p>
          </table:table-cell>
          <table:table-cell office:value-type="string" table:style-name="ce3">
            <text:p>ROY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cabonegro_roy.html">https://votepilipinas.com/candidate/cabonegro_roy.html</text:a></text:p>
          </table:table-cell>
          <table:table-cell office:value-type="float" office:value="0" table:formula="of:=IF([mastertable.G32]=&quot;WALA&quot;;0;IF([mastertable.G32]=&quot;PABOR&quot;;1;IF([mastertable.G32]=&quot;DI PABOR&quot;;2;IF([mastertable.G32]=&quot;EWAN&quot;;3;))))" table:style-name="ce15">
            <text:p>0</text:p>
          </table:table-cell>
          <table:table-cell office:value-type="float" office:value="0" table:formula="of:=IF([mastertable.H32]=&quot;WALA&quot;;0;IF([mastertable.H32]=&quot;PABOR&quot;;1;IF([mastertable.H32]=&quot;DI PABOR&quot;;2;IF([mastertable.H32]=&quot;EWAN&quot;;3;))))" table:style-name="ce15">
            <text:p>0</text:p>
          </table:table-cell>
          <table:table-cell office:value-type="float" office:value="0" table:formula="of:=IF([mastertable.I32]=&quot;WALA&quot;;0;IF([mastertable.I32]=&quot;PABOR&quot;;1;IF([mastertable.I32]=&quot;DI PABOR&quot;;2;IF([mastertable.I32]=&quot;EWAN&quot;;3;))))" table:style-name="ce15">
            <text:p>0</text:p>
          </table:table-cell>
          <table:table-cell office:value-type="float" office:value="0" table:formula="of:=IF([mastertable.J32]=&quot;WALA&quot;;0;IF([mastertable.J32]=&quot;PABOR&quot;;1;IF([mastertable.J32]=&quot;DI PABOR&quot;;2;IF([mastertable.J32]=&quot;EWAN&quot;;3;))))" table:style-name="ce15">
            <text:p>0</text:p>
          </table:table-cell>
          <table:table-cell office:value-type="float" office:value="0" table:formula="of:=IF([mastertable.K32]=&quot;WALA&quot;;0;IF([mastertable.K32]=&quot;PABOR&quot;;1;IF([mastertable.K32]=&quot;DI PABOR&quot;;2;IF([mastertable.K32]=&quot;EWAN&quot;;3;))))" table:style-name="ce15">
            <text:p>0</text:p>
          </table:table-cell>
          <table:table-cell office:value-type="float" office:value="0" table:formula="of:=IF([mastertable.L32]=&quot;WALA&quot;;0;IF([mastertable.L32]=&quot;PABOR&quot;;1;IF([mastertable.L32]=&quot;DI PABOR&quot;;2;IF([mastertable.L32]=&quot;EWAN&quot;;3;))))" table:style-name="ce15">
            <text:p>0</text:p>
          </table:table-cell>
          <table:table-cell office:value-type="float" office:value="0" table:formula="of:=IF([mastertable.M32]=&quot;WALA&quot;;0;IF([mastertable.M32]=&quot;PABOR&quot;;1;IF([mastertable.M32]=&quot;DI PABOR&quot;;2;IF([mastertable.M32]=&quot;EWAN&quot;;3;))))" table:style-name="ce15">
            <text:p>0</text:p>
          </table:table-cell>
          <table:table-cell office:value-type="float" office:value="0" table:formula="of:=IF([mastertable.N32]=&quot;WALA&quot;;0;IF([mastertable.N32]=&quot;PABOR&quot;;1;IF([mastertable.N32]=&quot;DI PABOR&quot;;2;IF([mastertable.N32]=&quot;EWAN&quot;;3;))))" table:style-name="ce15">
            <text:p>0</text:p>
          </table:table-cell>
          <table:table-cell office:value-type="float" office:value="0" table:formula="of:=IF([mastertable.O32]=&quot;WALA&quot;;0;IF([mastertable.O32]=&quot;PABOR&quot;;1;IF([mastertable.O32]=&quot;DI PABOR&quot;;2;IF([mastertable.O32]=&quot;EWAN&quot;;3;))))" table:style-name="ce15">
            <text:p>0</text:p>
          </table:table-cell>
          <table:table-cell office:value-type="float" office:value="0" table:formula="of:=IF([mastertable.P32]=&quot;WALA&quot;;0;IF([mastertable.P32]=&quot;PABOR&quot;;1;IF([mastertable.P32]=&quot;DI PABOR&quot;;2;IF([mastertable.P32]=&quot;EWAN&quot;;3;))))" table:style-name="ce15">
            <text:p>0</text:p>
          </table:table-cell>
          <table:table-cell office:value-type="float" office:value="0" table:formula="of:=IF([mastertable.Q32]=&quot;WALA&quot;;0;IF([mastertable.Q32]=&quot;PABOR&quot;;1;IF([mastertable.Q32]=&quot;DI PABOR&quot;;2;IF([mastertable.Q32]=&quot;EWAN&quot;;3;))))" table:style-name="ce15">
            <text:p>0</text:p>
          </table:table-cell>
          <table:table-cell office:value-type="float" office:value="0" table:formula="of:=IF([mastertable.R32]=&quot;WALA&quot;;0;IF([mastertable.R32]=&quot;PABOR&quot;;1;IF([mastertable.R32]=&quot;DI PABOR&quot;;2;IF([mastertable.R32]=&quot;EWAN&quot;;3;))))" table:style-name="ce15">
            <text:p>0</text:p>
          </table:table-cell>
          <table:table-cell office:value-type="float" office:value="0" table:formula="of:=IF([mastertable.S32]=&quot;WALA&quot;;0;IF([mastertable.S32]=&quot;PABOR&quot;;1;IF([mastertable.S32]=&quot;DI PABOR&quot;;2;IF([mastertable.S32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3" table:style-name="ce3">
            <text:p>13</text:p>
          </table:table-cell>
          <table:table-cell office:value-type="string" table:style-name="ce3">
            <text:p>CASTRICIONES</text:p>
          </table:table-cell>
          <table:table-cell office:value-type="string" table:style-name="ce3">
            <text:p>BRO JOH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castriciones-john.html">https://votepilipinas.com/candidate/castriciones-john.html</text:a></text:p>
          </table:table-cell>
          <table:table-cell office:value-type="float" office:value="0" table:formula="of:=IF([mastertable.G33]=&quot;WALA&quot;;0;IF([mastertable.G33]=&quot;PABOR&quot;;1;IF([mastertable.G33]=&quot;DI PABOR&quot;;2;IF([mastertable.G33]=&quot;EWAN&quot;;3;))))" table:style-name="ce15">
            <text:p>0</text:p>
          </table:table-cell>
          <table:table-cell office:value-type="float" office:value="0" table:formula="of:=IF([mastertable.H33]=&quot;WALA&quot;;0;IF([mastertable.H33]=&quot;PABOR&quot;;1;IF([mastertable.H33]=&quot;DI PABOR&quot;;2;IF([mastertable.H33]=&quot;EWAN&quot;;3;))))" table:style-name="ce15">
            <text:p>0</text:p>
          </table:table-cell>
          <table:table-cell office:value-type="float" office:value="0" table:formula="of:=IF([mastertable.I33]=&quot;WALA&quot;;0;IF([mastertable.I33]=&quot;PABOR&quot;;1;IF([mastertable.I33]=&quot;DI PABOR&quot;;2;IF([mastertable.I33]=&quot;EWAN&quot;;3;))))" table:style-name="ce15">
            <text:p>0</text:p>
          </table:table-cell>
          <table:table-cell office:value-type="float" office:value="0" table:formula="of:=IF([mastertable.J33]=&quot;WALA&quot;;0;IF([mastertable.J33]=&quot;PABOR&quot;;1;IF([mastertable.J33]=&quot;DI PABOR&quot;;2;IF([mastertable.J33]=&quot;EWAN&quot;;3;))))" table:style-name="ce15">
            <text:p>0</text:p>
          </table:table-cell>
          <table:table-cell office:value-type="float" office:value="0" table:formula="of:=IF([mastertable.K33]=&quot;WALA&quot;;0;IF([mastertable.K33]=&quot;PABOR&quot;;1;IF([mastertable.K33]=&quot;DI PABOR&quot;;2;IF([mastertable.K33]=&quot;EWAN&quot;;3;))))" table:style-name="ce15">
            <text:p>0</text:p>
          </table:table-cell>
          <table:table-cell office:value-type="float" office:value="0" table:formula="of:=IF([mastertable.L33]=&quot;WALA&quot;;0;IF([mastertable.L33]=&quot;PABOR&quot;;1;IF([mastertable.L33]=&quot;DI PABOR&quot;;2;IF([mastertable.L33]=&quot;EWAN&quot;;3;))))" table:style-name="ce15">
            <text:p>0</text:p>
          </table:table-cell>
          <table:table-cell office:value-type="float" office:value="0" table:formula="of:=IF([mastertable.M33]=&quot;WALA&quot;;0;IF([mastertable.M33]=&quot;PABOR&quot;;1;IF([mastertable.M33]=&quot;DI PABOR&quot;;2;IF([mastertable.M33]=&quot;EWAN&quot;;3;))))" table:style-name="ce15">
            <text:p>0</text:p>
          </table:table-cell>
          <table:table-cell office:value-type="float" office:value="0" table:formula="of:=IF([mastertable.N33]=&quot;WALA&quot;;0;IF([mastertable.N33]=&quot;PABOR&quot;;1;IF([mastertable.N33]=&quot;DI PABOR&quot;;2;IF([mastertable.N33]=&quot;EWAN&quot;;3;))))" table:style-name="ce15">
            <text:p>0</text:p>
          </table:table-cell>
          <table:table-cell office:value-type="float" office:value="0" table:formula="of:=IF([mastertable.O33]=&quot;WALA&quot;;0;IF([mastertable.O33]=&quot;PABOR&quot;;1;IF([mastertable.O33]=&quot;DI PABOR&quot;;2;IF([mastertable.O33]=&quot;EWAN&quot;;3;))))" table:style-name="ce15">
            <text:p>0</text:p>
          </table:table-cell>
          <table:table-cell office:value-type="float" office:value="0" table:formula="of:=IF([mastertable.P33]=&quot;WALA&quot;;0;IF([mastertable.P33]=&quot;PABOR&quot;;1;IF([mastertable.P33]=&quot;DI PABOR&quot;;2;IF([mastertable.P33]=&quot;EWAN&quot;;3;))))" table:style-name="ce15">
            <text:p>0</text:p>
          </table:table-cell>
          <table:table-cell office:value-type="float" office:value="0" table:formula="of:=IF([mastertable.Q33]=&quot;WALA&quot;;0;IF([mastertable.Q33]=&quot;PABOR&quot;;1;IF([mastertable.Q33]=&quot;DI PABOR&quot;;2;IF([mastertable.Q33]=&quot;EWAN&quot;;3;))))" table:style-name="ce15">
            <text:p>0</text:p>
          </table:table-cell>
          <table:table-cell office:value-type="float" office:value="0" table:formula="of:=IF([mastertable.R33]=&quot;WALA&quot;;0;IF([mastertable.R33]=&quot;PABOR&quot;;1;IF([mastertable.R33]=&quot;DI PABOR&quot;;2;IF([mastertable.R33]=&quot;EWAN&quot;;3;))))" table:style-name="ce15">
            <text:p>0</text:p>
          </table:table-cell>
          <table:table-cell office:value-type="float" office:value="0" table:formula="of:=IF([mastertable.S33]=&quot;WALA&quot;;0;IF([mastertable.S33]=&quot;PABOR&quot;;1;IF([mastertable.S33]=&quot;DI PABOR&quot;;2;IF([mastertable.S33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4" table:style-name="ce3">
            <text:p>14</text:p>
          </table:table-cell>
          <table:table-cell office:value-type="string" table:style-name="ce3">
            <text:p>CAYETANO</text:p>
          </table:table-cell>
          <table:table-cell office:value-type="string" table:style-name="ce3">
            <text:p>ALAN PETER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cayetano-alan.html">https://votepilipinas.com/candidate/cayetano-alan.html</text:a></text:p>
          </table:table-cell>
          <table:table-cell office:value-type="float" office:value="0" table:formula="of:=IF([mastertable.G34]=&quot;WALA&quot;;0;IF([mastertable.G34]=&quot;PABOR&quot;;1;IF([mastertable.G34]=&quot;DI PABOR&quot;;2;IF([mastertable.G34]=&quot;EWAN&quot;;3;))))" table:style-name="ce15">
            <text:p>0</text:p>
          </table:table-cell>
          <table:table-cell office:value-type="float" office:value="0" table:formula="of:=IF([mastertable.H34]=&quot;WALA&quot;;0;IF([mastertable.H34]=&quot;PABOR&quot;;1;IF([mastertable.H34]=&quot;DI PABOR&quot;;2;IF([mastertable.H34]=&quot;EWAN&quot;;3;))))" table:style-name="ce15">
            <text:p>0</text:p>
          </table:table-cell>
          <table:table-cell office:value-type="float" office:value="2" table:formula="of:=IF([mastertable.I34]=&quot;WALA&quot;;0;IF([mastertable.I34]=&quot;PABOR&quot;;1;IF([mastertable.I34]=&quot;DI PABOR&quot;;2;IF([mastertable.I34]=&quot;EWAN&quot;;3;))))" table:style-name="ce15">
            <text:p>2</text:p>
          </table:table-cell>
          <table:table-cell office:value-type="float" office:value="0" table:formula="of:=IF([mastertable.J34]=&quot;WALA&quot;;0;IF([mastertable.J34]=&quot;PABOR&quot;;1;IF([mastertable.J34]=&quot;DI PABOR&quot;;2;IF([mastertable.J34]=&quot;EWAN&quot;;3;))))" table:style-name="ce15">
            <text:p>0</text:p>
          </table:table-cell>
          <table:table-cell office:value-type="float" office:value="1" table:formula="of:=IF([mastertable.K34]=&quot;WALA&quot;;0;IF([mastertable.K34]=&quot;PABOR&quot;;1;IF([mastertable.K34]=&quot;DI PABOR&quot;;2;IF([mastertable.K34]=&quot;EWAN&quot;;3;))))" table:style-name="ce15">
            <text:p>1</text:p>
          </table:table-cell>
          <table:table-cell office:value-type="float" office:value="0" table:formula="of:=IF([mastertable.L34]=&quot;WALA&quot;;0;IF([mastertable.L34]=&quot;PABOR&quot;;1;IF([mastertable.L34]=&quot;DI PABOR&quot;;2;IF([mastertable.L34]=&quot;EWAN&quot;;3;))))" table:style-name="ce15">
            <text:p>0</text:p>
          </table:table-cell>
          <table:table-cell office:value-type="float" office:value="3" table:formula="of:=IF([mastertable.M34]=&quot;WALA&quot;;0;IF([mastertable.M34]=&quot;PABOR&quot;;1;IF([mastertable.M34]=&quot;DI PABOR&quot;;2;IF([mastertable.M34]=&quot;EWAN&quot;;3;))))" table:style-name="ce15">
            <text:p>3</text:p>
          </table:table-cell>
          <table:table-cell office:value-type="float" office:value="0" table:formula="of:=IF([mastertable.N34]=&quot;WALA&quot;;0;IF([mastertable.N34]=&quot;PABOR&quot;;1;IF([mastertable.N34]=&quot;DI PABOR&quot;;2;IF([mastertable.N34]=&quot;EWAN&quot;;3;))))" table:style-name="ce15">
            <text:p>0</text:p>
          </table:table-cell>
          <table:table-cell office:value-type="float" office:value="0" table:formula="of:=IF([mastertable.O34]=&quot;WALA&quot;;0;IF([mastertable.O34]=&quot;PABOR&quot;;1;IF([mastertable.O34]=&quot;DI PABOR&quot;;2;IF([mastertable.O34]=&quot;EWAN&quot;;3;))))" table:style-name="ce15">
            <text:p>0</text:p>
          </table:table-cell>
          <table:table-cell office:value-type="float" office:value="1" table:formula="of:=IF([mastertable.P34]=&quot;WALA&quot;;0;IF([mastertable.P34]=&quot;PABOR&quot;;1;IF([mastertable.P34]=&quot;DI PABOR&quot;;2;IF([mastertable.P34]=&quot;EWAN&quot;;3;))))" table:style-name="ce15">
            <text:p>1</text:p>
          </table:table-cell>
          <table:table-cell office:value-type="float" office:value="0" table:formula="of:=IF([mastertable.Q34]=&quot;WALA&quot;;0;IF([mastertable.Q34]=&quot;PABOR&quot;;1;IF([mastertable.Q34]=&quot;DI PABOR&quot;;2;IF([mastertable.Q34]=&quot;EWAN&quot;;3;))))" table:style-name="ce15">
            <text:p>0</text:p>
          </table:table-cell>
          <table:table-cell office:value-type="float" office:value="1" table:formula="of:=IF([mastertable.R34]=&quot;WALA&quot;;0;IF([mastertable.R34]=&quot;PABOR&quot;;1;IF([mastertable.R34]=&quot;DI PABOR&quot;;2;IF([mastertable.R34]=&quot;EWAN&quot;;3;))))" table:style-name="ce15">
            <text:p>1</text:p>
          </table:table-cell>
          <table:table-cell office:value-type="float" office:value="1" table:formula="of:=IF([mastertable.S34]=&quot;WALA&quot;;0;IF([mastertable.S34]=&quot;PABOR&quot;;1;IF([mastertable.S34]=&quot;DI PABOR&quot;;2;IF([mastertable.S34]=&quot;EWAN&quot;;3;))))" table:style-name="ce15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5" table:style-name="ce3">
            <text:p>15</text:p>
          </table:table-cell>
          <table:table-cell office:value-type="string" table:style-name="ce3">
            <text:p>CHAVEZ</text:p>
          </table:table-cell>
          <table:table-cell office:value-type="string" table:style-name="ce3">
            <text:p>MELCHOR</text:p>
          </table:table-cell>
          <table:table-cell office:value-type="string" table:style-name="ce3">
            <text:p>WPP</text:p>
          </table:table-cell>
          <table:table-cell office:value-type="string" table:style-name="ce4">
            <text:p><text:a xlink:href="https://votepilipinas.com/candidate/chavez_melchor.html">https://votepilipinas.com/candidate/chavez_melchor.html</text:a></text:p>
          </table:table-cell>
          <table:table-cell office:value-type="float" office:value="0" table:formula="of:=IF([mastertable.G35]=&quot;WALA&quot;;0;IF([mastertable.G35]=&quot;PABOR&quot;;1;IF([mastertable.G35]=&quot;DI PABOR&quot;;2;IF([mastertable.G35]=&quot;EWAN&quot;;3;))))" table:style-name="ce15">
            <text:p>0</text:p>
          </table:table-cell>
          <table:table-cell office:value-type="float" office:value="0" table:formula="of:=IF([mastertable.H35]=&quot;WALA&quot;;0;IF([mastertable.H35]=&quot;PABOR&quot;;1;IF([mastertable.H35]=&quot;DI PABOR&quot;;2;IF([mastertable.H35]=&quot;EWAN&quot;;3;))))" table:style-name="ce15">
            <text:p>0</text:p>
          </table:table-cell>
          <table:table-cell office:value-type="float" office:value="0" table:formula="of:=IF([mastertable.I35]=&quot;WALA&quot;;0;IF([mastertable.I35]=&quot;PABOR&quot;;1;IF([mastertable.I35]=&quot;DI PABOR&quot;;2;IF([mastertable.I35]=&quot;EWAN&quot;;3;))))" table:style-name="ce15">
            <text:p>0</text:p>
          </table:table-cell>
          <table:table-cell office:value-type="float" office:value="0" table:formula="of:=IF([mastertable.J35]=&quot;WALA&quot;;0;IF([mastertable.J35]=&quot;PABOR&quot;;1;IF([mastertable.J35]=&quot;DI PABOR&quot;;2;IF([mastertable.J35]=&quot;EWAN&quot;;3;))))" table:style-name="ce15">
            <text:p>0</text:p>
          </table:table-cell>
          <table:table-cell office:value-type="float" office:value="0" table:formula="of:=IF([mastertable.K35]=&quot;WALA&quot;;0;IF([mastertable.K35]=&quot;PABOR&quot;;1;IF([mastertable.K35]=&quot;DI PABOR&quot;;2;IF([mastertable.K35]=&quot;EWAN&quot;;3;))))" table:style-name="ce15">
            <text:p>0</text:p>
          </table:table-cell>
          <table:table-cell office:value-type="float" office:value="0" table:formula="of:=IF([mastertable.L35]=&quot;WALA&quot;;0;IF([mastertable.L35]=&quot;PABOR&quot;;1;IF([mastertable.L35]=&quot;DI PABOR&quot;;2;IF([mastertable.L35]=&quot;EWAN&quot;;3;))))" table:style-name="ce15">
            <text:p>0</text:p>
          </table:table-cell>
          <table:table-cell office:value-type="float" office:value="0" table:formula="of:=IF([mastertable.M35]=&quot;WALA&quot;;0;IF([mastertable.M35]=&quot;PABOR&quot;;1;IF([mastertable.M35]=&quot;DI PABOR&quot;;2;IF([mastertable.M35]=&quot;EWAN&quot;;3;))))" table:style-name="ce15">
            <text:p>0</text:p>
          </table:table-cell>
          <table:table-cell office:value-type="float" office:value="0" table:formula="of:=IF([mastertable.N35]=&quot;WALA&quot;;0;IF([mastertable.N35]=&quot;PABOR&quot;;1;IF([mastertable.N35]=&quot;DI PABOR&quot;;2;IF([mastertable.N35]=&quot;EWAN&quot;;3;))))" table:style-name="ce15">
            <text:p>0</text:p>
          </table:table-cell>
          <table:table-cell office:value-type="float" office:value="0" table:formula="of:=IF([mastertable.O35]=&quot;WALA&quot;;0;IF([mastertable.O35]=&quot;PABOR&quot;;1;IF([mastertable.O35]=&quot;DI PABOR&quot;;2;IF([mastertable.O35]=&quot;EWAN&quot;;3;))))" table:style-name="ce15">
            <text:p>0</text:p>
          </table:table-cell>
          <table:table-cell office:value-type="float" office:value="0" table:formula="of:=IF([mastertable.P35]=&quot;WALA&quot;;0;IF([mastertable.P35]=&quot;PABOR&quot;;1;IF([mastertable.P35]=&quot;DI PABOR&quot;;2;IF([mastertable.P35]=&quot;EWAN&quot;;3;))))" table:style-name="ce15">
            <text:p>0</text:p>
          </table:table-cell>
          <table:table-cell office:value-type="float" office:value="0" table:formula="of:=IF([mastertable.Q35]=&quot;WALA&quot;;0;IF([mastertable.Q35]=&quot;PABOR&quot;;1;IF([mastertable.Q35]=&quot;DI PABOR&quot;;2;IF([mastertable.Q35]=&quot;EWAN&quot;;3;))))" table:style-name="ce15">
            <text:p>0</text:p>
          </table:table-cell>
          <table:table-cell office:value-type="float" office:value="0" table:formula="of:=IF([mastertable.R35]=&quot;WALA&quot;;0;IF([mastertable.R35]=&quot;PABOR&quot;;1;IF([mastertable.R35]=&quot;DI PABOR&quot;;2;IF([mastertable.R35]=&quot;EWAN&quot;;3;))))" table:style-name="ce15">
            <text:p>0</text:p>
          </table:table-cell>
          <table:table-cell office:value-type="float" office:value="0" table:formula="of:=IF([mastertable.S35]=&quot;WALA&quot;;0;IF([mastertable.S35]=&quot;PABOR&quot;;1;IF([mastertable.S35]=&quot;DI PABOR&quot;;2;IF([mastertable.S35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6" table:style-name="ce3">
            <text:p>16</text:p>
          </table:table-cell>
          <table:table-cell office:value-type="string" table:style-name="ce3">
            <text:p>COLMENARES</text:p>
          </table:table-cell>
          <table:table-cell office:value-type="string" table:style-name="ce3">
            <text:p>NERI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colmenares_neri.html">https://votepilipinas.com/candidate/colmenares_neri.html</text:a></text:p>
          </table:table-cell>
          <table:table-cell office:value-type="float" office:value="0" table:formula="of:=IF([mastertable.G36]=&quot;WALA&quot;;0;IF([mastertable.G36]=&quot;PABOR&quot;;1;IF([mastertable.G36]=&quot;DI PABOR&quot;;2;IF([mastertable.G36]=&quot;EWAN&quot;;3;))))" table:style-name="ce15">
            <text:p>0</text:p>
          </table:table-cell>
          <table:table-cell office:value-type="float" office:value="0" table:formula="of:=IF([mastertable.H36]=&quot;WALA&quot;;0;IF([mastertable.H36]=&quot;PABOR&quot;;1;IF([mastertable.H36]=&quot;DI PABOR&quot;;2;IF([mastertable.H36]=&quot;EWAN&quot;;3;))))" table:style-name="ce15">
            <text:p>0</text:p>
          </table:table-cell>
          <table:table-cell office:value-type="float" office:value="1" table:formula="of:=IF([mastertable.I36]=&quot;WALA&quot;;0;IF([mastertable.I36]=&quot;PABOR&quot;;1;IF([mastertable.I36]=&quot;DI PABOR&quot;;2;IF([mastertable.I36]=&quot;EWAN&quot;;3;))))" table:style-name="ce15">
            <text:p>1</text:p>
          </table:table-cell>
          <table:table-cell office:value-type="float" office:value="1" table:formula="of:=IF([mastertable.J36]=&quot;WALA&quot;;0;IF([mastertable.J36]=&quot;PABOR&quot;;1;IF([mastertable.J36]=&quot;DI PABOR&quot;;2;IF([mastertable.J36]=&quot;EWAN&quot;;3;))))" table:style-name="ce15">
            <text:p>1</text:p>
          </table:table-cell>
          <table:table-cell office:value-type="float" office:value="2" table:formula="of:=IF([mastertable.K36]=&quot;WALA&quot;;0;IF([mastertable.K36]=&quot;PABOR&quot;;1;IF([mastertable.K36]=&quot;DI PABOR&quot;;2;IF([mastertable.K36]=&quot;EWAN&quot;;3;))))" table:style-name="ce15">
            <text:p>2</text:p>
          </table:table-cell>
          <table:table-cell office:value-type="float" office:value="0" table:formula="of:=IF([mastertable.L36]=&quot;WALA&quot;;0;IF([mastertable.L36]=&quot;PABOR&quot;;1;IF([mastertable.L36]=&quot;DI PABOR&quot;;2;IF([mastertable.L36]=&quot;EWAN&quot;;3;))))" table:style-name="ce15">
            <text:p>0</text:p>
          </table:table-cell>
          <table:table-cell office:value-type="float" office:value="1" table:formula="of:=IF([mastertable.M36]=&quot;WALA&quot;;0;IF([mastertable.M36]=&quot;PABOR&quot;;1;IF([mastertable.M36]=&quot;DI PABOR&quot;;2;IF([mastertable.M36]=&quot;EWAN&quot;;3;))))" table:style-name="ce15">
            <text:p>1</text:p>
          </table:table-cell>
          <table:table-cell office:value-type="float" office:value="0" table:formula="of:=IF([mastertable.N36]=&quot;WALA&quot;;0;IF([mastertable.N36]=&quot;PABOR&quot;;1;IF([mastertable.N36]=&quot;DI PABOR&quot;;2;IF([mastertable.N36]=&quot;EWAN&quot;;3;))))" table:style-name="ce15">
            <text:p>0</text:p>
          </table:table-cell>
          <table:table-cell office:value-type="float" office:value="0" table:formula="of:=IF([mastertable.O36]=&quot;WALA&quot;;0;IF([mastertable.O36]=&quot;PABOR&quot;;1;IF([mastertable.O36]=&quot;DI PABOR&quot;;2;IF([mastertable.O36]=&quot;EWAN&quot;;3;))))" table:style-name="ce15">
            <text:p>0</text:p>
          </table:table-cell>
          <table:table-cell office:value-type="float" office:value="2" table:formula="of:=IF([mastertable.P36]=&quot;WALA&quot;;0;IF([mastertable.P36]=&quot;PABOR&quot;;1;IF([mastertable.P36]=&quot;DI PABOR&quot;;2;IF([mastertable.P36]=&quot;EWAN&quot;;3;))))" table:style-name="ce15">
            <text:p>2</text:p>
          </table:table-cell>
          <table:table-cell office:value-type="float" office:value="0" table:formula="of:=IF([mastertable.Q36]=&quot;WALA&quot;;0;IF([mastertable.Q36]=&quot;PABOR&quot;;1;IF([mastertable.Q36]=&quot;DI PABOR&quot;;2;IF([mastertable.Q36]=&quot;EWAN&quot;;3;))))" table:style-name="ce15">
            <text:p>0</text:p>
          </table:table-cell>
          <table:table-cell office:value-type="float" office:value="1" table:formula="of:=IF([mastertable.R36]=&quot;WALA&quot;;0;IF([mastertable.R36]=&quot;PABOR&quot;;1;IF([mastertable.R36]=&quot;DI PABOR&quot;;2;IF([mastertable.R36]=&quot;EWAN&quot;;3;))))" table:style-name="ce15">
            <text:p>1</text:p>
          </table:table-cell>
          <table:table-cell office:value-type="float" office:value="3" table:formula="of:=IF([mastertable.S36]=&quot;WALA&quot;;0;IF([mastertable.S36]=&quot;PABOR&quot;;1;IF([mastertable.S36]=&quot;DI PABOR&quot;;2;IF([mastertable.S36]=&quot;EWAN&quot;;3;))))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7" table:style-name="ce3">
            <text:p>17</text:p>
          </table:table-cell>
          <table:table-cell office:value-type="string" table:style-name="ce3">
            <text:p>D'ANGELO</text:p>
          </table:table-cell>
          <table:table-cell office:value-type="string" table:style-name="ce3">
            <text:p>DAVID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dangelo-david.html">https://votepilipinas.com/candidate/dangelo-david.html</text:a></text:p>
          </table:table-cell>
          <table:table-cell office:value-type="float" office:value="0" table:formula="of:=IF([mastertable.G37]=&quot;WALA&quot;;0;IF([mastertable.G37]=&quot;PABOR&quot;;1;IF([mastertable.G37]=&quot;DI PABOR&quot;;2;IF([mastertable.G37]=&quot;EWAN&quot;;3;))))" table:style-name="ce15">
            <text:p>0</text:p>
          </table:table-cell>
          <table:table-cell office:value-type="float" office:value="0" table:formula="of:=IF([mastertable.H37]=&quot;WALA&quot;;0;IF([mastertable.H37]=&quot;PABOR&quot;;1;IF([mastertable.H37]=&quot;DI PABOR&quot;;2;IF([mastertable.H37]=&quot;EWAN&quot;;3;))))" table:style-name="ce15">
            <text:p>0</text:p>
          </table:table-cell>
          <table:table-cell office:value-type="float" office:value="0" table:formula="of:=IF([mastertable.I37]=&quot;WALA&quot;;0;IF([mastertable.I37]=&quot;PABOR&quot;;1;IF([mastertable.I37]=&quot;DI PABOR&quot;;2;IF([mastertable.I37]=&quot;EWAN&quot;;3;))))" table:style-name="ce15">
            <text:p>0</text:p>
          </table:table-cell>
          <table:table-cell office:value-type="float" office:value="0" table:formula="of:=IF([mastertable.J37]=&quot;WALA&quot;;0;IF([mastertable.J37]=&quot;PABOR&quot;;1;IF([mastertable.J37]=&quot;DI PABOR&quot;;2;IF([mastertable.J37]=&quot;EWAN&quot;;3;))))" table:style-name="ce15">
            <text:p>0</text:p>
          </table:table-cell>
          <table:table-cell office:value-type="float" office:value="0" table:formula="of:=IF([mastertable.K37]=&quot;WALA&quot;;0;IF([mastertable.K37]=&quot;PABOR&quot;;1;IF([mastertable.K37]=&quot;DI PABOR&quot;;2;IF([mastertable.K37]=&quot;EWAN&quot;;3;))))" table:style-name="ce15">
            <text:p>0</text:p>
          </table:table-cell>
          <table:table-cell office:value-type="float" office:value="0" table:formula="of:=IF([mastertable.L37]=&quot;WALA&quot;;0;IF([mastertable.L37]=&quot;PABOR&quot;;1;IF([mastertable.L37]=&quot;DI PABOR&quot;;2;IF([mastertable.L37]=&quot;EWAN&quot;;3;))))" table:style-name="ce15">
            <text:p>0</text:p>
          </table:table-cell>
          <table:table-cell office:value-type="float" office:value="0" table:formula="of:=IF([mastertable.M37]=&quot;WALA&quot;;0;IF([mastertable.M37]=&quot;PABOR&quot;;1;IF([mastertable.M37]=&quot;DI PABOR&quot;;2;IF([mastertable.M37]=&quot;EWAN&quot;;3;))))" table:style-name="ce15">
            <text:p>0</text:p>
          </table:table-cell>
          <table:table-cell office:value-type="float" office:value="0" table:formula="of:=IF([mastertable.N37]=&quot;WALA&quot;;0;IF([mastertable.N37]=&quot;PABOR&quot;;1;IF([mastertable.N37]=&quot;DI PABOR&quot;;2;IF([mastertable.N37]=&quot;EWAN&quot;;3;))))" table:style-name="ce15">
            <text:p>0</text:p>
          </table:table-cell>
          <table:table-cell office:value-type="float" office:value="0" table:formula="of:=IF([mastertable.O37]=&quot;WALA&quot;;0;IF([mastertable.O37]=&quot;PABOR&quot;;1;IF([mastertable.O37]=&quot;DI PABOR&quot;;2;IF([mastertable.O37]=&quot;EWAN&quot;;3;))))" table:style-name="ce15">
            <text:p>0</text:p>
          </table:table-cell>
          <table:table-cell office:value-type="float" office:value="0" table:formula="of:=IF([mastertable.P37]=&quot;WALA&quot;;0;IF([mastertable.P37]=&quot;PABOR&quot;;1;IF([mastertable.P37]=&quot;DI PABOR&quot;;2;IF([mastertable.P37]=&quot;EWAN&quot;;3;))))" table:style-name="ce15">
            <text:p>0</text:p>
          </table:table-cell>
          <table:table-cell office:value-type="float" office:value="0" table:formula="of:=IF([mastertable.Q37]=&quot;WALA&quot;;0;IF([mastertable.Q37]=&quot;PABOR&quot;;1;IF([mastertable.Q37]=&quot;DI PABOR&quot;;2;IF([mastertable.Q37]=&quot;EWAN&quot;;3;))))" table:style-name="ce15">
            <text:p>0</text:p>
          </table:table-cell>
          <table:table-cell office:value-type="float" office:value="0" table:formula="of:=IF([mastertable.R37]=&quot;WALA&quot;;0;IF([mastertable.R37]=&quot;PABOR&quot;;1;IF([mastertable.R37]=&quot;DI PABOR&quot;;2;IF([mastertable.R37]=&quot;EWAN&quot;;3;))))" table:style-name="ce15">
            <text:p>0</text:p>
          </table:table-cell>
          <table:table-cell office:value-type="float" office:value="0" table:formula="of:=IF([mastertable.S37]=&quot;WALA&quot;;0;IF([mastertable.S37]=&quot;PABOR&quot;;1;IF([mastertable.S37]=&quot;DI PABOR&quot;;2;IF([mastertable.S37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8" table:style-name="ce3">
            <text:p>18</text:p>
          </table:table-cell>
          <table:table-cell office:value-type="string" table:style-name="ce3">
            <text:p>DE LIMA</text:p>
          </table:table-cell>
          <table:table-cell office:value-type="string" table:style-name="ce3">
            <text:p>LEILA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delima_leila.html">https://votepilipinas.com/candidate/delima_leila.html</text:a></text:p>
          </table:table-cell>
          <table:table-cell office:value-type="float" office:value="0" table:formula="of:=IF([mastertable.G38]=&quot;WALA&quot;;0;IF([mastertable.G38]=&quot;PABOR&quot;;1;IF([mastertable.G38]=&quot;DI PABOR&quot;;2;IF([mastertable.G38]=&quot;EWAN&quot;;3;))))" table:style-name="ce15">
            <text:p>0</text:p>
          </table:table-cell>
          <table:table-cell office:value-type="float" office:value="0" table:formula="of:=IF([mastertable.H38]=&quot;WALA&quot;;0;IF([mastertable.H38]=&quot;PABOR&quot;;1;IF([mastertable.H38]=&quot;DI PABOR&quot;;2;IF([mastertable.H38]=&quot;EWAN&quot;;3;))))" table:style-name="ce15">
            <text:p>0</text:p>
          </table:table-cell>
          <table:table-cell office:value-type="float" office:value="2" table:formula="of:=IF([mastertable.I38]=&quot;WALA&quot;;0;IF([mastertable.I38]=&quot;PABOR&quot;;1;IF([mastertable.I38]=&quot;DI PABOR&quot;;2;IF([mastertable.I38]=&quot;EWAN&quot;;3;))))" table:style-name="ce15">
            <text:p>2</text:p>
          </table:table-cell>
          <table:table-cell office:value-type="float" office:value="0" table:formula="of:=IF([mastertable.J38]=&quot;WALA&quot;;0;IF([mastertable.J38]=&quot;PABOR&quot;;1;IF([mastertable.J38]=&quot;DI PABOR&quot;;2;IF([mastertable.J38]=&quot;EWAN&quot;;3;))))" table:style-name="ce15">
            <text:p>0</text:p>
          </table:table-cell>
          <table:table-cell office:value-type="float" office:value="2" table:formula="of:=IF([mastertable.K38]=&quot;WALA&quot;;0;IF([mastertable.K38]=&quot;PABOR&quot;;1;IF([mastertable.K38]=&quot;DI PABOR&quot;;2;IF([mastertable.K38]=&quot;EWAN&quot;;3;))))" table:style-name="ce15">
            <text:p>2</text:p>
          </table:table-cell>
          <table:table-cell office:value-type="float" office:value="0" table:formula="of:=IF([mastertable.L38]=&quot;WALA&quot;;0;IF([mastertable.L38]=&quot;PABOR&quot;;1;IF([mastertable.L38]=&quot;DI PABOR&quot;;2;IF([mastertable.L38]=&quot;EWAN&quot;;3;))))" table:style-name="ce15">
            <text:p>0</text:p>
          </table:table-cell>
          <table:table-cell office:value-type="float" office:value="1" table:formula="of:=IF([mastertable.M38]=&quot;WALA&quot;;0;IF([mastertable.M38]=&quot;PABOR&quot;;1;IF([mastertable.M38]=&quot;DI PABOR&quot;;2;IF([mastertable.M38]=&quot;EWAN&quot;;3;))))" table:style-name="ce15">
            <text:p>1</text:p>
          </table:table-cell>
          <table:table-cell office:value-type="float" office:value="0" table:formula="of:=IF([mastertable.N38]=&quot;WALA&quot;;0;IF([mastertable.N38]=&quot;PABOR&quot;;1;IF([mastertable.N38]=&quot;DI PABOR&quot;;2;IF([mastertable.N38]=&quot;EWAN&quot;;3;))))" table:style-name="ce15">
            <text:p>0</text:p>
          </table:table-cell>
          <table:table-cell office:value-type="float" office:value="0" table:formula="of:=IF([mastertable.O38]=&quot;WALA&quot;;0;IF([mastertable.O38]=&quot;PABOR&quot;;1;IF([mastertable.O38]=&quot;DI PABOR&quot;;2;IF([mastertable.O38]=&quot;EWAN&quot;;3;))))" table:style-name="ce15">
            <text:p>0</text:p>
          </table:table-cell>
          <table:table-cell office:value-type="float" office:value="2" table:formula="of:=IF([mastertable.P38]=&quot;WALA&quot;;0;IF([mastertable.P38]=&quot;PABOR&quot;;1;IF([mastertable.P38]=&quot;DI PABOR&quot;;2;IF([mastertable.P38]=&quot;EWAN&quot;;3;))))" table:style-name="ce15">
            <text:p>2</text:p>
          </table:table-cell>
          <table:table-cell office:value-type="float" office:value="0" table:formula="of:=IF([mastertable.Q38]=&quot;WALA&quot;;0;IF([mastertable.Q38]=&quot;PABOR&quot;;1;IF([mastertable.Q38]=&quot;DI PABOR&quot;;2;IF([mastertable.Q38]=&quot;EWAN&quot;;3;))))" table:style-name="ce15">
            <text:p>0</text:p>
          </table:table-cell>
          <table:table-cell office:value-type="float" office:value="1" table:formula="of:=IF([mastertable.R38]=&quot;WALA&quot;;0;IF([mastertable.R38]=&quot;PABOR&quot;;1;IF([mastertable.R38]=&quot;DI PABOR&quot;;2;IF([mastertable.R38]=&quot;EWAN&quot;;3;))))" table:style-name="ce15">
            <text:p>1</text:p>
          </table:table-cell>
          <table:table-cell office:value-type="float" office:value="2" table:formula="of:=IF([mastertable.S38]=&quot;WALA&quot;;0;IF([mastertable.S38]=&quot;PABOR&quot;;1;IF([mastertable.S38]=&quot;DI PABOR&quot;;2;IF([mastertable.S38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19" table:style-name="ce3">
            <text:p>19</text:p>
          </table:table-cell>
          <table:table-cell office:value-type="string" table:style-name="ce3">
            <text:p>DEL ROSARIO</text:p>
          </table:table-cell>
          <table:table-cell office:value-type="string" table:style-name="ce3">
            <text:p>MONSOUR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delrosario_manuel.html">https://votepilipinas.com/candidate/delrosario_manuel.html</text:a></text:p>
          </table:table-cell>
          <table:table-cell office:value-type="float" office:value="0" table:formula="of:=IF([mastertable.G39]=&quot;WALA&quot;;0;IF([mastertable.G39]=&quot;PABOR&quot;;1;IF([mastertable.G39]=&quot;DI PABOR&quot;;2;IF([mastertable.G39]=&quot;EWAN&quot;;3;))))" table:style-name="ce15">
            <text:p>0</text:p>
          </table:table-cell>
          <table:table-cell office:value-type="float" office:value="0" table:formula="of:=IF([mastertable.H39]=&quot;WALA&quot;;0;IF([mastertable.H39]=&quot;PABOR&quot;;1;IF([mastertable.H39]=&quot;DI PABOR&quot;;2;IF([mastertable.H39]=&quot;EWAN&quot;;3;))))" table:style-name="ce15">
            <text:p>0</text:p>
          </table:table-cell>
          <table:table-cell office:value-type="float" office:value="0" table:formula="of:=IF([mastertable.I39]=&quot;WALA&quot;;0;IF([mastertable.I39]=&quot;PABOR&quot;;1;IF([mastertable.I39]=&quot;DI PABOR&quot;;2;IF([mastertable.I39]=&quot;EWAN&quot;;3;))))" table:style-name="ce15">
            <text:p>0</text:p>
          </table:table-cell>
          <table:table-cell office:value-type="float" office:value="1" table:formula="of:=IF([mastertable.J39]=&quot;WALA&quot;;0;IF([mastertable.J39]=&quot;PABOR&quot;;1;IF([mastertable.J39]=&quot;DI PABOR&quot;;2;IF([mastertable.J39]=&quot;EWAN&quot;;3;))))" table:style-name="ce15">
            <text:p>1</text:p>
          </table:table-cell>
          <table:table-cell office:value-type="float" office:value="0" table:formula="of:=IF([mastertable.K39]=&quot;WALA&quot;;0;IF([mastertable.K39]=&quot;PABOR&quot;;1;IF([mastertable.K39]=&quot;DI PABOR&quot;;2;IF([mastertable.K39]=&quot;EWAN&quot;;3;))))" table:style-name="ce15">
            <text:p>0</text:p>
          </table:table-cell>
          <table:table-cell office:value-type="float" office:value="0" table:formula="of:=IF([mastertable.L39]=&quot;WALA&quot;;0;IF([mastertable.L39]=&quot;PABOR&quot;;1;IF([mastertable.L39]=&quot;DI PABOR&quot;;2;IF([mastertable.L39]=&quot;EWAN&quot;;3;))))" table:style-name="ce15">
            <text:p>0</text:p>
          </table:table-cell>
          <table:table-cell office:value-type="float" office:value="0" table:formula="of:=IF([mastertable.M39]=&quot;WALA&quot;;0;IF([mastertable.M39]=&quot;PABOR&quot;;1;IF([mastertable.M39]=&quot;DI PABOR&quot;;2;IF([mastertable.M39]=&quot;EWAN&quot;;3;))))" table:style-name="ce15">
            <text:p>0</text:p>
          </table:table-cell>
          <table:table-cell office:value-type="float" office:value="0" table:formula="of:=IF([mastertable.N39]=&quot;WALA&quot;;0;IF([mastertable.N39]=&quot;PABOR&quot;;1;IF([mastertable.N39]=&quot;DI PABOR&quot;;2;IF([mastertable.N39]=&quot;EWAN&quot;;3;))))" table:style-name="ce15">
            <text:p>0</text:p>
          </table:table-cell>
          <table:table-cell office:value-type="float" office:value="0" table:formula="of:=IF([mastertable.O39]=&quot;WALA&quot;;0;IF([mastertable.O39]=&quot;PABOR&quot;;1;IF([mastertable.O39]=&quot;DI PABOR&quot;;2;IF([mastertable.O39]=&quot;EWAN&quot;;3;))))" table:style-name="ce15">
            <text:p>0</text:p>
          </table:table-cell>
          <table:table-cell office:value-type="float" office:value="0" table:formula="of:=IF([mastertable.P39]=&quot;WALA&quot;;0;IF([mastertable.P39]=&quot;PABOR&quot;;1;IF([mastertable.P39]=&quot;DI PABOR&quot;;2;IF([mastertable.P39]=&quot;EWAN&quot;;3;))))" table:style-name="ce15">
            <text:p>0</text:p>
          </table:table-cell>
          <table:table-cell office:value-type="float" office:value="0" table:formula="of:=IF([mastertable.Q39]=&quot;WALA&quot;;0;IF([mastertable.Q39]=&quot;PABOR&quot;;1;IF([mastertable.Q39]=&quot;DI PABOR&quot;;2;IF([mastertable.Q39]=&quot;EWAN&quot;;3;))))" table:style-name="ce15">
            <text:p>0</text:p>
          </table:table-cell>
          <table:table-cell office:value-type="float" office:value="0" table:formula="of:=IF([mastertable.R39]=&quot;WALA&quot;;0;IF([mastertable.R39]=&quot;PABOR&quot;;1;IF([mastertable.R39]=&quot;DI PABOR&quot;;2;IF([mastertable.R39]=&quot;EWAN&quot;;3;))))" table:style-name="ce15">
            <text:p>0</text:p>
          </table:table-cell>
          <table:table-cell office:value-type="float" office:value="0" table:formula="of:=IF([mastertable.S39]=&quot;WALA&quot;;0;IF([mastertable.S39]=&quot;PABOR&quot;;1;IF([mastertable.S39]=&quot;DI PABOR&quot;;2;IF([mastertable.S39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0" table:style-name="ce3">
            <text:p>20</text:p>
          </table:table-cell>
          <table:table-cell office:value-type="string" table:style-name="ce3">
            <text:p>DIAZ</text:p>
          </table:table-cell>
          <table:table-cell office:value-type="string" table:style-name="ce3">
            <text:p>DING</text:p>
          </table:table-cell>
          <table:table-cell office:value-type="string" table:style-name="ce3">
            <text:p>PPP</text:p>
          </table:table-cell>
          <table:table-cell office:value-type="string" table:style-name="ce4">
            <text:p><text:a xlink:href="https://votepilipinas.com/candidate/diaz_ding.html">https://votepilipinas.com/candidate/diaz_ding.html</text:a></text:p>
          </table:table-cell>
          <table:table-cell office:value-type="float" office:value="0" table:formula="of:=IF([mastertable.G40]=&quot;WALA&quot;;0;IF([mastertable.G40]=&quot;PABOR&quot;;1;IF([mastertable.G40]=&quot;DI PABOR&quot;;2;IF([mastertable.G40]=&quot;EWAN&quot;;3;))))" table:style-name="ce15">
            <text:p>0</text:p>
          </table:table-cell>
          <table:table-cell office:value-type="float" office:value="0" table:formula="of:=IF([mastertable.H40]=&quot;WALA&quot;;0;IF([mastertable.H40]=&quot;PABOR&quot;;1;IF([mastertable.H40]=&quot;DI PABOR&quot;;2;IF([mastertable.H40]=&quot;EWAN&quot;;3;))))" table:style-name="ce15">
            <text:p>0</text:p>
          </table:table-cell>
          <table:table-cell office:value-type="float" office:value="0" table:formula="of:=IF([mastertable.I40]=&quot;WALA&quot;;0;IF([mastertable.I40]=&quot;PABOR&quot;;1;IF([mastertable.I40]=&quot;DI PABOR&quot;;2;IF([mastertable.I40]=&quot;EWAN&quot;;3;))))" table:style-name="ce15">
            <text:p>0</text:p>
          </table:table-cell>
          <table:table-cell office:value-type="float" office:value="0" table:formula="of:=IF([mastertable.J40]=&quot;WALA&quot;;0;IF([mastertable.J40]=&quot;PABOR&quot;;1;IF([mastertable.J40]=&quot;DI PABOR&quot;;2;IF([mastertable.J40]=&quot;EWAN&quot;;3;))))" table:style-name="ce15">
            <text:p>0</text:p>
          </table:table-cell>
          <table:table-cell office:value-type="float" office:value="0" table:formula="of:=IF([mastertable.K40]=&quot;WALA&quot;;0;IF([mastertable.K40]=&quot;PABOR&quot;;1;IF([mastertable.K40]=&quot;DI PABOR&quot;;2;IF([mastertable.K40]=&quot;EWAN&quot;;3;))))" table:style-name="ce15">
            <text:p>0</text:p>
          </table:table-cell>
          <table:table-cell office:value-type="float" office:value="0" table:formula="of:=IF([mastertable.L40]=&quot;WALA&quot;;0;IF([mastertable.L40]=&quot;PABOR&quot;;1;IF([mastertable.L40]=&quot;DI PABOR&quot;;2;IF([mastertable.L40]=&quot;EWAN&quot;;3;))))" table:style-name="ce15">
            <text:p>0</text:p>
          </table:table-cell>
          <table:table-cell office:value-type="float" office:value="0" table:formula="of:=IF([mastertable.M40]=&quot;WALA&quot;;0;IF([mastertable.M40]=&quot;PABOR&quot;;1;IF([mastertable.M40]=&quot;DI PABOR&quot;;2;IF([mastertable.M40]=&quot;EWAN&quot;;3;))))" table:style-name="ce15">
            <text:p>0</text:p>
          </table:table-cell>
          <table:table-cell office:value-type="float" office:value="0" table:formula="of:=IF([mastertable.N40]=&quot;WALA&quot;;0;IF([mastertable.N40]=&quot;PABOR&quot;;1;IF([mastertable.N40]=&quot;DI PABOR&quot;;2;IF([mastertable.N40]=&quot;EWAN&quot;;3;))))" table:style-name="ce15">
            <text:p>0</text:p>
          </table:table-cell>
          <table:table-cell office:value-type="float" office:value="0" table:formula="of:=IF([mastertable.O40]=&quot;WALA&quot;;0;IF([mastertable.O40]=&quot;PABOR&quot;;1;IF([mastertable.O40]=&quot;DI PABOR&quot;;2;IF([mastertable.O40]=&quot;EWAN&quot;;3;))))" table:style-name="ce15">
            <text:p>0</text:p>
          </table:table-cell>
          <table:table-cell office:value-type="float" office:value="0" table:formula="of:=IF([mastertable.P40]=&quot;WALA&quot;;0;IF([mastertable.P40]=&quot;PABOR&quot;;1;IF([mastertable.P40]=&quot;DI PABOR&quot;;2;IF([mastertable.P40]=&quot;EWAN&quot;;3;))))" table:style-name="ce15">
            <text:p>0</text:p>
          </table:table-cell>
          <table:table-cell office:value-type="float" office:value="0" table:formula="of:=IF([mastertable.Q40]=&quot;WALA&quot;;0;IF([mastertable.Q40]=&quot;PABOR&quot;;1;IF([mastertable.Q40]=&quot;DI PABOR&quot;;2;IF([mastertable.Q40]=&quot;EWAN&quot;;3;))))" table:style-name="ce15">
            <text:p>0</text:p>
          </table:table-cell>
          <table:table-cell office:value-type="float" office:value="0" table:formula="of:=IF([mastertable.R40]=&quot;WALA&quot;;0;IF([mastertable.R40]=&quot;PABOR&quot;;1;IF([mastertable.R40]=&quot;DI PABOR&quot;;2;IF([mastertable.R40]=&quot;EWAN&quot;;3;))))" table:style-name="ce15">
            <text:p>0</text:p>
          </table:table-cell>
          <table:table-cell office:value-type="float" office:value="0" table:formula="of:=IF([mastertable.S40]=&quot;WALA&quot;;0;IF([mastertable.S40]=&quot;PABOR&quot;;1;IF([mastertable.S40]=&quot;DI PABOR&quot;;2;IF([mastertable.S40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1" table:style-name="ce3">
            <text:p>21</text:p>
          </table:table-cell>
          <table:table-cell office:value-type="string" table:style-name="ce3">
            <text:p>DIOKNO</text:p>
          </table:table-cell>
          <table:table-cell office:value-type="string" table:style-name="ce3">
            <text:p>CHEL</text:p>
          </table:table-cell>
          <table:table-cell office:value-type="string" table:style-name="ce3">
            <text:p>KANP</text:p>
          </table:table-cell>
          <table:table-cell office:value-type="string" table:style-name="ce4">
            <text:p><text:a xlink:href="https://votepilipinas.com/candidate/diokno-chel.html">https://votepilipinas.com/candidate/diokno-chel.html</text:a></text:p>
          </table:table-cell>
          <table:table-cell office:value-type="float" office:value="0" table:formula="of:=IF([mastertable.G41]=&quot;WALA&quot;;0;IF([mastertable.G41]=&quot;PABOR&quot;;1;IF([mastertable.G41]=&quot;DI PABOR&quot;;2;IF([mastertable.G41]=&quot;EWAN&quot;;3;))))" table:style-name="ce15">
            <text:p>0</text:p>
          </table:table-cell>
          <table:table-cell office:value-type="float" office:value="0" table:formula="of:=IF([mastertable.H41]=&quot;WALA&quot;;0;IF([mastertable.H41]=&quot;PABOR&quot;;1;IF([mastertable.H41]=&quot;DI PABOR&quot;;2;IF([mastertable.H41]=&quot;EWAN&quot;;3;))))" table:style-name="ce15">
            <text:p>0</text:p>
          </table:table-cell>
          <table:table-cell office:value-type="float" office:value="1" table:formula="of:=IF([mastertable.I41]=&quot;WALA&quot;;0;IF([mastertable.I41]=&quot;PABOR&quot;;1;IF([mastertable.I41]=&quot;DI PABOR&quot;;2;IF([mastertable.I41]=&quot;EWAN&quot;;3;))))" table:style-name="ce15">
            <text:p>1</text:p>
          </table:table-cell>
          <table:table-cell office:value-type="float" office:value="1" table:formula="of:=IF([mastertable.J41]=&quot;WALA&quot;;0;IF([mastertable.J41]=&quot;PABOR&quot;;1;IF([mastertable.J41]=&quot;DI PABOR&quot;;2;IF([mastertable.J41]=&quot;EWAN&quot;;3;))))" table:style-name="ce15">
            <text:p>1</text:p>
          </table:table-cell>
          <table:table-cell office:value-type="float" office:value="2" table:formula="of:=IF([mastertable.K41]=&quot;WALA&quot;;0;IF([mastertable.K41]=&quot;PABOR&quot;;1;IF([mastertable.K41]=&quot;DI PABOR&quot;;2;IF([mastertable.K41]=&quot;EWAN&quot;;3;))))" table:style-name="ce15">
            <text:p>2</text:p>
          </table:table-cell>
          <table:table-cell office:value-type="float" office:value="0" table:formula="of:=IF([mastertable.L41]=&quot;WALA&quot;;0;IF([mastertable.L41]=&quot;PABOR&quot;;1;IF([mastertable.L41]=&quot;DI PABOR&quot;;2;IF([mastertable.L41]=&quot;EWAN&quot;;3;))))" table:style-name="ce15">
            <text:p>0</text:p>
          </table:table-cell>
          <table:table-cell office:value-type="float" office:value="1" table:formula="of:=IF([mastertable.M41]=&quot;WALA&quot;;0;IF([mastertable.M41]=&quot;PABOR&quot;;1;IF([mastertable.M41]=&quot;DI PABOR&quot;;2;IF([mastertable.M41]=&quot;EWAN&quot;;3;))))" table:style-name="ce15">
            <text:p>1</text:p>
          </table:table-cell>
          <table:table-cell office:value-type="float" office:value="0" table:formula="of:=IF([mastertable.N41]=&quot;WALA&quot;;0;IF([mastertable.N41]=&quot;PABOR&quot;;1;IF([mastertable.N41]=&quot;DI PABOR&quot;;2;IF([mastertable.N41]=&quot;EWAN&quot;;3;))))" table:style-name="ce15">
            <text:p>0</text:p>
          </table:table-cell>
          <table:table-cell office:value-type="float" office:value="0" table:formula="of:=IF([mastertable.O41]=&quot;WALA&quot;;0;IF([mastertable.O41]=&quot;PABOR&quot;;1;IF([mastertable.O41]=&quot;DI PABOR&quot;;2;IF([mastertable.O41]=&quot;EWAN&quot;;3;))))" table:style-name="ce15">
            <text:p>0</text:p>
          </table:table-cell>
          <table:table-cell office:value-type="float" office:value="2" table:formula="of:=IF([mastertable.P41]=&quot;WALA&quot;;0;IF([mastertable.P41]=&quot;PABOR&quot;;1;IF([mastertable.P41]=&quot;DI PABOR&quot;;2;IF([mastertable.P41]=&quot;EWAN&quot;;3;))))" table:style-name="ce15">
            <text:p>2</text:p>
          </table:table-cell>
          <table:table-cell office:value-type="float" office:value="0" table:formula="of:=IF([mastertable.Q41]=&quot;WALA&quot;;0;IF([mastertable.Q41]=&quot;PABOR&quot;;1;IF([mastertable.Q41]=&quot;DI PABOR&quot;;2;IF([mastertable.Q41]=&quot;EWAN&quot;;3;))))" table:style-name="ce15">
            <text:p>0</text:p>
          </table:table-cell>
          <table:table-cell office:value-type="float" office:value="1" table:formula="of:=IF([mastertable.R41]=&quot;WALA&quot;;0;IF([mastertable.R41]=&quot;PABOR&quot;;1;IF([mastertable.R41]=&quot;DI PABOR&quot;;2;IF([mastertable.R41]=&quot;EWAN&quot;;3;))))" table:style-name="ce15">
            <text:p>1</text:p>
          </table:table-cell>
          <table:table-cell office:value-type="float" office:value="2" table:formula="of:=IF([mastertable.S41]=&quot;WALA&quot;;0;IF([mastertable.S41]=&quot;PABOR&quot;;1;IF([mastertable.S41]=&quot;DI PABOR&quot;;2;IF([mastertable.S41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2" table:style-name="ce3">
            <text:p>22</text:p>
          </table:table-cell>
          <table:table-cell office:value-type="string" table:style-name="ce3">
            <text:p>EJERCITO</text:p>
          </table:table-cell>
          <table:table-cell office:value-type="string" table:style-name="ce3">
            <text:p>JV ESTRADA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jercito_jv.html">https://votepilipinas.com/candidate/ejercito_jv.html</text:a></text:p>
          </table:table-cell>
          <table:table-cell office:value-type="float" office:value="0" table:formula="of:=IF([mastertable.G42]=&quot;WALA&quot;;0;IF([mastertable.G42]=&quot;PABOR&quot;;1;IF([mastertable.G42]=&quot;DI PABOR&quot;;2;IF([mastertable.G42]=&quot;EWAN&quot;;3;))))" table:style-name="ce15">
            <text:p>0</text:p>
          </table:table-cell>
          <table:table-cell office:value-type="float" office:value="0" table:formula="of:=IF([mastertable.H42]=&quot;WALA&quot;;0;IF([mastertable.H42]=&quot;PABOR&quot;;1;IF([mastertable.H42]=&quot;DI PABOR&quot;;2;IF([mastertable.H42]=&quot;EWAN&quot;;3;))))" table:style-name="ce15">
            <text:p>0</text:p>
          </table:table-cell>
          <table:table-cell office:value-type="float" office:value="3" table:formula="of:=IF([mastertable.I42]=&quot;WALA&quot;;0;IF([mastertable.I42]=&quot;PABOR&quot;;1;IF([mastertable.I42]=&quot;DI PABOR&quot;;2;IF([mastertable.I42]=&quot;EWAN&quot;;3;))))" table:style-name="ce15">
            <text:p>3</text:p>
          </table:table-cell>
          <table:table-cell office:value-type="float" office:value="2" table:formula="of:=IF([mastertable.J42]=&quot;WALA&quot;;0;IF([mastertable.J42]=&quot;PABOR&quot;;1;IF([mastertable.J42]=&quot;DI PABOR&quot;;2;IF([mastertable.J42]=&quot;EWAN&quot;;3;))))" table:style-name="ce15">
            <text:p>2</text:p>
          </table:table-cell>
          <table:table-cell office:value-type="float" office:value="2" table:formula="of:=IF([mastertable.K42]=&quot;WALA&quot;;0;IF([mastertable.K42]=&quot;PABOR&quot;;1;IF([mastertable.K42]=&quot;DI PABOR&quot;;2;IF([mastertable.K42]=&quot;EWAN&quot;;3;))))" table:style-name="ce15">
            <text:p>2</text:p>
          </table:table-cell>
          <table:table-cell office:value-type="float" office:value="0" table:formula="of:=IF([mastertable.L42]=&quot;WALA&quot;;0;IF([mastertable.L42]=&quot;PABOR&quot;;1;IF([mastertable.L42]=&quot;DI PABOR&quot;;2;IF([mastertable.L42]=&quot;EWAN&quot;;3;))))" table:style-name="ce15">
            <text:p>0</text:p>
          </table:table-cell>
          <table:table-cell office:value-type="float" office:value="1" table:formula="of:=IF([mastertable.M42]=&quot;WALA&quot;;0;IF([mastertable.M42]=&quot;PABOR&quot;;1;IF([mastertable.M42]=&quot;DI PABOR&quot;;2;IF([mastertable.M42]=&quot;EWAN&quot;;3;))))" table:style-name="ce15">
            <text:p>1</text:p>
          </table:table-cell>
          <table:table-cell office:value-type="float" office:value="0" table:formula="of:=IF([mastertable.N42]=&quot;WALA&quot;;0;IF([mastertable.N42]=&quot;PABOR&quot;;1;IF([mastertable.N42]=&quot;DI PABOR&quot;;2;IF([mastertable.N42]=&quot;EWAN&quot;;3;))))" table:style-name="ce15">
            <text:p>0</text:p>
          </table:table-cell>
          <table:table-cell office:value-type="float" office:value="0" table:formula="of:=IF([mastertable.O42]=&quot;WALA&quot;;0;IF([mastertable.O42]=&quot;PABOR&quot;;1;IF([mastertable.O42]=&quot;DI PABOR&quot;;2;IF([mastertable.O42]=&quot;EWAN&quot;;3;))))" table:style-name="ce15">
            <text:p>0</text:p>
          </table:table-cell>
          <table:table-cell office:value-type="float" office:value="3" table:formula="of:=IF([mastertable.P42]=&quot;WALA&quot;;0;IF([mastertable.P42]=&quot;PABOR&quot;;1;IF([mastertable.P42]=&quot;DI PABOR&quot;;2;IF([mastertable.P42]=&quot;EWAN&quot;;3;))))" table:style-name="ce15">
            <text:p>3</text:p>
          </table:table-cell>
          <table:table-cell office:value-type="float" office:value="0" table:formula="of:=IF([mastertable.Q42]=&quot;WALA&quot;;0;IF([mastertable.Q42]=&quot;PABOR&quot;;1;IF([mastertable.Q42]=&quot;DI PABOR&quot;;2;IF([mastertable.Q42]=&quot;EWAN&quot;;3;))))" table:style-name="ce15">
            <text:p>0</text:p>
          </table:table-cell>
          <table:table-cell office:value-type="float" office:value="3" table:formula="of:=IF([mastertable.R42]=&quot;WALA&quot;;0;IF([mastertable.R42]=&quot;PABOR&quot;;1;IF([mastertable.R42]=&quot;DI PABOR&quot;;2;IF([mastertable.R42]=&quot;EWAN&quot;;3;))))" table:style-name="ce15">
            <text:p>3</text:p>
          </table:table-cell>
          <table:table-cell office:value-type="float" office:value="2" table:formula="of:=IF([mastertable.S42]=&quot;WALA&quot;;0;IF([mastertable.S42]=&quot;PABOR&quot;;1;IF([mastertable.S42]=&quot;DI PABOR&quot;;2;IF([mastertable.S42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3" table:style-name="ce3">
            <text:p>23</text:p>
          </table:table-cell>
          <table:table-cell office:value-type="string" table:style-name="ce3">
            <text:p>ELEAZAR</text:p>
          </table:table-cell>
          <table:table-cell office:value-type="string" table:style-name="ce3">
            <text:p>GEN. GUILLERMO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eleazar_guillermo.html">https://votepilipinas.com/candidate/eleazar_guillermo.html</text:a></text:p>
          </table:table-cell>
          <table:table-cell office:value-type="float" office:value="0" table:formula="of:=IF([mastertable.G43]=&quot;WALA&quot;;0;IF([mastertable.G43]=&quot;PABOR&quot;;1;IF([mastertable.G43]=&quot;DI PABOR&quot;;2;IF([mastertable.G43]=&quot;EWAN&quot;;3;))))" table:style-name="ce15">
            <text:p>0</text:p>
          </table:table-cell>
          <table:table-cell office:value-type="float" office:value="0" table:formula="of:=IF([mastertable.H43]=&quot;WALA&quot;;0;IF([mastertable.H43]=&quot;PABOR&quot;;1;IF([mastertable.H43]=&quot;DI PABOR&quot;;2;IF([mastertable.H43]=&quot;EWAN&quot;;3;))))" table:style-name="ce15">
            <text:p>0</text:p>
          </table:table-cell>
          <table:table-cell office:value-type="float" office:value="0" table:formula="of:=IF([mastertable.I43]=&quot;WALA&quot;;0;IF([mastertable.I43]=&quot;PABOR&quot;;1;IF([mastertable.I43]=&quot;DI PABOR&quot;;2;IF([mastertable.I43]=&quot;EWAN&quot;;3;))))" table:style-name="ce15">
            <text:p>0</text:p>
          </table:table-cell>
          <table:table-cell office:value-type="float" office:value="0" table:formula="of:=IF([mastertable.J43]=&quot;WALA&quot;;0;IF([mastertable.J43]=&quot;PABOR&quot;;1;IF([mastertable.J43]=&quot;DI PABOR&quot;;2;IF([mastertable.J43]=&quot;EWAN&quot;;3;))))" table:style-name="ce15">
            <text:p>0</text:p>
          </table:table-cell>
          <table:table-cell office:value-type="float" office:value="0" table:formula="of:=IF([mastertable.K43]=&quot;WALA&quot;;0;IF([mastertable.K43]=&quot;PABOR&quot;;1;IF([mastertable.K43]=&quot;DI PABOR&quot;;2;IF([mastertable.K43]=&quot;EWAN&quot;;3;))))" table:style-name="ce15">
            <text:p>0</text:p>
          </table:table-cell>
          <table:table-cell office:value-type="float" office:value="0" table:formula="of:=IF([mastertable.L43]=&quot;WALA&quot;;0;IF([mastertable.L43]=&quot;PABOR&quot;;1;IF([mastertable.L43]=&quot;DI PABOR&quot;;2;IF([mastertable.L43]=&quot;EWAN&quot;;3;))))" table:style-name="ce15">
            <text:p>0</text:p>
          </table:table-cell>
          <table:table-cell office:value-type="float" office:value="0" table:formula="of:=IF([mastertable.M43]=&quot;WALA&quot;;0;IF([mastertable.M43]=&quot;PABOR&quot;;1;IF([mastertable.M43]=&quot;DI PABOR&quot;;2;IF([mastertable.M43]=&quot;EWAN&quot;;3;))))" table:style-name="ce15">
            <text:p>0</text:p>
          </table:table-cell>
          <table:table-cell office:value-type="float" office:value="0" table:formula="of:=IF([mastertable.N43]=&quot;WALA&quot;;0;IF([mastertable.N43]=&quot;PABOR&quot;;1;IF([mastertable.N43]=&quot;DI PABOR&quot;;2;IF([mastertable.N43]=&quot;EWAN&quot;;3;))))" table:style-name="ce15">
            <text:p>0</text:p>
          </table:table-cell>
          <table:table-cell office:value-type="float" office:value="0" table:formula="of:=IF([mastertable.O43]=&quot;WALA&quot;;0;IF([mastertable.O43]=&quot;PABOR&quot;;1;IF([mastertable.O43]=&quot;DI PABOR&quot;;2;IF([mastertable.O43]=&quot;EWAN&quot;;3;))))" table:style-name="ce15">
            <text:p>0</text:p>
          </table:table-cell>
          <table:table-cell office:value-type="float" office:value="3" table:formula="of:=IF([mastertable.P43]=&quot;WALA&quot;;0;IF([mastertable.P43]=&quot;PABOR&quot;;1;IF([mastertable.P43]=&quot;DI PABOR&quot;;2;IF([mastertable.P43]=&quot;EWAN&quot;;3;))))" table:style-name="ce15">
            <text:p>3</text:p>
          </table:table-cell>
          <table:table-cell office:value-type="float" office:value="0" table:formula="of:=IF([mastertable.Q43]=&quot;WALA&quot;;0;IF([mastertable.Q43]=&quot;PABOR&quot;;1;IF([mastertable.Q43]=&quot;DI PABOR&quot;;2;IF([mastertable.Q43]=&quot;EWAN&quot;;3;))))" table:style-name="ce15">
            <text:p>0</text:p>
          </table:table-cell>
          <table:table-cell office:value-type="float" office:value="0" table:formula="of:=IF([mastertable.R43]=&quot;WALA&quot;;0;IF([mastertable.R43]=&quot;PABOR&quot;;1;IF([mastertable.R43]=&quot;DI PABOR&quot;;2;IF([mastertable.R43]=&quot;EWAN&quot;;3;))))" table:style-name="ce15">
            <text:p>0</text:p>
          </table:table-cell>
          <table:table-cell office:value-type="float" office:value="0" table:formula="of:=IF([mastertable.S43]=&quot;WALA&quot;;0;IF([mastertable.S43]=&quot;PABOR&quot;;1;IF([mastertable.S43]=&quot;DI PABOR&quot;;2;IF([mastertable.S43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4" table:style-name="ce3">
            <text:p>24</text:p>
          </table:table-cell>
          <table:table-cell office:value-type="string" table:style-name="ce3">
            <text:p>EREÑO</text:p>
          </table:table-cell>
          <table:table-cell office:value-type="string" table:style-name="ce3">
            <text:p>BRO. ERNIE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ereno-ernie.html">https://votepilipinas.com/candidate/ereno-ernie.html</text:a></text:p>
          </table:table-cell>
          <table:table-cell office:value-type="float" office:value="0" table:formula="of:=IF([mastertable.G44]=&quot;WALA&quot;;0;IF([mastertable.G44]=&quot;PABOR&quot;;1;IF([mastertable.G44]=&quot;DI PABOR&quot;;2;IF([mastertable.G44]=&quot;EWAN&quot;;3;))))" table:style-name="ce15">
            <text:p>0</text:p>
          </table:table-cell>
          <table:table-cell office:value-type="float" office:value="0" table:formula="of:=IF([mastertable.H44]=&quot;WALA&quot;;0;IF([mastertable.H44]=&quot;PABOR&quot;;1;IF([mastertable.H44]=&quot;DI PABOR&quot;;2;IF([mastertable.H44]=&quot;EWAN&quot;;3;))))" table:style-name="ce15">
            <text:p>0</text:p>
          </table:table-cell>
          <table:table-cell office:value-type="float" office:value="0" table:formula="of:=IF([mastertable.I44]=&quot;WALA&quot;;0;IF([mastertable.I44]=&quot;PABOR&quot;;1;IF([mastertable.I44]=&quot;DI PABOR&quot;;2;IF([mastertable.I44]=&quot;EWAN&quot;;3;))))" table:style-name="ce15">
            <text:p>0</text:p>
          </table:table-cell>
          <table:table-cell office:value-type="float" office:value="0" table:formula="of:=IF([mastertable.J44]=&quot;WALA&quot;;0;IF([mastertable.J44]=&quot;PABOR&quot;;1;IF([mastertable.J44]=&quot;DI PABOR&quot;;2;IF([mastertable.J44]=&quot;EWAN&quot;;3;))))" table:style-name="ce15">
            <text:p>0</text:p>
          </table:table-cell>
          <table:table-cell office:value-type="float" office:value="0" table:formula="of:=IF([mastertable.K44]=&quot;WALA&quot;;0;IF([mastertable.K44]=&quot;PABOR&quot;;1;IF([mastertable.K44]=&quot;DI PABOR&quot;;2;IF([mastertable.K44]=&quot;EWAN&quot;;3;))))" table:style-name="ce15">
            <text:p>0</text:p>
          </table:table-cell>
          <table:table-cell office:value-type="float" office:value="0" table:formula="of:=IF([mastertable.L44]=&quot;WALA&quot;;0;IF([mastertable.L44]=&quot;PABOR&quot;;1;IF([mastertable.L44]=&quot;DI PABOR&quot;;2;IF([mastertable.L44]=&quot;EWAN&quot;;3;))))" table:style-name="ce15">
            <text:p>0</text:p>
          </table:table-cell>
          <table:table-cell office:value-type="float" office:value="0" table:formula="of:=IF([mastertable.M44]=&quot;WALA&quot;;0;IF([mastertable.M44]=&quot;PABOR&quot;;1;IF([mastertable.M44]=&quot;DI PABOR&quot;;2;IF([mastertable.M44]=&quot;EWAN&quot;;3;))))" table:style-name="ce15">
            <text:p>0</text:p>
          </table:table-cell>
          <table:table-cell office:value-type="float" office:value="0" table:formula="of:=IF([mastertable.N44]=&quot;WALA&quot;;0;IF([mastertable.N44]=&quot;PABOR&quot;;1;IF([mastertable.N44]=&quot;DI PABOR&quot;;2;IF([mastertable.N44]=&quot;EWAN&quot;;3;))))" table:style-name="ce15">
            <text:p>0</text:p>
          </table:table-cell>
          <table:table-cell office:value-type="float" office:value="0" table:formula="of:=IF([mastertable.O44]=&quot;WALA&quot;;0;IF([mastertable.O44]=&quot;PABOR&quot;;1;IF([mastertable.O44]=&quot;DI PABOR&quot;;2;IF([mastertable.O44]=&quot;EWAN&quot;;3;))))" table:style-name="ce15">
            <text:p>0</text:p>
          </table:table-cell>
          <table:table-cell office:value-type="float" office:value="0" table:formula="of:=IF([mastertable.P44]=&quot;WALA&quot;;0;IF([mastertable.P44]=&quot;PABOR&quot;;1;IF([mastertable.P44]=&quot;DI PABOR&quot;;2;IF([mastertable.P44]=&quot;EWAN&quot;;3;))))" table:style-name="ce15">
            <text:p>0</text:p>
          </table:table-cell>
          <table:table-cell office:value-type="float" office:value="0" table:formula="of:=IF([mastertable.Q44]=&quot;WALA&quot;;0;IF([mastertable.Q44]=&quot;PABOR&quot;;1;IF([mastertable.Q44]=&quot;DI PABOR&quot;;2;IF([mastertable.Q44]=&quot;EWAN&quot;;3;))))" table:style-name="ce15">
            <text:p>0</text:p>
          </table:table-cell>
          <table:table-cell office:value-type="float" office:value="0" table:formula="of:=IF([mastertable.R44]=&quot;WALA&quot;;0;IF([mastertable.R44]=&quot;PABOR&quot;;1;IF([mastertable.R44]=&quot;DI PABOR&quot;;2;IF([mastertable.R44]=&quot;EWAN&quot;;3;))))" table:style-name="ce15">
            <text:p>0</text:p>
          </table:table-cell>
          <table:table-cell office:value-type="float" office:value="0" table:formula="of:=IF([mastertable.S44]=&quot;WALA&quot;;0;IF([mastertable.S44]=&quot;PABOR&quot;;1;IF([mastertable.S44]=&quot;DI PABOR&quot;;2;IF([mastertable.S44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5" table:style-name="ce3">
            <text:p>25</text:p>
          </table:table-cell>
          <table:table-cell office:value-type="string" table:style-name="ce3">
            <text:p>ESCUDERO</text:p>
          </table:table-cell>
          <table:table-cell office:value-type="string" table:style-name="ce3">
            <text:p>CHIZ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escudero_chiz.html">https://votepilipinas.com/candidate/escudero_chiz.html</text:a></text:p>
          </table:table-cell>
          <table:table-cell office:value-type="float" office:value="0" table:formula="of:=IF([mastertable.G45]=&quot;WALA&quot;;0;IF([mastertable.G45]=&quot;PABOR&quot;;1;IF([mastertable.G45]=&quot;DI PABOR&quot;;2;IF([mastertable.G45]=&quot;EWAN&quot;;3;))))" table:style-name="ce15">
            <text:p>0</text:p>
          </table:table-cell>
          <table:table-cell office:value-type="float" office:value="0" table:formula="of:=IF([mastertable.H45]=&quot;WALA&quot;;0;IF([mastertable.H45]=&quot;PABOR&quot;;1;IF([mastertable.H45]=&quot;DI PABOR&quot;;2;IF([mastertable.H45]=&quot;EWAN&quot;;3;))))" table:style-name="ce15">
            <text:p>0</text:p>
          </table:table-cell>
          <table:table-cell office:value-type="float" office:value="2" table:formula="of:=IF([mastertable.I45]=&quot;WALA&quot;;0;IF([mastertable.I45]=&quot;PABOR&quot;;1;IF([mastertable.I45]=&quot;DI PABOR&quot;;2;IF([mastertable.I45]=&quot;EWAN&quot;;3;))))" table:style-name="ce15">
            <text:p>2</text:p>
          </table:table-cell>
          <table:table-cell office:value-type="float" office:value="2" table:formula="of:=IF([mastertable.J45]=&quot;WALA&quot;;0;IF([mastertable.J45]=&quot;PABOR&quot;;1;IF([mastertable.J45]=&quot;DI PABOR&quot;;2;IF([mastertable.J45]=&quot;EWAN&quot;;3;))))" table:style-name="ce15">
            <text:p>2</text:p>
          </table:table-cell>
          <table:table-cell office:value-type="float" office:value="1" table:formula="of:=IF([mastertable.K45]=&quot;WALA&quot;;0;IF([mastertable.K45]=&quot;PABOR&quot;;1;IF([mastertable.K45]=&quot;DI PABOR&quot;;2;IF([mastertable.K45]=&quot;EWAN&quot;;3;))))" table:style-name="ce15">
            <text:p>1</text:p>
          </table:table-cell>
          <table:table-cell office:value-type="float" office:value="0" table:formula="of:=IF([mastertable.L45]=&quot;WALA&quot;;0;IF([mastertable.L45]=&quot;PABOR&quot;;1;IF([mastertable.L45]=&quot;DI PABOR&quot;;2;IF([mastertable.L45]=&quot;EWAN&quot;;3;))))" table:style-name="ce15">
            <text:p>0</text:p>
          </table:table-cell>
          <table:table-cell office:value-type="float" office:value="3" table:formula="of:=IF([mastertable.M45]=&quot;WALA&quot;;0;IF([mastertable.M45]=&quot;PABOR&quot;;1;IF([mastertable.M45]=&quot;DI PABOR&quot;;2;IF([mastertable.M45]=&quot;EWAN&quot;;3;))))" table:style-name="ce15">
            <text:p>3</text:p>
          </table:table-cell>
          <table:table-cell office:value-type="float" office:value="0" table:formula="of:=IF([mastertable.N45]=&quot;WALA&quot;;0;IF([mastertable.N45]=&quot;PABOR&quot;;1;IF([mastertable.N45]=&quot;DI PABOR&quot;;2;IF([mastertable.N45]=&quot;EWAN&quot;;3;))))" table:style-name="ce15">
            <text:p>0</text:p>
          </table:table-cell>
          <table:table-cell office:value-type="float" office:value="0" table:formula="of:=IF([mastertable.O45]=&quot;WALA&quot;;0;IF([mastertable.O45]=&quot;PABOR&quot;;1;IF([mastertable.O45]=&quot;DI PABOR&quot;;2;IF([mastertable.O45]=&quot;EWAN&quot;;3;))))" table:style-name="ce15">
            <text:p>0</text:p>
          </table:table-cell>
          <table:table-cell office:value-type="float" office:value="2" table:formula="of:=IF([mastertable.P45]=&quot;WALA&quot;;0;IF([mastertable.P45]=&quot;PABOR&quot;;1;IF([mastertable.P45]=&quot;DI PABOR&quot;;2;IF([mastertable.P45]=&quot;EWAN&quot;;3;))))" table:style-name="ce15">
            <text:p>2</text:p>
          </table:table-cell>
          <table:table-cell office:value-type="float" office:value="0" table:formula="of:=IF([mastertable.Q45]=&quot;WALA&quot;;0;IF([mastertable.Q45]=&quot;PABOR&quot;;1;IF([mastertable.Q45]=&quot;DI PABOR&quot;;2;IF([mastertable.Q45]=&quot;EWAN&quot;;3;))))" table:style-name="ce15">
            <text:p>0</text:p>
          </table:table-cell>
          <table:table-cell office:value-type="float" office:value="0" table:formula="of:=IF([mastertable.R45]=&quot;WALA&quot;;0;IF([mastertable.R45]=&quot;PABOR&quot;;1;IF([mastertable.R45]=&quot;DI PABOR&quot;;2;IF([mastertable.R45]=&quot;EWAN&quot;;3;))))" table:style-name="ce15">
            <text:p>0</text:p>
          </table:table-cell>
          <table:table-cell office:value-type="float" office:value="1" table:formula="of:=IF([mastertable.S45]=&quot;WALA&quot;;0;IF([mastertable.S45]=&quot;PABOR&quot;;1;IF([mastertable.S45]=&quot;DI PABOR&quot;;2;IF([mastertable.S45]=&quot;EWAN&quot;;3;))))" table:style-name="ce15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6" table:style-name="ce3">
            <text:p>26</text:p>
          </table:table-cell>
          <table:table-cell office:value-type="string" table:style-name="ce3">
            <text:p>ESPIRITU</text:p>
          </table:table-cell>
          <table:table-cell office:value-type="string" table:style-name="ce3">
            <text:p>LUKE</text:p>
          </table:table-cell>
          <table:table-cell office:value-type="string" table:style-name="ce3">
            <text:p>PLM</text:p>
          </table:table-cell>
          <table:table-cell office:value-type="string" table:style-name="ce4">
            <text:p><text:a xlink:href="https://votepilipinas.com/candidate/espiritu-luke.html">https://votepilipinas.com/candidate/espiritu-luke.html</text:a></text:p>
          </table:table-cell>
          <table:table-cell office:value-type="float" office:value="0" table:formula="of:=IF([mastertable.G46]=&quot;WALA&quot;;0;IF([mastertable.G46]=&quot;PABOR&quot;;1;IF([mastertable.G46]=&quot;DI PABOR&quot;;2;IF([mastertable.G46]=&quot;EWAN&quot;;3;))))" table:style-name="ce15">
            <text:p>0</text:p>
          </table:table-cell>
          <table:table-cell office:value-type="float" office:value="0" table:formula="of:=IF([mastertable.H46]=&quot;WALA&quot;;0;IF([mastertable.H46]=&quot;PABOR&quot;;1;IF([mastertable.H46]=&quot;DI PABOR&quot;;2;IF([mastertable.H46]=&quot;EWAN&quot;;3;))))" table:style-name="ce15">
            <text:p>0</text:p>
          </table:table-cell>
          <table:table-cell office:value-type="float" office:value="0" table:formula="of:=IF([mastertable.I46]=&quot;WALA&quot;;0;IF([mastertable.I46]=&quot;PABOR&quot;;1;IF([mastertable.I46]=&quot;DI PABOR&quot;;2;IF([mastertable.I46]=&quot;EWAN&quot;;3;))))" table:style-name="ce15">
            <text:p>0</text:p>
          </table:table-cell>
          <table:table-cell office:value-type="float" office:value="0" table:formula="of:=IF([mastertable.J46]=&quot;WALA&quot;;0;IF([mastertable.J46]=&quot;PABOR&quot;;1;IF([mastertable.J46]=&quot;DI PABOR&quot;;2;IF([mastertable.J46]=&quot;EWAN&quot;;3;))))" table:style-name="ce15">
            <text:p>0</text:p>
          </table:table-cell>
          <table:table-cell office:value-type="float" office:value="0" table:formula="of:=IF([mastertable.K46]=&quot;WALA&quot;;0;IF([mastertable.K46]=&quot;PABOR&quot;;1;IF([mastertable.K46]=&quot;DI PABOR&quot;;2;IF([mastertable.K46]=&quot;EWAN&quot;;3;))))" table:style-name="ce15">
            <text:p>0</text:p>
          </table:table-cell>
          <table:table-cell office:value-type="float" office:value="0" table:formula="of:=IF([mastertable.L46]=&quot;WALA&quot;;0;IF([mastertable.L46]=&quot;PABOR&quot;;1;IF([mastertable.L46]=&quot;DI PABOR&quot;;2;IF([mastertable.L46]=&quot;EWAN&quot;;3;))))" table:style-name="ce15">
            <text:p>0</text:p>
          </table:table-cell>
          <table:table-cell office:value-type="float" office:value="0" table:formula="of:=IF([mastertable.M46]=&quot;WALA&quot;;0;IF([mastertable.M46]=&quot;PABOR&quot;;1;IF([mastertable.M46]=&quot;DI PABOR&quot;;2;IF([mastertable.M46]=&quot;EWAN&quot;;3;))))" table:style-name="ce15">
            <text:p>0</text:p>
          </table:table-cell>
          <table:table-cell office:value-type="float" office:value="0" table:formula="of:=IF([mastertable.N46]=&quot;WALA&quot;;0;IF([mastertable.N46]=&quot;PABOR&quot;;1;IF([mastertable.N46]=&quot;DI PABOR&quot;;2;IF([mastertable.N46]=&quot;EWAN&quot;;3;))))" table:style-name="ce15">
            <text:p>0</text:p>
          </table:table-cell>
          <table:table-cell office:value-type="float" office:value="0" table:formula="of:=IF([mastertable.O46]=&quot;WALA&quot;;0;IF([mastertable.O46]=&quot;PABOR&quot;;1;IF([mastertable.O46]=&quot;DI PABOR&quot;;2;IF([mastertable.O46]=&quot;EWAN&quot;;3;))))" table:style-name="ce15">
            <text:p>0</text:p>
          </table:table-cell>
          <table:table-cell office:value-type="float" office:value="2" table:formula="of:=IF([mastertable.P46]=&quot;WALA&quot;;0;IF([mastertable.P46]=&quot;PABOR&quot;;1;IF([mastertable.P46]=&quot;DI PABOR&quot;;2;IF([mastertable.P46]=&quot;EWAN&quot;;3;))))" table:style-name="ce15">
            <text:p>2</text:p>
          </table:table-cell>
          <table:table-cell office:value-type="float" office:value="0" table:formula="of:=IF([mastertable.Q46]=&quot;WALA&quot;;0;IF([mastertable.Q46]=&quot;PABOR&quot;;1;IF([mastertable.Q46]=&quot;DI PABOR&quot;;2;IF([mastertable.Q46]=&quot;EWAN&quot;;3;))))" table:style-name="ce15">
            <text:p>0</text:p>
          </table:table-cell>
          <table:table-cell office:value-type="float" office:value="1" table:formula="of:=IF([mastertable.R46]=&quot;WALA&quot;;0;IF([mastertable.R46]=&quot;PABOR&quot;;1;IF([mastertable.R46]=&quot;DI PABOR&quot;;2;IF([mastertable.R46]=&quot;EWAN&quot;;3;))))" table:style-name="ce15">
            <text:p>1</text:p>
          </table:table-cell>
          <table:table-cell office:value-type="float" office:value="0" table:formula="of:=IF([mastertable.S46]=&quot;WALA&quot;;0;IF([mastertable.S46]=&quot;PABOR&quot;;1;IF([mastertable.S46]=&quot;DI PABOR&quot;;2;IF([mastertable.S46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7" table:style-name="ce3">
            <text:p>27</text:p>
          </table:table-cell>
          <table:table-cell office:value-type="string" table:style-name="ce3">
            <text:p>ESTRADA</text:p>
          </table:table-cell>
          <table:table-cell office:value-type="string" table:style-name="ce3">
            <text:p>JINGGOY</text:p>
          </table:table-cell>
          <table:table-cell office:value-type="string" table:style-name="ce3">
            <text:p>PMP</text:p>
          </table:table-cell>
          <table:table-cell office:value-type="string" table:style-name="ce4">
            <text:p><text:a xlink:href="https://votepilipinas.com/candidate/estrada-jinggoy.html">https://votepilipinas.com/candidate/estrada-jinggoy.html</text:a></text:p>
          </table:table-cell>
          <table:table-cell office:value-type="float" office:value="0" table:formula="of:=IF([mastertable.G47]=&quot;WALA&quot;;0;IF([mastertable.G47]=&quot;PABOR&quot;;1;IF([mastertable.G47]=&quot;DI PABOR&quot;;2;IF([mastertable.G47]=&quot;EWAN&quot;;3;))))" table:style-name="ce15">
            <text:p>0</text:p>
          </table:table-cell>
          <table:table-cell office:value-type="float" office:value="0" table:formula="of:=IF([mastertable.H47]=&quot;WALA&quot;;0;IF([mastertable.H47]=&quot;PABOR&quot;;1;IF([mastertable.H47]=&quot;DI PABOR&quot;;2;IF([mastertable.H47]=&quot;EWAN&quot;;3;))))" table:style-name="ce15">
            <text:p>0</text:p>
          </table:table-cell>
          <table:table-cell office:value-type="float" office:value="2" table:formula="of:=IF([mastertable.I47]=&quot;WALA&quot;;0;IF([mastertable.I47]=&quot;PABOR&quot;;1;IF([mastertable.I47]=&quot;DI PABOR&quot;;2;IF([mastertable.I47]=&quot;EWAN&quot;;3;))))" table:style-name="ce15">
            <text:p>2</text:p>
          </table:table-cell>
          <table:table-cell office:value-type="float" office:value="0" table:formula="of:=IF([mastertable.J47]=&quot;WALA&quot;;0;IF([mastertable.J47]=&quot;PABOR&quot;;1;IF([mastertable.J47]=&quot;DI PABOR&quot;;2;IF([mastertable.J47]=&quot;EWAN&quot;;3;))))" table:style-name="ce15">
            <text:p>0</text:p>
          </table:table-cell>
          <table:table-cell office:value-type="float" office:value="0" table:formula="of:=IF([mastertable.K47]=&quot;WALA&quot;;0;IF([mastertable.K47]=&quot;PABOR&quot;;1;IF([mastertable.K47]=&quot;DI PABOR&quot;;2;IF([mastertable.K47]=&quot;EWAN&quot;;3;))))" table:style-name="ce15">
            <text:p>0</text:p>
          </table:table-cell>
          <table:table-cell office:value-type="float" office:value="0" table:formula="of:=IF([mastertable.L47]=&quot;WALA&quot;;0;IF([mastertable.L47]=&quot;PABOR&quot;;1;IF([mastertable.L47]=&quot;DI PABOR&quot;;2;IF([mastertable.L47]=&quot;EWAN&quot;;3;))))" table:style-name="ce15">
            <text:p>0</text:p>
          </table:table-cell>
          <table:table-cell office:value-type="float" office:value="3" table:formula="of:=IF([mastertable.M47]=&quot;WALA&quot;;0;IF([mastertable.M47]=&quot;PABOR&quot;;1;IF([mastertable.M47]=&quot;DI PABOR&quot;;2;IF([mastertable.M47]=&quot;EWAN&quot;;3;))))" table:style-name="ce15">
            <text:p>3</text:p>
          </table:table-cell>
          <table:table-cell office:value-type="float" office:value="0" table:formula="of:=IF([mastertable.N47]=&quot;WALA&quot;;0;IF([mastertable.N47]=&quot;PABOR&quot;;1;IF([mastertable.N47]=&quot;DI PABOR&quot;;2;IF([mastertable.N47]=&quot;EWAN&quot;;3;))))" table:style-name="ce15">
            <text:p>0</text:p>
          </table:table-cell>
          <table:table-cell office:value-type="float" office:value="0" table:formula="of:=IF([mastertable.O47]=&quot;WALA&quot;;0;IF([mastertable.O47]=&quot;PABOR&quot;;1;IF([mastertable.O47]=&quot;DI PABOR&quot;;2;IF([mastertable.O47]=&quot;EWAN&quot;;3;))))" table:style-name="ce15">
            <text:p>0</text:p>
          </table:table-cell>
          <table:table-cell office:value-type="float" office:value="3" table:formula="of:=IF([mastertable.P47]=&quot;WALA&quot;;0;IF([mastertable.P47]=&quot;PABOR&quot;;1;IF([mastertable.P47]=&quot;DI PABOR&quot;;2;IF([mastertable.P47]=&quot;EWAN&quot;;3;))))" table:style-name="ce15">
            <text:p>3</text:p>
          </table:table-cell>
          <table:table-cell office:value-type="float" office:value="0" table:formula="of:=IF([mastertable.Q47]=&quot;WALA&quot;;0;IF([mastertable.Q47]=&quot;PABOR&quot;;1;IF([mastertable.Q47]=&quot;DI PABOR&quot;;2;IF([mastertable.Q47]=&quot;EWAN&quot;;3;))))" table:style-name="ce15">
            <text:p>0</text:p>
          </table:table-cell>
          <table:table-cell office:value-type="float" office:value="0" table:formula="of:=IF([mastertable.R47]=&quot;WALA&quot;;0;IF([mastertable.R47]=&quot;PABOR&quot;;1;IF([mastertable.R47]=&quot;DI PABOR&quot;;2;IF([mastertable.R47]=&quot;EWAN&quot;;3;))))" table:style-name="ce15">
            <text:p>0</text:p>
          </table:table-cell>
          <table:table-cell office:value-type="float" office:value="1" table:formula="of:=IF([mastertable.S47]=&quot;WALA&quot;;0;IF([mastertable.S47]=&quot;PABOR&quot;;1;IF([mastertable.S47]=&quot;DI PABOR&quot;;2;IF([mastertable.S47]=&quot;EWAN&quot;;3;))))" table:style-name="ce15">
            <text:p>1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8" table:style-name="ce3">
            <text:p>28</text:p>
          </table:table-cell>
          <table:table-cell office:value-type="string" table:style-name="ce3">
            <text:p>FALCONE</text:p>
          </table:table-cell>
          <table:table-cell office:value-type="string" table:style-name="ce3">
            <text:p>BAL FALCON</text:p>
          </table:table-cell>
          <table:table-cell office:value-type="string" table:style-name="ce3">
            <text:p>DPP</text:p>
          </table:table-cell>
          <table:table-cell office:value-type="string" table:style-name="ce4">
            <text:p><text:a xlink:href="https://votepilipinas.com/candidate/falcone-baldomero.html">https://votepilipinas.com/candidate/falcone-baldomero.html</text:a></text:p>
          </table:table-cell>
          <table:table-cell office:value-type="float" office:value="0" table:formula="of:=IF([mastertable.G48]=&quot;WALA&quot;;0;IF([mastertable.G48]=&quot;PABOR&quot;;1;IF([mastertable.G48]=&quot;DI PABOR&quot;;2;IF([mastertable.G48]=&quot;EWAN&quot;;3;))))" table:style-name="ce15">
            <text:p>0</text:p>
          </table:table-cell>
          <table:table-cell office:value-type="float" office:value="0" table:formula="of:=IF([mastertable.H48]=&quot;WALA&quot;;0;IF([mastertable.H48]=&quot;PABOR&quot;;1;IF([mastertable.H48]=&quot;DI PABOR&quot;;2;IF([mastertable.H48]=&quot;EWAN&quot;;3;))))" table:style-name="ce15">
            <text:p>0</text:p>
          </table:table-cell>
          <table:table-cell office:value-type="float" office:value="0" table:formula="of:=IF([mastertable.I48]=&quot;WALA&quot;;0;IF([mastertable.I48]=&quot;PABOR&quot;;1;IF([mastertable.I48]=&quot;DI PABOR&quot;;2;IF([mastertable.I48]=&quot;EWAN&quot;;3;))))" table:style-name="ce15">
            <text:p>0</text:p>
          </table:table-cell>
          <table:table-cell office:value-type="float" office:value="0" table:formula="of:=IF([mastertable.J48]=&quot;WALA&quot;;0;IF([mastertable.J48]=&quot;PABOR&quot;;1;IF([mastertable.J48]=&quot;DI PABOR&quot;;2;IF([mastertable.J48]=&quot;EWAN&quot;;3;))))" table:style-name="ce15">
            <text:p>0</text:p>
          </table:table-cell>
          <table:table-cell office:value-type="float" office:value="0" table:formula="of:=IF([mastertable.K48]=&quot;WALA&quot;;0;IF([mastertable.K48]=&quot;PABOR&quot;;1;IF([mastertable.K48]=&quot;DI PABOR&quot;;2;IF([mastertable.K48]=&quot;EWAN&quot;;3;))))" table:style-name="ce15">
            <text:p>0</text:p>
          </table:table-cell>
          <table:table-cell office:value-type="float" office:value="0" table:formula="of:=IF([mastertable.L48]=&quot;WALA&quot;;0;IF([mastertable.L48]=&quot;PABOR&quot;;1;IF([mastertable.L48]=&quot;DI PABOR&quot;;2;IF([mastertable.L48]=&quot;EWAN&quot;;3;))))" table:style-name="ce15">
            <text:p>0</text:p>
          </table:table-cell>
          <table:table-cell office:value-type="float" office:value="0" table:formula="of:=IF([mastertable.M48]=&quot;WALA&quot;;0;IF([mastertable.M48]=&quot;PABOR&quot;;1;IF([mastertable.M48]=&quot;DI PABOR&quot;;2;IF([mastertable.M48]=&quot;EWAN&quot;;3;))))" table:style-name="ce15">
            <text:p>0</text:p>
          </table:table-cell>
          <table:table-cell office:value-type="float" office:value="0" table:formula="of:=IF([mastertable.N48]=&quot;WALA&quot;;0;IF([mastertable.N48]=&quot;PABOR&quot;;1;IF([mastertable.N48]=&quot;DI PABOR&quot;;2;IF([mastertable.N48]=&quot;EWAN&quot;;3;))))" table:style-name="ce15">
            <text:p>0</text:p>
          </table:table-cell>
          <table:table-cell office:value-type="float" office:value="0" table:formula="of:=IF([mastertable.O48]=&quot;WALA&quot;;0;IF([mastertable.O48]=&quot;PABOR&quot;;1;IF([mastertable.O48]=&quot;DI PABOR&quot;;2;IF([mastertable.O48]=&quot;EWAN&quot;;3;))))" table:style-name="ce15">
            <text:p>0</text:p>
          </table:table-cell>
          <table:table-cell office:value-type="float" office:value="0" table:formula="of:=IF([mastertable.P48]=&quot;WALA&quot;;0;IF([mastertable.P48]=&quot;PABOR&quot;;1;IF([mastertable.P48]=&quot;DI PABOR&quot;;2;IF([mastertable.P48]=&quot;EWAN&quot;;3;))))" table:style-name="ce15">
            <text:p>0</text:p>
          </table:table-cell>
          <table:table-cell office:value-type="float" office:value="0" table:formula="of:=IF([mastertable.Q48]=&quot;WALA&quot;;0;IF([mastertable.Q48]=&quot;PABOR&quot;;1;IF([mastertable.Q48]=&quot;DI PABOR&quot;;2;IF([mastertable.Q48]=&quot;EWAN&quot;;3;))))" table:style-name="ce15">
            <text:p>0</text:p>
          </table:table-cell>
          <table:table-cell office:value-type="float" office:value="0" table:formula="of:=IF([mastertable.R48]=&quot;WALA&quot;;0;IF([mastertable.R48]=&quot;PABOR&quot;;1;IF([mastertable.R48]=&quot;DI PABOR&quot;;2;IF([mastertable.R48]=&quot;EWAN&quot;;3;))))" table:style-name="ce15">
            <text:p>0</text:p>
          </table:table-cell>
          <table:table-cell office:value-type="float" office:value="0" table:formula="of:=IF([mastertable.S48]=&quot;WALA&quot;;0;IF([mastertable.S48]=&quot;PABOR&quot;;1;IF([mastertable.S48]=&quot;DI PABOR&quot;;2;IF([mastertable.S48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29" table:style-name="ce3">
            <text:p>29</text:p>
          </table:table-cell>
          <table:table-cell office:value-type="string" table:style-name="ce3">
            <text:p>GADON</text:p>
          </table:table-cell>
          <table:table-cell office:value-type="string" table:style-name="ce3">
            <text:p>LARRY</text:p>
          </table:table-cell>
          <table:table-cell office:value-type="string" table:style-name="ce3">
            <text:p>KBL</text:p>
          </table:table-cell>
          <table:table-cell office:value-type="string" table:style-name="ce4">
            <text:p><text:a xlink:href="https://votepilipinas.com/candidate/gadon_larry.html">https://votepilipinas.com/candidate/gadon_larry.html</text:a></text:p>
          </table:table-cell>
          <table:table-cell office:value-type="float" office:value="0" table:formula="of:=IF([mastertable.G49]=&quot;WALA&quot;;0;IF([mastertable.G49]=&quot;PABOR&quot;;1;IF([mastertable.G49]=&quot;DI PABOR&quot;;2;IF([mastertable.G49]=&quot;EWAN&quot;;3;))))" table:style-name="ce15">
            <text:p>0</text:p>
          </table:table-cell>
          <table:table-cell office:value-type="float" office:value="0" table:formula="of:=IF([mastertable.H49]=&quot;WALA&quot;;0;IF([mastertable.H49]=&quot;PABOR&quot;;1;IF([mastertable.H49]=&quot;DI PABOR&quot;;2;IF([mastertable.H49]=&quot;EWAN&quot;;3;))))" table:style-name="ce15">
            <text:p>0</text:p>
          </table:table-cell>
          <table:table-cell office:value-type="float" office:value="0" table:formula="of:=IF([mastertable.I49]=&quot;WALA&quot;;0;IF([mastertable.I49]=&quot;PABOR&quot;;1;IF([mastertable.I49]=&quot;DI PABOR&quot;;2;IF([mastertable.I49]=&quot;EWAN&quot;;3;))))" table:style-name="ce15">
            <text:p>0</text:p>
          </table:table-cell>
          <table:table-cell office:value-type="float" office:value="0" table:formula="of:=IF([mastertable.J49]=&quot;WALA&quot;;0;IF([mastertable.J49]=&quot;PABOR&quot;;1;IF([mastertable.J49]=&quot;DI PABOR&quot;;2;IF([mastertable.J49]=&quot;EWAN&quot;;3;))))" table:style-name="ce15">
            <text:p>0</text:p>
          </table:table-cell>
          <table:table-cell office:value-type="float" office:value="0" table:formula="of:=IF([mastertable.K49]=&quot;WALA&quot;;0;IF([mastertable.K49]=&quot;PABOR&quot;;1;IF([mastertable.K49]=&quot;DI PABOR&quot;;2;IF([mastertable.K49]=&quot;EWAN&quot;;3;))))" table:style-name="ce15">
            <text:p>0</text:p>
          </table:table-cell>
          <table:table-cell office:value-type="float" office:value="0" table:formula="of:=IF([mastertable.L49]=&quot;WALA&quot;;0;IF([mastertable.L49]=&quot;PABOR&quot;;1;IF([mastertable.L49]=&quot;DI PABOR&quot;;2;IF([mastertable.L49]=&quot;EWAN&quot;;3;))))" table:style-name="ce15">
            <text:p>0</text:p>
          </table:table-cell>
          <table:table-cell office:value-type="float" office:value="0" table:formula="of:=IF([mastertable.M49]=&quot;WALA&quot;;0;IF([mastertable.M49]=&quot;PABOR&quot;;1;IF([mastertable.M49]=&quot;DI PABOR&quot;;2;IF([mastertable.M49]=&quot;EWAN&quot;;3;))))" table:style-name="ce15">
            <text:p>0</text:p>
          </table:table-cell>
          <table:table-cell office:value-type="float" office:value="0" table:formula="of:=IF([mastertable.N49]=&quot;WALA&quot;;0;IF([mastertable.N49]=&quot;PABOR&quot;;1;IF([mastertable.N49]=&quot;DI PABOR&quot;;2;IF([mastertable.N49]=&quot;EWAN&quot;;3;))))" table:style-name="ce15">
            <text:p>0</text:p>
          </table:table-cell>
          <table:table-cell office:value-type="float" office:value="0" table:formula="of:=IF([mastertable.O49]=&quot;WALA&quot;;0;IF([mastertable.O49]=&quot;PABOR&quot;;1;IF([mastertable.O49]=&quot;DI PABOR&quot;;2;IF([mastertable.O49]=&quot;EWAN&quot;;3;))))" table:style-name="ce15">
            <text:p>0</text:p>
          </table:table-cell>
          <table:table-cell office:value-type="float" office:value="0" table:formula="of:=IF([mastertable.P49]=&quot;WALA&quot;;0;IF([mastertable.P49]=&quot;PABOR&quot;;1;IF([mastertable.P49]=&quot;DI PABOR&quot;;2;IF([mastertable.P49]=&quot;EWAN&quot;;3;))))" table:style-name="ce15">
            <text:p>0</text:p>
          </table:table-cell>
          <table:table-cell office:value-type="float" office:value="0" table:formula="of:=IF([mastertable.Q49]=&quot;WALA&quot;;0;IF([mastertable.Q49]=&quot;PABOR&quot;;1;IF([mastertable.Q49]=&quot;DI PABOR&quot;;2;IF([mastertable.Q49]=&quot;EWAN&quot;;3;))))" table:style-name="ce15">
            <text:p>0</text:p>
          </table:table-cell>
          <table:table-cell office:value-type="float" office:value="0" table:formula="of:=IF([mastertable.R49]=&quot;WALA&quot;;0;IF([mastertable.R49]=&quot;PABOR&quot;;1;IF([mastertable.R49]=&quot;DI PABOR&quot;;2;IF([mastertable.R49]=&quot;EWAN&quot;;3;))))" table:style-name="ce15">
            <text:p>0</text:p>
          </table:table-cell>
          <table:table-cell office:value-type="float" office:value="0" table:formula="of:=IF([mastertable.S49]=&quot;WALA&quot;;0;IF([mastertable.S49]=&quot;PABOR&quot;;1;IF([mastertable.S49]=&quot;DI PABOR&quot;;2;IF([mastertable.S49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0" table:style-name="ce3">
            <text:p>30</text:p>
          </table:table-cell>
          <table:table-cell office:value-type="string" table:style-name="ce3">
            <text:p>GATCHALIAN</text:p>
          </table:table-cell>
          <table:table-cell office:value-type="string" table:style-name="ce3">
            <text:p>WI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gatchalian-win.html">https://votepilipinas.com/candidate/gatchalian-win.html</text:a></text:p>
          </table:table-cell>
          <table:table-cell office:value-type="float" office:value="0" table:formula="of:=IF([mastertable.G50]=&quot;WALA&quot;;0;IF([mastertable.G50]=&quot;PABOR&quot;;1;IF([mastertable.G50]=&quot;DI PABOR&quot;;2;IF([mastertable.G50]=&quot;EWAN&quot;;3;))))" table:style-name="ce15">
            <text:p>0</text:p>
          </table:table-cell>
          <table:table-cell office:value-type="float" office:value="0" table:formula="of:=IF([mastertable.H50]=&quot;WALA&quot;;0;IF([mastertable.H50]=&quot;PABOR&quot;;1;IF([mastertable.H50]=&quot;DI PABOR&quot;;2;IF([mastertable.H50]=&quot;EWAN&quot;;3;))))" table:style-name="ce15">
            <text:p>0</text:p>
          </table:table-cell>
          <table:table-cell office:value-type="float" office:value="2" table:formula="of:=IF([mastertable.I50]=&quot;WALA&quot;;0;IF([mastertable.I50]=&quot;PABOR&quot;;1;IF([mastertable.I50]=&quot;DI PABOR&quot;;2;IF([mastertable.I50]=&quot;EWAN&quot;;3;))))" table:style-name="ce15">
            <text:p>2</text:p>
          </table:table-cell>
          <table:table-cell office:value-type="float" office:value="1" table:formula="of:=IF([mastertable.J50]=&quot;WALA&quot;;0;IF([mastertable.J50]=&quot;PABOR&quot;;1;IF([mastertable.J50]=&quot;DI PABOR&quot;;2;IF([mastertable.J50]=&quot;EWAN&quot;;3;))))" table:style-name="ce15">
            <text:p>1</text:p>
          </table:table-cell>
          <table:table-cell office:value-type="float" office:value="1" table:formula="of:=IF([mastertable.K50]=&quot;WALA&quot;;0;IF([mastertable.K50]=&quot;PABOR&quot;;1;IF([mastertable.K50]=&quot;DI PABOR&quot;;2;IF([mastertable.K50]=&quot;EWAN&quot;;3;))))" table:style-name="ce15">
            <text:p>1</text:p>
          </table:table-cell>
          <table:table-cell office:value-type="float" office:value="0" table:formula="of:=IF([mastertable.L50]=&quot;WALA&quot;;0;IF([mastertable.L50]=&quot;PABOR&quot;;1;IF([mastertable.L50]=&quot;DI PABOR&quot;;2;IF([mastertable.L50]=&quot;EWAN&quot;;3;))))" table:style-name="ce15">
            <text:p>0</text:p>
          </table:table-cell>
          <table:table-cell office:value-type="float" office:value="1" table:formula="of:=IF([mastertable.M50]=&quot;WALA&quot;;0;IF([mastertable.M50]=&quot;PABOR&quot;;1;IF([mastertable.M50]=&quot;DI PABOR&quot;;2;IF([mastertable.M50]=&quot;EWAN&quot;;3;))))" table:style-name="ce15">
            <text:p>1</text:p>
          </table:table-cell>
          <table:table-cell office:value-type="float" office:value="0" table:formula="of:=IF([mastertable.N50]=&quot;WALA&quot;;0;IF([mastertable.N50]=&quot;PABOR&quot;;1;IF([mastertable.N50]=&quot;DI PABOR&quot;;2;IF([mastertable.N50]=&quot;EWAN&quot;;3;))))" table:style-name="ce15">
            <text:p>0</text:p>
          </table:table-cell>
          <table:table-cell office:value-type="float" office:value="0" table:formula="of:=IF([mastertable.O50]=&quot;WALA&quot;;0;IF([mastertable.O50]=&quot;PABOR&quot;;1;IF([mastertable.O50]=&quot;DI PABOR&quot;;2;IF([mastertable.O50]=&quot;EWAN&quot;;3;))))" table:style-name="ce15">
            <text:p>0</text:p>
          </table:table-cell>
          <table:table-cell office:value-type="float" office:value="1" table:formula="of:=IF([mastertable.P50]=&quot;WALA&quot;;0;IF([mastertable.P50]=&quot;PABOR&quot;;1;IF([mastertable.P50]=&quot;DI PABOR&quot;;2;IF([mastertable.P50]=&quot;EWAN&quot;;3;))))" table:style-name="ce15">
            <text:p>1</text:p>
          </table:table-cell>
          <table:table-cell office:value-type="float" office:value="0" table:formula="of:=IF([mastertable.Q50]=&quot;WALA&quot;;0;IF([mastertable.Q50]=&quot;PABOR&quot;;1;IF([mastertable.Q50]=&quot;DI PABOR&quot;;2;IF([mastertable.Q50]=&quot;EWAN&quot;;3;))))" table:style-name="ce15">
            <text:p>0</text:p>
          </table:table-cell>
          <table:table-cell office:value-type="float" office:value="0" table:formula="of:=IF([mastertable.R50]=&quot;WALA&quot;;0;IF([mastertable.R50]=&quot;PABOR&quot;;1;IF([mastertable.R50]=&quot;DI PABOR&quot;;2;IF([mastertable.R50]=&quot;EWAN&quot;;3;))))" table:style-name="ce15">
            <text:p>0</text:p>
          </table:table-cell>
          <table:table-cell office:value-type="float" office:value="2" table:formula="of:=IF([mastertable.S50]=&quot;WALA&quot;;0;IF([mastertable.S50]=&quot;PABOR&quot;;1;IF([mastertable.S50]=&quot;DI PABOR&quot;;2;IF([mastertable.S50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1" table:style-name="ce3">
            <text:p>31</text:p>
          </table:table-cell>
          <table:table-cell office:value-type="string" table:style-name="ce3">
            <text:p>GORDON</text:p>
          </table:table-cell>
          <table:table-cell office:value-type="string" table:style-name="ce3">
            <text:p>WOWDICK</text:p>
          </table:table-cell>
          <table:table-cell office:value-type="string" table:style-name="ce3">
            <text:p>BVNP</text:p>
          </table:table-cell>
          <table:table-cell office:value-type="string" table:style-name="ce4">
            <text:p><text:a xlink:href="https://votepilipinas.com/candidate/gordon-dick.html">https://votepilipinas.com/candidate/gordon-dick.html</text:a></text:p>
          </table:table-cell>
          <table:table-cell office:value-type="float" office:value="0" table:formula="of:=IF([mastertable.G51]=&quot;WALA&quot;;0;IF([mastertable.G51]=&quot;PABOR&quot;;1;IF([mastertable.G51]=&quot;DI PABOR&quot;;2;IF([mastertable.G51]=&quot;EWAN&quot;;3;))))" table:style-name="ce15">
            <text:p>0</text:p>
          </table:table-cell>
          <table:table-cell office:value-type="float" office:value="0" table:formula="of:=IF([mastertable.H51]=&quot;WALA&quot;;0;IF([mastertable.H51]=&quot;PABOR&quot;;1;IF([mastertable.H51]=&quot;DI PABOR&quot;;2;IF([mastertable.H51]=&quot;EWAN&quot;;3;))))" table:style-name="ce15">
            <text:p>0</text:p>
          </table:table-cell>
          <table:table-cell office:value-type="float" office:value="2" table:formula="of:=IF([mastertable.I51]=&quot;WALA&quot;;0;IF([mastertable.I51]=&quot;PABOR&quot;;1;IF([mastertable.I51]=&quot;DI PABOR&quot;;2;IF([mastertable.I51]=&quot;EWAN&quot;;3;))))" table:style-name="ce15">
            <text:p>2</text:p>
          </table:table-cell>
          <table:table-cell office:value-type="float" office:value="3" table:formula="of:=IF([mastertable.J51]=&quot;WALA&quot;;0;IF([mastertable.J51]=&quot;PABOR&quot;;1;IF([mastertable.J51]=&quot;DI PABOR&quot;;2;IF([mastertable.J51]=&quot;EWAN&quot;;3;))))" table:style-name="ce15">
            <text:p>3</text:p>
          </table:table-cell>
          <table:table-cell office:value-type="float" office:value="3" table:formula="of:=IF([mastertable.K51]=&quot;WALA&quot;;0;IF([mastertable.K51]=&quot;PABOR&quot;;1;IF([mastertable.K51]=&quot;DI PABOR&quot;;2;IF([mastertable.K51]=&quot;EWAN&quot;;3;))))" table:style-name="ce15">
            <text:p>3</text:p>
          </table:table-cell>
          <table:table-cell office:value-type="float" office:value="0" table:formula="of:=IF([mastertable.L51]=&quot;WALA&quot;;0;IF([mastertable.L51]=&quot;PABOR&quot;;1;IF([mastertable.L51]=&quot;DI PABOR&quot;;2;IF([mastertable.L51]=&quot;EWAN&quot;;3;))))" table:style-name="ce15">
            <text:p>0</text:p>
          </table:table-cell>
          <table:table-cell office:value-type="float" office:value="1" table:formula="of:=IF([mastertable.M51]=&quot;WALA&quot;;0;IF([mastertable.M51]=&quot;PABOR&quot;;1;IF([mastertable.M51]=&quot;DI PABOR&quot;;2;IF([mastertable.M51]=&quot;EWAN&quot;;3;))))" table:style-name="ce15">
            <text:p>1</text:p>
          </table:table-cell>
          <table:table-cell office:value-type="float" office:value="0" table:formula="of:=IF([mastertable.N51]=&quot;WALA&quot;;0;IF([mastertable.N51]=&quot;PABOR&quot;;1;IF([mastertable.N51]=&quot;DI PABOR&quot;;2;IF([mastertable.N51]=&quot;EWAN&quot;;3;))))" table:style-name="ce15">
            <text:p>0</text:p>
          </table:table-cell>
          <table:table-cell office:value-type="float" office:value="0" table:formula="of:=IF([mastertable.O51]=&quot;WALA&quot;;0;IF([mastertable.O51]=&quot;PABOR&quot;;1;IF([mastertable.O51]=&quot;DI PABOR&quot;;2;IF([mastertable.O51]=&quot;EWAN&quot;;3;))))" table:style-name="ce15">
            <text:p>0</text:p>
          </table:table-cell>
          <table:table-cell office:value-type="float" office:value="1" table:formula="of:=IF([mastertable.P51]=&quot;WALA&quot;;0;IF([mastertable.P51]=&quot;PABOR&quot;;1;IF([mastertable.P51]=&quot;DI PABOR&quot;;2;IF([mastertable.P51]=&quot;EWAN&quot;;3;))))" table:style-name="ce15">
            <text:p>1</text:p>
          </table:table-cell>
          <table:table-cell office:value-type="float" office:value="0" table:formula="of:=IF([mastertable.Q51]=&quot;WALA&quot;;0;IF([mastertable.Q51]=&quot;PABOR&quot;;1;IF([mastertable.Q51]=&quot;DI PABOR&quot;;2;IF([mastertable.Q51]=&quot;EWAN&quot;;3;))))" table:style-name="ce15">
            <text:p>0</text:p>
          </table:table-cell>
          <table:table-cell office:value-type="float" office:value="1" table:formula="of:=IF([mastertable.R51]=&quot;WALA&quot;;0;IF([mastertable.R51]=&quot;PABOR&quot;;1;IF([mastertable.R51]=&quot;DI PABOR&quot;;2;IF([mastertable.R51]=&quot;EWAN&quot;;3;))))" table:style-name="ce15">
            <text:p>1</text:p>
          </table:table-cell>
          <table:table-cell office:value-type="float" office:value="2" table:formula="of:=IF([mastertable.S51]=&quot;WALA&quot;;0;IF([mastertable.S51]=&quot;PABOR&quot;;1;IF([mastertable.S51]=&quot;DI PABOR&quot;;2;IF([mastertable.S51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2" table:style-name="ce3">
            <text:p>32</text:p>
          </table:table-cell>
          <table:table-cell office:value-type="string" table:style-name="ce3">
            <text:p>GUTOC</text:p>
          </table:table-cell>
          <table:table-cell office:value-type="string" table:style-name="ce3">
            <text:p>SAMIRA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gutoc-samira.html">https://votepilipinas.com/candidate/gutoc-samira.html</text:a></text:p>
          </table:table-cell>
          <table:table-cell office:value-type="float" office:value="0" table:formula="of:=IF([mastertable.G52]=&quot;WALA&quot;;0;IF([mastertable.G52]=&quot;PABOR&quot;;1;IF([mastertable.G52]=&quot;DI PABOR&quot;;2;IF([mastertable.G52]=&quot;EWAN&quot;;3;))))" table:style-name="ce15">
            <text:p>0</text:p>
          </table:table-cell>
          <table:table-cell office:value-type="float" office:value="0" table:formula="of:=IF([mastertable.H52]=&quot;WALA&quot;;0;IF([mastertable.H52]=&quot;PABOR&quot;;1;IF([mastertable.H52]=&quot;DI PABOR&quot;;2;IF([mastertable.H52]=&quot;EWAN&quot;;3;))))" table:style-name="ce15">
            <text:p>0</text:p>
          </table:table-cell>
          <table:table-cell office:value-type="float" office:value="0" table:formula="of:=IF([mastertable.I52]=&quot;WALA&quot;;0;IF([mastertable.I52]=&quot;PABOR&quot;;1;IF([mastertable.I52]=&quot;DI PABOR&quot;;2;IF([mastertable.I52]=&quot;EWAN&quot;;3;))))" table:style-name="ce15">
            <text:p>0</text:p>
          </table:table-cell>
          <table:table-cell office:value-type="float" office:value="0" table:formula="of:=IF([mastertable.J52]=&quot;WALA&quot;;0;IF([mastertable.J52]=&quot;PABOR&quot;;1;IF([mastertable.J52]=&quot;DI PABOR&quot;;2;IF([mastertable.J52]=&quot;EWAN&quot;;3;))))" table:style-name="ce15">
            <text:p>0</text:p>
          </table:table-cell>
          <table:table-cell office:value-type="float" office:value="0" table:formula="of:=IF([mastertable.K52]=&quot;WALA&quot;;0;IF([mastertable.K52]=&quot;PABOR&quot;;1;IF([mastertable.K52]=&quot;DI PABOR&quot;;2;IF([mastertable.K52]=&quot;EWAN&quot;;3;))))" table:style-name="ce15">
            <text:p>0</text:p>
          </table:table-cell>
          <table:table-cell office:value-type="float" office:value="0" table:formula="of:=IF([mastertable.L52]=&quot;WALA&quot;;0;IF([mastertable.L52]=&quot;PABOR&quot;;1;IF([mastertable.L52]=&quot;DI PABOR&quot;;2;IF([mastertable.L52]=&quot;EWAN&quot;;3;))))" table:style-name="ce15">
            <text:p>0</text:p>
          </table:table-cell>
          <table:table-cell office:value-type="float" office:value="0" table:formula="of:=IF([mastertable.M52]=&quot;WALA&quot;;0;IF([mastertable.M52]=&quot;PABOR&quot;;1;IF([mastertable.M52]=&quot;DI PABOR&quot;;2;IF([mastertable.M52]=&quot;EWAN&quot;;3;))))" table:style-name="ce15">
            <text:p>0</text:p>
          </table:table-cell>
          <table:table-cell office:value-type="float" office:value="0" table:formula="of:=IF([mastertable.N52]=&quot;WALA&quot;;0;IF([mastertable.N52]=&quot;PABOR&quot;;1;IF([mastertable.N52]=&quot;DI PABOR&quot;;2;IF([mastertable.N52]=&quot;EWAN&quot;;3;))))" table:style-name="ce15">
            <text:p>0</text:p>
          </table:table-cell>
          <table:table-cell office:value-type="float" office:value="0" table:formula="of:=IF([mastertable.O52]=&quot;WALA&quot;;0;IF([mastertable.O52]=&quot;PABOR&quot;;1;IF([mastertable.O52]=&quot;DI PABOR&quot;;2;IF([mastertable.O52]=&quot;EWAN&quot;;3;))))" table:style-name="ce15">
            <text:p>0</text:p>
          </table:table-cell>
          <table:table-cell office:value-type="float" office:value="0" table:formula="of:=IF([mastertable.P52]=&quot;WALA&quot;;0;IF([mastertable.P52]=&quot;PABOR&quot;;1;IF([mastertable.P52]=&quot;DI PABOR&quot;;2;IF([mastertable.P52]=&quot;EWAN&quot;;3;))))" table:style-name="ce15">
            <text:p>0</text:p>
          </table:table-cell>
          <table:table-cell office:value-type="float" office:value="0" table:formula="of:=IF([mastertable.Q52]=&quot;WALA&quot;;0;IF([mastertable.Q52]=&quot;PABOR&quot;;1;IF([mastertable.Q52]=&quot;DI PABOR&quot;;2;IF([mastertable.Q52]=&quot;EWAN&quot;;3;))))" table:style-name="ce15">
            <text:p>0</text:p>
          </table:table-cell>
          <table:table-cell office:value-type="float" office:value="0" table:formula="of:=IF([mastertable.R52]=&quot;WALA&quot;;0;IF([mastertable.R52]=&quot;PABOR&quot;;1;IF([mastertable.R52]=&quot;DI PABOR&quot;;2;IF([mastertable.R52]=&quot;EWAN&quot;;3;))))" table:style-name="ce15">
            <text:p>0</text:p>
          </table:table-cell>
          <table:table-cell office:value-type="float" office:value="0" table:formula="of:=IF([mastertable.S52]=&quot;WALA&quot;;0;IF([mastertable.S52]=&quot;PABOR&quot;;1;IF([mastertable.S52]=&quot;DI PABOR&quot;;2;IF([mastertable.S52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3" table:style-name="ce3">
            <text:p>33</text:p>
          </table:table-cell>
          <table:table-cell office:value-type="string" table:style-name="ce3">
            <text:p>HONASAN</text:p>
          </table:table-cell>
          <table:table-cell office:value-type="string" table:style-name="ce3">
            <text:p>GRING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honasan-gringo.html">https://votepilipinas.com/candidate/honasan-gringo.html</text:a></text:p>
          </table:table-cell>
          <table:table-cell office:value-type="float" office:value="0" table:formula="of:=IF([mastertable.G53]=&quot;WALA&quot;;0;IF([mastertable.G53]=&quot;PABOR&quot;;1;IF([mastertable.G53]=&quot;DI PABOR&quot;;2;IF([mastertable.G53]=&quot;EWAN&quot;;3;))))" table:style-name="ce15">
            <text:p>0</text:p>
          </table:table-cell>
          <table:table-cell office:value-type="float" office:value="0" table:formula="of:=IF([mastertable.H53]=&quot;WALA&quot;;0;IF([mastertable.H53]=&quot;PABOR&quot;;1;IF([mastertable.H53]=&quot;DI PABOR&quot;;2;IF([mastertable.H53]=&quot;EWAN&quot;;3;))))" table:style-name="ce15">
            <text:p>0</text:p>
          </table:table-cell>
          <table:table-cell office:value-type="float" office:value="2" table:formula="of:=IF([mastertable.I53]=&quot;WALA&quot;;0;IF([mastertable.I53]=&quot;PABOR&quot;;1;IF([mastertable.I53]=&quot;DI PABOR&quot;;2;IF([mastertable.I53]=&quot;EWAN&quot;;3;))))" table:style-name="ce15">
            <text:p>2</text:p>
          </table:table-cell>
          <table:table-cell office:value-type="float" office:value="2" table:formula="of:=IF([mastertable.J53]=&quot;WALA&quot;;0;IF([mastertable.J53]=&quot;PABOR&quot;;1;IF([mastertable.J53]=&quot;DI PABOR&quot;;2;IF([mastertable.J53]=&quot;EWAN&quot;;3;))))" table:style-name="ce15">
            <text:p>2</text:p>
          </table:table-cell>
          <table:table-cell office:value-type="float" office:value="3" table:formula="of:=IF([mastertable.K53]=&quot;WALA&quot;;0;IF([mastertable.K53]=&quot;PABOR&quot;;1;IF([mastertable.K53]=&quot;DI PABOR&quot;;2;IF([mastertable.K53]=&quot;EWAN&quot;;3;))))" table:style-name="ce15">
            <text:p>3</text:p>
          </table:table-cell>
          <table:table-cell office:value-type="float" office:value="0" table:formula="of:=IF([mastertable.L53]=&quot;WALA&quot;;0;IF([mastertable.L53]=&quot;PABOR&quot;;1;IF([mastertable.L53]=&quot;DI PABOR&quot;;2;IF([mastertable.L53]=&quot;EWAN&quot;;3;))))" table:style-name="ce15">
            <text:p>0</text:p>
          </table:table-cell>
          <table:table-cell office:value-type="float" office:value="3" table:formula="of:=IF([mastertable.M53]=&quot;WALA&quot;;0;IF([mastertable.M53]=&quot;PABOR&quot;;1;IF([mastertable.M53]=&quot;DI PABOR&quot;;2;IF([mastertable.M53]=&quot;EWAN&quot;;3;))))" table:style-name="ce15">
            <text:p>3</text:p>
          </table:table-cell>
          <table:table-cell office:value-type="float" office:value="0" table:formula="of:=IF([mastertable.N53]=&quot;WALA&quot;;0;IF([mastertable.N53]=&quot;PABOR&quot;;1;IF([mastertable.N53]=&quot;DI PABOR&quot;;2;IF([mastertable.N53]=&quot;EWAN&quot;;3;))))" table:style-name="ce15">
            <text:p>0</text:p>
          </table:table-cell>
          <table:table-cell office:value-type="float" office:value="0" table:formula="of:=IF([mastertable.O53]=&quot;WALA&quot;;0;IF([mastertable.O53]=&quot;PABOR&quot;;1;IF([mastertable.O53]=&quot;DI PABOR&quot;;2;IF([mastertable.O53]=&quot;EWAN&quot;;3;))))" table:style-name="ce15">
            <text:p>0</text:p>
          </table:table-cell>
          <table:table-cell office:value-type="float" office:value="3" table:formula="of:=IF([mastertable.P53]=&quot;WALA&quot;;0;IF([mastertable.P53]=&quot;PABOR&quot;;1;IF([mastertable.P53]=&quot;DI PABOR&quot;;2;IF([mastertable.P53]=&quot;EWAN&quot;;3;))))" table:style-name="ce15">
            <text:p>3</text:p>
          </table:table-cell>
          <table:table-cell office:value-type="float" office:value="0" table:formula="of:=IF([mastertable.Q53]=&quot;WALA&quot;;0;IF([mastertable.Q53]=&quot;PABOR&quot;;1;IF([mastertable.Q53]=&quot;DI PABOR&quot;;2;IF([mastertable.Q53]=&quot;EWAN&quot;;3;))))" table:style-name="ce15">
            <text:p>0</text:p>
          </table:table-cell>
          <table:table-cell office:value-type="float" office:value="2" table:formula="of:=IF([mastertable.R53]=&quot;WALA&quot;;0;IF([mastertable.R53]=&quot;PABOR&quot;;1;IF([mastertable.R53]=&quot;DI PABOR&quot;;2;IF([mastertable.R53]=&quot;EWAN&quot;;3;))))" table:style-name="ce15">
            <text:p>2</text:p>
          </table:table-cell>
          <table:table-cell office:value-type="float" office:value="2" table:formula="of:=IF([mastertable.S53]=&quot;WALA&quot;;0;IF([mastertable.S53]=&quot;PABOR&quot;;1;IF([mastertable.S53]=&quot;DI PABOR&quot;;2;IF([mastertable.S53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4" table:style-name="ce3">
            <text:p>34</text:p>
          </table:table-cell>
          <table:table-cell office:value-type="string" table:style-name="ce3">
            <text:p>HONTIVEROS</text:p>
          </table:table-cell>
          <table:table-cell office:value-type="string" table:style-name="ce3">
            <text:p>RISA</text:p>
          </table:table-cell>
          <table:table-cell office:value-type="string" table:style-name="ce3">
            <text:p>AKBAYAN</text:p>
          </table:table-cell>
          <table:table-cell office:value-type="string" table:style-name="ce4">
            <text:p><text:a xlink:href="https://votepilipinas.com/candidate/hontiveros-risa.html">https://votepilipinas.com/candidate/hontiveros-risa.html</text:a></text:p>
          </table:table-cell>
          <table:table-cell office:value-type="float" office:value="0" table:formula="of:=IF([mastertable.G54]=&quot;WALA&quot;;0;IF([mastertable.G54]=&quot;PABOR&quot;;1;IF([mastertable.G54]=&quot;DI PABOR&quot;;2;IF([mastertable.G54]=&quot;EWAN&quot;;3;))))" table:style-name="ce15">
            <text:p>0</text:p>
          </table:table-cell>
          <table:table-cell office:value-type="float" office:value="0" table:formula="of:=IF([mastertable.H54]=&quot;WALA&quot;;0;IF([mastertable.H54]=&quot;PABOR&quot;;1;IF([mastertable.H54]=&quot;DI PABOR&quot;;2;IF([mastertable.H54]=&quot;EWAN&quot;;3;))))" table:style-name="ce15">
            <text:p>0</text:p>
          </table:table-cell>
          <table:table-cell office:value-type="float" office:value="1" table:formula="of:=IF([mastertable.I54]=&quot;WALA&quot;;0;IF([mastertable.I54]=&quot;PABOR&quot;;1;IF([mastertable.I54]=&quot;DI PABOR&quot;;2;IF([mastertable.I54]=&quot;EWAN&quot;;3;))))" table:style-name="ce15">
            <text:p>1</text:p>
          </table:table-cell>
          <table:table-cell office:value-type="float" office:value="1" table:formula="of:=IF([mastertable.J54]=&quot;WALA&quot;;0;IF([mastertable.J54]=&quot;PABOR&quot;;1;IF([mastertable.J54]=&quot;DI PABOR&quot;;2;IF([mastertable.J54]=&quot;EWAN&quot;;3;))))" table:style-name="ce15">
            <text:p>1</text:p>
          </table:table-cell>
          <table:table-cell office:value-type="float" office:value="2" table:formula="of:=IF([mastertable.K54]=&quot;WALA&quot;;0;IF([mastertable.K54]=&quot;PABOR&quot;;1;IF([mastertable.K54]=&quot;DI PABOR&quot;;2;IF([mastertable.K54]=&quot;EWAN&quot;;3;))))" table:style-name="ce15">
            <text:p>2</text:p>
          </table:table-cell>
          <table:table-cell office:value-type="float" office:value="0" table:formula="of:=IF([mastertable.L54]=&quot;WALA&quot;;0;IF([mastertable.L54]=&quot;PABOR&quot;;1;IF([mastertable.L54]=&quot;DI PABOR&quot;;2;IF([mastertable.L54]=&quot;EWAN&quot;;3;))))" table:style-name="ce15">
            <text:p>0</text:p>
          </table:table-cell>
          <table:table-cell office:value-type="float" office:value="1" table:formula="of:=IF([mastertable.M54]=&quot;WALA&quot;;0;IF([mastertable.M54]=&quot;PABOR&quot;;1;IF([mastertable.M54]=&quot;DI PABOR&quot;;2;IF([mastertable.M54]=&quot;EWAN&quot;;3;))))" table:style-name="ce15">
            <text:p>1</text:p>
          </table:table-cell>
          <table:table-cell office:value-type="float" office:value="0" table:formula="of:=IF([mastertable.N54]=&quot;WALA&quot;;0;IF([mastertable.N54]=&quot;PABOR&quot;;1;IF([mastertable.N54]=&quot;DI PABOR&quot;;2;IF([mastertable.N54]=&quot;EWAN&quot;;3;))))" table:style-name="ce15">
            <text:p>0</text:p>
          </table:table-cell>
          <table:table-cell office:value-type="float" office:value="0" table:formula="of:=IF([mastertable.O54]=&quot;WALA&quot;;0;IF([mastertable.O54]=&quot;PABOR&quot;;1;IF([mastertable.O54]=&quot;DI PABOR&quot;;2;IF([mastertable.O54]=&quot;EWAN&quot;;3;))))" table:style-name="ce15">
            <text:p>0</text:p>
          </table:table-cell>
          <table:table-cell office:value-type="float" office:value="2" table:formula="of:=IF([mastertable.P54]=&quot;WALA&quot;;0;IF([mastertable.P54]=&quot;PABOR&quot;;1;IF([mastertable.P54]=&quot;DI PABOR&quot;;2;IF([mastertable.P54]=&quot;EWAN&quot;;3;))))" table:style-name="ce15">
            <text:p>2</text:p>
          </table:table-cell>
          <table:table-cell office:value-type="float" office:value="0" table:formula="of:=IF([mastertable.Q54]=&quot;WALA&quot;;0;IF([mastertable.Q54]=&quot;PABOR&quot;;1;IF([mastertable.Q54]=&quot;DI PABOR&quot;;2;IF([mastertable.Q54]=&quot;EWAN&quot;;3;))))" table:style-name="ce15">
            <text:p>0</text:p>
          </table:table-cell>
          <table:table-cell office:value-type="float" office:value="1" table:formula="of:=IF([mastertable.R54]=&quot;WALA&quot;;0;IF([mastertable.R54]=&quot;PABOR&quot;;1;IF([mastertable.R54]=&quot;DI PABOR&quot;;2;IF([mastertable.R54]=&quot;EWAN&quot;;3;))))" table:style-name="ce15">
            <text:p>1</text:p>
          </table:table-cell>
          <table:table-cell office:value-type="float" office:value="2" table:formula="of:=IF([mastertable.S54]=&quot;WALA&quot;;0;IF([mastertable.S54]=&quot;PABOR&quot;;1;IF([mastertable.S54]=&quot;DI PABOR&quot;;2;IF([mastertable.S54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5" table:style-name="ce3">
            <text:p>35</text:p>
          </table:table-cell>
          <table:table-cell office:value-type="string" table:style-name="ce3">
            <text:p>JAVELLANA</text:p>
          </table:table-cell>
          <table:table-cell office:value-type="string" table:style-name="ce3">
            <text:p>RJ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javellana_rj.html">https://votepilipinas.com/candidate/javellana_rj.html</text:a></text:p>
          </table:table-cell>
          <table:table-cell office:value-type="float" office:value="0" table:formula="of:=IF([mastertable.G55]=&quot;WALA&quot;;0;IF([mastertable.G55]=&quot;PABOR&quot;;1;IF([mastertable.G55]=&quot;DI PABOR&quot;;2;IF([mastertable.G55]=&quot;EWAN&quot;;3;))))" table:style-name="ce15">
            <text:p>0</text:p>
          </table:table-cell>
          <table:table-cell office:value-type="float" office:value="0" table:formula="of:=IF([mastertable.H55]=&quot;WALA&quot;;0;IF([mastertable.H55]=&quot;PABOR&quot;;1;IF([mastertable.H55]=&quot;DI PABOR&quot;;2;IF([mastertable.H55]=&quot;EWAN&quot;;3;))))" table:style-name="ce15">
            <text:p>0</text:p>
          </table:table-cell>
          <table:table-cell office:value-type="float" office:value="0" table:formula="of:=IF([mastertable.I55]=&quot;WALA&quot;;0;IF([mastertable.I55]=&quot;PABOR&quot;;1;IF([mastertable.I55]=&quot;DI PABOR&quot;;2;IF([mastertable.I55]=&quot;EWAN&quot;;3;))))" table:style-name="ce15">
            <text:p>0</text:p>
          </table:table-cell>
          <table:table-cell office:value-type="float" office:value="0" table:formula="of:=IF([mastertable.J55]=&quot;WALA&quot;;0;IF([mastertable.J55]=&quot;PABOR&quot;;1;IF([mastertable.J55]=&quot;DI PABOR&quot;;2;IF([mastertable.J55]=&quot;EWAN&quot;;3;))))" table:style-name="ce15">
            <text:p>0</text:p>
          </table:table-cell>
          <table:table-cell office:value-type="float" office:value="0" table:formula="of:=IF([mastertable.K55]=&quot;WALA&quot;;0;IF([mastertable.K55]=&quot;PABOR&quot;;1;IF([mastertable.K55]=&quot;DI PABOR&quot;;2;IF([mastertable.K55]=&quot;EWAN&quot;;3;))))" table:style-name="ce15">
            <text:p>0</text:p>
          </table:table-cell>
          <table:table-cell office:value-type="float" office:value="0" table:formula="of:=IF([mastertable.L55]=&quot;WALA&quot;;0;IF([mastertable.L55]=&quot;PABOR&quot;;1;IF([mastertable.L55]=&quot;DI PABOR&quot;;2;IF([mastertable.L55]=&quot;EWAN&quot;;3;))))" table:style-name="ce15">
            <text:p>0</text:p>
          </table:table-cell>
          <table:table-cell office:value-type="float" office:value="0" table:formula="of:=IF([mastertable.M55]=&quot;WALA&quot;;0;IF([mastertable.M55]=&quot;PABOR&quot;;1;IF([mastertable.M55]=&quot;DI PABOR&quot;;2;IF([mastertable.M55]=&quot;EWAN&quot;;3;))))" table:style-name="ce15">
            <text:p>0</text:p>
          </table:table-cell>
          <table:table-cell office:value-type="float" office:value="0" table:formula="of:=IF([mastertable.N55]=&quot;WALA&quot;;0;IF([mastertable.N55]=&quot;PABOR&quot;;1;IF([mastertable.N55]=&quot;DI PABOR&quot;;2;IF([mastertable.N55]=&quot;EWAN&quot;;3;))))" table:style-name="ce15">
            <text:p>0</text:p>
          </table:table-cell>
          <table:table-cell office:value-type="float" office:value="0" table:formula="of:=IF([mastertable.O55]=&quot;WALA&quot;;0;IF([mastertable.O55]=&quot;PABOR&quot;;1;IF([mastertable.O55]=&quot;DI PABOR&quot;;2;IF([mastertable.O55]=&quot;EWAN&quot;;3;))))" table:style-name="ce15">
            <text:p>0</text:p>
          </table:table-cell>
          <table:table-cell office:value-type="float" office:value="0" table:formula="of:=IF([mastertable.P55]=&quot;WALA&quot;;0;IF([mastertable.P55]=&quot;PABOR&quot;;1;IF([mastertable.P55]=&quot;DI PABOR&quot;;2;IF([mastertable.P55]=&quot;EWAN&quot;;3;))))" table:style-name="ce15">
            <text:p>0</text:p>
          </table:table-cell>
          <table:table-cell office:value-type="float" office:value="0" table:formula="of:=IF([mastertable.Q55]=&quot;WALA&quot;;0;IF([mastertable.Q55]=&quot;PABOR&quot;;1;IF([mastertable.Q55]=&quot;DI PABOR&quot;;2;IF([mastertable.Q55]=&quot;EWAN&quot;;3;))))" table:style-name="ce15">
            <text:p>0</text:p>
          </table:table-cell>
          <table:table-cell office:value-type="float" office:value="0" table:formula="of:=IF([mastertable.R55]=&quot;WALA&quot;;0;IF([mastertable.R55]=&quot;PABOR&quot;;1;IF([mastertable.R55]=&quot;DI PABOR&quot;;2;IF([mastertable.R55]=&quot;EWAN&quot;;3;))))" table:style-name="ce15">
            <text:p>0</text:p>
          </table:table-cell>
          <table:table-cell office:value-type="float" office:value="0" table:formula="of:=IF([mastertable.S55]=&quot;WALA&quot;;0;IF([mastertable.S55]=&quot;PABOR&quot;;1;IF([mastertable.S55]=&quot;DI PABOR&quot;;2;IF([mastertable.S55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6" table:style-name="ce3">
            <text:p>36</text:p>
          </table:table-cell>
          <table:table-cell office:value-type="string" table:style-name="ce3">
            <text:p>KIRAM</text:p>
          </table:table-cell>
          <table:table-cell office:value-type="string" table:style-name="ce3">
            <text:p>NUR MAHA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kiram_nur-mahal.html">https://votepilipinas.com/candidate/kiram_nur-mahal.html</text:a></text:p>
          </table:table-cell>
          <table:table-cell office:value-type="float" office:value="0" table:formula="of:=IF([mastertable.G56]=&quot;WALA&quot;;0;IF([mastertable.G56]=&quot;PABOR&quot;;1;IF([mastertable.G56]=&quot;DI PABOR&quot;;2;IF([mastertable.G56]=&quot;EWAN&quot;;3;))))" table:style-name="ce15">
            <text:p>0</text:p>
          </table:table-cell>
          <table:table-cell office:value-type="float" office:value="0" table:formula="of:=IF([mastertable.H56]=&quot;WALA&quot;;0;IF([mastertable.H56]=&quot;PABOR&quot;;1;IF([mastertable.H56]=&quot;DI PABOR&quot;;2;IF([mastertable.H56]=&quot;EWAN&quot;;3;))))" table:style-name="ce15">
            <text:p>0</text:p>
          </table:table-cell>
          <table:table-cell office:value-type="float" office:value="0" table:formula="of:=IF([mastertable.I56]=&quot;WALA&quot;;0;IF([mastertable.I56]=&quot;PABOR&quot;;1;IF([mastertable.I56]=&quot;DI PABOR&quot;;2;IF([mastertable.I56]=&quot;EWAN&quot;;3;))))" table:style-name="ce15">
            <text:p>0</text:p>
          </table:table-cell>
          <table:table-cell office:value-type="float" office:value="0" table:formula="of:=IF([mastertable.J56]=&quot;WALA&quot;;0;IF([mastertable.J56]=&quot;PABOR&quot;;1;IF([mastertable.J56]=&quot;DI PABOR&quot;;2;IF([mastertable.J56]=&quot;EWAN&quot;;3;))))" table:style-name="ce15">
            <text:p>0</text:p>
          </table:table-cell>
          <table:table-cell office:value-type="float" office:value="0" table:formula="of:=IF([mastertable.K56]=&quot;WALA&quot;;0;IF([mastertable.K56]=&quot;PABOR&quot;;1;IF([mastertable.K56]=&quot;DI PABOR&quot;;2;IF([mastertable.K56]=&quot;EWAN&quot;;3;))))" table:style-name="ce15">
            <text:p>0</text:p>
          </table:table-cell>
          <table:table-cell office:value-type="float" office:value="0" table:formula="of:=IF([mastertable.L56]=&quot;WALA&quot;;0;IF([mastertable.L56]=&quot;PABOR&quot;;1;IF([mastertable.L56]=&quot;DI PABOR&quot;;2;IF([mastertable.L56]=&quot;EWAN&quot;;3;))))" table:style-name="ce15">
            <text:p>0</text:p>
          </table:table-cell>
          <table:table-cell office:value-type="float" office:value="0" table:formula="of:=IF([mastertable.M56]=&quot;WALA&quot;;0;IF([mastertable.M56]=&quot;PABOR&quot;;1;IF([mastertable.M56]=&quot;DI PABOR&quot;;2;IF([mastertable.M56]=&quot;EWAN&quot;;3;))))" table:style-name="ce15">
            <text:p>0</text:p>
          </table:table-cell>
          <table:table-cell office:value-type="float" office:value="0" table:formula="of:=IF([mastertable.N56]=&quot;WALA&quot;;0;IF([mastertable.N56]=&quot;PABOR&quot;;1;IF([mastertable.N56]=&quot;DI PABOR&quot;;2;IF([mastertable.N56]=&quot;EWAN&quot;;3;))))" table:style-name="ce15">
            <text:p>0</text:p>
          </table:table-cell>
          <table:table-cell office:value-type="float" office:value="0" table:formula="of:=IF([mastertable.O56]=&quot;WALA&quot;;0;IF([mastertable.O56]=&quot;PABOR&quot;;1;IF([mastertable.O56]=&quot;DI PABOR&quot;;2;IF([mastertable.O56]=&quot;EWAN&quot;;3;))))" table:style-name="ce15">
            <text:p>0</text:p>
          </table:table-cell>
          <table:table-cell office:value-type="float" office:value="0" table:formula="of:=IF([mastertable.P56]=&quot;WALA&quot;;0;IF([mastertable.P56]=&quot;PABOR&quot;;1;IF([mastertable.P56]=&quot;DI PABOR&quot;;2;IF([mastertable.P56]=&quot;EWAN&quot;;3;))))" table:style-name="ce15">
            <text:p>0</text:p>
          </table:table-cell>
          <table:table-cell office:value-type="float" office:value="0" table:formula="of:=IF([mastertable.Q56]=&quot;WALA&quot;;0;IF([mastertable.Q56]=&quot;PABOR&quot;;1;IF([mastertable.Q56]=&quot;DI PABOR&quot;;2;IF([mastertable.Q56]=&quot;EWAN&quot;;3;))))" table:style-name="ce15">
            <text:p>0</text:p>
          </table:table-cell>
          <table:table-cell office:value-type="float" office:value="0" table:formula="of:=IF([mastertable.R56]=&quot;WALA&quot;;0;IF([mastertable.R56]=&quot;PABOR&quot;;1;IF([mastertable.R56]=&quot;DI PABOR&quot;;2;IF([mastertable.R56]=&quot;EWAN&quot;;3;))))" table:style-name="ce15">
            <text:p>0</text:p>
          </table:table-cell>
          <table:table-cell office:value-type="float" office:value="0" table:formula="of:=IF([mastertable.S56]=&quot;WALA&quot;;0;IF([mastertable.S56]=&quot;PABOR&quot;;1;IF([mastertable.S56]=&quot;DI PABOR&quot;;2;IF([mastertable.S56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7" table:style-name="ce3">
            <text:p>37</text:p>
          </table:table-cell>
          <table:table-cell office:value-type="string" table:style-name="ce3">
            <text:p>LABOG</text:p>
          </table:table-cell>
          <table:table-cell office:value-type="string" table:style-name="ce3">
            <text:p>ELMER</text:p>
          </table:table-cell>
          <table:table-cell office:value-type="string" table:style-name="ce3">
            <text:p>MKBYN</text:p>
          </table:table-cell>
          <table:table-cell office:value-type="string" table:style-name="ce4">
            <text:p><text:a xlink:href="https://votepilipinas.com/candidate/labog-elmer.html">https://votepilipinas.com/candidate/labog-elmer.html</text:a></text:p>
          </table:table-cell>
          <table:table-cell office:value-type="float" office:value="0" table:formula="of:=IF([mastertable.G57]=&quot;WALA&quot;;0;IF([mastertable.G57]=&quot;PABOR&quot;;1;IF([mastertable.G57]=&quot;DI PABOR&quot;;2;IF([mastertable.G57]=&quot;EWAN&quot;;3;))))" table:style-name="ce15">
            <text:p>0</text:p>
          </table:table-cell>
          <table:table-cell office:value-type="float" office:value="0" table:formula="of:=IF([mastertable.H57]=&quot;WALA&quot;;0;IF([mastertable.H57]=&quot;PABOR&quot;;1;IF([mastertable.H57]=&quot;DI PABOR&quot;;2;IF([mastertable.H57]=&quot;EWAN&quot;;3;))))" table:style-name="ce15">
            <text:p>0</text:p>
          </table:table-cell>
          <table:table-cell office:value-type="float" office:value="0" table:formula="of:=IF([mastertable.I57]=&quot;WALA&quot;;0;IF([mastertable.I57]=&quot;PABOR&quot;;1;IF([mastertable.I57]=&quot;DI PABOR&quot;;2;IF([mastertable.I57]=&quot;EWAN&quot;;3;))))" table:style-name="ce15">
            <text:p>0</text:p>
          </table:table-cell>
          <table:table-cell office:value-type="float" office:value="0" table:formula="of:=IF([mastertable.J57]=&quot;WALA&quot;;0;IF([mastertable.J57]=&quot;PABOR&quot;;1;IF([mastertable.J57]=&quot;DI PABOR&quot;;2;IF([mastertable.J57]=&quot;EWAN&quot;;3;))))" table:style-name="ce15">
            <text:p>0</text:p>
          </table:table-cell>
          <table:table-cell office:value-type="float" office:value="0" table:formula="of:=IF([mastertable.K57]=&quot;WALA&quot;;0;IF([mastertable.K57]=&quot;PABOR&quot;;1;IF([mastertable.K57]=&quot;DI PABOR&quot;;2;IF([mastertable.K57]=&quot;EWAN&quot;;3;))))" table:style-name="ce15">
            <text:p>0</text:p>
          </table:table-cell>
          <table:table-cell office:value-type="float" office:value="0" table:formula="of:=IF([mastertable.L57]=&quot;WALA&quot;;0;IF([mastertable.L57]=&quot;PABOR&quot;;1;IF([mastertable.L57]=&quot;DI PABOR&quot;;2;IF([mastertable.L57]=&quot;EWAN&quot;;3;))))" table:style-name="ce15">
            <text:p>0</text:p>
          </table:table-cell>
          <table:table-cell office:value-type="float" office:value="0" table:formula="of:=IF([mastertable.M57]=&quot;WALA&quot;;0;IF([mastertable.M57]=&quot;PABOR&quot;;1;IF([mastertable.M57]=&quot;DI PABOR&quot;;2;IF([mastertable.M57]=&quot;EWAN&quot;;3;))))" table:style-name="ce15">
            <text:p>0</text:p>
          </table:table-cell>
          <table:table-cell office:value-type="float" office:value="0" table:formula="of:=IF([mastertable.N57]=&quot;WALA&quot;;0;IF([mastertable.N57]=&quot;PABOR&quot;;1;IF([mastertable.N57]=&quot;DI PABOR&quot;;2;IF([mastertable.N57]=&quot;EWAN&quot;;3;))))" table:style-name="ce15">
            <text:p>0</text:p>
          </table:table-cell>
          <table:table-cell office:value-type="float" office:value="0" table:formula="of:=IF([mastertable.O57]=&quot;WALA&quot;;0;IF([mastertable.O57]=&quot;PABOR&quot;;1;IF([mastertable.O57]=&quot;DI PABOR&quot;;2;IF([mastertable.O57]=&quot;EWAN&quot;;3;))))" table:style-name="ce15">
            <text:p>0</text:p>
          </table:table-cell>
          <table:table-cell office:value-type="float" office:value="0" table:formula="of:=IF([mastertable.P57]=&quot;WALA&quot;;0;IF([mastertable.P57]=&quot;PABOR&quot;;1;IF([mastertable.P57]=&quot;DI PABOR&quot;;2;IF([mastertable.P57]=&quot;EWAN&quot;;3;))))" table:style-name="ce15">
            <text:p>0</text:p>
          </table:table-cell>
          <table:table-cell office:value-type="float" office:value="0" table:formula="of:=IF([mastertable.Q57]=&quot;WALA&quot;;0;IF([mastertable.Q57]=&quot;PABOR&quot;;1;IF([mastertable.Q57]=&quot;DI PABOR&quot;;2;IF([mastertable.Q57]=&quot;EWAN&quot;;3;))))" table:style-name="ce15">
            <text:p>0</text:p>
          </table:table-cell>
          <table:table-cell office:value-type="float" office:value="0" table:formula="of:=IF([mastertable.R57]=&quot;WALA&quot;;0;IF([mastertable.R57]=&quot;PABOR&quot;;1;IF([mastertable.R57]=&quot;DI PABOR&quot;;2;IF([mastertable.R57]=&quot;EWAN&quot;;3;))))" table:style-name="ce15">
            <text:p>0</text:p>
          </table:table-cell>
          <table:table-cell office:value-type="float" office:value="0" table:formula="of:=IF([mastertable.S57]=&quot;WALA&quot;;0;IF([mastertable.S57]=&quot;PABOR&quot;;1;IF([mastertable.S57]=&quot;DI PABOR&quot;;2;IF([mastertable.S57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8" table:style-name="ce3">
            <text:p>38</text:p>
          </table:table-cell>
          <table:table-cell office:value-type="string" table:style-name="ce3">
            <text:p>LACSON</text:p>
          </table:table-cell>
          <table:table-cell office:value-type="string" table:style-name="ce3">
            <text:p>KUYA ALEX</text:p>
          </table:table-cell>
          <table:table-cell office:value-type="string" table:style-name="ce3">
            <text:p>KP</text:p>
          </table:table-cell>
          <table:table-cell office:value-type="string" table:style-name="ce4">
            <text:p><text:a xlink:href="https://votepilipinas.com/candidate/lacson-alex.html">https://votepilipinas.com/candidate/lacson-alex.html</text:a></text:p>
          </table:table-cell>
          <table:table-cell office:value-type="float" office:value="0" table:formula="of:=IF([mastertable.G58]=&quot;WALA&quot;;0;IF([mastertable.G58]=&quot;PABOR&quot;;1;IF([mastertable.G58]=&quot;DI PABOR&quot;;2;IF([mastertable.G58]=&quot;EWAN&quot;;3;))))" table:style-name="ce15">
            <text:p>0</text:p>
          </table:table-cell>
          <table:table-cell office:value-type="float" office:value="0" table:formula="of:=IF([mastertable.H58]=&quot;WALA&quot;;0;IF([mastertable.H58]=&quot;PABOR&quot;;1;IF([mastertable.H58]=&quot;DI PABOR&quot;;2;IF([mastertable.H58]=&quot;EWAN&quot;;3;))))" table:style-name="ce15">
            <text:p>0</text:p>
          </table:table-cell>
          <table:table-cell office:value-type="float" office:value="0" table:formula="of:=IF([mastertable.I58]=&quot;WALA&quot;;0;IF([mastertable.I58]=&quot;PABOR&quot;;1;IF([mastertable.I58]=&quot;DI PABOR&quot;;2;IF([mastertable.I58]=&quot;EWAN&quot;;3;))))" table:style-name="ce15">
            <text:p>0</text:p>
          </table:table-cell>
          <table:table-cell office:value-type="float" office:value="0" table:formula="of:=IF([mastertable.J58]=&quot;WALA&quot;;0;IF([mastertable.J58]=&quot;PABOR&quot;;1;IF([mastertable.J58]=&quot;DI PABOR&quot;;2;IF([mastertable.J58]=&quot;EWAN&quot;;3;))))" table:style-name="ce15">
            <text:p>0</text:p>
          </table:table-cell>
          <table:table-cell office:value-type="float" office:value="0" table:formula="of:=IF([mastertable.K58]=&quot;WALA&quot;;0;IF([mastertable.K58]=&quot;PABOR&quot;;1;IF([mastertable.K58]=&quot;DI PABOR&quot;;2;IF([mastertable.K58]=&quot;EWAN&quot;;3;))))" table:style-name="ce15">
            <text:p>0</text:p>
          </table:table-cell>
          <table:table-cell office:value-type="float" office:value="0" table:formula="of:=IF([mastertable.L58]=&quot;WALA&quot;;0;IF([mastertable.L58]=&quot;PABOR&quot;;1;IF([mastertable.L58]=&quot;DI PABOR&quot;;2;IF([mastertable.L58]=&quot;EWAN&quot;;3;))))" table:style-name="ce15">
            <text:p>0</text:p>
          </table:table-cell>
          <table:table-cell office:value-type="float" office:value="0" table:formula="of:=IF([mastertable.M58]=&quot;WALA&quot;;0;IF([mastertable.M58]=&quot;PABOR&quot;;1;IF([mastertable.M58]=&quot;DI PABOR&quot;;2;IF([mastertable.M58]=&quot;EWAN&quot;;3;))))" table:style-name="ce15">
            <text:p>0</text:p>
          </table:table-cell>
          <table:table-cell office:value-type="float" office:value="0" table:formula="of:=IF([mastertable.N58]=&quot;WALA&quot;;0;IF([mastertable.N58]=&quot;PABOR&quot;;1;IF([mastertable.N58]=&quot;DI PABOR&quot;;2;IF([mastertable.N58]=&quot;EWAN&quot;;3;))))" table:style-name="ce15">
            <text:p>0</text:p>
          </table:table-cell>
          <table:table-cell office:value-type="float" office:value="0" table:formula="of:=IF([mastertable.O58]=&quot;WALA&quot;;0;IF([mastertable.O58]=&quot;PABOR&quot;;1;IF([mastertable.O58]=&quot;DI PABOR&quot;;2;IF([mastertable.O58]=&quot;EWAN&quot;;3;))))" table:style-name="ce15">
            <text:p>0</text:p>
          </table:table-cell>
          <table:table-cell office:value-type="float" office:value="0" table:formula="of:=IF([mastertable.P58]=&quot;WALA&quot;;0;IF([mastertable.P58]=&quot;PABOR&quot;;1;IF([mastertable.P58]=&quot;DI PABOR&quot;;2;IF([mastertable.P58]=&quot;EWAN&quot;;3;))))" table:style-name="ce15">
            <text:p>0</text:p>
          </table:table-cell>
          <table:table-cell office:value-type="float" office:value="0" table:formula="of:=IF([mastertable.Q58]=&quot;WALA&quot;;0;IF([mastertable.Q58]=&quot;PABOR&quot;;1;IF([mastertable.Q58]=&quot;DI PABOR&quot;;2;IF([mastertable.Q58]=&quot;EWAN&quot;;3;))))" table:style-name="ce15">
            <text:p>0</text:p>
          </table:table-cell>
          <table:table-cell office:value-type="float" office:value="0" table:formula="of:=IF([mastertable.R58]=&quot;WALA&quot;;0;IF([mastertable.R58]=&quot;PABOR&quot;;1;IF([mastertable.R58]=&quot;DI PABOR&quot;;2;IF([mastertable.R58]=&quot;EWAN&quot;;3;))))" table:style-name="ce15">
            <text:p>0</text:p>
          </table:table-cell>
          <table:table-cell office:value-type="float" office:value="0" table:formula="of:=IF([mastertable.S58]=&quot;WALA&quot;;0;IF([mastertable.S58]=&quot;PABOR&quot;;1;IF([mastertable.S58]=&quot;DI PABOR&quot;;2;IF([mastertable.S58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39" table:style-name="ce3">
            <text:p>39</text:p>
          </table:table-cell>
          <table:table-cell office:value-type="string" table:style-name="ce3">
            <text:p>LANGIT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langit-rey.html">https://votepilipinas.com/candidate/langit-rey.html</text:a></text:p>
          </table:table-cell>
          <table:table-cell office:value-type="float" office:value="0" table:formula="of:=IF([mastertable.G59]=&quot;WALA&quot;;0;IF([mastertable.G59]=&quot;PABOR&quot;;1;IF([mastertable.G59]=&quot;DI PABOR&quot;;2;IF([mastertable.G59]=&quot;EWAN&quot;;3;))))" table:style-name="ce15">
            <text:p>0</text:p>
          </table:table-cell>
          <table:table-cell office:value-type="float" office:value="0" table:formula="of:=IF([mastertable.H59]=&quot;WALA&quot;;0;IF([mastertable.H59]=&quot;PABOR&quot;;1;IF([mastertable.H59]=&quot;DI PABOR&quot;;2;IF([mastertable.H59]=&quot;EWAN&quot;;3;))))" table:style-name="ce15">
            <text:p>0</text:p>
          </table:table-cell>
          <table:table-cell office:value-type="float" office:value="0" table:formula="of:=IF([mastertable.I59]=&quot;WALA&quot;;0;IF([mastertable.I59]=&quot;PABOR&quot;;1;IF([mastertable.I59]=&quot;DI PABOR&quot;;2;IF([mastertable.I59]=&quot;EWAN&quot;;3;))))" table:style-name="ce15">
            <text:p>0</text:p>
          </table:table-cell>
          <table:table-cell office:value-type="float" office:value="0" table:formula="of:=IF([mastertable.J59]=&quot;WALA&quot;;0;IF([mastertable.J59]=&quot;PABOR&quot;;1;IF([mastertable.J59]=&quot;DI PABOR&quot;;2;IF([mastertable.J59]=&quot;EWAN&quot;;3;))))" table:style-name="ce15">
            <text:p>0</text:p>
          </table:table-cell>
          <table:table-cell office:value-type="float" office:value="0" table:formula="of:=IF([mastertable.K59]=&quot;WALA&quot;;0;IF([mastertable.K59]=&quot;PABOR&quot;;1;IF([mastertable.K59]=&quot;DI PABOR&quot;;2;IF([mastertable.K59]=&quot;EWAN&quot;;3;))))" table:style-name="ce15">
            <text:p>0</text:p>
          </table:table-cell>
          <table:table-cell office:value-type="float" office:value="0" table:formula="of:=IF([mastertable.L59]=&quot;WALA&quot;;0;IF([mastertable.L59]=&quot;PABOR&quot;;1;IF([mastertable.L59]=&quot;DI PABOR&quot;;2;IF([mastertable.L59]=&quot;EWAN&quot;;3;))))" table:style-name="ce15">
            <text:p>0</text:p>
          </table:table-cell>
          <table:table-cell office:value-type="float" office:value="0" table:formula="of:=IF([mastertable.M59]=&quot;WALA&quot;;0;IF([mastertable.M59]=&quot;PABOR&quot;;1;IF([mastertable.M59]=&quot;DI PABOR&quot;;2;IF([mastertable.M59]=&quot;EWAN&quot;;3;))))" table:style-name="ce15">
            <text:p>0</text:p>
          </table:table-cell>
          <table:table-cell office:value-type="float" office:value="0" table:formula="of:=IF([mastertable.N59]=&quot;WALA&quot;;0;IF([mastertable.N59]=&quot;PABOR&quot;;1;IF([mastertable.N59]=&quot;DI PABOR&quot;;2;IF([mastertable.N59]=&quot;EWAN&quot;;3;))))" table:style-name="ce15">
            <text:p>0</text:p>
          </table:table-cell>
          <table:table-cell office:value-type="float" office:value="0" table:formula="of:=IF([mastertable.O59]=&quot;WALA&quot;;0;IF([mastertable.O59]=&quot;PABOR&quot;;1;IF([mastertable.O59]=&quot;DI PABOR&quot;;2;IF([mastertable.O59]=&quot;EWAN&quot;;3;))))" table:style-name="ce15">
            <text:p>0</text:p>
          </table:table-cell>
          <table:table-cell office:value-type="float" office:value="0" table:formula="of:=IF([mastertable.P59]=&quot;WALA&quot;;0;IF([mastertable.P59]=&quot;PABOR&quot;;1;IF([mastertable.P59]=&quot;DI PABOR&quot;;2;IF([mastertable.P59]=&quot;EWAN&quot;;3;))))" table:style-name="ce15">
            <text:p>0</text:p>
          </table:table-cell>
          <table:table-cell office:value-type="float" office:value="0" table:formula="of:=IF([mastertable.Q59]=&quot;WALA&quot;;0;IF([mastertable.Q59]=&quot;PABOR&quot;;1;IF([mastertable.Q59]=&quot;DI PABOR&quot;;2;IF([mastertable.Q59]=&quot;EWAN&quot;;3;))))" table:style-name="ce15">
            <text:p>0</text:p>
          </table:table-cell>
          <table:table-cell office:value-type="float" office:value="0" table:formula="of:=IF([mastertable.R59]=&quot;WALA&quot;;0;IF([mastertable.R59]=&quot;PABOR&quot;;1;IF([mastertable.R59]=&quot;DI PABOR&quot;;2;IF([mastertable.R59]=&quot;EWAN&quot;;3;))))" table:style-name="ce15">
            <text:p>0</text:p>
          </table:table-cell>
          <table:table-cell office:value-type="float" office:value="0" table:formula="of:=IF([mastertable.S59]=&quot;WALA&quot;;0;IF([mastertable.S59]=&quot;PABOR&quot;;1;IF([mastertable.S59]=&quot;DI PABOR&quot;;2;IF([mastertable.S59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0" table:style-name="ce3">
            <text:p>40</text:p>
          </table:table-cell>
          <table:table-cell office:value-type="string" table:style-name="ce3">
            <text:p>LEGARDA</text:p>
          </table:table-cell>
          <table:table-cell office:value-type="string" table:style-name="ce3">
            <text:p>LOREN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legarda_loren.html">https://votepilipinas.com/candidate/legarda_loren.html</text:a></text:p>
          </table:table-cell>
          <table:table-cell office:value-type="float" office:value="0" table:formula="of:=IF([mastertable.G60]=&quot;WALA&quot;;0;IF([mastertable.G60]=&quot;PABOR&quot;;1;IF([mastertable.G60]=&quot;DI PABOR&quot;;2;IF([mastertable.G60]=&quot;EWAN&quot;;3;))))" table:style-name="ce15">
            <text:p>0</text:p>
          </table:table-cell>
          <table:table-cell office:value-type="float" office:value="0" table:formula="of:=IF([mastertable.H60]=&quot;WALA&quot;;0;IF([mastertable.H60]=&quot;PABOR&quot;;1;IF([mastertable.H60]=&quot;DI PABOR&quot;;2;IF([mastertable.H60]=&quot;EWAN&quot;;3;))))" table:style-name="ce15">
            <text:p>0</text:p>
          </table:table-cell>
          <table:table-cell office:value-type="float" office:value="3" table:formula="of:=IF([mastertable.I60]=&quot;WALA&quot;;0;IF([mastertable.I60]=&quot;PABOR&quot;;1;IF([mastertable.I60]=&quot;DI PABOR&quot;;2;IF([mastertable.I60]=&quot;EWAN&quot;;3;))))" table:style-name="ce15">
            <text:p>3</text:p>
          </table:table-cell>
          <table:table-cell office:value-type="float" office:value="0" table:formula="of:=IF([mastertable.J60]=&quot;WALA&quot;;0;IF([mastertable.J60]=&quot;PABOR&quot;;1;IF([mastertable.J60]=&quot;DI PABOR&quot;;2;IF([mastertable.J60]=&quot;EWAN&quot;;3;))))" table:style-name="ce15">
            <text:p>0</text:p>
          </table:table-cell>
          <table:table-cell office:value-type="float" office:value="2" table:formula="of:=IF([mastertable.K60]=&quot;WALA&quot;;0;IF([mastertable.K60]=&quot;PABOR&quot;;1;IF([mastertable.K60]=&quot;DI PABOR&quot;;2;IF([mastertable.K60]=&quot;EWAN&quot;;3;))))" table:style-name="ce15">
            <text:p>2</text:p>
          </table:table-cell>
          <table:table-cell office:value-type="float" office:value="0" table:formula="of:=IF([mastertable.L60]=&quot;WALA&quot;;0;IF([mastertable.L60]=&quot;PABOR&quot;;1;IF([mastertable.L60]=&quot;DI PABOR&quot;;2;IF([mastertable.L60]=&quot;EWAN&quot;;3;))))" table:style-name="ce15">
            <text:p>0</text:p>
          </table:table-cell>
          <table:table-cell office:value-type="float" office:value="1" table:formula="of:=IF([mastertable.M60]=&quot;WALA&quot;;0;IF([mastertable.M60]=&quot;PABOR&quot;;1;IF([mastertable.M60]=&quot;DI PABOR&quot;;2;IF([mastertable.M60]=&quot;EWAN&quot;;3;))))" table:style-name="ce15">
            <text:p>1</text:p>
          </table:table-cell>
          <table:table-cell office:value-type="float" office:value="0" table:formula="of:=IF([mastertable.N60]=&quot;WALA&quot;;0;IF([mastertable.N60]=&quot;PABOR&quot;;1;IF([mastertable.N60]=&quot;DI PABOR&quot;;2;IF([mastertable.N60]=&quot;EWAN&quot;;3;))))" table:style-name="ce15">
            <text:p>0</text:p>
          </table:table-cell>
          <table:table-cell office:value-type="float" office:value="0" table:formula="of:=IF([mastertable.O60]=&quot;WALA&quot;;0;IF([mastertable.O60]=&quot;PABOR&quot;;1;IF([mastertable.O60]=&quot;DI PABOR&quot;;2;IF([mastertable.O60]=&quot;EWAN&quot;;3;))))" table:style-name="ce15">
            <text:p>0</text:p>
          </table:table-cell>
          <table:table-cell office:value-type="float" office:value="2" table:formula="of:=IF([mastertable.P60]=&quot;WALA&quot;;0;IF([mastertable.P60]=&quot;PABOR&quot;;1;IF([mastertable.P60]=&quot;DI PABOR&quot;;2;IF([mastertable.P60]=&quot;EWAN&quot;;3;))))" table:style-name="ce15">
            <text:p>2</text:p>
          </table:table-cell>
          <table:table-cell office:value-type="float" office:value="0" table:formula="of:=IF([mastertable.Q60]=&quot;WALA&quot;;0;IF([mastertable.Q60]=&quot;PABOR&quot;;1;IF([mastertable.Q60]=&quot;DI PABOR&quot;;2;IF([mastertable.Q60]=&quot;EWAN&quot;;3;))))" table:style-name="ce15">
            <text:p>0</text:p>
          </table:table-cell>
          <table:table-cell office:value-type="float" office:value="0" table:formula="of:=IF([mastertable.R60]=&quot;WALA&quot;;0;IF([mastertable.R60]=&quot;PABOR&quot;;1;IF([mastertable.R60]=&quot;DI PABOR&quot;;2;IF([mastertable.R60]=&quot;EWAN&quot;;3;))))" table:style-name="ce15">
            <text:p>0</text:p>
          </table:table-cell>
          <table:table-cell office:value-type="float" office:value="2" table:formula="of:=IF([mastertable.S60]=&quot;WALA&quot;;0;IF([mastertable.S60]=&quot;PABOR&quot;;1;IF([mastertable.S60]=&quot;DI PABOR&quot;;2;IF([mastertable.S60]=&quot;EWAN&quot;;3;))))" table:style-name="ce15">
            <text:p>2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1" table:style-name="ce3">
            <text:p>41</text:p>
          </table:table-cell>
          <table:table-cell office:value-type="string" table:style-name="ce3">
            <text:p>LIM</text:p>
          </table:table-cell>
          <table:table-cell office:value-type="string" table:style-name="ce3">
            <text:p>ARIEL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lim-ariel.html">https://votepilipinas.com/candidate/lim-ariel.html</text:a></text:p>
          </table:table-cell>
          <table:table-cell office:value-type="float" office:value="0" table:formula="of:=IF([mastertable.G61]=&quot;WALA&quot;;0;IF([mastertable.G61]=&quot;PABOR&quot;;1;IF([mastertable.G61]=&quot;DI PABOR&quot;;2;IF([mastertable.G61]=&quot;EWAN&quot;;3;))))" table:style-name="ce15">
            <text:p>0</text:p>
          </table:table-cell>
          <table:table-cell office:value-type="float" office:value="0" table:formula="of:=IF([mastertable.H61]=&quot;WALA&quot;;0;IF([mastertable.H61]=&quot;PABOR&quot;;1;IF([mastertable.H61]=&quot;DI PABOR&quot;;2;IF([mastertable.H61]=&quot;EWAN&quot;;3;))))" table:style-name="ce15">
            <text:p>0</text:p>
          </table:table-cell>
          <table:table-cell office:value-type="float" office:value="0" table:formula="of:=IF([mastertable.I61]=&quot;WALA&quot;;0;IF([mastertable.I61]=&quot;PABOR&quot;;1;IF([mastertable.I61]=&quot;DI PABOR&quot;;2;IF([mastertable.I61]=&quot;EWAN&quot;;3;))))" table:style-name="ce15">
            <text:p>0</text:p>
          </table:table-cell>
          <table:table-cell office:value-type="float" office:value="0" table:formula="of:=IF([mastertable.J61]=&quot;WALA&quot;;0;IF([mastertable.J61]=&quot;PABOR&quot;;1;IF([mastertable.J61]=&quot;DI PABOR&quot;;2;IF([mastertable.J61]=&quot;EWAN&quot;;3;))))" table:style-name="ce15">
            <text:p>0</text:p>
          </table:table-cell>
          <table:table-cell office:value-type="float" office:value="0" table:formula="of:=IF([mastertable.K61]=&quot;WALA&quot;;0;IF([mastertable.K61]=&quot;PABOR&quot;;1;IF([mastertable.K61]=&quot;DI PABOR&quot;;2;IF([mastertable.K61]=&quot;EWAN&quot;;3;))))" table:style-name="ce15">
            <text:p>0</text:p>
          </table:table-cell>
          <table:table-cell office:value-type="float" office:value="0" table:formula="of:=IF([mastertable.L61]=&quot;WALA&quot;;0;IF([mastertable.L61]=&quot;PABOR&quot;;1;IF([mastertable.L61]=&quot;DI PABOR&quot;;2;IF([mastertable.L61]=&quot;EWAN&quot;;3;))))" table:style-name="ce15">
            <text:p>0</text:p>
          </table:table-cell>
          <table:table-cell office:value-type="float" office:value="0" table:formula="of:=IF([mastertable.M61]=&quot;WALA&quot;;0;IF([mastertable.M61]=&quot;PABOR&quot;;1;IF([mastertable.M61]=&quot;DI PABOR&quot;;2;IF([mastertable.M61]=&quot;EWAN&quot;;3;))))" table:style-name="ce15">
            <text:p>0</text:p>
          </table:table-cell>
          <table:table-cell office:value-type="float" office:value="0" table:formula="of:=IF([mastertable.N61]=&quot;WALA&quot;;0;IF([mastertable.N61]=&quot;PABOR&quot;;1;IF([mastertable.N61]=&quot;DI PABOR&quot;;2;IF([mastertable.N61]=&quot;EWAN&quot;;3;))))" table:style-name="ce15">
            <text:p>0</text:p>
          </table:table-cell>
          <table:table-cell office:value-type="float" office:value="0" table:formula="of:=IF([mastertable.O61]=&quot;WALA&quot;;0;IF([mastertable.O61]=&quot;PABOR&quot;;1;IF([mastertable.O61]=&quot;DI PABOR&quot;;2;IF([mastertable.O61]=&quot;EWAN&quot;;3;))))" table:style-name="ce15">
            <text:p>0</text:p>
          </table:table-cell>
          <table:table-cell office:value-type="float" office:value="0" table:formula="of:=IF([mastertable.P61]=&quot;WALA&quot;;0;IF([mastertable.P61]=&quot;PABOR&quot;;1;IF([mastertable.P61]=&quot;DI PABOR&quot;;2;IF([mastertable.P61]=&quot;EWAN&quot;;3;))))" table:style-name="ce15">
            <text:p>0</text:p>
          </table:table-cell>
          <table:table-cell office:value-type="float" office:value="0" table:formula="of:=IF([mastertable.Q61]=&quot;WALA&quot;;0;IF([mastertable.Q61]=&quot;PABOR&quot;;1;IF([mastertable.Q61]=&quot;DI PABOR&quot;;2;IF([mastertable.Q61]=&quot;EWAN&quot;;3;))))" table:style-name="ce15">
            <text:p>0</text:p>
          </table:table-cell>
          <table:table-cell office:value-type="float" office:value="0" table:formula="of:=IF([mastertable.R61]=&quot;WALA&quot;;0;IF([mastertable.R61]=&quot;PABOR&quot;;1;IF([mastertable.R61]=&quot;DI PABOR&quot;;2;IF([mastertable.R61]=&quot;EWAN&quot;;3;))))" table:style-name="ce15">
            <text:p>0</text:p>
          </table:table-cell>
          <table:table-cell office:value-type="float" office:value="0" table:formula="of:=IF([mastertable.S61]=&quot;WALA&quot;;0;IF([mastertable.S61]=&quot;PABOR&quot;;1;IF([mastertable.S61]=&quot;DI PABOR&quot;;2;IF([mastertable.S61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2" table:style-name="ce3">
            <text:p>42</text:p>
          </table:table-cell>
          <table:table-cell office:value-type="string" table:style-name="ce3">
            <text:p>MALLILLIN</text:p>
          </table:table-cell>
          <table:table-cell office:value-type="string" table:style-name="ce3">
            <text:p>EMILY</text:p>
          </table:table-cell>
          <table:table-cell office:value-type="string" table:style-name="ce3">
            <text:p>PPM</text:p>
          </table:table-cell>
          <table:table-cell office:value-type="string" table:style-name="ce4">
            <text:p><text:a xlink:href="https://votepilipinas.com/candidate/mallillin_emily.html">https://votepilipinas.com/candidate/mallillin_emily.html</text:a></text:p>
          </table:table-cell>
          <table:table-cell office:value-type="float" office:value="0" table:formula="of:=IF([mastertable.G62]=&quot;WALA&quot;;0;IF([mastertable.G62]=&quot;PABOR&quot;;1;IF([mastertable.G62]=&quot;DI PABOR&quot;;2;IF([mastertable.G62]=&quot;EWAN&quot;;3;))))" table:style-name="ce15">
            <text:p>0</text:p>
          </table:table-cell>
          <table:table-cell office:value-type="float" office:value="0" table:formula="of:=IF([mastertable.H62]=&quot;WALA&quot;;0;IF([mastertable.H62]=&quot;PABOR&quot;;1;IF([mastertable.H62]=&quot;DI PABOR&quot;;2;IF([mastertable.H62]=&quot;EWAN&quot;;3;))))" table:style-name="ce15">
            <text:p>0</text:p>
          </table:table-cell>
          <table:table-cell office:value-type="float" office:value="0" table:formula="of:=IF([mastertable.I62]=&quot;WALA&quot;;0;IF([mastertable.I62]=&quot;PABOR&quot;;1;IF([mastertable.I62]=&quot;DI PABOR&quot;;2;IF([mastertable.I62]=&quot;EWAN&quot;;3;))))" table:style-name="ce15">
            <text:p>0</text:p>
          </table:table-cell>
          <table:table-cell office:value-type="float" office:value="0" table:formula="of:=IF([mastertable.J62]=&quot;WALA&quot;;0;IF([mastertable.J62]=&quot;PABOR&quot;;1;IF([mastertable.J62]=&quot;DI PABOR&quot;;2;IF([mastertable.J62]=&quot;EWAN&quot;;3;))))" table:style-name="ce15">
            <text:p>0</text:p>
          </table:table-cell>
          <table:table-cell office:value-type="float" office:value="0" table:formula="of:=IF([mastertable.K62]=&quot;WALA&quot;;0;IF([mastertable.K62]=&quot;PABOR&quot;;1;IF([mastertable.K62]=&quot;DI PABOR&quot;;2;IF([mastertable.K62]=&quot;EWAN&quot;;3;))))" table:style-name="ce15">
            <text:p>0</text:p>
          </table:table-cell>
          <table:table-cell office:value-type="float" office:value="0" table:formula="of:=IF([mastertable.L62]=&quot;WALA&quot;;0;IF([mastertable.L62]=&quot;PABOR&quot;;1;IF([mastertable.L62]=&quot;DI PABOR&quot;;2;IF([mastertable.L62]=&quot;EWAN&quot;;3;))))" table:style-name="ce15">
            <text:p>0</text:p>
          </table:table-cell>
          <table:table-cell office:value-type="float" office:value="0" table:formula="of:=IF([mastertable.M62]=&quot;WALA&quot;;0;IF([mastertable.M62]=&quot;PABOR&quot;;1;IF([mastertable.M62]=&quot;DI PABOR&quot;;2;IF([mastertable.M62]=&quot;EWAN&quot;;3;))))" table:style-name="ce15">
            <text:p>0</text:p>
          </table:table-cell>
          <table:table-cell office:value-type="float" office:value="0" table:formula="of:=IF([mastertable.N62]=&quot;WALA&quot;;0;IF([mastertable.N62]=&quot;PABOR&quot;;1;IF([mastertable.N62]=&quot;DI PABOR&quot;;2;IF([mastertable.N62]=&quot;EWAN&quot;;3;))))" table:style-name="ce15">
            <text:p>0</text:p>
          </table:table-cell>
          <table:table-cell office:value-type="float" office:value="0" table:formula="of:=IF([mastertable.O62]=&quot;WALA&quot;;0;IF([mastertable.O62]=&quot;PABOR&quot;;1;IF([mastertable.O62]=&quot;DI PABOR&quot;;2;IF([mastertable.O62]=&quot;EWAN&quot;;3;))))" table:style-name="ce15">
            <text:p>0</text:p>
          </table:table-cell>
          <table:table-cell office:value-type="float" office:value="0" table:formula="of:=IF([mastertable.P62]=&quot;WALA&quot;;0;IF([mastertable.P62]=&quot;PABOR&quot;;1;IF([mastertable.P62]=&quot;DI PABOR&quot;;2;IF([mastertable.P62]=&quot;EWAN&quot;;3;))))" table:style-name="ce15">
            <text:p>0</text:p>
          </table:table-cell>
          <table:table-cell office:value-type="float" office:value="0" table:formula="of:=IF([mastertable.Q62]=&quot;WALA&quot;;0;IF([mastertable.Q62]=&quot;PABOR&quot;;1;IF([mastertable.Q62]=&quot;DI PABOR&quot;;2;IF([mastertable.Q62]=&quot;EWAN&quot;;3;))))" table:style-name="ce15">
            <text:p>0</text:p>
          </table:table-cell>
          <table:table-cell office:value-type="float" office:value="0" table:formula="of:=IF([mastertable.R62]=&quot;WALA&quot;;0;IF([mastertable.R62]=&quot;PABOR&quot;;1;IF([mastertable.R62]=&quot;DI PABOR&quot;;2;IF([mastertable.R62]=&quot;EWAN&quot;;3;))))" table:style-name="ce15">
            <text:p>0</text:p>
          </table:table-cell>
          <table:table-cell office:value-type="float" office:value="0" table:formula="of:=IF([mastertable.S62]=&quot;WALA&quot;;0;IF([mastertable.S62]=&quot;PABOR&quot;;1;IF([mastertable.S62]=&quot;DI PABOR&quot;;2;IF([mastertable.S62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3" table:style-name="ce3">
            <text:p>43</text:p>
          </table:table-cell>
          <table:table-cell office:value-type="string" table:style-name="ce3">
            <text:p>MARCOLETA</text:p>
          </table:table-cell>
          <table:table-cell office:value-type="string" table:style-name="ce3">
            <text:p>RODANTE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marcoleta_rodante.html">https://votepilipinas.com/candidate/marcoleta_rodante.html</text:a></text:p>
          </table:table-cell>
          <table:table-cell office:value-type="float" office:value="0" table:formula="of:=IF([mastertable.G63]=&quot;WALA&quot;;0;IF([mastertable.G63]=&quot;PABOR&quot;;1;IF([mastertable.G63]=&quot;DI PABOR&quot;;2;IF([mastertable.G63]=&quot;EWAN&quot;;3;))))" table:style-name="ce15">
            <text:p>0</text:p>
          </table:table-cell>
          <table:table-cell office:value-type="float" office:value="0" table:formula="of:=IF([mastertable.H63]=&quot;WALA&quot;;0;IF([mastertable.H63]=&quot;PABOR&quot;;1;IF([mastertable.H63]=&quot;DI PABOR&quot;;2;IF([mastertable.H63]=&quot;EWAN&quot;;3;))))" table:style-name="ce15">
            <text:p>0</text:p>
          </table:table-cell>
          <table:table-cell office:value-type="float" office:value="0" table:formula="of:=IF([mastertable.I63]=&quot;WALA&quot;;0;IF([mastertable.I63]=&quot;PABOR&quot;;1;IF([mastertable.I63]=&quot;DI PABOR&quot;;2;IF([mastertable.I63]=&quot;EWAN&quot;;3;))))" table:style-name="ce15">
            <text:p>0</text:p>
          </table:table-cell>
          <table:table-cell office:value-type="float" office:value="0" table:formula="of:=IF([mastertable.J63]=&quot;WALA&quot;;0;IF([mastertable.J63]=&quot;PABOR&quot;;1;IF([mastertable.J63]=&quot;DI PABOR&quot;;2;IF([mastertable.J63]=&quot;EWAN&quot;;3;))))" table:style-name="ce15">
            <text:p>0</text:p>
          </table:table-cell>
          <table:table-cell office:value-type="float" office:value="0" table:formula="of:=IF([mastertable.K63]=&quot;WALA&quot;;0;IF([mastertable.K63]=&quot;PABOR&quot;;1;IF([mastertable.K63]=&quot;DI PABOR&quot;;2;IF([mastertable.K63]=&quot;EWAN&quot;;3;))))" table:style-name="ce15">
            <text:p>0</text:p>
          </table:table-cell>
          <table:table-cell office:value-type="float" office:value="0" table:formula="of:=IF([mastertable.L63]=&quot;WALA&quot;;0;IF([mastertable.L63]=&quot;PABOR&quot;;1;IF([mastertable.L63]=&quot;DI PABOR&quot;;2;IF([mastertable.L63]=&quot;EWAN&quot;;3;))))" table:style-name="ce15">
            <text:p>0</text:p>
          </table:table-cell>
          <table:table-cell office:value-type="float" office:value="0" table:formula="of:=IF([mastertable.M63]=&quot;WALA&quot;;0;IF([mastertable.M63]=&quot;PABOR&quot;;1;IF([mastertable.M63]=&quot;DI PABOR&quot;;2;IF([mastertable.M63]=&quot;EWAN&quot;;3;))))" table:style-name="ce15">
            <text:p>0</text:p>
          </table:table-cell>
          <table:table-cell office:value-type="float" office:value="0" table:formula="of:=IF([mastertable.N63]=&quot;WALA&quot;;0;IF([mastertable.N63]=&quot;PABOR&quot;;1;IF([mastertable.N63]=&quot;DI PABOR&quot;;2;IF([mastertable.N63]=&quot;EWAN&quot;;3;))))" table:style-name="ce15">
            <text:p>0</text:p>
          </table:table-cell>
          <table:table-cell office:value-type="float" office:value="0" table:formula="of:=IF([mastertable.O63]=&quot;WALA&quot;;0;IF([mastertable.O63]=&quot;PABOR&quot;;1;IF([mastertable.O63]=&quot;DI PABOR&quot;;2;IF([mastertable.O63]=&quot;EWAN&quot;;3;))))" table:style-name="ce15">
            <text:p>0</text:p>
          </table:table-cell>
          <table:table-cell office:value-type="float" office:value="0" table:formula="of:=IF([mastertable.P63]=&quot;WALA&quot;;0;IF([mastertable.P63]=&quot;PABOR&quot;;1;IF([mastertable.P63]=&quot;DI PABOR&quot;;2;IF([mastertable.P63]=&quot;EWAN&quot;;3;))))" table:style-name="ce15">
            <text:p>0</text:p>
          </table:table-cell>
          <table:table-cell office:value-type="float" office:value="0" table:formula="of:=IF([mastertable.Q63]=&quot;WALA&quot;;0;IF([mastertable.Q63]=&quot;PABOR&quot;;1;IF([mastertable.Q63]=&quot;DI PABOR&quot;;2;IF([mastertable.Q63]=&quot;EWAN&quot;;3;))))" table:style-name="ce15">
            <text:p>0</text:p>
          </table:table-cell>
          <table:table-cell office:value-type="float" office:value="0" table:formula="of:=IF([mastertable.R63]=&quot;WALA&quot;;0;IF([mastertable.R63]=&quot;PABOR&quot;;1;IF([mastertable.R63]=&quot;DI PABOR&quot;;2;IF([mastertable.R63]=&quot;EWAN&quot;;3;))))" table:style-name="ce15">
            <text:p>0</text:p>
          </table:table-cell>
          <table:table-cell office:value-type="float" office:value="0" table:formula="of:=IF([mastertable.S63]=&quot;WALA&quot;;0;IF([mastertable.S63]=&quot;PABOR&quot;;1;IF([mastertable.S63]=&quot;DI PABOR&quot;;2;IF([mastertable.S63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4" table:style-name="ce3">
            <text:p>44</text:p>
          </table:table-cell>
          <table:table-cell office:value-type="string" table:style-name="ce3">
            <text:p>MARCOS</text:p>
          </table:table-cell>
          <table:table-cell office:value-type="string" table:style-name="ce3">
            <text:p>FRANCIS LEO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rcos-francis.html">https://votepilipinas.com/candidate/marcos-francis.html</text:a></text:p>
          </table:table-cell>
          <table:table-cell office:value-type="float" office:value="0" table:formula="of:=IF([mastertable.G64]=&quot;WALA&quot;;0;IF([mastertable.G64]=&quot;PABOR&quot;;1;IF([mastertable.G64]=&quot;DI PABOR&quot;;2;IF([mastertable.G64]=&quot;EWAN&quot;;3;))))" table:style-name="ce15">
            <text:p>0</text:p>
          </table:table-cell>
          <table:table-cell office:value-type="float" office:value="0" table:formula="of:=IF([mastertable.H64]=&quot;WALA&quot;;0;IF([mastertable.H64]=&quot;PABOR&quot;;1;IF([mastertable.H64]=&quot;DI PABOR&quot;;2;IF([mastertable.H64]=&quot;EWAN&quot;;3;))))" table:style-name="ce15">
            <text:p>0</text:p>
          </table:table-cell>
          <table:table-cell office:value-type="float" office:value="0" table:formula="of:=IF([mastertable.I64]=&quot;WALA&quot;;0;IF([mastertable.I64]=&quot;PABOR&quot;;1;IF([mastertable.I64]=&quot;DI PABOR&quot;;2;IF([mastertable.I64]=&quot;EWAN&quot;;3;))))" table:style-name="ce15">
            <text:p>0</text:p>
          </table:table-cell>
          <table:table-cell office:value-type="float" office:value="0" table:formula="of:=IF([mastertable.J64]=&quot;WALA&quot;;0;IF([mastertable.J64]=&quot;PABOR&quot;;1;IF([mastertable.J64]=&quot;DI PABOR&quot;;2;IF([mastertable.J64]=&quot;EWAN&quot;;3;))))" table:style-name="ce15">
            <text:p>0</text:p>
          </table:table-cell>
          <table:table-cell office:value-type="float" office:value="1" table:formula="of:=IF([mastertable.K64]=&quot;WALA&quot;;0;IF([mastertable.K64]=&quot;PABOR&quot;;1;IF([mastertable.K64]=&quot;DI PABOR&quot;;2;IF([mastertable.K64]=&quot;EWAN&quot;;3;))))" table:style-name="ce15">
            <text:p>1</text:p>
          </table:table-cell>
          <table:table-cell office:value-type="float" office:value="0" table:formula="of:=IF([mastertable.L64]=&quot;WALA&quot;;0;IF([mastertable.L64]=&quot;PABOR&quot;;1;IF([mastertable.L64]=&quot;DI PABOR&quot;;2;IF([mastertable.L64]=&quot;EWAN&quot;;3;))))" table:style-name="ce15">
            <text:p>0</text:p>
          </table:table-cell>
          <table:table-cell office:value-type="float" office:value="0" table:formula="of:=IF([mastertable.M64]=&quot;WALA&quot;;0;IF([mastertable.M64]=&quot;PABOR&quot;;1;IF([mastertable.M64]=&quot;DI PABOR&quot;;2;IF([mastertable.M64]=&quot;EWAN&quot;;3;))))" table:style-name="ce15">
            <text:p>0</text:p>
          </table:table-cell>
          <table:table-cell office:value-type="float" office:value="0" table:formula="of:=IF([mastertable.N64]=&quot;WALA&quot;;0;IF([mastertable.N64]=&quot;PABOR&quot;;1;IF([mastertable.N64]=&quot;DI PABOR&quot;;2;IF([mastertable.N64]=&quot;EWAN&quot;;3;))))" table:style-name="ce15">
            <text:p>0</text:p>
          </table:table-cell>
          <table:table-cell office:value-type="float" office:value="0" table:formula="of:=IF([mastertable.O64]=&quot;WALA&quot;;0;IF([mastertable.O64]=&quot;PABOR&quot;;1;IF([mastertable.O64]=&quot;DI PABOR&quot;;2;IF([mastertable.O64]=&quot;EWAN&quot;;3;))))" table:style-name="ce15">
            <text:p>0</text:p>
          </table:table-cell>
          <table:table-cell office:value-type="float" office:value="0" table:formula="of:=IF([mastertable.P64]=&quot;WALA&quot;;0;IF([mastertable.P64]=&quot;PABOR&quot;;1;IF([mastertable.P64]=&quot;DI PABOR&quot;;2;IF([mastertable.P64]=&quot;EWAN&quot;;3;))))" table:style-name="ce15">
            <text:p>0</text:p>
          </table:table-cell>
          <table:table-cell office:value-type="float" office:value="0" table:formula="of:=IF([mastertable.Q64]=&quot;WALA&quot;;0;IF([mastertable.Q64]=&quot;PABOR&quot;;1;IF([mastertable.Q64]=&quot;DI PABOR&quot;;2;IF([mastertable.Q64]=&quot;EWAN&quot;;3;))))" table:style-name="ce15">
            <text:p>0</text:p>
          </table:table-cell>
          <table:table-cell office:value-type="float" office:value="0" table:formula="of:=IF([mastertable.R64]=&quot;WALA&quot;;0;IF([mastertable.R64]=&quot;PABOR&quot;;1;IF([mastertable.R64]=&quot;DI PABOR&quot;;2;IF([mastertable.R64]=&quot;EWAN&quot;;3;))))" table:style-name="ce15">
            <text:p>0</text:p>
          </table:table-cell>
          <table:table-cell office:value-type="float" office:value="0" table:formula="of:=IF([mastertable.S64]=&quot;WALA&quot;;0;IF([mastertable.S64]=&quot;PABOR&quot;;1;IF([mastertable.S64]=&quot;DI PABOR&quot;;2;IF([mastertable.S64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5" table:style-name="ce3">
            <text:p>45</text:p>
          </table:table-cell>
          <table:table-cell office:value-type="string" table:style-name="ce3">
            <text:p>MATULA</text:p>
          </table:table-cell>
          <table:table-cell office:value-type="string" table:style-name="ce3">
            <text:p>SONN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matula-sonny.html">https://votepilipinas.com/candidate/matula-sonny.html</text:a></text:p>
          </table:table-cell>
          <table:table-cell office:value-type="float" office:value="0" table:formula="of:=IF([mastertable.G65]=&quot;WALA&quot;;0;IF([mastertable.G65]=&quot;PABOR&quot;;1;IF([mastertable.G65]=&quot;DI PABOR&quot;;2;IF([mastertable.G65]=&quot;EWAN&quot;;3;))))" table:style-name="ce15">
            <text:p>0</text:p>
          </table:table-cell>
          <table:table-cell office:value-type="float" office:value="0" table:formula="of:=IF([mastertable.H65]=&quot;WALA&quot;;0;IF([mastertable.H65]=&quot;PABOR&quot;;1;IF([mastertable.H65]=&quot;DI PABOR&quot;;2;IF([mastertable.H65]=&quot;EWAN&quot;;3;))))" table:style-name="ce15">
            <text:p>0</text:p>
          </table:table-cell>
          <table:table-cell office:value-type="float" office:value="0" table:formula="of:=IF([mastertable.I65]=&quot;WALA&quot;;0;IF([mastertable.I65]=&quot;PABOR&quot;;1;IF([mastertable.I65]=&quot;DI PABOR&quot;;2;IF([mastertable.I65]=&quot;EWAN&quot;;3;))))" table:style-name="ce15">
            <text:p>0</text:p>
          </table:table-cell>
          <table:table-cell office:value-type="float" office:value="0" table:formula="of:=IF([mastertable.J65]=&quot;WALA&quot;;0;IF([mastertable.J65]=&quot;PABOR&quot;;1;IF([mastertable.J65]=&quot;DI PABOR&quot;;2;IF([mastertable.J65]=&quot;EWAN&quot;;3;))))" table:style-name="ce15">
            <text:p>0</text:p>
          </table:table-cell>
          <table:table-cell office:value-type="float" office:value="2" table:formula="of:=IF([mastertable.K65]=&quot;WALA&quot;;0;IF([mastertable.K65]=&quot;PABOR&quot;;1;IF([mastertable.K65]=&quot;DI PABOR&quot;;2;IF([mastertable.K65]=&quot;EWAN&quot;;3;))))" table:style-name="ce15">
            <text:p>2</text:p>
          </table:table-cell>
          <table:table-cell office:value-type="float" office:value="0" table:formula="of:=IF([mastertable.L65]=&quot;WALA&quot;;0;IF([mastertable.L65]=&quot;PABOR&quot;;1;IF([mastertable.L65]=&quot;DI PABOR&quot;;2;IF([mastertable.L65]=&quot;EWAN&quot;;3;))))" table:style-name="ce15">
            <text:p>0</text:p>
          </table:table-cell>
          <table:table-cell office:value-type="float" office:value="1" table:formula="of:=IF([mastertable.M65]=&quot;WALA&quot;;0;IF([mastertable.M65]=&quot;PABOR&quot;;1;IF([mastertable.M65]=&quot;DI PABOR&quot;;2;IF([mastertable.M65]=&quot;EWAN&quot;;3;))))" table:style-name="ce15">
            <text:p>1</text:p>
          </table:table-cell>
          <table:table-cell office:value-type="float" office:value="0" table:formula="of:=IF([mastertable.N65]=&quot;WALA&quot;;0;IF([mastertable.N65]=&quot;PABOR&quot;;1;IF([mastertable.N65]=&quot;DI PABOR&quot;;2;IF([mastertable.N65]=&quot;EWAN&quot;;3;))))" table:style-name="ce15">
            <text:p>0</text:p>
          </table:table-cell>
          <table:table-cell office:value-type="float" office:value="0" table:formula="of:=IF([mastertable.O65]=&quot;WALA&quot;;0;IF([mastertable.O65]=&quot;PABOR&quot;;1;IF([mastertable.O65]=&quot;DI PABOR&quot;;2;IF([mastertable.O65]=&quot;EWAN&quot;;3;))))" table:style-name="ce15">
            <text:p>0</text:p>
          </table:table-cell>
          <table:table-cell office:value-type="float" office:value="2" table:formula="of:=IF([mastertable.P65]=&quot;WALA&quot;;0;IF([mastertable.P65]=&quot;PABOR&quot;;1;IF([mastertable.P65]=&quot;DI PABOR&quot;;2;IF([mastertable.P65]=&quot;EWAN&quot;;3;))))" table:style-name="ce15">
            <text:p>2</text:p>
          </table:table-cell>
          <table:table-cell office:value-type="float" office:value="0" table:formula="of:=IF([mastertable.Q65]=&quot;WALA&quot;;0;IF([mastertable.Q65]=&quot;PABOR&quot;;1;IF([mastertable.Q65]=&quot;DI PABOR&quot;;2;IF([mastertable.Q65]=&quot;EWAN&quot;;3;))))" table:style-name="ce15">
            <text:p>0</text:p>
          </table:table-cell>
          <table:table-cell office:value-type="float" office:value="0" table:formula="of:=IF([mastertable.R65]=&quot;WALA&quot;;0;IF([mastertable.R65]=&quot;PABOR&quot;;1;IF([mastertable.R65]=&quot;DI PABOR&quot;;2;IF([mastertable.R65]=&quot;EWAN&quot;;3;))))" table:style-name="ce15">
            <text:p>0</text:p>
          </table:table-cell>
          <table:table-cell office:value-type="float" office:value="0" table:formula="of:=IF([mastertable.S65]=&quot;WALA&quot;;0;IF([mastertable.S65]=&quot;PABOR&quot;;1;IF([mastertable.S65]=&quot;DI PABOR&quot;;2;IF([mastertable.S65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6" table:style-name="ce3">
            <text:p>46</text:p>
          </table:table-cell>
          <table:table-cell office:value-type="string" table:style-name="ce3">
            <text:p>MINDALANO-ADAM</text:p>
          </table:table-cell>
          <table:table-cell office:value-type="string" table:style-name="ce3">
            <text:p>MARIETA</text:p>
          </table:table-cell>
          <table:table-cell office:value-type="string" table:style-name="ce3">
            <text:p>KTPNAN</text:p>
          </table:table-cell>
          <table:table-cell office:value-type="string" table:style-name="ce4">
            <text:p><text:a xlink:href="https://votepilipinas.com/candidate/mindalano-adam_marieta.html">https://votepilipinas.com/candidate/mindalano-adam_marieta.html</text:a></text:p>
          </table:table-cell>
          <table:table-cell office:value-type="float" office:value="0" table:formula="of:=IF([mastertable.G66]=&quot;WALA&quot;;0;IF([mastertable.G66]=&quot;PABOR&quot;;1;IF([mastertable.G66]=&quot;DI PABOR&quot;;2;IF([mastertable.G66]=&quot;EWAN&quot;;3;))))" table:style-name="ce15">
            <text:p>0</text:p>
          </table:table-cell>
          <table:table-cell office:value-type="float" office:value="0" table:formula="of:=IF([mastertable.H66]=&quot;WALA&quot;;0;IF([mastertable.H66]=&quot;PABOR&quot;;1;IF([mastertable.H66]=&quot;DI PABOR&quot;;2;IF([mastertable.H66]=&quot;EWAN&quot;;3;))))" table:style-name="ce15">
            <text:p>0</text:p>
          </table:table-cell>
          <table:table-cell office:value-type="float" office:value="0" table:formula="of:=IF([mastertable.I66]=&quot;WALA&quot;;0;IF([mastertable.I66]=&quot;PABOR&quot;;1;IF([mastertable.I66]=&quot;DI PABOR&quot;;2;IF([mastertable.I66]=&quot;EWAN&quot;;3;))))" table:style-name="ce15">
            <text:p>0</text:p>
          </table:table-cell>
          <table:table-cell office:value-type="float" office:value="0" table:formula="of:=IF([mastertable.J66]=&quot;WALA&quot;;0;IF([mastertable.J66]=&quot;PABOR&quot;;1;IF([mastertable.J66]=&quot;DI PABOR&quot;;2;IF([mastertable.J66]=&quot;EWAN&quot;;3;))))" table:style-name="ce15">
            <text:p>0</text:p>
          </table:table-cell>
          <table:table-cell office:value-type="float" office:value="0" table:formula="of:=IF([mastertable.K66]=&quot;WALA&quot;;0;IF([mastertable.K66]=&quot;PABOR&quot;;1;IF([mastertable.K66]=&quot;DI PABOR&quot;;2;IF([mastertable.K66]=&quot;EWAN&quot;;3;))))" table:style-name="ce15">
            <text:p>0</text:p>
          </table:table-cell>
          <table:table-cell office:value-type="float" office:value="0" table:formula="of:=IF([mastertable.L66]=&quot;WALA&quot;;0;IF([mastertable.L66]=&quot;PABOR&quot;;1;IF([mastertable.L66]=&quot;DI PABOR&quot;;2;IF([mastertable.L66]=&quot;EWAN&quot;;3;))))" table:style-name="ce15">
            <text:p>0</text:p>
          </table:table-cell>
          <table:table-cell office:value-type="float" office:value="0" table:formula="of:=IF([mastertable.M66]=&quot;WALA&quot;;0;IF([mastertable.M66]=&quot;PABOR&quot;;1;IF([mastertable.M66]=&quot;DI PABOR&quot;;2;IF([mastertable.M66]=&quot;EWAN&quot;;3;))))" table:style-name="ce15">
            <text:p>0</text:p>
          </table:table-cell>
          <table:table-cell office:value-type="float" office:value="0" table:formula="of:=IF([mastertable.N66]=&quot;WALA&quot;;0;IF([mastertable.N66]=&quot;PABOR&quot;;1;IF([mastertable.N66]=&quot;DI PABOR&quot;;2;IF([mastertable.N66]=&quot;EWAN&quot;;3;))))" table:style-name="ce15">
            <text:p>0</text:p>
          </table:table-cell>
          <table:table-cell office:value-type="float" office:value="0" table:formula="of:=IF([mastertable.O66]=&quot;WALA&quot;;0;IF([mastertable.O66]=&quot;PABOR&quot;;1;IF([mastertable.O66]=&quot;DI PABOR&quot;;2;IF([mastertable.O66]=&quot;EWAN&quot;;3;))))" table:style-name="ce15">
            <text:p>0</text:p>
          </table:table-cell>
          <table:table-cell office:value-type="float" office:value="0" table:formula="of:=IF([mastertable.P66]=&quot;WALA&quot;;0;IF([mastertable.P66]=&quot;PABOR&quot;;1;IF([mastertable.P66]=&quot;DI PABOR&quot;;2;IF([mastertable.P66]=&quot;EWAN&quot;;3;))))" table:style-name="ce15">
            <text:p>0</text:p>
          </table:table-cell>
          <table:table-cell office:value-type="float" office:value="0" table:formula="of:=IF([mastertable.Q66]=&quot;WALA&quot;;0;IF([mastertable.Q66]=&quot;PABOR&quot;;1;IF([mastertable.Q66]=&quot;DI PABOR&quot;;2;IF([mastertable.Q66]=&quot;EWAN&quot;;3;))))" table:style-name="ce15">
            <text:p>0</text:p>
          </table:table-cell>
          <table:table-cell office:value-type="float" office:value="0" table:formula="of:=IF([mastertable.R66]=&quot;WALA&quot;;0;IF([mastertable.R66]=&quot;PABOR&quot;;1;IF([mastertable.R66]=&quot;DI PABOR&quot;;2;IF([mastertable.R66]=&quot;EWAN&quot;;3;))))" table:style-name="ce15">
            <text:p>0</text:p>
          </table:table-cell>
          <table:table-cell office:value-type="float" office:value="0" table:formula="of:=IF([mastertable.S66]=&quot;WALA&quot;;0;IF([mastertable.S66]=&quot;PABOR&quot;;1;IF([mastertable.S66]=&quot;DI PABOR&quot;;2;IF([mastertable.S66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7" table:style-name="ce3">
            <text:p>47</text:p>
          </table:table-cell>
          <table:table-cell office:value-type="string" table:style-name="ce3">
            <text:p>OLARTE</text:p>
          </table:table-cell>
          <table:table-cell office:value-type="string" table:style-name="ce3">
            <text:p>ATTY. DR. LEO.</text:p>
          </table:table-cell>
          <table:table-cell office:value-type="string" table:style-name="ce3">
            <text:p>BIGKIS</text:p>
          </table:table-cell>
          <table:table-cell office:value-type="string" table:style-name="ce4">
            <text:p><text:a xlink:href="https://votepilipinas.com/candidate/olarte-leo.html">https://votepilipinas.com/candidate/olarte-leo.html</text:a></text:p>
          </table:table-cell>
          <table:table-cell office:value-type="float" office:value="0" table:formula="of:=IF([mastertable.G67]=&quot;WALA&quot;;0;IF([mastertable.G67]=&quot;PABOR&quot;;1;IF([mastertable.G67]=&quot;DI PABOR&quot;;2;IF([mastertable.G67]=&quot;EWAN&quot;;3;))))" table:style-name="ce15">
            <text:p>0</text:p>
          </table:table-cell>
          <table:table-cell office:value-type="float" office:value="0" table:formula="of:=IF([mastertable.H67]=&quot;WALA&quot;;0;IF([mastertable.H67]=&quot;PABOR&quot;;1;IF([mastertable.H67]=&quot;DI PABOR&quot;;2;IF([mastertable.H67]=&quot;EWAN&quot;;3;))))" table:style-name="ce15">
            <text:p>0</text:p>
          </table:table-cell>
          <table:table-cell office:value-type="float" office:value="0" table:formula="of:=IF([mastertable.I67]=&quot;WALA&quot;;0;IF([mastertable.I67]=&quot;PABOR&quot;;1;IF([mastertable.I67]=&quot;DI PABOR&quot;;2;IF([mastertable.I67]=&quot;EWAN&quot;;3;))))" table:style-name="ce15">
            <text:p>0</text:p>
          </table:table-cell>
          <table:table-cell office:value-type="float" office:value="0" table:formula="of:=IF([mastertable.J67]=&quot;WALA&quot;;0;IF([mastertable.J67]=&quot;PABOR&quot;;1;IF([mastertable.J67]=&quot;DI PABOR&quot;;2;IF([mastertable.J67]=&quot;EWAN&quot;;3;))))" table:style-name="ce15">
            <text:p>0</text:p>
          </table:table-cell>
          <table:table-cell office:value-type="float" office:value="0" table:formula="of:=IF([mastertable.K67]=&quot;WALA&quot;;0;IF([mastertable.K67]=&quot;PABOR&quot;;1;IF([mastertable.K67]=&quot;DI PABOR&quot;;2;IF([mastertable.K67]=&quot;EWAN&quot;;3;))))" table:style-name="ce15">
            <text:p>0</text:p>
          </table:table-cell>
          <table:table-cell office:value-type="float" office:value="0" table:formula="of:=IF([mastertable.L67]=&quot;WALA&quot;;0;IF([mastertable.L67]=&quot;PABOR&quot;;1;IF([mastertable.L67]=&quot;DI PABOR&quot;;2;IF([mastertable.L67]=&quot;EWAN&quot;;3;))))" table:style-name="ce15">
            <text:p>0</text:p>
          </table:table-cell>
          <table:table-cell office:value-type="float" office:value="0" table:formula="of:=IF([mastertable.M67]=&quot;WALA&quot;;0;IF([mastertable.M67]=&quot;PABOR&quot;;1;IF([mastertable.M67]=&quot;DI PABOR&quot;;2;IF([mastertable.M67]=&quot;EWAN&quot;;3;))))" table:style-name="ce15">
            <text:p>0</text:p>
          </table:table-cell>
          <table:table-cell office:value-type="float" office:value="0" table:formula="of:=IF([mastertable.N67]=&quot;WALA&quot;;0;IF([mastertable.N67]=&quot;PABOR&quot;;1;IF([mastertable.N67]=&quot;DI PABOR&quot;;2;IF([mastertable.N67]=&quot;EWAN&quot;;3;))))" table:style-name="ce15">
            <text:p>0</text:p>
          </table:table-cell>
          <table:table-cell office:value-type="float" office:value="0" table:formula="of:=IF([mastertable.O67]=&quot;WALA&quot;;0;IF([mastertable.O67]=&quot;PABOR&quot;;1;IF([mastertable.O67]=&quot;DI PABOR&quot;;2;IF([mastertable.O67]=&quot;EWAN&quot;;3;))))" table:style-name="ce15">
            <text:p>0</text:p>
          </table:table-cell>
          <table:table-cell office:value-type="float" office:value="0" table:formula="of:=IF([mastertable.P67]=&quot;WALA&quot;;0;IF([mastertable.P67]=&quot;PABOR&quot;;1;IF([mastertable.P67]=&quot;DI PABOR&quot;;2;IF([mastertable.P67]=&quot;EWAN&quot;;3;))))" table:style-name="ce15">
            <text:p>0</text:p>
          </table:table-cell>
          <table:table-cell office:value-type="float" office:value="0" table:formula="of:=IF([mastertable.Q67]=&quot;WALA&quot;;0;IF([mastertable.Q67]=&quot;PABOR&quot;;1;IF([mastertable.Q67]=&quot;DI PABOR&quot;;2;IF([mastertable.Q67]=&quot;EWAN&quot;;3;))))" table:style-name="ce15">
            <text:p>0</text:p>
          </table:table-cell>
          <table:table-cell office:value-type="float" office:value="0" table:formula="of:=IF([mastertable.R67]=&quot;WALA&quot;;0;IF([mastertable.R67]=&quot;PABOR&quot;;1;IF([mastertable.R67]=&quot;DI PABOR&quot;;2;IF([mastertable.R67]=&quot;EWAN&quot;;3;))))" table:style-name="ce15">
            <text:p>0</text:p>
          </table:table-cell>
          <table:table-cell office:value-type="float" office:value="0" table:formula="of:=IF([mastertable.S67]=&quot;WALA&quot;;0;IF([mastertable.S67]=&quot;PABOR&quot;;1;IF([mastertable.S67]=&quot;DI PABOR&quot;;2;IF([mastertable.S67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8" table:style-name="ce3">
            <text:p>48</text:p>
          </table:table-cell>
          <table:table-cell office:value-type="string" table:style-name="ce3">
            <text:p>PADILLA</text:p>
          </table:table-cell>
          <table:table-cell office:value-type="string" table:style-name="ce3">
            <text:p>DRA. MINGUITA</text:p>
          </table:table-cell>
          <table:table-cell office:value-type="string" table:style-name="ce3">
            <text:p>PDR</text:p>
          </table:table-cell>
          <table:table-cell office:value-type="string" table:style-name="ce4">
            <text:p><text:a xlink:href="https://votepilipinas.com/candidate/padilla_minguita.html">https://votepilipinas.com/candidate/padilla_minguita.html</text:a></text:p>
          </table:table-cell>
          <table:table-cell office:value-type="float" office:value="0" table:formula="of:=IF([mastertable.G68]=&quot;WALA&quot;;0;IF([mastertable.G68]=&quot;PABOR&quot;;1;IF([mastertable.G68]=&quot;DI PABOR&quot;;2;IF([mastertable.G68]=&quot;EWAN&quot;;3;))))" table:style-name="ce15">
            <text:p>0</text:p>
          </table:table-cell>
          <table:table-cell office:value-type="float" office:value="0" table:formula="of:=IF([mastertable.H68]=&quot;WALA&quot;;0;IF([mastertable.H68]=&quot;PABOR&quot;;1;IF([mastertable.H68]=&quot;DI PABOR&quot;;2;IF([mastertable.H68]=&quot;EWAN&quot;;3;))))" table:style-name="ce15">
            <text:p>0</text:p>
          </table:table-cell>
          <table:table-cell office:value-type="float" office:value="0" table:formula="of:=IF([mastertable.I68]=&quot;WALA&quot;;0;IF([mastertable.I68]=&quot;PABOR&quot;;1;IF([mastertable.I68]=&quot;DI PABOR&quot;;2;IF([mastertable.I68]=&quot;EWAN&quot;;3;))))" table:style-name="ce15">
            <text:p>0</text:p>
          </table:table-cell>
          <table:table-cell office:value-type="float" office:value="0" table:formula="of:=IF([mastertable.J68]=&quot;WALA&quot;;0;IF([mastertable.J68]=&quot;PABOR&quot;;1;IF([mastertable.J68]=&quot;DI PABOR&quot;;2;IF([mastertable.J68]=&quot;EWAN&quot;;3;))))" table:style-name="ce15">
            <text:p>0</text:p>
          </table:table-cell>
          <table:table-cell office:value-type="float" office:value="0" table:formula="of:=IF([mastertable.K68]=&quot;WALA&quot;;0;IF([mastertable.K68]=&quot;PABOR&quot;;1;IF([mastertable.K68]=&quot;DI PABOR&quot;;2;IF([mastertable.K68]=&quot;EWAN&quot;;3;))))" table:style-name="ce15">
            <text:p>0</text:p>
          </table:table-cell>
          <table:table-cell office:value-type="float" office:value="0" table:formula="of:=IF([mastertable.L68]=&quot;WALA&quot;;0;IF([mastertable.L68]=&quot;PABOR&quot;;1;IF([mastertable.L68]=&quot;DI PABOR&quot;;2;IF([mastertable.L68]=&quot;EWAN&quot;;3;))))" table:style-name="ce15">
            <text:p>0</text:p>
          </table:table-cell>
          <table:table-cell office:value-type="float" office:value="0" table:formula="of:=IF([mastertable.M68]=&quot;WALA&quot;;0;IF([mastertable.M68]=&quot;PABOR&quot;;1;IF([mastertable.M68]=&quot;DI PABOR&quot;;2;IF([mastertable.M68]=&quot;EWAN&quot;;3;))))" table:style-name="ce15">
            <text:p>0</text:p>
          </table:table-cell>
          <table:table-cell office:value-type="float" office:value="0" table:formula="of:=IF([mastertable.N68]=&quot;WALA&quot;;0;IF([mastertable.N68]=&quot;PABOR&quot;;1;IF([mastertable.N68]=&quot;DI PABOR&quot;;2;IF([mastertable.N68]=&quot;EWAN&quot;;3;))))" table:style-name="ce15">
            <text:p>0</text:p>
          </table:table-cell>
          <table:table-cell office:value-type="float" office:value="0" table:formula="of:=IF([mastertable.O68]=&quot;WALA&quot;;0;IF([mastertable.O68]=&quot;PABOR&quot;;1;IF([mastertable.O68]=&quot;DI PABOR&quot;;2;IF([mastertable.O68]=&quot;EWAN&quot;;3;))))" table:style-name="ce15">
            <text:p>0</text:p>
          </table:table-cell>
          <table:table-cell office:value-type="float" office:value="0" table:formula="of:=IF([mastertable.P68]=&quot;WALA&quot;;0;IF([mastertable.P68]=&quot;PABOR&quot;;1;IF([mastertable.P68]=&quot;DI PABOR&quot;;2;IF([mastertable.P68]=&quot;EWAN&quot;;3;))))" table:style-name="ce15">
            <text:p>0</text:p>
          </table:table-cell>
          <table:table-cell office:value-type="float" office:value="0" table:formula="of:=IF([mastertable.Q68]=&quot;WALA&quot;;0;IF([mastertable.Q68]=&quot;PABOR&quot;;1;IF([mastertable.Q68]=&quot;DI PABOR&quot;;2;IF([mastertable.Q68]=&quot;EWAN&quot;;3;))))" table:style-name="ce15">
            <text:p>0</text:p>
          </table:table-cell>
          <table:table-cell office:value-type="float" office:value="0" table:formula="of:=IF([mastertable.R68]=&quot;WALA&quot;;0;IF([mastertable.R68]=&quot;PABOR&quot;;1;IF([mastertable.R68]=&quot;DI PABOR&quot;;2;IF([mastertable.R68]=&quot;EWAN&quot;;3;))))" table:style-name="ce15">
            <text:p>0</text:p>
          </table:table-cell>
          <table:table-cell office:value-type="float" office:value="0" table:formula="of:=IF([mastertable.S68]=&quot;WALA&quot;;0;IF([mastertable.S68]=&quot;PABOR&quot;;1;IF([mastertable.S68]=&quot;DI PABOR&quot;;2;IF([mastertable.S68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49" table:style-name="ce3">
            <text:p>49</text:p>
          </table:table-cell>
          <table:table-cell office:value-type="string" table:style-name="ce3">
            <text:p>PADILLA</text:p>
          </table:table-cell>
          <table:table-cell office:value-type="string" table:style-name="ce3">
            <text:p>ROBIN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dilla-robin.html">https://votepilipinas.com/candidate/padilla-robin.html</text:a></text:p>
          </table:table-cell>
          <table:table-cell office:value-type="float" office:value="0" table:formula="of:=IF([mastertable.G69]=&quot;WALA&quot;;0;IF([mastertable.G69]=&quot;PABOR&quot;;1;IF([mastertable.G69]=&quot;DI PABOR&quot;;2;IF([mastertable.G69]=&quot;EWAN&quot;;3;))))" table:style-name="ce15">
            <text:p>0</text:p>
          </table:table-cell>
          <table:table-cell office:value-type="float" office:value="0" table:formula="of:=IF([mastertable.H69]=&quot;WALA&quot;;0;IF([mastertable.H69]=&quot;PABOR&quot;;1;IF([mastertable.H69]=&quot;DI PABOR&quot;;2;IF([mastertable.H69]=&quot;EWAN&quot;;3;))))" table:style-name="ce15">
            <text:p>0</text:p>
          </table:table-cell>
          <table:table-cell office:value-type="float" office:value="3" table:formula="of:=IF([mastertable.I69]=&quot;WALA&quot;;0;IF([mastertable.I69]=&quot;PABOR&quot;;1;IF([mastertable.I69]=&quot;DI PABOR&quot;;2;IF([mastertable.I69]=&quot;EWAN&quot;;3;))))" table:style-name="ce15">
            <text:p>3</text:p>
          </table:table-cell>
          <table:table-cell office:value-type="float" office:value="1" table:formula="of:=IF([mastertable.J69]=&quot;WALA&quot;;0;IF([mastertable.J69]=&quot;PABOR&quot;;1;IF([mastertable.J69]=&quot;DI PABOR&quot;;2;IF([mastertable.J69]=&quot;EWAN&quot;;3;))))" table:style-name="ce15">
            <text:p>1</text:p>
          </table:table-cell>
          <table:table-cell office:value-type="float" office:value="1" table:formula="of:=IF([mastertable.K69]=&quot;WALA&quot;;0;IF([mastertable.K69]=&quot;PABOR&quot;;1;IF([mastertable.K69]=&quot;DI PABOR&quot;;2;IF([mastertable.K69]=&quot;EWAN&quot;;3;))))" table:style-name="ce15">
            <text:p>1</text:p>
          </table:table-cell>
          <table:table-cell office:value-type="float" office:value="0" table:formula="of:=IF([mastertable.L69]=&quot;WALA&quot;;0;IF([mastertable.L69]=&quot;PABOR&quot;;1;IF([mastertable.L69]=&quot;DI PABOR&quot;;2;IF([mastertable.L69]=&quot;EWAN&quot;;3;))))" table:style-name="ce15">
            <text:p>0</text:p>
          </table:table-cell>
          <table:table-cell office:value-type="float" office:value="3" table:formula="of:=IF([mastertable.M69]=&quot;WALA&quot;;0;IF([mastertable.M69]=&quot;PABOR&quot;;1;IF([mastertable.M69]=&quot;DI PABOR&quot;;2;IF([mastertable.M69]=&quot;EWAN&quot;;3;))))" table:style-name="ce15">
            <text:p>3</text:p>
          </table:table-cell>
          <table:table-cell office:value-type="float" office:value="0" table:formula="of:=IF([mastertable.N69]=&quot;WALA&quot;;0;IF([mastertable.N69]=&quot;PABOR&quot;;1;IF([mastertable.N69]=&quot;DI PABOR&quot;;2;IF([mastertable.N69]=&quot;EWAN&quot;;3;))))" table:style-name="ce15">
            <text:p>0</text:p>
          </table:table-cell>
          <table:table-cell office:value-type="float" office:value="0" table:formula="of:=IF([mastertable.O69]=&quot;WALA&quot;;0;IF([mastertable.O69]=&quot;PABOR&quot;;1;IF([mastertable.O69]=&quot;DI PABOR&quot;;2;IF([mastertable.O69]=&quot;EWAN&quot;;3;))))" table:style-name="ce15">
            <text:p>0</text:p>
          </table:table-cell>
          <table:table-cell office:value-type="float" office:value="1" table:formula="of:=IF([mastertable.P69]=&quot;WALA&quot;;0;IF([mastertable.P69]=&quot;PABOR&quot;;1;IF([mastertable.P69]=&quot;DI PABOR&quot;;2;IF([mastertable.P69]=&quot;EWAN&quot;;3;))))" table:style-name="ce15">
            <text:p>1</text:p>
          </table:table-cell>
          <table:table-cell office:value-type="float" office:value="0" table:formula="of:=IF([mastertable.Q69]=&quot;WALA&quot;;0;IF([mastertable.Q69]=&quot;PABOR&quot;;1;IF([mastertable.Q69]=&quot;DI PABOR&quot;;2;IF([mastertable.Q69]=&quot;EWAN&quot;;3;))))" table:style-name="ce15">
            <text:p>0</text:p>
          </table:table-cell>
          <table:table-cell office:value-type="float" office:value="0" table:formula="of:=IF([mastertable.R69]=&quot;WALA&quot;;0;IF([mastertable.R69]=&quot;PABOR&quot;;1;IF([mastertable.R69]=&quot;DI PABOR&quot;;2;IF([mastertable.R69]=&quot;EWAN&quot;;3;))))" table:style-name="ce15">
            <text:p>0</text:p>
          </table:table-cell>
          <table:table-cell office:value-type="float" office:value="3" table:formula="of:=IF([mastertable.S69]=&quot;WALA&quot;;0;IF([mastertable.S69]=&quot;PABOR&quot;;1;IF([mastertable.S69]=&quot;DI PABOR&quot;;2;IF([mastertable.S69]=&quot;EWAN&quot;;3;))))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0" table:style-name="ce3">
            <text:p>50</text:p>
          </table:table-cell>
          <table:table-cell office:value-type="string" table:style-name="ce3">
            <text:p>PANELO</text:p>
          </table:table-cell>
          <table:table-cell office:value-type="string" table:style-name="ce3">
            <text:p>SAL PANALO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anelo-salvador.html">https://votepilipinas.com/candidate/panelo-salvador.html</text:a></text:p>
          </table:table-cell>
          <table:table-cell office:value-type="float" office:value="0" table:formula="of:=IF([mastertable.G70]=&quot;WALA&quot;;0;IF([mastertable.G70]=&quot;PABOR&quot;;1;IF([mastertable.G70]=&quot;DI PABOR&quot;;2;IF([mastertable.G70]=&quot;EWAN&quot;;3;))))" table:style-name="ce15">
            <text:p>0</text:p>
          </table:table-cell>
          <table:table-cell office:value-type="float" office:value="0" table:formula="of:=IF([mastertable.H70]=&quot;WALA&quot;;0;IF([mastertable.H70]=&quot;PABOR&quot;;1;IF([mastertable.H70]=&quot;DI PABOR&quot;;2;IF([mastertable.H70]=&quot;EWAN&quot;;3;))))" table:style-name="ce15">
            <text:p>0</text:p>
          </table:table-cell>
          <table:table-cell office:value-type="float" office:value="0" table:formula="of:=IF([mastertable.I70]=&quot;WALA&quot;;0;IF([mastertable.I70]=&quot;PABOR&quot;;1;IF([mastertable.I70]=&quot;DI PABOR&quot;;2;IF([mastertable.I70]=&quot;EWAN&quot;;3;))))" table:style-name="ce15">
            <text:p>0</text:p>
          </table:table-cell>
          <table:table-cell office:value-type="float" office:value="0" table:formula="of:=IF([mastertable.J70]=&quot;WALA&quot;;0;IF([mastertable.J70]=&quot;PABOR&quot;;1;IF([mastertable.J70]=&quot;DI PABOR&quot;;2;IF([mastertable.J70]=&quot;EWAN&quot;;3;))))" table:style-name="ce15">
            <text:p>0</text:p>
          </table:table-cell>
          <table:table-cell office:value-type="float" office:value="0" table:formula="of:=IF([mastertable.K70]=&quot;WALA&quot;;0;IF([mastertable.K70]=&quot;PABOR&quot;;1;IF([mastertable.K70]=&quot;DI PABOR&quot;;2;IF([mastertable.K70]=&quot;EWAN&quot;;3;))))" table:style-name="ce15">
            <text:p>0</text:p>
          </table:table-cell>
          <table:table-cell office:value-type="float" office:value="0" table:formula="of:=IF([mastertable.L70]=&quot;WALA&quot;;0;IF([mastertable.L70]=&quot;PABOR&quot;;1;IF([mastertable.L70]=&quot;DI PABOR&quot;;2;IF([mastertable.L70]=&quot;EWAN&quot;;3;))))" table:style-name="ce15">
            <text:p>0</text:p>
          </table:table-cell>
          <table:table-cell office:value-type="float" office:value="0" table:formula="of:=IF([mastertable.M70]=&quot;WALA&quot;;0;IF([mastertable.M70]=&quot;PABOR&quot;;1;IF([mastertable.M70]=&quot;DI PABOR&quot;;2;IF([mastertable.M70]=&quot;EWAN&quot;;3;))))" table:style-name="ce15">
            <text:p>0</text:p>
          </table:table-cell>
          <table:table-cell office:value-type="float" office:value="0" table:formula="of:=IF([mastertable.N70]=&quot;WALA&quot;;0;IF([mastertable.N70]=&quot;PABOR&quot;;1;IF([mastertable.N70]=&quot;DI PABOR&quot;;2;IF([mastertable.N70]=&quot;EWAN&quot;;3;))))" table:style-name="ce15">
            <text:p>0</text:p>
          </table:table-cell>
          <table:table-cell office:value-type="float" office:value="0" table:formula="of:=IF([mastertable.O70]=&quot;WALA&quot;;0;IF([mastertable.O70]=&quot;PABOR&quot;;1;IF([mastertable.O70]=&quot;DI PABOR&quot;;2;IF([mastertable.O70]=&quot;EWAN&quot;;3;))))" table:style-name="ce15">
            <text:p>0</text:p>
          </table:table-cell>
          <table:table-cell office:value-type="float" office:value="0" table:formula="of:=IF([mastertable.P70]=&quot;WALA&quot;;0;IF([mastertable.P70]=&quot;PABOR&quot;;1;IF([mastertable.P70]=&quot;DI PABOR&quot;;2;IF([mastertable.P70]=&quot;EWAN&quot;;3;))))" table:style-name="ce15">
            <text:p>0</text:p>
          </table:table-cell>
          <table:table-cell office:value-type="float" office:value="0" table:formula="of:=IF([mastertable.Q70]=&quot;WALA&quot;;0;IF([mastertable.Q70]=&quot;PABOR&quot;;1;IF([mastertable.Q70]=&quot;DI PABOR&quot;;2;IF([mastertable.Q70]=&quot;EWAN&quot;;3;))))" table:style-name="ce15">
            <text:p>0</text:p>
          </table:table-cell>
          <table:table-cell office:value-type="float" office:value="0" table:formula="of:=IF([mastertable.R70]=&quot;WALA&quot;;0;IF([mastertable.R70]=&quot;PABOR&quot;;1;IF([mastertable.R70]=&quot;DI PABOR&quot;;2;IF([mastertable.R70]=&quot;EWAN&quot;;3;))))" table:style-name="ce15">
            <text:p>0</text:p>
          </table:table-cell>
          <table:table-cell office:value-type="float" office:value="0" table:formula="of:=IF([mastertable.S70]=&quot;WALA&quot;;0;IF([mastertable.S70]=&quot;PABOR&quot;;1;IF([mastertable.S70]=&quot;DI PABOR&quot;;2;IF([mastertable.S70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1" table:style-name="ce3">
            <text:p>51</text:p>
          </table:table-cell>
          <table:table-cell office:value-type="string" table:style-name="ce3">
            <text:p>PIMENTEL</text:p>
          </table:table-cell>
          <table:table-cell office:value-type="string" table:style-name="ce3">
            <text:p>ASTRA</text:p>
          </table:table-cell>
          <table:table-cell office:value-type="string" table:style-name="ce3">
            <text:p>PDPLBN</text:p>
          </table:table-cell>
          <table:table-cell office:value-type="string" table:style-name="ce4">
            <text:p><text:a xlink:href="https://votepilipinas.com/candidate/pimentel_astra.html">https://votepilipinas.com/candidate/pimentel_astra.html</text:a></text:p>
          </table:table-cell>
          <table:table-cell office:value-type="float" office:value="0" table:formula="of:=IF([mastertable.G71]=&quot;WALA&quot;;0;IF([mastertable.G71]=&quot;PABOR&quot;;1;IF([mastertable.G71]=&quot;DI PABOR&quot;;2;IF([mastertable.G71]=&quot;EWAN&quot;;3;))))" table:style-name="ce15">
            <text:p>0</text:p>
          </table:table-cell>
          <table:table-cell office:value-type="float" office:value="0" table:formula="of:=IF([mastertable.H71]=&quot;WALA&quot;;0;IF([mastertable.H71]=&quot;PABOR&quot;;1;IF([mastertable.H71]=&quot;DI PABOR&quot;;2;IF([mastertable.H71]=&quot;EWAN&quot;;3;))))" table:style-name="ce15">
            <text:p>0</text:p>
          </table:table-cell>
          <table:table-cell office:value-type="float" office:value="0" table:formula="of:=IF([mastertable.I71]=&quot;WALA&quot;;0;IF([mastertable.I71]=&quot;PABOR&quot;;1;IF([mastertable.I71]=&quot;DI PABOR&quot;;2;IF([mastertable.I71]=&quot;EWAN&quot;;3;))))" table:style-name="ce15">
            <text:p>0</text:p>
          </table:table-cell>
          <table:table-cell office:value-type="float" office:value="0" table:formula="of:=IF([mastertable.J71]=&quot;WALA&quot;;0;IF([mastertable.J71]=&quot;PABOR&quot;;1;IF([mastertable.J71]=&quot;DI PABOR&quot;;2;IF([mastertable.J71]=&quot;EWAN&quot;;3;))))" table:style-name="ce15">
            <text:p>0</text:p>
          </table:table-cell>
          <table:table-cell office:value-type="float" office:value="0" table:formula="of:=IF([mastertable.K71]=&quot;WALA&quot;;0;IF([mastertable.K71]=&quot;PABOR&quot;;1;IF([mastertable.K71]=&quot;DI PABOR&quot;;2;IF([mastertable.K71]=&quot;EWAN&quot;;3;))))" table:style-name="ce15">
            <text:p>0</text:p>
          </table:table-cell>
          <table:table-cell office:value-type="float" office:value="0" table:formula="of:=IF([mastertable.L71]=&quot;WALA&quot;;0;IF([mastertable.L71]=&quot;PABOR&quot;;1;IF([mastertable.L71]=&quot;DI PABOR&quot;;2;IF([mastertable.L71]=&quot;EWAN&quot;;3;))))" table:style-name="ce15">
            <text:p>0</text:p>
          </table:table-cell>
          <table:table-cell office:value-type="float" office:value="0" table:formula="of:=IF([mastertable.M71]=&quot;WALA&quot;;0;IF([mastertable.M71]=&quot;PABOR&quot;;1;IF([mastertable.M71]=&quot;DI PABOR&quot;;2;IF([mastertable.M71]=&quot;EWAN&quot;;3;))))" table:style-name="ce15">
            <text:p>0</text:p>
          </table:table-cell>
          <table:table-cell office:value-type="float" office:value="0" table:formula="of:=IF([mastertable.N71]=&quot;WALA&quot;;0;IF([mastertable.N71]=&quot;PABOR&quot;;1;IF([mastertable.N71]=&quot;DI PABOR&quot;;2;IF([mastertable.N71]=&quot;EWAN&quot;;3;))))" table:style-name="ce15">
            <text:p>0</text:p>
          </table:table-cell>
          <table:table-cell office:value-type="float" office:value="0" table:formula="of:=IF([mastertable.O71]=&quot;WALA&quot;;0;IF([mastertable.O71]=&quot;PABOR&quot;;1;IF([mastertable.O71]=&quot;DI PABOR&quot;;2;IF([mastertable.O71]=&quot;EWAN&quot;;3;))))" table:style-name="ce15">
            <text:p>0</text:p>
          </table:table-cell>
          <table:table-cell office:value-type="float" office:value="0" table:formula="of:=IF([mastertable.P71]=&quot;WALA&quot;;0;IF([mastertable.P71]=&quot;PABOR&quot;;1;IF([mastertable.P71]=&quot;DI PABOR&quot;;2;IF([mastertable.P71]=&quot;EWAN&quot;;3;))))" table:style-name="ce15">
            <text:p>0</text:p>
          </table:table-cell>
          <table:table-cell office:value-type="float" office:value="0" table:formula="of:=IF([mastertable.Q71]=&quot;WALA&quot;;0;IF([mastertable.Q71]=&quot;PABOR&quot;;1;IF([mastertable.Q71]=&quot;DI PABOR&quot;;2;IF([mastertable.Q71]=&quot;EWAN&quot;;3;))))" table:style-name="ce15">
            <text:p>0</text:p>
          </table:table-cell>
          <table:table-cell office:value-type="float" office:value="0" table:formula="of:=IF([mastertable.R71]=&quot;WALA&quot;;0;IF([mastertable.R71]=&quot;PABOR&quot;;1;IF([mastertable.R71]=&quot;DI PABOR&quot;;2;IF([mastertable.R71]=&quot;EWAN&quot;;3;))))" table:style-name="ce15">
            <text:p>0</text:p>
          </table:table-cell>
          <table:table-cell office:value-type="float" office:value="0" table:formula="of:=IF([mastertable.S71]=&quot;WALA&quot;;0;IF([mastertable.S71]=&quot;PABOR&quot;;1;IF([mastertable.S71]=&quot;DI PABOR&quot;;2;IF([mastertable.S71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2" table:style-name="ce3">
            <text:p>52</text:p>
          </table:table-cell>
          <table:table-cell office:value-type="string" table:style-name="ce3">
            <text:p>PIÑOL</text:p>
          </table:table-cell>
          <table:table-cell office:value-type="string" table:style-name="ce3">
            <text:p>MANNY</text:p>
          </table:table-cell>
          <table:table-cell office:value-type="string" table:style-name="ce3">
            <text:p>NPC</text:p>
          </table:table-cell>
          <table:table-cell office:value-type="string" table:style-name="ce4">
            <text:p><text:a xlink:href="https://votepilipinas.com/candidate/piñol-manny.html">https://votepilipinas.com/candidate/pi%C3%B1ol-manny.html</text:a></text:p>
          </table:table-cell>
          <table:table-cell office:value-type="float" office:value="0" table:formula="of:=IF([mastertable.G72]=&quot;WALA&quot;;0;IF([mastertable.G72]=&quot;PABOR&quot;;1;IF([mastertable.G72]=&quot;DI PABOR&quot;;2;IF([mastertable.G72]=&quot;EWAN&quot;;3;))))" table:style-name="ce15">
            <text:p>0</text:p>
          </table:table-cell>
          <table:table-cell office:value-type="float" office:value="0" table:formula="of:=IF([mastertable.H72]=&quot;WALA&quot;;0;IF([mastertable.H72]=&quot;PABOR&quot;;1;IF([mastertable.H72]=&quot;DI PABOR&quot;;2;IF([mastertable.H72]=&quot;EWAN&quot;;3;))))" table:style-name="ce15">
            <text:p>0</text:p>
          </table:table-cell>
          <table:table-cell office:value-type="float" office:value="0" table:formula="of:=IF([mastertable.I72]=&quot;WALA&quot;;0;IF([mastertable.I72]=&quot;PABOR&quot;;1;IF([mastertable.I72]=&quot;DI PABOR&quot;;2;IF([mastertable.I72]=&quot;EWAN&quot;;3;))))" table:style-name="ce15">
            <text:p>0</text:p>
          </table:table-cell>
          <table:table-cell office:value-type="float" office:value="0" table:formula="of:=IF([mastertable.J72]=&quot;WALA&quot;;0;IF([mastertable.J72]=&quot;PABOR&quot;;1;IF([mastertable.J72]=&quot;DI PABOR&quot;;2;IF([mastertable.J72]=&quot;EWAN&quot;;3;))))" table:style-name="ce15">
            <text:p>0</text:p>
          </table:table-cell>
          <table:table-cell office:value-type="float" office:value="0" table:formula="of:=IF([mastertable.K72]=&quot;WALA&quot;;0;IF([mastertable.K72]=&quot;PABOR&quot;;1;IF([mastertable.K72]=&quot;DI PABOR&quot;;2;IF([mastertable.K72]=&quot;EWAN&quot;;3;))))" table:style-name="ce15">
            <text:p>0</text:p>
          </table:table-cell>
          <table:table-cell office:value-type="float" office:value="0" table:formula="of:=IF([mastertable.L72]=&quot;WALA&quot;;0;IF([mastertable.L72]=&quot;PABOR&quot;;1;IF([mastertable.L72]=&quot;DI PABOR&quot;;2;IF([mastertable.L72]=&quot;EWAN&quot;;3;))))" table:style-name="ce15">
            <text:p>0</text:p>
          </table:table-cell>
          <table:table-cell office:value-type="float" office:value="0" table:formula="of:=IF([mastertable.M72]=&quot;WALA&quot;;0;IF([mastertable.M72]=&quot;PABOR&quot;;1;IF([mastertable.M72]=&quot;DI PABOR&quot;;2;IF([mastertable.M72]=&quot;EWAN&quot;;3;))))" table:style-name="ce15">
            <text:p>0</text:p>
          </table:table-cell>
          <table:table-cell office:value-type="float" office:value="0" table:formula="of:=IF([mastertable.N72]=&quot;WALA&quot;;0;IF([mastertable.N72]=&quot;PABOR&quot;;1;IF([mastertable.N72]=&quot;DI PABOR&quot;;2;IF([mastertable.N72]=&quot;EWAN&quot;;3;))))" table:style-name="ce15">
            <text:p>0</text:p>
          </table:table-cell>
          <table:table-cell office:value-type="float" office:value="0" table:formula="of:=IF([mastertable.O72]=&quot;WALA&quot;;0;IF([mastertable.O72]=&quot;PABOR&quot;;1;IF([mastertable.O72]=&quot;DI PABOR&quot;;2;IF([mastertable.O72]=&quot;EWAN&quot;;3;))))" table:style-name="ce15">
            <text:p>0</text:p>
          </table:table-cell>
          <table:table-cell office:value-type="float" office:value="0" table:formula="of:=IF([mastertable.P72]=&quot;WALA&quot;;0;IF([mastertable.P72]=&quot;PABOR&quot;;1;IF([mastertable.P72]=&quot;DI PABOR&quot;;2;IF([mastertable.P72]=&quot;EWAN&quot;;3;))))" table:style-name="ce15">
            <text:p>0</text:p>
          </table:table-cell>
          <table:table-cell office:value-type="float" office:value="0" table:formula="of:=IF([mastertable.Q72]=&quot;WALA&quot;;0;IF([mastertable.Q72]=&quot;PABOR&quot;;1;IF([mastertable.Q72]=&quot;DI PABOR&quot;;2;IF([mastertable.Q72]=&quot;EWAN&quot;;3;))))" table:style-name="ce15">
            <text:p>0</text:p>
          </table:table-cell>
          <table:table-cell office:value-type="float" office:value="0" table:formula="of:=IF([mastertable.R72]=&quot;WALA&quot;;0;IF([mastertable.R72]=&quot;PABOR&quot;;1;IF([mastertable.R72]=&quot;DI PABOR&quot;;2;IF([mastertable.R72]=&quot;EWAN&quot;;3;))))" table:style-name="ce15">
            <text:p>0</text:p>
          </table:table-cell>
          <table:table-cell office:value-type="float" office:value="0" table:formula="of:=IF([mastertable.S72]=&quot;WALA&quot;;0;IF([mastertable.S72]=&quot;PABOR&quot;;1;IF([mastertable.S72]=&quot;DI PABOR&quot;;2;IF([mastertable.S72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3" table:style-name="ce3">
            <text:p>53</text:p>
          </table:table-cell>
          <table:table-cell office:value-type="string" table:style-name="ce3">
            <text:p>RICABLANCA</text:p>
          </table:table-cell>
          <table:table-cell office:value-type="string" table:style-name="ce3">
            <text:p>WILLIE. JR.</text:p>
          </table:table-cell>
          <table:table-cell office:value-type="string" table:style-name="ce3">
            <text:p>PM</text:p>
          </table:table-cell>
          <table:table-cell office:value-type="string" table:style-name="ce4">
            <text:p><text:a xlink:href="https://votepilipinas.com/candidate/ricablanca-willie.html">https://votepilipinas.com/candidate/ricablanca-willie.html</text:a></text:p>
          </table:table-cell>
          <table:table-cell office:value-type="float" office:value="0" table:formula="of:=IF([mastertable.G73]=&quot;WALA&quot;;0;IF([mastertable.G73]=&quot;PABOR&quot;;1;IF([mastertable.G73]=&quot;DI PABOR&quot;;2;IF([mastertable.G73]=&quot;EWAN&quot;;3;))))" table:style-name="ce15">
            <text:p>0</text:p>
          </table:table-cell>
          <table:table-cell office:value-type="float" office:value="0" table:formula="of:=IF([mastertable.H73]=&quot;WALA&quot;;0;IF([mastertable.H73]=&quot;PABOR&quot;;1;IF([mastertable.H73]=&quot;DI PABOR&quot;;2;IF([mastertable.H73]=&quot;EWAN&quot;;3;))))" table:style-name="ce15">
            <text:p>0</text:p>
          </table:table-cell>
          <table:table-cell office:value-type="float" office:value="0" table:formula="of:=IF([mastertable.I73]=&quot;WALA&quot;;0;IF([mastertable.I73]=&quot;PABOR&quot;;1;IF([mastertable.I73]=&quot;DI PABOR&quot;;2;IF([mastertable.I73]=&quot;EWAN&quot;;3;))))" table:style-name="ce15">
            <text:p>0</text:p>
          </table:table-cell>
          <table:table-cell office:value-type="float" office:value="0" table:formula="of:=IF([mastertable.J73]=&quot;WALA&quot;;0;IF([mastertable.J73]=&quot;PABOR&quot;;1;IF([mastertable.J73]=&quot;DI PABOR&quot;;2;IF([mastertable.J73]=&quot;EWAN&quot;;3;))))" table:style-name="ce15">
            <text:p>0</text:p>
          </table:table-cell>
          <table:table-cell office:value-type="float" office:value="0" table:formula="of:=IF([mastertable.K73]=&quot;WALA&quot;;0;IF([mastertable.K73]=&quot;PABOR&quot;;1;IF([mastertable.K73]=&quot;DI PABOR&quot;;2;IF([mastertable.K73]=&quot;EWAN&quot;;3;))))" table:style-name="ce15">
            <text:p>0</text:p>
          </table:table-cell>
          <table:table-cell office:value-type="float" office:value="0" table:formula="of:=IF([mastertable.L73]=&quot;WALA&quot;;0;IF([mastertable.L73]=&quot;PABOR&quot;;1;IF([mastertable.L73]=&quot;DI PABOR&quot;;2;IF([mastertable.L73]=&quot;EWAN&quot;;3;))))" table:style-name="ce15">
            <text:p>0</text:p>
          </table:table-cell>
          <table:table-cell office:value-type="float" office:value="0" table:formula="of:=IF([mastertable.M73]=&quot;WALA&quot;;0;IF([mastertable.M73]=&quot;PABOR&quot;;1;IF([mastertable.M73]=&quot;DI PABOR&quot;;2;IF([mastertable.M73]=&quot;EWAN&quot;;3;))))" table:style-name="ce15">
            <text:p>0</text:p>
          </table:table-cell>
          <table:table-cell office:value-type="float" office:value="0" table:formula="of:=IF([mastertable.N73]=&quot;WALA&quot;;0;IF([mastertable.N73]=&quot;PABOR&quot;;1;IF([mastertable.N73]=&quot;DI PABOR&quot;;2;IF([mastertable.N73]=&quot;EWAN&quot;;3;))))" table:style-name="ce15">
            <text:p>0</text:p>
          </table:table-cell>
          <table:table-cell office:value-type="float" office:value="0" table:formula="of:=IF([mastertable.O73]=&quot;WALA&quot;;0;IF([mastertable.O73]=&quot;PABOR&quot;;1;IF([mastertable.O73]=&quot;DI PABOR&quot;;2;IF([mastertable.O73]=&quot;EWAN&quot;;3;))))" table:style-name="ce15">
            <text:p>0</text:p>
          </table:table-cell>
          <table:table-cell office:value-type="float" office:value="0" table:formula="of:=IF([mastertable.P73]=&quot;WALA&quot;;0;IF([mastertable.P73]=&quot;PABOR&quot;;1;IF([mastertable.P73]=&quot;DI PABOR&quot;;2;IF([mastertable.P73]=&quot;EWAN&quot;;3;))))" table:style-name="ce15">
            <text:p>0</text:p>
          </table:table-cell>
          <table:table-cell office:value-type="float" office:value="0" table:formula="of:=IF([mastertable.Q73]=&quot;WALA&quot;;0;IF([mastertable.Q73]=&quot;PABOR&quot;;1;IF([mastertable.Q73]=&quot;DI PABOR&quot;;2;IF([mastertable.Q73]=&quot;EWAN&quot;;3;))))" table:style-name="ce15">
            <text:p>0</text:p>
          </table:table-cell>
          <table:table-cell office:value-type="float" office:value="0" table:formula="of:=IF([mastertable.R73]=&quot;WALA&quot;;0;IF([mastertable.R73]=&quot;PABOR&quot;;1;IF([mastertable.R73]=&quot;DI PABOR&quot;;2;IF([mastertable.R73]=&quot;EWAN&quot;;3;))))" table:style-name="ce15">
            <text:p>0</text:p>
          </table:table-cell>
          <table:table-cell office:value-type="float" office:value="0" table:formula="of:=IF([mastertable.S73]=&quot;WALA&quot;;0;IF([mastertable.S73]=&quot;PABOR&quot;;1;IF([mastertable.S73]=&quot;DI PABOR&quot;;2;IF([mastertable.S73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4" table:style-name="ce3">
            <text:p>54</text:p>
          </table:table-cell>
          <table:table-cell office:value-type="string" table:style-name="ce3">
            <text:p>ROQUE</text:p>
          </table:table-cell>
          <table:table-cell office:value-type="string" table:style-name="ce3">
            <text:p>HARRY SPOX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roque_harry.html">https://votepilipinas.com/candidate/roque_harry.html</text:a></text:p>
          </table:table-cell>
          <table:table-cell office:value-type="float" office:value="0" table:formula="of:=IF([mastertable.G74]=&quot;WALA&quot;;0;IF([mastertable.G74]=&quot;PABOR&quot;;1;IF([mastertable.G74]=&quot;DI PABOR&quot;;2;IF([mastertable.G74]=&quot;EWAN&quot;;3;))))" table:style-name="ce15">
            <text:p>0</text:p>
          </table:table-cell>
          <table:table-cell office:value-type="float" office:value="0" table:formula="of:=IF([mastertable.H74]=&quot;WALA&quot;;0;IF([mastertable.H74]=&quot;PABOR&quot;;1;IF([mastertable.H74]=&quot;DI PABOR&quot;;2;IF([mastertable.H74]=&quot;EWAN&quot;;3;))))" table:style-name="ce15">
            <text:p>0</text:p>
          </table:table-cell>
          <table:table-cell office:value-type="float" office:value="1" table:formula="of:=IF([mastertable.I74]=&quot;WALA&quot;;0;IF([mastertable.I74]=&quot;PABOR&quot;;1;IF([mastertable.I74]=&quot;DI PABOR&quot;;2;IF([mastertable.I74]=&quot;EWAN&quot;;3;))))" table:style-name="ce15">
            <text:p>1</text:p>
          </table:table-cell>
          <table:table-cell office:value-type="float" office:value="1" table:formula="of:=IF([mastertable.J74]=&quot;WALA&quot;;0;IF([mastertable.J74]=&quot;PABOR&quot;;1;IF([mastertable.J74]=&quot;DI PABOR&quot;;2;IF([mastertable.J74]=&quot;EWAN&quot;;3;))))" table:style-name="ce15">
            <text:p>1</text:p>
          </table:table-cell>
          <table:table-cell office:value-type="float" office:value="2" table:formula="of:=IF([mastertable.K74]=&quot;WALA&quot;;0;IF([mastertable.K74]=&quot;PABOR&quot;;1;IF([mastertable.K74]=&quot;DI PABOR&quot;;2;IF([mastertable.K74]=&quot;EWAN&quot;;3;))))" table:style-name="ce15">
            <text:p>2</text:p>
          </table:table-cell>
          <table:table-cell office:value-type="float" office:value="0" table:formula="of:=IF([mastertable.L74]=&quot;WALA&quot;;0;IF([mastertable.L74]=&quot;PABOR&quot;;1;IF([mastertable.L74]=&quot;DI PABOR&quot;;2;IF([mastertable.L74]=&quot;EWAN&quot;;3;))))" table:style-name="ce15">
            <text:p>0</text:p>
          </table:table-cell>
          <table:table-cell office:value-type="float" office:value="3" table:formula="of:=IF([mastertable.M74]=&quot;WALA&quot;;0;IF([mastertable.M74]=&quot;PABOR&quot;;1;IF([mastertable.M74]=&quot;DI PABOR&quot;;2;IF([mastertable.M74]=&quot;EWAN&quot;;3;))))" table:style-name="ce15">
            <text:p>3</text:p>
          </table:table-cell>
          <table:table-cell office:value-type="float" office:value="0" table:formula="of:=IF([mastertable.N74]=&quot;WALA&quot;;0;IF([mastertable.N74]=&quot;PABOR&quot;;1;IF([mastertable.N74]=&quot;DI PABOR&quot;;2;IF([mastertable.N74]=&quot;EWAN&quot;;3;))))" table:style-name="ce15">
            <text:p>0</text:p>
          </table:table-cell>
          <table:table-cell office:value-type="float" office:value="0" table:formula="of:=IF([mastertable.O74]=&quot;WALA&quot;;0;IF([mastertable.O74]=&quot;PABOR&quot;;1;IF([mastertable.O74]=&quot;DI PABOR&quot;;2;IF([mastertable.O74]=&quot;EWAN&quot;;3;))))" table:style-name="ce15">
            <text:p>0</text:p>
          </table:table-cell>
          <table:table-cell office:value-type="float" office:value="1" table:formula="of:=IF([mastertable.P74]=&quot;WALA&quot;;0;IF([mastertable.P74]=&quot;PABOR&quot;;1;IF([mastertable.P74]=&quot;DI PABOR&quot;;2;IF([mastertable.P74]=&quot;EWAN&quot;;3;))))" table:style-name="ce15">
            <text:p>1</text:p>
          </table:table-cell>
          <table:table-cell office:value-type="float" office:value="0" table:formula="of:=IF([mastertable.Q74]=&quot;WALA&quot;;0;IF([mastertable.Q74]=&quot;PABOR&quot;;1;IF([mastertable.Q74]=&quot;DI PABOR&quot;;2;IF([mastertable.Q74]=&quot;EWAN&quot;;3;))))" table:style-name="ce15">
            <text:p>0</text:p>
          </table:table-cell>
          <table:table-cell office:value-type="float" office:value="1" table:formula="of:=IF([mastertable.R74]=&quot;WALA&quot;;0;IF([mastertable.R74]=&quot;PABOR&quot;;1;IF([mastertable.R74]=&quot;DI PABOR&quot;;2;IF([mastertable.R74]=&quot;EWAN&quot;;3;))))" table:style-name="ce15">
            <text:p>1</text:p>
          </table:table-cell>
          <table:table-cell office:value-type="float" office:value="0" table:formula="of:=IF([mastertable.S74]=&quot;WALA&quot;;0;IF([mastertable.S74]=&quot;PABOR&quot;;1;IF([mastertable.S74]=&quot;DI PABOR&quot;;2;IF([mastertable.S74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5" table:style-name="ce3">
            <text:p>55</text:p>
          </table:table-cell>
          <table:table-cell office:value-type="string" table:style-name="ce3">
            <text:p>SAHIDULLA</text:p>
          </table:table-cell>
          <table:table-cell office:value-type="string" table:style-name="ce3">
            <text:p>LADY ANNE</text:p>
          </table:table-cell>
          <table:table-cell office:value-type="string" table:style-name="ce3">
            <text:p>PDDS</text:p>
          </table:table-cell>
          <table:table-cell office:value-type="string" table:style-name="ce4">
            <text:p><text:a xlink:href="https://votepilipinas.com/candidate/sahidulla-anne.html">https://votepilipinas.com/candidate/sahidulla-anne.html</text:a></text:p>
          </table:table-cell>
          <table:table-cell office:value-type="float" office:value="0" table:formula="of:=IF([mastertable.G75]=&quot;WALA&quot;;0;IF([mastertable.G75]=&quot;PABOR&quot;;1;IF([mastertable.G75]=&quot;DI PABOR&quot;;2;IF([mastertable.G75]=&quot;EWAN&quot;;3;))))" table:style-name="ce15">
            <text:p>0</text:p>
          </table:table-cell>
          <table:table-cell office:value-type="float" office:value="0" table:formula="of:=IF([mastertable.H75]=&quot;WALA&quot;;0;IF([mastertable.H75]=&quot;PABOR&quot;;1;IF([mastertable.H75]=&quot;DI PABOR&quot;;2;IF([mastertable.H75]=&quot;EWAN&quot;;3;))))" table:style-name="ce15">
            <text:p>0</text:p>
          </table:table-cell>
          <table:table-cell office:value-type="float" office:value="0" table:formula="of:=IF([mastertable.I75]=&quot;WALA&quot;;0;IF([mastertable.I75]=&quot;PABOR&quot;;1;IF([mastertable.I75]=&quot;DI PABOR&quot;;2;IF([mastertable.I75]=&quot;EWAN&quot;;3;))))" table:style-name="ce15">
            <text:p>0</text:p>
          </table:table-cell>
          <table:table-cell office:value-type="float" office:value="0" table:formula="of:=IF([mastertable.J75]=&quot;WALA&quot;;0;IF([mastertable.J75]=&quot;PABOR&quot;;1;IF([mastertable.J75]=&quot;DI PABOR&quot;;2;IF([mastertable.J75]=&quot;EWAN&quot;;3;))))" table:style-name="ce15">
            <text:p>0</text:p>
          </table:table-cell>
          <table:table-cell office:value-type="float" office:value="0" table:formula="of:=IF([mastertable.K75]=&quot;WALA&quot;;0;IF([mastertable.K75]=&quot;PABOR&quot;;1;IF([mastertable.K75]=&quot;DI PABOR&quot;;2;IF([mastertable.K75]=&quot;EWAN&quot;;3;))))" table:style-name="ce15">
            <text:p>0</text:p>
          </table:table-cell>
          <table:table-cell office:value-type="float" office:value="0" table:formula="of:=IF([mastertable.L75]=&quot;WALA&quot;;0;IF([mastertable.L75]=&quot;PABOR&quot;;1;IF([mastertable.L75]=&quot;DI PABOR&quot;;2;IF([mastertable.L75]=&quot;EWAN&quot;;3;))))" table:style-name="ce15">
            <text:p>0</text:p>
          </table:table-cell>
          <table:table-cell office:value-type="float" office:value="0" table:formula="of:=IF([mastertable.M75]=&quot;WALA&quot;;0;IF([mastertable.M75]=&quot;PABOR&quot;;1;IF([mastertable.M75]=&quot;DI PABOR&quot;;2;IF([mastertable.M75]=&quot;EWAN&quot;;3;))))" table:style-name="ce15">
            <text:p>0</text:p>
          </table:table-cell>
          <table:table-cell office:value-type="float" office:value="0" table:formula="of:=IF([mastertable.N75]=&quot;WALA&quot;;0;IF([mastertable.N75]=&quot;PABOR&quot;;1;IF([mastertable.N75]=&quot;DI PABOR&quot;;2;IF([mastertable.N75]=&quot;EWAN&quot;;3;))))" table:style-name="ce15">
            <text:p>0</text:p>
          </table:table-cell>
          <table:table-cell office:value-type="float" office:value="0" table:formula="of:=IF([mastertable.O75]=&quot;WALA&quot;;0;IF([mastertable.O75]=&quot;PABOR&quot;;1;IF([mastertable.O75]=&quot;DI PABOR&quot;;2;IF([mastertable.O75]=&quot;EWAN&quot;;3;))))" table:style-name="ce15">
            <text:p>0</text:p>
          </table:table-cell>
          <table:table-cell office:value-type="float" office:value="0" table:formula="of:=IF([mastertable.P75]=&quot;WALA&quot;;0;IF([mastertable.P75]=&quot;PABOR&quot;;1;IF([mastertable.P75]=&quot;DI PABOR&quot;;2;IF([mastertable.P75]=&quot;EWAN&quot;;3;))))" table:style-name="ce15">
            <text:p>0</text:p>
          </table:table-cell>
          <table:table-cell office:value-type="float" office:value="0" table:formula="of:=IF([mastertable.Q75]=&quot;WALA&quot;;0;IF([mastertable.Q75]=&quot;PABOR&quot;;1;IF([mastertable.Q75]=&quot;DI PABOR&quot;;2;IF([mastertable.Q75]=&quot;EWAN&quot;;3;))))" table:style-name="ce15">
            <text:p>0</text:p>
          </table:table-cell>
          <table:table-cell office:value-type="float" office:value="0" table:formula="of:=IF([mastertable.R75]=&quot;WALA&quot;;0;IF([mastertable.R75]=&quot;PABOR&quot;;1;IF([mastertable.R75]=&quot;DI PABOR&quot;;2;IF([mastertable.R75]=&quot;EWAN&quot;;3;))))" table:style-name="ce15">
            <text:p>0</text:p>
          </table:table-cell>
          <table:table-cell office:value-type="float" office:value="0" table:formula="of:=IF([mastertable.S75]=&quot;WALA&quot;;0;IF([mastertable.S75]=&quot;PABOR&quot;;1;IF([mastertable.S75]=&quot;DI PABOR&quot;;2;IF([mastertable.S75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6" table:style-name="ce3">
            <text:p>56</text:p>
          </table:table-cell>
          <table:table-cell office:value-type="string" table:style-name="ce3">
            <text:p>SISON</text:p>
          </table:table-cell>
          <table:table-cell office:value-type="string" table:style-name="ce3">
            <text:p>JOPET</text:p>
          </table:table-cell>
          <table:table-cell office:value-type="string" table:style-name="ce3">
            <text:p>AKSYON</text:p>
          </table:table-cell>
          <table:table-cell office:value-type="string" table:style-name="ce4">
            <text:p><text:a xlink:href="https://votepilipinas.com/candidate/sison-jopet.html">https://votepilipinas.com/candidate/sison-jopet.html</text:a></text:p>
          </table:table-cell>
          <table:table-cell office:value-type="float" office:value="0" table:formula="of:=IF([mastertable.G76]=&quot;WALA&quot;;0;IF([mastertable.G76]=&quot;PABOR&quot;;1;IF([mastertable.G76]=&quot;DI PABOR&quot;;2;IF([mastertable.G76]=&quot;EWAN&quot;;3;))))" table:style-name="ce15">
            <text:p>0</text:p>
          </table:table-cell>
          <table:table-cell office:value-type="float" office:value="0" table:formula="of:=IF([mastertable.H76]=&quot;WALA&quot;;0;IF([mastertable.H76]=&quot;PABOR&quot;;1;IF([mastertable.H76]=&quot;DI PABOR&quot;;2;IF([mastertable.H76]=&quot;EWAN&quot;;3;))))" table:style-name="ce15">
            <text:p>0</text:p>
          </table:table-cell>
          <table:table-cell office:value-type="float" office:value="0" table:formula="of:=IF([mastertable.I76]=&quot;WALA&quot;;0;IF([mastertable.I76]=&quot;PABOR&quot;;1;IF([mastertable.I76]=&quot;DI PABOR&quot;;2;IF([mastertable.I76]=&quot;EWAN&quot;;3;))))" table:style-name="ce15">
            <text:p>0</text:p>
          </table:table-cell>
          <table:table-cell office:value-type="float" office:value="0" table:formula="of:=IF([mastertable.J76]=&quot;WALA&quot;;0;IF([mastertable.J76]=&quot;PABOR&quot;;1;IF([mastertable.J76]=&quot;DI PABOR&quot;;2;IF([mastertable.J76]=&quot;EWAN&quot;;3;))))" table:style-name="ce15">
            <text:p>0</text:p>
          </table:table-cell>
          <table:table-cell office:value-type="float" office:value="0" table:formula="of:=IF([mastertable.K76]=&quot;WALA&quot;;0;IF([mastertable.K76]=&quot;PABOR&quot;;1;IF([mastertable.K76]=&quot;DI PABOR&quot;;2;IF([mastertable.K76]=&quot;EWAN&quot;;3;))))" table:style-name="ce15">
            <text:p>0</text:p>
          </table:table-cell>
          <table:table-cell office:value-type="float" office:value="0" table:formula="of:=IF([mastertable.L76]=&quot;WALA&quot;;0;IF([mastertable.L76]=&quot;PABOR&quot;;1;IF([mastertable.L76]=&quot;DI PABOR&quot;;2;IF([mastertable.L76]=&quot;EWAN&quot;;3;))))" table:style-name="ce15">
            <text:p>0</text:p>
          </table:table-cell>
          <table:table-cell office:value-type="float" office:value="0" table:formula="of:=IF([mastertable.M76]=&quot;WALA&quot;;0;IF([mastertable.M76]=&quot;PABOR&quot;;1;IF([mastertable.M76]=&quot;DI PABOR&quot;;2;IF([mastertable.M76]=&quot;EWAN&quot;;3;))))" table:style-name="ce15">
            <text:p>0</text:p>
          </table:table-cell>
          <table:table-cell office:value-type="float" office:value="0" table:formula="of:=IF([mastertable.N76]=&quot;WALA&quot;;0;IF([mastertable.N76]=&quot;PABOR&quot;;1;IF([mastertable.N76]=&quot;DI PABOR&quot;;2;IF([mastertable.N76]=&quot;EWAN&quot;;3;))))" table:style-name="ce15">
            <text:p>0</text:p>
          </table:table-cell>
          <table:table-cell office:value-type="float" office:value="0" table:formula="of:=IF([mastertable.O76]=&quot;WALA&quot;;0;IF([mastertable.O76]=&quot;PABOR&quot;;1;IF([mastertable.O76]=&quot;DI PABOR&quot;;2;IF([mastertable.O76]=&quot;EWAN&quot;;3;))))" table:style-name="ce15">
            <text:p>0</text:p>
          </table:table-cell>
          <table:table-cell office:value-type="float" office:value="0" table:formula="of:=IF([mastertable.P76]=&quot;WALA&quot;;0;IF([mastertable.P76]=&quot;PABOR&quot;;1;IF([mastertable.P76]=&quot;DI PABOR&quot;;2;IF([mastertable.P76]=&quot;EWAN&quot;;3;))))" table:style-name="ce15">
            <text:p>0</text:p>
          </table:table-cell>
          <table:table-cell office:value-type="float" office:value="0" table:formula="of:=IF([mastertable.Q76]=&quot;WALA&quot;;0;IF([mastertable.Q76]=&quot;PABOR&quot;;1;IF([mastertable.Q76]=&quot;DI PABOR&quot;;2;IF([mastertable.Q76]=&quot;EWAN&quot;;3;))))" table:style-name="ce15">
            <text:p>0</text:p>
          </table:table-cell>
          <table:table-cell office:value-type="float" office:value="0" table:formula="of:=IF([mastertable.R76]=&quot;WALA&quot;;0;IF([mastertable.R76]=&quot;PABOR&quot;;1;IF([mastertable.R76]=&quot;DI PABOR&quot;;2;IF([mastertable.R76]=&quot;EWAN&quot;;3;))))" table:style-name="ce15">
            <text:p>0</text:p>
          </table:table-cell>
          <table:table-cell office:value-type="float" office:value="0" table:formula="of:=IF([mastertable.S76]=&quot;WALA&quot;;0;IF([mastertable.S76]=&quot;PABOR&quot;;1;IF([mastertable.S76]=&quot;DI PABOR&quot;;2;IF([mastertable.S76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7" table:style-name="ce3">
            <text:p>57</text:p>
          </table:table-cell>
          <table:table-cell office:value-type="string" table:style-name="ce3">
            <text:p>TEODORO</text:p>
          </table:table-cell>
          <table:table-cell office:value-type="string" table:style-name="ce3">
            <text:p>GIBO</text:p>
          </table:table-cell>
          <table:table-cell office:value-type="string" table:style-name="ce3">
            <text:p>PRP</text:p>
          </table:table-cell>
          <table:table-cell office:value-type="string" table:style-name="ce4">
            <text:p><text:a xlink:href="https://votepilipinas.com/candidate/teodoro_gibo.html">https://votepilipinas.com/candidate/teodoro_gibo.html</text:a></text:p>
          </table:table-cell>
          <table:table-cell office:value-type="float" office:value="0" table:formula="of:=IF([mastertable.G77]=&quot;WALA&quot;;0;IF([mastertable.G77]=&quot;PABOR&quot;;1;IF([mastertable.G77]=&quot;DI PABOR&quot;;2;IF([mastertable.G77]=&quot;EWAN&quot;;3;))))" table:style-name="ce15">
            <text:p>0</text:p>
          </table:table-cell>
          <table:table-cell office:value-type="float" office:value="0" table:formula="of:=IF([mastertable.H77]=&quot;WALA&quot;;0;IF([mastertable.H77]=&quot;PABOR&quot;;1;IF([mastertable.H77]=&quot;DI PABOR&quot;;2;IF([mastertable.H77]=&quot;EWAN&quot;;3;))))" table:style-name="ce15">
            <text:p>0</text:p>
          </table:table-cell>
          <table:table-cell office:value-type="float" office:value="2" table:formula="of:=IF([mastertable.I77]=&quot;WALA&quot;;0;IF([mastertable.I77]=&quot;PABOR&quot;;1;IF([mastertable.I77]=&quot;DI PABOR&quot;;2;IF([mastertable.I77]=&quot;EWAN&quot;;3;))))" table:style-name="ce15">
            <text:p>2</text:p>
          </table:table-cell>
          <table:table-cell office:value-type="float" office:value="0" table:formula="of:=IF([mastertable.J77]=&quot;WALA&quot;;0;IF([mastertable.J77]=&quot;PABOR&quot;;1;IF([mastertable.J77]=&quot;DI PABOR&quot;;2;IF([mastertable.J77]=&quot;EWAN&quot;;3;))))" table:style-name="ce15">
            <text:p>0</text:p>
          </table:table-cell>
          <table:table-cell office:value-type="float" office:value="1" table:formula="of:=IF([mastertable.K77]=&quot;WALA&quot;;0;IF([mastertable.K77]=&quot;PABOR&quot;;1;IF([mastertable.K77]=&quot;DI PABOR&quot;;2;IF([mastertable.K77]=&quot;EWAN&quot;;3;))))" table:style-name="ce15">
            <text:p>1</text:p>
          </table:table-cell>
          <table:table-cell office:value-type="float" office:value="0" table:formula="of:=IF([mastertable.L77]=&quot;WALA&quot;;0;IF([mastertable.L77]=&quot;PABOR&quot;;1;IF([mastertable.L77]=&quot;DI PABOR&quot;;2;IF([mastertable.L77]=&quot;EWAN&quot;;3;))))" table:style-name="ce15">
            <text:p>0</text:p>
          </table:table-cell>
          <table:table-cell office:value-type="float" office:value="3" table:formula="of:=IF([mastertable.M77]=&quot;WALA&quot;;0;IF([mastertable.M77]=&quot;PABOR&quot;;1;IF([mastertable.M77]=&quot;DI PABOR&quot;;2;IF([mastertable.M77]=&quot;EWAN&quot;;3;))))" table:style-name="ce15">
            <text:p>3</text:p>
          </table:table-cell>
          <table:table-cell office:value-type="float" office:value="0" table:formula="of:=IF([mastertable.N77]=&quot;WALA&quot;;0;IF([mastertable.N77]=&quot;PABOR&quot;;1;IF([mastertable.N77]=&quot;DI PABOR&quot;;2;IF([mastertable.N77]=&quot;EWAN&quot;;3;))))" table:style-name="ce15">
            <text:p>0</text:p>
          </table:table-cell>
          <table:table-cell office:value-type="float" office:value="0" table:formula="of:=IF([mastertable.O77]=&quot;WALA&quot;;0;IF([mastertable.O77]=&quot;PABOR&quot;;1;IF([mastertable.O77]=&quot;DI PABOR&quot;;2;IF([mastertable.O77]=&quot;EWAN&quot;;3;))))" table:style-name="ce15">
            <text:p>0</text:p>
          </table:table-cell>
          <table:table-cell office:value-type="float" office:value="0" table:formula="of:=IF([mastertable.P77]=&quot;WALA&quot;;0;IF([mastertable.P77]=&quot;PABOR&quot;;1;IF([mastertable.P77]=&quot;DI PABOR&quot;;2;IF([mastertable.P77]=&quot;EWAN&quot;;3;))))" table:style-name="ce15">
            <text:p>0</text:p>
          </table:table-cell>
          <table:table-cell office:value-type="float" office:value="0" table:formula="of:=IF([mastertable.Q77]=&quot;WALA&quot;;0;IF([mastertable.Q77]=&quot;PABOR&quot;;1;IF([mastertable.Q77]=&quot;DI PABOR&quot;;2;IF([mastertable.Q77]=&quot;EWAN&quot;;3;))))" table:style-name="ce15">
            <text:p>0</text:p>
          </table:table-cell>
          <table:table-cell office:value-type="float" office:value="0" table:formula="of:=IF([mastertable.R77]=&quot;WALA&quot;;0;IF([mastertable.R77]=&quot;PABOR&quot;;1;IF([mastertable.R77]=&quot;DI PABOR&quot;;2;IF([mastertable.R77]=&quot;EWAN&quot;;3;))))" table:style-name="ce15">
            <text:p>0</text:p>
          </table:table-cell>
          <table:table-cell office:value-type="float" office:value="3" table:formula="of:=IF([mastertable.S77]=&quot;WALA&quot;;0;IF([mastertable.S77]=&quot;PABOR&quot;;1;IF([mastertable.S77]=&quot;DI PABOR&quot;;2;IF([mastertable.S77]=&quot;EWAN&quot;;3;))))" table:style-name="ce15">
            <text:p>3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8" table:style-name="ce3">
            <text:p>58</text:p>
          </table:table-cell>
          <table:table-cell office:value-type="string" table:style-name="ce3">
            <text:p>TRILLANES</text:p>
          </table:table-cell>
          <table:table-cell office:value-type="string" table:style-name="ce3">
            <text:p>ANTONIO IV</text:p>
          </table:table-cell>
          <table:table-cell office:value-type="string" table:style-name="ce3">
            <text:p>LP</text:p>
          </table:table-cell>
          <table:table-cell office:value-type="string" table:style-name="ce4">
            <text:p><text:a xlink:href="https://votepilipinas.com/candidate/trillanes_antonio.html">https://votepilipinas.com/candidate/trillanes_antonio.html</text:a></text:p>
          </table:table-cell>
          <table:table-cell office:value-type="float" office:value="0" table:formula="of:=IF([mastertable.G78]=&quot;WALA&quot;;0;IF([mastertable.G78]=&quot;PABOR&quot;;1;IF([mastertable.G78]=&quot;DI PABOR&quot;;2;IF([mastertable.G78]=&quot;EWAN&quot;;3;))))" table:style-name="ce15">
            <text:p>0</text:p>
          </table:table-cell>
          <table:table-cell office:value-type="float" office:value="0" table:formula="of:=IF([mastertable.H78]=&quot;WALA&quot;;0;IF([mastertable.H78]=&quot;PABOR&quot;;1;IF([mastertable.H78]=&quot;DI PABOR&quot;;2;IF([mastertable.H78]=&quot;EWAN&quot;;3;))))" table:style-name="ce15">
            <text:p>0</text:p>
          </table:table-cell>
          <table:table-cell office:value-type="float" office:value="3" table:formula="of:=IF([mastertable.I78]=&quot;WALA&quot;;0;IF([mastertable.I78]=&quot;PABOR&quot;;1;IF([mastertable.I78]=&quot;DI PABOR&quot;;2;IF([mastertable.I78]=&quot;EWAN&quot;;3;))))" table:style-name="ce15">
            <text:p>3</text:p>
          </table:table-cell>
          <table:table-cell office:value-type="float" office:value="2" table:formula="of:=IF([mastertable.J78]=&quot;WALA&quot;;0;IF([mastertable.J78]=&quot;PABOR&quot;;1;IF([mastertable.J78]=&quot;DI PABOR&quot;;2;IF([mastertable.J78]=&quot;EWAN&quot;;3;))))" table:style-name="ce15">
            <text:p>2</text:p>
          </table:table-cell>
          <table:table-cell office:value-type="float" office:value="1" table:formula="of:=IF([mastertable.K78]=&quot;WALA&quot;;0;IF([mastertable.K78]=&quot;PABOR&quot;;1;IF([mastertable.K78]=&quot;DI PABOR&quot;;2;IF([mastertable.K78]=&quot;EWAN&quot;;3;))))" table:style-name="ce15">
            <text:p>1</text:p>
          </table:table-cell>
          <table:table-cell office:value-type="float" office:value="0" table:formula="of:=IF([mastertable.L78]=&quot;WALA&quot;;0;IF([mastertable.L78]=&quot;PABOR&quot;;1;IF([mastertable.L78]=&quot;DI PABOR&quot;;2;IF([mastertable.L78]=&quot;EWAN&quot;;3;))))" table:style-name="ce15">
            <text:p>0</text:p>
          </table:table-cell>
          <table:table-cell office:value-type="float" office:value="1" table:formula="of:=IF([mastertable.M78]=&quot;WALA&quot;;0;IF([mastertable.M78]=&quot;PABOR&quot;;1;IF([mastertable.M78]=&quot;DI PABOR&quot;;2;IF([mastertable.M78]=&quot;EWAN&quot;;3;))))" table:style-name="ce15">
            <text:p>1</text:p>
          </table:table-cell>
          <table:table-cell office:value-type="float" office:value="0" table:formula="of:=IF([mastertable.N78]=&quot;WALA&quot;;0;IF([mastertable.N78]=&quot;PABOR&quot;;1;IF([mastertable.N78]=&quot;DI PABOR&quot;;2;IF([mastertable.N78]=&quot;EWAN&quot;;3;))))" table:style-name="ce15">
            <text:p>0</text:p>
          </table:table-cell>
          <table:table-cell office:value-type="float" office:value="0" table:formula="of:=IF([mastertable.O78]=&quot;WALA&quot;;0;IF([mastertable.O78]=&quot;PABOR&quot;;1;IF([mastertable.O78]=&quot;DI PABOR&quot;;2;IF([mastertable.O78]=&quot;EWAN&quot;;3;))))" table:style-name="ce15">
            <text:p>0</text:p>
          </table:table-cell>
          <table:table-cell office:value-type="float" office:value="3" table:formula="of:=IF([mastertable.P78]=&quot;WALA&quot;;0;IF([mastertable.P78]=&quot;PABOR&quot;;1;IF([mastertable.P78]=&quot;DI PABOR&quot;;2;IF([mastertable.P78]=&quot;EWAN&quot;;3;))))" table:style-name="ce15">
            <text:p>3</text:p>
          </table:table-cell>
          <table:table-cell office:value-type="float" office:value="0" table:formula="of:=IF([mastertable.Q78]=&quot;WALA&quot;;0;IF([mastertable.Q78]=&quot;PABOR&quot;;1;IF([mastertable.Q78]=&quot;DI PABOR&quot;;2;IF([mastertable.Q78]=&quot;EWAN&quot;;3;))))" table:style-name="ce15">
            <text:p>0</text:p>
          </table:table-cell>
          <table:table-cell office:value-type="float" office:value="0" table:formula="of:=IF([mastertable.R78]=&quot;WALA&quot;;0;IF([mastertable.R78]=&quot;PABOR&quot;;1;IF([mastertable.R78]=&quot;DI PABOR&quot;;2;IF([mastertable.R78]=&quot;EWAN&quot;;3;))))" table:style-name="ce15">
            <text:p>0</text:p>
          </table:table-cell>
          <table:table-cell office:value-type="float" office:value="0" table:formula="of:=IF([mastertable.S78]=&quot;WALA&quot;;0;IF([mastertable.S78]=&quot;PABOR&quot;;1;IF([mastertable.S78]=&quot;DI PABOR&quot;;2;IF([mastertable.S78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59" table:style-name="ce3">
            <text:p>59</text:p>
          </table:table-cell>
          <table:table-cell office:value-type="string" table:style-name="ce3">
            <text:p>TULFO</text:p>
          </table:table-cell>
          <table:table-cell office:value-type="string" table:style-name="ce3">
            <text:p>IDOL RAFF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tulfo_raffy.html">https://votepilipinas.com/candidate/tulfo_raffy.html</text:a></text:p>
          </table:table-cell>
          <table:table-cell office:value-type="float" office:value="0" table:formula="of:=IF([mastertable.G79]=&quot;WALA&quot;;0;IF([mastertable.G79]=&quot;PABOR&quot;;1;IF([mastertable.G79]=&quot;DI PABOR&quot;;2;IF([mastertable.G79]=&quot;EWAN&quot;;3;))))" table:style-name="ce15">
            <text:p>0</text:p>
          </table:table-cell>
          <table:table-cell office:value-type="float" office:value="0" table:formula="of:=IF([mastertable.H79]=&quot;WALA&quot;;0;IF([mastertable.H79]=&quot;PABOR&quot;;1;IF([mastertable.H79]=&quot;DI PABOR&quot;;2;IF([mastertable.H79]=&quot;EWAN&quot;;3;))))" table:style-name="ce15">
            <text:p>0</text:p>
          </table:table-cell>
          <table:table-cell office:value-type="float" office:value="3" table:formula="of:=IF([mastertable.I79]=&quot;WALA&quot;;0;IF([mastertable.I79]=&quot;PABOR&quot;;1;IF([mastertable.I79]=&quot;DI PABOR&quot;;2;IF([mastertable.I79]=&quot;EWAN&quot;;3;))))" table:style-name="ce15">
            <text:p>3</text:p>
          </table:table-cell>
          <table:table-cell office:value-type="float" office:value="1" table:formula="of:=IF([mastertable.J79]=&quot;WALA&quot;;0;IF([mastertable.J79]=&quot;PABOR&quot;;1;IF([mastertable.J79]=&quot;DI PABOR&quot;;2;IF([mastertable.J79]=&quot;EWAN&quot;;3;))))" table:style-name="ce15">
            <text:p>1</text:p>
          </table:table-cell>
          <table:table-cell office:value-type="float" office:value="0" table:formula="of:=IF([mastertable.K79]=&quot;WALA&quot;;0;IF([mastertable.K79]=&quot;PABOR&quot;;1;IF([mastertable.K79]=&quot;DI PABOR&quot;;2;IF([mastertable.K79]=&quot;EWAN&quot;;3;))))" table:style-name="ce15">
            <text:p>0</text:p>
          </table:table-cell>
          <table:table-cell office:value-type="float" office:value="0" table:formula="of:=IF([mastertable.L79]=&quot;WALA&quot;;0;IF([mastertable.L79]=&quot;PABOR&quot;;1;IF([mastertable.L79]=&quot;DI PABOR&quot;;2;IF([mastertable.L79]=&quot;EWAN&quot;;3;))))" table:style-name="ce15">
            <text:p>0</text:p>
          </table:table-cell>
          <table:table-cell office:value-type="float" office:value="0" table:formula="of:=IF([mastertable.M79]=&quot;WALA&quot;;0;IF([mastertable.M79]=&quot;PABOR&quot;;1;IF([mastertable.M79]=&quot;DI PABOR&quot;;2;IF([mastertable.M79]=&quot;EWAN&quot;;3;))))" table:style-name="ce15">
            <text:p>0</text:p>
          </table:table-cell>
          <table:table-cell office:value-type="float" office:value="0" table:formula="of:=IF([mastertable.N79]=&quot;WALA&quot;;0;IF([mastertable.N79]=&quot;PABOR&quot;;1;IF([mastertable.N79]=&quot;DI PABOR&quot;;2;IF([mastertable.N79]=&quot;EWAN&quot;;3;))))" table:style-name="ce15">
            <text:p>0</text:p>
          </table:table-cell>
          <table:table-cell office:value-type="float" office:value="0" table:formula="of:=IF([mastertable.O79]=&quot;WALA&quot;;0;IF([mastertable.O79]=&quot;PABOR&quot;;1;IF([mastertable.O79]=&quot;DI PABOR&quot;;2;IF([mastertable.O79]=&quot;EWAN&quot;;3;))))" table:style-name="ce15">
            <text:p>0</text:p>
          </table:table-cell>
          <table:table-cell office:value-type="float" office:value="0" table:formula="of:=IF([mastertable.P79]=&quot;WALA&quot;;0;IF([mastertable.P79]=&quot;PABOR&quot;;1;IF([mastertable.P79]=&quot;DI PABOR&quot;;2;IF([mastertable.P79]=&quot;EWAN&quot;;3;))))" table:style-name="ce15">
            <text:p>0</text:p>
          </table:table-cell>
          <table:table-cell office:value-type="float" office:value="0" table:formula="of:=IF([mastertable.Q79]=&quot;WALA&quot;;0;IF([mastertable.Q79]=&quot;PABOR&quot;;1;IF([mastertable.Q79]=&quot;DI PABOR&quot;;2;IF([mastertable.Q79]=&quot;EWAN&quot;;3;))))" table:style-name="ce15">
            <text:p>0</text:p>
          </table:table-cell>
          <table:table-cell office:value-type="float" office:value="3" table:formula="of:=IF([mastertable.R79]=&quot;WALA&quot;;0;IF([mastertable.R79]=&quot;PABOR&quot;;1;IF([mastertable.R79]=&quot;DI PABOR&quot;;2;IF([mastertable.R79]=&quot;EWAN&quot;;3;))))" table:style-name="ce15">
            <text:p>3</text:p>
          </table:table-cell>
          <table:table-cell office:value-type="float" office:value="0" table:formula="of:=IF([mastertable.S79]=&quot;WALA&quot;;0;IF([mastertable.S79]=&quot;PABOR&quot;;1;IF([mastertable.S79]=&quot;DI PABOR&quot;;2;IF([mastertable.S79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0" table:style-name="ce3">
            <text:p>60</text:p>
          </table:table-cell>
          <table:table-cell office:value-type="string" table:style-name="ce3">
            <text:p>VALEROS</text:p>
          </table:table-cell>
          <table:table-cell office:value-type="string" table:style-name="ce3">
            <text:p>REY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aleros-rey.html">https://votepilipinas.com/candidate/valeros-rey.html</text:a></text:p>
          </table:table-cell>
          <table:table-cell office:value-type="float" office:value="0" table:formula="of:=IF([mastertable.G80]=&quot;WALA&quot;;0;IF([mastertable.G80]=&quot;PABOR&quot;;1;IF([mastertable.G80]=&quot;DI PABOR&quot;;2;IF([mastertable.G80]=&quot;EWAN&quot;;3;))))" table:style-name="ce15">
            <text:p>0</text:p>
          </table:table-cell>
          <table:table-cell office:value-type="float" office:value="0" table:formula="of:=IF([mastertable.H80]=&quot;WALA&quot;;0;IF([mastertable.H80]=&quot;PABOR&quot;;1;IF([mastertable.H80]=&quot;DI PABOR&quot;;2;IF([mastertable.H80]=&quot;EWAN&quot;;3;))))" table:style-name="ce15">
            <text:p>0</text:p>
          </table:table-cell>
          <table:table-cell office:value-type="float" office:value="0" table:formula="of:=IF([mastertable.I80]=&quot;WALA&quot;;0;IF([mastertable.I80]=&quot;PABOR&quot;;1;IF([mastertable.I80]=&quot;DI PABOR&quot;;2;IF([mastertable.I80]=&quot;EWAN&quot;;3;))))" table:style-name="ce15">
            <text:p>0</text:p>
          </table:table-cell>
          <table:table-cell office:value-type="float" office:value="0" table:formula="of:=IF([mastertable.J80]=&quot;WALA&quot;;0;IF([mastertable.J80]=&quot;PABOR&quot;;1;IF([mastertable.J80]=&quot;DI PABOR&quot;;2;IF([mastertable.J80]=&quot;EWAN&quot;;3;))))" table:style-name="ce15">
            <text:p>0</text:p>
          </table:table-cell>
          <table:table-cell office:value-type="float" office:value="0" table:formula="of:=IF([mastertable.K80]=&quot;WALA&quot;;0;IF([mastertable.K80]=&quot;PABOR&quot;;1;IF([mastertable.K80]=&quot;DI PABOR&quot;;2;IF([mastertable.K80]=&quot;EWAN&quot;;3;))))" table:style-name="ce15">
            <text:p>0</text:p>
          </table:table-cell>
          <table:table-cell office:value-type="float" office:value="0" table:formula="of:=IF([mastertable.L80]=&quot;WALA&quot;;0;IF([mastertable.L80]=&quot;PABOR&quot;;1;IF([mastertable.L80]=&quot;DI PABOR&quot;;2;IF([mastertable.L80]=&quot;EWAN&quot;;3;))))" table:style-name="ce15">
            <text:p>0</text:p>
          </table:table-cell>
          <table:table-cell office:value-type="float" office:value="0" table:formula="of:=IF([mastertable.M80]=&quot;WALA&quot;;0;IF([mastertable.M80]=&quot;PABOR&quot;;1;IF([mastertable.M80]=&quot;DI PABOR&quot;;2;IF([mastertable.M80]=&quot;EWAN&quot;;3;))))" table:style-name="ce15">
            <text:p>0</text:p>
          </table:table-cell>
          <table:table-cell office:value-type="float" office:value="0" table:formula="of:=IF([mastertable.N80]=&quot;WALA&quot;;0;IF([mastertable.N80]=&quot;PABOR&quot;;1;IF([mastertable.N80]=&quot;DI PABOR&quot;;2;IF([mastertable.N80]=&quot;EWAN&quot;;3;))))" table:style-name="ce15">
            <text:p>0</text:p>
          </table:table-cell>
          <table:table-cell office:value-type="float" office:value="0" table:formula="of:=IF([mastertable.O80]=&quot;WALA&quot;;0;IF([mastertable.O80]=&quot;PABOR&quot;;1;IF([mastertable.O80]=&quot;DI PABOR&quot;;2;IF([mastertable.O80]=&quot;EWAN&quot;;3;))))" table:style-name="ce15">
            <text:p>0</text:p>
          </table:table-cell>
          <table:table-cell office:value-type="float" office:value="0" table:formula="of:=IF([mastertable.P80]=&quot;WALA&quot;;0;IF([mastertable.P80]=&quot;PABOR&quot;;1;IF([mastertable.P80]=&quot;DI PABOR&quot;;2;IF([mastertable.P80]=&quot;EWAN&quot;;3;))))" table:style-name="ce15">
            <text:p>0</text:p>
          </table:table-cell>
          <table:table-cell office:value-type="float" office:value="0" table:formula="of:=IF([mastertable.Q80]=&quot;WALA&quot;;0;IF([mastertable.Q80]=&quot;PABOR&quot;;1;IF([mastertable.Q80]=&quot;DI PABOR&quot;;2;IF([mastertable.Q80]=&quot;EWAN&quot;;3;))))" table:style-name="ce15">
            <text:p>0</text:p>
          </table:table-cell>
          <table:table-cell office:value-type="float" office:value="0" table:formula="of:=IF([mastertable.R80]=&quot;WALA&quot;;0;IF([mastertable.R80]=&quot;PABOR&quot;;1;IF([mastertable.R80]=&quot;DI PABOR&quot;;2;IF([mastertable.R80]=&quot;EWAN&quot;;3;))))" table:style-name="ce15">
            <text:p>0</text:p>
          </table:table-cell>
          <table:table-cell office:value-type="float" office:value="0" table:formula="of:=IF([mastertable.S80]=&quot;WALA&quot;;0;IF([mastertable.S80]=&quot;PABOR&quot;;1;IF([mastertable.S80]=&quot;DI PABOR&quot;;2;IF([mastertable.S80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1" table:style-name="ce3">
            <text:p>61</text:p>
          </table:table-cell>
          <table:table-cell office:value-type="string" table:style-name="ce3">
            <text:p>VILLANUE</text:p>
          </table:table-cell>
          <table:table-cell office:value-type="string" table:style-name="ce3">
            <text:p>VAJOEL TESDAMA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villanueva-joel.html">https://votepilipinas.com/candidate/villanueva-joel.html</text:a></text:p>
          </table:table-cell>
          <table:table-cell office:value-type="float" office:value="0" table:formula="of:=IF([mastertable.G81]=&quot;WALA&quot;;0;IF([mastertable.G81]=&quot;PABOR&quot;;1;IF([mastertable.G81]=&quot;DI PABOR&quot;;2;IF([mastertable.G81]=&quot;EWAN&quot;;3;))))" table:style-name="ce15">
            <text:p>0</text:p>
          </table:table-cell>
          <table:table-cell office:value-type="float" office:value="0" table:formula="of:=IF([mastertable.H81]=&quot;WALA&quot;;0;IF([mastertable.H81]=&quot;PABOR&quot;;1;IF([mastertable.H81]=&quot;DI PABOR&quot;;2;IF([mastertable.H81]=&quot;EWAN&quot;;3;))))" table:style-name="ce15">
            <text:p>0</text:p>
          </table:table-cell>
          <table:table-cell office:value-type="float" office:value="2" table:formula="of:=IF([mastertable.I81]=&quot;WALA&quot;;0;IF([mastertable.I81]=&quot;PABOR&quot;;1;IF([mastertable.I81]=&quot;DI PABOR&quot;;2;IF([mastertable.I81]=&quot;EWAN&quot;;3;))))" table:style-name="ce15">
            <text:p>2</text:p>
          </table:table-cell>
          <table:table-cell office:value-type="float" office:value="2" table:formula="of:=IF([mastertable.J81]=&quot;WALA&quot;;0;IF([mastertable.J81]=&quot;PABOR&quot;;1;IF([mastertable.J81]=&quot;DI PABOR&quot;;2;IF([mastertable.J81]=&quot;EWAN&quot;;3;))))" table:style-name="ce15">
            <text:p>2</text:p>
          </table:table-cell>
          <table:table-cell office:value-type="float" office:value="1" table:formula="of:=IF([mastertable.K81]=&quot;WALA&quot;;0;IF([mastertable.K81]=&quot;PABOR&quot;;1;IF([mastertable.K81]=&quot;DI PABOR&quot;;2;IF([mastertable.K81]=&quot;EWAN&quot;;3;))))" table:style-name="ce15">
            <text:p>1</text:p>
          </table:table-cell>
          <table:table-cell office:value-type="float" office:value="0" table:formula="of:=IF([mastertable.L81]=&quot;WALA&quot;;0;IF([mastertable.L81]=&quot;PABOR&quot;;1;IF([mastertable.L81]=&quot;DI PABOR&quot;;2;IF([mastertable.L81]=&quot;EWAN&quot;;3;))))" table:style-name="ce15">
            <text:p>0</text:p>
          </table:table-cell>
          <table:table-cell office:value-type="float" office:value="1" table:formula="of:=IF([mastertable.M81]=&quot;WALA&quot;;0;IF([mastertable.M81]=&quot;PABOR&quot;;1;IF([mastertable.M81]=&quot;DI PABOR&quot;;2;IF([mastertable.M81]=&quot;EWAN&quot;;3;))))" table:style-name="ce15">
            <text:p>1</text:p>
          </table:table-cell>
          <table:table-cell office:value-type="float" office:value="0" table:formula="of:=IF([mastertable.N81]=&quot;WALA&quot;;0;IF([mastertable.N81]=&quot;PABOR&quot;;1;IF([mastertable.N81]=&quot;DI PABOR&quot;;2;IF([mastertable.N81]=&quot;EWAN&quot;;3;))))" table:style-name="ce15">
            <text:p>0</text:p>
          </table:table-cell>
          <table:table-cell office:value-type="float" office:value="0" table:formula="of:=IF([mastertable.O81]=&quot;WALA&quot;;0;IF([mastertable.O81]=&quot;PABOR&quot;;1;IF([mastertable.O81]=&quot;DI PABOR&quot;;2;IF([mastertable.O81]=&quot;EWAN&quot;;3;))))" table:style-name="ce15">
            <text:p>0</text:p>
          </table:table-cell>
          <table:table-cell office:value-type="float" office:value="1" table:formula="of:=IF([mastertable.P81]=&quot;WALA&quot;;0;IF([mastertable.P81]=&quot;PABOR&quot;;1;IF([mastertable.P81]=&quot;DI PABOR&quot;;2;IF([mastertable.P81]=&quot;EWAN&quot;;3;))))" table:style-name="ce15">
            <text:p>1</text:p>
          </table:table-cell>
          <table:table-cell office:value-type="float" office:value="0" table:formula="of:=IF([mastertable.Q81]=&quot;WALA&quot;;0;IF([mastertable.Q81]=&quot;PABOR&quot;;1;IF([mastertable.Q81]=&quot;DI PABOR&quot;;2;IF([mastertable.Q81]=&quot;EWAN&quot;;3;))))" table:style-name="ce15">
            <text:p>0</text:p>
          </table:table-cell>
          <table:table-cell office:value-type="float" office:value="0" table:formula="of:=IF([mastertable.R81]=&quot;WALA&quot;;0;IF([mastertable.R81]=&quot;PABOR&quot;;1;IF([mastertable.R81]=&quot;DI PABOR&quot;;2;IF([mastertable.R81]=&quot;EWAN&quot;;3;))))" table:style-name="ce15">
            <text:p>0</text:p>
          </table:table-cell>
          <table:table-cell office:value-type="float" office:value="0" table:formula="of:=IF([mastertable.S81]=&quot;WALA&quot;;0;IF([mastertable.S81]=&quot;PABOR&quot;;1;IF([mastertable.S81]=&quot;DI PABOR&quot;;2;IF([mastertable.S81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2" table:style-name="ce3">
            <text:p>62</text:p>
          </table:table-cell>
          <table:table-cell office:value-type="string" table:style-name="ce3">
            <text:p>VILLAR</text:p>
          </table:table-cell>
          <table:table-cell office:value-type="string" table:style-name="ce3">
            <text:p>MARK</text:p>
          </table:table-cell>
          <table:table-cell office:value-type="string" table:style-name="ce3">
            <text:p>NP</text:p>
          </table:table-cell>
          <table:table-cell office:value-type="string" table:style-name="ce4">
            <text:p><text:a xlink:href="https://votepilipinas.com/candidate/villar_mark.html">https://votepilipinas.com/candidate/villar_mark.html</text:a></text:p>
          </table:table-cell>
          <table:table-cell office:value-type="float" office:value="0" table:formula="of:=IF([mastertable.G82]=&quot;WALA&quot;;0;IF([mastertable.G82]=&quot;PABOR&quot;;1;IF([mastertable.G82]=&quot;DI PABOR&quot;;2;IF([mastertable.G82]=&quot;EWAN&quot;;3;))))" table:style-name="ce15">
            <text:p>0</text:p>
          </table:table-cell>
          <table:table-cell office:value-type="float" office:value="0" table:formula="of:=IF([mastertable.H82]=&quot;WALA&quot;;0;IF([mastertable.H82]=&quot;PABOR&quot;;1;IF([mastertable.H82]=&quot;DI PABOR&quot;;2;IF([mastertable.H82]=&quot;EWAN&quot;;3;))))" table:style-name="ce15">
            <text:p>0</text:p>
          </table:table-cell>
          <table:table-cell office:value-type="float" office:value="0" table:formula="of:=IF([mastertable.I82]=&quot;WALA&quot;;0;IF([mastertable.I82]=&quot;PABOR&quot;;1;IF([mastertable.I82]=&quot;DI PABOR&quot;;2;IF([mastertable.I82]=&quot;EWAN&quot;;3;))))" table:style-name="ce15">
            <text:p>0</text:p>
          </table:table-cell>
          <table:table-cell office:value-type="float" office:value="0" table:formula="of:=IF([mastertable.J82]=&quot;WALA&quot;;0;IF([mastertable.J82]=&quot;PABOR&quot;;1;IF([mastertable.J82]=&quot;DI PABOR&quot;;2;IF([mastertable.J82]=&quot;EWAN&quot;;3;))))" table:style-name="ce15">
            <text:p>0</text:p>
          </table:table-cell>
          <table:table-cell office:value-type="float" office:value="3" table:formula="of:=IF([mastertable.K82]=&quot;WALA&quot;;0;IF([mastertable.K82]=&quot;PABOR&quot;;1;IF([mastertable.K82]=&quot;DI PABOR&quot;;2;IF([mastertable.K82]=&quot;EWAN&quot;;3;))))" table:style-name="ce15">
            <text:p>3</text:p>
          </table:table-cell>
          <table:table-cell office:value-type="float" office:value="0" table:formula="of:=IF([mastertable.L82]=&quot;WALA&quot;;0;IF([mastertable.L82]=&quot;PABOR&quot;;1;IF([mastertable.L82]=&quot;DI PABOR&quot;;2;IF([mastertable.L82]=&quot;EWAN&quot;;3;))))" table:style-name="ce15">
            <text:p>0</text:p>
          </table:table-cell>
          <table:table-cell office:value-type="float" office:value="0" table:formula="of:=IF([mastertable.M82]=&quot;WALA&quot;;0;IF([mastertable.M82]=&quot;PABOR&quot;;1;IF([mastertable.M82]=&quot;DI PABOR&quot;;2;IF([mastertable.M82]=&quot;EWAN&quot;;3;))))" table:style-name="ce15">
            <text:p>0</text:p>
          </table:table-cell>
          <table:table-cell office:value-type="float" office:value="0" table:formula="of:=IF([mastertable.N82]=&quot;WALA&quot;;0;IF([mastertable.N82]=&quot;PABOR&quot;;1;IF([mastertable.N82]=&quot;DI PABOR&quot;;2;IF([mastertable.N82]=&quot;EWAN&quot;;3;))))" table:style-name="ce15">
            <text:p>0</text:p>
          </table:table-cell>
          <table:table-cell office:value-type="float" office:value="0" table:formula="of:=IF([mastertable.O82]=&quot;WALA&quot;;0;IF([mastertable.O82]=&quot;PABOR&quot;;1;IF([mastertable.O82]=&quot;DI PABOR&quot;;2;IF([mastertable.O82]=&quot;EWAN&quot;;3;))))" table:style-name="ce15">
            <text:p>0</text:p>
          </table:table-cell>
          <table:table-cell office:value-type="float" office:value="0" table:formula="of:=IF([mastertable.P82]=&quot;WALA&quot;;0;IF([mastertable.P82]=&quot;PABOR&quot;;1;IF([mastertable.P82]=&quot;DI PABOR&quot;;2;IF([mastertable.P82]=&quot;EWAN&quot;;3;))))" table:style-name="ce15">
            <text:p>0</text:p>
          </table:table-cell>
          <table:table-cell office:value-type="float" office:value="0" table:formula="of:=IF([mastertable.Q82]=&quot;WALA&quot;;0;IF([mastertable.Q82]=&quot;PABOR&quot;;1;IF([mastertable.Q82]=&quot;DI PABOR&quot;;2;IF([mastertable.Q82]=&quot;EWAN&quot;;3;))))" table:style-name="ce15">
            <text:p>0</text:p>
          </table:table-cell>
          <table:table-cell office:value-type="float" office:value="0" table:formula="of:=IF([mastertable.R82]=&quot;WALA&quot;;0;IF([mastertable.R82]=&quot;PABOR&quot;;1;IF([mastertable.R82]=&quot;DI PABOR&quot;;2;IF([mastertable.R82]=&quot;EWAN&quot;;3;))))" table:style-name="ce15">
            <text:p>0</text:p>
          </table:table-cell>
          <table:table-cell office:value-type="float" office:value="0" table:formula="of:=IF([mastertable.S82]=&quot;WALA&quot;;0;IF([mastertable.S82]=&quot;PABOR&quot;;1;IF([mastertable.S82]=&quot;DI PABOR&quot;;2;IF([mastertable.S82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3" table:style-name="ce3">
            <text:p>63</text:p>
          </table:table-cell>
          <table:table-cell office:value-type="string" table:style-name="ce3">
            <text:p>ZUBIAGA</text:p>
          </table:table-cell>
          <table:table-cell office:value-type="string" table:style-name="ce3">
            <text:p>CARMEN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aga-carmen.html">https://votepilipinas.com/candidate/zubiaga-carmen.html</text:a></text:p>
          </table:table-cell>
          <table:table-cell office:value-type="float" office:value="0" table:formula="of:=IF([mastertable.G83]=&quot;WALA&quot;;0;IF([mastertable.G83]=&quot;PABOR&quot;;1;IF([mastertable.G83]=&quot;DI PABOR&quot;;2;IF([mastertable.G83]=&quot;EWAN&quot;;3;))))" table:style-name="ce15">
            <text:p>0</text:p>
          </table:table-cell>
          <table:table-cell office:value-type="float" office:value="0" table:formula="of:=IF([mastertable.H83]=&quot;WALA&quot;;0;IF([mastertable.H83]=&quot;PABOR&quot;;1;IF([mastertable.H83]=&quot;DI PABOR&quot;;2;IF([mastertable.H83]=&quot;EWAN&quot;;3;))))" table:style-name="ce15">
            <text:p>0</text:p>
          </table:table-cell>
          <table:table-cell office:value-type="float" office:value="0" table:formula="of:=IF([mastertable.I83]=&quot;WALA&quot;;0;IF([mastertable.I83]=&quot;PABOR&quot;;1;IF([mastertable.I83]=&quot;DI PABOR&quot;;2;IF([mastertable.I83]=&quot;EWAN&quot;;3;))))" table:style-name="ce15">
            <text:p>0</text:p>
          </table:table-cell>
          <table:table-cell office:value-type="float" office:value="0" table:formula="of:=IF([mastertable.J83]=&quot;WALA&quot;;0;IF([mastertable.J83]=&quot;PABOR&quot;;1;IF([mastertable.J83]=&quot;DI PABOR&quot;;2;IF([mastertable.J83]=&quot;EWAN&quot;;3;))))" table:style-name="ce15">
            <text:p>0</text:p>
          </table:table-cell>
          <table:table-cell office:value-type="float" office:value="0" table:formula="of:=IF([mastertable.K83]=&quot;WALA&quot;;0;IF([mastertable.K83]=&quot;PABOR&quot;;1;IF([mastertable.K83]=&quot;DI PABOR&quot;;2;IF([mastertable.K83]=&quot;EWAN&quot;;3;))))" table:style-name="ce15">
            <text:p>0</text:p>
          </table:table-cell>
          <table:table-cell office:value-type="float" office:value="0" table:formula="of:=IF([mastertable.L83]=&quot;WALA&quot;;0;IF([mastertable.L83]=&quot;PABOR&quot;;1;IF([mastertable.L83]=&quot;DI PABOR&quot;;2;IF([mastertable.L83]=&quot;EWAN&quot;;3;))))" table:style-name="ce15">
            <text:p>0</text:p>
          </table:table-cell>
          <table:table-cell office:value-type="float" office:value="0" table:formula="of:=IF([mastertable.M83]=&quot;WALA&quot;;0;IF([mastertable.M83]=&quot;PABOR&quot;;1;IF([mastertable.M83]=&quot;DI PABOR&quot;;2;IF([mastertable.M83]=&quot;EWAN&quot;;3;))))" table:style-name="ce15">
            <text:p>0</text:p>
          </table:table-cell>
          <table:table-cell office:value-type="float" office:value="0" table:formula="of:=IF([mastertable.N83]=&quot;WALA&quot;;0;IF([mastertable.N83]=&quot;PABOR&quot;;1;IF([mastertable.N83]=&quot;DI PABOR&quot;;2;IF([mastertable.N83]=&quot;EWAN&quot;;3;))))" table:style-name="ce15">
            <text:p>0</text:p>
          </table:table-cell>
          <table:table-cell office:value-type="float" office:value="0" table:formula="of:=IF([mastertable.O83]=&quot;WALA&quot;;0;IF([mastertable.O83]=&quot;PABOR&quot;;1;IF([mastertable.O83]=&quot;DI PABOR&quot;;2;IF([mastertable.O83]=&quot;EWAN&quot;;3;))))" table:style-name="ce15">
            <text:p>0</text:p>
          </table:table-cell>
          <table:table-cell office:value-type="float" office:value="0" table:formula="of:=IF([mastertable.P83]=&quot;WALA&quot;;0;IF([mastertable.P83]=&quot;PABOR&quot;;1;IF([mastertable.P83]=&quot;DI PABOR&quot;;2;IF([mastertable.P83]=&quot;EWAN&quot;;3;))))" table:style-name="ce15">
            <text:p>0</text:p>
          </table:table-cell>
          <table:table-cell office:value-type="float" office:value="0" table:formula="of:=IF([mastertable.Q83]=&quot;WALA&quot;;0;IF([mastertable.Q83]=&quot;PABOR&quot;;1;IF([mastertable.Q83]=&quot;DI PABOR&quot;;2;IF([mastertable.Q83]=&quot;EWAN&quot;;3;))))" table:style-name="ce15">
            <text:p>0</text:p>
          </table:table-cell>
          <table:table-cell office:value-type="float" office:value="0" table:formula="of:=IF([mastertable.R83]=&quot;WALA&quot;;0;IF([mastertable.R83]=&quot;PABOR&quot;;1;IF([mastertable.R83]=&quot;DI PABOR&quot;;2;IF([mastertable.R83]=&quot;EWAN&quot;;3;))))" table:style-name="ce15">
            <text:p>0</text:p>
          </table:table-cell>
          <table:table-cell office:value-type="float" office:value="0" table:formula="of:=IF([mastertable.S83]=&quot;WALA&quot;;0;IF([mastertable.S83]=&quot;PABOR&quot;;1;IF([mastertable.S83]=&quot;DI PABOR&quot;;2;IF([mastertable.S83]=&quot;EWAN&quot;;3;))))" table:style-name="ce15">
            <text:p>0</text:p>
          </table:table-cell>
          <table:table-cell table:number-columns-repeated="16365"/>
        </table:table-row>
        <table:table-row table:style-name="ro1">
          <table:table-cell office:value-type="string" table:style-name="ce3">
            <text:p>Senator</text:p>
          </table:table-cell>
          <table:table-cell office:value-type="float" office:value="64" table:style-name="ce3">
            <text:p>64</text:p>
          </table:table-cell>
          <table:table-cell office:value-type="string" table:style-name="ce3">
            <text:p>ZUBIRI</text:p>
          </table:table-cell>
          <table:table-cell office:value-type="string" table:style-name="ce3">
            <text:p>MIGZ</text:p>
          </table:table-cell>
          <table:table-cell office:value-type="string" table:style-name="ce3">
            <text:p>IND</text:p>
          </table:table-cell>
          <table:table-cell office:value-type="string" table:style-name="ce4">
            <text:p><text:a xlink:href="https://votepilipinas.com/candidate/zubiri-migz.html">https://votepilipinas.com/candidate/zubiri-migz.html</text:a></text:p>
          </table:table-cell>
          <table:table-cell office:value-type="float" office:value="0" table:formula="of:=IF([mastertable.G84]=&quot;WALA&quot;;0;IF([mastertable.G84]=&quot;PABOR&quot;;1;IF([mastertable.G84]=&quot;DI PABOR&quot;;2;IF([mastertable.G84]=&quot;EWAN&quot;;3;))))" table:style-name="ce15">
            <text:p>0</text:p>
          </table:table-cell>
          <table:table-cell office:value-type="float" office:value="0" table:formula="of:=IF([mastertable.H84]=&quot;WALA&quot;;0;IF([mastertable.H84]=&quot;PABOR&quot;;1;IF([mastertable.H84]=&quot;DI PABOR&quot;;2;IF([mastertable.H84]=&quot;EWAN&quot;;3;))))" table:style-name="ce15">
            <text:p>0</text:p>
          </table:table-cell>
          <table:table-cell office:value-type="float" office:value="1" table:formula="of:=IF([mastertable.I84]=&quot;WALA&quot;;0;IF([mastertable.I84]=&quot;PABOR&quot;;1;IF([mastertable.I84]=&quot;DI PABOR&quot;;2;IF([mastertable.I84]=&quot;EWAN&quot;;3;))))" table:style-name="ce15">
            <text:p>1</text:p>
          </table:table-cell>
          <table:table-cell office:value-type="float" office:value="2" table:formula="of:=IF([mastertable.J84]=&quot;WALA&quot;;0;IF([mastertable.J84]=&quot;PABOR&quot;;1;IF([mastertable.J84]=&quot;DI PABOR&quot;;2;IF([mastertable.J84]=&quot;EWAN&quot;;3;))))" table:style-name="ce15">
            <text:p>2</text:p>
          </table:table-cell>
          <table:table-cell office:value-type="float" office:value="3" table:formula="of:=IF([mastertable.K84]=&quot;WALA&quot;;0;IF([mastertable.K84]=&quot;PABOR&quot;;1;IF([mastertable.K84]=&quot;DI PABOR&quot;;2;IF([mastertable.K84]=&quot;EWAN&quot;;3;))))" table:style-name="ce15">
            <text:p>3</text:p>
          </table:table-cell>
          <table:table-cell office:value-type="float" office:value="0" table:formula="of:=IF([mastertable.L84]=&quot;WALA&quot;;0;IF([mastertable.L84]=&quot;PABOR&quot;;1;IF([mastertable.L84]=&quot;DI PABOR&quot;;2;IF([mastertable.L84]=&quot;EWAN&quot;;3;))))" table:style-name="ce15">
            <text:p>0</text:p>
          </table:table-cell>
          <table:table-cell office:value-type="float" office:value="3" table:formula="of:=IF([mastertable.M84]=&quot;WALA&quot;;0;IF([mastertable.M84]=&quot;PABOR&quot;;1;IF([mastertable.M84]=&quot;DI PABOR&quot;;2;IF([mastertable.M84]=&quot;EWAN&quot;;3;))))" table:style-name="ce15">
            <text:p>3</text:p>
          </table:table-cell>
          <table:table-cell office:value-type="float" office:value="0" table:formula="of:=IF([mastertable.N84]=&quot;WALA&quot;;0;IF([mastertable.N84]=&quot;PABOR&quot;;1;IF([mastertable.N84]=&quot;DI PABOR&quot;;2;IF([mastertable.N84]=&quot;EWAN&quot;;3;))))" table:style-name="ce15">
            <text:p>0</text:p>
          </table:table-cell>
          <table:table-cell office:value-type="float" office:value="0" table:formula="of:=IF([mastertable.O84]=&quot;WALA&quot;;0;IF([mastertable.O84]=&quot;PABOR&quot;;1;IF([mastertable.O84]=&quot;DI PABOR&quot;;2;IF([mastertable.O84]=&quot;EWAN&quot;;3;))))" table:style-name="ce15">
            <text:p>0</text:p>
          </table:table-cell>
          <table:table-cell office:value-type="float" office:value="1" table:formula="of:=IF([mastertable.P84]=&quot;WALA&quot;;0;IF([mastertable.P84]=&quot;PABOR&quot;;1;IF([mastertable.P84]=&quot;DI PABOR&quot;;2;IF([mastertable.P84]=&quot;EWAN&quot;;3;))))" table:style-name="ce15">
            <text:p>1</text:p>
          </table:table-cell>
          <table:table-cell office:value-type="float" office:value="0" table:formula="of:=IF([mastertable.Q84]=&quot;WALA&quot;;0;IF([mastertable.Q84]=&quot;PABOR&quot;;1;IF([mastertable.Q84]=&quot;DI PABOR&quot;;2;IF([mastertable.Q84]=&quot;EWAN&quot;;3;))))" table:style-name="ce15">
            <text:p>0</text:p>
          </table:table-cell>
          <table:table-cell office:value-type="float" office:value="0" table:formula="of:=IF([mastertable.R84]=&quot;WALA&quot;;0;IF([mastertable.R84]=&quot;PABOR&quot;;1;IF([mastertable.R84]=&quot;DI PABOR&quot;;2;IF([mastertable.R84]=&quot;EWAN&quot;;3;))))" table:style-name="ce15">
            <text:p>0</text:p>
          </table:table-cell>
          <table:table-cell office:value-type="float" office:value="0" table:formula="of:=IF([mastertable.S84]=&quot;WALA&quot;;0;IF([mastertable.S84]=&quot;PABOR&quot;;1;IF([mastertable.S84]=&quot;DI PABOR&quot;;2;IF([mastertable.S84]=&quot;EWAN&quot;;3;))))" table:style-name="ce15">
            <text:p>0</text:p>
          </table:table-cell>
          <table:table-cell table:number-columns-repeated="16365"/>
        </table:table-row>
        <table:table-row table:number-rows-repeated="12" table:style-name="ro1" table:visibility="collapse">
          <table:table-cell table:number-columns-repeated="5" table:style-name="ce1"/>
          <table:table-cell table:style-name="ce3"/>
          <table:table-cell table:number-columns-repeated="16378" table:style-name="ce1"/>
        </table:table-row>
        <table:table-row table:number-rows-repeated="904" table:style-name="ro1" table:visibility="collapse">
          <table:table-cell table:number-columns-repeated="5"/>
          <table:table-cell table:style-name="ce3"/>
          <table:table-cell table:number-columns-repeated="16378"/>
        </table:table-row>
        <table:table-row table:number-rows-repeated="1047576" table:style-name="ro2">
          <table:table-cell table:number-columns-repeated="16384"/>
        </table:table-row>
      </table:table>
      <table:database-ranges>
        <table:database-range table:target-range-address="q1_abortion.A1:q1_abortion.J84" table:name="Table_1"/>
        <table:database-range table:target-range-address="q2_death_penalty.A1:q2_death_penalty.J84" table:name="Table_2"/>
        <table:database-range table:target-range-address="q3_same-sex.A1:q3_same-sex.J84" table:name="Table_3"/>
        <table:database-range table:target-range-address="q4_divorce.A1:q4_divorce.J84" table:name="Table_4"/>
        <table:database-range table:target-range-address="q5_mining.A1:q5_mining.J84" table:name="Table_5"/>
        <table:database-range table:target-range-address="q6_NTF-ELCAC.A1:q6_NTF-ELCAC.J84" table:name="Table_6"/>
        <table:database-range table:target-range-address="q7_west_PH.A1:q7_west_PH.J84" table:name="Table_7"/>
        <table:database-range table:target-range-address="q8_drug_war.A1:q8_drug_war.J84" table:name="Table_8"/>
        <table:database-range table:target-range-address="q9_EJK.A1:q9_EJK.J84" table:name="Table_9"/>
        <table:database-range table:target-range-address="q10_anti-terror_law.A1:q10_anti-terror_law.J84" table:name="Table_10"/>
        <table:database-range table:target-range-address="q11_ABS-CBN_shutdown.A1:q11_ABS-CBN_shutdown.J84" table:name="Table_11"/>
        <table:database-range table:target-range-address="q12_marcos_tax.A1:q12_marcos_tax.J84" table:name="Table_12"/>
        <table:database-range table:target-range-address="q13_political_dynasty.A1:q13_political_dynasty.J84" table:name="Table_13"/>
        <table:database-range table:target-range-address="mastertable.A1:mastertable.S84" table:name="Table_14"/>
        <table:database-range table:target-range-address="machine_Readable.A1:machine_Readable.S84" table:name="Table_15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mbria" svg:font-family="Cambria"/>
    <style:font-face style:name="Calibri" svg:font-family="Calibri"/>
    <style:font-face style:name="&quot;Helvetica Neue&quot;" svg:font-family="&quot;&quot;Helvetica Neue&quot;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nditionalStyle_1" style:family="table-cell" style:data-style-name="N0">
      <style:table-cell-properties style:vertical-align="automatic" fo:background-color="#FFFFFF"/>
      <style:text-properties fo:color="#95A5AA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cf1" style:family="table-cell">
      <style:table-cell-properties fo:background-color="#FFFFFF"/>
      <style:text-properties fo:color="#95A5AA" style:font-family-generic="swiss"/>
    </style:style>
    <style:style style:name="cf2" style:family="table-cell">
      <style:table-cell-properties fo:background-color="#B7E1CD"/>
      <style:text-properties fo:color="#000000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meta>
    <meta:generator/>
    <dc:creator/>
    <dc:date>2022-04-28T07:08:01Z</dc:date>
    <dc:title/>
    <dc:subject/>
    <meta:initial-creator/>
    <dc:description/>
    <meta:printed-by/>
    <meta:editing-cycles>0</meta:editing-cycles>
    <meta:editing-duration>P0DT0H0M0S</meta:editing-duration>
    <meta:keyword/>
  </office:meta>
</office:document-meta>
</file>